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ource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39720.00016" calcext:value-type="float">
            <text:p>1443139720.00016</text:p>
          </table:table-cell>
          <table:table-cell office:value-type="float" office:value="4480" calcext:value-type="float">
            <text:p>44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39720.19122" calcext:value-type="float">
            <text:p>1443139720.19122</text:p>
          </table:table-cell>
          <table:table-cell table:formula="of:=[.G2]-[.$B$2]" office:value-type="float" office:value="0.191055536270142" calcext:value-type="float">
            <text:p>0.1910555363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191055536270142" calcext:value-type="float">
            <text:p>0.1910555363</text:p>
          </table:table-cell>
          <table:table-cell table:formula="of:=MAX([.J2:.J2001])" office:value-type="float" office:value="24.7418360710144" calcext:value-type="float">
            <text:p>24.7418360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39720.05631" calcext:value-type="float">
            <text:p>1443139720.05631</text:p>
          </table:table-cell>
          <table:table-cell office:value-type="float" office:value="4480" calcext:value-type="float">
            <text:p>4480</text:p>
          </table:table-cell>
          <table:table-cell table:formula="of:=[.B3]-[.$B$2]" office:value-type="float" office:value="0.0561463832855225" calcext:value-type="float">
            <text:p>0.0561463833</text:p>
          </table:table-cell>
          <table:table-cell table:formula="of:=[.C3]/([.D3]-[.D2])" office:value-type="float" office:value="79791.4262298563" calcext:value-type="float">
            <text:p>79791.4262298563</text:p>
          </table:table-cell>
          <table:table-cell/>
          <table:table-cell office:value-type="float" office:value="1443139722.04626" calcext:value-type="float">
            <text:p>1443139722.04626</text:p>
          </table:table-cell>
          <table:table-cell table:formula="of:=[.G3]-[.$B$2]" office:value-type="float" office:value="2.04610204696655" calcext:value-type="float">
            <text:p>2.046102047</text:p>
          </table:table-cell>
          <table:table-cell table:formula="of:=[.C3]/([.H3]-[.H2])" office:value-type="float" office:value="2415.03378711413" calcext:value-type="float">
            <text:p>2415.0337871141</text:p>
          </table:table-cell>
          <table:table-cell table:formula="of:=[.G3]-[.$B3]" office:value-type="float" office:value="1.98995566368103" calcext:value-type="float">
            <text:p>1.989955663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39720.11244" calcext:value-type="float">
            <text:p>1443139720.11244</text:p>
          </table:table-cell>
          <table:table-cell office:value-type="float" office:value="4480" calcext:value-type="float">
            <text:p>4480</text:p>
          </table:table-cell>
          <table:table-cell table:formula="of:=[.B4]-[.$B$2]" office:value-type="float" office:value="0.11228084564209" calcext:value-type="float">
            <text:p>0.1122808456</text:p>
          </table:table-cell>
          <table:table-cell table:formula="of:=[.C4]/([.D4]-[.D3])" office:value-type="float" office:value="79808.3710420693" calcext:value-type="float">
            <text:p>79808.3710420693</text:p>
          </table:table-cell>
          <table:table-cell/>
          <table:table-cell office:value-type="float" office:value="1443139723.03607" calcext:value-type="float">
            <text:p>1443139723.03607</text:p>
          </table:table-cell>
          <table:table-cell table:formula="of:=[.G4]-[.$B$2]" office:value-type="float" office:value="3.03590941429138" calcext:value-type="float">
            <text:p>3.0359094143</text:p>
          </table:table-cell>
          <table:table-cell table:formula="of:=[.C4]/([.H4]-[.H3])" office:value-type="float" office:value="4526.13321328187" calcext:value-type="float">
            <text:p>4526.1332132819</text:p>
          </table:table-cell>
          <table:table-cell table:formula="of:=[.G4]-[.$B4]" office:value-type="float" office:value="2.92362856864929" calcext:value-type="float">
            <text:p>2.923628568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39720.16857" calcext:value-type="float">
            <text:p>1443139720.16857</text:p>
          </table:table-cell>
          <table:table-cell office:value-type="float" office:value="4480" calcext:value-type="float">
            <text:p>4480</text:p>
          </table:table-cell>
          <table:table-cell table:formula="of:=[.B5]-[.$B$2]" office:value-type="float" office:value="0.168412208557129" calcext:value-type="float">
            <text:p>0.1684122086</text:p>
          </table:table-cell>
          <table:table-cell table:formula="of:=[.C5]/([.D5]-[.D4])" office:value-type="float" office:value="79812.7778721669" calcext:value-type="float">
            <text:p>79812.7778721669</text:p>
          </table:table-cell>
          <table:table-cell/>
          <table:table-cell office:value-type="float" office:value="1443139731.29874" calcext:value-type="float">
            <text:p>1443139731.29874</text:p>
          </table:table-cell>
          <table:table-cell table:formula="of:=[.G5]-[.$B$2]" office:value-type="float" office:value="11.2985801696777" calcext:value-type="float">
            <text:p>11.2985801697</text:p>
          </table:table-cell>
          <table:table-cell table:formula="of:=[.C5]/([.H5]-[.H4])" office:value-type="float" office:value="542.197569360916" calcext:value-type="float">
            <text:p>542.1975693609</text:p>
          </table:table-cell>
          <table:table-cell table:formula="of:=[.G5]-[.$B5]" office:value-type="float" office:value="11.1301679611206" calcext:value-type="float">
            <text:p>11.13016796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39720.22471" calcext:value-type="float">
            <text:p>1443139720.22471</text:p>
          </table:table-cell>
          <table:table-cell office:value-type="float" office:value="4480" calcext:value-type="float">
            <text:p>4480</text:p>
          </table:table-cell>
          <table:table-cell table:formula="of:=[.B6]-[.$B$2]" office:value-type="float" office:value="0.224546670913696" calcext:value-type="float">
            <text:p>0.2245466709</text:p>
          </table:table-cell>
          <table:table-cell table:formula="of:=[.C6]/([.D6]-[.D5])" office:value-type="float" office:value="79808.3710420693" calcext:value-type="float">
            <text:p>79808.3710420693</text:p>
          </table:table-cell>
          <table:table-cell/>
          <table:table-cell office:value-type="float" office:value="1443139731.34916" calcext:value-type="float">
            <text:p>1443139731.34916</text:p>
          </table:table-cell>
          <table:table-cell table:formula="of:=[.G6]-[.$B$2]" office:value-type="float" office:value="11.348993062973" calcext:value-type="float">
            <text:p>11.348993063</text:p>
          </table:table-cell>
          <table:table-cell table:formula="of:=[.C6]/([.H6]-[.H5])" office:value-type="float" office:value="88866.1552067421" calcext:value-type="float">
            <text:p>88866.1552067421</text:p>
          </table:table-cell>
          <table:table-cell table:formula="of:=[.G6]-[.$B6]" office:value-type="float" office:value="11.1244463920593" calcext:value-type="float">
            <text:p>11.124446392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39720.28089" calcext:value-type="float">
            <text:p>1443139720.28089</text:p>
          </table:table-cell>
          <table:table-cell office:value-type="float" office:value="4480" calcext:value-type="float">
            <text:p>4480</text:p>
          </table:table-cell>
          <table:table-cell table:formula="of:=[.B7]-[.$B$2]" office:value-type="float" office:value="0.280727386474609" calcext:value-type="float">
            <text:p>0.2807273865</text:p>
          </table:table-cell>
          <table:table-cell table:formula="of:=[.C7]/([.D7]-[.D6])" office:value-type="float" office:value="79742.6653482658" calcext:value-type="float">
            <text:p>79742.6653482658</text:p>
          </table:table-cell>
          <table:table-cell/>
          <table:table-cell office:value-type="float" office:value="1443139731.39959" calcext:value-type="float">
            <text:p>1443139731.39959</text:p>
          </table:table-cell>
          <table:table-cell table:formula="of:=[.G7]-[.$B$2]" office:value-type="float" office:value="11.3994269371033" calcext:value-type="float">
            <text:p>11.3994269371</text:p>
          </table:table-cell>
          <table:table-cell table:formula="of:=[.C7]/([.H7]-[.H6])" office:value-type="float" office:value="88829.1862812301" calcext:value-type="float">
            <text:p>88829.1862812301</text:p>
          </table:table-cell>
          <table:table-cell table:formula="of:=[.G7]-[.$B7]" office:value-type="float" office:value="11.1186995506287" calcext:value-type="float">
            <text:p>11.118699550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39720.33703" calcext:value-type="float">
            <text:p>1443139720.33703</text:p>
          </table:table-cell>
          <table:table-cell office:value-type="float" office:value="4480" calcext:value-type="float">
            <text:p>4480</text:p>
          </table:table-cell>
          <table:table-cell table:formula="of:=[.B8]-[.$B$2]" office:value-type="float" office:value="0.336864471435547" calcext:value-type="float">
            <text:p>0.3368644714</text:p>
          </table:table-cell>
          <table:table-cell table:formula="of:=[.C8]/([.D8]-[.D7])" office:value-type="float" office:value="79804.6425659147" calcext:value-type="float">
            <text:p>79804.6425659147</text:p>
          </table:table-cell>
          <table:table-cell/>
          <table:table-cell office:value-type="float" office:value="1443139731.45003" calcext:value-type="float">
            <text:p>1443139731.45003</text:p>
          </table:table-cell>
          <table:table-cell table:formula="of:=[.G8]-[.$B$2]" office:value-type="float" office:value="11.4498720169067" calcext:value-type="float">
            <text:p>11.4498720169</text:p>
          </table:table-cell>
          <table:table-cell table:formula="of:=[.C8]/([.H8]-[.H7])" office:value-type="float" office:value="88809.4541123536" calcext:value-type="float">
            <text:p>88809.4541123536</text:p>
          </table:table-cell>
          <table:table-cell table:formula="of:=[.G8]-[.$B8]" office:value-type="float" office:value="11.1130075454712" calcext:value-type="float">
            <text:p>11.11300754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39720.39317" calcext:value-type="float">
            <text:p>1443139720.39317</text:p>
          </table:table-cell>
          <table:table-cell office:value-type="float" office:value="4480" calcext:value-type="float">
            <text:p>4480</text:p>
          </table:table-cell>
          <table:table-cell table:formula="of:=[.B9]-[.$B$2]" office:value-type="float" office:value="0.393007040023804" calcext:value-type="float">
            <text:p>0.39300704</text:p>
          </table:table-cell>
          <table:table-cell table:formula="of:=[.C9]/([.D9]-[.D8])" office:value-type="float" office:value="79796.8477868515" calcext:value-type="float">
            <text:p>79796.8477868515</text:p>
          </table:table-cell>
          <table:table-cell/>
          <table:table-cell office:value-type="float" office:value="1443139731.50046" calcext:value-type="float">
            <text:p>1443139731.50046</text:p>
          </table:table-cell>
          <table:table-cell table:formula="of:=[.G9]-[.$B$2]" office:value-type="float" office:value="11.5003027915955" calcext:value-type="float">
            <text:p>11.5003027916</text:p>
          </table:table-cell>
          <table:table-cell table:formula="of:=[.C9]/([.H9]-[.H8])" office:value-type="float" office:value="88834.6456633353" calcext:value-type="float">
            <text:p>88834.6456633353</text:p>
          </table:table-cell>
          <table:table-cell table:formula="of:=[.G9]-[.$B9]" office:value-type="float" office:value="11.1072957515717" calcext:value-type="float">
            <text:p>11.107295751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39720.44931" calcext:value-type="float">
            <text:p>1443139720.44931</text:p>
          </table:table-cell>
          <table:table-cell office:value-type="float" office:value="4480" calcext:value-type="float">
            <text:p>4480</text:p>
          </table:table-cell>
          <table:table-cell table:formula="of:=[.B10]-[.$B$2]" office:value-type="float" office:value="0.449146032333374" calcext:value-type="float">
            <text:p>0.4491460323</text:p>
          </table:table-cell>
          <table:table-cell table:formula="of:=[.C10]/([.D10]-[.D9])" office:value-type="float" office:value="79801.9311656984" calcext:value-type="float">
            <text:p>79801.9311656984</text:p>
          </table:table-cell>
          <table:table-cell/>
          <table:table-cell office:value-type="float" office:value="1443139731.55091" calcext:value-type="float">
            <text:p>1443139731.55091</text:p>
          </table:table-cell>
          <table:table-cell table:formula="of:=[.G10]-[.$B$2]" office:value-type="float" office:value="11.5507531166077" calcext:value-type="float">
            <text:p>11.5507531166</text:p>
          </table:table-cell>
          <table:table-cell table:formula="of:=[.C10]/([.H10]-[.H9])" office:value-type="float" office:value="88800.2207897771" calcext:value-type="float">
            <text:p>88800.2207897771</text:p>
          </table:table-cell>
          <table:table-cell table:formula="of:=[.G10]-[.$B10]" office:value-type="float" office:value="11.1016070842743" calcext:value-type="float">
            <text:p>11.101607084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39720.50544" calcext:value-type="float">
            <text:p>1443139720.50544</text:p>
          </table:table-cell>
          <table:table-cell office:value-type="float" office:value="4480" calcext:value-type="float">
            <text:p>4480</text:p>
          </table:table-cell>
          <table:table-cell table:formula="of:=[.B11]-[.$B$2]" office:value-type="float" office:value="0.505281925201416" calcext:value-type="float">
            <text:p>0.5052819252</text:p>
          </table:table-cell>
          <table:table-cell table:formula="of:=[.C11]/([.D11]-[.D10])" office:value-type="float" office:value="79806.3372846155" calcext:value-type="float">
            <text:p>79806.3372846155</text:p>
          </table:table-cell>
          <table:table-cell/>
          <table:table-cell office:value-type="float" office:value="1443139731.60139" calcext:value-type="float">
            <text:p>1443139731.60139</text:p>
          </table:table-cell>
          <table:table-cell table:formula="of:=[.G11]-[.$B$2]" office:value-type="float" office:value="11.6012282371521" calcext:value-type="float">
            <text:p>11.6012282372</text:p>
          </table:table-cell>
          <table:table-cell table:formula="of:=[.C11]/([.H11]-[.H10])" office:value-type="float" office:value="88756.5983335538" calcext:value-type="float">
            <text:p>88756.5983335538</text:p>
          </table:table-cell>
          <table:table-cell table:formula="of:=[.G11]-[.$B11]" office:value-type="float" office:value="11.0959463119507" calcext:value-type="float">
            <text:p>11.09594631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39720.56158" calcext:value-type="float">
            <text:p>1443139720.56158</text:p>
          </table:table-cell>
          <table:table-cell office:value-type="float" office:value="4480" calcext:value-type="float">
            <text:p>4480</text:p>
          </table:table-cell>
          <table:table-cell table:formula="of:=[.B12]-[.$B$2]" office:value-type="float" office:value="0.56141996383667" calcext:value-type="float">
            <text:p>0.5614199638</text:p>
          </table:table-cell>
          <table:table-cell table:formula="of:=[.C12]/([.D12]-[.D11])" office:value-type="float" office:value="79803.2868427758" calcext:value-type="float">
            <text:p>79803.2868427758</text:p>
          </table:table-cell>
          <table:table-cell/>
          <table:table-cell office:value-type="float" office:value="1443139731.65184" calcext:value-type="float">
            <text:p>1443139731.65184</text:p>
          </table:table-cell>
          <table:table-cell table:formula="of:=[.G12]-[.$B$2]" office:value-type="float" office:value="11.6516768932343" calcext:value-type="float">
            <text:p>11.6516768932</text:p>
          </table:table-cell>
          <table:table-cell table:formula="of:=[.C12]/([.H12]-[.H11])" office:value-type="float" office:value="88803.1584568779" calcext:value-type="float">
            <text:p>88803.1584568779</text:p>
          </table:table-cell>
          <table:table-cell table:formula="of:=[.G12]-[.$B12]" office:value-type="float" office:value="11.0902569293976" calcext:value-type="float">
            <text:p>11.090256929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39720.61772" calcext:value-type="float">
            <text:p>1443139720.61772</text:p>
          </table:table-cell>
          <table:table-cell office:value-type="float" office:value="4480" calcext:value-type="float">
            <text:p>4480</text:p>
          </table:table-cell>
          <table:table-cell table:formula="of:=[.B13]-[.$B$2]" office:value-type="float" office:value="0.617556095123291" calcext:value-type="float">
            <text:p>0.6175560951</text:p>
          </table:table-cell>
          <table:table-cell table:formula="of:=[.C13]/([.D13]-[.D12])" office:value-type="float" office:value="79805.9983351171" calcext:value-type="float">
            <text:p>79805.9983351171</text:p>
          </table:table-cell>
          <table:table-cell/>
          <table:table-cell office:value-type="float" office:value="1443139731.70237" calcext:value-type="float">
            <text:p>1443139731.70237</text:p>
          </table:table-cell>
          <table:table-cell table:formula="of:=[.G13]-[.$B$2]" office:value-type="float" office:value="11.7022106647491" calcext:value-type="float">
            <text:p>11.7022106647</text:p>
          </table:table-cell>
          <table:table-cell table:formula="of:=[.C13]/([.H13]-[.H12])" office:value-type="float" office:value="88653.5848344452" calcext:value-type="float">
            <text:p>88653.5848344452</text:p>
          </table:table-cell>
          <table:table-cell table:formula="of:=[.G13]-[.$B13]" office:value-type="float" office:value="11.0846545696259" calcext:value-type="float">
            <text:p>11.084654569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39720.67385" calcext:value-type="float">
            <text:p>1443139720.67385</text:p>
          </table:table-cell>
          <table:table-cell office:value-type="float" office:value="4480" calcext:value-type="float">
            <text:p>4480</text:p>
          </table:table-cell>
          <table:table-cell table:formula="of:=[.B14]-[.$B$2]" office:value-type="float" office:value="0.673688173294067" calcext:value-type="float">
            <text:p>0.6736881733</text:p>
          </table:table-cell>
          <table:table-cell table:formula="of:=[.C14]/([.D14]-[.D13])" office:value-type="float" office:value="79811.7608681802" calcext:value-type="float">
            <text:p>79811.7608681802</text:p>
          </table:table-cell>
          <table:table-cell/>
          <table:table-cell office:value-type="float" office:value="1443139731.7528" calcext:value-type="float">
            <text:p>1443139731.7528</text:p>
          </table:table-cell>
          <table:table-cell table:formula="of:=[.G14]-[.$B$2]" office:value-type="float" office:value="11.7526381015778" calcext:value-type="float">
            <text:p>11.7526381016</text:p>
          </table:table-cell>
          <table:table-cell table:formula="of:=[.C14]/([.H14]-[.H13])" office:value-type="float" office:value="88840.5257484351" calcext:value-type="float">
            <text:p>88840.5257484351</text:p>
          </table:table-cell>
          <table:table-cell table:formula="of:=[.G14]-[.$B14]" office:value-type="float" office:value="11.0789499282837" calcext:value-type="float">
            <text:p>11.078949928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39720.72998" calcext:value-type="float">
            <text:p>1443139720.72998</text:p>
          </table:table-cell>
          <table:table-cell office:value-type="float" office:value="4480" calcext:value-type="float">
            <text:p>4480</text:p>
          </table:table-cell>
          <table:table-cell table:formula="of:=[.B15]-[.$B$2]" office:value-type="float" office:value="0.72981595993042" calcext:value-type="float">
            <text:p>0.7298159599</text:p>
          </table:table-cell>
          <table:table-cell table:formula="of:=[.C15]/([.D15]-[.D14])" office:value-type="float" office:value="79817.8632809016" calcext:value-type="float">
            <text:p>79817.8632809016</text:p>
          </table:table-cell>
          <table:table-cell/>
          <table:table-cell office:value-type="float" office:value="1443139731.80324" calcext:value-type="float">
            <text:p>1443139731.80324</text:p>
          </table:table-cell>
          <table:table-cell table:formula="of:=[.G15]-[.$B$2]" office:value-type="float" office:value="11.8030796051025" calcext:value-type="float">
            <text:p>11.8030796051</text:p>
          </table:table-cell>
          <table:table-cell table:formula="of:=[.C15]/([.H15]-[.H14])" office:value-type="float" office:value="88815.7506605472" calcext:value-type="float">
            <text:p>88815.7506605472</text:p>
          </table:table-cell>
          <table:table-cell table:formula="of:=[.G15]-[.$B15]" office:value-type="float" office:value="11.0732636451721" calcext:value-type="float">
            <text:p>11.073263645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39720.78611" calcext:value-type="float">
            <text:p>1443139720.78611</text:p>
          </table:table-cell>
          <table:table-cell office:value-type="float" office:value="4480" calcext:value-type="float">
            <text:p>4480</text:p>
          </table:table-cell>
          <table:table-cell table:formula="of:=[.B16]-[.$B$2]" office:value-type="float" office:value="0.78594446182251" calcext:value-type="float">
            <text:p>0.7859444618</text:p>
          </table:table-cell>
          <table:table-cell table:formula="of:=[.C16]/([.D16]-[.D15])" office:value-type="float" office:value="79816.8461473112" calcext:value-type="float">
            <text:p>79816.8461473112</text:p>
          </table:table-cell>
          <table:table-cell/>
          <table:table-cell office:value-type="float" office:value="1443139731.85367" calcext:value-type="float">
            <text:p>1443139731.85367</text:p>
          </table:table-cell>
          <table:table-cell table:formula="of:=[.G16]-[.$B$2]" office:value-type="float" office:value="11.8535125255585" calcext:value-type="float">
            <text:p>11.8535125256</text:p>
          </table:table-cell>
          <table:table-cell table:formula="of:=[.C16]/([.H16]-[.H15])" office:value-type="float" office:value="88830.8660196378" calcext:value-type="float">
            <text:p>88830.8660196378</text:p>
          </table:table-cell>
          <table:table-cell table:formula="of:=[.G16]-[.$B16]" office:value-type="float" office:value="11.067568063736" calcext:value-type="float">
            <text:p>11.067568063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39720.84223" calcext:value-type="float">
            <text:p>1443139720.84223</text:p>
          </table:table-cell>
          <table:table-cell office:value-type="float" office:value="4480" calcext:value-type="float">
            <text:p>4480</text:p>
          </table:table-cell>
          <table:table-cell table:formula="of:=[.B17]-[.$B$2]" office:value-type="float" office:value="0.842071771621704" calcext:value-type="float">
            <text:p>0.8420717716</text:p>
          </table:table-cell>
          <table:table-cell table:formula="of:=[.C17]/([.D17]-[.D16])" office:value-type="float" office:value="79818.5413843638" calcext:value-type="float">
            <text:p>79818.5413843638</text:p>
          </table:table-cell>
          <table:table-cell/>
          <table:table-cell office:value-type="float" office:value="1443139731.90415" calcext:value-type="float">
            <text:p>1443139731.90415</text:p>
          </table:table-cell>
          <table:table-cell table:formula="of:=[.G17]-[.$B$2]" office:value-type="float" office:value="11.9039916992188" calcext:value-type="float">
            <text:p>11.9039916992</text:p>
          </table:table-cell>
          <table:table-cell table:formula="of:=[.C17]/([.H17]-[.H16])" office:value-type="float" office:value="88749.4718148542" calcext:value-type="float">
            <text:p>88749.4718148542</text:p>
          </table:table-cell>
          <table:table-cell table:formula="of:=[.G17]-[.$B17]" office:value-type="float" office:value="11.061919927597" calcext:value-type="float">
            <text:p>11.061919927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39720.89836" calcext:value-type="float">
            <text:p>1443139720.89836</text:p>
          </table:table-cell>
          <table:table-cell office:value-type="float" office:value="4480" calcext:value-type="float">
            <text:p>4480</text:p>
          </table:table-cell>
          <table:table-cell table:formula="of:=[.B18]-[.$B$2]" office:value-type="float" office:value="0.898202657699585" calcext:value-type="float">
            <text:p>0.8982026577</text:p>
          </table:table-cell>
          <table:table-cell table:formula="of:=[.C18]/([.D18]-[.D17])" office:value-type="float" office:value="79813.455889224" calcext:value-type="float">
            <text:p>79813.455889224</text:p>
          </table:table-cell>
          <table:table-cell/>
          <table:table-cell office:value-type="float" office:value="1443139731.95457" calcext:value-type="float">
            <text:p>1443139731.95457</text:p>
          </table:table-cell>
          <table:table-cell table:formula="of:=[.G18]-[.$B$2]" office:value-type="float" office:value="11.9544084072113" calcext:value-type="float">
            <text:p>11.9544084072</text:p>
          </table:table-cell>
          <table:table-cell table:formula="of:=[.C18]/([.H18]-[.H17])" office:value-type="float" office:value="88859.4312953093" calcext:value-type="float">
            <text:p>88859.4312953093</text:p>
          </table:table-cell>
          <table:table-cell table:formula="of:=[.G18]-[.$B18]" office:value-type="float" office:value="11.0562057495117" calcext:value-type="float">
            <text:p>11.056205749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39720.95449" calcext:value-type="float">
            <text:p>1443139720.95449</text:p>
          </table:table-cell>
          <table:table-cell office:value-type="float" office:value="4480" calcext:value-type="float">
            <text:p>4480</text:p>
          </table:table-cell>
          <table:table-cell table:formula="of:=[.B19]-[.$B$2]" office:value-type="float" office:value="0.954330921173096" calcext:value-type="float">
            <text:p>0.9543309212</text:p>
          </table:table-cell>
          <table:table-cell table:formula="of:=[.C19]/([.D19]-[.D18])" office:value-type="float" office:value="79817.185188961" calcext:value-type="float">
            <text:p>79817.185188961</text:p>
          </table:table-cell>
          <table:table-cell/>
          <table:table-cell office:value-type="float" office:value="1443139732.00504" calcext:value-type="float">
            <text:p>1443139732.00504</text:p>
          </table:table-cell>
          <table:table-cell table:formula="of:=[.G19]-[.$B$2]" office:value-type="float" office:value="12.0048794746399" calcext:value-type="float">
            <text:p>12.0048794746</text:p>
          </table:table-cell>
          <table:table-cell table:formula="of:=[.C19]/([.H19]-[.H18])" office:value-type="float" office:value="88763.7259968539" calcext:value-type="float">
            <text:p>88763.7259968539</text:p>
          </table:table-cell>
          <table:table-cell table:formula="of:=[.G19]-[.$B19]" office:value-type="float" office:value="11.0505485534668" calcext:value-type="float">
            <text:p>11.050548553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39721.01" calcext:value-type="float">
            <text:p>1443139721.01</text:p>
          </table:table-cell>
          <table:table-cell office:value-type="float" office:value="4480" calcext:value-type="float">
            <text:p>4480</text:p>
          </table:table-cell>
          <table:table-cell table:formula="of:=[.B20]-[.$B$2]" office:value-type="float" office:value="1.00983548164368" calcext:value-type="float">
            <text:p>1.0098354816</text:p>
          </table:table-cell>
          <table:table-cell table:formula="of:=[.C20]/([.D20]-[.D19])" office:value-type="float" office:value="80714.0883923317" calcext:value-type="float">
            <text:p>80714.0883923317</text:p>
          </table:table-cell>
          <table:table-cell/>
          <table:table-cell office:value-type="float" office:value="1443139732.02143" calcext:value-type="float">
            <text:p>1443139732.02143</text:p>
          </table:table-cell>
          <table:table-cell table:formula="of:=[.G20]-[.$B$2]" office:value-type="float" office:value="12.0212714672089" calcext:value-type="float">
            <text:p>12.0212714672</text:p>
          </table:table-cell>
          <table:table-cell table:formula="of:=[.C20]/([.H20]-[.H19])" office:value-type="float" office:value="273304.174654197" calcext:value-type="float">
            <text:p>273304.174654197</text:p>
          </table:table-cell>
          <table:table-cell table:formula="of:=[.G20]-[.$B20]" office:value-type="float" office:value="11.0114359855652" calcext:value-type="float">
            <text:p>11.011435985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39721.06284" calcext:value-type="float">
            <text:p>1443139721.06284</text:p>
          </table:table-cell>
          <table:table-cell office:value-type="float" office:value="4480" calcext:value-type="float">
            <text:p>4480</text:p>
          </table:table-cell>
          <table:table-cell table:formula="of:=[.B21]-[.$B$2]" office:value-type="float" office:value="1.06267714500427" calcext:value-type="float">
            <text:p>1.062677145</text:p>
          </table:table-cell>
          <table:table-cell table:formula="of:=[.C21]/([.D21]-[.D20])" office:value-type="float" office:value="84781.5854968101" calcext:value-type="float">
            <text:p>84781.5854968101</text:p>
          </table:table-cell>
          <table:table-cell/>
          <table:table-cell office:value-type="float" office:value="1443139732.05733" calcext:value-type="float">
            <text:p>1443139732.05733</text:p>
          </table:table-cell>
          <table:table-cell table:formula="of:=[.G21]-[.$B$2]" office:value-type="float" office:value="12.0571711063385" calcext:value-type="float">
            <text:p>12.0571711063</text:p>
          </table:table-cell>
          <table:table-cell table:formula="of:=[.C21]/([.H21]-[.H20])" office:value-type="float" office:value="124792.340775964" calcext:value-type="float">
            <text:p>124792.340775964</text:p>
          </table:table-cell>
          <table:table-cell table:formula="of:=[.G21]-[.$B21]" office:value-type="float" office:value="10.9944939613342" calcext:value-type="float">
            <text:p>10.994493961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39721.11567" calcext:value-type="float">
            <text:p>1443139721.11567</text:p>
          </table:table-cell>
          <table:table-cell office:value-type="float" office:value="4480" calcext:value-type="float">
            <text:p>4480</text:p>
          </table:table-cell>
          <table:table-cell table:formula="of:=[.B22]-[.$B$2]" office:value-type="float" office:value="1.1155116558075" calcext:value-type="float">
            <text:p>1.1155116558</text:p>
          </table:table-cell>
          <table:table-cell table:formula="of:=[.C22]/([.D22]-[.D21])" office:value-type="float" office:value="84793.0629411021" calcext:value-type="float">
            <text:p>84793.0629411021</text:p>
          </table:table-cell>
          <table:table-cell/>
          <table:table-cell office:value-type="float" office:value="1443139732.10402" calcext:value-type="float">
            <text:p>1443139732.10402</text:p>
          </table:table-cell>
          <table:table-cell table:formula="of:=[.G22]-[.$B$2]" office:value-type="float" office:value="12.1038610935211" calcext:value-type="float">
            <text:p>12.1038610935</text:p>
          </table:table-cell>
          <table:table-cell table:formula="of:=[.C22]/([.H22]-[.H21])" office:value-type="float" office:value="95952.0503288533" calcext:value-type="float">
            <text:p>95952.0503288533</text:p>
          </table:table-cell>
          <table:table-cell table:formula="of:=[.G22]-[.$B22]" office:value-type="float" office:value="10.9883494377136" calcext:value-type="float">
            <text:p>10.988349437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39721.16851" calcext:value-type="float">
            <text:p>1443139721.16851</text:p>
          </table:table-cell>
          <table:table-cell office:value-type="float" office:value="4480" calcext:value-type="float">
            <text:p>4480</text:p>
          </table:table-cell>
          <table:table-cell table:formula="of:=[.B23]-[.$B$2]" office:value-type="float" office:value="1.16834902763367" calcext:value-type="float">
            <text:p>1.1683490276</text:p>
          </table:table-cell>
          <table:table-cell table:formula="of:=[.C23]/([.D23]-[.D22])" office:value-type="float" office:value="84788.4715904989" calcext:value-type="float">
            <text:p>84788.4715904989</text:p>
          </table:table-cell>
          <table:table-cell/>
          <table:table-cell office:value-type="float" office:value="1443139732.1507" calcext:value-type="float">
            <text:p>1443139732.1507</text:p>
          </table:table-cell>
          <table:table-cell table:formula="of:=[.G23]-[.$B$2]" office:value-type="float" office:value="12.1505374908447" calcext:value-type="float">
            <text:p>12.1505374908</text:p>
          </table:table-cell>
          <table:table-cell table:formula="of:=[.C23]/([.H23]-[.H22])" office:value-type="float" office:value="95979.9868216064" calcext:value-type="float">
            <text:p>95979.9868216064</text:p>
          </table:table-cell>
          <table:table-cell table:formula="of:=[.G23]-[.$B23]" office:value-type="float" office:value="10.9821884632111" calcext:value-type="float">
            <text:p>10.982188463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39721.22134" calcext:value-type="float">
            <text:p>1443139721.22134</text:p>
          </table:table-cell>
          <table:table-cell office:value-type="float" office:value="4480" calcext:value-type="float">
            <text:p>4480</text:p>
          </table:table-cell>
          <table:table-cell table:formula="of:=[.B24]-[.$B$2]" office:value-type="float" office:value="1.22118234634399" calcext:value-type="float">
            <text:p>1.2211823463</text:p>
          </table:table-cell>
          <table:table-cell table:formula="of:=[.C24]/([.D24]-[.D23])" office:value-type="float" office:value="84794.9761506144" calcext:value-type="float">
            <text:p>84794.9761506144</text:p>
          </table:table-cell>
          <table:table-cell/>
          <table:table-cell office:value-type="float" office:value="1443139732.19738" calcext:value-type="float">
            <text:p>1443139732.19738</text:p>
          </table:table-cell>
          <table:table-cell table:formula="of:=[.G24]-[.$B$2]" office:value-type="float" office:value="12.1972217559814" calcext:value-type="float">
            <text:p>12.197221756</text:p>
          </table:table-cell>
          <table:table-cell table:formula="of:=[.C24]/([.H24]-[.H23])" office:value-type="float" office:value="95963.8110802419" calcext:value-type="float">
            <text:p>95963.8110802419</text:p>
          </table:table-cell>
          <table:table-cell table:formula="of:=[.G24]-[.$B24]" office:value-type="float" office:value="10.9760394096375" calcext:value-type="float">
            <text:p>10.976039409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39721.27418" calcext:value-type="float">
            <text:p>1443139721.27418</text:p>
          </table:table-cell>
          <table:table-cell office:value-type="float" office:value="4480" calcext:value-type="float">
            <text:p>4480</text:p>
          </table:table-cell>
          <table:table-cell table:formula="of:=[.B25]-[.$B$2]" office:value-type="float" office:value="1.27401566505432" calcext:value-type="float">
            <text:p>1.2740156651</text:p>
          </table:table-cell>
          <table:table-cell table:formula="of:=[.C25]/([.D25]-[.D24])" office:value-type="float" office:value="84794.9761506144" calcext:value-type="float">
            <text:p>84794.9761506144</text:p>
          </table:table-cell>
          <table:table-cell/>
          <table:table-cell office:value-type="float" office:value="1443139732.24407" calcext:value-type="float">
            <text:p>1443139732.24407</text:p>
          </table:table-cell>
          <table:table-cell table:formula="of:=[.G25]-[.$B$2]" office:value-type="float" office:value="12.2439064979553" calcext:value-type="float">
            <text:p>12.243906498</text:p>
          </table:table-cell>
          <table:table-cell table:formula="of:=[.C25]/([.H25]-[.H24])" office:value-type="float" office:value="95962.8309075124" calcext:value-type="float">
            <text:p>95962.8309075124</text:p>
          </table:table-cell>
          <table:table-cell table:formula="of:=[.G25]-[.$B25]" office:value-type="float" office:value="10.969890832901" calcext:value-type="float">
            <text:p>10.969890832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39721.32701" calcext:value-type="float">
            <text:p>1443139721.32701</text:p>
          </table:table-cell>
          <table:table-cell office:value-type="float" office:value="4480" calcext:value-type="float">
            <text:p>4480</text:p>
          </table:table-cell>
          <table:table-cell table:formula="of:=[.B26]-[.$B$2]" office:value-type="float" office:value="1.3268506526947" calcext:value-type="float">
            <text:p>1.3268506527</text:p>
          </table:table-cell>
          <table:table-cell table:formula="of:=[.C26]/([.D26]-[.D25])" office:value-type="float" office:value="84792.2976814707" calcext:value-type="float">
            <text:p>84792.2976814707</text:p>
          </table:table-cell>
          <table:table-cell/>
          <table:table-cell office:value-type="float" office:value="1443139732.29076" calcext:value-type="float">
            <text:p>1443139732.29076</text:p>
          </table:table-cell>
          <table:table-cell table:formula="of:=[.G26]-[.$B$2]" office:value-type="float" office:value="12.2906007766724" calcext:value-type="float">
            <text:p>12.2906007767</text:p>
          </table:table-cell>
          <table:table-cell table:formula="of:=[.C26]/([.H26]-[.H25])" office:value-type="float" office:value="95943.2316568803" calcext:value-type="float">
            <text:p>95943.2316568803</text:p>
          </table:table-cell>
          <table:table-cell table:formula="of:=[.G26]-[.$B26]" office:value-type="float" office:value="10.9637501239777" calcext:value-type="float">
            <text:p>10.96375012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39721.37985" calcext:value-type="float">
            <text:p>1443139721.37985</text:p>
          </table:table-cell>
          <table:table-cell office:value-type="float" office:value="4480" calcext:value-type="float">
            <text:p>4480</text:p>
          </table:table-cell>
          <table:table-cell table:formula="of:=[.B27]-[.$B$2]" office:value-type="float" office:value="1.37968444824219" calcext:value-type="float">
            <text:p>1.3796844482</text:p>
          </table:table-cell>
          <table:table-cell table:formula="of:=[.C27]/([.D27]-[.D26])" office:value-type="float" office:value="84794.2108564492" calcext:value-type="float">
            <text:p>84794.2108564492</text:p>
          </table:table-cell>
          <table:table-cell/>
          <table:table-cell office:value-type="float" office:value="1443139732.33744" calcext:value-type="float">
            <text:p>1443139732.33744</text:p>
          </table:table-cell>
          <table:table-cell table:formula="of:=[.G27]-[.$B$2]" office:value-type="float" office:value="12.3372755050659" calcext:value-type="float">
            <text:p>12.3372755051</text:p>
          </table:table-cell>
          <table:table-cell table:formula="of:=[.C27]/([.H27]-[.H26])" office:value-type="float" office:value="95983.41874055" calcext:value-type="float">
            <text:p>95983.41874055</text:p>
          </table:table-cell>
          <table:table-cell table:formula="of:=[.G27]-[.$B27]" office:value-type="float" office:value="10.9575910568237" calcext:value-type="float">
            <text:p>10.957591056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39721.43268" calcext:value-type="float">
            <text:p>1443139721.43268</text:p>
          </table:table-cell>
          <table:table-cell office:value-type="float" office:value="4480" calcext:value-type="float">
            <text:p>4480</text:p>
          </table:table-cell>
          <table:table-cell table:formula="of:=[.B28]-[.$B$2]" office:value-type="float" office:value="1.43251729011536" calcext:value-type="float">
            <text:p>1.4325172901</text:p>
          </table:table-cell>
          <table:table-cell table:formula="of:=[.C28]/([.D28]-[.D27])" office:value-type="float" office:value="84795.7414585938" calcext:value-type="float">
            <text:p>84795.7414585938</text:p>
          </table:table-cell>
          <table:table-cell/>
          <table:table-cell office:value-type="float" office:value="1443139732.38414" calcext:value-type="float">
            <text:p>1443139732.38414</text:p>
          </table:table-cell>
          <table:table-cell table:formula="of:=[.G28]-[.$B$2]" office:value-type="float" office:value="12.3839738368988" calcext:value-type="float">
            <text:p>12.3839738369</text:p>
          </table:table-cell>
          <table:table-cell table:formula="of:=[.C28]/([.H28]-[.H27])" office:value-type="float" office:value="95934.9043994139" calcext:value-type="float">
            <text:p>95934.9043994139</text:p>
          </table:table-cell>
          <table:table-cell table:formula="of:=[.G28]-[.$B28]" office:value-type="float" office:value="10.9514565467834" calcext:value-type="float">
            <text:p>10.951456546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39721.48551" calcext:value-type="float">
            <text:p>1443139721.48551</text:p>
          </table:table-cell>
          <table:table-cell office:value-type="float" office:value="4480" calcext:value-type="float">
            <text:p>4480</text:p>
          </table:table-cell>
          <table:table-cell table:formula="of:=[.B29]-[.$B$2]" office:value-type="float" office:value="1.48535060882568" calcext:value-type="float">
            <text:p>1.4853506088</text:p>
          </table:table-cell>
          <table:table-cell table:formula="of:=[.C29]/([.D29]-[.D28])" office:value-type="float" office:value="84794.9761506144" calcext:value-type="float">
            <text:p>84794.9761506144</text:p>
          </table:table-cell>
          <table:table-cell/>
          <table:table-cell office:value-type="float" office:value="1443139732.4308" calcext:value-type="float">
            <text:p>1443139732.4308</text:p>
          </table:table-cell>
          <table:table-cell table:formula="of:=[.G29]-[.$B$2]" office:value-type="float" office:value="12.4306428432465" calcext:value-type="float">
            <text:p>12.4306428432</text:p>
          </table:table-cell>
          <table:table-cell table:formula="of:=[.C29]/([.H29]-[.H28])" office:value-type="float" office:value="95995.1871832598" calcext:value-type="float">
            <text:p>95995.1871832598</text:p>
          </table:table-cell>
          <table:table-cell table:formula="of:=[.G29]-[.$B29]" office:value-type="float" office:value="10.9452922344208" calcext:value-type="float">
            <text:p>10.945292234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39721.53835" calcext:value-type="float">
            <text:p>1443139721.53835</text:p>
          </table:table-cell>
          <table:table-cell office:value-type="float" office:value="4480" calcext:value-type="float">
            <text:p>4480</text:p>
          </table:table-cell>
          <table:table-cell table:formula="of:=[.B30]-[.$B$2]" office:value-type="float" office:value="1.53818416595459" calcext:value-type="float">
            <text:p>1.538184166</text:p>
          </table:table-cell>
          <table:table-cell table:formula="of:=[.C30]/([.D30]-[.D29])" office:value-type="float" office:value="84794.5935018051" calcext:value-type="float">
            <text:p>84794.5935018051</text:p>
          </table:table-cell>
          <table:table-cell/>
          <table:table-cell office:value-type="float" office:value="1443139732.47749" calcext:value-type="float">
            <text:p>1443139732.47749</text:p>
          </table:table-cell>
          <table:table-cell table:formula="of:=[.G30]-[.$B$2]" office:value-type="float" office:value="12.4773309230804" calcext:value-type="float">
            <text:p>12.4773309231</text:p>
          </table:table-cell>
          <table:table-cell table:formula="of:=[.C30]/([.H30]-[.H29])" office:value-type="float" office:value="95955.9702590081" calcext:value-type="float">
            <text:p>95955.9702590081</text:p>
          </table:table-cell>
          <table:table-cell table:formula="of:=[.G30]-[.$B30]" office:value-type="float" office:value="10.9391467571259" calcext:value-type="float">
            <text:p>10.939146757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39721.59117" calcext:value-type="float">
            <text:p>1443139721.59117</text:p>
          </table:table-cell>
          <table:table-cell office:value-type="float" office:value="4480" calcext:value-type="float">
            <text:p>4480</text:p>
          </table:table-cell>
          <table:table-cell table:formula="of:=[.B31]-[.$B$2]" office:value-type="float" office:value="1.59100961685181" calcext:value-type="float">
            <text:p>1.5910096169</text:p>
          </table:table-cell>
          <table:table-cell table:formula="of:=[.C31]/([.D31]-[.D30])" office:value-type="float" office:value="84807.6054990387" calcext:value-type="float">
            <text:p>84807.6054990387</text:p>
          </table:table-cell>
          <table:table-cell/>
          <table:table-cell office:value-type="float" office:value="1443139732.52417" calcext:value-type="float">
            <text:p>1443139732.52417</text:p>
          </table:table-cell>
          <table:table-cell table:formula="of:=[.G31]-[.$B$2]" office:value-type="float" office:value="12.5240051746368" calcext:value-type="float">
            <text:p>12.5240051746</text:p>
          </table:table-cell>
          <table:table-cell table:formula="of:=[.C31]/([.H31]-[.H30])" office:value-type="float" office:value="95984.3993338986" calcext:value-type="float">
            <text:p>95984.3993338986</text:p>
          </table:table-cell>
          <table:table-cell table:formula="of:=[.G31]-[.$B31]" office:value-type="float" office:value="10.932995557785" calcext:value-type="float">
            <text:p>10.932995557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39721.64401" calcext:value-type="float">
            <text:p>1443139721.64401</text:p>
          </table:table-cell>
          <table:table-cell office:value-type="float" office:value="4480" calcext:value-type="float">
            <text:p>4480</text:p>
          </table:table-cell>
          <table:table-cell table:formula="of:=[.B32]-[.$B$2]" office:value-type="float" office:value="1.64384412765503" calcext:value-type="float">
            <text:p>1.6438441277</text:p>
          </table:table-cell>
          <table:table-cell table:formula="of:=[.C32]/([.D32]-[.D31])" office:value-type="float" office:value="84793.0629411021" calcext:value-type="float">
            <text:p>84793.0629411021</text:p>
          </table:table-cell>
          <table:table-cell/>
          <table:table-cell office:value-type="float" office:value="1443139732.57085" calcext:value-type="float">
            <text:p>1443139732.57085</text:p>
          </table:table-cell>
          <table:table-cell table:formula="of:=[.G32]-[.$B$2]" office:value-type="float" office:value="12.5706894397736" calcext:value-type="float">
            <text:p>12.5706894398</text:p>
          </table:table-cell>
          <table:table-cell table:formula="of:=[.C32]/([.H32]-[.H31])" office:value-type="float" office:value="95963.8110802419" calcext:value-type="float">
            <text:p>95963.8110802419</text:p>
          </table:table-cell>
          <table:table-cell table:formula="of:=[.G32]-[.$B32]" office:value-type="float" office:value="10.9268453121185" calcext:value-type="float">
            <text:p>10.926845312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39721.69684" calcext:value-type="float">
            <text:p>1443139721.69684</text:p>
          </table:table-cell>
          <table:table-cell office:value-type="float" office:value="4480" calcext:value-type="float">
            <text:p>4480</text:p>
          </table:table-cell>
          <table:table-cell table:formula="of:=[.B33]-[.$B$2]" office:value-type="float" office:value="1.6966769695282" calcext:value-type="float">
            <text:p>1.6966769695</text:p>
          </table:table-cell>
          <table:table-cell table:formula="of:=[.C33]/([.D33]-[.D32])" office:value-type="float" office:value="84795.7414585938" calcext:value-type="float">
            <text:p>84795.7414585938</text:p>
          </table:table-cell>
          <table:table-cell/>
          <table:table-cell office:value-type="float" office:value="1443139732.61751" calcext:value-type="float">
            <text:p>1443139732.61751</text:p>
          </table:table-cell>
          <table:table-cell table:formula="of:=[.G33]-[.$B$2]" office:value-type="float" office:value="12.6173527240753" calcext:value-type="float">
            <text:p>12.6173527241</text:p>
          </table:table-cell>
          <table:table-cell table:formula="of:=[.C33]/([.H33]-[.H32])" office:value-type="float" office:value="96006.9585121602" calcext:value-type="float">
            <text:p>96006.9585121602</text:p>
          </table:table-cell>
          <table:table-cell table:formula="of:=[.G33]-[.$B33]" office:value-type="float" office:value="10.9206757545471" calcext:value-type="float">
            <text:p>10.920675754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39721.74968" calcext:value-type="float">
            <text:p>1443139721.74968</text:p>
          </table:table-cell>
          <table:table-cell office:value-type="float" office:value="4480" calcext:value-type="float">
            <text:p>4480</text:p>
          </table:table-cell>
          <table:table-cell table:formula="of:=[.B34]-[.$B$2]" office:value-type="float" office:value="1.74951434135437" calcext:value-type="float">
            <text:p>1.7495143414</text:p>
          </table:table-cell>
          <table:table-cell table:formula="of:=[.C34]/([.D34]-[.D33])" office:value-type="float" office:value="84788.4715904989" calcext:value-type="float">
            <text:p>84788.4715904989</text:p>
          </table:table-cell>
          <table:table-cell/>
          <table:table-cell office:value-type="float" office:value="1443139732.6642" calcext:value-type="float">
            <text:p>1443139732.6642</text:p>
          </table:table-cell>
          <table:table-cell table:formula="of:=[.G34]-[.$B$2]" office:value-type="float" office:value="12.6640419960022" calcext:value-type="float">
            <text:p>12.664041996</text:p>
          </table:table-cell>
          <table:table-cell table:formula="of:=[.C34]/([.H34]-[.H33])" office:value-type="float" office:value="95953.5202651293" calcext:value-type="float">
            <text:p>95953.5202651293</text:p>
          </table:table-cell>
          <table:table-cell table:formula="of:=[.G34]-[.$B34]" office:value-type="float" office:value="10.9145276546478" calcext:value-type="float">
            <text:p>10.914527654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39721.80251" calcext:value-type="float">
            <text:p>1443139721.80251</text:p>
          </table:table-cell>
          <table:table-cell office:value-type="float" office:value="4480" calcext:value-type="float">
            <text:p>4480</text:p>
          </table:table-cell>
          <table:table-cell table:formula="of:=[.B35]-[.$B$2]" office:value-type="float" office:value="1.80234789848328" calcext:value-type="float">
            <text:p>1.8023478985</text:p>
          </table:table-cell>
          <table:table-cell table:formula="of:=[.C35]/([.D35]-[.D34])" office:value-type="float" office:value="84794.5935018051" calcext:value-type="float">
            <text:p>84794.5935018051</text:p>
          </table:table-cell>
          <table:table-cell/>
          <table:table-cell office:value-type="float" office:value="1443139732.71088" calcext:value-type="float">
            <text:p>1443139732.71088</text:p>
          </table:table-cell>
          <table:table-cell table:formula="of:=[.G35]-[.$B$2]" office:value-type="float" office:value="12.7107229232788" calcext:value-type="float">
            <text:p>12.7107229233</text:p>
          </table:table-cell>
          <table:table-cell table:formula="of:=[.C35]/([.H35]-[.H34])" office:value-type="float" office:value="95970.6728500363" calcext:value-type="float">
            <text:p>95970.6728500363</text:p>
          </table:table-cell>
          <table:table-cell table:formula="of:=[.G35]-[.$B35]" office:value-type="float" office:value="10.9083750247955" calcext:value-type="float">
            <text:p>10.908375024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39721.85535" calcext:value-type="float">
            <text:p>1443139721.85535</text:p>
          </table:table-cell>
          <table:table-cell office:value-type="float" office:value="4480" calcext:value-type="float">
            <text:p>4480</text:p>
          </table:table-cell>
          <table:table-cell table:formula="of:=[.B36]-[.$B$2]" office:value-type="float" office:value="1.85518312454224" calcext:value-type="float">
            <text:p>1.8551831245</text:p>
          </table:table-cell>
          <table:table-cell table:formula="of:=[.C36]/([.D36]-[.D35])" office:value-type="float" office:value="84791.9150568348" calcext:value-type="float">
            <text:p>84791.9150568348</text:p>
          </table:table-cell>
          <table:table-cell/>
          <table:table-cell office:value-type="float" office:value="1443139732.75757" calcext:value-type="float">
            <text:p>1443139732.75757</text:p>
          </table:table-cell>
          <table:table-cell table:formula="of:=[.G36]-[.$B$2]" office:value-type="float" office:value="12.7574117183685" calcext:value-type="float">
            <text:p>12.7574117184</text:p>
          </table:table-cell>
          <table:table-cell table:formula="of:=[.C36]/([.H36]-[.H35])" office:value-type="float" office:value="95954.5002476676" calcext:value-type="float">
            <text:p>95954.5002476676</text:p>
          </table:table-cell>
          <table:table-cell table:formula="of:=[.G36]-[.$B36]" office:value-type="float" office:value="10.9022285938263" calcext:value-type="float">
            <text:p>10.902228593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39721.90818" calcext:value-type="float">
            <text:p>1443139721.90818</text:p>
          </table:table-cell>
          <table:table-cell office:value-type="float" office:value="4480" calcext:value-type="float">
            <text:p>4480</text:p>
          </table:table-cell>
          <table:table-cell table:formula="of:=[.B37]-[.$B$2]" office:value-type="float" office:value="1.9080183506012" calcext:value-type="float">
            <text:p>1.9080183506</text:p>
          </table:table-cell>
          <table:table-cell table:formula="of:=[.C37]/([.D37]-[.D36])" office:value-type="float" office:value="84791.9150568348" calcext:value-type="float">
            <text:p>84791.9150568348</text:p>
          </table:table-cell>
          <table:table-cell/>
          <table:table-cell office:value-type="float" office:value="1443139732.80426" calcext:value-type="float">
            <text:p>1443139732.80426</text:p>
          </table:table-cell>
          <table:table-cell table:formula="of:=[.G37]-[.$B$2]" office:value-type="float" office:value="12.8040974140167" calcext:value-type="float">
            <text:p>12.804097414</text:p>
          </table:table-cell>
          <table:table-cell table:formula="of:=[.C37]/([.H37]-[.H36])" office:value-type="float" office:value="95960.870622121" calcext:value-type="float">
            <text:p>95960.870622121</text:p>
          </table:table-cell>
          <table:table-cell table:formula="of:=[.G37]-[.$B37]" office:value-type="float" office:value="10.8960790634155" calcext:value-type="float">
            <text:p>10.896079063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39721.96103" calcext:value-type="float">
            <text:p>1443139721.96103</text:p>
          </table:table-cell>
          <table:table-cell office:value-type="float" office:value="4480" calcext:value-type="float">
            <text:p>4480</text:p>
          </table:table-cell>
          <table:table-cell table:formula="of:=[.B38]-[.$B$2]" office:value-type="float" office:value="1.96086478233337" calcext:value-type="float">
            <text:p>1.9608647823</text:p>
          </table:table-cell>
          <table:table-cell table:formula="of:=[.C38]/([.D38]-[.D37])" office:value-type="float" office:value="84773.9355933121" calcext:value-type="float">
            <text:p>84773.9355933121</text:p>
          </table:table-cell>
          <table:table-cell/>
          <table:table-cell office:value-type="float" office:value="1443139732.85094" calcext:value-type="float">
            <text:p>1443139732.85094</text:p>
          </table:table-cell>
          <table:table-cell table:formula="of:=[.G38]-[.$B$2]" office:value-type="float" office:value="12.8507790565491" calcext:value-type="float">
            <text:p>12.8507790565</text:p>
          </table:table-cell>
          <table:table-cell table:formula="of:=[.C38]/([.H38]-[.H37])" office:value-type="float" office:value="95969.2023881878" calcext:value-type="float">
            <text:p>95969.2023881878</text:p>
          </table:table-cell>
          <table:table-cell table:formula="of:=[.G38]-[.$B38]" office:value-type="float" office:value="10.8899142742157" calcext:value-type="float">
            <text:p>10.889914274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39722.0115" calcext:value-type="float">
            <text:p>1443139722.0115</text:p>
          </table:table-cell>
          <table:table-cell office:value-type="float" office:value="4480" calcext:value-type="float">
            <text:p>4480</text:p>
          </table:table-cell>
          <table:table-cell table:formula="of:=[.B39]-[.$B$2]" office:value-type="float" office:value="2.01134061813354" calcext:value-type="float">
            <text:p>2.0113406181</text:p>
          </table:table-cell>
          <table:table-cell table:formula="of:=[.C39]/([.D39]-[.D38])" office:value-type="float" office:value="88755.340629443" calcext:value-type="float">
            <text:p>88755.340629443</text:p>
          </table:table-cell>
          <table:table-cell/>
          <table:table-cell office:value-type="float" office:value="1443139732.89763" calcext:value-type="float">
            <text:p>1443139732.89763</text:p>
          </table:table-cell>
          <table:table-cell table:formula="of:=[.G39]-[.$B$2]" office:value-type="float" office:value="12.8974678516388" calcext:value-type="float">
            <text:p>12.8974678516</text:p>
          </table:table-cell>
          <table:table-cell table:formula="of:=[.C39]/([.H39]-[.H38])" office:value-type="float" office:value="95954.5002476676" calcext:value-type="float">
            <text:p>95954.5002476676</text:p>
          </table:table-cell>
          <table:table-cell table:formula="of:=[.G39]-[.$B39]" office:value-type="float" office:value="10.8861272335053" calcext:value-type="float">
            <text:p>10.886127233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39722.05539" calcext:value-type="float">
            <text:p>1443139722.05539</text:p>
          </table:table-cell>
          <table:table-cell office:value-type="float" office:value="4480" calcext:value-type="float">
            <text:p>4480</text:p>
          </table:table-cell>
          <table:table-cell table:formula="of:=[.B40]-[.$B$2]" office:value-type="float" office:value="2.05522537231445" calcext:value-type="float">
            <text:p>2.0552253723</text:p>
          </table:table-cell>
          <table:table-cell table:formula="of:=[.C40]/([.D40]-[.D39])" office:value-type="float" office:value="102085.566698901" calcext:value-type="float">
            <text:p>102085.566698901</text:p>
          </table:table-cell>
          <table:table-cell/>
          <table:table-cell office:value-type="float" office:value="1443139732.94431" calcext:value-type="float">
            <text:p>1443139732.94431</text:p>
          </table:table-cell>
          <table:table-cell table:formula="of:=[.G40]-[.$B$2]" office:value-type="float" office:value="12.9441480636597" calcext:value-type="float">
            <text:p>12.9441480637</text:p>
          </table:table-cell>
          <table:table-cell table:formula="of:=[.C40]/([.H40]-[.H39])" office:value-type="float" office:value="95972.1433569469" calcext:value-type="float">
            <text:p>95972.1433569469</text:p>
          </table:table-cell>
          <table:table-cell table:formula="of:=[.G40]-[.$B40]" office:value-type="float" office:value="10.8889226913452" calcext:value-type="float">
            <text:p>10.888922691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39722.09927" calcext:value-type="float">
            <text:p>1443139722.09927</text:p>
          </table:table-cell>
          <table:table-cell office:value-type="float" office:value="4480" calcext:value-type="float">
            <text:p>4480</text:p>
          </table:table-cell>
          <table:table-cell table:formula="of:=[.B41]-[.$B$2]" office:value-type="float" office:value="2.09910440444946" calcext:value-type="float">
            <text:p>2.0991044044</text:p>
          </table:table-cell>
          <table:table-cell table:formula="of:=[.C41]/([.D41]-[.D40])" office:value-type="float" office:value="102098.879168885" calcext:value-type="float">
            <text:p>102098.879168885</text:p>
          </table:table-cell>
          <table:table-cell/>
          <table:table-cell office:value-type="float" office:value="1443139732.99096" calcext:value-type="float">
            <text:p>1443139732.99096</text:p>
          </table:table-cell>
          <table:table-cell table:formula="of:=[.G41]-[.$B$2]" office:value-type="float" office:value="12.9908013343811" calcext:value-type="float">
            <text:p>12.9908013344</text:p>
          </table:table-cell>
          <table:table-cell table:formula="of:=[.C41]/([.H41]-[.H40])" office:value-type="float" office:value="96027.5652858267" calcext:value-type="float">
            <text:p>96027.5652858267</text:p>
          </table:table-cell>
          <table:table-cell table:formula="of:=[.G41]-[.$B41]" office:value-type="float" office:value="10.8916969299316" calcext:value-type="float">
            <text:p>10.891696929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39722.14315" calcext:value-type="float">
            <text:p>1443139722.14315</text:p>
          </table:table-cell>
          <table:table-cell office:value-type="float" office:value="4480" calcext:value-type="float">
            <text:p>4480</text:p>
          </table:table-cell>
          <table:table-cell table:formula="of:=[.B42]-[.$B$2]" office:value-type="float" office:value="2.14298415184021" calcext:value-type="float">
            <text:p>2.1429841518</text:p>
          </table:table-cell>
          <table:table-cell table:formula="of:=[.C42]/([.D42]-[.D41])" office:value-type="float" office:value="102097.214920264" calcext:value-type="float">
            <text:p>102097.214920264</text:p>
          </table:table-cell>
          <table:table-cell/>
          <table:table-cell office:value-type="float" office:value="1443139733.03769" calcext:value-type="float">
            <text:p>1443139733.03769</text:p>
          </table:table-cell>
          <table:table-cell table:formula="of:=[.G42]-[.$B$2]" office:value-type="float" office:value="13.0375304222107" calcext:value-type="float">
            <text:p>13.0375304222</text:p>
          </table:table-cell>
          <table:table-cell table:formula="of:=[.C42]/([.H42]-[.H41])" office:value-type="float" office:value="95871.7622808629" calcext:value-type="float">
            <text:p>95871.7622808629</text:p>
          </table:table-cell>
          <table:table-cell table:formula="of:=[.G42]-[.$B42]" office:value-type="float" office:value="10.8945462703705" calcext:value-type="float">
            <text:p>10.894546270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39722.18702" calcext:value-type="float">
            <text:p>1443139722.18702</text:p>
          </table:table-cell>
          <table:table-cell office:value-type="float" office:value="4480" calcext:value-type="float">
            <text:p>4480</text:p>
          </table:table-cell>
          <table:table-cell table:formula="of:=[.B43]-[.$B$2]" office:value-type="float" office:value="2.1868622303009" calcext:value-type="float">
            <text:p>2.1868622303</text:p>
          </table:table-cell>
          <table:table-cell table:formula="of:=[.C43]/([.D43]-[.D42])" office:value-type="float" office:value="102101.098251448" calcext:value-type="float">
            <text:p>102101.098251448</text:p>
          </table:table-cell>
          <table:table-cell/>
          <table:table-cell office:value-type="float" office:value="1443139733.05264" calcext:value-type="float">
            <text:p>1443139733.05264</text:p>
          </table:table-cell>
          <table:table-cell table:formula="of:=[.G43]-[.$B$2]" office:value-type="float" office:value="13.0524787902832" calcext:value-type="float">
            <text:p>13.0524787903</text:p>
          </table:table-cell>
          <table:table-cell table:formula="of:=[.C43]/([.H43]-[.H42])" office:value-type="float" office:value="299698.266611375" calcext:value-type="float">
            <text:p>299698.266611375</text:p>
          </table:table-cell>
          <table:table-cell table:formula="of:=[.G43]-[.$B43]" office:value-type="float" office:value="10.8656165599823" calcext:value-type="float">
            <text:p>10.8656165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39722.23096" calcext:value-type="float">
            <text:p>1443139722.23096</text:p>
          </table:table-cell>
          <table:table-cell office:value-type="float" office:value="4480" calcext:value-type="float">
            <text:p>4480</text:p>
          </table:table-cell>
          <table:table-cell table:formula="of:=[.B44]-[.$B$2]" office:value-type="float" office:value="2.23079395294189" calcext:value-type="float">
            <text:p>2.2307939529</text:p>
          </table:table-cell>
          <table:table-cell table:formula="of:=[.C44]/([.D44]-[.D43])" office:value-type="float" office:value="101976.424567059" calcext:value-type="float">
            <text:p>101976.424567059</text:p>
          </table:table-cell>
          <table:table-cell/>
          <table:table-cell office:value-type="float" office:value="1443139733.08686" calcext:value-type="float">
            <text:p>1443139733.08686</text:p>
          </table:table-cell>
          <table:table-cell table:formula="of:=[.G44]-[.$B$2]" office:value-type="float" office:value="13.086699962616" calcext:value-type="float">
            <text:p>13.0866999626</text:p>
          </table:table-cell>
          <table:table-cell table:formula="of:=[.C44]/([.H44]-[.H43])" office:value-type="float" office:value="130913.107138378" calcext:value-type="float">
            <text:p>130913.107138378</text:p>
          </table:table-cell>
          <table:table-cell table:formula="of:=[.G44]-[.$B44]" office:value-type="float" office:value="10.8559060096741" calcext:value-type="float">
            <text:p>10.8559060097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39722.27484" calcext:value-type="float">
            <text:p>1443139722.27484</text:p>
          </table:table-cell>
          <table:table-cell office:value-type="float" office:value="4480" calcext:value-type="float">
            <text:p>4480</text:p>
          </table:table-cell>
          <table:table-cell table:formula="of:=[.B45]-[.$B$2]" office:value-type="float" office:value="2.2746741771698" calcext:value-type="float">
            <text:p>2.2746741772</text:p>
          </table:table-cell>
          <table:table-cell table:formula="of:=[.C45]/([.D45]-[.D44])" office:value-type="float" office:value="102096.105451325" calcext:value-type="float">
            <text:p>102096.105451325</text:p>
          </table:table-cell>
          <table:table-cell/>
          <table:table-cell office:value-type="float" office:value="1443139733.13074" calcext:value-type="float">
            <text:p>1443139733.13074</text:p>
          </table:table-cell>
          <table:table-cell table:formula="of:=[.G45]-[.$B$2]" office:value-type="float" office:value="13.1305735111237" calcext:value-type="float">
            <text:p>13.1305735111</text:p>
          </table:table-cell>
          <table:table-cell table:formula="of:=[.C45]/([.H45]-[.H44])" office:value-type="float" office:value="102111.640211065" calcext:value-type="float">
            <text:p>102111.640211065</text:p>
          </table:table-cell>
          <table:table-cell table:formula="of:=[.G45]-[.$B45]" office:value-type="float" office:value="10.8558993339539" calcext:value-type="float">
            <text:p>10.85589933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39722.31871" calcext:value-type="float">
            <text:p>1443139722.31871</text:p>
          </table:table-cell>
          <table:table-cell office:value-type="float" office:value="4480" calcext:value-type="float">
            <text:p>4480</text:p>
          </table:table-cell>
          <table:table-cell table:formula="of:=[.B46]-[.$B$2]" office:value-type="float" office:value="2.31855273246765" calcext:value-type="float">
            <text:p>2.3185527325</text:p>
          </table:table-cell>
          <table:table-cell table:formula="of:=[.C46]/([.D46]-[.D45])" office:value-type="float" office:value="102099.988698109" calcext:value-type="float">
            <text:p>102099.988698109</text:p>
          </table:table-cell>
          <table:table-cell/>
          <table:table-cell office:value-type="float" office:value="1443139733.17464" calcext:value-type="float">
            <text:p>1443139733.17464</text:p>
          </table:table-cell>
          <table:table-cell table:formula="of:=[.G46]-[.$B$2]" office:value-type="float" office:value="13.1744759082794" calcext:value-type="float">
            <text:p>13.1744759083</text:p>
          </table:table-cell>
          <table:table-cell table:formula="of:=[.C46]/([.H46]-[.H45])" office:value-type="float" office:value="102044.541761703" calcext:value-type="float">
            <text:p>102044.541761703</text:p>
          </table:table-cell>
          <table:table-cell table:formula="of:=[.G46]-[.$B46]" office:value-type="float" office:value="10.8559231758118" calcext:value-type="float">
            <text:p>10.855923175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39722.36259" calcext:value-type="float">
            <text:p>1443139722.36259</text:p>
          </table:table-cell>
          <table:table-cell office:value-type="float" office:value="4480" calcext:value-type="float">
            <text:p>4480</text:p>
          </table:table-cell>
          <table:table-cell table:formula="of:=[.B47]-[.$B$2]" office:value-type="float" office:value="2.36242914199829" calcext:value-type="float">
            <text:p>2.362429142</text:p>
          </table:table-cell>
          <table:table-cell table:formula="of:=[.C47]/([.D47]-[.D46])" office:value-type="float" office:value="102104.981878053" calcext:value-type="float">
            <text:p>102104.981878053</text:p>
          </table:table-cell>
          <table:table-cell/>
          <table:table-cell office:value-type="float" office:value="1443139733.21852" calcext:value-type="float">
            <text:p>1443139733.21852</text:p>
          </table:table-cell>
          <table:table-cell table:formula="of:=[.G47]-[.$B$2]" office:value-type="float" office:value="13.2183599472046" calcext:value-type="float">
            <text:p>13.2183599472</text:p>
          </table:table-cell>
          <table:table-cell table:formula="of:=[.C47]/([.H47]-[.H46])" office:value-type="float" office:value="102087.230567795" calcext:value-type="float">
            <text:p>102087.230567795</text:p>
          </table:table-cell>
          <table:table-cell table:formula="of:=[.G47]-[.$B47]" office:value-type="float" office:value="10.8559308052063" calcext:value-type="float">
            <text:p>10.855930805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39722.40647" calcext:value-type="float">
            <text:p>1443139722.40647</text:p>
          </table:table-cell>
          <table:table-cell office:value-type="float" office:value="4480" calcext:value-type="float">
            <text:p>4480</text:p>
          </table:table-cell>
          <table:table-cell table:formula="of:=[.B48]-[.$B$2]" office:value-type="float" office:value="2.40630888938904" calcext:value-type="float">
            <text:p>2.4063088894</text:p>
          </table:table-cell>
          <table:table-cell table:formula="of:=[.C48]/([.D48]-[.D47])" office:value-type="float" office:value="102097.214920264" calcext:value-type="float">
            <text:p>102097.214920264</text:p>
          </table:table-cell>
          <table:table-cell/>
          <table:table-cell office:value-type="float" office:value="1443139733.26241" calcext:value-type="float">
            <text:p>1443139733.26241</text:p>
          </table:table-cell>
          <table:table-cell table:formula="of:=[.G48]-[.$B$2]" office:value-type="float" office:value="13.2622489929199" calcext:value-type="float">
            <text:p>13.2622489929</text:p>
          </table:table-cell>
          <table:table-cell table:formula="of:=[.C48]/([.H48]-[.H47])" office:value-type="float" office:value="102075.584624411" calcext:value-type="float">
            <text:p>102075.584624411</text:p>
          </table:table-cell>
          <table:table-cell table:formula="of:=[.G48]-[.$B48]" office:value-type="float" office:value="10.8559401035309" calcext:value-type="float">
            <text:p>10.855940103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39722.45035" calcext:value-type="float">
            <text:p>1443139722.45035</text:p>
          </table:table-cell>
          <table:table-cell office:value-type="float" office:value="4480" calcext:value-type="float">
            <text:p>4480</text:p>
          </table:table-cell>
          <table:table-cell table:formula="of:=[.B49]-[.$B$2]" office:value-type="float" office:value="2.45018744468689" calcext:value-type="float">
            <text:p>2.4501874447</text:p>
          </table:table-cell>
          <table:table-cell table:formula="of:=[.C49]/([.D49]-[.D48])" office:value-type="float" office:value="102099.988698109" calcext:value-type="float">
            <text:p>102099.988698109</text:p>
          </table:table-cell>
          <table:table-cell/>
          <table:table-cell office:value-type="float" office:value="1443139733.30626" calcext:value-type="float">
            <text:p>1443139733.30626</text:p>
          </table:table-cell>
          <table:table-cell table:formula="of:=[.G49]-[.$B$2]" office:value-type="float" office:value="13.3061008453369" calcext:value-type="float">
            <text:p>13.3061008453</text:p>
          </table:table-cell>
          <table:table-cell table:formula="of:=[.C49]/([.H49]-[.H48])" office:value-type="float" office:value="102162.160845548" calcext:value-type="float">
            <text:p>102162.160845548</text:p>
          </table:table-cell>
          <table:table-cell table:formula="of:=[.G49]-[.$B49]" office:value-type="float" office:value="10.85591340065" calcext:value-type="float">
            <text:p>10.855913400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39722.49423" calcext:value-type="float">
            <text:p>1443139722.49423</text:p>
          </table:table-cell>
          <table:table-cell office:value-type="float" office:value="4480" calcext:value-type="float">
            <text:p>4480</text:p>
          </table:table-cell>
          <table:table-cell table:formula="of:=[.B50]-[.$B$2]" office:value-type="float" office:value="2.49406599998474" calcext:value-type="float">
            <text:p>2.494066</text:p>
          </table:table-cell>
          <table:table-cell table:formula="of:=[.C50]/([.D50]-[.D49])" office:value-type="float" office:value="102099.988698109" calcext:value-type="float">
            <text:p>102099.988698109</text:p>
          </table:table-cell>
          <table:table-cell/>
          <table:table-cell office:value-type="float" office:value="1443139733.35019" calcext:value-type="float">
            <text:p>1443139733.35019</text:p>
          </table:table-cell>
          <table:table-cell table:formula="of:=[.G50]-[.$B$2]" office:value-type="float" office:value="13.3500261306763" calcext:value-type="float">
            <text:p>13.3500261307</text:p>
          </table:table-cell>
          <table:table-cell table:formula="of:=[.C50]/([.H50]-[.H49])" office:value-type="float" office:value="101991.369330641" calcext:value-type="float">
            <text:p>101991.369330641</text:p>
          </table:table-cell>
          <table:table-cell table:formula="of:=[.G50]-[.$B50]" office:value-type="float" office:value="10.8559601306915" calcext:value-type="float">
            <text:p>10.8559601307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39722.53811" calcext:value-type="float">
            <text:p>1443139722.53811</text:p>
          </table:table-cell>
          <table:table-cell office:value-type="float" office:value="4480" calcext:value-type="float">
            <text:p>4480</text:p>
          </table:table-cell>
          <table:table-cell table:formula="of:=[.B51]-[.$B$2]" office:value-type="float" office:value="2.53794455528259" calcext:value-type="float">
            <text:p>2.5379445553</text:p>
          </table:table-cell>
          <table:table-cell table:formula="of:=[.C51]/([.D51]-[.D50])" office:value-type="float" office:value="102099.988698109" calcext:value-type="float">
            <text:p>102099.988698109</text:p>
          </table:table-cell>
          <table:table-cell/>
          <table:table-cell office:value-type="float" office:value="1443139733.39407" calcext:value-type="float">
            <text:p>1443139733.39407</text:p>
          </table:table-cell>
          <table:table-cell table:formula="of:=[.G51]-[.$B$2]" office:value-type="float" office:value="13.3939030170441" calcext:value-type="float">
            <text:p>13.393903017</text:p>
          </table:table-cell>
          <table:table-cell table:formula="of:=[.C51]/([.H51]-[.H50])" office:value-type="float" office:value="102103.872240305" calcext:value-type="float">
            <text:p>102103.872240305</text:p>
          </table:table-cell>
          <table:table-cell table:formula="of:=[.G51]-[.$B51]" office:value-type="float" office:value="10.8559584617615" calcext:value-type="float">
            <text:p>10.855958461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39722.58199" calcext:value-type="float">
            <text:p>1443139722.58199</text:p>
          </table:table-cell>
          <table:table-cell office:value-type="float" office:value="4480" calcext:value-type="float">
            <text:p>4480</text:p>
          </table:table-cell>
          <table:table-cell table:formula="of:=[.B52]-[.$B$2]" office:value-type="float" office:value="2.58182334899902" calcext:value-type="float">
            <text:p>2.581823349</text:p>
          </table:table-cell>
          <table:table-cell table:formula="of:=[.C52]/([.D52]-[.D51])" office:value-type="float" office:value="102099.433930483" calcext:value-type="float">
            <text:p>102099.433930483</text:p>
          </table:table-cell>
          <table:table-cell/>
          <table:table-cell office:value-type="float" office:value="1443139733.43795" calcext:value-type="float">
            <text:p>1443139733.43795</text:p>
          </table:table-cell>
          <table:table-cell table:formula="of:=[.G52]-[.$B$2]" office:value-type="float" office:value="13.4377896785736" calcext:value-type="float">
            <text:p>13.4377896786</text:p>
          </table:table-cell>
          <table:table-cell table:formula="of:=[.C52]/([.H52]-[.H51])" office:value-type="float" office:value="102081.129980334" calcext:value-type="float">
            <text:p>102081.129980334</text:p>
          </table:table-cell>
          <table:table-cell table:formula="of:=[.G52]-[.$B52]" office:value-type="float" office:value="10.8559663295746" calcext:value-type="float">
            <text:p>10.855966329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39722.62586" calcext:value-type="float">
            <text:p>1443139722.62586</text:p>
          </table:table-cell>
          <table:table-cell office:value-type="float" office:value="4480" calcext:value-type="float">
            <text:p>4480</text:p>
          </table:table-cell>
          <table:table-cell table:formula="of:=[.B53]-[.$B$2]" office:value-type="float" office:value="2.62570190429687" calcext:value-type="float">
            <text:p>2.6257019043</text:p>
          </table:table-cell>
          <table:table-cell table:formula="of:=[.C53]/([.D53]-[.D52])" office:value-type="float" office:value="102099.988698109" calcext:value-type="float">
            <text:p>102099.988698109</text:p>
          </table:table-cell>
          <table:table-cell/>
          <table:table-cell office:value-type="float" office:value="1443139733.48183" calcext:value-type="float">
            <text:p>1443139733.48183</text:p>
          </table:table-cell>
          <table:table-cell table:formula="of:=[.G53]-[.$B$2]" office:value-type="float" office:value="13.4816694259644" calcext:value-type="float">
            <text:p>13.481669426</text:p>
          </table:table-cell>
          <table:table-cell table:formula="of:=[.C53]/([.H53]-[.H52])" office:value-type="float" office:value="102097.214920264" calcext:value-type="float">
            <text:p>102097.214920264</text:p>
          </table:table-cell>
          <table:table-cell table:formula="of:=[.G53]-[.$B53]" office:value-type="float" office:value="10.8559675216675" calcext:value-type="float">
            <text:p>10.8559675217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39722.66974" calcext:value-type="float">
            <text:p>1443139722.66974</text:p>
          </table:table-cell>
          <table:table-cell office:value-type="float" office:value="4480" calcext:value-type="float">
            <text:p>4480</text:p>
          </table:table-cell>
          <table:table-cell table:formula="of:=[.B54]-[.$B$2]" office:value-type="float" office:value="2.66958093643188" calcext:value-type="float">
            <text:p>2.6695809364</text:p>
          </table:table-cell>
          <table:table-cell table:formula="of:=[.C54]/([.D54]-[.D53])" office:value-type="float" office:value="102098.879168885" calcext:value-type="float">
            <text:p>102098.879168885</text:p>
          </table:table-cell>
          <table:table-cell/>
          <table:table-cell office:value-type="float" office:value="1443139733.52571" calcext:value-type="float">
            <text:p>1443139733.52571</text:p>
          </table:table-cell>
          <table:table-cell table:formula="of:=[.G54]-[.$B$2]" office:value-type="float" office:value="13.5255527496338" calcext:value-type="float">
            <text:p>13.5255527496</text:p>
          </table:table-cell>
          <table:table-cell table:formula="of:=[.C54]/([.H54]-[.H53])" office:value-type="float" office:value="102088.894490927" calcext:value-type="float">
            <text:p>102088.894490927</text:p>
          </table:table-cell>
          <table:table-cell table:formula="of:=[.G54]-[.$B54]" office:value-type="float" office:value="10.8559718132019" calcext:value-type="float">
            <text:p>10.855971813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39722.71362" calcext:value-type="float">
            <text:p>1443139722.71362</text:p>
          </table:table-cell>
          <table:table-cell office:value-type="float" office:value="4480" calcext:value-type="float">
            <text:p>4480</text:p>
          </table:table-cell>
          <table:table-cell table:formula="of:=[.B55]-[.$B$2]" office:value-type="float" office:value="2.71345973014832" calcext:value-type="float">
            <text:p>2.7134597301</text:p>
          </table:table-cell>
          <table:table-cell table:formula="of:=[.C55]/([.D55]-[.D54])" office:value-type="float" office:value="102099.433930483" calcext:value-type="float">
            <text:p>102099.433930483</text:p>
          </table:table-cell>
          <table:table-cell/>
          <table:table-cell office:value-type="float" office:value="1443139733.56963" calcext:value-type="float">
            <text:p>1443139733.56963</text:p>
          </table:table-cell>
          <table:table-cell table:formula="of:=[.G55]-[.$B$2]" office:value-type="float" office:value="13.5694718360901" calcext:value-type="float">
            <text:p>13.5694718361</text:p>
          </table:table-cell>
          <table:table-cell table:formula="of:=[.C55]/([.H55]-[.H54])" office:value-type="float" office:value="102005.764725042" calcext:value-type="float">
            <text:p>102005.764725042</text:p>
          </table:table-cell>
          <table:table-cell table:formula="of:=[.G55]-[.$B55]" office:value-type="float" office:value="10.8560121059418" calcext:value-type="float">
            <text:p>10.856012105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39722.7575" calcext:value-type="float">
            <text:p>1443139722.7575</text:p>
          </table:table-cell>
          <table:table-cell office:value-type="float" office:value="4480" calcext:value-type="float">
            <text:p>4480</text:p>
          </table:table-cell>
          <table:table-cell table:formula="of:=[.B56]-[.$B$2]" office:value-type="float" office:value="2.75733828544617" calcext:value-type="float">
            <text:p>2.7573382854</text:p>
          </table:table-cell>
          <table:table-cell table:formula="of:=[.C56]/([.D56]-[.D55])" office:value-type="float" office:value="102099.988698109" calcext:value-type="float">
            <text:p>102099.988698109</text:p>
          </table:table-cell>
          <table:table-cell/>
          <table:table-cell office:value-type="float" office:value="1443139733.61351" calcext:value-type="float">
            <text:p>1443139733.61351</text:p>
          </table:table-cell>
          <table:table-cell table:formula="of:=[.G56]-[.$B$2]" office:value-type="float" office:value="13.6133463382721" calcext:value-type="float">
            <text:p>13.6133463383</text:p>
          </table:table-cell>
          <table:table-cell table:formula="of:=[.C56]/([.H56]-[.H55])" office:value-type="float" office:value="102109.420670242" calcext:value-type="float">
            <text:p>102109.420670242</text:p>
          </table:table-cell>
          <table:table-cell table:formula="of:=[.G56]-[.$B56]" office:value-type="float" office:value="10.8560080528259" calcext:value-type="float">
            <text:p>10.856008052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39722.80138" calcext:value-type="float">
            <text:p>1443139722.80138</text:p>
          </table:table-cell>
          <table:table-cell office:value-type="float" office:value="4480" calcext:value-type="float">
            <text:p>4480</text:p>
          </table:table-cell>
          <table:table-cell table:formula="of:=[.B57]-[.$B$2]" office:value-type="float" office:value="2.8012170791626" calcext:value-type="float">
            <text:p>2.8012170792</text:p>
          </table:table-cell>
          <table:table-cell table:formula="of:=[.C57]/([.D57]-[.D56])" office:value-type="float" office:value="102099.433930483" calcext:value-type="float">
            <text:p>102099.433930483</text:p>
          </table:table-cell>
          <table:table-cell/>
          <table:table-cell office:value-type="float" office:value="1443139733.65733" calcext:value-type="float">
            <text:p>1443139733.65733</text:p>
          </table:table-cell>
          <table:table-cell table:formula="of:=[.G57]-[.$B$2]" office:value-type="float" office:value="13.6571650505066" calcext:value-type="float">
            <text:p>13.6571650505</text:p>
          </table:table-cell>
          <table:table-cell table:formula="of:=[.C57]/([.H57]-[.H56])" office:value-type="float" office:value="102239.426298636" calcext:value-type="float">
            <text:p>102239.426298636</text:p>
          </table:table-cell>
          <table:table-cell table:formula="of:=[.G57]-[.$B57]" office:value-type="float" office:value="10.855947971344" calcext:value-type="float">
            <text:p>10.8559479713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39722.84526" calcext:value-type="float">
            <text:p>1443139722.84526</text:p>
          </table:table-cell>
          <table:table-cell office:value-type="float" office:value="4480" calcext:value-type="float">
            <text:p>4480</text:p>
          </table:table-cell>
          <table:table-cell table:formula="of:=[.B58]-[.$B$2]" office:value-type="float" office:value="2.84509611129761" calcext:value-type="float">
            <text:p>2.8450961113</text:p>
          </table:table-cell>
          <table:table-cell table:formula="of:=[.C58]/([.D58]-[.D57])" office:value-type="float" office:value="102098.879168885" calcext:value-type="float">
            <text:p>102098.879168885</text:p>
          </table:table-cell>
          <table:table-cell/>
          <table:table-cell office:value-type="float" office:value="1443139733.70122" calcext:value-type="float">
            <text:p>1443139733.70122</text:p>
          </table:table-cell>
          <table:table-cell table:formula="of:=[.G58]-[.$B$2]" office:value-type="float" office:value="13.7010622024536" calcext:value-type="float">
            <text:p>13.7010622025</text:p>
          </table:table-cell>
          <table:table-cell table:formula="of:=[.C58]/([.H58]-[.H57])" office:value-type="float" office:value="102056.734919997" calcext:value-type="float">
            <text:p>102056.734919997</text:p>
          </table:table-cell>
          <table:table-cell table:formula="of:=[.G58]-[.$B58]" office:value-type="float" office:value="10.855966091156" calcext:value-type="float">
            <text:p>10.855966091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39722.88914" calcext:value-type="float">
            <text:p>1443139722.88914</text:p>
          </table:table-cell>
          <table:table-cell office:value-type="float" office:value="4480" calcext:value-type="float">
            <text:p>4480</text:p>
          </table:table-cell>
          <table:table-cell table:formula="of:=[.B59]-[.$B$2]" office:value-type="float" office:value="2.88897514343262" calcext:value-type="float">
            <text:p>2.8889751434</text:p>
          </table:table-cell>
          <table:table-cell table:formula="of:=[.C59]/([.D59]-[.D58])" office:value-type="float" office:value="102098.879168885" calcext:value-type="float">
            <text:p>102098.879168885</text:p>
          </table:table-cell>
          <table:table-cell/>
          <table:table-cell office:value-type="float" office:value="1443139733.74509" calcext:value-type="float">
            <text:p>1443139733.74509</text:p>
          </table:table-cell>
          <table:table-cell table:formula="of:=[.G59]-[.$B$2]" office:value-type="float" office:value="13.7449252605438" calcext:value-type="float">
            <text:p>13.7449252605</text:p>
          </table:table-cell>
          <table:table-cell table:formula="of:=[.C59]/([.H59]-[.H58])" office:value-type="float" office:value="102136.061530099" calcext:value-type="float">
            <text:p>102136.061530099</text:p>
          </table:table-cell>
          <table:table-cell table:formula="of:=[.G59]-[.$B59]" office:value-type="float" office:value="10.8559501171112" calcext:value-type="float">
            <text:p>10.855950117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39722.93302" calcext:value-type="float">
            <text:p>1443139722.93302</text:p>
          </table:table-cell>
          <table:table-cell office:value-type="float" office:value="4480" calcext:value-type="float">
            <text:p>4480</text:p>
          </table:table-cell>
          <table:table-cell table:formula="of:=[.B60]-[.$B$2]" office:value-type="float" office:value="2.93285417556763" calcext:value-type="float">
            <text:p>2.9328541756</text:p>
          </table:table-cell>
          <table:table-cell table:formula="of:=[.C60]/([.D60]-[.D59])" office:value-type="float" office:value="102098.879168885" calcext:value-type="float">
            <text:p>102098.879168885</text:p>
          </table:table-cell>
          <table:table-cell/>
          <table:table-cell office:value-type="float" office:value="1443139733.78896" calcext:value-type="float">
            <text:p>1443139733.78896</text:p>
          </table:table-cell>
          <table:table-cell table:formula="of:=[.G60]-[.$B$2]" office:value-type="float" office:value="13.7888011932373" calcext:value-type="float">
            <text:p>13.7888011932</text:p>
          </table:table-cell>
          <table:table-cell table:formula="of:=[.C60]/([.H60]-[.H59])" office:value-type="float" office:value="102106.09153992" calcext:value-type="float">
            <text:p>102106.09153992</text:p>
          </table:table-cell>
          <table:table-cell table:formula="of:=[.G60]-[.$B60]" office:value-type="float" office:value="10.8559470176697" calcext:value-type="float">
            <text:p>10.8559470177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39722.9769" calcext:value-type="float">
            <text:p>1443139722.9769</text:p>
          </table:table-cell>
          <table:table-cell office:value-type="float" office:value="4480" calcext:value-type="float">
            <text:p>4480</text:p>
          </table:table-cell>
          <table:table-cell table:formula="of:=[.B61]-[.$B$2]" office:value-type="float" office:value="2.97673439979553" calcext:value-type="float">
            <text:p>2.9767343998</text:p>
          </table:table-cell>
          <table:table-cell table:formula="of:=[.C61]/([.D61]-[.D60])" office:value-type="float" office:value="102096.105451325" calcext:value-type="float">
            <text:p>102096.105451325</text:p>
          </table:table-cell>
          <table:table-cell/>
          <table:table-cell office:value-type="float" office:value="1443139733.83285" calcext:value-type="float">
            <text:p>1443139733.83285</text:p>
          </table:table-cell>
          <table:table-cell table:formula="of:=[.G61]-[.$B$2]" office:value-type="float" office:value="13.8326859474182" calcext:value-type="float">
            <text:p>13.8326859474</text:p>
          </table:table-cell>
          <table:table-cell table:formula="of:=[.C61]/([.H61]-[.H60])" office:value-type="float" office:value="102085.566698901" calcext:value-type="float">
            <text:p>102085.566698901</text:p>
          </table:table-cell>
          <table:table-cell table:formula="of:=[.G61]-[.$B61]" office:value-type="float" office:value="10.8559515476227" calcext:value-type="float">
            <text:p>10.855951547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39723.02128" calcext:value-type="float">
            <text:p>1443139723.02128</text:p>
          </table:table-cell>
          <table:table-cell office:value-type="float" office:value="4480" calcext:value-type="float">
            <text:p>4480</text:p>
          </table:table-cell>
          <table:table-cell table:formula="of:=[.B62]-[.$B$2]" office:value-type="float" office:value="3.02112150192261" calcext:value-type="float">
            <text:p>3.0211215019</text:p>
          </table:table-cell>
          <table:table-cell table:formula="of:=[.C62]/([.D62]-[.D61])" office:value-type="float" office:value="100930.220386415" calcext:value-type="float">
            <text:p>100930.220386415</text:p>
          </table:table-cell>
          <table:table-cell/>
          <table:table-cell office:value-type="float" office:value="1443139733.87673" calcext:value-type="float">
            <text:p>1443139733.87673</text:p>
          </table:table-cell>
          <table:table-cell table:formula="of:=[.G62]-[.$B$2]" office:value-type="float" office:value="13.8765678405762" calcext:value-type="float">
            <text:p>13.8765678406</text:p>
          </table:table-cell>
          <table:table-cell table:formula="of:=[.C62]/([.H62]-[.H61])" office:value-type="float" office:value="102092.222499919" calcext:value-type="float">
            <text:p>102092.222499919</text:p>
          </table:table-cell>
          <table:table-cell table:formula="of:=[.G62]-[.$B62]" office:value-type="float" office:value="10.8554463386536" calcext:value-type="float">
            <text:p>10.855446338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39723.06621" calcext:value-type="float">
            <text:p>1443139723.06621</text:p>
          </table:table-cell>
          <table:table-cell office:value-type="float" office:value="4480" calcext:value-type="float">
            <text:p>4480</text:p>
          </table:table-cell>
          <table:table-cell table:formula="of:=[.B63]-[.$B$2]" office:value-type="float" office:value="3.06605052947998" calcext:value-type="float">
            <text:p>3.0660505295</text:p>
          </table:table-cell>
          <table:table-cell table:formula="of:=[.C63]/([.D63]-[.D62])" office:value-type="float" office:value="99712.8191630494" calcext:value-type="float">
            <text:p>99712.8191630494</text:p>
          </table:table-cell>
          <table:table-cell/>
          <table:table-cell office:value-type="float" office:value="1443139733.92062" calcext:value-type="float">
            <text:p>1443139733.92062</text:p>
          </table:table-cell>
          <table:table-cell table:formula="of:=[.G63]-[.$B$2]" office:value-type="float" office:value="13.9204573631287" calcext:value-type="float">
            <text:p>13.9204573631</text:p>
          </table:table-cell>
          <table:table-cell table:formula="of:=[.C63]/([.H63]-[.H62])" office:value-type="float" office:value="102074.475625523" calcext:value-type="float">
            <text:p>102074.475625523</text:p>
          </table:table-cell>
          <table:table-cell table:formula="of:=[.G63]-[.$B63]" office:value-type="float" office:value="10.8544068336487" calcext:value-type="float">
            <text:p>10.854406833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39723.11113" calcext:value-type="float">
            <text:p>1443139723.11113</text:p>
          </table:table-cell>
          <table:table-cell office:value-type="float" office:value="4480" calcext:value-type="float">
            <text:p>4480</text:p>
          </table:table-cell>
          <table:table-cell table:formula="of:=[.B64]-[.$B$2]" office:value-type="float" office:value="3.11096501350403" calcext:value-type="float">
            <text:p>3.1109650135</text:p>
          </table:table-cell>
          <table:table-cell table:formula="of:=[.C64]/([.D64]-[.D63])" office:value-type="float" office:value="99745.1066698516" calcext:value-type="float">
            <text:p>99745.1066698516</text:p>
          </table:table-cell>
          <table:table-cell/>
          <table:table-cell office:value-type="float" office:value="1443139733.96448" calcext:value-type="float">
            <text:p>1443139733.96448</text:p>
          </table:table-cell>
          <table:table-cell table:formula="of:=[.G64]-[.$B$2]" office:value-type="float" office:value="13.9643132686615" calcext:value-type="float">
            <text:p>13.9643132687</text:p>
          </table:table-cell>
          <table:table-cell table:formula="of:=[.C64]/([.H64]-[.H63])" office:value-type="float" office:value="102152.719128" calcext:value-type="float">
            <text:p>102152.719128</text:p>
          </table:table-cell>
          <table:table-cell table:formula="of:=[.G64]-[.$B64]" office:value-type="float" office:value="10.8533482551575" calcext:value-type="float">
            <text:p>10.853348255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39723.15606" calcext:value-type="float">
            <text:p>1443139723.15606</text:p>
          </table:table-cell>
          <table:table-cell office:value-type="float" office:value="4480" calcext:value-type="float">
            <text:p>4480</text:p>
          </table:table-cell>
          <table:table-cell table:formula="of:=[.B65]-[.$B$2]" office:value-type="float" office:value="3.15589332580566" calcext:value-type="float">
            <text:p>3.1558933258</text:p>
          </table:table-cell>
          <table:table-cell table:formula="of:=[.C65]/([.D65]-[.D64])" office:value-type="float" office:value="99714.4065844844" calcext:value-type="float">
            <text:p>99714.4065844844</text:p>
          </table:table-cell>
          <table:table-cell/>
          <table:table-cell office:value-type="float" office:value="1443139734.00834" calcext:value-type="float">
            <text:p>1443139734.00834</text:p>
          </table:table-cell>
          <table:table-cell table:formula="of:=[.G65]-[.$B$2]" office:value-type="float" office:value="14.0081775188446" calcext:value-type="float">
            <text:p>14.0081775188</text:p>
          </table:table-cell>
          <table:table-cell table:formula="of:=[.C65]/([.H65]-[.H64])" office:value-type="float" office:value="102133.285791934" calcext:value-type="float">
            <text:p>102133.285791934</text:p>
          </table:table-cell>
          <table:table-cell table:formula="of:=[.G65]-[.$B65]" office:value-type="float" office:value="10.8522841930389" calcext:value-type="float">
            <text:p>10.85228419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39723.20098" calcext:value-type="float">
            <text:p>1443139723.20098</text:p>
          </table:table-cell>
          <table:table-cell office:value-type="float" office:value="4480" calcext:value-type="float">
            <text:p>4480</text:p>
          </table:table-cell>
          <table:table-cell table:formula="of:=[.B66]-[.$B$2]" office:value-type="float" office:value="3.20081877708435" calcext:value-type="float">
            <text:p>3.2008187771</text:p>
          </table:table-cell>
          <table:table-cell table:formula="of:=[.C66]/([.D66]-[.D65])" office:value-type="float" office:value="99720.7567756898" calcext:value-type="float">
            <text:p>99720.7567756898</text:p>
          </table:table-cell>
          <table:table-cell/>
          <table:table-cell office:value-type="float" office:value="1443139734.02322" calcext:value-type="float">
            <text:p>1443139734.02322</text:p>
          </table:table-cell>
          <table:table-cell table:formula="of:=[.G66]-[.$B$2]" office:value-type="float" office:value="14.0230536460876" calcext:value-type="float">
            <text:p>14.0230536461</text:p>
          </table:table-cell>
          <table:table-cell table:formula="of:=[.C66]/([.H66]-[.H65])" office:value-type="float" office:value="301153.648850068" calcext:value-type="float">
            <text:p>301153.648850068</text:p>
          </table:table-cell>
          <table:table-cell table:formula="of:=[.G66]-[.$B66]" office:value-type="float" office:value="10.8222348690033" calcext:value-type="float">
            <text:p>10.82223486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39723.24591" calcext:value-type="float">
            <text:p>1443139723.24591</text:p>
          </table:table-cell>
          <table:table-cell office:value-type="float" office:value="4480" calcext:value-type="float">
            <text:p>4480</text:p>
          </table:table-cell>
          <table:table-cell table:formula="of:=[.B67]-[.$B$2]" office:value-type="float" office:value="3.24574708938599" calcext:value-type="float">
            <text:p>3.2457470894</text:p>
          </table:table-cell>
          <table:table-cell table:formula="of:=[.C67]/([.D67]-[.D66])" office:value-type="float" office:value="99714.4065844844" calcext:value-type="float">
            <text:p>99714.4065844844</text:p>
          </table:table-cell>
          <table:table-cell/>
          <table:table-cell office:value-type="float" office:value="1443139734.06302" calcext:value-type="float">
            <text:p>1443139734.06302</text:p>
          </table:table-cell>
          <table:table-cell table:formula="of:=[.G67]-[.$B$2]" office:value-type="float" office:value="14.0628552436829" calcext:value-type="float">
            <text:p>14.0628552437</text:p>
          </table:table-cell>
          <table:table-cell table:formula="of:=[.C67]/([.H67]-[.H66])" office:value-type="float" office:value="112558.2959147" calcext:value-type="float">
            <text:p>112558.2959147</text:p>
          </table:table-cell>
          <table:table-cell table:formula="of:=[.G67]-[.$B67]" office:value-type="float" office:value="10.8171081542969" calcext:value-type="float">
            <text:p>10.8171081543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39723.29084" calcext:value-type="float">
            <text:p>1443139723.29084</text:p>
          </table:table-cell>
          <table:table-cell office:value-type="float" office:value="4480" calcext:value-type="float">
            <text:p>4480</text:p>
          </table:table-cell>
          <table:table-cell table:formula="of:=[.B68]-[.$B$2]" office:value-type="float" office:value="3.29067754745483" calcext:value-type="float">
            <text:p>3.2906775475</text:p>
          </table:table-cell>
          <table:table-cell table:formula="of:=[.C68]/([.D68]-[.D67])" office:value-type="float" office:value="99709.6444718018" calcext:value-type="float">
            <text:p>99709.6444718018</text:p>
          </table:table-cell>
          <table:table-cell/>
          <table:table-cell office:value-type="float" office:value="1443139734.11177" calcext:value-type="float">
            <text:p>1443139734.11177</text:p>
          </table:table-cell>
          <table:table-cell table:formula="of:=[.G68]-[.$B$2]" office:value-type="float" office:value="14.1116051673889" calcext:value-type="float">
            <text:p>14.1116051674</text:p>
          </table:table-cell>
          <table:table-cell table:formula="of:=[.C68]/([.H68]-[.H67])" office:value-type="float" office:value="91897.5797175163" calcext:value-type="float">
            <text:p>91897.5797175163</text:p>
          </table:table-cell>
          <table:table-cell table:formula="of:=[.G68]-[.$B68]" office:value-type="float" office:value="10.8209276199341" calcext:value-type="float">
            <text:p>10.8209276199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39723.33578" calcext:value-type="float">
            <text:p>1443139723.33578</text:p>
          </table:table-cell>
          <table:table-cell office:value-type="float" office:value="4480" calcext:value-type="float">
            <text:p>4480</text:p>
          </table:table-cell>
          <table:table-cell table:formula="of:=[.B69]-[.$B$2]" office:value-type="float" office:value="3.33561301231384" calcext:value-type="float">
            <text:p>3.3356130123</text:p>
          </table:table-cell>
          <table:table-cell table:formula="of:=[.C69]/([.D69]-[.D68])" office:value-type="float" office:value="99698.5346442196" calcext:value-type="float">
            <text:p>99698.5346442196</text:p>
          </table:table-cell>
          <table:table-cell/>
          <table:table-cell office:value-type="float" office:value="1443139734.16053" calcext:value-type="float">
            <text:p>1443139734.16053</text:p>
          </table:table-cell>
          <table:table-cell table:formula="of:=[.G69]-[.$B$2]" office:value-type="float" office:value="14.1603651046753" calcext:value-type="float">
            <text:p>14.1603651047</text:p>
          </table:table-cell>
          <table:table-cell table:formula="of:=[.C69]/([.H69]-[.H68])" office:value-type="float" office:value="91878.7071789706" calcext:value-type="float">
            <text:p>91878.7071789706</text:p>
          </table:table-cell>
          <table:table-cell table:formula="of:=[.G69]-[.$B69]" office:value-type="float" office:value="10.8247520923615" calcext:value-type="float">
            <text:p>10.8247520924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39723.3807" calcext:value-type="float">
            <text:p>1443139723.3807</text:p>
          </table:table-cell>
          <table:table-cell office:value-type="float" office:value="4480" calcext:value-type="float">
            <text:p>4480</text:p>
          </table:table-cell>
          <table:table-cell table:formula="of:=[.B70]-[.$B$2]" office:value-type="float" office:value="3.38054084777832" calcext:value-type="float">
            <text:p>3.3805408478</text:p>
          </table:table-cell>
          <table:table-cell table:formula="of:=[.C70]/([.D70]-[.D69])" office:value-type="float" office:value="99715.464893521" calcext:value-type="float">
            <text:p>99715.464893521</text:p>
          </table:table-cell>
          <table:table-cell/>
          <table:table-cell office:value-type="float" office:value="1443139734.20928" calcext:value-type="float">
            <text:p>1443139734.20928</text:p>
          </table:table-cell>
          <table:table-cell table:formula="of:=[.G70]-[.$B$2]" office:value-type="float" office:value="14.2091181278229" calcext:value-type="float">
            <text:p>14.2091181278</text:p>
          </table:table-cell>
          <table:table-cell table:formula="of:=[.C70]/([.H70]-[.H69])" office:value-type="float" office:value="91891.7373890506" calcext:value-type="float">
            <text:p>91891.7373890506</text:p>
          </table:table-cell>
          <table:table-cell table:formula="of:=[.G70]-[.$B70]" office:value-type="float" office:value="10.8285772800446" calcext:value-type="float">
            <text:p>10.8285772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39723.42563" calcext:value-type="float">
            <text:p>1443139723.42563</text:p>
          </table:table-cell>
          <table:table-cell office:value-type="float" office:value="4480" calcext:value-type="float">
            <text:p>4480</text:p>
          </table:table-cell>
          <table:table-cell table:formula="of:=[.B71]-[.$B$2]" office:value-type="float" office:value="3.42547130584717" calcext:value-type="float">
            <text:p>3.4254713058</text:p>
          </table:table-cell>
          <table:table-cell table:formula="of:=[.C71]/([.D71]-[.D70])" office:value-type="float" office:value="99709.6444718018" calcext:value-type="float">
            <text:p>99709.6444718018</text:p>
          </table:table-cell>
          <table:table-cell/>
          <table:table-cell office:value-type="float" office:value="1443139734.25805" calcext:value-type="float">
            <text:p>1443139734.25805</text:p>
          </table:table-cell>
          <table:table-cell table:formula="of:=[.G71]-[.$B$2]" office:value-type="float" office:value="14.2578895092011" calcext:value-type="float">
            <text:p>14.2578895092</text:p>
          </table:table-cell>
          <table:table-cell table:formula="of:=[.C71]/([.H71]-[.H70])" office:value-type="float" office:value="91857.1480529131" calcext:value-type="float">
            <text:p>91857.1480529131</text:p>
          </table:table-cell>
          <table:table-cell table:formula="of:=[.G71]-[.$B71]" office:value-type="float" office:value="10.8324182033539" calcext:value-type="float">
            <text:p>10.832418203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39723.47056" calcext:value-type="float">
            <text:p>1443139723.47056</text:p>
          </table:table-cell>
          <table:table-cell office:value-type="float" office:value="4480" calcext:value-type="float">
            <text:p>4480</text:p>
          </table:table-cell>
          <table:table-cell table:formula="of:=[.B72]-[.$B$2]" office:value-type="float" office:value="3.47039914131165" calcext:value-type="float">
            <text:p>3.4703991413</text:p>
          </table:table-cell>
          <table:table-cell table:formula="of:=[.C72]/([.D72]-[.D71])" office:value-type="float" office:value="99715.464893521" calcext:value-type="float">
            <text:p>99715.464893521</text:p>
          </table:table-cell>
          <table:table-cell/>
          <table:table-cell office:value-type="float" office:value="1443139734.30681" calcext:value-type="float">
            <text:p>1443139734.30681</text:p>
          </table:table-cell>
          <table:table-cell table:formula="of:=[.G72]-[.$B$2]" office:value-type="float" office:value="14.3066453933716" calcext:value-type="float">
            <text:p>14.3066453934</text:p>
          </table:table-cell>
          <table:table-cell table:formula="of:=[.C72]/([.H72]-[.H71])" office:value-type="float" office:value="91886.3451297574" calcext:value-type="float">
            <text:p>91886.3451297574</text:p>
          </table:table-cell>
          <table:table-cell table:formula="of:=[.G72]-[.$B72]" office:value-type="float" office:value="10.8362462520599" calcext:value-type="float">
            <text:p>10.836246252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39723.51549" calcext:value-type="float">
            <text:p>1443139723.51549</text:p>
          </table:table-cell>
          <table:table-cell office:value-type="float" office:value="4480" calcext:value-type="float">
            <text:p>4480</text:p>
          </table:table-cell>
          <table:table-cell table:formula="of:=[.B73]-[.$B$2]" office:value-type="float" office:value="3.51532769203186" calcext:value-type="float">
            <text:p>3.515327692</text:p>
          </table:table-cell>
          <table:table-cell table:formula="of:=[.C73]/([.D73]-[.D72])" office:value-type="float" office:value="99713.8774383902" calcext:value-type="float">
            <text:p>99713.8774383902</text:p>
          </table:table-cell>
          <table:table-cell/>
          <table:table-cell office:value-type="float" office:value="1443139734.35556" calcext:value-type="float">
            <text:p>1443139734.35556</text:p>
          </table:table-cell>
          <table:table-cell table:formula="of:=[.G73]-[.$B$2]" office:value-type="float" office:value="14.3553988933563" calcext:value-type="float">
            <text:p>14.3553988934</text:p>
          </table:table-cell>
          <table:table-cell table:formula="of:=[.C73]/([.H73]-[.H72])" office:value-type="float" office:value="91890.8386352189" calcext:value-type="float">
            <text:p>91890.8386352189</text:p>
          </table:table-cell>
          <table:table-cell table:formula="of:=[.G73]-[.$B73]" office:value-type="float" office:value="10.8400712013245" calcext:value-type="float">
            <text:p>10.840071201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39723.56042" calcext:value-type="float">
            <text:p>1443139723.56042</text:p>
          </table:table-cell>
          <table:table-cell office:value-type="float" office:value="4480" calcext:value-type="float">
            <text:p>4480</text:p>
          </table:table-cell>
          <table:table-cell table:formula="of:=[.B74]-[.$B$2]" office:value-type="float" office:value="3.56025767326355" calcext:value-type="float">
            <text:p>3.5602576733</text:p>
          </table:table-cell>
          <table:table-cell table:formula="of:=[.C74]/([.D74]-[.D73])" office:value-type="float" office:value="99710.7026797559" calcext:value-type="float">
            <text:p>99710.7026797559</text:p>
          </table:table-cell>
          <table:table-cell/>
          <table:table-cell office:value-type="float" office:value="1443139734.40433" calcext:value-type="float">
            <text:p>1443139734.40433</text:p>
          </table:table-cell>
          <table:table-cell table:formula="of:=[.G74]-[.$B$2]" office:value-type="float" office:value="14.4041652679443" calcext:value-type="float">
            <text:p>14.4041652679</text:p>
          </table:table-cell>
          <table:table-cell table:formula="of:=[.C74]/([.H74]-[.H73])" office:value-type="float" office:value="91866.5789254966" calcext:value-type="float">
            <text:p>91866.5789254966</text:p>
          </table:table-cell>
          <table:table-cell table:formula="of:=[.G74]-[.$B74]" office:value-type="float" office:value="10.8439075946808" calcext:value-type="float">
            <text:p>10.8439075947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39723.60535" calcext:value-type="float">
            <text:p>1443139723.60535</text:p>
          </table:table-cell>
          <table:table-cell office:value-type="float" office:value="4480" calcext:value-type="float">
            <text:p>4480</text:p>
          </table:table-cell>
          <table:table-cell table:formula="of:=[.B75]-[.$B$2]" office:value-type="float" office:value="3.60518527030945" calcext:value-type="float">
            <text:p>3.6051852703</text:p>
          </table:table-cell>
          <table:table-cell table:formula="of:=[.C75]/([.D75]-[.D74])" office:value-type="float" office:value="99715.9940564636" calcext:value-type="float">
            <text:p>99715.9940564636</text:p>
          </table:table-cell>
          <table:table-cell/>
          <table:table-cell office:value-type="float" office:value="1443139734.45309" calcext:value-type="float">
            <text:p>1443139734.45309</text:p>
          </table:table-cell>
          <table:table-cell table:formula="of:=[.G75]-[.$B$2]" office:value-type="float" office:value="14.4529311656952" calcext:value-type="float">
            <text:p>14.4529311657</text:p>
          </table:table-cell>
          <table:table-cell table:formula="of:=[.C75]/([.H75]-[.H74])" office:value-type="float" office:value="91867.4772048362" calcext:value-type="float">
            <text:p>91867.4772048362</text:p>
          </table:table-cell>
          <table:table-cell table:formula="of:=[.G75]-[.$B75]" office:value-type="float" office:value="10.8477458953857" calcext:value-type="float">
            <text:p>10.847745895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39723.65027" calcext:value-type="float">
            <text:p>1443139723.65027</text:p>
          </table:table-cell>
          <table:table-cell office:value-type="float" office:value="4480" calcext:value-type="float">
            <text:p>4480</text:p>
          </table:table-cell>
          <table:table-cell table:formula="of:=[.B76]-[.$B$2]" office:value-type="float" office:value="3.65011286735535" calcext:value-type="float">
            <text:p>3.6501128674</text:p>
          </table:table-cell>
          <table:table-cell table:formula="of:=[.C76]/([.D76]-[.D75])" office:value-type="float" office:value="99715.9940564636" calcext:value-type="float">
            <text:p>99715.9940564636</text:p>
          </table:table-cell>
          <table:table-cell/>
          <table:table-cell office:value-type="float" office:value="1443139734.50184" calcext:value-type="float">
            <text:p>1443139734.50184</text:p>
          </table:table-cell>
          <table:table-cell table:formula="of:=[.G76]-[.$B$2]" office:value-type="float" office:value="14.5016741752625" calcext:value-type="float">
            <text:p>14.5016741753</text:p>
          </table:table-cell>
          <table:table-cell table:formula="of:=[.C76]/([.H76]-[.H75])" office:value-type="float" office:value="91910.615281521" calcext:value-type="float">
            <text:p>91910.615281521</text:p>
          </table:table-cell>
          <table:table-cell table:formula="of:=[.G76]-[.$B76]" office:value-type="float" office:value="10.8515613079071" calcext:value-type="float">
            <text:p>10.8515613079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39723.6952" calcext:value-type="float">
            <text:p>1443139723.6952</text:p>
          </table:table-cell>
          <table:table-cell office:value-type="float" office:value="4480" calcext:value-type="float">
            <text:p>4480</text:p>
          </table:table-cell>
          <table:table-cell table:formula="of:=[.B77]-[.$B$2]" office:value-type="float" office:value="3.69504141807556" calcext:value-type="float">
            <text:p>3.6950414181</text:p>
          </table:table-cell>
          <table:table-cell table:formula="of:=[.C77]/([.D77]-[.D76])" office:value-type="float" office:value="99713.8774383902" calcext:value-type="float">
            <text:p>99713.8774383902</text:p>
          </table:table-cell>
          <table:table-cell/>
          <table:table-cell office:value-type="float" office:value="1443139734.5506" calcext:value-type="float">
            <text:p>1443139734.5506</text:p>
          </table:table-cell>
          <table:table-cell table:formula="of:=[.G77]-[.$B$2]" office:value-type="float" office:value="14.5504360198975" calcext:value-type="float">
            <text:p>14.5504360199</text:p>
          </table:table-cell>
          <table:table-cell table:formula="of:=[.C77]/([.H77]-[.H76])" office:value-type="float" office:value="91875.113288546" calcext:value-type="float">
            <text:p>91875.113288546</text:p>
          </table:table-cell>
          <table:table-cell table:formula="of:=[.G77]-[.$B77]" office:value-type="float" office:value="10.8553946018219" calcext:value-type="float">
            <text:p>10.8553946018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39723.74013" calcext:value-type="float">
            <text:p>1443139723.74013</text:p>
          </table:table-cell>
          <table:table-cell office:value-type="float" office:value="4480" calcext:value-type="float">
            <text:p>4480</text:p>
          </table:table-cell>
          <table:table-cell table:formula="of:=[.B78]-[.$B$2]" office:value-type="float" office:value="3.73997044563293" calcext:value-type="float">
            <text:p>3.7399704456</text:p>
          </table:table-cell>
          <table:table-cell table:formula="of:=[.C78]/([.D78]-[.D77])" office:value-type="float" office:value="99712.8191630494" calcext:value-type="float">
            <text:p>99712.8191630494</text:p>
          </table:table-cell>
          <table:table-cell/>
          <table:table-cell office:value-type="float" office:value="1443139734.59936" calcext:value-type="float">
            <text:p>1443139734.59936</text:p>
          </table:table-cell>
          <table:table-cell table:formula="of:=[.G78]-[.$B$2]" office:value-type="float" office:value="14.5992021560669" calcext:value-type="float">
            <text:p>14.5992021561</text:p>
          </table:table-cell>
          <table:table-cell table:formula="of:=[.C78]/([.H78]-[.H77])" office:value-type="float" office:value="91867.0280629706" calcext:value-type="float">
            <text:p>91867.0280629706</text:p>
          </table:table-cell>
          <table:table-cell table:formula="of:=[.G78]-[.$B78]" office:value-type="float" office:value="10.859231710434" calcext:value-type="float">
            <text:p>10.859231710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39723.78506" calcext:value-type="float">
            <text:p>1443139723.78506</text:p>
          </table:table-cell>
          <table:table-cell office:value-type="float" office:value="4480" calcext:value-type="float">
            <text:p>4480</text:p>
          </table:table-cell>
          <table:table-cell table:formula="of:=[.B79]-[.$B$2]" office:value-type="float" office:value="3.78489851951599" calcext:value-type="float">
            <text:p>3.7848985195</text:p>
          </table:table-cell>
          <table:table-cell table:formula="of:=[.C79]/([.D79]-[.D78])" office:value-type="float" office:value="99714.9357361947" calcext:value-type="float">
            <text:p>99714.9357361947</text:p>
          </table:table-cell>
          <table:table-cell/>
          <table:table-cell office:value-type="float" office:value="1443139734.64812" calcext:value-type="float">
            <text:p>1443139734.64812</text:p>
          </table:table-cell>
          <table:table-cell table:formula="of:=[.G79]-[.$B$2]" office:value-type="float" office:value="14.6479575634003" calcext:value-type="float">
            <text:p>14.6479575634</text:p>
          </table:table-cell>
          <table:table-cell table:formula="of:=[.C79]/([.H79]-[.H78])" office:value-type="float" office:value="91887.2437956918" calcext:value-type="float">
            <text:p>91887.2437956918</text:p>
          </table:table-cell>
          <table:table-cell table:formula="of:=[.G79]-[.$B79]" office:value-type="float" office:value="10.8630590438843" calcext:value-type="float">
            <text:p>10.8630590439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39723.82999" calcext:value-type="float">
            <text:p>1443139723.82999</text:p>
          </table:table-cell>
          <table:table-cell office:value-type="float" office:value="4480" calcext:value-type="float">
            <text:p>4480</text:p>
          </table:table-cell>
          <table:table-cell table:formula="of:=[.B80]-[.$B$2]" office:value-type="float" office:value="3.82982850074768" calcext:value-type="float">
            <text:p>3.8298285007</text:p>
          </table:table-cell>
          <table:table-cell table:formula="of:=[.C80]/([.D80]-[.D79])" office:value-type="float" office:value="99710.7026797559" calcext:value-type="float">
            <text:p>99710.7026797559</text:p>
          </table:table-cell>
          <table:table-cell/>
          <table:table-cell office:value-type="float" office:value="1443139734.69686" calcext:value-type="float">
            <text:p>1443139734.69686</text:p>
          </table:table-cell>
          <table:table-cell table:formula="of:=[.G80]-[.$B$2]" office:value-type="float" office:value="14.6966991424561" calcext:value-type="float">
            <text:p>14.6966991425</text:p>
          </table:table-cell>
          <table:table-cell table:formula="of:=[.C80]/([.H80]-[.H79])" office:value-type="float" office:value="91913.3127564971" calcext:value-type="float">
            <text:p>91913.3127564971</text:p>
          </table:table-cell>
          <table:table-cell table:formula="of:=[.G80]-[.$B80]" office:value-type="float" office:value="10.8668706417084" calcext:value-type="float">
            <text:p>10.866870641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39723.87492" calcext:value-type="float">
            <text:p>1443139723.87492</text:p>
          </table:table-cell>
          <table:table-cell office:value-type="float" office:value="4480" calcext:value-type="float">
            <text:p>4480</text:p>
          </table:table-cell>
          <table:table-cell table:formula="of:=[.B81]-[.$B$2]" office:value-type="float" office:value="3.87475752830505" calcext:value-type="float">
            <text:p>3.8747575283</text:p>
          </table:table-cell>
          <table:table-cell table:formula="of:=[.C81]/([.D81]-[.D80])" office:value-type="float" office:value="99712.8191630494" calcext:value-type="float">
            <text:p>99712.8191630494</text:p>
          </table:table-cell>
          <table:table-cell/>
          <table:table-cell office:value-type="float" office:value="1443139734.74563" calcext:value-type="float">
            <text:p>1443139734.74563</text:p>
          </table:table-cell>
          <table:table-cell table:formula="of:=[.G81]-[.$B$2]" office:value-type="float" office:value="14.7454669475555" calcext:value-type="float">
            <text:p>14.7454669476</text:p>
          </table:table-cell>
          <table:table-cell table:formula="of:=[.C81]/([.H81]-[.H80])" office:value-type="float" office:value="91863.884192875" calcext:value-type="float">
            <text:p>91863.884192875</text:p>
          </table:table-cell>
          <table:table-cell table:formula="of:=[.G81]-[.$B81]" office:value-type="float" office:value="10.8707094192505" calcext:value-type="float">
            <text:p>10.870709419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39723.91985" calcext:value-type="float">
            <text:p>1443139723.91985</text:p>
          </table:table-cell>
          <table:table-cell office:value-type="float" office:value="4480" calcext:value-type="float">
            <text:p>4480</text:p>
          </table:table-cell>
          <table:table-cell table:formula="of:=[.B82]-[.$B$2]" office:value-type="float" office:value="3.91968727111816" calcext:value-type="float">
            <text:p>3.9196872711</text:p>
          </table:table-cell>
          <table:table-cell table:formula="of:=[.C82]/([.D82]-[.D81])" office:value-type="float" office:value="99711.231792156" calcext:value-type="float">
            <text:p>99711.231792156</text:p>
          </table:table-cell>
          <table:table-cell/>
          <table:table-cell office:value-type="float" office:value="1443139734.79437" calcext:value-type="float">
            <text:p>1443139734.79437</text:p>
          </table:table-cell>
          <table:table-cell table:formula="of:=[.G82]-[.$B$2]" office:value-type="float" office:value="14.7942128181458" calcext:value-type="float">
            <text:p>14.7942128181</text:p>
          </table:table-cell>
          <table:table-cell table:formula="of:=[.C82]/([.H82]-[.H81])" office:value-type="float" office:value="91905.2208065344" calcext:value-type="float">
            <text:p>91905.2208065344</text:p>
          </table:table-cell>
          <table:table-cell table:formula="of:=[.G82]-[.$B82]" office:value-type="float" office:value="10.8745255470276" calcext:value-type="float">
            <text:p>10.874525547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39723.96478" calcext:value-type="float">
            <text:p>1443139723.96478</text:p>
          </table:table-cell>
          <table:table-cell office:value-type="float" office:value="4480" calcext:value-type="float">
            <text:p>4480</text:p>
          </table:table-cell>
          <table:table-cell table:formula="of:=[.B83]-[.$B$2]" office:value-type="float" office:value="3.96461534500122" calcext:value-type="float">
            <text:p>3.964615345</text:p>
          </table:table-cell>
          <table:table-cell table:formula="of:=[.C83]/([.D83]-[.D82])" office:value-type="float" office:value="99714.9357361947" calcext:value-type="float">
            <text:p>99714.9357361947</text:p>
          </table:table-cell>
          <table:table-cell/>
          <table:table-cell office:value-type="float" office:value="1443139734.84314" calcext:value-type="float">
            <text:p>1443139734.84314</text:p>
          </table:table-cell>
          <table:table-cell table:formula="of:=[.G83]-[.$B$2]" office:value-type="float" office:value="14.8429815769196" calcext:value-type="float">
            <text:p>14.8429815769</text:p>
          </table:table-cell>
          <table:table-cell table:formula="of:=[.C83]/([.H83]-[.H82])" office:value-type="float" office:value="91862.0877922865" calcext:value-type="float">
            <text:p>91862.0877922865</text:p>
          </table:table-cell>
          <table:table-cell table:formula="of:=[.G83]-[.$B83]" office:value-type="float" office:value="10.8783662319183" calcext:value-type="float">
            <text:p>10.8783662319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39724.00965" calcext:value-type="float">
            <text:p>1443139724.00965</text:p>
          </table:table-cell>
          <table:table-cell office:value-type="float" office:value="4480" calcext:value-type="float">
            <text:p>4480</text:p>
          </table:table-cell>
          <table:table-cell table:formula="of:=[.B84]-[.$B$2]" office:value-type="float" office:value="4.00948739051819" calcext:value-type="float">
            <text:p>4.0094873905</text:p>
          </table:table-cell>
          <table:table-cell table:formula="of:=[.C84]/([.D84]-[.D83])" office:value-type="float" office:value="99839.4423161732" calcext:value-type="float">
            <text:p>99839.4423161732</text:p>
          </table:table-cell>
          <table:table-cell/>
          <table:table-cell office:value-type="float" office:value="1443139734.89195" calcext:value-type="float">
            <text:p>1443139734.89195</text:p>
          </table:table-cell>
          <table:table-cell table:formula="of:=[.G84]-[.$B$2]" office:value-type="float" office:value="14.8917927742004" calcext:value-type="float">
            <text:p>14.8917927742</text:p>
          </table:table-cell>
          <table:table-cell table:formula="of:=[.C84]/([.H84]-[.H83])" office:value-type="float" office:value="91782.2190310117" calcext:value-type="float">
            <text:p>91782.2190310117</text:p>
          </table:table-cell>
          <table:table-cell table:formula="of:=[.G84]-[.$B84]" office:value-type="float" office:value="10.8823053836823" calcext:value-type="float">
            <text:p>10.8823053837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39724.05436" calcext:value-type="float">
            <text:p>1443139724.05436</text:p>
          </table:table-cell>
          <table:table-cell office:value-type="float" office:value="4480" calcext:value-type="float">
            <text:p>4480</text:p>
          </table:table-cell>
          <table:table-cell table:formula="of:=[.B85]-[.$B$2]" office:value-type="float" office:value="4.05419850349426" calcext:value-type="float">
            <text:p>4.0541985035</text:p>
          </table:table-cell>
          <table:table-cell table:formula="of:=[.C85]/([.D85]-[.D84])" office:value-type="float" office:value="100198.802977625" calcext:value-type="float">
            <text:p>100198.802977625</text:p>
          </table:table-cell>
          <table:table-cell/>
          <table:table-cell office:value-type="float" office:value="1443139734.94066" calcext:value-type="float">
            <text:p>1443139734.94066</text:p>
          </table:table-cell>
          <table:table-cell table:formula="of:=[.G85]-[.$B$2]" office:value-type="float" office:value="14.9404945373535" calcext:value-type="float">
            <text:p>14.9404945374</text:p>
          </table:table-cell>
          <table:table-cell table:formula="of:=[.C85]/([.H85]-[.H84])" office:value-type="float" office:value="91988.4560630538" calcext:value-type="float">
            <text:p>91988.4560630538</text:p>
          </table:table-cell>
          <table:table-cell table:formula="of:=[.G85]-[.$B85]" office:value-type="float" office:value="10.8862960338593" calcext:value-type="float">
            <text:p>10.8862960339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39724.09907" calcext:value-type="float">
            <text:p>1443139724.09907</text:p>
          </table:table-cell>
          <table:table-cell office:value-type="float" office:value="4480" calcext:value-type="float">
            <text:p>4480</text:p>
          </table:table-cell>
          <table:table-cell table:formula="of:=[.B86]-[.$B$2]" office:value-type="float" office:value="4.09890508651733" calcext:value-type="float">
            <text:p>4.0989050865</text:p>
          </table:table-cell>
          <table:table-cell table:formula="of:=[.C86]/([.D86]-[.D85])" office:value-type="float" office:value="100208.955752401" calcext:value-type="float">
            <text:p>100208.955752401</text:p>
          </table:table-cell>
          <table:table-cell/>
          <table:table-cell office:value-type="float" office:value="1443139734.98942" calcext:value-type="float">
            <text:p>1443139734.98942</text:p>
          </table:table-cell>
          <table:table-cell table:formula="of:=[.G86]-[.$B$2]" office:value-type="float" office:value="14.9892535209656" calcext:value-type="float">
            <text:p>14.989253521</text:p>
          </table:table-cell>
          <table:table-cell table:formula="of:=[.C86]/([.H86]-[.H85])" office:value-type="float" office:value="91880.504229622" calcext:value-type="float">
            <text:p>91880.504229622</text:p>
          </table:table-cell>
          <table:table-cell table:formula="of:=[.G86]-[.$B86]" office:value-type="float" office:value="10.8903484344482" calcext:value-type="float">
            <text:p>10.890348434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39724.14377" calcext:value-type="float">
            <text:p>1443139724.14377</text:p>
          </table:table-cell>
          <table:table-cell office:value-type="float" office:value="4480" calcext:value-type="float">
            <text:p>4480</text:p>
          </table:table-cell>
          <table:table-cell table:formula="of:=[.B87]-[.$B$2]" office:value-type="float" office:value="4.14361214637756" calcext:value-type="float">
            <text:p>4.1436121464</text:p>
          </table:table-cell>
          <table:table-cell table:formula="of:=[.C87]/([.D87]-[.D86])" office:value-type="float" office:value="100207.886942378" calcext:value-type="float">
            <text:p>100207.886942378</text:p>
          </table:table-cell>
          <table:table-cell/>
          <table:table-cell office:value-type="float" office:value="1443139735.03824" calcext:value-type="float">
            <text:p>1443139735.03824</text:p>
          </table:table-cell>
          <table:table-cell table:formula="of:=[.G87]-[.$B$2]" office:value-type="float" office:value="15.0380737781525" calcext:value-type="float">
            <text:p>15.0380737782</text:p>
          </table:table-cell>
          <table:table-cell table:formula="of:=[.C87]/([.H87]-[.H86])" office:value-type="float" office:value="91765.1863825714" calcext:value-type="float">
            <text:p>91765.1863825714</text:p>
          </table:table-cell>
          <table:table-cell table:formula="of:=[.G87]-[.$B87]" office:value-type="float" office:value="10.8944616317749" calcext:value-type="float">
            <text:p>10.8944616318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39724.18852" calcext:value-type="float">
            <text:p>1443139724.18852</text:p>
          </table:table-cell>
          <table:table-cell office:value-type="float" office:value="4480" calcext:value-type="float">
            <text:p>4480</text:p>
          </table:table-cell>
          <table:table-cell table:formula="of:=[.B88]-[.$B$2]" office:value-type="float" office:value="4.18835711479187" calcext:value-type="float">
            <text:p>4.1883571148</text:p>
          </table:table-cell>
          <table:table-cell table:formula="of:=[.C88]/([.D88]-[.D87])" office:value-type="float" office:value="100122.989439134" calcext:value-type="float">
            <text:p>100122.989439134</text:p>
          </table:table-cell>
          <table:table-cell/>
          <table:table-cell office:value-type="float" office:value="1443139735.05186" calcext:value-type="float">
            <text:p>1443139735.05186</text:p>
          </table:table-cell>
          <table:table-cell table:formula="of:=[.G88]-[.$B$2]" office:value-type="float" office:value="15.0517017841339" calcext:value-type="float">
            <text:p>15.0517017841</text:p>
          </table:table-cell>
          <table:table-cell table:formula="of:=[.C88]/([.H88]-[.H87])" office:value-type="float" office:value="328734.813156053" calcext:value-type="float">
            <text:p>328734.813156053</text:p>
          </table:table-cell>
          <table:table-cell table:formula="of:=[.G88]-[.$B88]" office:value-type="float" office:value="10.863344669342" calcext:value-type="float">
            <text:p>10.8633446693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39724.23322" calcext:value-type="float">
            <text:p>1443139724.23322</text:p>
          </table:table-cell>
          <table:table-cell office:value-type="float" office:value="4480" calcext:value-type="float">
            <text:p>4480</text:p>
          </table:table-cell>
          <table:table-cell table:formula="of:=[.B89]-[.$B$2]" office:value-type="float" office:value="4.23306202888489" calcext:value-type="float">
            <text:p>4.2330620289</text:p>
          </table:table-cell>
          <table:table-cell table:formula="of:=[.C89]/([.D89]-[.D88])" office:value-type="float" office:value="100212.696767037" calcext:value-type="float">
            <text:p>100212.696767037</text:p>
          </table:table-cell>
          <table:table-cell/>
          <table:table-cell office:value-type="float" office:value="1443139735.08291" calcext:value-type="float">
            <text:p>1443139735.08291</text:p>
          </table:table-cell>
          <table:table-cell table:formula="of:=[.G89]-[.$B$2]" office:value-type="float" office:value="15.0827443599701" calcext:value-type="float">
            <text:p>15.08274436</text:p>
          </table:table-cell>
          <table:table-cell table:formula="of:=[.C89]/([.H89]-[.H88])" office:value-type="float" office:value="144317.920769266" calcext:value-type="float">
            <text:p>144317.920769266</text:p>
          </table:table-cell>
          <table:table-cell table:formula="of:=[.G89]-[.$B89]" office:value-type="float" office:value="10.8496823310852" calcext:value-type="float">
            <text:p>10.849682331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39724.27793" calcext:value-type="float">
            <text:p>1443139724.27793</text:p>
          </table:table-cell>
          <table:table-cell office:value-type="float" office:value="4480" calcext:value-type="float">
            <text:p>4480</text:p>
          </table:table-cell>
          <table:table-cell table:formula="of:=[.B90]-[.$B$2]" office:value-type="float" office:value="4.27776908874512" calcext:value-type="float">
            <text:p>4.2777690887</text:p>
          </table:table-cell>
          <table:table-cell table:formula="of:=[.C90]/([.D90]-[.D89])" office:value-type="float" office:value="100207.886942378" calcext:value-type="float">
            <text:p>100207.886942378</text:p>
          </table:table-cell>
          <table:table-cell/>
          <table:table-cell office:value-type="float" office:value="1443139735.12279" calcext:value-type="float">
            <text:p>1443139735.12279</text:p>
          </table:table-cell>
          <table:table-cell table:formula="of:=[.G90]-[.$B$2]" office:value-type="float" office:value="15.1226325035095" calcext:value-type="float">
            <text:p>15.1226325035</text:p>
          </table:table-cell>
          <table:table-cell table:formula="of:=[.C90]/([.H90]-[.H89])" office:value-type="float" office:value="112314.076376395" calcext:value-type="float">
            <text:p>112314.076376395</text:p>
          </table:table-cell>
          <table:table-cell table:formula="of:=[.G90]-[.$B90]" office:value-type="float" office:value="10.8448634147644" calcext:value-type="float">
            <text:p>10.844863414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39724.32264" calcext:value-type="float">
            <text:p>1443139724.32264</text:p>
          </table:table-cell>
          <table:table-cell office:value-type="float" office:value="4480" calcext:value-type="float">
            <text:p>4480</text:p>
          </table:table-cell>
          <table:table-cell table:formula="of:=[.B91]-[.$B$2]" office:value-type="float" office:value="4.32247376441956" calcext:value-type="float">
            <text:p>4.3224737644</text:p>
          </table:table-cell>
          <table:table-cell table:formula="of:=[.C91]/([.D91]-[.D90])" office:value-type="float" office:value="100213.231220501" calcext:value-type="float">
            <text:p>100213.231220501</text:p>
          </table:table-cell>
          <table:table-cell/>
          <table:table-cell office:value-type="float" office:value="1443139735.16269" calcext:value-type="float">
            <text:p>1443139735.16269</text:p>
          </table:table-cell>
          <table:table-cell table:formula="of:=[.G91]-[.$B$2]" office:value-type="float" office:value="15.1625266075134" calcext:value-type="float">
            <text:p>15.1625266075</text:p>
          </table:table-cell>
          <table:table-cell table:formula="of:=[.C91]/([.H91]-[.H90])" office:value-type="float" office:value="112297.295850067" calcext:value-type="float">
            <text:p>112297.295850067</text:p>
          </table:table-cell>
          <table:table-cell table:formula="of:=[.G91]-[.$B91]" office:value-type="float" office:value="10.8400528430939" calcext:value-type="float">
            <text:p>10.840052843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39724.36731" calcext:value-type="float">
            <text:p>1443139724.36731</text:p>
          </table:table-cell>
          <table:table-cell office:value-type="float" office:value="4480" calcext:value-type="float">
            <text:p>4480</text:p>
          </table:table-cell>
          <table:table-cell table:formula="of:=[.B92]-[.$B$2]" office:value-type="float" office:value="4.36714959144592" calcext:value-type="float">
            <text:p>4.3671495914</text:p>
          </table:table-cell>
          <table:table-cell table:formula="of:=[.C92]/([.D92]-[.D91])" office:value-type="float" office:value="100277.94219357" calcext:value-type="float">
            <text:p>100277.94219357</text:p>
          </table:table-cell>
          <table:table-cell/>
          <table:table-cell office:value-type="float" office:value="1443139735.20258" calcext:value-type="float">
            <text:p>1443139735.20258</text:p>
          </table:table-cell>
          <table:table-cell table:formula="of:=[.G92]-[.$B$2]" office:value-type="float" office:value="15.202419757843" calcext:value-type="float">
            <text:p>15.2024197578</text:p>
          </table:table-cell>
          <table:table-cell table:formula="of:=[.C92]/([.H92]-[.H91])" office:value-type="float" office:value="112299.980397313" calcext:value-type="float">
            <text:p>112299.980397313</text:p>
          </table:table-cell>
          <table:table-cell table:formula="of:=[.G92]-[.$B92]" office:value-type="float" office:value="10.8352701663971" calcext:value-type="float">
            <text:p>10.835270166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39724.41202" calcext:value-type="float">
            <text:p>1443139724.41202</text:p>
          </table:table-cell>
          <table:table-cell office:value-type="float" office:value="4480" calcext:value-type="float">
            <text:p>4480</text:p>
          </table:table-cell>
          <table:table-cell table:formula="of:=[.B93]-[.$B$2]" office:value-type="float" office:value="4.41185402870178" calcext:value-type="float">
            <text:p>4.4118540287</text:p>
          </table:table-cell>
          <table:table-cell table:formula="of:=[.C93]/([.D93]-[.D92])" office:value-type="float" office:value="100213.765679666" calcext:value-type="float">
            <text:p>100213.765679666</text:p>
          </table:table-cell>
          <table:table-cell/>
          <table:table-cell office:value-type="float" office:value="1443139735.24248" calcext:value-type="float">
            <text:p>1443139735.24248</text:p>
          </table:table-cell>
          <table:table-cell table:formula="of:=[.G93]-[.$B$2]" office:value-type="float" office:value="15.2423164844513" calcext:value-type="float">
            <text:p>15.2423164845</text:p>
          </table:table-cell>
          <table:table-cell table:formula="of:=[.C93]/([.H93]-[.H92])" office:value-type="float" office:value="112289.914006896" calcext:value-type="float">
            <text:p>112289.914006896</text:p>
          </table:table-cell>
          <table:table-cell table:formula="of:=[.G93]-[.$B93]" office:value-type="float" office:value="10.8304624557495" calcext:value-type="float">
            <text:p>10.8304624557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39724.45672" calcext:value-type="float">
            <text:p>1443139724.45672</text:p>
          </table:table-cell>
          <table:table-cell office:value-type="float" office:value="4480" calcext:value-type="float">
            <text:p>4480</text:p>
          </table:table-cell>
          <table:table-cell table:formula="of:=[.B94]-[.$B$2]" office:value-type="float" office:value="4.45656037330627" calcext:value-type="float">
            <text:p>4.4565603733</text:p>
          </table:table-cell>
          <table:table-cell table:formula="of:=[.C94]/([.D94]-[.D93])" office:value-type="float" office:value="100209.490165963" calcext:value-type="float">
            <text:p>100209.490165963</text:p>
          </table:table-cell>
          <table:table-cell/>
          <table:table-cell office:value-type="float" office:value="1443139735.28237" calcext:value-type="float">
            <text:p>1443139735.28237</text:p>
          </table:table-cell>
          <table:table-cell table:formula="of:=[.G94]-[.$B$2]" office:value-type="float" office:value="15.2822103500366" calcext:value-type="float">
            <text:p>15.28221035</text:p>
          </table:table-cell>
          <table:table-cell table:formula="of:=[.C94]/([.H94]-[.H93])" office:value-type="float" office:value="112297.966974846" calcext:value-type="float">
            <text:p>112297.966974846</text:p>
          </table:table-cell>
          <table:table-cell table:formula="of:=[.G94]-[.$B94]" office:value-type="float" office:value="10.8256499767303" calcext:value-type="float">
            <text:p>10.8256499767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39724.50143" calcext:value-type="float">
            <text:p>1443139724.50143</text:p>
          </table:table-cell>
          <table:table-cell office:value-type="float" office:value="4480" calcext:value-type="float">
            <text:p>4480</text:p>
          </table:table-cell>
          <table:table-cell table:formula="of:=[.B95]-[.$B$2]" office:value-type="float" office:value="4.50126433372498" calcext:value-type="float">
            <text:p>4.5012643337</text:p>
          </table:table-cell>
          <table:table-cell table:formula="of:=[.C95]/([.D95]-[.D94])" office:value-type="float" office:value="100214.834615097" calcext:value-type="float">
            <text:p>100214.834615097</text:p>
          </table:table-cell>
          <table:table-cell/>
          <table:table-cell office:value-type="float" office:value="1443139735.32228" calcext:value-type="float">
            <text:p>1443139735.32228</text:p>
          </table:table-cell>
          <table:table-cell table:formula="of:=[.G95]-[.$B$2]" office:value-type="float" office:value="15.3221225738525" calcext:value-type="float">
            <text:p>15.3221225739</text:p>
          </table:table-cell>
          <table:table-cell table:formula="of:=[.C95]/([.H95]-[.H94])" office:value-type="float" office:value="112246.313827627" calcext:value-type="float">
            <text:p>112246.313827627</text:p>
          </table:table-cell>
          <table:table-cell table:formula="of:=[.G95]-[.$B95]" office:value-type="float" office:value="10.8208582401276" calcext:value-type="float">
            <text:p>10.820858240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39724.54613" calcext:value-type="float">
            <text:p>1443139724.54613</text:p>
          </table:table-cell>
          <table:table-cell office:value-type="float" office:value="4480" calcext:value-type="float">
            <text:p>4480</text:p>
          </table:table-cell>
          <table:table-cell table:formula="of:=[.B96]-[.$B$2]" office:value-type="float" office:value="4.54596948623657" calcext:value-type="float">
            <text:p>4.5459694862</text:p>
          </table:table-cell>
          <table:table-cell table:formula="of:=[.C96]/([.D96]-[.D95])" office:value-type="float" office:value="100212.162319273" calcext:value-type="float">
            <text:p>100212.162319273</text:p>
          </table:table-cell>
          <table:table-cell/>
          <table:table-cell office:value-type="float" office:value="1443139735.36218" calcext:value-type="float">
            <text:p>1443139735.36218</text:p>
          </table:table-cell>
          <table:table-cell table:formula="of:=[.G96]-[.$B$2]" office:value-type="float" office:value="15.3620173931122" calcext:value-type="float">
            <text:p>15.3620173931</text:p>
          </table:table-cell>
          <table:table-cell table:formula="of:=[.C96]/([.H96]-[.H95])" office:value-type="float" office:value="112295.28252386" calcext:value-type="float">
            <text:p>112295.28252386</text:p>
          </table:table-cell>
          <table:table-cell table:formula="of:=[.G96]-[.$B96]" office:value-type="float" office:value="10.8160479068756" calcext:value-type="float">
            <text:p>10.8160479069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39724.59084" calcext:value-type="float">
            <text:p>1443139724.59084</text:p>
          </table:table-cell>
          <table:table-cell office:value-type="float" office:value="4480" calcext:value-type="float">
            <text:p>4480</text:p>
          </table:table-cell>
          <table:table-cell table:formula="of:=[.B97]-[.$B$2]" office:value-type="float" office:value="4.59067511558533" calcext:value-type="float">
            <text:p>4.5906751156</text:p>
          </table:table-cell>
          <table:table-cell table:formula="of:=[.C97]/([.D97]-[.D96])" office:value-type="float" office:value="100211.093440848" calcext:value-type="float">
            <text:p>100211.093440848</text:p>
          </table:table-cell>
          <table:table-cell/>
          <table:table-cell office:value-type="float" office:value="1443139735.40208" calcext:value-type="float">
            <text:p>1443139735.40208</text:p>
          </table:table-cell>
          <table:table-cell table:formula="of:=[.G97]-[.$B$2]" office:value-type="float" office:value="15.4019150733948" calcext:value-type="float">
            <text:p>15.4019150734</text:p>
          </table:table-cell>
          <table:table-cell table:formula="of:=[.C97]/([.H97]-[.H96])" office:value-type="float" office:value="112287.2299409" calcext:value-type="float">
            <text:p>112287.2299409</text:p>
          </table:table-cell>
          <table:table-cell table:formula="of:=[.G97]-[.$B97]" office:value-type="float" office:value="10.8112399578094" calcext:value-type="float">
            <text:p>10.8112399578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39724.63554" calcext:value-type="float">
            <text:p>1443139724.63554</text:p>
          </table:table-cell>
          <table:table-cell office:value-type="float" office:value="4480" calcext:value-type="float">
            <text:p>4480</text:p>
          </table:table-cell>
          <table:table-cell table:formula="of:=[.B98]-[.$B$2]" office:value-type="float" office:value="4.63538193702698" calcext:value-type="float">
            <text:p>4.635381937</text:p>
          </table:table-cell>
          <table:table-cell table:formula="of:=[.C98]/([.D98]-[.D97])" office:value-type="float" office:value="100208.42134454" calcext:value-type="float">
            <text:p>100208.42134454</text:p>
          </table:table-cell>
          <table:table-cell/>
          <table:table-cell office:value-type="float" office:value="1443139735.44196" calcext:value-type="float">
            <text:p>1443139735.44196</text:p>
          </table:table-cell>
          <table:table-cell table:formula="of:=[.G98]-[.$B$2]" office:value-type="float" office:value="15.4418017864227" calcext:value-type="float">
            <text:p>15.4418017864</text:p>
          </table:table-cell>
          <table:table-cell table:formula="of:=[.C98]/([.H98]-[.H97])" office:value-type="float" office:value="112318.104448974" calcext:value-type="float">
            <text:p>112318.104448974</text:p>
          </table:table-cell>
          <table:table-cell table:formula="of:=[.G98]-[.$B98]" office:value-type="float" office:value="10.8064198493958" calcext:value-type="float">
            <text:p>10.8064198494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39724.68025" calcext:value-type="float">
            <text:p>1443139724.68025</text:p>
          </table:table-cell>
          <table:table-cell office:value-type="float" office:value="4480" calcext:value-type="float">
            <text:p>4480</text:p>
          </table:table-cell>
          <table:table-cell table:formula="of:=[.B99]-[.$B$2]" office:value-type="float" office:value="4.68008756637573" calcext:value-type="float">
            <text:p>4.6800875664</text:p>
          </table:table-cell>
          <table:table-cell table:formula="of:=[.C99]/([.D99]-[.D98])" office:value-type="float" office:value="100211.093440848" calcext:value-type="float">
            <text:p>100211.093440848</text:p>
          </table:table-cell>
          <table:table-cell/>
          <table:table-cell office:value-type="float" office:value="1443139735.48185" calcext:value-type="float">
            <text:p>1443139735.48185</text:p>
          </table:table-cell>
          <table:table-cell table:formula="of:=[.G99]-[.$B$2]" office:value-type="float" office:value="15.4816930294037" calcext:value-type="float">
            <text:p>15.4816930294</text:p>
          </table:table-cell>
          <table:table-cell table:formula="of:=[.C99]/([.H99]-[.H98])" office:value-type="float" office:value="112305.34987688" calcext:value-type="float">
            <text:p>112305.34987688</text:p>
          </table:table-cell>
          <table:table-cell table:formula="of:=[.G99]-[.$B99]" office:value-type="float" office:value="10.801605463028" calcext:value-type="float">
            <text:p>10.801605463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39724.72496" calcext:value-type="float">
            <text:p>1443139724.72496</text:p>
          </table:table-cell>
          <table:table-cell office:value-type="float" office:value="4480" calcext:value-type="float">
            <text:p>4480</text:p>
          </table:table-cell>
          <table:table-cell table:formula="of:=[.B100]-[.$B$2]" office:value-type="float" office:value="4.72479391098022" calcext:value-type="float">
            <text:p>4.724793911</text:p>
          </table:table-cell>
          <table:table-cell table:formula="of:=[.C100]/([.D100]-[.D99])" office:value-type="float" office:value="100209.490165963" calcext:value-type="float">
            <text:p>100209.490165963</text:p>
          </table:table-cell>
          <table:table-cell/>
          <table:table-cell office:value-type="float" office:value="1443139735.52176" calcext:value-type="float">
            <text:p>1443139735.52176</text:p>
          </table:table-cell>
          <table:table-cell table:formula="of:=[.G100]-[.$B$2]" office:value-type="float" office:value="15.5215930938721" calcext:value-type="float">
            <text:p>15.5215930939</text:p>
          </table:table-cell>
          <table:table-cell table:formula="of:=[.C100]/([.H100]-[.H99])" office:value-type="float" office:value="112280.520337251" calcext:value-type="float">
            <text:p>112280.520337251</text:p>
          </table:table-cell>
          <table:table-cell table:formula="of:=[.G100]-[.$B100]" office:value-type="float" office:value="10.7967991828918" calcext:value-type="float">
            <text:p>10.796799182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39724.76966" calcext:value-type="float">
            <text:p>1443139724.76966</text:p>
          </table:table-cell>
          <table:table-cell office:value-type="float" office:value="4480" calcext:value-type="float">
            <text:p>4480</text:p>
          </table:table-cell>
          <table:table-cell table:formula="of:=[.B101]-[.$B$2]" office:value-type="float" office:value="4.76949858665466" calcext:value-type="float">
            <text:p>4.7694985867</text:p>
          </table:table-cell>
          <table:table-cell table:formula="of:=[.C101]/([.D101]-[.D100])" office:value-type="float" office:value="100213.231220501" calcext:value-type="float">
            <text:p>100213.231220501</text:p>
          </table:table-cell>
          <table:table-cell/>
          <table:table-cell office:value-type="float" office:value="1443139735.56165" calcext:value-type="float">
            <text:p>1443139735.56165</text:p>
          </table:table-cell>
          <table:table-cell table:formula="of:=[.G101]-[.$B$2]" office:value-type="float" office:value="15.5614862442017" calcext:value-type="float">
            <text:p>15.5614862442</text:p>
          </table:table-cell>
          <table:table-cell table:formula="of:=[.C101]/([.H101]-[.H100])" office:value-type="float" office:value="112299.980397313" calcext:value-type="float">
            <text:p>112299.980397313</text:p>
          </table:table-cell>
          <table:table-cell table:formula="of:=[.G101]-[.$B101]" office:value-type="float" office:value="10.791987657547" calcext:value-type="float">
            <text:p>10.791987657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39724.81437" calcext:value-type="float">
            <text:p>1443139724.81437</text:p>
          </table:table-cell>
          <table:table-cell office:value-type="float" office:value="4480" calcext:value-type="float">
            <text:p>4480</text:p>
          </table:table-cell>
          <table:table-cell table:formula="of:=[.B102]-[.$B$2]" office:value-type="float" office:value="4.81420493125916" calcext:value-type="float">
            <text:p>4.8142049313</text:p>
          </table:table-cell>
          <table:table-cell table:formula="of:=[.C102]/([.D102]-[.D101])" office:value-type="float" office:value="100209.490165963" calcext:value-type="float">
            <text:p>100209.490165963</text:p>
          </table:table-cell>
          <table:table-cell/>
          <table:table-cell office:value-type="float" office:value="1443139735.60154" calcext:value-type="float">
            <text:p>1443139735.60154</text:p>
          </table:table-cell>
          <table:table-cell table:formula="of:=[.G102]-[.$B$2]" office:value-type="float" office:value="15.6013803482056" calcext:value-type="float">
            <text:p>15.6013803482</text:p>
          </table:table-cell>
          <table:table-cell table:formula="of:=[.C102]/([.H102]-[.H101])" office:value-type="float" office:value="112297.295850067" calcext:value-type="float">
            <text:p>112297.295850067</text:p>
          </table:table-cell>
          <table:table-cell table:formula="of:=[.G102]-[.$B102]" office:value-type="float" office:value="10.7871754169464" calcext:value-type="float">
            <text:p>10.7871754169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39724.85907" calcext:value-type="float">
            <text:p>1443139724.85907</text:p>
          </table:table-cell>
          <table:table-cell office:value-type="float" office:value="4480" calcext:value-type="float">
            <text:p>4480</text:p>
          </table:table-cell>
          <table:table-cell table:formula="of:=[.B103]-[.$B$2]" office:value-type="float" office:value="4.85891008377075" calcext:value-type="float">
            <text:p>4.8589100838</text:p>
          </table:table-cell>
          <table:table-cell table:formula="of:=[.C103]/([.D103]-[.D102])" office:value-type="float" office:value="100212.162319273" calcext:value-type="float">
            <text:p>100212.162319273</text:p>
          </table:table-cell>
          <table:table-cell/>
          <table:table-cell office:value-type="float" office:value="1443139735.64144" calcext:value-type="float">
            <text:p>1443139735.64144</text:p>
          </table:table-cell>
          <table:table-cell table:formula="of:=[.G103]-[.$B$2]" office:value-type="float" office:value="15.6412754058838" calcext:value-type="float">
            <text:p>15.6412754059</text:p>
          </table:table-cell>
          <table:table-cell table:formula="of:=[.C103]/([.H103]-[.H102])" office:value-type="float" office:value="112294.611431167" calcext:value-type="float">
            <text:p>112294.611431167</text:p>
          </table:table-cell>
          <table:table-cell table:formula="of:=[.G103]-[.$B103]" office:value-type="float" office:value="10.782365322113" calcext:value-type="float">
            <text:p>10.782365322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39724.90378" calcext:value-type="float">
            <text:p>1443139724.90378</text:p>
          </table:table-cell>
          <table:table-cell office:value-type="float" office:value="4480" calcext:value-type="float">
            <text:p>4480</text:p>
          </table:table-cell>
          <table:table-cell table:formula="of:=[.B104]-[.$B$2]" office:value-type="float" office:value="4.90362286567688" calcext:value-type="float">
            <text:p>4.9036228657</text:p>
          </table:table-cell>
          <table:table-cell table:formula="of:=[.C104]/([.D104]-[.D103])" office:value-type="float" office:value="100195.063000229" calcext:value-type="float">
            <text:p>100195.063000229</text:p>
          </table:table-cell>
          <table:table-cell/>
          <table:table-cell office:value-type="float" office:value="1443139735.6813" calcext:value-type="float">
            <text:p>1443139735.6813</text:p>
          </table:table-cell>
          <table:table-cell table:formula="of:=[.G104]-[.$B$2]" office:value-type="float" office:value="15.6811335086823" calcext:value-type="float">
            <text:p>15.6811335087</text:p>
          </table:table-cell>
          <table:table-cell table:formula="of:=[.C104]/([.H104]-[.H103])" office:value-type="float" office:value="112398.726619092" calcext:value-type="float">
            <text:p>112398.726619092</text:p>
          </table:table-cell>
          <table:table-cell table:formula="of:=[.G104]-[.$B104]" office:value-type="float" office:value="10.7775106430054" calcext:value-type="float">
            <text:p>10.77751064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39724.94849" calcext:value-type="float">
            <text:p>1443139724.94849</text:p>
          </table:table-cell>
          <table:table-cell office:value-type="float" office:value="4480" calcext:value-type="float">
            <text:p>4480</text:p>
          </table:table-cell>
          <table:table-cell table:formula="of:=[.B105]-[.$B$2]" office:value-type="float" office:value="4.94832897186279" calcext:value-type="float">
            <text:p>4.9483289719</text:p>
          </table:table-cell>
          <table:table-cell table:formula="of:=[.C105]/([.D105]-[.D104])" office:value-type="float" office:value="100210.024585224" calcext:value-type="float">
            <text:p>100210.024585224</text:p>
          </table:table-cell>
          <table:table-cell/>
          <table:table-cell office:value-type="float" office:value="1443139735.72117" calcext:value-type="float">
            <text:p>1443139735.72117</text:p>
          </table:table-cell>
          <table:table-cell table:formula="of:=[.G105]-[.$B$2]" office:value-type="float" office:value="15.7210052013397" calcext:value-type="float">
            <text:p>15.7210052013</text:p>
          </table:table-cell>
          <table:table-cell table:formula="of:=[.C105]/([.H105]-[.H104])" office:value-type="float" office:value="112360.416661684" calcext:value-type="float">
            <text:p>112360.416661684</text:p>
          </table:table-cell>
          <table:table-cell table:formula="of:=[.G105]-[.$B105]" office:value-type="float" office:value="10.7726762294769" calcext:value-type="float">
            <text:p>10.7726762295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39724.9932" calcext:value-type="float">
            <text:p>1443139724.9932</text:p>
          </table:table-cell>
          <table:table-cell office:value-type="float" office:value="4480" calcext:value-type="float">
            <text:p>4480</text:p>
          </table:table-cell>
          <table:table-cell table:formula="of:=[.B106]-[.$B$2]" office:value-type="float" office:value="4.99303936958313" calcext:value-type="float">
            <text:p>4.9930393696</text:p>
          </table:table-cell>
          <table:table-cell table:formula="of:=[.C106]/([.D106]-[.D105])" office:value-type="float" office:value="100200.405910553" calcext:value-type="float">
            <text:p>100200.405910553</text:p>
          </table:table-cell>
          <table:table-cell/>
          <table:table-cell office:value-type="float" office:value="1443139735.76106" calcext:value-type="float">
            <text:p>1443139735.76106</text:p>
          </table:table-cell>
          <table:table-cell table:formula="of:=[.G106]-[.$B$2]" office:value-type="float" office:value="15.7608983516693" calcext:value-type="float">
            <text:p>15.7608983517</text:p>
          </table:table-cell>
          <table:table-cell table:formula="of:=[.C106]/([.H106]-[.H105])" office:value-type="float" office:value="112299.980397313" calcext:value-type="float">
            <text:p>112299.980397313</text:p>
          </table:table-cell>
          <table:table-cell table:formula="of:=[.G106]-[.$B106]" office:value-type="float" office:value="10.7678589820862" calcext:value-type="float">
            <text:p>10.767858982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39725.03627" calcext:value-type="float">
            <text:p>1443139725.03627</text:p>
          </table:table-cell>
          <table:table-cell office:value-type="float" office:value="4480" calcext:value-type="float">
            <text:p>4480</text:p>
          </table:table-cell>
          <table:table-cell table:formula="of:=[.B107]-[.$B$2]" office:value-type="float" office:value="5.0361111164093" calcext:value-type="float">
            <text:p>5.0361111164</text:p>
          </table:table-cell>
          <table:table-cell table:formula="of:=[.C107]/([.D107]-[.D106])" office:value-type="float" office:value="104012.498450093" calcext:value-type="float">
            <text:p>104012.498450093</text:p>
          </table:table-cell>
          <table:table-cell/>
          <table:table-cell office:value-type="float" office:value="1443139735.80095" calcext:value-type="float">
            <text:p>1443139735.80095</text:p>
          </table:table-cell>
          <table:table-cell table:formula="of:=[.G107]-[.$B$2]" office:value-type="float" office:value="15.8007905483246" calcext:value-type="float">
            <text:p>15.8007905483</text:p>
          </table:table-cell>
          <table:table-cell table:formula="of:=[.C107]/([.H107]-[.H106])" office:value-type="float" office:value="112302.665072914" calcext:value-type="float">
            <text:p>112302.665072914</text:p>
          </table:table-cell>
          <table:table-cell table:formula="of:=[.G107]-[.$B107]" office:value-type="float" office:value="10.7646794319153" calcext:value-type="float">
            <text:p>10.7646794319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39725.07907" calcext:value-type="float">
            <text:p>1443139725.07907</text:p>
          </table:table-cell>
          <table:table-cell office:value-type="float" office:value="4480" calcext:value-type="float">
            <text:p>4480</text:p>
          </table:table-cell>
          <table:table-cell table:formula="of:=[.B108]-[.$B$2]" office:value-type="float" office:value="5.07890963554382" calcext:value-type="float">
            <text:p>5.0789096355</text:p>
          </table:table-cell>
          <table:table-cell table:formula="of:=[.C108]/([.D108]-[.D107])" office:value-type="float" office:value="104676.518968303" calcext:value-type="float">
            <text:p>104676.518968303</text:p>
          </table:table-cell>
          <table:table-cell/>
          <table:table-cell office:value-type="float" office:value="1443139735.84086" calcext:value-type="float">
            <text:p>1443139735.84086</text:p>
          </table:table-cell>
          <table:table-cell table:formula="of:=[.G108]-[.$B$2]" office:value-type="float" office:value="15.8406963348389" calcext:value-type="float">
            <text:p>15.8406963348</text:p>
          </table:table-cell>
          <table:table-cell table:formula="of:=[.C108]/([.H108]-[.H107])" office:value-type="float" office:value="112264.420559575" calcext:value-type="float">
            <text:p>112264.420559575</text:p>
          </table:table-cell>
          <table:table-cell table:formula="of:=[.G108]-[.$B108]" office:value-type="float" office:value="10.761786699295" calcext:value-type="float">
            <text:p>10.7617866993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39725.12187" calcext:value-type="float">
            <text:p>1443139725.12187</text:p>
          </table:table-cell>
          <table:table-cell office:value-type="float" office:value="4480" calcext:value-type="float">
            <text:p>4480</text:p>
          </table:table-cell>
          <table:table-cell table:formula="of:=[.B109]-[.$B$2]" office:value-type="float" office:value="5.12170720100403" calcext:value-type="float">
            <text:p>5.121707201</text:p>
          </table:table-cell>
          <table:table-cell table:formula="of:=[.C109]/([.D109]-[.D108])" office:value-type="float" office:value="104678.851514713" calcext:value-type="float">
            <text:p>104678.851514713</text:p>
          </table:table-cell>
          <table:table-cell/>
          <table:table-cell office:value-type="float" office:value="1443139735.88075" calcext:value-type="float">
            <text:p>1443139735.88075</text:p>
          </table:table-cell>
          <table:table-cell table:formula="of:=[.G109]-[.$B$2]" office:value-type="float" office:value="15.8805844783783" calcext:value-type="float">
            <text:p>15.8805844784</text:p>
          </table:table-cell>
          <table:table-cell table:formula="of:=[.C109]/([.H109]-[.H108])" office:value-type="float" office:value="112314.076376395" calcext:value-type="float">
            <text:p>112314.076376395</text:p>
          </table:table-cell>
          <table:table-cell table:formula="of:=[.G109]-[.$B109]" office:value-type="float" office:value="10.7588772773743" calcext:value-type="float">
            <text:p>10.7588772774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39725.16467" calcext:value-type="float">
            <text:p>1443139725.16467</text:p>
          </table:table-cell>
          <table:table-cell office:value-type="float" office:value="4480" calcext:value-type="float">
            <text:p>4480</text:p>
          </table:table-cell>
          <table:table-cell table:formula="of:=[.B110]-[.$B$2]" office:value-type="float" office:value="5.16450357437134" calcext:value-type="float">
            <text:p>5.1645035744</text:p>
          </table:table-cell>
          <table:table-cell table:formula="of:=[.C110]/([.D110]-[.D109])" office:value-type="float" office:value="104681.767343915" calcext:value-type="float">
            <text:p>104681.767343915</text:p>
          </table:table-cell>
          <table:table-cell/>
          <table:table-cell office:value-type="float" office:value="1443139735.92064" calcext:value-type="float">
            <text:p>1443139735.92064</text:p>
          </table:table-cell>
          <table:table-cell table:formula="of:=[.G110]-[.$B$2]" office:value-type="float" office:value="15.9204778671265" calcext:value-type="float">
            <text:p>15.9204778671</text:p>
          </table:table-cell>
          <table:table-cell table:formula="of:=[.C110]/([.H110]-[.H109])" office:value-type="float" office:value="112299.309248469" calcext:value-type="float">
            <text:p>112299.309248469</text:p>
          </table:table-cell>
          <table:table-cell table:formula="of:=[.G110]-[.$B110]" office:value-type="float" office:value="10.7559742927551" calcext:value-type="float">
            <text:p>10.755974292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39725.20747" calcext:value-type="float">
            <text:p>1443139725.20747</text:p>
          </table:table-cell>
          <table:table-cell office:value-type="float" office:value="4480" calcext:value-type="float">
            <text:p>4480</text:p>
          </table:table-cell>
          <table:table-cell table:formula="of:=[.B111]-[.$B$2]" office:value-type="float" office:value="5.20730972290039" calcext:value-type="float">
            <text:p>5.2073097229</text:p>
          </table:table-cell>
          <table:table-cell table:formula="of:=[.C111]/([.D111]-[.D110])" office:value-type="float" office:value="104657.862338617" calcext:value-type="float">
            <text:p>104657.862338617</text:p>
          </table:table-cell>
          <table:table-cell/>
          <table:table-cell office:value-type="float" office:value="1443139735.96053" calcext:value-type="float">
            <text:p>1443139735.96053</text:p>
          </table:table-cell>
          <table:table-cell table:formula="of:=[.G111]-[.$B$2]" office:value-type="float" office:value="15.9603705406189" calcext:value-type="float">
            <text:p>15.9603705406</text:p>
          </table:table-cell>
          <table:table-cell table:formula="of:=[.C111]/([.H111]-[.H110])" office:value-type="float" office:value="112301.322719069" calcext:value-type="float">
            <text:p>112301.322719069</text:p>
          </table:table-cell>
          <table:table-cell table:formula="of:=[.G111]-[.$B111]" office:value-type="float" office:value="10.7530608177185" calcext:value-type="float">
            <text:p>10.753060817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39725.25027" calcext:value-type="float">
            <text:p>1443139725.25027</text:p>
          </table:table-cell>
          <table:table-cell office:value-type="float" office:value="4480" calcext:value-type="float">
            <text:p>4480</text:p>
          </table:table-cell>
          <table:table-cell table:formula="of:=[.B112]-[.$B$2]" office:value-type="float" office:value="5.25010418891907" calcext:value-type="float">
            <text:p>5.2501041889</text:p>
          </table:table-cell>
          <table:table-cell table:formula="of:=[.C112]/([.D112]-[.D111])" office:value-type="float" office:value="104686.43300853" calcext:value-type="float">
            <text:p>104686.43300853</text:p>
          </table:table-cell>
          <table:table-cell/>
          <table:table-cell office:value-type="float" office:value="1443139736.00049" calcext:value-type="float">
            <text:p>1443139736.00049</text:p>
          </table:table-cell>
          <table:table-cell table:formula="of:=[.G112]-[.$B$2]" office:value-type="float" office:value="16.0003237724304" calcext:value-type="float">
            <text:p>16.0003237724</text:p>
          </table:table-cell>
          <table:table-cell table:formula="of:=[.C112]/([.H112]-[.H111])" office:value-type="float" office:value="112131.104215401" calcext:value-type="float">
            <text:p>112131.104215401</text:p>
          </table:table-cell>
          <table:table-cell table:formula="of:=[.G112]-[.$B112]" office:value-type="float" office:value="10.7502195835114" calcext:value-type="float">
            <text:p>10.7502195835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39725.29307" calcext:value-type="float">
            <text:p>1443139725.29307</text:p>
          </table:table-cell>
          <table:table-cell office:value-type="float" office:value="4480" calcext:value-type="float">
            <text:p>4480</text:p>
          </table:table-cell>
          <table:table-cell table:formula="of:=[.B113]-[.$B$2]" office:value-type="float" office:value="5.29290652275085" calcext:value-type="float">
            <text:p>5.2929065228</text:p>
          </table:table-cell>
          <table:table-cell table:formula="of:=[.C113]/([.D113]-[.D112])" office:value-type="float" office:value="104667.189822087" calcext:value-type="float">
            <text:p>104667.189822087</text:p>
          </table:table-cell>
          <table:table-cell/>
          <table:table-cell office:value-type="float" office:value="1443139736.01308" calcext:value-type="float">
            <text:p>1443139736.01308</text:p>
          </table:table-cell>
          <table:table-cell table:formula="of:=[.G113]-[.$B$2]" office:value-type="float" office:value="16.0129146575928" calcext:value-type="float">
            <text:p>16.0129146576</text:p>
          </table:table-cell>
          <table:table-cell table:formula="of:=[.C113]/([.H113]-[.H112])" office:value-type="float" office:value="355812.950577542" calcext:value-type="float">
            <text:p>355812.950577542</text:p>
          </table:table-cell>
          <table:table-cell table:formula="of:=[.G113]-[.$B113]" office:value-type="float" office:value="10.7200081348419" calcext:value-type="float">
            <text:p>10.7200081348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39725.33586" calcext:value-type="float">
            <text:p>1443139725.33586</text:p>
          </table:table-cell>
          <table:table-cell office:value-type="float" office:value="4480" calcext:value-type="float">
            <text:p>4480</text:p>
          </table:table-cell>
          <table:table-cell table:formula="of:=[.B114]-[.$B$2]" office:value-type="float" office:value="5.33569502830505" calcext:value-type="float">
            <text:p>5.3356950283</text:p>
          </table:table-cell>
          <table:table-cell table:formula="of:=[.C114]/([.D114]-[.D113])" office:value-type="float" office:value="104701.015891412" calcext:value-type="float">
            <text:p>104701.015891412</text:p>
          </table:table-cell>
          <table:table-cell/>
          <table:table-cell office:value-type="float" office:value="1443139736.0414" calcext:value-type="float">
            <text:p>1443139736.0414</text:p>
          </table:table-cell>
          <table:table-cell table:formula="of:=[.G114]-[.$B$2]" office:value-type="float" office:value="16.0412395000458" calcext:value-type="float">
            <text:p>16.0412395</text:p>
          </table:table-cell>
          <table:table-cell table:formula="of:=[.C114]/([.H114]-[.H113])" office:value-type="float" office:value="158165.04566383" calcext:value-type="float">
            <text:p>158165.04566383</text:p>
          </table:table-cell>
          <table:table-cell table:formula="of:=[.G114]-[.$B114]" office:value-type="float" office:value="10.7055444717407" calcext:value-type="float">
            <text:p>10.705544471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39725.37865" calcext:value-type="float">
            <text:p>1443139725.37865</text:p>
          </table:table-cell>
          <table:table-cell office:value-type="float" office:value="4480" calcext:value-type="float">
            <text:p>4480</text:p>
          </table:table-cell>
          <table:table-cell table:formula="of:=[.B115]-[.$B$2]" office:value-type="float" office:value="5.37848901748657" calcext:value-type="float">
            <text:p>5.3784890175</text:p>
          </table:table-cell>
          <table:table-cell table:formula="of:=[.C115]/([.D115]-[.D114])" office:value-type="float" office:value="104687.599489668" calcext:value-type="float">
            <text:p>104687.599489668</text:p>
          </table:table-cell>
          <table:table-cell/>
          <table:table-cell office:value-type="float" office:value="1443139736.07798" calcext:value-type="float">
            <text:p>1443139736.07798</text:p>
          </table:table-cell>
          <table:table-cell table:formula="of:=[.G115]-[.$B$2]" office:value-type="float" office:value="16.0778164863586" calcext:value-type="float">
            <text:p>16.0778164864</text:p>
          </table:table-cell>
          <table:table-cell table:formula="of:=[.C115]/([.H115]-[.H114])" office:value-type="float" office:value="122481.386565851" calcext:value-type="float">
            <text:p>122481.386565851</text:p>
          </table:table-cell>
          <table:table-cell table:formula="of:=[.G115]-[.$B115]" office:value-type="float" office:value="10.6993274688721" calcext:value-type="float">
            <text:p>10.6993274689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39725.42145" calcext:value-type="float">
            <text:p>1443139725.42145</text:p>
          </table:table-cell>
          <table:table-cell office:value-type="float" office:value="4480" calcext:value-type="float">
            <text:p>4480</text:p>
          </table:table-cell>
          <table:table-cell table:formula="of:=[.B116]-[.$B$2]" office:value-type="float" office:value="5.42128968238831" calcext:value-type="float">
            <text:p>5.4212896824</text:p>
          </table:table-cell>
          <table:table-cell table:formula="of:=[.C116]/([.D116]-[.D115])" office:value-type="float" office:value="104671.271118934" calcext:value-type="float">
            <text:p>104671.271118934</text:p>
          </table:table-cell>
          <table:table-cell/>
          <table:table-cell office:value-type="float" office:value="1443139736.11453" calcext:value-type="float">
            <text:p>1443139736.11453</text:p>
          </table:table-cell>
          <table:table-cell table:formula="of:=[.G116]-[.$B$2]" office:value-type="float" office:value="16.1143670082092" calcext:value-type="float">
            <text:p>16.1143670082</text:p>
          </table:table-cell>
          <table:table-cell table:formula="of:=[.C116]/([.H116]-[.H115])" office:value-type="float" office:value="122570.069404582" calcext:value-type="float">
            <text:p>122570.069404582</text:p>
          </table:table-cell>
          <table:table-cell table:formula="of:=[.G116]-[.$B116]" office:value-type="float" office:value="10.6930773258209" calcext:value-type="float">
            <text:p>10.693077325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39725.46424" calcext:value-type="float">
            <text:p>1443139725.46424</text:p>
          </table:table-cell>
          <table:table-cell office:value-type="float" office:value="4480" calcext:value-type="float">
            <text:p>4480</text:p>
          </table:table-cell>
          <table:table-cell table:formula="of:=[.B117]-[.$B$2]" office:value-type="float" office:value="5.46407890319824" calcext:value-type="float">
            <text:p>5.4640789032</text:p>
          </table:table-cell>
          <table:table-cell table:formula="of:=[.C117]/([.D117]-[.D116])" office:value-type="float" office:value="104699.265730954" calcext:value-type="float">
            <text:p>104699.265730954</text:p>
          </table:table-cell>
          <table:table-cell/>
          <table:table-cell office:value-type="float" office:value="1443139736.15112" calcext:value-type="float">
            <text:p>1443139736.15112</text:p>
          </table:table-cell>
          <table:table-cell table:formula="of:=[.G117]-[.$B$2]" office:value-type="float" office:value="16.1509606838226" calcext:value-type="float">
            <text:p>16.1509606838</text:p>
          </table:table-cell>
          <table:table-cell table:formula="of:=[.C117]/([.H117]-[.H116])" office:value-type="float" office:value="122425.526403232" calcext:value-type="float">
            <text:p>122425.526403232</text:p>
          </table:table-cell>
          <table:table-cell table:formula="of:=[.G117]-[.$B117]" office:value-type="float" office:value="10.6868817806244" calcext:value-type="float">
            <text:p>10.6868817806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39725.50704" calcext:value-type="float">
            <text:p>1443139725.50704</text:p>
          </table:table-cell>
          <table:table-cell office:value-type="float" office:value="4480" calcext:value-type="float">
            <text:p>4480</text:p>
          </table:table-cell>
          <table:table-cell table:formula="of:=[.B118]-[.$B$2]" office:value-type="float" office:value="5.50688028335571" calcext:value-type="float">
            <text:p>5.5068802834</text:p>
          </table:table-cell>
          <table:table-cell table:formula="of:=[.C118]/([.D118]-[.D117])" office:value-type="float" office:value="104669.521952741" calcext:value-type="float">
            <text:p>104669.521952741</text:p>
          </table:table-cell>
          <table:table-cell/>
          <table:table-cell office:value-type="float" office:value="1443139736.18769" calcext:value-type="float">
            <text:p>1443139736.18769</text:p>
          </table:table-cell>
          <table:table-cell table:formula="of:=[.G118]-[.$B$2]" office:value-type="float" office:value="16.1875262260437" calcext:value-type="float">
            <text:p>16.187526226</text:p>
          </table:table-cell>
          <table:table-cell table:formula="of:=[.C118]/([.H118]-[.H117])" office:value-type="float" office:value="122519.720148402" calcext:value-type="float">
            <text:p>122519.720148402</text:p>
          </table:table-cell>
          <table:table-cell table:formula="of:=[.G118]-[.$B118]" office:value-type="float" office:value="10.680645942688" calcext:value-type="float">
            <text:p>10.6806459427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39725.54984" calcext:value-type="float">
            <text:p>1443139725.54984</text:p>
          </table:table-cell>
          <table:table-cell office:value-type="float" office:value="4480" calcext:value-type="float">
            <text:p>4480</text:p>
          </table:table-cell>
          <table:table-cell table:formula="of:=[.B119]-[.$B$2]" office:value-type="float" office:value="5.54967713356018" calcext:value-type="float">
            <text:p>5.5496771336</text:p>
          </table:table-cell>
          <table:table-cell table:formula="of:=[.C119]/([.D119]-[.D118])" office:value-type="float" office:value="104680.600992741" calcext:value-type="float">
            <text:p>104680.600992741</text:p>
          </table:table-cell>
          <table:table-cell/>
          <table:table-cell office:value-type="float" office:value="1443139736.22424" calcext:value-type="float">
            <text:p>1443139736.22424</text:p>
          </table:table-cell>
          <table:table-cell table:formula="of:=[.G119]-[.$B$2]" office:value-type="float" office:value="16.224080324173" calcext:value-type="float">
            <text:p>16.2240803242</text:p>
          </table:table-cell>
          <table:table-cell table:formula="of:=[.C119]/([.H119]-[.H118])" office:value-type="float" office:value="122558.077733353" calcext:value-type="float">
            <text:p>122558.077733353</text:p>
          </table:table-cell>
          <table:table-cell table:formula="of:=[.G119]-[.$B119]" office:value-type="float" office:value="10.6744031906128" calcext:value-type="float">
            <text:p>10.674403190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39725.59264" calcext:value-type="float">
            <text:p>1443139725.59264</text:p>
          </table:table-cell>
          <table:table-cell office:value-type="float" office:value="4480" calcext:value-type="float">
            <text:p>4480</text:p>
          </table:table-cell>
          <table:table-cell table:formula="of:=[.B120]-[.$B$2]" office:value-type="float" office:value="5.59247517585754" calcext:value-type="float">
            <text:p>5.5924751759</text:p>
          </table:table-cell>
          <table:table-cell table:formula="of:=[.C120]/([.D120]-[.D119])" office:value-type="float" office:value="104677.685228514" calcext:value-type="float">
            <text:p>104677.685228514</text:p>
          </table:table-cell>
          <table:table-cell/>
          <table:table-cell office:value-type="float" office:value="1443139736.2609" calcext:value-type="float">
            <text:p>1443139736.2609</text:p>
          </table:table-cell>
          <table:table-cell table:formula="of:=[.G120]-[.$B$2]" office:value-type="float" office:value="16.2607367038727" calcext:value-type="float">
            <text:p>16.2607367039</text:p>
          </table:table-cell>
          <table:table-cell table:formula="of:=[.C120]/([.H120]-[.H119])" office:value-type="float" office:value="122216.106355855" calcext:value-type="float">
            <text:p>122216.106355855</text:p>
          </table:table-cell>
          <table:table-cell table:formula="of:=[.G120]-[.$B120]" office:value-type="float" office:value="10.6682615280151" calcext:value-type="float">
            <text:p>10.668261528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39725.63544" calcext:value-type="float">
            <text:p>1443139725.63544</text:p>
          </table:table-cell>
          <table:table-cell office:value-type="float" office:value="4480" calcext:value-type="float">
            <text:p>4480</text:p>
          </table:table-cell>
          <table:table-cell table:formula="of:=[.B121]-[.$B$2]" office:value-type="float" office:value="5.63527536392212" calcext:value-type="float">
            <text:p>5.6352753639</text:p>
          </table:table-cell>
          <table:table-cell table:formula="of:=[.C121]/([.D121]-[.D120])" office:value-type="float" office:value="104672.437262209" calcext:value-type="float">
            <text:p>104672.437262209</text:p>
          </table:table-cell>
          <table:table-cell/>
          <table:table-cell office:value-type="float" office:value="1443139736.29733" calcext:value-type="float">
            <text:p>1443139736.29733</text:p>
          </table:table-cell>
          <table:table-cell table:formula="of:=[.G121]-[.$B$2]" office:value-type="float" office:value="16.2971725463867" calcext:value-type="float">
            <text:p>16.2971725464</text:p>
          </table:table-cell>
          <table:table-cell table:formula="of:=[.C121]/([.H121]-[.H120])" office:value-type="float" office:value="122955.850362838" calcext:value-type="float">
            <text:p>122955.850362838</text:p>
          </table:table-cell>
          <table:table-cell table:formula="of:=[.G121]-[.$B121]" office:value-type="float" office:value="10.6618971824646" calcext:value-type="float">
            <text:p>10.661897182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39725.67823" calcext:value-type="float">
            <text:p>1443139725.67823</text:p>
          </table:table-cell>
          <table:table-cell office:value-type="float" office:value="4480" calcext:value-type="float">
            <text:p>4480</text:p>
          </table:table-cell>
          <table:table-cell table:formula="of:=[.B122]-[.$B$2]" office:value-type="float" office:value="5.67807245254517" calcext:value-type="float">
            <text:p>5.6780724525</text:p>
          </table:table-cell>
          <table:table-cell table:formula="of:=[.C122]/([.D122]-[.D121])" office:value-type="float" office:value="104680.017826901" calcext:value-type="float">
            <text:p>104680.017826901</text:p>
          </table:table-cell>
          <table:table-cell/>
          <table:table-cell office:value-type="float" office:value="1443139736.33393" calcext:value-type="float">
            <text:p>1443139736.33393</text:p>
          </table:table-cell>
          <table:table-cell table:formula="of:=[.G122]-[.$B$2]" office:value-type="float" office:value="16.3337700366974" calcext:value-type="float">
            <text:p>16.3337700367</text:p>
          </table:table-cell>
          <table:table-cell table:formula="of:=[.C122]/([.H122]-[.H121])" office:value-type="float" office:value="122412.765519443" calcext:value-type="float">
            <text:p>122412.765519443</text:p>
          </table:table-cell>
          <table:table-cell table:formula="of:=[.G122]-[.$B122]" office:value-type="float" office:value="10.6556975841522" calcext:value-type="float">
            <text:p>10.655697584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39725.72103" calcext:value-type="float">
            <text:p>1443139725.72103</text:p>
          </table:table-cell>
          <table:table-cell office:value-type="float" office:value="4480" calcext:value-type="float">
            <text:p>4480</text:p>
          </table:table-cell>
          <table:table-cell table:formula="of:=[.B123]-[.$B$2]" office:value-type="float" office:value="5.72086811065674" calcext:value-type="float">
            <text:p>5.7208681107</text:p>
          </table:table-cell>
          <table:table-cell table:formula="of:=[.C123]/([.D123]-[.D122])" office:value-type="float" office:value="104683.516919409" calcext:value-type="float">
            <text:p>104683.516919409</text:p>
          </table:table-cell>
          <table:table-cell/>
          <table:table-cell office:value-type="float" office:value="1443139736.37056" calcext:value-type="float">
            <text:p>1443139736.37056</text:p>
          </table:table-cell>
          <table:table-cell table:formula="of:=[.G123]-[.$B$2]" office:value-type="float" office:value="16.3703942298889" calcext:value-type="float">
            <text:p>16.3703942299</text:p>
          </table:table-cell>
          <table:table-cell table:formula="of:=[.C123]/([.H123]-[.H122])" office:value-type="float" office:value="122323.513765111" calcext:value-type="float">
            <text:p>122323.513765111</text:p>
          </table:table-cell>
          <table:table-cell table:formula="of:=[.G123]-[.$B123]" office:value-type="float" office:value="10.6495261192322" calcext:value-type="float">
            <text:p>10.6495261192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39725.76383" calcext:value-type="float">
            <text:p>1443139725.76383</text:p>
          </table:table-cell>
          <table:table-cell office:value-type="float" office:value="4480" calcext:value-type="float">
            <text:p>4480</text:p>
          </table:table-cell>
          <table:table-cell table:formula="of:=[.B124]-[.$B$2]" office:value-type="float" office:value="5.76366376876831" calcext:value-type="float">
            <text:p>5.7636637688</text:p>
          </table:table-cell>
          <table:table-cell table:formula="of:=[.C124]/([.D124]-[.D123])" office:value-type="float" office:value="104683.516919409" calcext:value-type="float">
            <text:p>104683.516919409</text:p>
          </table:table-cell>
          <table:table-cell/>
          <table:table-cell office:value-type="float" office:value="1443139736.40713" calcext:value-type="float">
            <text:p>1443139736.40713</text:p>
          </table:table-cell>
          <table:table-cell table:formula="of:=[.G124]-[.$B$2]" office:value-type="float" office:value="16.4069685935974" calcext:value-type="float">
            <text:p>16.4069685936</text:p>
          </table:table-cell>
          <table:table-cell table:formula="of:=[.C124]/([.H124]-[.H123])" office:value-type="float" office:value="122490.169226357" calcext:value-type="float">
            <text:p>122490.169226357</text:p>
          </table:table-cell>
          <table:table-cell table:formula="of:=[.G124]-[.$B124]" office:value-type="float" office:value="10.6433048248291" calcext:value-type="float">
            <text:p>10.6433048248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39725.80662" calcext:value-type="float">
            <text:p>1443139725.80662</text:p>
          </table:table-cell>
          <table:table-cell office:value-type="float" office:value="4480" calcext:value-type="float">
            <text:p>4480</text:p>
          </table:table-cell>
          <table:table-cell table:formula="of:=[.B125]-[.$B$2]" office:value-type="float" office:value="5.80645942687988" calcext:value-type="float">
            <text:p>5.8064594269</text:p>
          </table:table-cell>
          <table:table-cell table:formula="of:=[.C125]/([.D125]-[.D124])" office:value-type="float" office:value="104683.516919409" calcext:value-type="float">
            <text:p>104683.516919409</text:p>
          </table:table-cell>
          <table:table-cell/>
          <table:table-cell office:value-type="float" office:value="1443139736.44368" calcext:value-type="float">
            <text:p>1443139736.44368</text:p>
          </table:table-cell>
          <table:table-cell table:formula="of:=[.G125]-[.$B$2]" office:value-type="float" office:value="16.4435164928436" calcext:value-type="float">
            <text:p>16.4435164928</text:p>
          </table:table-cell>
          <table:table-cell table:formula="of:=[.C125]/([.H125]-[.H124])" office:value-type="float" office:value="122578.864788347" calcext:value-type="float">
            <text:p>122578.864788347</text:p>
          </table:table-cell>
          <table:table-cell table:formula="of:=[.G125]-[.$B125]" office:value-type="float" office:value="10.6370570659637" calcext:value-type="float">
            <text:p>10.637057066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39725.84942" calcext:value-type="float">
            <text:p>1443139725.84942</text:p>
          </table:table-cell>
          <table:table-cell office:value-type="float" office:value="4480" calcext:value-type="float">
            <text:p>4480</text:p>
          </table:table-cell>
          <table:table-cell table:formula="of:=[.B126]-[.$B$2]" office:value-type="float" office:value="5.84925413131714" calcext:value-type="float">
            <text:p>5.8492541313</text:p>
          </table:table-cell>
          <table:table-cell table:formula="of:=[.C126]/([.D126]-[.D125])" office:value-type="float" office:value="104685.849777708" calcext:value-type="float">
            <text:p>104685.849777708</text:p>
          </table:table-cell>
          <table:table-cell/>
          <table:table-cell office:value-type="float" office:value="1443139736.48027" calcext:value-type="float">
            <text:p>1443139736.48027</text:p>
          </table:table-cell>
          <table:table-cell table:formula="of:=[.G126]-[.$B$2]" office:value-type="float" office:value="16.4801063537598" calcext:value-type="float">
            <text:p>16.4801063538</text:p>
          </table:table-cell>
          <table:table-cell table:formula="of:=[.C126]/([.H126]-[.H125])" office:value-type="float" office:value="122438.289947807" calcext:value-type="float">
            <text:p>122438.289947807</text:p>
          </table:table-cell>
          <table:table-cell table:formula="of:=[.G126]-[.$B126]" office:value-type="float" office:value="10.6308522224426" calcext:value-type="float">
            <text:p>10.6308522224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39725.89221" calcext:value-type="float">
            <text:p>1443139725.89221</text:p>
          </table:table-cell>
          <table:table-cell office:value-type="float" office:value="4480" calcext:value-type="float">
            <text:p>4480</text:p>
          </table:table-cell>
          <table:table-cell table:formula="of:=[.B127]-[.$B$2]" office:value-type="float" office:value="5.89204931259155" calcext:value-type="float">
            <text:p>5.8920493126</text:p>
          </table:table-cell>
          <table:table-cell table:formula="of:=[.C127]/([.D127]-[.D126])" office:value-type="float" office:value="104684.683335562" calcext:value-type="float">
            <text:p>104684.683335562</text:p>
          </table:table-cell>
          <table:table-cell/>
          <table:table-cell office:value-type="float" office:value="1443139736.51683" calcext:value-type="float">
            <text:p>1443139736.51683</text:p>
          </table:table-cell>
          <table:table-cell table:formula="of:=[.G127]-[.$B$2]" office:value-type="float" office:value="16.5166683197021" calcext:value-type="float">
            <text:p>16.5166683197</text:p>
          </table:table-cell>
          <table:table-cell table:formula="of:=[.C127]/([.H127]-[.H126])" office:value-type="float" office:value="122531.704314257" calcext:value-type="float">
            <text:p>122531.704314257</text:p>
          </table:table-cell>
          <table:table-cell table:formula="of:=[.G127]-[.$B127]" office:value-type="float" office:value="10.6246190071106" calcext:value-type="float">
            <text:p>10.624619007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39725.93501" calcext:value-type="float">
            <text:p>1443139725.93501</text:p>
          </table:table-cell>
          <table:table-cell office:value-type="float" office:value="4480" calcext:value-type="float">
            <text:p>4480</text:p>
          </table:table-cell>
          <table:table-cell table:formula="of:=[.B128]-[.$B$2]" office:value-type="float" office:value="5.9348452091217" calcext:value-type="float">
            <text:p>5.9348452091</text:p>
          </table:table-cell>
          <table:table-cell table:formula="of:=[.C128]/([.D128]-[.D127])" office:value-type="float" office:value="104682.933721079" calcext:value-type="float">
            <text:p>104682.933721079</text:p>
          </table:table-cell>
          <table:table-cell/>
          <table:table-cell office:value-type="float" office:value="1443139736.5534" calcext:value-type="float">
            <text:p>1443139736.5534</text:p>
          </table:table-cell>
          <table:table-cell table:formula="of:=[.G128]-[.$B$2]" office:value-type="float" office:value="16.5532405376434" calcext:value-type="float">
            <text:p>16.5532405376</text:p>
          </table:table-cell>
          <table:table-cell table:formula="of:=[.C128]/([.H128]-[.H127])" office:value-type="float" office:value="122497.355976401" calcext:value-type="float">
            <text:p>122497.355976401</text:p>
          </table:table-cell>
          <table:table-cell table:formula="of:=[.G128]-[.$B128]" office:value-type="float" office:value="10.6183953285217" calcext:value-type="float">
            <text:p>10.6183953285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39725.97782" calcext:value-type="float">
            <text:p>1443139725.97782</text:p>
          </table:table-cell>
          <table:table-cell office:value-type="float" office:value="4480" calcext:value-type="float">
            <text:p>4480</text:p>
          </table:table-cell>
          <table:table-cell table:formula="of:=[.B129]-[.$B$2]" office:value-type="float" office:value="5.97766137123108" calcext:value-type="float">
            <text:p>5.9776613712</text:p>
          </table:table-cell>
          <table:table-cell table:formula="of:=[.C129]/([.D129]-[.D128])" office:value-type="float" office:value="104633.385602281" calcext:value-type="float">
            <text:p>104633.385602281</text:p>
          </table:table-cell>
          <table:table-cell/>
          <table:table-cell office:value-type="float" office:value="1443139736.58997" calcext:value-type="float">
            <text:p>1443139736.58997</text:p>
          </table:table-cell>
          <table:table-cell table:formula="of:=[.G129]-[.$B$2]" office:value-type="float" office:value="16.5898125171661" calcext:value-type="float">
            <text:p>16.5898125172</text:p>
          </table:table-cell>
          <table:table-cell table:formula="of:=[.C129]/([.H129]-[.H128])" office:value-type="float" office:value="122498.154556241" calcext:value-type="float">
            <text:p>122498.154556241</text:p>
          </table:table-cell>
          <table:table-cell table:formula="of:=[.G129]-[.$B129]" office:value-type="float" office:value="10.6121511459351" calcext:value-type="float">
            <text:p>10.612151145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39726.0197" calcext:value-type="float">
            <text:p>1443139726.0197</text:p>
          </table:table-cell>
          <table:table-cell office:value-type="float" office:value="4480" calcext:value-type="float">
            <text:p>4480</text:p>
          </table:table-cell>
          <table:table-cell table:formula="of:=[.B130]-[.$B$2]" office:value-type="float" office:value="6.01954221725464" calcext:value-type="float">
            <text:p>6.0195422173</text:p>
          </table:table-cell>
          <table:table-cell table:formula="of:=[.C130]/([.D130]-[.D129])" office:value-type="float" office:value="106970.140896386" calcext:value-type="float">
            <text:p>106970.140896386</text:p>
          </table:table-cell>
          <table:table-cell/>
          <table:table-cell office:value-type="float" office:value="1443139736.62655" calcext:value-type="float">
            <text:p>1443139736.62655</text:p>
          </table:table-cell>
          <table:table-cell table:formula="of:=[.G130]-[.$B$2]" office:value-type="float" office:value="16.6263842582703" calcext:value-type="float">
            <text:p>16.6263842583</text:p>
          </table:table-cell>
          <table:table-cell table:formula="of:=[.C130]/([.H130]-[.H129])" office:value-type="float" office:value="122498.953146493" calcext:value-type="float">
            <text:p>122498.953146493</text:p>
          </table:table-cell>
          <table:table-cell table:formula="of:=[.G130]-[.$B130]" office:value-type="float" office:value="10.6068420410156" calcext:value-type="float">
            <text:p>10.60684204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39726.06056" calcext:value-type="float">
            <text:p>1443139726.06056</text:p>
          </table:table-cell>
          <table:table-cell office:value-type="float" office:value="4480" calcext:value-type="float">
            <text:p>4480</text:p>
          </table:table-cell>
          <table:table-cell table:formula="of:=[.B131]-[.$B$2]" office:value-type="float" office:value="6.06039977073669" calcext:value-type="float">
            <text:p>6.0603997707</text:p>
          </table:table-cell>
          <table:table-cell table:formula="of:=[.C131]/([.D131]-[.D130])" office:value-type="float" office:value="109649.247646891" calcext:value-type="float">
            <text:p>109649.247646891</text:p>
          </table:table-cell>
          <table:table-cell/>
          <table:table-cell office:value-type="float" office:value="1443139736.66312" calcext:value-type="float">
            <text:p>1443139736.66312</text:p>
          </table:table-cell>
          <table:table-cell table:formula="of:=[.G131]-[.$B$2]" office:value-type="float" office:value="16.6629531383514" calcext:value-type="float">
            <text:p>16.6629531384</text:p>
          </table:table-cell>
          <table:table-cell table:formula="of:=[.C131]/([.H131]-[.H130])" office:value-type="float" office:value="122508.537041746" calcext:value-type="float">
            <text:p>122508.537041746</text:p>
          </table:table-cell>
          <table:table-cell table:formula="of:=[.G131]-[.$B131]" office:value-type="float" office:value="10.6025533676147" calcext:value-type="float">
            <text:p>10.6025533676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39726.10142" calcext:value-type="float">
            <text:p>1443139726.10142</text:p>
          </table:table-cell>
          <table:table-cell office:value-type="float" office:value="4480" calcext:value-type="float">
            <text:p>4480</text:p>
          </table:table-cell>
          <table:table-cell table:formula="of:=[.B132]-[.$B$2]" office:value-type="float" office:value="6.10125589370728" calcext:value-type="float">
            <text:p>6.1012558937</text:p>
          </table:table-cell>
          <table:table-cell table:formula="of:=[.C132]/([.D132]-[.D131])" office:value-type="float" office:value="109653.086839049" calcext:value-type="float">
            <text:p>109653.086839049</text:p>
          </table:table-cell>
          <table:table-cell/>
          <table:table-cell office:value-type="float" office:value="1443139736.6997" calcext:value-type="float">
            <text:p>1443139736.6997</text:p>
          </table:table-cell>
          <table:table-cell table:formula="of:=[.G132]-[.$B$2]" office:value-type="float" office:value="16.6995422840118" calcext:value-type="float">
            <text:p>16.699542284</text:p>
          </table:table-cell>
          <table:table-cell table:formula="of:=[.C132]/([.H132]-[.H131])" office:value-type="float" office:value="122440.683408703" calcext:value-type="float">
            <text:p>122440.683408703</text:p>
          </table:table-cell>
          <table:table-cell table:formula="of:=[.G132]-[.$B132]" office:value-type="float" office:value="10.5982863903046" calcext:value-type="float">
            <text:p>10.5982863903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39726.14227" calcext:value-type="float">
            <text:p>1443139726.14227</text:p>
          </table:table-cell>
          <table:table-cell office:value-type="float" office:value="4480" calcext:value-type="float">
            <text:p>4480</text:p>
          </table:table-cell>
          <table:table-cell table:formula="of:=[.B133]-[.$B$2]" office:value-type="float" office:value="6.1421115398407" calcext:value-type="float">
            <text:p>6.1421115398</text:p>
          </table:table-cell>
          <table:table-cell table:formula="of:=[.C133]/([.D133]-[.D132])" office:value-type="float" office:value="109654.366629513" calcext:value-type="float">
            <text:p>109654.366629513</text:p>
          </table:table-cell>
          <table:table-cell/>
          <table:table-cell office:value-type="float" office:value="1443139736.73628" calcext:value-type="float">
            <text:p>1443139736.73628</text:p>
          </table:table-cell>
          <table:table-cell table:formula="of:=[.G133]-[.$B$2]" office:value-type="float" office:value="16.7361159324646" calcext:value-type="float">
            <text:p>16.7361159325</text:p>
          </table:table-cell>
          <table:table-cell table:formula="of:=[.C133]/([.H133]-[.H132])" office:value-type="float" office:value="122492.564716006" calcext:value-type="float">
            <text:p>122492.564716006</text:p>
          </table:table-cell>
          <table:table-cell table:formula="of:=[.G133]-[.$B133]" office:value-type="float" office:value="10.5940043926239" calcext:value-type="float">
            <text:p>10.5940043926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39726.18313" calcext:value-type="float">
            <text:p>1443139726.18313</text:p>
          </table:table-cell>
          <table:table-cell office:value-type="float" office:value="4480" calcext:value-type="float">
            <text:p>4480</text:p>
          </table:table-cell>
          <table:table-cell table:formula="of:=[.B134]-[.$B$2]" office:value-type="float" office:value="6.18297171592712" calcext:value-type="float">
            <text:p>6.1829717159</text:p>
          </table:table-cell>
          <table:table-cell table:formula="of:=[.C134]/([.D134]-[.D133])" office:value-type="float" office:value="109642.209826117" calcext:value-type="float">
            <text:p>109642.209826117</text:p>
          </table:table-cell>
          <table:table-cell/>
          <table:table-cell office:value-type="float" office:value="1443139736.77278" calcext:value-type="float">
            <text:p>1443139736.77278</text:p>
          </table:table-cell>
          <table:table-cell table:formula="of:=[.G134]-[.$B$2]" office:value-type="float" office:value="16.7726147174835" calcext:value-type="float">
            <text:p>16.7726147175</text:p>
          </table:table-cell>
          <table:table-cell table:formula="of:=[.C134]/([.H134]-[.H133])" office:value-type="float" office:value="122743.811819423" calcext:value-type="float">
            <text:p>122743.811819423</text:p>
          </table:table-cell>
          <table:table-cell table:formula="of:=[.G134]-[.$B134]" office:value-type="float" office:value="10.5896430015564" calcext:value-type="float">
            <text:p>10.5896430016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39726.22399" calcext:value-type="float">
            <text:p>1443139726.22399</text:p>
          </table:table-cell>
          <table:table-cell office:value-type="float" office:value="4480" calcext:value-type="float">
            <text:p>4480</text:p>
          </table:table-cell>
          <table:table-cell table:formula="of:=[.B135]-[.$B$2]" office:value-type="float" office:value="6.22382688522339" calcext:value-type="float">
            <text:p>6.2238268852</text:p>
          </table:table-cell>
          <table:table-cell table:formula="of:=[.C135]/([.D135]-[.D134])" office:value-type="float" office:value="109655.646449851" calcext:value-type="float">
            <text:p>109655.646449851</text:p>
          </table:table-cell>
          <table:table-cell/>
          <table:table-cell office:value-type="float" office:value="1443139736.80942" calcext:value-type="float">
            <text:p>1443139736.80942</text:p>
          </table:table-cell>
          <table:table-cell table:formula="of:=[.G135]-[.$B$2]" office:value-type="float" office:value="16.809255361557" calcext:value-type="float">
            <text:p>16.8092553616</text:p>
          </table:table-cell>
          <table:table-cell table:formula="of:=[.C135]/([.H135]-[.H134])" office:value-type="float" office:value="122268.593068804" calcext:value-type="float">
            <text:p>122268.593068804</text:p>
          </table:table-cell>
          <table:table-cell table:formula="of:=[.G135]-[.$B135]" office:value-type="float" office:value="10.5854284763336" calcext:value-type="float">
            <text:p>10.5854284763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39726.26484" calcext:value-type="float">
            <text:p>1443139726.26484</text:p>
          </table:table-cell>
          <table:table-cell office:value-type="float" office:value="4480" calcext:value-type="float">
            <text:p>4480</text:p>
          </table:table-cell>
          <table:table-cell table:formula="of:=[.B136]-[.$B$2]" office:value-type="float" office:value="6.26468229293823" calcext:value-type="float">
            <text:p>6.2646822929</text:p>
          </table:table-cell>
          <table:table-cell table:formula="of:=[.C136]/([.D136]-[.D135])" office:value-type="float" office:value="109655.006535948" calcext:value-type="float">
            <text:p>109655.006535948</text:p>
          </table:table-cell>
          <table:table-cell/>
          <table:table-cell office:value-type="float" office:value="1443139736.84598" calcext:value-type="float">
            <text:p>1443139736.84598</text:p>
          </table:table-cell>
          <table:table-cell table:formula="of:=[.G136]-[.$B$2]" office:value-type="float" office:value="16.845813035965" calcext:value-type="float">
            <text:p>16.845813036</text:p>
          </table:table-cell>
          <table:table-cell table:formula="of:=[.C136]/([.H136]-[.H135])" office:value-type="float" office:value="122546.088408311" calcext:value-type="float">
            <text:p>122546.088408311</text:p>
          </table:table-cell>
          <table:table-cell table:formula="of:=[.G136]-[.$B136]" office:value-type="float" office:value="10.5811307430267" calcext:value-type="float">
            <text:p>10.581130743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39726.3057" calcext:value-type="float">
            <text:p>1443139726.3057</text:p>
          </table:table-cell>
          <table:table-cell office:value-type="float" office:value="4480" calcext:value-type="float">
            <text:p>4480</text:p>
          </table:table-cell>
          <table:table-cell table:formula="of:=[.B137]-[.$B$2]" office:value-type="float" office:value="6.30553770065308" calcext:value-type="float">
            <text:p>6.3055377007</text:p>
          </table:table-cell>
          <table:table-cell table:formula="of:=[.C137]/([.D137]-[.D136])" office:value-type="float" office:value="109655.006535948" calcext:value-type="float">
            <text:p>109655.006535948</text:p>
          </table:table-cell>
          <table:table-cell/>
          <table:table-cell office:value-type="float" office:value="1443139736.88256" calcext:value-type="float">
            <text:p>1443139736.88256</text:p>
          </table:table-cell>
          <table:table-cell table:formula="of:=[.G137]-[.$B$2]" office:value-type="float" office:value="16.882395029068" calcext:value-type="float">
            <text:p>16.8823950291</text:p>
          </table:table-cell>
          <table:table-cell table:formula="of:=[.C137]/([.H137]-[.H136])" office:value-type="float" office:value="122464.623165359" calcext:value-type="float">
            <text:p>122464.623165359</text:p>
          </table:table-cell>
          <table:table-cell table:formula="of:=[.G137]-[.$B137]" office:value-type="float" office:value="10.5768573284149" calcext:value-type="float">
            <text:p>10.5768573284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39726.34656" calcext:value-type="float">
            <text:p>1443139726.34656</text:p>
          </table:table-cell>
          <table:table-cell office:value-type="float" office:value="4480" calcext:value-type="float">
            <text:p>4480</text:p>
          </table:table-cell>
          <table:table-cell table:formula="of:=[.B138]-[.$B$2]" office:value-type="float" office:value="6.34639286994934" calcext:value-type="float">
            <text:p>6.3463928699</text:p>
          </table:table-cell>
          <table:table-cell table:formula="of:=[.C138]/([.D138]-[.D137])" office:value-type="float" office:value="109655.646449851" calcext:value-type="float">
            <text:p>109655.646449851</text:p>
          </table:table-cell>
          <table:table-cell/>
          <table:table-cell office:value-type="float" office:value="1443139736.91913" calcext:value-type="float">
            <text:p>1443139736.91913</text:p>
          </table:table-cell>
          <table:table-cell table:formula="of:=[.G138]-[.$B$2]" office:value-type="float" office:value="16.9189689159393" calcext:value-type="float">
            <text:p>16.9189689159</text:p>
          </table:table-cell>
          <table:table-cell table:formula="of:=[.C138]/([.H138]-[.H137])" office:value-type="float" office:value="122491.766209046" calcext:value-type="float">
            <text:p>122491.766209046</text:p>
          </table:table-cell>
          <table:table-cell table:formula="of:=[.G138]-[.$B138]" office:value-type="float" office:value="10.57257604599" calcext:value-type="float">
            <text:p>10.57257604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39726.38741" calcext:value-type="float">
            <text:p>1443139726.38741</text:p>
          </table:table-cell>
          <table:table-cell office:value-type="float" office:value="4480" calcext:value-type="float">
            <text:p>4480</text:p>
          </table:table-cell>
          <table:table-cell table:formula="of:=[.B139]-[.$B$2]" office:value-type="float" office:value="6.38724946975708" calcext:value-type="float">
            <text:p>6.3872494698</text:p>
          </table:table-cell>
          <table:table-cell table:formula="of:=[.C139]/([.D139]-[.D138])" office:value-type="float" office:value="109651.807078458" calcext:value-type="float">
            <text:p>109651.807078458</text:p>
          </table:table-cell>
          <table:table-cell/>
          <table:table-cell office:value-type="float" office:value="1443139736.95568" calcext:value-type="float">
            <text:p>1443139736.95568</text:p>
          </table:table-cell>
          <table:table-cell table:formula="of:=[.G139]-[.$B$2]" office:value-type="float" office:value="16.9555208683014" calcext:value-type="float">
            <text:p>16.9555208683</text:p>
          </table:table-cell>
          <table:table-cell table:formula="of:=[.C139]/([.H139]-[.H138])" office:value-type="float" office:value="122565.272454504" calcext:value-type="float">
            <text:p>122565.272454504</text:p>
          </table:table-cell>
          <table:table-cell table:formula="of:=[.G139]-[.$B139]" office:value-type="float" office:value="10.5682713985443" calcext:value-type="float">
            <text:p>10.5682713985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39726.42827" calcext:value-type="float">
            <text:p>1443139726.42827</text:p>
          </table:table-cell>
          <table:table-cell office:value-type="float" office:value="4480" calcext:value-type="float">
            <text:p>4480</text:p>
          </table:table-cell>
          <table:table-cell table:formula="of:=[.B140]-[.$B$2]" office:value-type="float" office:value="6.4281120300293" calcext:value-type="float">
            <text:p>6.42811203</text:p>
          </table:table-cell>
          <table:table-cell table:formula="of:=[.C140]/([.D140]-[.D139])" office:value-type="float" office:value="109635.812591166" calcext:value-type="float">
            <text:p>109635.812591166</text:p>
          </table:table-cell>
          <table:table-cell/>
          <table:table-cell office:value-type="float" office:value="1443139736.99225" calcext:value-type="float">
            <text:p>1443139736.99225</text:p>
          </table:table-cell>
          <table:table-cell table:formula="of:=[.G140]-[.$B$2]" office:value-type="float" office:value="16.9920899868011" calcext:value-type="float">
            <text:p>16.9920899868</text:p>
          </table:table-cell>
          <table:table-cell table:formula="of:=[.C140]/([.H140]-[.H139])" office:value-type="float" office:value="122507.738326531" calcext:value-type="float">
            <text:p>122507.738326531</text:p>
          </table:table-cell>
          <table:table-cell table:formula="of:=[.G140]-[.$B140]" office:value-type="float" office:value="10.5639779567719" calcext:value-type="float">
            <text:p>10.5639779568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39726.46913" calcext:value-type="float">
            <text:p>1443139726.46913</text:p>
          </table:table-cell>
          <table:table-cell office:value-type="float" office:value="4480" calcext:value-type="float">
            <text:p>4480</text:p>
          </table:table-cell>
          <table:table-cell table:formula="of:=[.B141]-[.$B$2]" office:value-type="float" office:value="6.46896719932556" calcext:value-type="float">
            <text:p>6.4689671993</text:p>
          </table:table-cell>
          <table:table-cell table:formula="of:=[.C141]/([.D141]-[.D140])" office:value-type="float" office:value="109655.646449851" calcext:value-type="float">
            <text:p>109655.646449851</text:p>
          </table:table-cell>
          <table:table-cell/>
          <table:table-cell office:value-type="float" office:value="1443139740.00719" calcext:value-type="float">
            <text:p>1443139740.00719</text:p>
          </table:table-cell>
          <table:table-cell table:formula="of:=[.G141]-[.$B$2]" office:value-type="float" office:value="20.0070281028748" calcext:value-type="float">
            <text:p>20.0070281029</text:p>
          </table:table-cell>
          <table:table-cell table:formula="of:=[.C141]/([.H141]-[.H140])" office:value-type="float" office:value="1485.93431358199" calcext:value-type="float">
            <text:p>1485.934313582</text:p>
          </table:table-cell>
          <table:table-cell table:formula="of:=[.G141]-[.$B141]" office:value-type="float" office:value="13.5380609035492" calcext:value-type="float">
            <text:p>13.538060903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39726.50998" calcext:value-type="float">
            <text:p>1443139726.50998</text:p>
          </table:table-cell>
          <table:table-cell office:value-type="float" office:value="4480" calcext:value-type="float">
            <text:p>4480</text:p>
          </table:table-cell>
          <table:table-cell table:formula="of:=[.B142]-[.$B$2]" office:value-type="float" office:value="6.50982260704041" calcext:value-type="float">
            <text:p>6.509822607</text:p>
          </table:table-cell>
          <table:table-cell table:formula="of:=[.C142]/([.D142]-[.D141])" office:value-type="float" office:value="109655.006535948" calcext:value-type="float">
            <text:p>109655.006535948</text:p>
          </table:table-cell>
          <table:table-cell/>
          <table:table-cell office:value-type="float" office:value="1443139740.02598" calcext:value-type="float">
            <text:p>1443139740.02598</text:p>
          </table:table-cell>
          <table:table-cell table:formula="of:=[.G142]-[.$B$2]" office:value-type="float" office:value="20.0258142948151" calcext:value-type="float">
            <text:p>20.0258142948</text:p>
          </table:table-cell>
          <table:table-cell table:formula="of:=[.C142]/([.H142]-[.H141])" office:value-type="float" office:value="238473.023922838" calcext:value-type="float">
            <text:p>238473.023922838</text:p>
          </table:table-cell>
          <table:table-cell table:formula="of:=[.G142]-[.$B142]" office:value-type="float" office:value="13.5159916877747" calcext:value-type="float">
            <text:p>13.5159916878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39726.55085" calcext:value-type="float">
            <text:p>1443139726.55085</text:p>
          </table:table-cell>
          <table:table-cell office:value-type="float" office:value="4480" calcext:value-type="float">
            <text:p>4480</text:p>
          </table:table-cell>
          <table:table-cell table:formula="of:=[.B143]-[.$B$2]" office:value-type="float" office:value="6.5506854057312" calcext:value-type="float">
            <text:p>6.5506854057</text:p>
          </table:table-cell>
          <table:table-cell table:formula="of:=[.C143]/([.D143]-[.D142])" office:value-type="float" office:value="109635.172908729" calcext:value-type="float">
            <text:p>109635.172908729</text:p>
          </table:table-cell>
          <table:table-cell/>
          <table:table-cell office:value-type="float" office:value="1443139740.09097" calcext:value-type="float">
            <text:p>1443139740.09097</text:p>
          </table:table-cell>
          <table:table-cell table:formula="of:=[.G143]-[.$B$2]" office:value-type="float" office:value="20.0908095836639" calcext:value-type="float">
            <text:p>20.0908095837</text:p>
          </table:table-cell>
          <table:table-cell table:formula="of:=[.C143]/([.H143]-[.H142])" office:value-type="float" office:value="68928.0727779612" calcext:value-type="float">
            <text:p>68928.0727779612</text:p>
          </table:table-cell>
          <table:table-cell table:formula="of:=[.G143]-[.$B143]" office:value-type="float" office:value="13.5401241779327" calcext:value-type="float">
            <text:p>13.5401241779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39726.5917" calcext:value-type="float">
            <text:p>1443139726.5917</text:p>
          </table:table-cell>
          <table:table-cell office:value-type="float" office:value="4480" calcext:value-type="float">
            <text:p>4480</text:p>
          </table:table-cell>
          <table:table-cell table:formula="of:=[.B144]-[.$B$2]" office:value-type="float" office:value="6.5915412902832" calcext:value-type="float">
            <text:p>6.5915412903</text:p>
          </table:table-cell>
          <table:table-cell table:formula="of:=[.C144]/([.D144]-[.D143])" office:value-type="float" office:value="109653.726730547" calcext:value-type="float">
            <text:p>109653.726730547</text:p>
          </table:table-cell>
          <table:table-cell/>
          <table:table-cell office:value-type="float" office:value="1443139740.19098" calcext:value-type="float">
            <text:p>1443139740.19098</text:p>
          </table:table-cell>
          <table:table-cell table:formula="of:=[.G144]-[.$B$2]" office:value-type="float" office:value="20.1908221244812" calcext:value-type="float">
            <text:p>20.1908221245</text:p>
          </table:table-cell>
          <table:table-cell table:formula="of:=[.C144]/([.H144]-[.H143])" office:value-type="float" office:value="44794.3824183578" calcext:value-type="float">
            <text:p>44794.3824183578</text:p>
          </table:table-cell>
          <table:table-cell table:formula="of:=[.G144]-[.$B144]" office:value-type="float" office:value="13.599280834198" calcext:value-type="float">
            <text:p>13.5992808342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39726.63256" calcext:value-type="float">
            <text:p>1443139726.63256</text:p>
          </table:table-cell>
          <table:table-cell office:value-type="float" office:value="4480" calcext:value-type="float">
            <text:p>4480</text:p>
          </table:table-cell>
          <table:table-cell table:formula="of:=[.B145]-[.$B$2]" office:value-type="float" office:value="6.63239693641663" calcext:value-type="float">
            <text:p>6.6323969364</text:p>
          </table:table-cell>
          <table:table-cell table:formula="of:=[.C145]/([.D145]-[.D144])" office:value-type="float" office:value="109654.366629513" calcext:value-type="float">
            <text:p>109654.366629513</text:p>
          </table:table-cell>
          <table:table-cell/>
          <table:table-cell office:value-type="float" office:value="1443139742.0464" calcext:value-type="float">
            <text:p>1443139742.0464</text:p>
          </table:table-cell>
          <table:table-cell table:formula="of:=[.G145]-[.$B$2]" office:value-type="float" office:value="22.0462355613708" calcext:value-type="float">
            <text:p>22.0462355614</text:p>
          </table:table-cell>
          <table:table-cell table:formula="of:=[.C145]/([.H145]-[.H144])" office:value-type="float" office:value="2414.55619051144" calcext:value-type="float">
            <text:p>2414.5561905114</text:p>
          </table:table-cell>
          <table:table-cell table:formula="of:=[.G145]-[.$B145]" office:value-type="float" office:value="15.4138386249542" calcext:value-type="float">
            <text:p>15.41383862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39726.67341" calcext:value-type="float">
            <text:p>1443139726.67341</text:p>
          </table:table-cell>
          <table:table-cell office:value-type="float" office:value="4480" calcext:value-type="float">
            <text:p>4480</text:p>
          </table:table-cell>
          <table:table-cell table:formula="of:=[.B146]-[.$B$2]" office:value-type="float" office:value="6.67325210571289" calcext:value-type="float">
            <text:p>6.6732521057</text:p>
          </table:table-cell>
          <table:table-cell table:formula="of:=[.C146]/([.D146]-[.D145])" office:value-type="float" office:value="109655.646449851" calcext:value-type="float">
            <text:p>109655.646449851</text:p>
          </table:table-cell>
          <table:table-cell/>
          <table:table-cell office:value-type="float" office:value="1443139743.0364" calcext:value-type="float">
            <text:p>1443139743.0364</text:p>
          </table:table-cell>
          <table:table-cell table:formula="of:=[.G146]-[.$B$2]" office:value-type="float" office:value="23.0362350940704" calcext:value-type="float">
            <text:p>23.0362350941</text:p>
          </table:table-cell>
          <table:table-cell table:formula="of:=[.C146]/([.H146]-[.H145])" office:value-type="float" office:value="4525.25466126604" calcext:value-type="float">
            <text:p>4525.2546612661</text:p>
          </table:table-cell>
          <table:table-cell table:formula="of:=[.G146]-[.$B146]" office:value-type="float" office:value="16.3629829883575" calcext:value-type="float">
            <text:p>16.3629829884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39726.71427" calcext:value-type="float">
            <text:p>1443139726.71427</text:p>
          </table:table-cell>
          <table:table-cell office:value-type="float" office:value="4480" calcext:value-type="float">
            <text:p>4480</text:p>
          </table:table-cell>
          <table:table-cell table:formula="of:=[.B147]-[.$B$2]" office:value-type="float" office:value="6.71410751342773" calcext:value-type="float">
            <text:p>6.7141075134</text:p>
          </table:table-cell>
          <table:table-cell table:formula="of:=[.C147]/([.D147]-[.D146])" office:value-type="float" office:value="109655.006535948" calcext:value-type="float">
            <text:p>109655.006535948</text:p>
          </table:table-cell>
          <table:table-cell/>
          <table:table-cell office:value-type="float" office:value="1443139751.29887" calcext:value-type="float">
            <text:p>1443139751.29887</text:p>
          </table:table-cell>
          <table:table-cell table:formula="of:=[.G147]-[.$B$2]" office:value-type="float" office:value="31.2987051010132" calcext:value-type="float">
            <text:p>31.298705101</text:p>
          </table:table-cell>
          <table:table-cell table:formula="of:=[.C147]/([.H147]-[.H146])" office:value-type="float" office:value="542.21074282092" calcext:value-type="float">
            <text:p>542.2107428209</text:p>
          </table:table-cell>
          <table:table-cell table:formula="of:=[.G147]-[.$B147]" office:value-type="float" office:value="24.5845975875854" calcext:value-type="float">
            <text:p>24.584597587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39726.75513" calcext:value-type="float">
            <text:p>1443139726.75513</text:p>
          </table:table-cell>
          <table:table-cell office:value-type="float" office:value="4480" calcext:value-type="float">
            <text:p>4480</text:p>
          </table:table-cell>
          <table:table-cell table:formula="of:=[.B148]-[.$B$2]" office:value-type="float" office:value="6.75496339797974" calcext:value-type="float">
            <text:p>6.754963398</text:p>
          </table:table-cell>
          <table:table-cell table:formula="of:=[.C148]/([.D148]-[.D147])" office:value-type="float" office:value="109653.726730547" calcext:value-type="float">
            <text:p>109653.726730547</text:p>
          </table:table-cell>
          <table:table-cell/>
          <table:table-cell office:value-type="float" office:value="1443139751.34925" calcext:value-type="float">
            <text:p>1443139751.34925</text:p>
          </table:table-cell>
          <table:table-cell table:formula="of:=[.G148]-[.$B$2]" office:value-type="float" office:value="31.3490900993347" calcext:value-type="float">
            <text:p>31.3490900993</text:p>
          </table:table-cell>
          <table:table-cell table:formula="of:=[.C148]/([.H148]-[.H147])" office:value-type="float" office:value="88915.3547532296" calcext:value-type="float">
            <text:p>88915.3547532296</text:p>
          </table:table-cell>
          <table:table-cell table:formula="of:=[.G148]-[.$B148]" office:value-type="float" office:value="24.594126701355" calcext:value-type="float">
            <text:p>24.5941267014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39726.79598" calcext:value-type="float">
            <text:p>1443139726.79598</text:p>
          </table:table-cell>
          <table:table-cell office:value-type="float" office:value="4480" calcext:value-type="float">
            <text:p>4480</text:p>
          </table:table-cell>
          <table:table-cell table:formula="of:=[.B149]-[.$B$2]" office:value-type="float" office:value="6.79581904411316" calcext:value-type="float">
            <text:p>6.7958190441</text:p>
          </table:table-cell>
          <table:table-cell table:formula="of:=[.C149]/([.D149]-[.D148])" office:value-type="float" office:value="109654.366629513" calcext:value-type="float">
            <text:p>109654.366629513</text:p>
          </table:table-cell>
          <table:table-cell/>
          <table:table-cell office:value-type="float" office:value="1443139751.39971" calcext:value-type="float">
            <text:p>1443139751.39971</text:p>
          </table:table-cell>
          <table:table-cell table:formula="of:=[.G149]-[.$B$2]" office:value-type="float" office:value="31.3995440006256" calcext:value-type="float">
            <text:p>31.3995440006</text:p>
          </table:table-cell>
          <table:table-cell table:formula="of:=[.C149]/([.H149]-[.H148])" office:value-type="float" office:value="88793.9264432778" calcext:value-type="float">
            <text:p>88793.9264432778</text:p>
          </table:table-cell>
          <table:table-cell table:formula="of:=[.G149]-[.$B149]" office:value-type="float" office:value="24.6037249565124" calcext:value-type="float">
            <text:p>24.603724956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39726.83684" calcext:value-type="float">
            <text:p>1443139726.83684</text:p>
          </table:table-cell>
          <table:table-cell office:value-type="float" office:value="4480" calcext:value-type="float">
            <text:p>4480</text:p>
          </table:table-cell>
          <table:table-cell table:formula="of:=[.B150]-[.$B$2]" office:value-type="float" office:value="6.83667421340942" calcext:value-type="float">
            <text:p>6.8366742134</text:p>
          </table:table-cell>
          <table:table-cell table:formula="of:=[.C150]/([.D150]-[.D149])" office:value-type="float" office:value="109655.646449851" calcext:value-type="float">
            <text:p>109655.646449851</text:p>
          </table:table-cell>
          <table:table-cell/>
          <table:table-cell office:value-type="float" office:value="1443139751.45017" calcext:value-type="float">
            <text:p>1443139751.45017</text:p>
          </table:table-cell>
          <table:table-cell table:formula="of:=[.G150]-[.$B$2]" office:value-type="float" office:value="31.4500112533569" calcext:value-type="float">
            <text:p>31.4500112534</text:p>
          </table:table-cell>
          <table:table-cell table:formula="of:=[.C150]/([.H150]-[.H149])" office:value-type="float" office:value="88770.4354316759" calcext:value-type="float">
            <text:p>88770.4354316759</text:p>
          </table:table-cell>
          <table:table-cell table:formula="of:=[.G150]-[.$B150]" office:value-type="float" office:value="24.6133370399475" calcext:value-type="float">
            <text:p>24.6133370399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39726.87769" calcext:value-type="float">
            <text:p>1443139726.87769</text:p>
          </table:table-cell>
          <table:table-cell office:value-type="float" office:value="4480" calcext:value-type="float">
            <text:p>4480</text:p>
          </table:table-cell>
          <table:table-cell table:formula="of:=[.B151]-[.$B$2]" office:value-type="float" office:value="6.87752962112427" calcext:value-type="float">
            <text:p>6.8775296211</text:p>
          </table:table-cell>
          <table:table-cell table:formula="of:=[.C151]/([.D151]-[.D150])" office:value-type="float" office:value="109655.006535948" calcext:value-type="float">
            <text:p>109655.006535948</text:p>
          </table:table-cell>
          <table:table-cell/>
          <table:table-cell office:value-type="float" office:value="1443139751.50062" calcext:value-type="float">
            <text:p>1443139751.50062</text:p>
          </table:table-cell>
          <table:table-cell table:formula="of:=[.G151]-[.$B$2]" office:value-type="float" office:value="31.500453710556" calcext:value-type="float">
            <text:p>31.5004537106</text:p>
          </table:table-cell>
          <table:table-cell table:formula="of:=[.C151]/([.H151]-[.H150])" office:value-type="float" office:value="88814.0714937302" calcext:value-type="float">
            <text:p>88814.0714937302</text:p>
          </table:table-cell>
          <table:table-cell table:formula="of:=[.G151]-[.$B151]" office:value-type="float" office:value="24.6229240894318" calcext:value-type="float">
            <text:p>24.622924089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39726.91855" calcext:value-type="float">
            <text:p>1443139726.91855</text:p>
          </table:table-cell>
          <table:table-cell office:value-type="float" office:value="4480" calcext:value-type="float">
            <text:p>4480</text:p>
          </table:table-cell>
          <table:table-cell table:formula="of:=[.B152]-[.$B$2]" office:value-type="float" office:value="6.91838479042053" calcext:value-type="float">
            <text:p>6.9183847904</text:p>
          </table:table-cell>
          <table:table-cell table:formula="of:=[.C152]/([.D152]-[.D151])" office:value-type="float" office:value="109655.646449851" calcext:value-type="float">
            <text:p>109655.646449851</text:p>
          </table:table-cell>
          <table:table-cell/>
          <table:table-cell office:value-type="float" office:value="1443139751.55096" calcext:value-type="float">
            <text:p>1443139751.55096</text:p>
          </table:table-cell>
          <table:table-cell table:formula="of:=[.G152]-[.$B$2]" office:value-type="float" office:value="31.5507938861847" calcext:value-type="float">
            <text:p>31.5507938862</text:p>
          </table:table-cell>
          <table:table-cell table:formula="of:=[.C152]/([.H152]-[.H151])" office:value-type="float" office:value="88994.5246327116" calcext:value-type="float">
            <text:p>88994.5246327116</text:p>
          </table:table-cell>
          <table:table-cell table:formula="of:=[.G152]-[.$B152]" office:value-type="float" office:value="24.6324090957642" calcext:value-type="float">
            <text:p>24.6324090958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39726.9594" calcext:value-type="float">
            <text:p>1443139726.9594</text:p>
          </table:table-cell>
          <table:table-cell office:value-type="float" office:value="4480" calcext:value-type="float">
            <text:p>4480</text:p>
          </table:table-cell>
          <table:table-cell table:formula="of:=[.B153]-[.$B$2]" office:value-type="float" office:value="6.95924067497253" calcext:value-type="float">
            <text:p>6.959240675</text:p>
          </table:table-cell>
          <table:table-cell table:formula="of:=[.C153]/([.D153]-[.D152])" office:value-type="float" office:value="109653.726730547" calcext:value-type="float">
            <text:p>109653.726730547</text:p>
          </table:table-cell>
          <table:table-cell/>
          <table:table-cell office:value-type="float" office:value="1443139751.60141" calcext:value-type="float">
            <text:p>1443139751.60141</text:p>
          </table:table-cell>
          <table:table-cell table:formula="of:=[.G153]-[.$B$2]" office:value-type="float" office:value="31.6012527942657" calcext:value-type="float">
            <text:p>31.6012527943</text:p>
          </table:table-cell>
          <table:table-cell table:formula="of:=[.C153]/([.H153]-[.H152])" office:value-type="float" office:value="88785.1158571159" calcext:value-type="float">
            <text:p>88785.1158571159</text:p>
          </table:table-cell>
          <table:table-cell table:formula="of:=[.G153]-[.$B153]" office:value-type="float" office:value="24.6420121192932" calcext:value-type="float">
            <text:p>24.6420121193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39740.00027" calcext:value-type="float">
            <text:p>1443139740.00027</text:p>
          </table:table-cell>
          <table:table-cell office:value-type="float" office:value="4480" calcext:value-type="float">
            <text:p>4480</text:p>
          </table:table-cell>
          <table:table-cell table:formula="of:=[.B154]-[.$B$2]" office:value-type="float" office:value="20.0001032352448" calcext:value-type="float">
            <text:p>20.0001032352</text:p>
          </table:table-cell>
          <table:table-cell table:formula="of:=[.C154]/([.D154]-[.D153])" office:value-type="float" office:value="343.535558272649" calcext:value-type="float">
            <text:p>343.5355582726</text:p>
          </table:table-cell>
          <table:table-cell/>
          <table:table-cell office:value-type="float" office:value="1443139751.65183" calcext:value-type="float">
            <text:p>1443139751.65183</text:p>
          </table:table-cell>
          <table:table-cell table:formula="of:=[.G154]-[.$B$2]" office:value-type="float" office:value="31.6516633033752" calcext:value-type="float">
            <text:p>31.6516633034</text:p>
          </table:table-cell>
          <table:table-cell table:formula="of:=[.C154]/([.H154]-[.H153])" office:value-type="float" office:value="88870.3581681541" calcext:value-type="float">
            <text:p>88870.3581681541</text:p>
          </table:table-cell>
          <table:table-cell table:formula="of:=[.G154]-[.$B154]" office:value-type="float" office:value="11.6515600681305" calcext:value-type="float">
            <text:p>11.651560068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39740.0564" calcext:value-type="float">
            <text:p>1443139740.0564</text:p>
          </table:table-cell>
          <table:table-cell office:value-type="float" office:value="4480" calcext:value-type="float">
            <text:p>4480</text:p>
          </table:table-cell>
          <table:table-cell table:formula="of:=[.B155]-[.$B$2]" office:value-type="float" office:value="20.0562365055084" calcext:value-type="float">
            <text:p>20.0562365055</text:p>
          </table:table-cell>
          <table:table-cell table:formula="of:=[.C155]/([.D155]-[.D154])" office:value-type="float" office:value="79810.0659191301" calcext:value-type="float">
            <text:p>79810.0659191301</text:p>
          </table:table-cell>
          <table:table-cell/>
          <table:table-cell office:value-type="float" office:value="1443139751.70227" calcext:value-type="float">
            <text:p>1443139751.70227</text:p>
          </table:table-cell>
          <table:table-cell table:formula="of:=[.G155]-[.$B$2]" office:value-type="float" office:value="31.7021090984344" calcext:value-type="float">
            <text:p>31.7021090984</text:p>
          </table:table-cell>
          <table:table-cell table:formula="of:=[.C155]/([.H155]-[.H154])" office:value-type="float" office:value="88808.1949098471" calcext:value-type="float">
            <text:p>88808.1949098471</text:p>
          </table:table-cell>
          <table:table-cell table:formula="of:=[.G155]-[.$B155]" office:value-type="float" office:value="11.645872592926" calcext:value-type="float">
            <text:p>11.6458725929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39740.11251" calcext:value-type="float">
            <text:p>1443139740.11251</text:p>
          </table:table-cell>
          <table:table-cell office:value-type="float" office:value="4480" calcext:value-type="float">
            <text:p>4480</text:p>
          </table:table-cell>
          <table:table-cell table:formula="of:=[.B156]-[.$B$2]" office:value-type="float" office:value="20.1123466491699" calcext:value-type="float">
            <text:p>20.1123466492</text:p>
          </table:table-cell>
          <table:table-cell table:formula="of:=[.C156]/([.D156]-[.D155])" office:value-type="float" office:value="79842.9607848969" calcext:value-type="float">
            <text:p>79842.9607848969</text:p>
          </table:table-cell>
          <table:table-cell/>
          <table:table-cell office:value-type="float" office:value="1443139751.75288" calcext:value-type="float">
            <text:p>1443139751.75288</text:p>
          </table:table-cell>
          <table:table-cell table:formula="of:=[.G156]-[.$B$2]" office:value-type="float" office:value="31.7527198791504" calcext:value-type="float">
            <text:p>31.7527198792</text:p>
          </table:table-cell>
          <table:table-cell table:formula="of:=[.C156]/([.H156]-[.H155])" office:value-type="float" office:value="88518.689825087" calcext:value-type="float">
            <text:p>88518.689825087</text:p>
          </table:table-cell>
          <table:table-cell table:formula="of:=[.G156]-[.$B156]" office:value-type="float" office:value="11.6403732299805" calcext:value-type="float">
            <text:p>11.64037323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39740.16864" calcext:value-type="float">
            <text:p>1443139740.16864</text:p>
          </table:table-cell>
          <table:table-cell office:value-type="float" office:value="4480" calcext:value-type="float">
            <text:p>4480</text:p>
          </table:table-cell>
          <table:table-cell table:formula="of:=[.B157]-[.$B$2]" office:value-type="float" office:value="20.1684827804565" calcext:value-type="float">
            <text:p>20.1684827805</text:p>
          </table:table-cell>
          <table:table-cell table:formula="of:=[.C157]/([.D157]-[.D156])" office:value-type="float" office:value="79805.9983351171" calcext:value-type="float">
            <text:p>79805.9983351171</text:p>
          </table:table-cell>
          <table:table-cell/>
          <table:table-cell office:value-type="float" office:value="1443139751.80316" calcext:value-type="float">
            <text:p>1443139751.80316</text:p>
          </table:table-cell>
          <table:table-cell table:formula="of:=[.G157]-[.$B$2]" office:value-type="float" office:value="31.8029961585999" calcext:value-type="float">
            <text:p>31.8029961586</text:p>
          </table:table-cell>
          <table:table-cell table:formula="of:=[.C157]/([.H157]-[.H156])" office:value-type="float" office:value="89107.6278725685" calcext:value-type="float">
            <text:p>89107.6278725685</text:p>
          </table:table-cell>
          <table:table-cell table:formula="of:=[.G157]-[.$B157]" office:value-type="float" office:value="11.6345133781433" calcext:value-type="float">
            <text:p>11.634513378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39740.22478" calcext:value-type="float">
            <text:p>1443139740.22478</text:p>
          </table:table-cell>
          <table:table-cell office:value-type="float" office:value="4480" calcext:value-type="float">
            <text:p>4480</text:p>
          </table:table-cell>
          <table:table-cell table:formula="of:=[.B158]-[.$B$2]" office:value-type="float" office:value="20.2246150970459" calcext:value-type="float">
            <text:p>20.224615097</text:p>
          </table:table-cell>
          <table:table-cell table:formula="of:=[.C158]/([.D158]-[.D157])" office:value-type="float" office:value="79811.4218726108" calcext:value-type="float">
            <text:p>79811.4218726108</text:p>
          </table:table-cell>
          <table:table-cell/>
          <table:table-cell office:value-type="float" office:value="1443139751.85361" calcext:value-type="float">
            <text:p>1443139751.85361</text:p>
          </table:table-cell>
          <table:table-cell table:formula="of:=[.G158]-[.$B$2]" office:value-type="float" office:value="31.8534507751465" calcext:value-type="float">
            <text:p>31.8534507751</text:p>
          </table:table-cell>
          <table:table-cell table:formula="of:=[.C158]/([.H158]-[.H157])" office:value-type="float" office:value="88792.667681054" calcext:value-type="float">
            <text:p>88792.667681054</text:p>
          </table:table-cell>
          <table:table-cell table:formula="of:=[.G158]-[.$B158]" office:value-type="float" office:value="11.6288356781006" calcext:value-type="float">
            <text:p>11.628835678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39740.28091" calcext:value-type="float">
            <text:p>1443139740.28091</text:p>
          </table:table-cell>
          <table:table-cell office:value-type="float" office:value="4480" calcext:value-type="float">
            <text:p>4480</text:p>
          </table:table-cell>
          <table:table-cell table:formula="of:=[.B159]-[.$B$2]" office:value-type="float" office:value="20.2807447910309" calcext:value-type="float">
            <text:p>20.280744791</text:p>
          </table:table-cell>
          <table:table-cell table:formula="of:=[.C159]/([.D159]-[.D158])" office:value-type="float" office:value="79815.1509822661" calcext:value-type="float">
            <text:p>79815.1509822661</text:p>
          </table:table-cell>
          <table:table-cell/>
          <table:table-cell office:value-type="float" office:value="1443139751.90406" calcext:value-type="float">
            <text:p>1443139751.90406</text:p>
          </table:table-cell>
          <table:table-cell table:formula="of:=[.G159]-[.$B$2]" office:value-type="float" office:value="31.9038956165314" calcext:value-type="float">
            <text:p>31.9038956165</text:p>
          </table:table-cell>
          <table:table-cell table:formula="of:=[.C159]/([.H159]-[.H158])" office:value-type="float" office:value="88809.8738544576" calcext:value-type="float">
            <text:p>88809.8738544576</text:p>
          </table:table-cell>
          <table:table-cell table:formula="of:=[.G159]-[.$B159]" office:value-type="float" office:value="11.6231508255005" calcext:value-type="float">
            <text:p>11.6231508255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39740.33704" calcext:value-type="float">
            <text:p>1443139740.33704</text:p>
          </table:table-cell>
          <table:table-cell office:value-type="float" office:value="4480" calcext:value-type="float">
            <text:p>4480</text:p>
          </table:table-cell>
          <table:table-cell table:formula="of:=[.B160]-[.$B$2]" office:value-type="float" office:value="20.3368790149689" calcext:value-type="float">
            <text:p>20.336879015</text:p>
          </table:table-cell>
          <table:table-cell table:formula="of:=[.C160]/([.D160]-[.D159])" office:value-type="float" office:value="79808.7100117225" calcext:value-type="float">
            <text:p>79808.7100117225</text:p>
          </table:table-cell>
          <table:table-cell/>
          <table:table-cell office:value-type="float" office:value="1443139751.95448" calcext:value-type="float">
            <text:p>1443139751.95448</text:p>
          </table:table-cell>
          <table:table-cell table:formula="of:=[.G160]-[.$B$2]" office:value-type="float" office:value="31.9543144702911" calcext:value-type="float">
            <text:p>31.9543144703</text:p>
          </table:table-cell>
          <table:table-cell table:formula="of:=[.C160]/([.H160]-[.H159])" office:value-type="float" office:value="88855.6495422562" calcext:value-type="float">
            <text:p>88855.6495422562</text:p>
          </table:table-cell>
          <table:table-cell table:formula="of:=[.G160]-[.$B160]" office:value-type="float" office:value="11.6174354553223" calcext:value-type="float">
            <text:p>11.6174354553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39740.39318" calcext:value-type="float">
            <text:p>1443139740.39318</text:p>
          </table:table-cell>
          <table:table-cell office:value-type="float" office:value="4480" calcext:value-type="float">
            <text:p>4480</text:p>
          </table:table-cell>
          <table:table-cell table:formula="of:=[.B161]-[.$B$2]" office:value-type="float" office:value="20.3930130004883" calcext:value-type="float">
            <text:p>20.3930130005</text:p>
          </table:table-cell>
          <table:table-cell table:formula="of:=[.C161]/([.D161]-[.D160])" office:value-type="float" office:value="79809.0489842552" calcext:value-type="float">
            <text:p>79809.0489842552</text:p>
          </table:table-cell>
          <table:table-cell/>
          <table:table-cell office:value-type="float" office:value="1443139752.00493" calcext:value-type="float">
            <text:p>1443139752.00493</text:p>
          </table:table-cell>
          <table:table-cell table:formula="of:=[.G161]-[.$B$2]" office:value-type="float" office:value="32.0047717094421" calcext:value-type="float">
            <text:p>32.0047717094</text:p>
          </table:table-cell>
          <table:table-cell table:formula="of:=[.C161]/([.H161]-[.H160])" office:value-type="float" office:value="88788.0525248898" calcext:value-type="float">
            <text:p>88788.0525248898</text:p>
          </table:table-cell>
          <table:table-cell table:formula="of:=[.G161]-[.$B161]" office:value-type="float" office:value="11.6117587089539" calcext:value-type="float">
            <text:p>11.61175870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39740.44931" calcext:value-type="float">
            <text:p>1443139740.44931</text:p>
          </table:table-cell>
          <table:table-cell office:value-type="float" office:value="4480" calcext:value-type="float">
            <text:p>4480</text:p>
          </table:table-cell>
          <table:table-cell table:formula="of:=[.B162]-[.$B$2]" office:value-type="float" office:value="20.4491465091705" calcext:value-type="float">
            <text:p>20.4491465092</text:p>
          </table:table-cell>
          <table:table-cell table:formula="of:=[.C162]/([.D162]-[.D161])" office:value-type="float" office:value="79809.726937959" calcext:value-type="float">
            <text:p>79809.726937959</text:p>
          </table:table-cell>
          <table:table-cell/>
          <table:table-cell office:value-type="float" office:value="1443139752.02127" calcext:value-type="float">
            <text:p>1443139752.02127</text:p>
          </table:table-cell>
          <table:table-cell table:formula="of:=[.G162]-[.$B$2]" office:value-type="float" office:value="32.0211102962494" calcext:value-type="float">
            <text:p>32.0211102962</text:p>
          </table:table-cell>
          <table:table-cell table:formula="of:=[.C162]/([.H162]-[.H161])" office:value-type="float" office:value="274197.521049483" calcext:value-type="float">
            <text:p>274197.521049483</text:p>
          </table:table-cell>
          <table:table-cell table:formula="of:=[.G162]-[.$B162]" office:value-type="float" office:value="11.5719637870789" calcext:value-type="float">
            <text:p>11.571963787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39740.50541" calcext:value-type="float">
            <text:p>1443139740.50541</text:p>
          </table:table-cell>
          <table:table-cell office:value-type="float" office:value="4480" calcext:value-type="float">
            <text:p>4480</text:p>
          </table:table-cell>
          <table:table-cell table:formula="of:=[.B163]-[.$B$2]" office:value-type="float" office:value="20.5052525997162" calcext:value-type="float">
            <text:p>20.5052525997</text:p>
          </table:table-cell>
          <table:table-cell table:formula="of:=[.C163]/([.D163]-[.D162])" office:value-type="float" office:value="79848.7286572669" calcext:value-type="float">
            <text:p>79848.7286572669</text:p>
          </table:table-cell>
          <table:table-cell/>
          <table:table-cell office:value-type="float" office:value="1443139752.0572" calcext:value-type="float">
            <text:p>1443139752.0572</text:p>
          </table:table-cell>
          <table:table-cell table:formula="of:=[.G163]-[.$B$2]" office:value-type="float" office:value="32.0570373535156" calcext:value-type="float">
            <text:p>32.0570373535</text:p>
          </table:table-cell>
          <table:table-cell table:formula="of:=[.C163]/([.H163]-[.H162])" office:value-type="float" office:value="124697.104101826" calcext:value-type="float">
            <text:p>124697.104101826</text:p>
          </table:table-cell>
          <table:table-cell table:formula="of:=[.G163]-[.$B163]" office:value-type="float" office:value="11.5517847537994" calcext:value-type="float">
            <text:p>11.5517847538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39740.56155" calcext:value-type="float">
            <text:p>1443139740.56155</text:p>
          </table:table-cell>
          <table:table-cell office:value-type="float" office:value="4480" calcext:value-type="float">
            <text:p>4480</text:p>
          </table:table-cell>
          <table:table-cell table:formula="of:=[.B164]-[.$B$2]" office:value-type="float" office:value="20.561384677887" calcext:value-type="float">
            <text:p>20.5613846779</text:p>
          </table:table-cell>
          <table:table-cell table:formula="of:=[.C164]/([.D164]-[.D163])" office:value-type="float" office:value="79811.7608681802" calcext:value-type="float">
            <text:p>79811.7608681802</text:p>
          </table:table-cell>
          <table:table-cell/>
          <table:table-cell office:value-type="float" office:value="1443139752.10388" calcext:value-type="float">
            <text:p>1443139752.10388</text:p>
          </table:table-cell>
          <table:table-cell table:formula="of:=[.G164]-[.$B$2]" office:value-type="float" office:value="32.1037180423737" calcext:value-type="float">
            <text:p>32.1037180424</text:p>
          </table:table-cell>
          <table:table-cell table:formula="of:=[.C164]/([.H164]-[.H163])" office:value-type="float" office:value="95971.1630139995" calcext:value-type="float">
            <text:p>95971.1630139995</text:p>
          </table:table-cell>
          <table:table-cell table:formula="of:=[.G164]-[.$B164]" office:value-type="float" office:value="11.5423333644867" calcext:value-type="float">
            <text:p>11.5423333645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39740.61768" calcext:value-type="float">
            <text:p>1443139740.61768</text:p>
          </table:table-cell>
          <table:table-cell office:value-type="float" office:value="4480" calcext:value-type="float">
            <text:p>4480</text:p>
          </table:table-cell>
          <table:table-cell table:formula="of:=[.B165]-[.$B$2]" office:value-type="float" office:value="20.6175186634064" calcext:value-type="float">
            <text:p>20.6175186634</text:p>
          </table:table-cell>
          <table:table-cell table:formula="of:=[.C165]/([.D165]-[.D164])" office:value-type="float" office:value="79809.0489842552" calcext:value-type="float">
            <text:p>79809.0489842552</text:p>
          </table:table-cell>
          <table:table-cell/>
          <table:table-cell office:value-type="float" office:value="1443139752.15062" calcext:value-type="float">
            <text:p>1443139752.15062</text:p>
          </table:table-cell>
          <table:table-cell table:formula="of:=[.G165]-[.$B$2]" office:value-type="float" office:value="32.1504545211792" calcext:value-type="float">
            <text:p>32.1504545212</text:p>
          </table:table-cell>
          <table:table-cell table:formula="of:=[.C165]/([.H165]-[.H164])" office:value-type="float" office:value="95856.6009784366" calcext:value-type="float">
            <text:p>95856.6009784366</text:p>
          </table:table-cell>
          <table:table-cell table:formula="of:=[.G165]-[.$B165]" office:value-type="float" office:value="11.5329358577728" calcext:value-type="float">
            <text:p>11.5329358578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39740.67381" calcext:value-type="float">
            <text:p>1443139740.67381</text:p>
          </table:table-cell>
          <table:table-cell office:value-type="float" office:value="4480" calcext:value-type="float">
            <text:p>4480</text:p>
          </table:table-cell>
          <table:table-cell table:formula="of:=[.B166]-[.$B$2]" office:value-type="float" office:value="20.67365026474" calcext:value-type="float">
            <text:p>20.6736502647</text:p>
          </table:table-cell>
          <table:table-cell table:formula="of:=[.C166]/([.D166]-[.D165])" office:value-type="float" office:value="79812.4388679582" calcext:value-type="float">
            <text:p>79812.4388679582</text:p>
          </table:table-cell>
          <table:table-cell/>
          <table:table-cell office:value-type="float" office:value="1443139752.19725" calcext:value-type="float">
            <text:p>1443139752.19725</text:p>
          </table:table-cell>
          <table:table-cell table:formula="of:=[.G166]-[.$B$2]" office:value-type="float" office:value="32.1970896720886" calcext:value-type="float">
            <text:p>32.1970896721</text:p>
          </table:table-cell>
          <table:table-cell table:formula="of:=[.C166]/([.H166]-[.H165])" office:value-type="float" office:value="96064.8762282594" calcext:value-type="float">
            <text:p>96064.8762282594</text:p>
          </table:table-cell>
          <table:table-cell table:formula="of:=[.G166]-[.$B166]" office:value-type="float" office:value="11.5234394073486" calcext:value-type="float">
            <text:p>11.5234394073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39740.72995" calcext:value-type="float">
            <text:p>1443139740.72995</text:p>
          </table:table-cell>
          <table:table-cell office:value-type="float" office:value="4480" calcext:value-type="float">
            <text:p>4480</text:p>
          </table:table-cell>
          <table:table-cell table:formula="of:=[.B167]-[.$B$2]" office:value-type="float" office:value="20.7297840118408" calcext:value-type="float">
            <text:p>20.7297840118</text:p>
          </table:table-cell>
          <table:table-cell table:formula="of:=[.C167]/([.D167]-[.D166])" office:value-type="float" office:value="79809.3879596674" calcext:value-type="float">
            <text:p>79809.3879596674</text:p>
          </table:table-cell>
          <table:table-cell/>
          <table:table-cell office:value-type="float" office:value="1443139752.24393" calcext:value-type="float">
            <text:p>1443139752.24393</text:p>
          </table:table-cell>
          <table:table-cell table:formula="of:=[.G167]-[.$B$2]" office:value-type="float" office:value="32.2437674999237" calcext:value-type="float">
            <text:p>32.2437674999</text:p>
          </table:table-cell>
          <table:table-cell table:formula="of:=[.C167]/([.H167]-[.H166])" office:value-type="float" office:value="95977.045372125" calcext:value-type="float">
            <text:p>95977.045372125</text:p>
          </table:table-cell>
          <table:table-cell table:formula="of:=[.G167]-[.$B167]" office:value-type="float" office:value="11.5139834880829" calcext:value-type="float">
            <text:p>11.513983488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39740.78606" calcext:value-type="float">
            <text:p>1443139740.78606</text:p>
          </table:table-cell>
          <table:table-cell office:value-type="float" office:value="4480" calcext:value-type="float">
            <text:p>4480</text:p>
          </table:table-cell>
          <table:table-cell table:formula="of:=[.B168]-[.$B$2]" office:value-type="float" office:value="20.7858991622925" calcext:value-type="float">
            <text:p>20.7858991623</text:p>
          </table:table-cell>
          <table:table-cell table:formula="of:=[.C168]/([.D168]-[.D167])" office:value-type="float" office:value="79835.8369164358" calcext:value-type="float">
            <text:p>79835.8369164358</text:p>
          </table:table-cell>
          <table:table-cell/>
          <table:table-cell office:value-type="float" office:value="1443139752.29062" calcext:value-type="float">
            <text:p>1443139752.29062</text:p>
          </table:table-cell>
          <table:table-cell table:formula="of:=[.G168]-[.$B$2]" office:value-type="float" office:value="32.2904603481293" calcext:value-type="float">
            <text:p>32.2904603481</text:p>
          </table:table-cell>
          <table:table-cell table:formula="of:=[.C168]/([.H168]-[.H167])" office:value-type="float" office:value="95946.1710340884" calcext:value-type="float">
            <text:p>95946.1710340884</text:p>
          </table:table-cell>
          <table:table-cell table:formula="of:=[.G168]-[.$B168]" office:value-type="float" office:value="11.5045611858368" calcext:value-type="float">
            <text:p>11.5045611858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39740.8422" calcext:value-type="float">
            <text:p>1443139740.8422</text:p>
          </table:table-cell>
          <table:table-cell office:value-type="float" office:value="4480" calcext:value-type="float">
            <text:p>4480</text:p>
          </table:table-cell>
          <table:table-cell table:formula="of:=[.B169]-[.$B$2]" office:value-type="float" office:value="20.8420360088348" calcext:value-type="float">
            <text:p>20.8420360088</text:p>
          </table:table-cell>
          <table:table-cell table:formula="of:=[.C169]/([.D169]-[.D168])" office:value-type="float" office:value="79804.9815038967" calcext:value-type="float">
            <text:p>79804.9815038967</text:p>
          </table:table-cell>
          <table:table-cell/>
          <table:table-cell office:value-type="float" office:value="1443139752.3373" calcext:value-type="float">
            <text:p>1443139752.3373</text:p>
          </table:table-cell>
          <table:table-cell table:formula="of:=[.G169]-[.$B$2]" office:value-type="float" office:value="32.3371357917786" calcext:value-type="float">
            <text:p>32.3371357918</text:p>
          </table:table-cell>
          <table:table-cell table:formula="of:=[.C169]/([.H169]-[.H168])" office:value-type="float" office:value="95981.9478880937" calcext:value-type="float">
            <text:p>95981.9478880937</text:p>
          </table:table-cell>
          <table:table-cell table:formula="of:=[.G169]-[.$B169]" office:value-type="float" office:value="11.4950997829437" calcext:value-type="float">
            <text:p>11.4950997829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39740.89833" calcext:value-type="float">
            <text:p>1443139740.89833</text:p>
          </table:table-cell>
          <table:table-cell office:value-type="float" office:value="4480" calcext:value-type="float">
            <text:p>4480</text:p>
          </table:table-cell>
          <table:table-cell table:formula="of:=[.B170]-[.$B$2]" office:value-type="float" office:value="20.898166179657" calcext:value-type="float">
            <text:p>20.8981661797</text:p>
          </table:table-cell>
          <table:table-cell table:formula="of:=[.C170]/([.D170]-[.D169])" office:value-type="float" office:value="79814.4729364092" calcext:value-type="float">
            <text:p>79814.4729364092</text:p>
          </table:table-cell>
          <table:table-cell/>
          <table:table-cell office:value-type="float" office:value="1443139752.38399" calcext:value-type="float">
            <text:p>1443139752.38399</text:p>
          </table:table-cell>
          <table:table-cell table:formula="of:=[.G170]-[.$B$2]" office:value-type="float" office:value="32.3838322162628" calcext:value-type="float">
            <text:p>32.3838322163</text:p>
          </table:table-cell>
          <table:table-cell table:formula="of:=[.C170]/([.H170]-[.H169])" office:value-type="float" office:value="95938.8229287396" calcext:value-type="float">
            <text:p>95938.8229287396</text:p>
          </table:table-cell>
          <table:table-cell table:formula="of:=[.G170]-[.$B170]" office:value-type="float" office:value="11.4856660366058" calcext:value-type="float">
            <text:p>11.4856660366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39740.95446" calcext:value-type="float">
            <text:p>1443139740.95446</text:p>
          </table:table-cell>
          <table:table-cell office:value-type="float" office:value="4480" calcext:value-type="float">
            <text:p>4480</text:p>
          </table:table-cell>
          <table:table-cell table:formula="of:=[.B171]-[.$B$2]" office:value-type="float" office:value="20.9542970657349" calcext:value-type="float">
            <text:p>20.9542970657</text:p>
          </table:table-cell>
          <table:table-cell table:formula="of:=[.C171]/([.D171]-[.D170])" office:value-type="float" office:value="79813.455889224" calcext:value-type="float">
            <text:p>79813.455889224</text:p>
          </table:table-cell>
          <table:table-cell/>
          <table:table-cell office:value-type="float" office:value="1443139752.43067" calcext:value-type="float">
            <text:p>1443139752.43067</text:p>
          </table:table-cell>
          <table:table-cell table:formula="of:=[.G171]-[.$B$2]" office:value-type="float" office:value="32.4305074214935" calcext:value-type="float">
            <text:p>32.4305074215</text:p>
          </table:table-cell>
          <table:table-cell table:formula="of:=[.C171]/([.H171]-[.H170])" office:value-type="float" office:value="95982.4381672371" calcext:value-type="float">
            <text:p>95982.4381672371</text:p>
          </table:table-cell>
          <table:table-cell table:formula="of:=[.G171]-[.$B171]" office:value-type="float" office:value="11.4762103557587" calcext:value-type="float">
            <text:p>11.4762103558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39741.00997" calcext:value-type="float">
            <text:p>1443139741.00997</text:p>
          </table:table-cell>
          <table:table-cell office:value-type="float" office:value="4480" calcext:value-type="float">
            <text:p>4480</text:p>
          </table:table-cell>
          <table:table-cell table:formula="of:=[.B172]-[.$B$2]" office:value-type="float" office:value="21.0098052024841" calcext:value-type="float">
            <text:p>21.0098052025</text:p>
          </table:table-cell>
          <table:table-cell table:formula="of:=[.C172]/([.D172]-[.D171])" office:value-type="float" office:value="80708.8881443875" calcext:value-type="float">
            <text:p>80708.8881443875</text:p>
          </table:table-cell>
          <table:table-cell/>
          <table:table-cell office:value-type="float" office:value="1443139752.4774" calcext:value-type="float">
            <text:p>1443139752.4774</text:p>
          </table:table-cell>
          <table:table-cell table:formula="of:=[.G172]-[.$B$2]" office:value-type="float" office:value="32.4772412776947" calcext:value-type="float">
            <text:p>32.4772412777</text:p>
          </table:table-cell>
          <table:table-cell table:formula="of:=[.C172]/([.H172]-[.H171])" office:value-type="float" office:value="95861.9802465105" calcext:value-type="float">
            <text:p>95861.9802465105</text:p>
          </table:table-cell>
          <table:table-cell table:formula="of:=[.G172]-[.$B172]" office:value-type="float" office:value="11.4674360752106" calcext:value-type="float">
            <text:p>11.4674360752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39741.06284" calcext:value-type="float">
            <text:p>1443139741.06284</text:p>
          </table:table-cell>
          <table:table-cell office:value-type="float" office:value="4480" calcext:value-type="float">
            <text:p>4480</text:p>
          </table:table-cell>
          <table:table-cell table:formula="of:=[.B173]-[.$B$2]" office:value-type="float" office:value="21.0626792907715" calcext:value-type="float">
            <text:p>21.0626792908</text:p>
          </table:table-cell>
          <table:table-cell table:formula="of:=[.C173]/([.D173]-[.D172])" office:value-type="float" office:value="84729.5933624927" calcext:value-type="float">
            <text:p>84729.5933624927</text:p>
          </table:table-cell>
          <table:table-cell/>
          <table:table-cell office:value-type="float" office:value="1443139752.52407" calcext:value-type="float">
            <text:p>1443139752.52407</text:p>
          </table:table-cell>
          <table:table-cell table:formula="of:=[.G173]-[.$B$2]" office:value-type="float" office:value="32.5239050388336" calcext:value-type="float">
            <text:p>32.5239050388</text:p>
          </table:table-cell>
          <table:table-cell table:formula="of:=[.C173]/([.H173]-[.H172])" office:value-type="float" office:value="96005.9774578228" calcext:value-type="float">
            <text:p>96005.9774578228</text:p>
          </table:table-cell>
          <table:table-cell table:formula="of:=[.G173]-[.$B173]" office:value-type="float" office:value="11.4612257480621" calcext:value-type="float">
            <text:p>11.461225748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39741.11568" calcext:value-type="float">
            <text:p>1443139741.11568</text:p>
          </table:table-cell>
          <table:table-cell office:value-type="float" office:value="4480" calcext:value-type="float">
            <text:p>4480</text:p>
          </table:table-cell>
          <table:table-cell table:formula="of:=[.B174]-[.$B$2]" office:value-type="float" office:value="21.1155180931091" calcext:value-type="float">
            <text:p>21.1155180931</text:p>
          </table:table-cell>
          <table:table-cell table:formula="of:=[.C174]/([.D174]-[.D173])" office:value-type="float" office:value="84786.1761016506" calcext:value-type="float">
            <text:p>84786.1761016506</text:p>
          </table:table-cell>
          <table:table-cell/>
          <table:table-cell office:value-type="float" office:value="1443139752.57072" calcext:value-type="float">
            <text:p>1443139752.57072</text:p>
          </table:table-cell>
          <table:table-cell table:formula="of:=[.G174]-[.$B$2]" office:value-type="float" office:value="32.5705580711365" calcext:value-type="float">
            <text:p>32.5705580711</text:p>
          </table:table-cell>
          <table:table-cell table:formula="of:=[.C174]/([.H174]-[.H173])" office:value-type="float" office:value="96028.0560311125" calcext:value-type="float">
            <text:p>96028.0560311125</text:p>
          </table:table-cell>
          <table:table-cell table:formula="of:=[.G174]-[.$B174]" office:value-type="float" office:value="11.4550399780273" calcext:value-type="float">
            <text:p>11.455039978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39741.16852" calcext:value-type="float">
            <text:p>1443139741.16852</text:p>
          </table:table-cell>
          <table:table-cell office:value-type="float" office:value="4480" calcext:value-type="float">
            <text:p>4480</text:p>
          </table:table-cell>
          <table:table-cell table:formula="of:=[.B175]-[.$B$2]" office:value-type="float" office:value="21.1683588027954" calcext:value-type="float">
            <text:p>21.1683588028</text:p>
          </table:table-cell>
          <table:table-cell table:formula="of:=[.C175]/([.D175]-[.D174])" office:value-type="float" office:value="84783.1156431891" calcext:value-type="float">
            <text:p>84783.1156431891</text:p>
          </table:table-cell>
          <table:table-cell/>
          <table:table-cell office:value-type="float" office:value="1443139752.61741" calcext:value-type="float">
            <text:p>1443139752.61741</text:p>
          </table:table-cell>
          <table:table-cell table:formula="of:=[.G175]-[.$B$2]" office:value-type="float" office:value="32.6172487735748" calcext:value-type="float">
            <text:p>32.6172487736</text:p>
          </table:table-cell>
          <table:table-cell table:formula="of:=[.C175]/([.H175]-[.H174])" office:value-type="float" office:value="95950.5804376133" calcext:value-type="float">
            <text:p>95950.5804376133</text:p>
          </table:table-cell>
          <table:table-cell table:formula="of:=[.G175]-[.$B175]" office:value-type="float" office:value="11.4488899707794" calcext:value-type="float">
            <text:p>11.4488899708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39741.22137" calcext:value-type="float">
            <text:p>1443139741.22137</text:p>
          </table:table-cell>
          <table:table-cell office:value-type="float" office:value="4480" calcext:value-type="float">
            <text:p>4480</text:p>
          </table:table-cell>
          <table:table-cell table:formula="of:=[.B176]-[.$B$2]" office:value-type="float" office:value="21.221203327179" calcext:value-type="float">
            <text:p>21.2212033272</text:p>
          </table:table-cell>
          <table:table-cell table:formula="of:=[.C176]/([.D176]-[.D175])" office:value-type="float" office:value="84776.9953890438" calcext:value-type="float">
            <text:p>84776.9953890438</text:p>
          </table:table-cell>
          <table:table-cell/>
          <table:table-cell office:value-type="float" office:value="1443139752.66413" calcext:value-type="float">
            <text:p>1443139752.66413</text:p>
          </table:table-cell>
          <table:table-cell table:formula="of:=[.G176]-[.$B$2]" office:value-type="float" office:value="32.6639673709869" calcext:value-type="float">
            <text:p>32.663967371</text:p>
          </table:table-cell>
          <table:table-cell table:formula="of:=[.C176]/([.H176]-[.H175])" office:value-type="float" office:value="95893.2897852535" calcext:value-type="float">
            <text:p>95893.2897852535</text:p>
          </table:table-cell>
          <table:table-cell table:formula="of:=[.G176]-[.$B176]" office:value-type="float" office:value="11.442764043808" calcext:value-type="float">
            <text:p>11.4427640438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39741.2742" calcext:value-type="float">
            <text:p>1443139741.2742</text:p>
          </table:table-cell>
          <table:table-cell office:value-type="float" office:value="4480" calcext:value-type="float">
            <text:p>4480</text:p>
          </table:table-cell>
          <table:table-cell table:formula="of:=[.B177]-[.$B$2]" office:value-type="float" office:value="21.2740397453308" calcext:value-type="float">
            <text:p>21.2740397453</text:p>
          </table:table-cell>
          <table:table-cell table:formula="of:=[.C177]/([.D177]-[.D176])" office:value-type="float" office:value="84790.001985452" calcext:value-type="float">
            <text:p>84790.001985452</text:p>
          </table:table-cell>
          <table:table-cell/>
          <table:table-cell office:value-type="float" office:value="1443139752.71082" calcext:value-type="float">
            <text:p>1443139752.71082</text:p>
          </table:table-cell>
          <table:table-cell table:formula="of:=[.G177]-[.$B$2]" office:value-type="float" office:value="32.7106597423553" calcext:value-type="float">
            <text:p>32.7106597424</text:p>
          </table:table-cell>
          <table:table-cell table:formula="of:=[.C177]/([.H177]-[.H176])" office:value-type="float" office:value="95947.1508665149" calcext:value-type="float">
            <text:p>95947.1508665149</text:p>
          </table:table-cell>
          <table:table-cell table:formula="of:=[.G177]-[.$B177]" office:value-type="float" office:value="11.4366199970245" calcext:value-type="float">
            <text:p>11.436619997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39741.32705" calcext:value-type="float">
            <text:p>1443139741.32705</text:p>
          </table:table-cell>
          <table:table-cell office:value-type="float" office:value="4480" calcext:value-type="float">
            <text:p>4480</text:p>
          </table:table-cell>
          <table:table-cell table:formula="of:=[.B178]-[.$B$2]" office:value-type="float" office:value="21.3268842697144" calcext:value-type="float">
            <text:p>21.3268842697</text:p>
          </table:table-cell>
          <table:table-cell table:formula="of:=[.C178]/([.D178]-[.D177])" office:value-type="float" office:value="84776.9953890438" calcext:value-type="float">
            <text:p>84776.9953890438</text:p>
          </table:table-cell>
          <table:table-cell/>
          <table:table-cell office:value-type="float" office:value="1443139752.7575" calcext:value-type="float">
            <text:p>1443139752.7575</text:p>
          </table:table-cell>
          <table:table-cell table:formula="of:=[.G178]-[.$B$2]" office:value-type="float" office:value="32.7573418617249" calcext:value-type="float">
            <text:p>32.7573418617</text:p>
          </table:table-cell>
          <table:table-cell table:formula="of:=[.C178]/([.H178]-[.H177])" office:value-type="float" office:value="95968.2221053223" calcext:value-type="float">
            <text:p>95968.2221053223</text:p>
          </table:table-cell>
          <table:table-cell table:formula="of:=[.G178]-[.$B178]" office:value-type="float" office:value="11.4304575920105" calcext:value-type="float">
            <text:p>11.430457592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39741.3799" calcext:value-type="float">
            <text:p>1443139741.3799</text:p>
          </table:table-cell>
          <table:table-cell office:value-type="float" office:value="4480" calcext:value-type="float">
            <text:p>4480</text:p>
          </table:table-cell>
          <table:table-cell table:formula="of:=[.B179]-[.$B$2]" office:value-type="float" office:value="21.3797347545624" calcext:value-type="float">
            <text:p>21.3797347546</text:p>
          </table:table-cell>
          <table:table-cell table:formula="of:=[.C179]/([.D179]-[.D178])" office:value-type="float" office:value="84767.4342606836" calcext:value-type="float">
            <text:p>84767.4342606836</text:p>
          </table:table-cell>
          <table:table-cell/>
          <table:table-cell office:value-type="float" office:value="1443139752.80419" calcext:value-type="float">
            <text:p>1443139752.80419</text:p>
          </table:table-cell>
          <table:table-cell table:formula="of:=[.G179]-[.$B$2]" office:value-type="float" office:value="32.8040277957916" calcext:value-type="float">
            <text:p>32.8040277958</text:p>
          </table:table-cell>
          <table:table-cell table:formula="of:=[.C179]/([.H179]-[.H178])" office:value-type="float" office:value="95960.3805632868" calcext:value-type="float">
            <text:p>95960.3805632868</text:p>
          </table:table-cell>
          <table:table-cell table:formula="of:=[.G179]-[.$B179]" office:value-type="float" office:value="11.4242930412292" calcext:value-type="float">
            <text:p>11.4242930412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39741.43274" calcext:value-type="float">
            <text:p>1443139741.43274</text:p>
          </table:table-cell>
          <table:table-cell office:value-type="float" office:value="4480" calcext:value-type="float">
            <text:p>4480</text:p>
          </table:table-cell>
          <table:table-cell table:formula="of:=[.B180]-[.$B$2]" office:value-type="float" office:value="21.4325771331787" calcext:value-type="float">
            <text:p>21.4325771332</text:p>
          </table:table-cell>
          <table:table-cell table:formula="of:=[.C180]/([.D180]-[.D179])" office:value-type="float" office:value="84780.4379232709" calcext:value-type="float">
            <text:p>84780.4379232709</text:p>
          </table:table-cell>
          <table:table-cell/>
          <table:table-cell office:value-type="float" office:value="1443139752.85088" calcext:value-type="float">
            <text:p>1443139752.85088</text:p>
          </table:table-cell>
          <table:table-cell table:formula="of:=[.G180]-[.$B$2]" office:value-type="float" office:value="32.8507132530212" calcext:value-type="float">
            <text:p>32.850713253</text:p>
          </table:table-cell>
          <table:table-cell table:formula="of:=[.C180]/([.H180]-[.H179])" office:value-type="float" office:value="95961.3606859606" calcext:value-type="float">
            <text:p>95961.3606859606</text:p>
          </table:table-cell>
          <table:table-cell table:formula="of:=[.G180]-[.$B180]" office:value-type="float" office:value="11.4181361198425" calcext:value-type="float">
            <text:p>11.418136119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39741.48558" calcext:value-type="float">
            <text:p>1443139741.48558</text:p>
          </table:table-cell>
          <table:table-cell office:value-type="float" office:value="4480" calcext:value-type="float">
            <text:p>4480</text:p>
          </table:table-cell>
          <table:table-cell table:formula="of:=[.B181]-[.$B$2]" office:value-type="float" office:value="21.4854204654694" calcext:value-type="float">
            <text:p>21.4854204655</text:p>
          </table:table-cell>
          <table:table-cell table:formula="of:=[.C181]/([.D181]-[.D180])" office:value-type="float" office:value="84778.9078735433" calcext:value-type="float">
            <text:p>84778.9078735433</text:p>
          </table:table-cell>
          <table:table-cell/>
          <table:table-cell office:value-type="float" office:value="1443139752.89756" calcext:value-type="float">
            <text:p>1443139752.89756</text:p>
          </table:table-cell>
          <table:table-cell table:formula="of:=[.G181]-[.$B$2]" office:value-type="float" office:value="32.8973968029022" calcext:value-type="float">
            <text:p>32.8973968029</text:p>
          </table:table-cell>
          <table:table-cell table:formula="of:=[.C181]/([.H181]-[.H180])" office:value-type="float" office:value="95965.2813768801" calcext:value-type="float">
            <text:p>95965.2813768801</text:p>
          </table:table-cell>
          <table:table-cell table:formula="of:=[.G181]-[.$B181]" office:value-type="float" office:value="11.4119763374329" calcext:value-type="float">
            <text:p>11.4119763374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39741.53843" calcext:value-type="float">
            <text:p>1443139741.53843</text:p>
          </table:table-cell>
          <table:table-cell office:value-type="float" office:value="4480" calcext:value-type="float">
            <text:p>4480</text:p>
          </table:table-cell>
          <table:table-cell table:formula="of:=[.B182]-[.$B$2]" office:value-type="float" office:value="21.5382640361786" calcext:value-type="float">
            <text:p>21.5382640362</text:p>
          </table:table-cell>
          <table:table-cell table:formula="of:=[.C182]/([.D182]-[.D181])" office:value-type="float" office:value="84778.5253697404" calcext:value-type="float">
            <text:p>84778.5253697404</text:p>
          </table:table-cell>
          <table:table-cell/>
          <table:table-cell office:value-type="float" office:value="1443139752.94432" calcext:value-type="float">
            <text:p>1443139752.94432</text:p>
          </table:table-cell>
          <table:table-cell table:formula="of:=[.G182]-[.$B$2]" office:value-type="float" office:value="32.9441614151001" calcext:value-type="float">
            <text:p>32.9441614151</text:p>
          </table:table-cell>
          <table:table-cell table:formula="of:=[.C182]/([.H182]-[.H181])" office:value-type="float" office:value="95798.9340538887" calcext:value-type="float">
            <text:p>95798.9340538887</text:p>
          </table:table-cell>
          <table:table-cell table:formula="of:=[.G182]-[.$B182]" office:value-type="float" office:value="11.4058973789215" calcext:value-type="float">
            <text:p>11.4058973789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39741.59127" calcext:value-type="float">
            <text:p>1443139741.59127</text:p>
          </table:table-cell>
          <table:table-cell office:value-type="float" office:value="4480" calcext:value-type="float">
            <text:p>4480</text:p>
          </table:table-cell>
          <table:table-cell table:formula="of:=[.B183]-[.$B$2]" office:value-type="float" office:value="21.5911076068878" calcext:value-type="float">
            <text:p>21.5911076069</text:p>
          </table:table-cell>
          <table:table-cell table:formula="of:=[.C183]/([.D183]-[.D182])" office:value-type="float" office:value="84778.5253697404" calcext:value-type="float">
            <text:p>84778.5253697404</text:p>
          </table:table-cell>
          <table:table-cell/>
          <table:table-cell office:value-type="float" office:value="1443139752.99088" calcext:value-type="float">
            <text:p>1443139752.99088</text:p>
          </table:table-cell>
          <table:table-cell table:formula="of:=[.G183]-[.$B$2]" office:value-type="float" office:value="32.9907150268555" calcext:value-type="float">
            <text:p>32.9907150269</text:p>
          </table:table-cell>
          <table:table-cell table:formula="of:=[.C183]/([.H183]-[.H182])" office:value-type="float" office:value="96233.1348970603" calcext:value-type="float">
            <text:p>96233.1348970603</text:p>
          </table:table-cell>
          <table:table-cell table:formula="of:=[.G183]-[.$B183]" office:value-type="float" office:value="11.3996074199677" calcext:value-type="float">
            <text:p>11.39960742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39741.6441" calcext:value-type="float">
            <text:p>1443139741.6441</text:p>
          </table:table-cell>
          <table:table-cell office:value-type="float" office:value="4480" calcext:value-type="float">
            <text:p>4480</text:p>
          </table:table-cell>
          <table:table-cell table:formula="of:=[.B184]-[.$B$2]" office:value-type="float" office:value="21.6439418792725" calcext:value-type="float">
            <text:p>21.6439418793</text:p>
          </table:table-cell>
          <table:table-cell table:formula="of:=[.C184]/([.D184]-[.D183])" office:value-type="float" office:value="84793.4455760978" calcext:value-type="float">
            <text:p>84793.4455760978</text:p>
          </table:table-cell>
          <table:table-cell/>
          <table:table-cell office:value-type="float" office:value="1443139753.03762" calcext:value-type="float">
            <text:p>1443139753.03762</text:p>
          </table:table-cell>
          <table:table-cell table:formula="of:=[.G184]-[.$B$2]" office:value-type="float" office:value="33.0374603271484" calcext:value-type="float">
            <text:p>33.0374603271</text:p>
          </table:table-cell>
          <table:table-cell table:formula="of:=[.C184]/([.H184]-[.H183])" office:value-type="float" office:value="95838.5115064469" calcext:value-type="float">
            <text:p>95838.5115064469</text:p>
          </table:table-cell>
          <table:table-cell table:formula="of:=[.G184]-[.$B184]" office:value-type="float" office:value="11.393518447876" calcext:value-type="float">
            <text:p>11.3935184479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39741.69694" calcext:value-type="float">
            <text:p>1443139741.69694</text:p>
          </table:table-cell>
          <table:table-cell office:value-type="float" office:value="4480" calcext:value-type="float">
            <text:p>4480</text:p>
          </table:table-cell>
          <table:table-cell table:formula="of:=[.B185]-[.$B$2]" office:value-type="float" office:value="21.6967780590057" calcext:value-type="float">
            <text:p>21.696778059</text:p>
          </table:table-cell>
          <table:table-cell table:formula="of:=[.C185]/([.D185]-[.D184])" office:value-type="float" office:value="84790.3845928226" calcext:value-type="float">
            <text:p>84790.3845928226</text:p>
          </table:table-cell>
          <table:table-cell/>
          <table:table-cell office:value-type="float" office:value="1443139753.05256" calcext:value-type="float">
            <text:p>1443139753.05256</text:p>
          </table:table-cell>
          <table:table-cell table:formula="of:=[.G185]-[.$B$2]" office:value-type="float" office:value="33.0523989200592" calcext:value-type="float">
            <text:p>33.0523989201</text:p>
          </table:table-cell>
          <table:table-cell table:formula="of:=[.C185]/([.H185]-[.H184])" office:value-type="float" office:value="299894.376047369" calcext:value-type="float">
            <text:p>299894.376047369</text:p>
          </table:table-cell>
          <table:table-cell table:formula="of:=[.G185]-[.$B185]" office:value-type="float" office:value="11.3556208610535" calcext:value-type="float">
            <text:p>11.3556208611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39741.74978" calcext:value-type="float">
            <text:p>1443139741.74978</text:p>
          </table:table-cell>
          <table:table-cell office:value-type="float" office:value="4480" calcext:value-type="float">
            <text:p>4480</text:p>
          </table:table-cell>
          <table:table-cell table:formula="of:=[.B186]-[.$B$2]" office:value-type="float" office:value="21.7496149539947" calcext:value-type="float">
            <text:p>21.749614954</text:p>
          </table:table-cell>
          <table:table-cell table:formula="of:=[.C186]/([.D186]-[.D185])" office:value-type="float" office:value="84789.2367810698" calcext:value-type="float">
            <text:p>84789.2367810698</text:p>
          </table:table-cell>
          <table:table-cell/>
          <table:table-cell office:value-type="float" office:value="1443139753.0868" calcext:value-type="float">
            <text:p>1443139753.0868</text:p>
          </table:table-cell>
          <table:table-cell table:formula="of:=[.G186]-[.$B$2]" office:value-type="float" office:value="33.0866417884827" calcext:value-type="float">
            <text:p>33.0866417885</text:p>
          </table:table-cell>
          <table:table-cell table:formula="of:=[.C186]/([.H186]-[.H185])" office:value-type="float" office:value="130830.161322889" calcext:value-type="float">
            <text:p>130830.161322889</text:p>
          </table:table-cell>
          <table:table-cell table:formula="of:=[.G186]-[.$B186]" office:value-type="float" office:value="11.3370268344879" calcext:value-type="float">
            <text:p>11.3370268345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39741.80268" calcext:value-type="float">
            <text:p>1443139741.80268</text:p>
          </table:table-cell>
          <table:table-cell office:value-type="float" office:value="4480" calcext:value-type="float">
            <text:p>4480</text:p>
          </table:table-cell>
          <table:table-cell table:formula="of:=[.B187]-[.$B$2]" office:value-type="float" office:value="21.8025197982788" calcext:value-type="float">
            <text:p>21.8025197983</text:p>
          </table:table-cell>
          <table:table-cell table:formula="of:=[.C187]/([.D187]-[.D186])" office:value-type="float" office:value="84680.3361889869" calcext:value-type="float">
            <text:p>84680.3361889869</text:p>
          </table:table-cell>
          <table:table-cell/>
          <table:table-cell office:value-type="float" office:value="1443139753.13067" calcext:value-type="float">
            <text:p>1443139753.13067</text:p>
          </table:table-cell>
          <table:table-cell table:formula="of:=[.G187]-[.$B$2]" office:value-type="float" office:value="33.1305119991302" calcext:value-type="float">
            <text:p>33.1305119991</text:p>
          </table:table-cell>
          <table:table-cell table:formula="of:=[.C187]/([.H187]-[.H186])" office:value-type="float" office:value="102119.409363876" calcext:value-type="float">
            <text:p>102119.409363876</text:p>
          </table:table-cell>
          <table:table-cell table:formula="of:=[.G187]-[.$B187]" office:value-type="float" office:value="11.3279922008514" calcext:value-type="float">
            <text:p>11.3279922009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39741.85553" calcext:value-type="float">
            <text:p>1443139741.85553</text:p>
          </table:table-cell>
          <table:table-cell office:value-type="float" office:value="4480" calcext:value-type="float">
            <text:p>4480</text:p>
          </table:table-cell>
          <table:table-cell table:formula="of:=[.B188]-[.$B$2]" office:value-type="float" office:value="21.855363368988" calcext:value-type="float">
            <text:p>21.855363369</text:p>
          </table:table-cell>
          <table:table-cell table:formula="of:=[.C188]/([.D188]-[.D187])" office:value-type="float" office:value="84778.5253697404" calcext:value-type="float">
            <text:p>84778.5253697404</text:p>
          </table:table-cell>
          <table:table-cell/>
          <table:table-cell office:value-type="float" office:value="1443139753.17457" calcext:value-type="float">
            <text:p>1443139753.17457</text:p>
          </table:table-cell>
          <table:table-cell table:formula="of:=[.G188]-[.$B$2]" office:value-type="float" office:value="33.1744089126587" calcext:value-type="float">
            <text:p>33.1744089127</text:p>
          </table:table-cell>
          <table:table-cell table:formula="of:=[.C188]/([.H188]-[.H187])" office:value-type="float" office:value="102057.2892237" calcext:value-type="float">
            <text:p>102057.2892237</text:p>
          </table:table-cell>
          <table:table-cell table:formula="of:=[.G188]-[.$B188]" office:value-type="float" office:value="11.3190455436707" calcext:value-type="float">
            <text:p>11.3190455437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39741.90836" calcext:value-type="float">
            <text:p>1443139741.90836</text:p>
          </table:table-cell>
          <table:table-cell office:value-type="float" office:value="4480" calcext:value-type="float">
            <text:p>4480</text:p>
          </table:table-cell>
          <table:table-cell table:formula="of:=[.B189]-[.$B$2]" office:value-type="float" office:value="21.9081978797913" calcext:value-type="float">
            <text:p>21.9081978798</text:p>
          </table:table-cell>
          <table:table-cell table:formula="of:=[.C189]/([.D189]-[.D188])" office:value-type="float" office:value="84793.0629411021" calcext:value-type="float">
            <text:p>84793.0629411021</text:p>
          </table:table-cell>
          <table:table-cell/>
          <table:table-cell office:value-type="float" office:value="1443139753.21845" calcext:value-type="float">
            <text:p>1443139753.21845</text:p>
          </table:table-cell>
          <table:table-cell table:formula="of:=[.G189]-[.$B$2]" office:value-type="float" office:value="33.2182857990265" calcext:value-type="float">
            <text:p>33.218285799</text:p>
          </table:table-cell>
          <table:table-cell table:formula="of:=[.C189]/([.H189]-[.H188])" office:value-type="float" office:value="102103.872240305" calcext:value-type="float">
            <text:p>102103.872240305</text:p>
          </table:table-cell>
          <table:table-cell table:formula="of:=[.G189]-[.$B189]" office:value-type="float" office:value="11.3100879192352" calcext:value-type="float">
            <text:p>11.3100879192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39741.96119" calcext:value-type="float">
            <text:p>1443139741.96119</text:p>
          </table:table-cell>
          <table:table-cell office:value-type="float" office:value="4480" calcext:value-type="float">
            <text:p>4480</text:p>
          </table:table-cell>
          <table:table-cell table:formula="of:=[.B190]-[.$B$2]" office:value-type="float" office:value="21.9610316753387" calcext:value-type="float">
            <text:p>21.9610316753</text:p>
          </table:table-cell>
          <table:table-cell table:formula="of:=[.C190]/([.D190]-[.D189])" office:value-type="float" office:value="84794.2108564492" calcext:value-type="float">
            <text:p>84794.2108564492</text:p>
          </table:table-cell>
          <table:table-cell/>
          <table:table-cell office:value-type="float" office:value="1443139753.26233" calcext:value-type="float">
            <text:p>1443139753.26233</text:p>
          </table:table-cell>
          <table:table-cell table:formula="of:=[.G190]-[.$B$2]" office:value-type="float" office:value="33.2621657848358" calcext:value-type="float">
            <text:p>33.2621657848</text:p>
          </table:table-cell>
          <table:table-cell table:formula="of:=[.C190]/([.H190]-[.H189])" office:value-type="float" office:value="102096.66018278" calcext:value-type="float">
            <text:p>102096.66018278</text:p>
          </table:table-cell>
          <table:table-cell table:formula="of:=[.G190]-[.$B190]" office:value-type="float" office:value="11.3011341094971" calcext:value-type="float">
            <text:p>11.3011341095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39742.01167" calcext:value-type="float">
            <text:p>1443139742.01167</text:p>
          </table:table-cell>
          <table:table-cell office:value-type="float" office:value="4480" calcext:value-type="float">
            <text:p>4480</text:p>
          </table:table-cell>
          <table:table-cell table:formula="of:=[.B191]-[.$B$2]" office:value-type="float" office:value="22.0115032196045" calcext:value-type="float">
            <text:p>22.0115032196</text:p>
          </table:table-cell>
          <table:table-cell table:formula="of:=[.C191]/([.D191]-[.D190])" office:value-type="float" office:value="88762.8873888131" calcext:value-type="float">
            <text:p>88762.8873888131</text:p>
          </table:table-cell>
          <table:table-cell/>
          <table:table-cell office:value-type="float" office:value="1443139753.30622" calcext:value-type="float">
            <text:p>1443139753.30622</text:p>
          </table:table-cell>
          <table:table-cell table:formula="of:=[.G191]-[.$B$2]" office:value-type="float" office:value="33.3060545921326" calcext:value-type="float">
            <text:p>33.3060545921</text:p>
          </table:table-cell>
          <table:table-cell table:formula="of:=[.C191]/([.H191]-[.H190])" office:value-type="float" office:value="102076.139132891" calcext:value-type="float">
            <text:p>102076.139132891</text:p>
          </table:table-cell>
          <table:table-cell table:formula="of:=[.G191]-[.$B191]" office:value-type="float" office:value="11.2945513725281" calcext:value-type="float">
            <text:p>11.2945513725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39742.05555" calcext:value-type="float">
            <text:p>1443139742.05555</text:p>
          </table:table-cell>
          <table:table-cell office:value-type="float" office:value="4480" calcext:value-type="float">
            <text:p>4480</text:p>
          </table:table-cell>
          <table:table-cell table:formula="of:=[.B192]-[.$B$2]" office:value-type="float" office:value="22.0553858280182" calcext:value-type="float">
            <text:p>22.055385828</text:p>
          </table:table-cell>
          <table:table-cell table:formula="of:=[.C192]/([.D192]-[.D191])" office:value-type="float" office:value="102090.558468301" calcext:value-type="float">
            <text:p>102090.558468301</text:p>
          </table:table-cell>
          <table:table-cell/>
          <table:table-cell office:value-type="float" office:value="1443139753.3501" calcext:value-type="float">
            <text:p>1443139753.3501</text:p>
          </table:table-cell>
          <table:table-cell table:formula="of:=[.G192]-[.$B$2]" office:value-type="float" office:value="33.3499398231506" calcext:value-type="float">
            <text:p>33.3499398232</text:p>
          </table:table-cell>
          <table:table-cell table:formula="of:=[.C192]/([.H192]-[.H191])" office:value-type="float" office:value="102084.457483104" calcext:value-type="float">
            <text:p>102084.457483104</text:p>
          </table:table-cell>
          <table:table-cell table:formula="of:=[.G192]-[.$B192]" office:value-type="float" office:value="11.2945539951324" calcext:value-type="float">
            <text:p>11.294553995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39742.09943" calcext:value-type="float">
            <text:p>1443139742.09943</text:p>
          </table:table-cell>
          <table:table-cell office:value-type="float" office:value="4480" calcext:value-type="float">
            <text:p>4480</text:p>
          </table:table-cell>
          <table:table-cell table:formula="of:=[.B193]-[.$B$2]" office:value-type="float" office:value="22.0992658138275" calcext:value-type="float">
            <text:p>22.0992658138</text:p>
          </table:table-cell>
          <table:table-cell table:formula="of:=[.C193]/([.D193]-[.D192])" office:value-type="float" office:value="102096.66018278" calcext:value-type="float">
            <text:p>102096.66018278</text:p>
          </table:table-cell>
          <table:table-cell/>
          <table:table-cell office:value-type="float" office:value="1443139753.39398" calcext:value-type="float">
            <text:p>1443139753.39398</text:p>
          </table:table-cell>
          <table:table-cell table:formula="of:=[.G193]-[.$B$2]" office:value-type="float" office:value="33.3938186168671" calcext:value-type="float">
            <text:p>33.3938186169</text:p>
          </table:table-cell>
          <table:table-cell table:formula="of:=[.C193]/([.H193]-[.H192])" office:value-type="float" office:value="102099.433930483" calcext:value-type="float">
            <text:p>102099.433930483</text:p>
          </table:table-cell>
          <table:table-cell table:formula="of:=[.G193]-[.$B193]" office:value-type="float" office:value="11.2945528030396" calcext:value-type="float">
            <text:p>11.29455280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39742.14331" calcext:value-type="float">
            <text:p>1443139742.14331</text:p>
          </table:table-cell>
          <table:table-cell office:value-type="float" office:value="4480" calcext:value-type="float">
            <text:p>4480</text:p>
          </table:table-cell>
          <table:table-cell table:formula="of:=[.B194]-[.$B$2]" office:value-type="float" office:value="22.1431496143341" calcext:value-type="float">
            <text:p>22.1431496143</text:p>
          </table:table-cell>
          <table:table-cell table:formula="of:=[.C194]/([.D194]-[.D193])" office:value-type="float" office:value="102087.785202812" calcext:value-type="float">
            <text:p>102087.785202812</text:p>
          </table:table-cell>
          <table:table-cell/>
          <table:table-cell office:value-type="float" office:value="1443139753.43787" calcext:value-type="float">
            <text:p>1443139753.43787</text:p>
          </table:table-cell>
          <table:table-cell table:formula="of:=[.G194]-[.$B$2]" office:value-type="float" office:value="33.437705039978" calcext:value-type="float">
            <text:p>33.43770504</text:p>
          </table:table-cell>
          <table:table-cell table:formula="of:=[.C194]/([.H194]-[.H193])" office:value-type="float" office:value="102081.684549065" calcext:value-type="float">
            <text:p>102081.684549065</text:p>
          </table:table-cell>
          <table:table-cell table:formula="of:=[.G194]-[.$B194]" office:value-type="float" office:value="11.2945554256439" calcext:value-type="float">
            <text:p>11.2945554256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39742.18719" calcext:value-type="float">
            <text:p>1443139742.18719</text:p>
          </table:table-cell>
          <table:table-cell office:value-type="float" office:value="4480" calcext:value-type="float">
            <text:p>4480</text:p>
          </table:table-cell>
          <table:table-cell table:formula="of:=[.B195]-[.$B$2]" office:value-type="float" office:value="22.1870300769806" calcext:value-type="float">
            <text:p>22.187030077</text:p>
          </table:table-cell>
          <table:table-cell table:formula="of:=[.C195]/([.D195]-[.D194])" office:value-type="float" office:value="102095.550725898" calcext:value-type="float">
            <text:p>102095.550725898</text:p>
          </table:table-cell>
          <table:table-cell/>
          <table:table-cell office:value-type="float" office:value="1443139753.48175" calcext:value-type="float">
            <text:p>1443139753.48175</text:p>
          </table:table-cell>
          <table:table-cell table:formula="of:=[.G195]-[.$B$2]" office:value-type="float" office:value="33.4815895557404" calcext:value-type="float">
            <text:p>33.4815895557</text:p>
          </table:table-cell>
          <table:table-cell table:formula="of:=[.C195]/([.H195]-[.H194])" office:value-type="float" office:value="102086.12131584" calcext:value-type="float">
            <text:p>102086.12131584</text:p>
          </table:table-cell>
          <table:table-cell table:formula="of:=[.G195]-[.$B195]" office:value-type="float" office:value="11.2945594787598" calcext:value-type="float">
            <text:p>11.2945594788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39742.23108" calcext:value-type="float">
            <text:p>1443139742.23108</text:p>
          </table:table-cell>
          <table:table-cell office:value-type="float" office:value="4480" calcext:value-type="float">
            <text:p>4480</text:p>
          </table:table-cell>
          <table:table-cell table:formula="of:=[.B196]-[.$B$2]" office:value-type="float" office:value="22.2309215068817" calcext:value-type="float">
            <text:p>22.2309215069</text:p>
          </table:table-cell>
          <table:table-cell table:formula="of:=[.C196]/([.D196]-[.D195])" office:value-type="float" office:value="102070.039870936" calcext:value-type="float">
            <text:p>102070.039870936</text:p>
          </table:table-cell>
          <table:table-cell/>
          <table:table-cell office:value-type="float" office:value="1443139753.52564" calcext:value-type="float">
            <text:p>1443139753.52564</text:p>
          </table:table-cell>
          <table:table-cell table:formula="of:=[.G196]-[.$B$2]" office:value-type="float" office:value="33.5254776477814" calcext:value-type="float">
            <text:p>33.5254776478</text:p>
          </table:table-cell>
          <table:table-cell table:formula="of:=[.C196]/([.H196]-[.H195])" office:value-type="float" office:value="102077.802694481" calcext:value-type="float">
            <text:p>102077.802694481</text:p>
          </table:table-cell>
          <table:table-cell table:formula="of:=[.G196]-[.$B196]" office:value-type="float" office:value="11.2945561408997" calcext:value-type="float">
            <text:p>11.2945561409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39742.27497" calcext:value-type="float">
            <text:p>1443139742.27497</text:p>
          </table:table-cell>
          <table:table-cell office:value-type="float" office:value="4480" calcext:value-type="float">
            <text:p>4480</text:p>
          </table:table-cell>
          <table:table-cell table:formula="of:=[.B197]-[.$B$2]" office:value-type="float" office:value="22.2748057842255" calcext:value-type="float">
            <text:p>22.2748057842</text:p>
          </table:table-cell>
          <table:table-cell table:formula="of:=[.C197]/([.D197]-[.D196])" office:value-type="float" office:value="102086.675938804" calcext:value-type="float">
            <text:p>102086.675938804</text:p>
          </table:table-cell>
          <table:table-cell/>
          <table:table-cell office:value-type="float" office:value="1443139753.56953" calcext:value-type="float">
            <text:p>1443139753.56953</text:p>
          </table:table-cell>
          <table:table-cell table:formula="of:=[.G197]-[.$B$2]" office:value-type="float" office:value="33.5693714618683" calcext:value-type="float">
            <text:p>33.5693714619</text:p>
          </table:table-cell>
          <table:table-cell table:formula="of:=[.C197]/([.H197]-[.H196])" office:value-type="float" office:value="102064.495719811" calcext:value-type="float">
            <text:p>102064.495719811</text:p>
          </table:table-cell>
          <table:table-cell table:formula="of:=[.G197]-[.$B197]" office:value-type="float" office:value="11.2945656776428" calcext:value-type="float">
            <text:p>11.2945656776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39742.31886" calcext:value-type="float">
            <text:p>1443139742.31886</text:p>
          </table:table-cell>
          <table:table-cell office:value-type="float" office:value="4480" calcext:value-type="float">
            <text:p>4480</text:p>
          </table:table-cell>
          <table:table-cell table:formula="of:=[.B198]-[.$B$2]" office:value-type="float" office:value="22.3186945915222" calcext:value-type="float">
            <text:p>22.3186945915</text:p>
          </table:table-cell>
          <table:table-cell table:formula="of:=[.C198]/([.D198]-[.D197])" office:value-type="float" office:value="102076.139132891" calcext:value-type="float">
            <text:p>102076.139132891</text:p>
          </table:table-cell>
          <table:table-cell/>
          <table:table-cell office:value-type="float" office:value="1443139753.61356" calcext:value-type="float">
            <text:p>1443139753.61356</text:p>
          </table:table-cell>
          <table:table-cell table:formula="of:=[.G198]-[.$B$2]" office:value-type="float" office:value="33.613395690918" calcext:value-type="float">
            <text:p>33.6133956909</text:p>
          </table:table-cell>
          <table:table-cell table:formula="of:=[.C198]/([.H198]-[.H197])" office:value-type="float" office:value="101762.145452773" calcext:value-type="float">
            <text:p>101762.145452773</text:p>
          </table:table-cell>
          <table:table-cell table:formula="of:=[.G198]-[.$B198]" office:value-type="float" office:value="11.2947010993958" calcext:value-type="float">
            <text:p>11.2947010994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39742.36274" calcext:value-type="float">
            <text:p>1443139742.36274</text:p>
          </table:table-cell>
          <table:table-cell office:value-type="float" office:value="4480" calcext:value-type="float">
            <text:p>4480</text:p>
          </table:table-cell>
          <table:table-cell table:formula="of:=[.B199]-[.$B$2]" office:value-type="float" office:value="22.3625776767731" calcext:value-type="float">
            <text:p>22.3625776768</text:p>
          </table:table-cell>
          <table:table-cell table:formula="of:=[.C199]/([.D199]-[.D198])" office:value-type="float" office:value="102089.449144024" calcext:value-type="float">
            <text:p>102089.449144024</text:p>
          </table:table-cell>
          <table:table-cell/>
          <table:table-cell office:value-type="float" office:value="1443139753.65739" calcext:value-type="float">
            <text:p>1443139753.65739</text:p>
          </table:table-cell>
          <table:table-cell table:formula="of:=[.G199]-[.$B$2]" office:value-type="float" office:value="33.6572308540344" calcext:value-type="float">
            <text:p>33.657230854</text:p>
          </table:table-cell>
          <table:table-cell table:formula="of:=[.C199]/([.H199]-[.H198])" office:value-type="float" office:value="102201.05690261" calcext:value-type="float">
            <text:p>102201.05690261</text:p>
          </table:table-cell>
          <table:table-cell table:formula="of:=[.G199]-[.$B199]" office:value-type="float" office:value="11.2946531772614" calcext:value-type="float">
            <text:p>11.2946531773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39742.40663" calcext:value-type="float">
            <text:p>1443139742.40663</text:p>
          </table:table-cell>
          <table:table-cell office:value-type="float" office:value="4480" calcext:value-type="float">
            <text:p>4480</text:p>
          </table:table-cell>
          <table:table-cell table:formula="of:=[.B200]-[.$B$2]" office:value-type="float" office:value="22.4064705371857" calcext:value-type="float">
            <text:p>22.4064705372</text:p>
          </table:table-cell>
          <table:table-cell table:formula="of:=[.C200]/([.D200]-[.D199])" office:value-type="float" office:value="102066.713307985" calcext:value-type="float">
            <text:p>102066.713307985</text:p>
          </table:table-cell>
          <table:table-cell/>
          <table:table-cell office:value-type="float" office:value="1443139753.70128" calcext:value-type="float">
            <text:p>1443139753.70128</text:p>
          </table:table-cell>
          <table:table-cell table:formula="of:=[.G200]-[.$B$2]" office:value-type="float" office:value="33.701114654541" calcext:value-type="float">
            <text:p>33.7011146545</text:p>
          </table:table-cell>
          <table:table-cell table:formula="of:=[.C200]/([.H200]-[.H199])" office:value-type="float" office:value="102087.785202812" calcext:value-type="float">
            <text:p>102087.785202812</text:p>
          </table:table-cell>
          <table:table-cell table:formula="of:=[.G200]-[.$B200]" office:value-type="float" office:value="11.2946441173553" calcext:value-type="float">
            <text:p>11.2946441174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39742.45051" calcext:value-type="float">
            <text:p>1443139742.45051</text:p>
          </table:table-cell>
          <table:table-cell office:value-type="float" office:value="4480" calcext:value-type="float">
            <text:p>4480</text:p>
          </table:table-cell>
          <table:table-cell table:formula="of:=[.B201]-[.$B$2]" office:value-type="float" office:value="22.4503486156464" calcext:value-type="float">
            <text:p>22.4503486156</text:p>
          </table:table-cell>
          <table:table-cell table:formula="of:=[.C201]/([.D201]-[.D200])" office:value-type="float" office:value="102101.098251448" calcext:value-type="float">
            <text:p>102101.098251448</text:p>
          </table:table-cell>
          <table:table-cell/>
          <table:table-cell office:value-type="float" office:value="1443139753.74515" calcext:value-type="float">
            <text:p>1443139753.74515</text:p>
          </table:table-cell>
          <table:table-cell table:formula="of:=[.G201]-[.$B$2]" office:value-type="float" office:value="33.74498462677" calcext:value-type="float">
            <text:p>33.7449846268</text:p>
          </table:table-cell>
          <table:table-cell table:formula="of:=[.C201]/([.H201]-[.H200])" office:value-type="float" office:value="102119.964348601" calcext:value-type="float">
            <text:p>102119.964348601</text:p>
          </table:table-cell>
          <table:table-cell table:formula="of:=[.G201]-[.$B201]" office:value-type="float" office:value="11.2946360111237" calcext:value-type="float">
            <text:p>11.294636011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39742.49439" calcext:value-type="float">
            <text:p>1443139742.49439</text:p>
          </table:table-cell>
          <table:table-cell office:value-type="float" office:value="4480" calcext:value-type="float">
            <text:p>4480</text:p>
          </table:table-cell>
          <table:table-cell table:formula="of:=[.B202]-[.$B$2]" office:value-type="float" office:value="22.4942281246185" calcext:value-type="float">
            <text:p>22.4942281246</text:p>
          </table:table-cell>
          <table:table-cell table:formula="of:=[.C202]/([.D202]-[.D201])" office:value-type="float" office:value="102097.769663776" calcext:value-type="float">
            <text:p>102097.769663776</text:p>
          </table:table-cell>
          <table:table-cell/>
          <table:table-cell office:value-type="float" office:value="1443139753.78904" calcext:value-type="float">
            <text:p>1443139753.78904</text:p>
          </table:table-cell>
          <table:table-cell table:formula="of:=[.G202]-[.$B$2]" office:value-type="float" office:value="33.7888813018799" calcext:value-type="float">
            <text:p>33.7888813019</text:p>
          </table:table-cell>
          <table:table-cell table:formula="of:=[.C202]/([.H202]-[.H201])" office:value-type="float" office:value="102057.843533425" calcext:value-type="float">
            <text:p>102057.843533425</text:p>
          </table:table-cell>
          <table:table-cell table:formula="of:=[.G202]-[.$B202]" office:value-type="float" office:value="11.2946531772614" calcext:value-type="float">
            <text:p>11.2946531773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39742.53826" calcext:value-type="float">
            <text:p>1443139742.53826</text:p>
          </table:table-cell>
          <table:table-cell office:value-type="float" office:value="4480" calcext:value-type="float">
            <text:p>4480</text:p>
          </table:table-cell>
          <table:table-cell table:formula="of:=[.B203]-[.$B$2]" office:value-type="float" office:value="22.5380947589874" calcext:value-type="float">
            <text:p>22.538094759</text:p>
          </table:table-cell>
          <table:table-cell table:formula="of:=[.C203]/([.D203]-[.D202])" office:value-type="float" office:value="102127.734768194" calcext:value-type="float">
            <text:p>102127.734768194</text:p>
          </table:table-cell>
          <table:table-cell/>
          <table:table-cell office:value-type="float" office:value="1443139753.8329" calcext:value-type="float">
            <text:p>1443139753.8329</text:p>
          </table:table-cell>
          <table:table-cell table:formula="of:=[.G203]-[.$B$2]" office:value-type="float" office:value="33.8327417373657" calcext:value-type="float">
            <text:p>33.8327417374</text:p>
          </table:table-cell>
          <table:table-cell table:formula="of:=[.C203]/([.H203]-[.H202])" office:value-type="float" office:value="102142.168685178" calcext:value-type="float">
            <text:p>102142.168685178</text:p>
          </table:table-cell>
          <table:table-cell table:formula="of:=[.G203]-[.$B203]" office:value-type="float" office:value="11.2946469783783" calcext:value-type="float">
            <text:p>11.2946469784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39742.58215" calcext:value-type="float">
            <text:p>1443139742.58215</text:p>
          </table:table-cell>
          <table:table-cell office:value-type="float" office:value="4480" calcext:value-type="float">
            <text:p>4480</text:p>
          </table:table-cell>
          <table:table-cell table:formula="of:=[.B204]-[.$B$2]" office:value-type="float" office:value="22.58198595047" calcext:value-type="float">
            <text:p>22.5819859505</text:p>
          </table:table-cell>
          <table:table-cell table:formula="of:=[.C204]/([.D204]-[.D203])" office:value-type="float" office:value="102070.594319176" calcext:value-type="float">
            <text:p>102070.594319176</text:p>
          </table:table-cell>
          <table:table-cell/>
          <table:table-cell office:value-type="float" office:value="1443139753.87679" calcext:value-type="float">
            <text:p>1443139753.87679</text:p>
          </table:table-cell>
          <table:table-cell table:formula="of:=[.G204]-[.$B$2]" office:value-type="float" office:value="33.8766260147095" calcext:value-type="float">
            <text:p>33.8766260147</text:p>
          </table:table-cell>
          <table:table-cell table:formula="of:=[.C204]/([.H204]-[.H203])" office:value-type="float" office:value="102086.675938804" calcext:value-type="float">
            <text:p>102086.675938804</text:p>
          </table:table-cell>
          <table:table-cell table:formula="of:=[.G204]-[.$B204]" office:value-type="float" office:value="11.2946400642395" calcext:value-type="float">
            <text:p>11.2946400642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39742.62602" calcext:value-type="float">
            <text:p>1443139742.62602</text:p>
          </table:table-cell>
          <table:table-cell office:value-type="float" office:value="4480" calcext:value-type="float">
            <text:p>4480</text:p>
          </table:table-cell>
          <table:table-cell table:formula="of:=[.B205]-[.$B$2]" office:value-type="float" office:value="22.6258594989777" calcext:value-type="float">
            <text:p>22.625859499</text:p>
          </table:table-cell>
          <table:table-cell table:formula="of:=[.C205]/([.D205]-[.D204])" office:value-type="float" office:value="102111.640211065" calcext:value-type="float">
            <text:p>102111.640211065</text:p>
          </table:table-cell>
          <table:table-cell/>
          <table:table-cell office:value-type="float" office:value="1443139753.92067" calcext:value-type="float">
            <text:p>1443139753.92067</text:p>
          </table:table-cell>
          <table:table-cell table:formula="of:=[.G205]-[.$B$2]" office:value-type="float" office:value="33.9205124378204" calcext:value-type="float">
            <text:p>33.9205124378</text:p>
          </table:table-cell>
          <table:table-cell table:formula="of:=[.C205]/([.H205]-[.H204])" office:value-type="float" office:value="102081.684549065" calcext:value-type="float">
            <text:p>102081.684549065</text:p>
          </table:table-cell>
          <table:table-cell table:formula="of:=[.G205]-[.$B205]" office:value-type="float" office:value="11.2946529388428" calcext:value-type="float">
            <text:p>11.2946529388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39742.6699" calcext:value-type="float">
            <text:p>1443139742.6699</text:p>
          </table:table-cell>
          <table:table-cell office:value-type="float" office:value="4480" calcext:value-type="float">
            <text:p>4480</text:p>
          </table:table-cell>
          <table:table-cell table:formula="of:=[.B206]-[.$B$2]" office:value-type="float" office:value="22.6697371006012" calcext:value-type="float">
            <text:p>22.6697371006</text:p>
          </table:table-cell>
          <table:table-cell table:formula="of:=[.C206]/([.D206]-[.D205])" office:value-type="float" office:value="102102.207828903" calcext:value-type="float">
            <text:p>102102.207828903</text:p>
          </table:table-cell>
          <table:table-cell/>
          <table:table-cell office:value-type="float" office:value="1443139753.96456" calcext:value-type="float">
            <text:p>1443139753.96456</text:p>
          </table:table-cell>
          <table:table-cell table:formula="of:=[.G206]-[.$B$2]" office:value-type="float" office:value="33.9643981456757" calcext:value-type="float">
            <text:p>33.9643981457</text:p>
          </table:table-cell>
          <table:table-cell table:formula="of:=[.C206]/([.H206]-[.H205])" office:value-type="float" office:value="102083.348291411" calcext:value-type="float">
            <text:p>102083.348291411</text:p>
          </table:table-cell>
          <table:table-cell table:formula="of:=[.G206]-[.$B206]" office:value-type="float" office:value="11.2946610450745" calcext:value-type="float">
            <text:p>11.2946610451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39742.71378" calcext:value-type="float">
            <text:p>1443139742.71378</text:p>
          </table:table-cell>
          <table:table-cell office:value-type="float" office:value="4480" calcext:value-type="float">
            <text:p>4480</text:p>
          </table:table-cell>
          <table:table-cell table:formula="of:=[.B207]-[.$B$2]" office:value-type="float" office:value="22.7136151790619" calcext:value-type="float">
            <text:p>22.7136151791</text:p>
          </table:table-cell>
          <table:table-cell table:formula="of:=[.C207]/([.D207]-[.D206])" office:value-type="float" office:value="102101.098251448" calcext:value-type="float">
            <text:p>102101.098251448</text:p>
          </table:table-cell>
          <table:table-cell/>
          <table:table-cell office:value-type="float" office:value="1443139754.00844" calcext:value-type="float">
            <text:p>1443139754.00844</text:p>
          </table:table-cell>
          <table:table-cell table:formula="of:=[.G207]-[.$B$2]" office:value-type="float" office:value="34.0082817077637" calcext:value-type="float">
            <text:p>34.0082817078</text:p>
          </table:table-cell>
          <table:table-cell table:formula="of:=[.C207]/([.H207]-[.H206])" office:value-type="float" office:value="102088.339843856" calcext:value-type="float">
            <text:p>102088.339843856</text:p>
          </table:table-cell>
          <table:table-cell table:formula="of:=[.G207]-[.$B207]" office:value-type="float" office:value="11.2946665287018" calcext:value-type="float">
            <text:p>11.2946665287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39742.75765" calcext:value-type="float">
            <text:p>1443139742.75765</text:p>
          </table:table-cell>
          <table:table-cell office:value-type="float" office:value="4480" calcext:value-type="float">
            <text:p>4480</text:p>
          </table:table-cell>
          <table:table-cell table:formula="of:=[.B208]-[.$B$2]" office:value-type="float" office:value="22.7574925422668" calcext:value-type="float">
            <text:p>22.7574925423</text:p>
          </table:table-cell>
          <table:table-cell table:formula="of:=[.C208]/([.D208]-[.D207])" office:value-type="float" office:value="102102.762626674" calcext:value-type="float">
            <text:p>102102.762626674</text:p>
          </table:table-cell>
          <table:table-cell/>
          <table:table-cell office:value-type="float" office:value="1443139754.02332" calcext:value-type="float">
            <text:p>1443139754.02332</text:p>
          </table:table-cell>
          <table:table-cell table:formula="of:=[.G208]-[.$B$2]" office:value-type="float" office:value="34.0231537818909" calcext:value-type="float">
            <text:p>34.0231537819</text:p>
          </table:table-cell>
          <table:table-cell table:formula="of:=[.C208]/([.H208]-[.H207])" office:value-type="float" office:value="301235.722851005" calcext:value-type="float">
            <text:p>301235.722851005</text:p>
          </table:table-cell>
          <table:table-cell table:formula="of:=[.G208]-[.$B208]" office:value-type="float" office:value="11.265661239624" calcext:value-type="float">
            <text:p>11.2656612396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39742.80153" calcext:value-type="float">
            <text:p>1443139742.80153</text:p>
          </table:table-cell>
          <table:table-cell office:value-type="float" office:value="4480" calcext:value-type="float">
            <text:p>4480</text:p>
          </table:table-cell>
          <table:table-cell table:formula="of:=[.B209]-[.$B$2]" office:value-type="float" office:value="22.8013727664948" calcext:value-type="float">
            <text:p>22.8013727665</text:p>
          </table:table-cell>
          <table:table-cell table:formula="of:=[.C209]/([.D209]-[.D208])" office:value-type="float" office:value="102096.105451325" calcext:value-type="float">
            <text:p>102096.105451325</text:p>
          </table:table-cell>
          <table:table-cell/>
          <table:table-cell office:value-type="float" office:value="1443139754.06307" calcext:value-type="float">
            <text:p>1443139754.06307</text:p>
          </table:table-cell>
          <table:table-cell table:formula="of:=[.G209]-[.$B$2]" office:value-type="float" office:value="34.062912940979" calcext:value-type="float">
            <text:p>34.062912941</text:p>
          </table:table-cell>
          <table:table-cell table:formula="of:=[.C209]/([.H209]-[.H208])" office:value-type="float" office:value="112678.439452633" calcext:value-type="float">
            <text:p>112678.439452633</text:p>
          </table:table-cell>
          <table:table-cell table:formula="of:=[.G209]-[.$B209]" office:value-type="float" office:value="11.2615401744843" calcext:value-type="float">
            <text:p>11.2615401745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39742.84542" calcext:value-type="float">
            <text:p>1443139742.84542</text:p>
          </table:table-cell>
          <table:table-cell office:value-type="float" office:value="4480" calcext:value-type="float">
            <text:p>4480</text:p>
          </table:table-cell>
          <table:table-cell table:formula="of:=[.B210]-[.$B$2]" office:value-type="float" office:value="22.8452599048614" calcext:value-type="float">
            <text:p>22.8452599049</text:p>
          </table:table-cell>
          <table:table-cell table:formula="of:=[.C210]/([.D210]-[.D209])" office:value-type="float" office:value="102080.020860949" calcext:value-type="float">
            <text:p>102080.020860949</text:p>
          </table:table-cell>
          <table:table-cell/>
          <table:table-cell office:value-type="float" office:value="1443139754.11182" calcext:value-type="float">
            <text:p>1443139754.11182</text:p>
          </table:table-cell>
          <table:table-cell table:formula="of:=[.G210]-[.$B$2]" office:value-type="float" office:value="34.1116559505463" calcext:value-type="float">
            <text:p>34.1116559505</text:p>
          </table:table-cell>
          <table:table-cell table:formula="of:=[.C210]/([.H210]-[.H209])" office:value-type="float" office:value="91910.615281521" calcext:value-type="float">
            <text:p>91910.615281521</text:p>
          </table:table-cell>
          <table:table-cell table:formula="of:=[.G210]-[.$B210]" office:value-type="float" office:value="11.2663960456848" calcext:value-type="float">
            <text:p>11.2663960457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39742.8893" calcext:value-type="float">
            <text:p>1443139742.8893</text:p>
          </table:table-cell>
          <table:table-cell office:value-type="float" office:value="4480" calcext:value-type="float">
            <text:p>4480</text:p>
          </table:table-cell>
          <table:table-cell table:formula="of:=[.B211]-[.$B$2]" office:value-type="float" office:value="22.889137506485" calcext:value-type="float">
            <text:p>22.8891375065</text:p>
          </table:table-cell>
          <table:table-cell table:formula="of:=[.C211]/([.D211]-[.D210])" office:value-type="float" office:value="102102.207828903" calcext:value-type="float">
            <text:p>102102.207828903</text:p>
          </table:table-cell>
          <table:table-cell/>
          <table:table-cell office:value-type="float" office:value="1443139754.16058" calcext:value-type="float">
            <text:p>1443139754.16058</text:p>
          </table:table-cell>
          <table:table-cell table:formula="of:=[.G211]-[.$B$2]" office:value-type="float" office:value="34.1604142189026" calcext:value-type="float">
            <text:p>34.1604142189</text:p>
          </table:table-cell>
          <table:table-cell table:formula="of:=[.C211]/([.H211]-[.H210])" office:value-type="float" office:value="91881.8520637436" calcext:value-type="float">
            <text:p>91881.8520637436</text:p>
          </table:table-cell>
          <table:table-cell table:formula="of:=[.G211]-[.$B211]" office:value-type="float" office:value="11.2712767124176" calcext:value-type="float">
            <text:p>11.2712767124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39742.93318" calcext:value-type="float">
            <text:p>1443139742.93318</text:p>
          </table:table-cell>
          <table:table-cell office:value-type="float" office:value="4480" calcext:value-type="float">
            <text:p>4480</text:p>
          </table:table-cell>
          <table:table-cell table:formula="of:=[.B212]-[.$B$2]" office:value-type="float" office:value="22.9330151081085" calcext:value-type="float">
            <text:p>22.9330151081</text:p>
          </table:table-cell>
          <table:table-cell table:formula="of:=[.C212]/([.D212]-[.D211])" office:value-type="float" office:value="102102.207828903" calcext:value-type="float">
            <text:p>102102.207828903</text:p>
          </table:table-cell>
          <table:table-cell/>
          <table:table-cell office:value-type="float" office:value="1443139754.2093" calcext:value-type="float">
            <text:p>1443139754.2093</text:p>
          </table:table-cell>
          <table:table-cell table:formula="of:=[.G212]-[.$B$2]" office:value-type="float" office:value="34.2091398239136" calcext:value-type="float">
            <text:p>34.2091398239</text:p>
          </table:table-cell>
          <table:table-cell table:formula="of:=[.C212]/([.H212]-[.H211])" office:value-type="float" office:value="91943.4453197632" calcext:value-type="float">
            <text:p>91943.4453197632</text:p>
          </table:table-cell>
          <table:table-cell table:formula="of:=[.G212]-[.$B212]" office:value-type="float" office:value="11.2761247158051" calcext:value-type="float">
            <text:p>11.2761247158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39742.97706" calcext:value-type="float">
            <text:p>1443139742.97706</text:p>
          </table:table-cell>
          <table:table-cell office:value-type="float" office:value="4480" calcext:value-type="float">
            <text:p>4480</text:p>
          </table:table-cell>
          <table:table-cell table:formula="of:=[.B213]-[.$B$2]" office:value-type="float" office:value="22.9768986701965" calcext:value-type="float">
            <text:p>22.9768986702</text:p>
          </table:table-cell>
          <table:table-cell table:formula="of:=[.C213]/([.D213]-[.D212])" office:value-type="float" office:value="102088.339843856" calcext:value-type="float">
            <text:p>102088.339843856</text:p>
          </table:table-cell>
          <table:table-cell/>
          <table:table-cell office:value-type="float" office:value="1443139754.25808" calcext:value-type="float">
            <text:p>1443139754.25808</text:p>
          </table:table-cell>
          <table:table-cell table:formula="of:=[.G213]-[.$B$2]" office:value-type="float" office:value="34.257919549942" calcext:value-type="float">
            <text:p>34.2579195499</text:p>
          </table:table-cell>
          <table:table-cell table:formula="of:=[.C213]/([.H213]-[.H212])" office:value-type="float" office:value="91841.4342341286" calcext:value-type="float">
            <text:p>91841.4342341286</text:p>
          </table:table-cell>
          <table:table-cell table:formula="of:=[.G213]-[.$B213]" office:value-type="float" office:value="11.2810208797455" calcext:value-type="float">
            <text:p>11.2810208797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39743.02143" calcext:value-type="float">
            <text:p>1443139743.02143</text:p>
          </table:table-cell>
          <table:table-cell office:value-type="float" office:value="4480" calcext:value-type="float">
            <text:p>4480</text:p>
          </table:table-cell>
          <table:table-cell table:formula="of:=[.B214]-[.$B$2]" office:value-type="float" office:value="23.0212712287903" calcext:value-type="float">
            <text:p>23.0212712288</text:p>
          </table:table-cell>
          <table:table-cell table:formula="of:=[.C214]/([.D214]-[.D213])" office:value-type="float" office:value="100963.301237964" calcext:value-type="float">
            <text:p>100963.301237964</text:p>
          </table:table-cell>
          <table:table-cell/>
          <table:table-cell office:value-type="float" office:value="1443139754.30683" calcext:value-type="float">
            <text:p>1443139754.30683</text:p>
          </table:table-cell>
          <table:table-cell table:formula="of:=[.G214]-[.$B$2]" office:value-type="float" office:value="34.3066668510437" calcext:value-type="float">
            <text:p>34.306666851</text:p>
          </table:table-cell>
          <table:table-cell table:formula="of:=[.C214]/([.H214]-[.H213])" office:value-type="float" office:value="91902.5238064961" calcext:value-type="float">
            <text:p>91902.5238064961</text:p>
          </table:table-cell>
          <table:table-cell table:formula="of:=[.G214]-[.$B214]" office:value-type="float" office:value="11.2853956222534" calcext:value-type="float">
            <text:p>11.2853956223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39743.06636" calcext:value-type="float">
            <text:p>1443139743.06636</text:p>
          </table:table-cell>
          <table:table-cell office:value-type="float" office:value="4480" calcext:value-type="float">
            <text:p>4480</text:p>
          </table:table-cell>
          <table:table-cell table:formula="of:=[.B215]-[.$B$2]" office:value-type="float" office:value="23.0661933422089" calcext:value-type="float">
            <text:p>23.0661933422</text:p>
          </table:table-cell>
          <table:table-cell table:formula="of:=[.C215]/([.D215]-[.D214])" office:value-type="float" office:value="99728.166354416" calcext:value-type="float">
            <text:p>99728.166354416</text:p>
          </table:table-cell>
          <table:table-cell/>
          <table:table-cell office:value-type="float" office:value="1443139754.3556" calcext:value-type="float">
            <text:p>1443139754.3556</text:p>
          </table:table-cell>
          <table:table-cell table:formula="of:=[.G215]-[.$B$2]" office:value-type="float" office:value="34.3554356098175" calcext:value-type="float">
            <text:p>34.3554356098</text:p>
          </table:table-cell>
          <table:table-cell table:formula="of:=[.C215]/([.H215]-[.H214])" office:value-type="float" office:value="91862.0877922865" calcext:value-type="float">
            <text:p>91862.0877922865</text:p>
          </table:table-cell>
          <table:table-cell table:formula="of:=[.G215]-[.$B215]" office:value-type="float" office:value="11.2892422676086" calcext:value-type="float">
            <text:p>11.2892422676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39743.11129" calcext:value-type="float">
            <text:p>1443139743.11129</text:p>
          </table:table-cell>
          <table:table-cell office:value-type="float" office:value="4480" calcext:value-type="float">
            <text:p>4480</text:p>
          </table:table-cell>
          <table:table-cell table:formula="of:=[.B216]-[.$B$2]" office:value-type="float" office:value="23.1111257076263" calcext:value-type="float">
            <text:p>23.1111257076</text:p>
          </table:table-cell>
          <table:table-cell table:formula="of:=[.C216]/([.D216]-[.D215])" office:value-type="float" office:value="99705.4118645867" calcext:value-type="float">
            <text:p>99705.4118645867</text:p>
          </table:table-cell>
          <table:table-cell/>
          <table:table-cell office:value-type="float" office:value="1443139754.40435" calcext:value-type="float">
            <text:p>1443139754.40435</text:p>
          </table:table-cell>
          <table:table-cell table:formula="of:=[.G216]-[.$B$2]" office:value-type="float" office:value="34.4041883945465" calcext:value-type="float">
            <text:p>34.4041883945</text:p>
          </table:table-cell>
          <table:table-cell table:formula="of:=[.C216]/([.H216]-[.H215])" office:value-type="float" office:value="91892.1867725592" calcext:value-type="float">
            <text:p>91892.1867725592</text:p>
          </table:table-cell>
          <table:table-cell table:formula="of:=[.G216]-[.$B216]" office:value-type="float" office:value="11.2930626869202" calcext:value-type="float">
            <text:p>11.2930626869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39743.15622" calcext:value-type="float">
            <text:p>1443139743.15622</text:p>
          </table:table-cell>
          <table:table-cell office:value-type="float" office:value="4480" calcext:value-type="float">
            <text:p>4480</text:p>
          </table:table-cell>
          <table:table-cell table:formula="of:=[.B217]-[.$B$2]" office:value-type="float" office:value="23.1560530662537" calcext:value-type="float">
            <text:p>23.1560530663</text:p>
          </table:table-cell>
          <table:table-cell table:formula="of:=[.C217]/([.D217]-[.D216])" office:value-type="float" office:value="99716.5232250224" calcext:value-type="float">
            <text:p>99716.5232250224</text:p>
          </table:table-cell>
          <table:table-cell/>
          <table:table-cell office:value-type="float" office:value="1443139754.45311" calcext:value-type="float">
            <text:p>1443139754.45311</text:p>
          </table:table-cell>
          <table:table-cell table:formula="of:=[.G217]-[.$B$2]" office:value-type="float" office:value="34.4529469013214" calcext:value-type="float">
            <text:p>34.4529469013</text:p>
          </table:table-cell>
          <table:table-cell table:formula="of:=[.C217]/([.H217]-[.H216])" office:value-type="float" office:value="91881.4027813093" calcext:value-type="float">
            <text:p>91881.4027813093</text:p>
          </table:table-cell>
          <table:table-cell table:formula="of:=[.G217]-[.$B217]" office:value-type="float" office:value="11.2968938350678" calcext:value-type="float">
            <text:p>11.2968938351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39743.20113" calcext:value-type="float">
            <text:p>1443139743.20113</text:p>
          </table:table-cell>
          <table:table-cell office:value-type="float" office:value="4480" calcext:value-type="float">
            <text:p>4480</text:p>
          </table:table-cell>
          <table:table-cell table:formula="of:=[.B218]-[.$B$2]" office:value-type="float" office:value="23.2009642124176" calcext:value-type="float">
            <text:p>23.2009642124</text:p>
          </table:table-cell>
          <table:table-cell table:formula="of:=[.C218]/([.D218]-[.D217])" office:value-type="float" office:value="99752.5198677079" calcext:value-type="float">
            <text:p>99752.5198677079</text:p>
          </table:table-cell>
          <table:table-cell/>
          <table:table-cell office:value-type="float" office:value="1443139754.50187" calcext:value-type="float">
            <text:p>1443139754.50187</text:p>
          </table:table-cell>
          <table:table-cell table:formula="of:=[.G218]-[.$B$2]" office:value-type="float" office:value="34.501708984375" calcext:value-type="float">
            <text:p>34.5017089844</text:p>
          </table:table-cell>
          <table:table-cell table:formula="of:=[.C218]/([.H218]-[.H217])" office:value-type="float" office:value="91874.6640720115" calcext:value-type="float">
            <text:p>91874.6640720115</text:p>
          </table:table-cell>
          <table:table-cell table:formula="of:=[.G218]-[.$B218]" office:value-type="float" office:value="11.3007447719574" calcext:value-type="float">
            <text:p>11.300744772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39743.24604" calcext:value-type="float">
            <text:p>1443139743.24604</text:p>
          </table:table-cell>
          <table:table-cell office:value-type="float" office:value="4480" calcext:value-type="float">
            <text:p>4480</text:p>
          </table:table-cell>
          <table:table-cell table:formula="of:=[.B219]-[.$B$2]" office:value-type="float" office:value="23.245879650116" calcext:value-type="float">
            <text:p>23.2458796501</text:p>
          </table:table-cell>
          <table:table-cell table:formula="of:=[.C219]/([.D219]-[.D218])" office:value-type="float" office:value="99742.9888156952" calcext:value-type="float">
            <text:p>99742.9888156952</text:p>
          </table:table-cell>
          <table:table-cell/>
          <table:table-cell office:value-type="float" office:value="1443139754.55063" calcext:value-type="float">
            <text:p>1443139754.55063</text:p>
          </table:table-cell>
          <table:table-cell table:formula="of:=[.G219]-[.$B$2]" office:value-type="float" office:value="34.5504703521728" calcext:value-type="float">
            <text:p>34.5504703522</text:p>
          </table:table-cell>
          <table:table-cell table:formula="of:=[.C219]/([.H219]-[.H218])" office:value-type="float" office:value="91876.0117347937" calcext:value-type="float">
            <text:p>91876.0117347937</text:p>
          </table:table-cell>
          <table:table-cell table:formula="of:=[.G219]-[.$B219]" office:value-type="float" office:value="11.3045907020569" calcext:value-type="float">
            <text:p>11.3045907021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39743.29097" calcext:value-type="float">
            <text:p>1443139743.29097</text:p>
          </table:table-cell>
          <table:table-cell office:value-type="float" office:value="4480" calcext:value-type="float">
            <text:p>4480</text:p>
          </table:table-cell>
          <table:table-cell table:formula="of:=[.B220]-[.$B$2]" office:value-type="float" office:value="23.2908103466034" calcext:value-type="float">
            <text:p>23.2908103466</text:p>
          </table:table-cell>
          <table:table-cell table:formula="of:=[.C220]/([.D220]-[.D219])" office:value-type="float" office:value="99709.1153762477" calcext:value-type="float">
            <text:p>99709.1153762477</text:p>
          </table:table-cell>
          <table:table-cell/>
          <table:table-cell office:value-type="float" office:value="1443139754.59939" calcext:value-type="float">
            <text:p>1443139754.59939</text:p>
          </table:table-cell>
          <table:table-cell table:formula="of:=[.G220]-[.$B$2]" office:value-type="float" office:value="34.5992255210876" calcext:value-type="float">
            <text:p>34.5992255211</text:p>
          </table:table-cell>
          <table:table-cell table:formula="of:=[.C220]/([.H220]-[.H219])" office:value-type="float" office:value="91887.6931352509" calcext:value-type="float">
            <text:p>91887.6931352509</text:p>
          </table:table-cell>
          <table:table-cell table:formula="of:=[.G220]-[.$B220]" office:value-type="float" office:value="11.3084151744843" calcext:value-type="float">
            <text:p>11.3084151745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39743.33594" calcext:value-type="float">
            <text:p>1443139743.33594</text:p>
          </table:table-cell>
          <table:table-cell office:value-type="float" office:value="4480" calcext:value-type="float">
            <text:p>4480</text:p>
          </table:table-cell>
          <table:table-cell table:formula="of:=[.B221]-[.$B$2]" office:value-type="float" office:value="23.3357810974121" calcext:value-type="float">
            <text:p>23.3357810974</text:p>
          </table:table-cell>
          <table:table-cell table:formula="of:=[.C221]/([.D221]-[.D220])" office:value-type="float" office:value="99620.30696476" calcext:value-type="float">
            <text:p>99620.30696476</text:p>
          </table:table-cell>
          <table:table-cell/>
          <table:table-cell office:value-type="float" office:value="1443139754.64816" calcext:value-type="float">
            <text:p>1443139754.64816</text:p>
          </table:table-cell>
          <table:table-cell table:formula="of:=[.G221]-[.$B$2]" office:value-type="float" office:value="34.6479942798614" calcext:value-type="float">
            <text:p>34.6479942799</text:p>
          </table:table-cell>
          <table:table-cell table:formula="of:=[.C221]/([.H221]-[.H220])" office:value-type="float" office:value="91862.0877922865" calcext:value-type="float">
            <text:p>91862.0877922865</text:p>
          </table:table-cell>
          <table:table-cell table:formula="of:=[.G221]-[.$B221]" office:value-type="float" office:value="11.3122131824493" calcext:value-type="float">
            <text:p>11.312213182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39743.38088" calcext:value-type="float">
            <text:p>1443139743.38088</text:p>
          </table:table-cell>
          <table:table-cell office:value-type="float" office:value="4480" calcext:value-type="float">
            <text:p>4480</text:p>
          </table:table-cell>
          <table:table-cell table:formula="of:=[.B222]-[.$B$2]" office:value-type="float" office:value="23.3807156085968" calcext:value-type="float">
            <text:p>23.3807156086</text:p>
          </table:table-cell>
          <table:table-cell table:formula="of:=[.C222]/([.D222]-[.D221])" office:value-type="float" office:value="99700.6506109758" calcext:value-type="float">
            <text:p>99700.6506109758</text:p>
          </table:table-cell>
          <table:table-cell/>
          <table:table-cell office:value-type="float" office:value="1443139754.69691" calcext:value-type="float">
            <text:p>1443139754.69691</text:p>
          </table:table-cell>
          <table:table-cell table:formula="of:=[.G222]-[.$B$2]" office:value-type="float" office:value="34.6967453956604" calcext:value-type="float">
            <text:p>34.6967453957</text:p>
          </table:table-cell>
          <table:table-cell table:formula="of:=[.C222]/([.H222]-[.H221])" office:value-type="float" office:value="91895.3325801924" calcext:value-type="float">
            <text:p>91895.3325801924</text:p>
          </table:table-cell>
          <table:table-cell table:formula="of:=[.G222]-[.$B222]" office:value-type="float" office:value="11.3160297870636" calcext:value-type="float">
            <text:p>11.316029787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39743.42581" calcext:value-type="float">
            <text:p>1443139743.42581</text:p>
          </table:table-cell>
          <table:table-cell office:value-type="float" office:value="4480" calcext:value-type="float">
            <text:p>4480</text:p>
          </table:table-cell>
          <table:table-cell table:formula="of:=[.B223]-[.$B$2]" office:value-type="float" office:value="23.4256503582001" calcext:value-type="float">
            <text:p>23.4256503582</text:p>
          </table:table-cell>
          <table:table-cell table:formula="of:=[.C223]/([.D223]-[.D222])" office:value-type="float" office:value="99700.1216108665" calcext:value-type="float">
            <text:p>99700.1216108665</text:p>
          </table:table-cell>
          <table:table-cell/>
          <table:table-cell office:value-type="float" office:value="1443139754.74567" calcext:value-type="float">
            <text:p>1443139754.74567</text:p>
          </table:table-cell>
          <table:table-cell table:formula="of:=[.G223]-[.$B$2]" office:value-type="float" office:value="34.7455039024353" calcext:value-type="float">
            <text:p>34.7455039024</text:p>
          </table:table-cell>
          <table:table-cell table:formula="of:=[.C223]/([.H223]-[.H222])" office:value-type="float" office:value="91881.4027813093" calcext:value-type="float">
            <text:p>91881.4027813093</text:p>
          </table:table-cell>
          <table:table-cell table:formula="of:=[.G223]-[.$B223]" office:value-type="float" office:value="11.3198535442352" calcext:value-type="float">
            <text:p>11.3198535442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39743.47074" calcext:value-type="float">
            <text:p>1443139743.47074</text:p>
          </table:table-cell>
          <table:table-cell office:value-type="float" office:value="4480" calcext:value-type="float">
            <text:p>4480</text:p>
          </table:table-cell>
          <table:table-cell table:formula="of:=[.B224]-[.$B$2]" office:value-type="float" office:value="23.4705760478973" calcext:value-type="float">
            <text:p>23.4705760479</text:p>
          </table:table-cell>
          <table:table-cell table:formula="of:=[.C224]/([.D224]-[.D223])" office:value-type="float" office:value="99720.2275621975" calcext:value-type="float">
            <text:p>99720.2275621975</text:p>
          </table:table-cell>
          <table:table-cell/>
          <table:table-cell office:value-type="float" office:value="1443139754.79443" calcext:value-type="float">
            <text:p>1443139754.79443</text:p>
          </table:table-cell>
          <table:table-cell table:formula="of:=[.G224]-[.$B$2]" office:value-type="float" office:value="34.7942669391632" calcext:value-type="float">
            <text:p>34.7942669392</text:p>
          </table:table-cell>
          <table:table-cell table:formula="of:=[.C224]/([.H224]-[.H223])" office:value-type="float" office:value="91872.8672498008" calcext:value-type="float">
            <text:p>91872.8672498008</text:p>
          </table:table-cell>
          <table:table-cell table:formula="of:=[.G224]-[.$B224]" office:value-type="float" office:value="11.3236908912659" calcext:value-type="float">
            <text:p>11.3236908913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39743.51568" calcext:value-type="float">
            <text:p>1443139743.51568</text:p>
          </table:table-cell>
          <table:table-cell office:value-type="float" office:value="4480" calcext:value-type="float">
            <text:p>4480</text:p>
          </table:table-cell>
          <table:table-cell table:formula="of:=[.B225]-[.$B$2]" office:value-type="float" office:value="23.5155136585236" calcext:value-type="float">
            <text:p>23.5155136585</text:p>
          </table:table-cell>
          <table:table-cell table:formula="of:=[.C225]/([.D225]-[.D224])" office:value-type="float" office:value="99693.7740473891" calcext:value-type="float">
            <text:p>99693.7740473891</text:p>
          </table:table-cell>
          <table:table-cell/>
          <table:table-cell office:value-type="float" office:value="1443139754.84318" calcext:value-type="float">
            <text:p>1443139754.84318</text:p>
          </table:table-cell>
          <table:table-cell table:formula="of:=[.G225]-[.$B$2]" office:value-type="float" office:value="34.8430185317993" calcext:value-type="float">
            <text:p>34.8430185318</text:p>
          </table:table-cell>
          <table:table-cell table:formula="of:=[.C225]/([.H225]-[.H224])" office:value-type="float" office:value="91894.4337560336" calcext:value-type="float">
            <text:p>91894.4337560336</text:p>
          </table:table-cell>
          <table:table-cell table:formula="of:=[.G225]-[.$B225]" office:value-type="float" office:value="11.3275048732758" calcext:value-type="float">
            <text:p>11.327504873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39743.56061" calcext:value-type="float">
            <text:p>1443139743.56061</text:p>
          </table:table-cell>
          <table:table-cell office:value-type="float" office:value="4480" calcext:value-type="float">
            <text:p>4480</text:p>
          </table:table-cell>
          <table:table-cell table:formula="of:=[.B226]-[.$B$2]" office:value-type="float" office:value="23.5604507923126" calcext:value-type="float">
            <text:p>23.5604507923</text:p>
          </table:table-cell>
          <table:table-cell table:formula="of:=[.C226]/([.D226]-[.D225])" office:value-type="float" office:value="99694.8319185059" calcext:value-type="float">
            <text:p>99694.8319185059</text:p>
          </table:table-cell>
          <table:table-cell/>
          <table:table-cell office:value-type="float" office:value="1443139754.89194" calcext:value-type="float">
            <text:p>1443139754.89194</text:p>
          </table:table-cell>
          <table:table-cell table:formula="of:=[.G226]-[.$B$2]" office:value-type="float" office:value="34.8917789459229" calcext:value-type="float">
            <text:p>34.8917789459</text:p>
          </table:table-cell>
          <table:table-cell table:formula="of:=[.C226]/([.H226]-[.H225])" office:value-type="float" office:value="91877.8086800055" calcext:value-type="float">
            <text:p>91877.8086800055</text:p>
          </table:table-cell>
          <table:table-cell table:formula="of:=[.G226]-[.$B226]" office:value-type="float" office:value="11.3313281536102" calcext:value-type="float">
            <text:p>11.3313281536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39743.60554" calcext:value-type="float">
            <text:p>1443139743.60554</text:p>
          </table:table-cell>
          <table:table-cell office:value-type="float" office:value="4480" calcext:value-type="float">
            <text:p>4480</text:p>
          </table:table-cell>
          <table:table-cell table:formula="of:=[.B227]-[.$B$2]" office:value-type="float" office:value="23.6053793430328" calcext:value-type="float">
            <text:p>23.605379343</text:p>
          </table:table-cell>
          <table:table-cell table:formula="of:=[.C227]/([.D227]-[.D226])" office:value-type="float" office:value="99713.8774383902" calcext:value-type="float">
            <text:p>99713.8774383902</text:p>
          </table:table-cell>
          <table:table-cell/>
          <table:table-cell office:value-type="float" office:value="1443139754.9407" calcext:value-type="float">
            <text:p>1443139754.9407</text:p>
          </table:table-cell>
          <table:table-cell table:formula="of:=[.G227]-[.$B$2]" office:value-type="float" office:value="34.9405374526978" calcext:value-type="float">
            <text:p>34.9405374527</text:p>
          </table:table-cell>
          <table:table-cell table:formula="of:=[.C227]/([.H227]-[.H226])" office:value-type="float" office:value="91881.4027813093" calcext:value-type="float">
            <text:p>91881.4027813093</text:p>
          </table:table-cell>
          <table:table-cell table:formula="of:=[.G227]-[.$B227]" office:value-type="float" office:value="11.3351581096649" calcext:value-type="float">
            <text:p>11.3351581097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39743.65047" calcext:value-type="float">
            <text:p>1443139743.65047</text:p>
          </table:table-cell>
          <table:table-cell office:value-type="float" office:value="4480" calcext:value-type="float">
            <text:p>4480</text:p>
          </table:table-cell>
          <table:table-cell table:formula="of:=[.B228]-[.$B$2]" office:value-type="float" office:value="23.650307893753" calcext:value-type="float">
            <text:p>23.6503078938</text:p>
          </table:table-cell>
          <table:table-cell table:formula="of:=[.C228]/([.D228]-[.D227])" office:value-type="float" office:value="99713.8774383902" calcext:value-type="float">
            <text:p>99713.8774383902</text:p>
          </table:table-cell>
          <table:table-cell/>
          <table:table-cell office:value-type="float" office:value="1443139754.98942" calcext:value-type="float">
            <text:p>1443139754.98942</text:p>
          </table:table-cell>
          <table:table-cell table:formula="of:=[.G228]-[.$B$2]" office:value-type="float" office:value="34.9892609119415" calcext:value-type="float">
            <text:p>34.9892609119</text:p>
          </table:table-cell>
          <table:table-cell table:formula="of:=[.C228]/([.H228]-[.H227])" office:value-type="float" office:value="91947.4944828025" calcext:value-type="float">
            <text:p>91947.4944828025</text:p>
          </table:table-cell>
          <table:table-cell table:formula="of:=[.G228]-[.$B228]" office:value-type="float" office:value="11.3389530181885" calcext:value-type="float">
            <text:p>11.3389530182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39743.6954" calcext:value-type="float">
            <text:p>1443139743.6954</text:p>
          </table:table-cell>
          <table:table-cell office:value-type="float" office:value="4480" calcext:value-type="float">
            <text:p>4480</text:p>
          </table:table-cell>
          <table:table-cell table:formula="of:=[.B229]-[.$B$2]" office:value-type="float" office:value="23.6952362060547" calcext:value-type="float">
            <text:p>23.6952362061</text:p>
          </table:table-cell>
          <table:table-cell table:formula="of:=[.C229]/([.D229]-[.D228])" office:value-type="float" office:value="99714.4065844844" calcext:value-type="float">
            <text:p>99714.4065844844</text:p>
          </table:table-cell>
          <table:table-cell/>
          <table:table-cell office:value-type="float" office:value="1443139755.03819" calcext:value-type="float">
            <text:p>1443139755.03819</text:p>
          </table:table-cell>
          <table:table-cell table:formula="of:=[.G229]-[.$B$2]" office:value-type="float" office:value="35.0380330085754" calcext:value-type="float">
            <text:p>35.0380330086</text:p>
          </table:table-cell>
          <table:table-cell table:formula="of:=[.C229]/([.H229]-[.H228])" office:value-type="float" office:value="91855.8009434654" calcext:value-type="float">
            <text:p>91855.8009434654</text:p>
          </table:table-cell>
          <table:table-cell table:formula="of:=[.G229]-[.$B229]" office:value-type="float" office:value="11.3427968025208" calcext:value-type="float">
            <text:p>11.3427968025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39743.74033" calcext:value-type="float">
            <text:p>1443139743.74033</text:p>
          </table:table-cell>
          <table:table-cell office:value-type="float" office:value="4480" calcext:value-type="float">
            <text:p>4480</text:p>
          </table:table-cell>
          <table:table-cell table:formula="of:=[.B230]-[.$B$2]" office:value-type="float" office:value="23.7401678562164" calcext:value-type="float">
            <text:p>23.7401678562</text:p>
          </table:table-cell>
          <table:table-cell table:formula="of:=[.C230]/([.D230]-[.D229])" office:value-type="float" office:value="99706.9990501812" calcext:value-type="float">
            <text:p>99706.9990501812</text:p>
          </table:table-cell>
          <table:table-cell/>
          <table:table-cell office:value-type="float" office:value="1443139755.05182" calcext:value-type="float">
            <text:p>1443139755.05182</text:p>
          </table:table-cell>
          <table:table-cell table:formula="of:=[.G230]-[.$B$2]" office:value-type="float" office:value="35.0516555309296" calcext:value-type="float">
            <text:p>35.0516555309</text:p>
          </table:table-cell>
          <table:table-cell table:formula="of:=[.C230]/([.H230]-[.H229])" office:value-type="float" office:value="328867.142482104" calcext:value-type="float">
            <text:p>328867.142482104</text:p>
          </table:table-cell>
          <table:table-cell table:formula="of:=[.G230]-[.$B230]" office:value-type="float" office:value="11.3114876747131" calcext:value-type="float">
            <text:p>11.311487674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39743.78531" calcext:value-type="float">
            <text:p>1443139743.78531</text:p>
          </table:table-cell>
          <table:table-cell office:value-type="float" office:value="4480" calcext:value-type="float">
            <text:p>4480</text:p>
          </table:table-cell>
          <table:table-cell table:formula="of:=[.B231]-[.$B$2]" office:value-type="float" office:value="23.7851445674896" calcext:value-type="float">
            <text:p>23.7851445675</text:p>
          </table:table-cell>
          <table:table-cell table:formula="of:=[.C231]/([.D231]-[.D230])" office:value-type="float" office:value="99607.1049478918" calcext:value-type="float">
            <text:p>99607.1049478918</text:p>
          </table:table-cell>
          <table:table-cell/>
          <table:table-cell office:value-type="float" office:value="1443139755.0829" calcext:value-type="float">
            <text:p>1443139755.0829</text:p>
          </table:table-cell>
          <table:table-cell table:formula="of:=[.G231]-[.$B$2]" office:value-type="float" office:value="35.0827407836914" calcext:value-type="float">
            <text:p>35.0827407837</text:p>
          </table:table-cell>
          <table:table-cell table:formula="of:=[.C231]/([.H231]-[.H230])" office:value-type="float" office:value="144119.786778748" calcext:value-type="float">
            <text:p>144119.786778748</text:p>
          </table:table-cell>
          <table:table-cell table:formula="of:=[.G231]-[.$B231]" office:value-type="float" office:value="11.2975962162018" calcext:value-type="float">
            <text:p>11.297596216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39743.83026" calcext:value-type="float">
            <text:p>1443139743.83026</text:p>
          </table:table-cell>
          <table:table-cell office:value-type="float" office:value="4480" calcext:value-type="float">
            <text:p>4480</text:p>
          </table:table-cell>
          <table:table-cell table:formula="of:=[.B232]-[.$B$2]" office:value-type="float" office:value="23.8300948143005" calcext:value-type="float">
            <text:p>23.8300948143</text:p>
          </table:table-cell>
          <table:table-cell table:formula="of:=[.C232]/([.D232]-[.D231])" office:value-type="float" office:value="99665.7486408359" calcext:value-type="float">
            <text:p>99665.7486408359</text:p>
          </table:table-cell>
          <table:table-cell/>
          <table:table-cell office:value-type="float" office:value="1443139755.12279" calcext:value-type="float">
            <text:p>1443139755.12279</text:p>
          </table:table-cell>
          <table:table-cell table:formula="of:=[.G232]-[.$B$2]" office:value-type="float" office:value="35.1226229667664" calcext:value-type="float">
            <text:p>35.1226229668</text:p>
          </table:table-cell>
          <table:table-cell table:formula="of:=[.C232]/([.H232]-[.H231])" office:value-type="float" office:value="112330.861918483" calcext:value-type="float">
            <text:p>112330.861918483</text:p>
          </table:table-cell>
          <table:table-cell table:formula="of:=[.G232]-[.$B232]" office:value-type="float" office:value="11.2925281524658" calcext:value-type="float">
            <text:p>11.292528152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39743.87519" calcext:value-type="float">
            <text:p>1443139743.87519</text:p>
          </table:table-cell>
          <table:table-cell office:value-type="float" office:value="4480" calcext:value-type="float">
            <text:p>4480</text:p>
          </table:table-cell>
          <table:table-cell table:formula="of:=[.B233]-[.$B$2]" office:value-type="float" office:value="23.8750324249268" calcext:value-type="float">
            <text:p>23.8750324249</text:p>
          </table:table-cell>
          <table:table-cell table:formula="of:=[.C233]/([.D233]-[.D232])" office:value-type="float" office:value="99693.7740473891" calcext:value-type="float">
            <text:p>99693.7740473891</text:p>
          </table:table-cell>
          <table:table-cell/>
          <table:table-cell office:value-type="float" office:value="1443139755.16269" calcext:value-type="float">
            <text:p>1443139755.16269</text:p>
          </table:table-cell>
          <table:table-cell table:formula="of:=[.G233]-[.$B$2]" office:value-type="float" office:value="35.1625325679779" calcext:value-type="float">
            <text:p>35.162532568</text:p>
          </table:table-cell>
          <table:table-cell table:formula="of:=[.C233]/([.H233]-[.H232])" office:value-type="float" office:value="112253.689939245" calcext:value-type="float">
            <text:p>112253.689939245</text:p>
          </table:table-cell>
          <table:table-cell table:formula="of:=[.G233]-[.$B233]" office:value-type="float" office:value="11.2875001430511" calcext:value-type="float">
            <text:p>11.287500143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39743.92014" calcext:value-type="float">
            <text:p>1443139743.92014</text:p>
          </table:table-cell>
          <table:table-cell office:value-type="float" office:value="4480" calcext:value-type="float">
            <text:p>4480</text:p>
          </table:table-cell>
          <table:table-cell table:formula="of:=[.B234]-[.$B$2]" office:value-type="float" office:value="23.9199731349945" calcext:value-type="float">
            <text:p>23.919973135</text:p>
          </table:table-cell>
          <table:table-cell table:formula="of:=[.C234]/([.D234]-[.D233])" office:value-type="float" office:value="99686.8984323192" calcext:value-type="float">
            <text:p>99686.8984323192</text:p>
          </table:table-cell>
          <table:table-cell/>
          <table:table-cell office:value-type="float" office:value="1443139755.20258" calcext:value-type="float">
            <text:p>1443139755.20258</text:p>
          </table:table-cell>
          <table:table-cell table:formula="of:=[.G234]-[.$B$2]" office:value-type="float" office:value="35.20241522789" calcext:value-type="float">
            <text:p>35.2024152279</text:p>
          </table:table-cell>
          <table:table-cell table:formula="of:=[.C234]/([.H234]-[.H233])" office:value-type="float" office:value="112329.518890483" calcext:value-type="float">
            <text:p>112329.518890483</text:p>
          </table:table-cell>
          <table:table-cell table:formula="of:=[.G234]-[.$B234]" office:value-type="float" office:value="11.2824420928955" calcext:value-type="float">
            <text:p>11.282442092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39743.96507" calcext:value-type="float">
            <text:p>1443139743.96507</text:p>
          </table:table-cell>
          <table:table-cell office:value-type="float" office:value="4480" calcext:value-type="float">
            <text:p>4480</text:p>
          </table:table-cell>
          <table:table-cell table:formula="of:=[.B235]-[.$B$2]" office:value-type="float" office:value="23.964910030365" calcext:value-type="float">
            <text:p>23.9649100304</text:p>
          </table:table-cell>
          <table:table-cell table:formula="of:=[.C235]/([.D235]-[.D234])" office:value-type="float" office:value="99695.3608624834" calcext:value-type="float">
            <text:p>99695.3608624834</text:p>
          </table:table-cell>
          <table:table-cell/>
          <table:table-cell office:value-type="float" office:value="1443139755.24248" calcext:value-type="float">
            <text:p>1443139755.24248</text:p>
          </table:table-cell>
          <table:table-cell table:formula="of:=[.G235]-[.$B$2]" office:value-type="float" office:value="35.2423162460327" calcext:value-type="float">
            <text:p>35.242316246</text:p>
          </table:table-cell>
          <table:table-cell table:formula="of:=[.C235]/([.H235]-[.H234])" office:value-type="float" office:value="112277.836720305" calcext:value-type="float">
            <text:p>112277.836720305</text:p>
          </table:table-cell>
          <table:table-cell table:formula="of:=[.G235]-[.$B235]" office:value-type="float" office:value="11.2774062156677" calcext:value-type="float">
            <text:p>11.2774062157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39744.00998" calcext:value-type="float">
            <text:p>1443139744.00998</text:p>
          </table:table-cell>
          <table:table-cell office:value-type="float" office:value="4480" calcext:value-type="float">
            <text:p>4480</text:p>
          </table:table-cell>
          <table:table-cell table:formula="of:=[.B236]-[.$B$2]" office:value-type="float" office:value="24.0098221302032" calcext:value-type="float">
            <text:p>24.0098221302</text:p>
          </table:table-cell>
          <table:table-cell table:formula="of:=[.C236]/([.D236]-[.D235])" office:value-type="float" office:value="99750.4016987392" calcext:value-type="float">
            <text:p>99750.4016987392</text:p>
          </table:table-cell>
          <table:table-cell/>
          <table:table-cell office:value-type="float" office:value="1443139755.28237" calcext:value-type="float">
            <text:p>1443139755.28237</text:p>
          </table:table-cell>
          <table:table-cell table:formula="of:=[.G236]-[.$B$2]" office:value-type="float" office:value="35.2822098731995" calcext:value-type="float">
            <text:p>35.2822098732</text:p>
          </table:table-cell>
          <table:table-cell table:formula="of:=[.C236]/([.H236]-[.H235])" office:value-type="float" office:value="112298.638107646" calcext:value-type="float">
            <text:p>112298.638107646</text:p>
          </table:table-cell>
          <table:table-cell table:formula="of:=[.G236]-[.$B236]" office:value-type="float" office:value="11.2723877429962" calcext:value-type="float">
            <text:p>11.272387743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39744.05468" calcext:value-type="float">
            <text:p>1443139744.05468</text:p>
          </table:table-cell>
          <table:table-cell office:value-type="float" office:value="4480" calcext:value-type="float">
            <text:p>4480</text:p>
          </table:table-cell>
          <table:table-cell table:formula="of:=[.B237]-[.$B$2]" office:value-type="float" office:value="24.0545213222504" calcext:value-type="float">
            <text:p>24.0545213223</text:p>
          </table:table-cell>
          <table:table-cell table:formula="of:=[.C237]/([.D237]-[.D236])" office:value-type="float" office:value="100225.525223755" calcext:value-type="float">
            <text:p>100225.525223755</text:p>
          </table:table-cell>
          <table:table-cell/>
          <table:table-cell office:value-type="float" office:value="1443139755.32227" calcext:value-type="float">
            <text:p>1443139755.32227</text:p>
          </table:table-cell>
          <table:table-cell table:formula="of:=[.G237]-[.$B$2]" office:value-type="float" office:value="35.3221035003662" calcext:value-type="float">
            <text:p>35.3221035004</text:p>
          </table:table-cell>
          <table:table-cell table:formula="of:=[.C237]/([.H237]-[.H236])" office:value-type="float" office:value="112298.638107646" calcext:value-type="float">
            <text:p>112298.638107646</text:p>
          </table:table-cell>
          <table:table-cell table:formula="of:=[.G237]-[.$B237]" office:value-type="float" office:value="11.2675821781158" calcext:value-type="float">
            <text:p>11.267582178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39744.09944" calcext:value-type="float">
            <text:p>1443139744.09944</text:p>
          </table:table-cell>
          <table:table-cell office:value-type="float" office:value="4480" calcext:value-type="float">
            <text:p>4480</text:p>
          </table:table-cell>
          <table:table-cell table:formula="of:=[.B238]-[.$B$2]" office:value-type="float" office:value="24.0992746353149" calcext:value-type="float">
            <text:p>24.0992746353</text:p>
          </table:table-cell>
          <table:table-cell table:formula="of:=[.C238]/([.D238]-[.D237])" office:value-type="float" office:value="100104.320623945" calcext:value-type="float">
            <text:p>100104.320623945</text:p>
          </table:table-cell>
          <table:table-cell/>
          <table:table-cell office:value-type="float" office:value="1443139755.36216" calcext:value-type="float">
            <text:p>1443139755.36216</text:p>
          </table:table-cell>
          <table:table-cell table:formula="of:=[.G238]-[.$B$2]" office:value-type="float" office:value="35.3619956970215" calcext:value-type="float">
            <text:p>35.361995697</text:p>
          </table:table-cell>
          <table:table-cell table:formula="of:=[.C238]/([.H238]-[.H237])" office:value-type="float" office:value="112302.665072914" calcext:value-type="float">
            <text:p>112302.665072914</text:p>
          </table:table-cell>
          <table:table-cell table:formula="of:=[.G238]-[.$B238]" office:value-type="float" office:value="11.2627210617065" calcext:value-type="float">
            <text:p>11.2627210617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39744.14414" calcext:value-type="float">
            <text:p>1443139744.14414</text:p>
          </table:table-cell>
          <table:table-cell office:value-type="float" office:value="4480" calcext:value-type="float">
            <text:p>4480</text:p>
          </table:table-cell>
          <table:table-cell table:formula="of:=[.B239]-[.$B$2]" office:value-type="float" office:value="24.143979549408" calcext:value-type="float">
            <text:p>24.1439795494</text:p>
          </table:table-cell>
          <table:table-cell table:formula="of:=[.C239]/([.D239]-[.D238])" office:value-type="float" office:value="100212.696767037" calcext:value-type="float">
            <text:p>100212.696767037</text:p>
          </table:table-cell>
          <table:table-cell/>
          <table:table-cell office:value-type="float" office:value="1443139755.40205" calcext:value-type="float">
            <text:p>1443139755.40205</text:p>
          </table:table-cell>
          <table:table-cell table:formula="of:=[.G239]-[.$B$2]" office:value-type="float" office:value="35.4018845558166" calcext:value-type="float">
            <text:p>35.4018845558</text:p>
          </table:table-cell>
          <table:table-cell table:formula="of:=[.C239]/([.H239]-[.H238])" office:value-type="float" office:value="112312.062448448" calcext:value-type="float">
            <text:p>112312.062448448</text:p>
          </table:table-cell>
          <table:table-cell table:formula="of:=[.G239]-[.$B239]" office:value-type="float" office:value="11.2579050064087" calcext:value-type="float">
            <text:p>11.257905006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39744.18885" calcext:value-type="float">
            <text:p>1443139744.18885</text:p>
          </table:table-cell>
          <table:table-cell office:value-type="float" office:value="4480" calcext:value-type="float">
            <text:p>4480</text:p>
          </table:table-cell>
          <table:table-cell table:formula="of:=[.B240]-[.$B$2]" office:value-type="float" office:value="24.1886832714081" calcext:value-type="float">
            <text:p>24.1886832714</text:p>
          </table:table-cell>
          <table:table-cell table:formula="of:=[.C240]/([.D240]-[.D239])" office:value-type="float" office:value="100215.369091365" calcext:value-type="float">
            <text:p>100215.369091365</text:p>
          </table:table-cell>
          <table:table-cell/>
          <table:table-cell office:value-type="float" office:value="1443139755.44194" calcext:value-type="float">
            <text:p>1443139755.44194</text:p>
          </table:table-cell>
          <table:table-cell table:formula="of:=[.G240]-[.$B$2]" office:value-type="float" office:value="35.4417781829834" calcext:value-type="float">
            <text:p>35.441778183</text:p>
          </table:table-cell>
          <table:table-cell table:formula="of:=[.C240]/([.H240]-[.H239])" office:value-type="float" office:value="112298.638107646" calcext:value-type="float">
            <text:p>112298.638107646</text:p>
          </table:table-cell>
          <table:table-cell table:formula="of:=[.G240]-[.$B240]" office:value-type="float" office:value="11.2530949115753" calcext:value-type="float">
            <text:p>11.2530949116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39744.23355" calcext:value-type="float">
            <text:p>1443139744.23355</text:p>
          </table:table-cell>
          <table:table-cell office:value-type="float" office:value="4480" calcext:value-type="float">
            <text:p>4480</text:p>
          </table:table-cell>
          <table:table-cell table:formula="of:=[.B241]-[.$B$2]" office:value-type="float" office:value="24.2333889007568" calcext:value-type="float">
            <text:p>24.2333889008</text:p>
          </table:table-cell>
          <table:table-cell table:formula="of:=[.C241]/([.D241]-[.D240])" office:value-type="float" office:value="100211.093440848" calcext:value-type="float">
            <text:p>100211.093440848</text:p>
          </table:table-cell>
          <table:table-cell/>
          <table:table-cell office:value-type="float" office:value="1443139755.48183" calcext:value-type="float">
            <text:p>1443139755.48183</text:p>
          </table:table-cell>
          <table:table-cell table:formula="of:=[.G241]-[.$B$2]" office:value-type="float" office:value="35.4816718101501" calcext:value-type="float">
            <text:p>35.4816718102</text:p>
          </table:table-cell>
          <table:table-cell table:formula="of:=[.C241]/([.H241]-[.H240])" office:value-type="float" office:value="112298.638107646" calcext:value-type="float">
            <text:p>112298.638107646</text:p>
          </table:table-cell>
          <table:table-cell table:formula="of:=[.G241]-[.$B241]" office:value-type="float" office:value="11.2482829093933" calcext:value-type="float">
            <text:p>11.248282909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39744.27826" calcext:value-type="float">
            <text:p>1443139744.27826</text:p>
          </table:table-cell>
          <table:table-cell office:value-type="float" office:value="4480" calcext:value-type="float">
            <text:p>4480</text:p>
          </table:table-cell>
          <table:table-cell table:formula="of:=[.B242]-[.$B$2]" office:value-type="float" office:value="24.2780945301056" calcext:value-type="float">
            <text:p>24.2780945301</text:p>
          </table:table-cell>
          <table:table-cell table:formula="of:=[.C242]/([.D242]-[.D241])" office:value-type="float" office:value="100211.093440848" calcext:value-type="float">
            <text:p>100211.093440848</text:p>
          </table:table-cell>
          <table:table-cell/>
          <table:table-cell office:value-type="float" office:value="1443139755.52173" calcext:value-type="float">
            <text:p>1443139755.52173</text:p>
          </table:table-cell>
          <table:table-cell table:formula="of:=[.G242]-[.$B$2]" office:value-type="float" office:value="35.5215704441071" calcext:value-type="float">
            <text:p>35.5215704441</text:p>
          </table:table-cell>
          <table:table-cell table:formula="of:=[.C242]/([.H242]-[.H241])" office:value-type="float" office:value="112284.546003215" calcext:value-type="float">
            <text:p>112284.546003215</text:p>
          </table:table-cell>
          <table:table-cell table:formula="of:=[.G242]-[.$B242]" office:value-type="float" office:value="11.2434759140015" calcext:value-type="float">
            <text:p>11.243475914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39744.32294" calcext:value-type="float">
            <text:p>1443139744.32294</text:p>
          </table:table-cell>
          <table:table-cell office:value-type="float" office:value="4480" calcext:value-type="float">
            <text:p>4480</text:p>
          </table:table-cell>
          <table:table-cell table:formula="of:=[.B243]-[.$B$2]" office:value-type="float" office:value="24.3227772712707" calcext:value-type="float">
            <text:p>24.3227772713</text:p>
          </table:table-cell>
          <table:table-cell table:formula="of:=[.C243]/([.D243]-[.D242])" office:value-type="float" office:value="100262.425338691" calcext:value-type="float">
            <text:p>100262.425338691</text:p>
          </table:table-cell>
          <table:table-cell/>
          <table:table-cell office:value-type="float" office:value="1443139755.56163" calcext:value-type="float">
            <text:p>1443139755.56163</text:p>
          </table:table-cell>
          <table:table-cell table:formula="of:=[.G243]-[.$B$2]" office:value-type="float" office:value="35.5614664554596" calcext:value-type="float">
            <text:p>35.5614664555</text:p>
          </table:table-cell>
          <table:table-cell table:formula="of:=[.C243]/([.H243]-[.H242])" office:value-type="float" office:value="112291.927140603" calcext:value-type="float">
            <text:p>112291.927140603</text:p>
          </table:table-cell>
          <table:table-cell table:formula="of:=[.G243]-[.$B243]" office:value-type="float" office:value="11.2386891841888" calcext:value-type="float">
            <text:p>11.2386891842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39744.36762" calcext:value-type="float">
            <text:p>1443139744.36762</text:p>
          </table:table-cell>
          <table:table-cell office:value-type="float" office:value="4480" calcext:value-type="float">
            <text:p>4480</text:p>
          </table:table-cell>
          <table:table-cell table:formula="of:=[.B244]-[.$B$2]" office:value-type="float" office:value="24.3674538135529" calcext:value-type="float">
            <text:p>24.3674538136</text:p>
          </table:table-cell>
          <table:table-cell table:formula="of:=[.C244]/([.D244]-[.D243])" office:value-type="float" office:value="100276.336778965" calcext:value-type="float">
            <text:p>100276.336778965</text:p>
          </table:table-cell>
          <table:table-cell/>
          <table:table-cell office:value-type="float" office:value="1443139755.60153" calcext:value-type="float">
            <text:p>1443139755.60153</text:p>
          </table:table-cell>
          <table:table-cell table:formula="of:=[.G244]-[.$B$2]" office:value-type="float" office:value="35.6013634204864" calcext:value-type="float">
            <text:p>35.6013634205</text:p>
          </table:table-cell>
          <table:table-cell table:formula="of:=[.C244]/([.H244]-[.H243])" office:value-type="float" office:value="112289.242978367" calcext:value-type="float">
            <text:p>112289.242978367</text:p>
          </table:table-cell>
          <table:table-cell table:formula="of:=[.G244]-[.$B244]" office:value-type="float" office:value="11.2339096069336" calcext:value-type="float">
            <text:p>11.2339096069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39744.41232" calcext:value-type="float">
            <text:p>1443139744.41232</text:p>
          </table:table-cell>
          <table:table-cell office:value-type="float" office:value="4480" calcext:value-type="float">
            <text:p>4480</text:p>
          </table:table-cell>
          <table:table-cell table:formula="of:=[.B245]-[.$B$2]" office:value-type="float" office:value="24.4121613502502" calcext:value-type="float">
            <text:p>24.4121613503</text:p>
          </table:table-cell>
          <table:table-cell table:formula="of:=[.C245]/([.D245]-[.D244])" office:value-type="float" office:value="100206.818155154" calcext:value-type="float">
            <text:p>100206.818155154</text:p>
          </table:table-cell>
          <table:table-cell/>
          <table:table-cell office:value-type="float" office:value="1443139755.64142" calcext:value-type="float">
            <text:p>1443139755.64142</text:p>
          </table:table-cell>
          <table:table-cell table:formula="of:=[.G245]-[.$B$2]" office:value-type="float" office:value="35.6412537097931" calcext:value-type="float">
            <text:p>35.6412537098</text:p>
          </table:table-cell>
          <table:table-cell table:formula="of:=[.C245]/([.H245]-[.H244])" office:value-type="float" office:value="112308.034809219" calcext:value-type="float">
            <text:p>112308.034809219</text:p>
          </table:table-cell>
          <table:table-cell table:formula="of:=[.G245]-[.$B245]" office:value-type="float" office:value="11.2290923595428" calcext:value-type="float">
            <text:p>11.2290923595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39744.45703" calcext:value-type="float">
            <text:p>1443139744.45703</text:p>
          </table:table-cell>
          <table:table-cell office:value-type="float" office:value="4480" calcext:value-type="float">
            <text:p>4480</text:p>
          </table:table-cell>
          <table:table-cell table:formula="of:=[.B246]-[.$B$2]" office:value-type="float" office:value="24.4568691253662" calcext:value-type="float">
            <text:p>24.4568691254</text:p>
          </table:table-cell>
          <table:table-cell table:formula="of:=[.C246]/([.D246]-[.D245])" office:value-type="float" office:value="100206.283770091" calcext:value-type="float">
            <text:p>100206.283770091</text:p>
          </table:table-cell>
          <table:table-cell/>
          <table:table-cell office:value-type="float" office:value="1443139755.6813" calcext:value-type="float">
            <text:p>1443139755.6813</text:p>
          </table:table-cell>
          <table:table-cell table:formula="of:=[.G246]-[.$B$2]" office:value-type="float" office:value="35.6811420917511" calcext:value-type="float">
            <text:p>35.6811420918</text:p>
          </table:table-cell>
          <table:table-cell table:formula="of:=[.C246]/([.H246]-[.H245])" office:value-type="float" office:value="112313.405059054" calcext:value-type="float">
            <text:p>112313.405059054</text:p>
          </table:table-cell>
          <table:table-cell table:formula="of:=[.G246]-[.$B246]" office:value-type="float" office:value="11.2242729663849" calcext:value-type="float">
            <text:p>11.2242729664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39744.50178" calcext:value-type="float">
            <text:p>1443139744.50178</text:p>
          </table:table-cell>
          <table:table-cell office:value-type="float" office:value="4480" calcext:value-type="float">
            <text:p>4480</text:p>
          </table:table-cell>
          <table:table-cell table:formula="of:=[.B247]-[.$B$2]" office:value-type="float" office:value="24.501621723175" calcext:value-type="float">
            <text:p>24.5016217232</text:p>
          </table:table-cell>
          <table:table-cell table:formula="of:=[.C247]/([.D247]-[.D246])" office:value-type="float" office:value="100105.920535305" calcext:value-type="float">
            <text:p>100105.920535305</text:p>
          </table:table-cell>
          <table:table-cell/>
          <table:table-cell office:value-type="float" office:value="1443139755.72122" calcext:value-type="float">
            <text:p>1443139755.72122</text:p>
          </table:table-cell>
          <table:table-cell table:formula="of:=[.G247]-[.$B$2]" office:value-type="float" office:value="35.7210593223572" calcext:value-type="float">
            <text:p>35.7210593224</text:p>
          </table:table-cell>
          <table:table-cell table:formula="of:=[.C247]/([.H247]-[.H246])" office:value-type="float" office:value="112232.234851426" calcext:value-type="float">
            <text:p>112232.234851426</text:p>
          </table:table-cell>
          <table:table-cell table:formula="of:=[.G247]-[.$B247]" office:value-type="float" office:value="11.2194375991821" calcext:value-type="float">
            <text:p>11.219437599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39744.5465" calcext:value-type="float">
            <text:p>1443139744.5465</text:p>
          </table:table-cell>
          <table:table-cell office:value-type="float" office:value="4480" calcext:value-type="float">
            <text:p>4480</text:p>
          </table:table-cell>
          <table:table-cell table:formula="of:=[.B248]-[.$B$2]" office:value-type="float" office:value="24.5463380813599" calcext:value-type="float">
            <text:p>24.5463380814</text:p>
          </table:table-cell>
          <table:table-cell table:formula="of:=[.C248]/([.D248]-[.D247])" office:value-type="float" office:value="100187.049703019" calcext:value-type="float">
            <text:p>100187.049703019</text:p>
          </table:table-cell>
          <table:table-cell/>
          <table:table-cell office:value-type="float" office:value="1443139755.7611" calcext:value-type="float">
            <text:p>1443139755.7611</text:p>
          </table:table-cell>
          <table:table-cell table:formula="of:=[.G248]-[.$B$2]" office:value-type="float" office:value="35.7609345912933" calcext:value-type="float">
            <text:p>35.7609345913</text:p>
          </table:table-cell>
          <table:table-cell table:formula="of:=[.C248]/([.H248]-[.H247])" office:value-type="float" office:value="112350.339434018" calcext:value-type="float">
            <text:p>112350.339434018</text:p>
          </table:table-cell>
          <table:table-cell table:formula="of:=[.G248]-[.$B248]" office:value-type="float" office:value="11.2145965099335" calcext:value-type="float">
            <text:p>11.2145965099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39744.59122" calcext:value-type="float">
            <text:p>1443139744.59122</text:p>
          </table:table-cell>
          <table:table-cell office:value-type="float" office:value="4480" calcext:value-type="float">
            <text:p>4480</text:p>
          </table:table-cell>
          <table:table-cell table:formula="of:=[.B249]-[.$B$2]" office:value-type="float" office:value="24.5910532474518" calcext:value-type="float">
            <text:p>24.5910532475</text:p>
          </table:table-cell>
          <table:table-cell table:formula="of:=[.C249]/([.D249]-[.D248])" office:value-type="float" office:value="100189.720659668" calcext:value-type="float">
            <text:p>100189.720659668</text:p>
          </table:table-cell>
          <table:table-cell/>
          <table:table-cell office:value-type="float" office:value="1443139755.80099" calcext:value-type="float">
            <text:p>1443139755.80099</text:p>
          </table:table-cell>
          <table:table-cell table:formula="of:=[.G249]-[.$B$2]" office:value-type="float" office:value="35.8008277416229" calcext:value-type="float">
            <text:p>35.8008277416</text:p>
          </table:table-cell>
          <table:table-cell table:formula="of:=[.C249]/([.H249]-[.H248])" office:value-type="float" office:value="112299.980397313" calcext:value-type="float">
            <text:p>112299.980397313</text:p>
          </table:table-cell>
          <table:table-cell table:formula="of:=[.G249]-[.$B249]" office:value-type="float" office:value="11.2097744941711" calcext:value-type="float">
            <text:p>11.2097744942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39744.63593" calcext:value-type="float">
            <text:p>1443139744.63593</text:p>
          </table:table-cell>
          <table:table-cell office:value-type="float" office:value="4480" calcext:value-type="float">
            <text:p>4480</text:p>
          </table:table-cell>
          <table:table-cell table:formula="of:=[.B250]-[.$B$2]" office:value-type="float" office:value="24.6357667446136" calcext:value-type="float">
            <text:p>24.6357667446</text:p>
          </table:table-cell>
          <table:table-cell table:formula="of:=[.C250]/([.D250]-[.D249])" office:value-type="float" office:value="100193.46023824" calcext:value-type="float">
            <text:p>100193.46023824</text:p>
          </table:table-cell>
          <table:table-cell/>
          <table:table-cell office:value-type="float" office:value="1443139755.84089" calcext:value-type="float">
            <text:p>1443139755.84089</text:p>
          </table:table-cell>
          <table:table-cell table:formula="of:=[.G250]-[.$B$2]" office:value-type="float" office:value="35.840723991394" calcext:value-type="float">
            <text:p>35.8407239914</text:p>
          </table:table-cell>
          <table:table-cell table:formula="of:=[.C250]/([.H250]-[.H249])" office:value-type="float" office:value="112291.256088014" calcext:value-type="float">
            <text:p>112291.256088014</text:p>
          </table:table-cell>
          <table:table-cell table:formula="of:=[.G250]-[.$B250]" office:value-type="float" office:value="11.2049572467804" calcext:value-type="float">
            <text:p>11.2049572468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39744.68064" calcext:value-type="float">
            <text:p>1443139744.68064</text:p>
          </table:table-cell>
          <table:table-cell office:value-type="float" office:value="4480" calcext:value-type="float">
            <text:p>4480</text:p>
          </table:table-cell>
          <table:table-cell table:formula="of:=[.B251]-[.$B$2]" office:value-type="float" office:value="24.6804735660553" calcext:value-type="float">
            <text:p>24.6804735661</text:p>
          </table:table-cell>
          <table:table-cell table:formula="of:=[.C251]/([.D251]-[.D250])" office:value-type="float" office:value="100208.42134454" calcext:value-type="float">
            <text:p>100208.42134454</text:p>
          </table:table-cell>
          <table:table-cell/>
          <table:table-cell office:value-type="float" office:value="1443139755.88078" calcext:value-type="float">
            <text:p>1443139755.88078</text:p>
          </table:table-cell>
          <table:table-cell table:formula="of:=[.G251]-[.$B$2]" office:value-type="float" office:value="35.8806140422821" calcext:value-type="float">
            <text:p>35.8806140423</text:p>
          </table:table-cell>
          <table:table-cell table:formula="of:=[.C251]/([.H251]-[.H250])" office:value-type="float" office:value="112308.706062363" calcext:value-type="float">
            <text:p>112308.706062363</text:p>
          </table:table-cell>
          <table:table-cell table:formula="of:=[.G251]-[.$B251]" office:value-type="float" office:value="11.2001404762268" calcext:value-type="float">
            <text:p>11.200140476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139744.72535" calcext:value-type="float">
            <text:p>1443139744.72535</text:p>
          </table:table-cell>
          <table:table-cell office:value-type="float" office:value="4480" calcext:value-type="float">
            <text:p>4480</text:p>
          </table:table-cell>
          <table:table-cell table:formula="of:=[.B252]-[.$B$2]" office:value-type="float" office:value="24.72518658638" calcext:value-type="float">
            <text:p>24.7251865864</text:p>
          </table:table-cell>
          <table:table-cell table:formula="of:=[.C252]/([.D252]-[.D251])" office:value-type="float" office:value="100194.528740535" calcext:value-type="float">
            <text:p>100194.528740535</text:p>
          </table:table-cell>
          <table:table-cell/>
          <table:table-cell office:value-type="float" office:value="1443139755.92067" calcext:value-type="float">
            <text:p>1443139755.92067</text:p>
          </table:table-cell>
          <table:table-cell table:formula="of:=[.G252]-[.$B$2]" office:value-type="float" office:value="35.9205090999603" calcext:value-type="float">
            <text:p>35.9205091</text:p>
          </table:table-cell>
          <table:table-cell table:formula="of:=[.C252]/([.H252]-[.H251])" office:value-type="float" office:value="112294.611431167" calcext:value-type="float">
            <text:p>112294.611431167</text:p>
          </table:table-cell>
          <table:table-cell table:formula="of:=[.G252]-[.$B252]" office:value-type="float" office:value="11.1953225135803" calcext:value-type="float">
            <text:p>11.195322513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139744.77007" calcext:value-type="float">
            <text:p>1443139744.77007</text:p>
          </table:table-cell>
          <table:table-cell office:value-type="float" office:value="4480" calcext:value-type="float">
            <text:p>4480</text:p>
          </table:table-cell>
          <table:table-cell table:formula="of:=[.B253]-[.$B$2]" office:value-type="float" office:value="24.7699038982391" calcext:value-type="float">
            <text:p>24.7699038982</text:p>
          </table:table-cell>
          <table:table-cell table:formula="of:=[.C253]/([.D253]-[.D252])" office:value-type="float" office:value="100184.913040233" calcext:value-type="float">
            <text:p>100184.913040233</text:p>
          </table:table-cell>
          <table:table-cell/>
          <table:table-cell office:value-type="float" office:value="1443139755.96056" calcext:value-type="float">
            <text:p>1443139755.96056</text:p>
          </table:table-cell>
          <table:table-cell table:formula="of:=[.G253]-[.$B$2]" office:value-type="float" office:value="35.9603989124298" calcext:value-type="float">
            <text:p>35.9603989124</text:p>
          </table:table-cell>
          <table:table-cell table:formula="of:=[.C253]/([.H253]-[.H252])" office:value-type="float" office:value="112309.377323531" calcext:value-type="float">
            <text:p>112309.377323531</text:p>
          </table:table-cell>
          <table:table-cell table:formula="of:=[.G253]-[.$B253]" office:value-type="float" office:value="11.1904950141907" calcext:value-type="float">
            <text:p>11.190495014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139744.81481" calcext:value-type="float">
            <text:p>1443139744.81481</text:p>
          </table:table-cell>
          <table:table-cell office:value-type="float" office:value="4480" calcext:value-type="float">
            <text:p>4480</text:p>
          </table:table-cell>
          <table:table-cell table:formula="of:=[.B254]-[.$B$2]" office:value-type="float" office:value="24.814647436142" calcext:value-type="float">
            <text:p>24.8146474361</text:p>
          </table:table-cell>
          <table:table-cell table:formula="of:=[.C254]/([.D254]-[.D253])" office:value-type="float" office:value="100126.190506639" calcext:value-type="float">
            <text:p>100126.190506639</text:p>
          </table:table-cell>
          <table:table-cell/>
          <table:table-cell office:value-type="float" office:value="1443139756.00049" calcext:value-type="float">
            <text:p>1443139756.00049</text:p>
          </table:table-cell>
          <table:table-cell table:formula="of:=[.G254]-[.$B$2]" office:value-type="float" office:value="36.0003266334534" calcext:value-type="float">
            <text:p>36.0003266335</text:p>
          </table:table-cell>
          <table:table-cell table:formula="of:=[.C254]/([.H254]-[.H253])" office:value-type="float" office:value="112202.747493566" calcext:value-type="float">
            <text:p>112202.747493566</text:p>
          </table:table-cell>
          <table:table-cell table:formula="of:=[.G254]-[.$B254]" office:value-type="float" office:value="11.1856791973114" calcext:value-type="float">
            <text:p>11.1856791973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3139744.85953" calcext:value-type="float">
            <text:p>1443139744.85953</text:p>
          </table:table-cell>
          <table:table-cell office:value-type="float" office:value="4480" calcext:value-type="float">
            <text:p>4480</text:p>
          </table:table-cell>
          <table:table-cell table:formula="of:=[.B255]-[.$B$2]" office:value-type="float" office:value="24.8593680858612" calcext:value-type="float">
            <text:p>24.8593680859</text:p>
          </table:table-cell>
          <table:table-cell table:formula="of:=[.C255]/([.D255]-[.D254])" office:value-type="float" office:value="100177.435438125" calcext:value-type="float">
            <text:p>100177.435438125</text:p>
          </table:table-cell>
          <table:table-cell/>
          <table:table-cell office:value-type="float" office:value="1443139756.01307" calcext:value-type="float">
            <text:p>1443139756.01307</text:p>
          </table:table-cell>
          <table:table-cell table:formula="of:=[.G255]-[.$B$2]" office:value-type="float" office:value="36.0129113197327" calcext:value-type="float">
            <text:p>36.0129113197</text:p>
          </table:table-cell>
          <table:table-cell table:formula="of:=[.C255]/([.H255]-[.H254])" office:value-type="float" office:value="355988.214610488" calcext:value-type="float">
            <text:p>355988.214610488</text:p>
          </table:table-cell>
          <table:table-cell table:formula="of:=[.G255]-[.$B255]" office:value-type="float" office:value="11.1535432338715" calcext:value-type="float">
            <text:p>11.1535432339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3139744.90424" calcext:value-type="float">
            <text:p>1443139744.90424</text:p>
          </table:table-cell>
          <table:table-cell office:value-type="float" office:value="4480" calcext:value-type="float">
            <text:p>4480</text:p>
          </table:table-cell>
          <table:table-cell table:formula="of:=[.B256]-[.$B$2]" office:value-type="float" office:value="24.9040806293488" calcext:value-type="float">
            <text:p>24.9040806293</text:p>
          </table:table-cell>
          <table:table-cell table:formula="of:=[.C256]/([.D256]-[.D255])" office:value-type="float" office:value="100195.597265621" calcext:value-type="float">
            <text:p>100195.597265621</text:p>
          </table:table-cell>
          <table:table-cell/>
          <table:table-cell office:value-type="float" office:value="1443139756.04145" calcext:value-type="float">
            <text:p>1443139756.04145</text:p>
          </table:table-cell>
          <table:table-cell table:formula="of:=[.G256]-[.$B$2]" office:value-type="float" office:value="36.0412883758545" calcext:value-type="float">
            <text:p>36.0412883759</text:p>
          </table:table-cell>
          <table:table-cell table:formula="of:=[.C256]/([.H256]-[.H255])" office:value-type="float" office:value="157874.022617667" calcext:value-type="float">
            <text:p>157874.022617667</text:p>
          </table:table-cell>
          <table:table-cell table:formula="of:=[.G256]-[.$B256]" office:value-type="float" office:value="11.1372077465057" calcext:value-type="float">
            <text:p>11.1372077465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3139744.94896" calcext:value-type="float">
            <text:p>1443139744.94896</text:p>
          </table:table-cell>
          <table:table-cell office:value-type="float" office:value="4480" calcext:value-type="float">
            <text:p>4480</text:p>
          </table:table-cell>
          <table:table-cell table:formula="of:=[.B257]-[.$B$2]" office:value-type="float" office:value="24.9487960338593" calcext:value-type="float">
            <text:p>24.9487960339</text:p>
          </table:table-cell>
          <table:table-cell table:formula="of:=[.C257]/([.D257]-[.D256])" office:value-type="float" office:value="100189.186456945" calcext:value-type="float">
            <text:p>100189.186456945</text:p>
          </table:table-cell>
          <table:table-cell/>
          <table:table-cell office:value-type="float" office:value="1443139756.07801" calcext:value-type="float">
            <text:p>1443139756.07801</text:p>
          </table:table-cell>
          <table:table-cell table:formula="of:=[.G257]-[.$B$2]" office:value-type="float" office:value="36.0778439044952" calcext:value-type="float">
            <text:p>36.0778439045</text:p>
          </table:table-cell>
          <table:table-cell table:formula="of:=[.C257]/([.H257]-[.H256])" office:value-type="float" office:value="122553.281721833" calcext:value-type="float">
            <text:p>122553.281721833</text:p>
          </table:table-cell>
          <table:table-cell table:formula="of:=[.G257]-[.$B257]" office:value-type="float" office:value="11.129047870636" calcext:value-type="float">
            <text:p>11.129047870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3139744.99368" calcext:value-type="float">
            <text:p>1443139744.99368</text:p>
          </table:table-cell>
          <table:table-cell office:value-type="float" office:value="4480" calcext:value-type="float">
            <text:p>4480</text:p>
          </table:table-cell>
          <table:table-cell table:formula="of:=[.B258]-[.$B$2]" office:value-type="float" office:value="24.9935188293457" calcext:value-type="float">
            <text:p>24.9935188293</text:p>
          </table:table-cell>
          <table:table-cell table:formula="of:=[.C258]/([.D258]-[.D257])" office:value-type="float" office:value="100172.628997606" calcext:value-type="float">
            <text:p>100172.628997606</text:p>
          </table:table-cell>
          <table:table-cell/>
          <table:table-cell office:value-type="float" office:value="1443139756.11458" calcext:value-type="float">
            <text:p>1443139756.11458</text:p>
          </table:table-cell>
          <table:table-cell table:formula="of:=[.G258]-[.$B$2]" office:value-type="float" office:value="36.1144168376923" calcext:value-type="float">
            <text:p>36.1144168377</text:p>
          </table:table-cell>
          <table:table-cell table:formula="of:=[.C258]/([.H258]-[.H257])" office:value-type="float" office:value="122494.960299352" calcext:value-type="float">
            <text:p>122494.960299352</text:p>
          </table:table-cell>
          <table:table-cell table:formula="of:=[.G258]-[.$B258]" office:value-type="float" office:value="11.1208980083466" calcext:value-type="float">
            <text:p>11.1208980083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3139745.03676" calcext:value-type="float">
            <text:p>1443139745.03676</text:p>
          </table:table-cell>
          <table:table-cell office:value-type="float" office:value="4480" calcext:value-type="float">
            <text:p>4480</text:p>
          </table:table-cell>
          <table:table-cell table:formula="of:=[.B259]-[.$B$2]" office:value-type="float" office:value="25.0365931987762" calcext:value-type="float">
            <text:p>25.0365931988</text:p>
          </table:table-cell>
          <table:table-cell table:formula="of:=[.C259]/([.D259]-[.D258])" office:value-type="float" office:value="104006.16559748" calcext:value-type="float">
            <text:p>104006.16559748</text:p>
          </table:table-cell>
          <table:table-cell/>
          <table:table-cell office:value-type="float" office:value="1443139756.15117" calcext:value-type="float">
            <text:p>1443139756.15117</text:p>
          </table:table-cell>
          <table:table-cell table:formula="of:=[.G259]-[.$B$2]" office:value-type="float" office:value="36.1510100364685" calcext:value-type="float">
            <text:p>36.1510100365</text:p>
          </table:table-cell>
          <table:table-cell table:formula="of:=[.C259]/([.H259]-[.H258])" office:value-type="float" office:value="122427.121700775" calcext:value-type="float">
            <text:p>122427.121700775</text:p>
          </table:table-cell>
          <table:table-cell table:formula="of:=[.G259]-[.$B259]" office:value-type="float" office:value="11.1144168376923" calcext:value-type="float">
            <text:p>11.114416837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3139745.07956" calcext:value-type="float">
            <text:p>1443139745.07956</text:p>
          </table:table-cell>
          <table:table-cell office:value-type="float" office:value="4480" calcext:value-type="float">
            <text:p>4480</text:p>
          </table:table-cell>
          <table:table-cell table:formula="of:=[.B260]-[.$B$2]" office:value-type="float" office:value="25.0793986320496" calcext:value-type="float">
            <text:p>25.079398632</text:p>
          </table:table-cell>
          <table:table-cell table:formula="of:=[.C260]/([.D260]-[.D259])" office:value-type="float" office:value="104659.611115134" calcext:value-type="float">
            <text:p>104659.611115134</text:p>
          </table:table-cell>
          <table:table-cell/>
          <table:table-cell office:value-type="float" office:value="1443139756.18772" calcext:value-type="float">
            <text:p>1443139756.18772</text:p>
          </table:table-cell>
          <table:table-cell table:formula="of:=[.G260]-[.$B$2]" office:value-type="float" office:value="36.1875562667847" calcext:value-type="float">
            <text:p>36.1875562668</text:p>
          </table:table-cell>
          <table:table-cell table:formula="of:=[.C260]/([.H260]-[.H259])" office:value-type="float" office:value="122584.462507992" calcext:value-type="float">
            <text:p>122584.462507992</text:p>
          </table:table-cell>
          <table:table-cell table:formula="of:=[.G260]-[.$B260]" office:value-type="float" office:value="11.1081576347351" calcext:value-type="float">
            <text:p>11.1081576347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3139745.12237" calcext:value-type="float">
            <text:p>1443139745.12237</text:p>
          </table:table-cell>
          <table:table-cell office:value-type="float" office:value="4480" calcext:value-type="float">
            <text:p>4480</text:p>
          </table:table-cell>
          <table:table-cell table:formula="of:=[.B261]-[.$B$2]" office:value-type="float" office:value="25.1222031116486" calcext:value-type="float">
            <text:p>25.1222031116</text:p>
          </table:table-cell>
          <table:table-cell table:formula="of:=[.C261]/([.D261]-[.D260])" office:value-type="float" office:value="104661.942908068" calcext:value-type="float">
            <text:p>104661.942908068</text:p>
          </table:table-cell>
          <table:table-cell/>
          <table:table-cell office:value-type="float" office:value="1443139756.22429" calcext:value-type="float">
            <text:p>1443139756.22429</text:p>
          </table:table-cell>
          <table:table-cell table:formula="of:=[.G261]-[.$B$2]" office:value-type="float" office:value="36.2241284847259" calcext:value-type="float">
            <text:p>36.2241284847</text:p>
          </table:table-cell>
          <table:table-cell table:formula="of:=[.C261]/([.H261]-[.H260])" office:value-type="float" office:value="122497.355976401" calcext:value-type="float">
            <text:p>122497.355976401</text:p>
          </table:table-cell>
          <table:table-cell table:formula="of:=[.G261]-[.$B261]" office:value-type="float" office:value="11.1019253730774" calcext:value-type="float">
            <text:p>11.101925373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3139745.16517" calcext:value-type="float">
            <text:p>1443139745.16517</text:p>
          </table:table-cell>
          <table:table-cell office:value-type="float" office:value="4480" calcext:value-type="float">
            <text:p>4480</text:p>
          </table:table-cell>
          <table:table-cell table:formula="of:=[.B262]-[.$B$2]" office:value-type="float" office:value="25.1650066375732" calcext:value-type="float">
            <text:p>25.1650066376</text:p>
          </table:table-cell>
          <table:table-cell table:formula="of:=[.C262]/([.D262]-[.D261])" office:value-type="float" office:value="104664.274804908" calcext:value-type="float">
            <text:p>104664.274804908</text:p>
          </table:table-cell>
          <table:table-cell/>
          <table:table-cell office:value-type="float" office:value="1443139756.26086" calcext:value-type="float">
            <text:p>1443139756.26086</text:p>
          </table:table-cell>
          <table:table-cell table:formula="of:=[.G262]-[.$B$2]" office:value-type="float" office:value="36.2606985569" calcext:value-type="float">
            <text:p>36.2606985569</text:p>
          </table:table-cell>
          <table:table-cell table:formula="of:=[.C262]/([.H262]-[.H261])" office:value-type="float" office:value="122504.543569817" calcext:value-type="float">
            <text:p>122504.543569817</text:p>
          </table:table-cell>
          <table:table-cell table:formula="of:=[.G262]-[.$B262]" office:value-type="float" office:value="11.0956919193268" calcext:value-type="float">
            <text:p>11.0956919193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3139745.20798" calcext:value-type="float">
            <text:p>1443139745.20798</text:p>
          </table:table-cell>
          <table:table-cell office:value-type="float" office:value="4480" calcext:value-type="float">
            <text:p>4480</text:p>
          </table:table-cell>
          <table:table-cell table:formula="of:=[.B263]-[.$B$2]" office:value-type="float" office:value="25.2078146934509" calcext:value-type="float">
            <text:p>25.2078146935</text:p>
          </table:table-cell>
          <table:table-cell table:formula="of:=[.C263]/([.D263]-[.D262])" office:value-type="float" office:value="104653.199220273" calcext:value-type="float">
            <text:p>104653.199220273</text:p>
          </table:table-cell>
          <table:table-cell/>
          <table:table-cell office:value-type="float" office:value="1443139756.2974" calcext:value-type="float">
            <text:p>1443139756.2974</text:p>
          </table:table-cell>
          <table:table-cell table:formula="of:=[.G263]-[.$B$2]" office:value-type="float" office:value="36.2972424030304" calcext:value-type="float">
            <text:p>36.297242403</text:p>
          </table:table-cell>
          <table:table-cell table:formula="of:=[.C263]/([.H263]-[.H262])" office:value-type="float" office:value="122592.460137269" calcext:value-type="float">
            <text:p>122592.460137269</text:p>
          </table:table-cell>
          <table:table-cell table:formula="of:=[.G263]-[.$B263]" office:value-type="float" office:value="11.0894277095795" calcext:value-type="float">
            <text:p>11.0894277096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3139745.25082" calcext:value-type="float">
            <text:p>1443139745.25082</text:p>
          </table:table-cell>
          <table:table-cell office:value-type="float" office:value="4480" calcext:value-type="float">
            <text:p>4480</text:p>
          </table:table-cell>
          <table:table-cell table:formula="of:=[.B264]-[.$B$2]" office:value-type="float" office:value="25.2506580352783" calcext:value-type="float">
            <text:p>25.2506580353</text:p>
          </table:table-cell>
          <table:table-cell table:formula="of:=[.C264]/([.D264]-[.D263])" office:value-type="float" office:value="104567.006421886" calcext:value-type="float">
            <text:p>104567.006421886</text:p>
          </table:table-cell>
          <table:table-cell/>
          <table:table-cell office:value-type="float" office:value="1443139756.33402" calcext:value-type="float">
            <text:p>1443139756.33402</text:p>
          </table:table-cell>
          <table:table-cell table:formula="of:=[.G264]-[.$B$2]" office:value-type="float" office:value="36.3338572978973" calcext:value-type="float">
            <text:p>36.3338572979</text:p>
          </table:table-cell>
          <table:table-cell table:formula="of:=[.C264]/([.H264]-[.H263])" office:value-type="float" office:value="122354.577728001" calcext:value-type="float">
            <text:p>122354.577728001</text:p>
          </table:table-cell>
          <table:table-cell table:formula="of:=[.G264]-[.$B264]" office:value-type="float" office:value="11.083199262619" calcext:value-type="float">
            <text:p>11.083199262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3139745.2936" calcext:value-type="float">
            <text:p>1443139745.2936</text:p>
          </table:table-cell>
          <table:table-cell office:value-type="float" office:value="4480" calcext:value-type="float">
            <text:p>4480</text:p>
          </table:table-cell>
          <table:table-cell table:formula="of:=[.B265]-[.$B$2]" office:value-type="float" office:value="25.2934424877167" calcext:value-type="float">
            <text:p>25.2934424877</text:p>
          </table:table-cell>
          <table:table-cell table:formula="of:=[.C265]/([.D265]-[.D264])" office:value-type="float" office:value="104710.934572669" calcext:value-type="float">
            <text:p>104710.934572669</text:p>
          </table:table-cell>
          <table:table-cell/>
          <table:table-cell office:value-type="float" office:value="1443139756.37059" calcext:value-type="float">
            <text:p>1443139756.37059</text:p>
          </table:table-cell>
          <table:table-cell table:formula="of:=[.G265]-[.$B$2]" office:value-type="float" office:value="36.3704237937927" calcext:value-type="float">
            <text:p>36.3704237938</text:p>
          </table:table-cell>
          <table:table-cell table:formula="of:=[.C265]/([.H265]-[.H264])" office:value-type="float" office:value="122516.524766742" calcext:value-type="float">
            <text:p>122516.524766742</text:p>
          </table:table-cell>
          <table:table-cell table:formula="of:=[.G265]-[.$B265]" office:value-type="float" office:value="11.0769813060761" calcext:value-type="float">
            <text:p>11.076981306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3139745.3364" calcext:value-type="float">
            <text:p>1443139745.3364</text:p>
          </table:table-cell>
          <table:table-cell office:value-type="float" office:value="4480" calcext:value-type="float">
            <text:p>4480</text:p>
          </table:table-cell>
          <table:table-cell table:formula="of:=[.B266]-[.$B$2]" office:value-type="float" office:value="25.3362398147583" calcext:value-type="float">
            <text:p>25.3362398148</text:p>
          </table:table-cell>
          <table:table-cell table:formula="of:=[.C266]/([.D266]-[.D265])" office:value-type="float" office:value="104679.434667558" calcext:value-type="float">
            <text:p>104679.434667558</text:p>
          </table:table-cell>
          <table:table-cell/>
          <table:table-cell office:value-type="float" office:value="1443139756.40716" calcext:value-type="float">
            <text:p>1443139756.40716</text:p>
          </table:table-cell>
          <table:table-cell table:formula="of:=[.G266]-[.$B$2]" office:value-type="float" office:value="36.4069957733154" calcext:value-type="float">
            <text:p>36.4069957733</text:p>
          </table:table-cell>
          <table:table-cell table:formula="of:=[.C266]/([.H266]-[.H265])" office:value-type="float" office:value="122498.154556241" calcext:value-type="float">
            <text:p>122498.154556241</text:p>
          </table:table-cell>
          <table:table-cell table:formula="of:=[.G266]-[.$B266]" office:value-type="float" office:value="11.0707559585571" calcext:value-type="float">
            <text:p>11.0707559586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3139745.3792" calcext:value-type="float">
            <text:p>1443139745.3792</text:p>
          </table:table-cell>
          <table:table-cell office:value-type="float" office:value="4480" calcext:value-type="float">
            <text:p>4480</text:p>
          </table:table-cell>
          <table:table-cell table:formula="of:=[.B267]-[.$B$2]" office:value-type="float" office:value="25.3790349960327" calcext:value-type="float">
            <text:p>25.379034996</text:p>
          </table:table-cell>
          <table:table-cell table:formula="of:=[.C267]/([.D267]-[.D266])" office:value-type="float" office:value="104684.683335562" calcext:value-type="float">
            <text:p>104684.683335562</text:p>
          </table:table-cell>
          <table:table-cell/>
          <table:table-cell office:value-type="float" office:value="1443139756.44373" calcext:value-type="float">
            <text:p>1443139756.44373</text:p>
          </table:table-cell>
          <table:table-cell table:formula="of:=[.G267]-[.$B$2]" office:value-type="float" office:value="36.4435665607452" calcext:value-type="float">
            <text:p>36.4435665607</text:p>
          </table:table-cell>
          <table:table-cell table:formula="of:=[.C267]/([.H267]-[.H266])" office:value-type="float" office:value="122502.147611628" calcext:value-type="float">
            <text:p>122502.147611628</text:p>
          </table:table-cell>
          <table:table-cell table:formula="of:=[.G267]-[.$B267]" office:value-type="float" office:value="11.0645315647125" calcext:value-type="float">
            <text:p>11.0645315647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3139745.42199" calcext:value-type="float">
            <text:p>1443139745.42199</text:p>
          </table:table-cell>
          <table:table-cell office:value-type="float" office:value="4480" calcext:value-type="float">
            <text:p>4480</text:p>
          </table:table-cell>
          <table:table-cell table:formula="of:=[.B268]-[.$B$2]" office:value-type="float" office:value="25.4218327999115" calcext:value-type="float">
            <text:p>25.4218327999</text:p>
          </table:table-cell>
          <table:table-cell table:formula="of:=[.C268]/([.D268]-[.D267])" office:value-type="float" office:value="104678.268368364" calcext:value-type="float">
            <text:p>104678.268368364</text:p>
          </table:table-cell>
          <table:table-cell/>
          <table:table-cell office:value-type="float" office:value="1443139756.48024" calcext:value-type="float">
            <text:p>1443139756.48024</text:p>
          </table:table-cell>
          <table:table-cell table:formula="of:=[.G268]-[.$B$2]" office:value-type="float" office:value="36.4800734519959" calcext:value-type="float">
            <text:p>36.480073452</text:p>
          </table:table-cell>
          <table:table-cell table:formula="of:=[.C268]/([.H268]-[.H267])" office:value-type="float" office:value="122716.556971284" calcext:value-type="float">
            <text:p>122716.556971284</text:p>
          </table:table-cell>
          <table:table-cell table:formula="of:=[.G268]-[.$B268]" office:value-type="float" office:value="11.0582406520844" calcext:value-type="float">
            <text:p>11.058240652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3139745.46479" calcext:value-type="float">
            <text:p>1443139745.46479</text:p>
          </table:table-cell>
          <table:table-cell office:value-type="float" office:value="4480" calcext:value-type="float">
            <text:p>4480</text:p>
          </table:table-cell>
          <table:table-cell table:formula="of:=[.B269]-[.$B$2]" office:value-type="float" office:value="25.4646277427673" calcext:value-type="float">
            <text:p>25.4646277428</text:p>
          </table:table-cell>
          <table:table-cell table:formula="of:=[.C269]/([.D269]-[.D268])" office:value-type="float" office:value="104685.266553386" calcext:value-type="float">
            <text:p>104685.266553386</text:p>
          </table:table-cell>
          <table:table-cell/>
          <table:table-cell office:value-type="float" office:value="1443139756.51686" calcext:value-type="float">
            <text:p>1443139756.51686</text:p>
          </table:table-cell>
          <table:table-cell table:formula="of:=[.G269]-[.$B$2]" office:value-type="float" office:value="36.5167016983032" calcext:value-type="float">
            <text:p>36.5167016983</text:p>
          </table:table-cell>
          <table:table-cell table:formula="of:=[.C269]/([.H269]-[.H268])" office:value-type="float" office:value="122309.977999089" calcext:value-type="float">
            <text:p>122309.977999089</text:p>
          </table:table-cell>
          <table:table-cell table:formula="of:=[.G269]-[.$B269]" office:value-type="float" office:value="11.0520739555359" calcext:value-type="float">
            <text:p>11.0520739555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3139745.50759" calcext:value-type="float">
            <text:p>1443139745.50759</text:p>
          </table:table-cell>
          <table:table-cell office:value-type="float" office:value="4480" calcext:value-type="float">
            <text:p>4480</text:p>
          </table:table-cell>
          <table:table-cell table:formula="of:=[.B270]-[.$B$2]" office:value-type="float" office:value="25.5074234008789" calcext:value-type="float">
            <text:p>25.5074234009</text:p>
          </table:table-cell>
          <table:table-cell table:formula="of:=[.C270]/([.D270]-[.D269])" office:value-type="float" office:value="104683.516919409" calcext:value-type="float">
            <text:p>104683.516919409</text:p>
          </table:table-cell>
          <table:table-cell/>
          <table:table-cell office:value-type="float" office:value="1443139756.55344" calcext:value-type="float">
            <text:p>1443139756.55344</text:p>
          </table:table-cell>
          <table:table-cell table:formula="of:=[.G270]-[.$B$2]" office:value-type="float" office:value="36.5532748699188" calcext:value-type="float">
            <text:p>36.5532748699</text:p>
          </table:table-cell>
          <table:table-cell table:formula="of:=[.C270]/([.H270]-[.H269])" office:value-type="float" office:value="122494.161761159" calcext:value-type="float">
            <text:p>122494.161761159</text:p>
          </table:table-cell>
          <table:table-cell table:formula="of:=[.G270]-[.$B270]" office:value-type="float" office:value="11.0458514690399" calcext:value-type="float">
            <text:p>11.045851469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3139745.55038" calcext:value-type="float">
            <text:p>1443139745.55038</text:p>
          </table:table-cell>
          <table:table-cell office:value-type="float" office:value="4480" calcext:value-type="float">
            <text:p>4480</text:p>
          </table:table-cell>
          <table:table-cell table:formula="of:=[.B271]-[.$B$2]" office:value-type="float" office:value="25.5502207279205" calcext:value-type="float">
            <text:p>25.5502207279</text:p>
          </table:table-cell>
          <table:table-cell table:formula="of:=[.C271]/([.D271]-[.D270])" office:value-type="float" office:value="104679.434667558" calcext:value-type="float">
            <text:p>104679.434667558</text:p>
          </table:table-cell>
          <table:table-cell/>
          <table:table-cell office:value-type="float" office:value="1443139756.59001" calcext:value-type="float">
            <text:p>1443139756.59001</text:p>
          </table:table-cell>
          <table:table-cell table:formula="of:=[.G271]-[.$B$2]" office:value-type="float" office:value="36.5898463726044" calcext:value-type="float">
            <text:p>36.5898463726</text:p>
          </table:table-cell>
          <table:table-cell table:formula="of:=[.C271]/([.H271]-[.H270])" office:value-type="float" office:value="122499.751747158" calcext:value-type="float">
            <text:p>122499.751747158</text:p>
          </table:table-cell>
          <table:table-cell table:formula="of:=[.G271]-[.$B271]" office:value-type="float" office:value="11.0396256446838" calcext:value-type="float">
            <text:p>11.039625644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3139745.59318" calcext:value-type="float">
            <text:p>1443139745.59318</text:p>
          </table:table-cell>
          <table:table-cell office:value-type="float" office:value="4480" calcext:value-type="float">
            <text:p>4480</text:p>
          </table:table-cell>
          <table:table-cell table:formula="of:=[.B272]-[.$B$2]" office:value-type="float" office:value="25.5930156707764" calcext:value-type="float">
            <text:p>25.5930156708</text:p>
          </table:table-cell>
          <table:table-cell table:formula="of:=[.C272]/([.D272]-[.D271])" office:value-type="float" office:value="104685.266553386" calcext:value-type="float">
            <text:p>104685.266553386</text:p>
          </table:table-cell>
          <table:table-cell/>
          <table:table-cell office:value-type="float" office:value="1443139756.62657" calcext:value-type="float">
            <text:p>1443139756.62657</text:p>
          </table:table-cell>
          <table:table-cell table:formula="of:=[.G272]-[.$B$2]" office:value-type="float" office:value="36.626412153244" calcext:value-type="float">
            <text:p>36.6264121532</text:p>
          </table:table-cell>
          <table:table-cell table:formula="of:=[.C272]/([.H272]-[.H271])" office:value-type="float" office:value="122518.921287361" calcext:value-type="float">
            <text:p>122518.921287361</text:p>
          </table:table-cell>
          <table:table-cell table:formula="of:=[.G272]-[.$B272]" office:value-type="float" office:value="11.0333964824677" calcext:value-type="float">
            <text:p>11.0333964825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3139745.63597" calcext:value-type="float">
            <text:p>1443139745.63597</text:p>
          </table:table-cell>
          <table:table-cell office:value-type="float" office:value="4480" calcext:value-type="float">
            <text:p>4480</text:p>
          </table:table-cell>
          <table:table-cell table:formula="of:=[.B273]-[.$B$2]" office:value-type="float" office:value="25.6358115673065" calcext:value-type="float">
            <text:p>25.6358115673</text:p>
          </table:table-cell>
          <table:table-cell table:formula="of:=[.C273]/([.D273]-[.D272])" office:value-type="float" office:value="104682.933721079" calcext:value-type="float">
            <text:p>104682.933721079</text:p>
          </table:table-cell>
          <table:table-cell/>
          <table:table-cell office:value-type="float" office:value="1443139756.66313" calcext:value-type="float">
            <text:p>1443139756.66313</text:p>
          </table:table-cell>
          <table:table-cell table:formula="of:=[.G273]-[.$B$2]" office:value-type="float" office:value="36.6629710197449" calcext:value-type="float">
            <text:p>36.6629710197</text:p>
          </table:table-cell>
          <table:table-cell table:formula="of:=[.C273]/([.H273]-[.H272])" office:value-type="float" office:value="122542.092487886" calcext:value-type="float">
            <text:p>122542.092487886</text:p>
          </table:table-cell>
          <table:table-cell table:formula="of:=[.G273]-[.$B273]" office:value-type="float" office:value="11.0271594524384" calcext:value-type="float">
            <text:p>11.0271594524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3139745.67879" calcext:value-type="float">
            <text:p>1443139745.67879</text:p>
          </table:table-cell>
          <table:table-cell office:value-type="float" office:value="4480" calcext:value-type="float">
            <text:p>4480</text:p>
          </table:table-cell>
          <table:table-cell table:formula="of:=[.B274]-[.$B$2]" office:value-type="float" office:value="25.6786241531372" calcext:value-type="float">
            <text:p>25.6786241531</text:p>
          </table:table-cell>
          <table:table-cell table:formula="of:=[.C274]/([.D274]-[.D273])" office:value-type="float" office:value="104642.125979429" calcext:value-type="float">
            <text:p>104642.125979429</text:p>
          </table:table-cell>
          <table:table-cell/>
          <table:table-cell office:value-type="float" office:value="1443139756.6997" calcext:value-type="float">
            <text:p>1443139756.6997</text:p>
          </table:table-cell>
          <table:table-cell table:formula="of:=[.G274]-[.$B$2]" office:value-type="float" office:value="36.6995384693146" calcext:value-type="float">
            <text:p>36.6995384693</text:p>
          </table:table-cell>
          <table:table-cell table:formula="of:=[.C274]/([.H274]-[.H273])" office:value-type="float" office:value="122513.329551752" calcext:value-type="float">
            <text:p>122513.329551752</text:p>
          </table:table-cell>
          <table:table-cell table:formula="of:=[.G274]-[.$B274]" office:value-type="float" office:value="11.0209143161774" calcext:value-type="float">
            <text:p>11.020914316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3139745.72158" calcext:value-type="float">
            <text:p>1443139745.72158</text:p>
          </table:table-cell>
          <table:table-cell office:value-type="float" office:value="4480" calcext:value-type="float">
            <text:p>4480</text:p>
          </table:table-cell>
          <table:table-cell table:formula="of:=[.B275]-[.$B$2]" office:value-type="float" office:value="25.721419095993" calcext:value-type="float">
            <text:p>25.721419096</text:p>
          </table:table-cell>
          <table:table-cell table:formula="of:=[.C275]/([.D275]-[.D274])" office:value-type="float" office:value="104685.266553386" calcext:value-type="float">
            <text:p>104685.266553386</text:p>
          </table:table-cell>
          <table:table-cell/>
          <table:table-cell office:value-type="float" office:value="1443139756.73623" calcext:value-type="float">
            <text:p>1443139756.73623</text:p>
          </table:table-cell>
          <table:table-cell table:formula="of:=[.G275]-[.$B$2]" office:value-type="float" office:value="36.7360706329346" calcext:value-type="float">
            <text:p>36.7360706329</text:p>
          </table:table-cell>
          <table:table-cell table:formula="of:=[.C275]/([.H275]-[.H274])" office:value-type="float" office:value="122631.663610199" calcext:value-type="float">
            <text:p>122631.663610199</text:p>
          </table:table-cell>
          <table:table-cell table:formula="of:=[.G275]-[.$B275]" office:value-type="float" office:value="11.0146515369415" calcext:value-type="float">
            <text:p>11.014651536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3139745.76438" calcext:value-type="float">
            <text:p>1443139745.76438</text:p>
          </table:table-cell>
          <table:table-cell office:value-type="float" office:value="4480" calcext:value-type="float">
            <text:p>4480</text:p>
          </table:table-cell>
          <table:table-cell table:formula="of:=[.B276]-[.$B$2]" office:value-type="float" office:value="25.7642157077789" calcext:value-type="float">
            <text:p>25.7642157078</text:p>
          </table:table-cell>
          <table:table-cell table:formula="of:=[.C276]/([.D276]-[.D275])" office:value-type="float" office:value="104681.184165079" calcext:value-type="float">
            <text:p>104681.184165079</text:p>
          </table:table-cell>
          <table:table-cell/>
          <table:table-cell office:value-type="float" office:value="1443139756.77285" calcext:value-type="float">
            <text:p>1443139756.77285</text:p>
          </table:table-cell>
          <table:table-cell table:formula="of:=[.G276]-[.$B$2]" office:value-type="float" office:value="36.7726836204529" calcext:value-type="float">
            <text:p>36.7726836205</text:p>
          </table:table-cell>
          <table:table-cell table:formula="of:=[.C276]/([.H276]-[.H275])" office:value-type="float" office:value="122360.951773179" calcext:value-type="float">
            <text:p>122360.951773179</text:p>
          </table:table-cell>
          <table:table-cell table:formula="of:=[.G276]-[.$B276]" office:value-type="float" office:value="11.008467912674" calcext:value-type="float">
            <text:p>11.0084679127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3139745.80717" calcext:value-type="float">
            <text:p>1443139745.80717</text:p>
          </table:table-cell>
          <table:table-cell office:value-type="float" office:value="4480" calcext:value-type="float">
            <text:p>4480</text:p>
          </table:table-cell>
          <table:table-cell table:formula="of:=[.B277]-[.$B$2]" office:value-type="float" office:value="25.8070123195648" calcext:value-type="float">
            <text:p>25.8070123196</text:p>
          </table:table-cell>
          <table:table-cell table:formula="of:=[.C277]/([.D277]-[.D276])" office:value-type="float" office:value="104681.184165079" calcext:value-type="float">
            <text:p>104681.184165079</text:p>
          </table:table-cell>
          <table:table-cell/>
          <table:table-cell office:value-type="float" office:value="1443139756.80941" calcext:value-type="float">
            <text:p>1443139756.80941</text:p>
          </table:table-cell>
          <table:table-cell table:formula="of:=[.G277]-[.$B$2]" office:value-type="float" office:value="36.8092498779297" calcext:value-type="float">
            <text:p>36.8092498779</text:p>
          </table:table-cell>
          <table:table-cell table:formula="of:=[.C277]/([.H277]-[.H276])" office:value-type="float" office:value="122517.323596531" calcext:value-type="float">
            <text:p>122517.323596531</text:p>
          </table:table-cell>
          <table:table-cell table:formula="of:=[.G277]-[.$B277]" office:value-type="float" office:value="11.0022375583649" calcext:value-type="float">
            <text:p>11.002237558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3139745.84997" calcext:value-type="float">
            <text:p>1443139745.84997</text:p>
          </table:table-cell>
          <table:table-cell office:value-type="float" office:value="4480" calcext:value-type="float">
            <text:p>4480</text:p>
          </table:table-cell>
          <table:table-cell table:formula="of:=[.B278]-[.$B$2]" office:value-type="float" office:value="25.8498072624207" calcext:value-type="float">
            <text:p>25.8498072624</text:p>
          </table:table-cell>
          <table:table-cell table:formula="of:=[.C278]/([.D278]-[.D277])" office:value-type="float" office:value="104685.266553386" calcext:value-type="float">
            <text:p>104685.266553386</text:p>
          </table:table-cell>
          <table:table-cell/>
          <table:table-cell office:value-type="float" office:value="1443139756.84598" calcext:value-type="float">
            <text:p>1443139756.84598</text:p>
          </table:table-cell>
          <table:table-cell table:formula="of:=[.G278]-[.$B$2]" office:value-type="float" office:value="36.8458199501038" calcext:value-type="float">
            <text:p>36.8458199501</text:p>
          </table:table-cell>
          <table:table-cell table:formula="of:=[.C278]/([.H278]-[.H277])" office:value-type="float" office:value="122504.543569817" calcext:value-type="float">
            <text:p>122504.543569817</text:p>
          </table:table-cell>
          <table:table-cell table:formula="of:=[.G278]-[.$B278]" office:value-type="float" office:value="10.9960126876831" calcext:value-type="float">
            <text:p>10.996012687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3139745.89276" calcext:value-type="float">
            <text:p>1443139745.89276</text:p>
          </table:table-cell>
          <table:table-cell office:value-type="float" office:value="4480" calcext:value-type="float">
            <text:p>4480</text:p>
          </table:table-cell>
          <table:table-cell table:formula="of:=[.B279]-[.$B$2]" office:value-type="float" office:value="25.8926022052765" calcext:value-type="float">
            <text:p>25.8926022053</text:p>
          </table:table-cell>
          <table:table-cell table:formula="of:=[.C279]/([.D279]-[.D278])" office:value-type="float" office:value="104685.266553386" calcext:value-type="float">
            <text:p>104685.266553386</text:p>
          </table:table-cell>
          <table:table-cell/>
          <table:table-cell office:value-type="float" office:value="1443139756.88256" calcext:value-type="float">
            <text:p>1443139756.88256</text:p>
          </table:table-cell>
          <table:table-cell table:formula="of:=[.G279]-[.$B$2]" office:value-type="float" office:value="36.8823993206024" calcext:value-type="float">
            <text:p>36.8823993206</text:p>
          </table:table-cell>
          <table:table-cell table:formula="of:=[.C279]/([.H279]-[.H278])" office:value-type="float" office:value="122473.403421867" calcext:value-type="float">
            <text:p>122473.403421867</text:p>
          </table:table-cell>
          <table:table-cell table:formula="of:=[.G279]-[.$B279]" office:value-type="float" office:value="10.9897971153259" calcext:value-type="float">
            <text:p>10.989797115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3139745.93557" calcext:value-type="float">
            <text:p>1443139745.93557</text:p>
          </table:table-cell>
          <table:table-cell office:value-type="float" office:value="4480" calcext:value-type="float">
            <text:p>4480</text:p>
          </table:table-cell>
          <table:table-cell table:formula="of:=[.B280]-[.$B$2]" office:value-type="float" office:value="25.9354059696197" calcext:value-type="float">
            <text:p>25.9354059696</text:p>
          </table:table-cell>
          <table:table-cell table:formula="of:=[.C280]/([.D280]-[.D279])" office:value-type="float" office:value="104663.691820957" calcext:value-type="float">
            <text:p>104663.691820957</text:p>
          </table:table-cell>
          <table:table-cell/>
          <table:table-cell office:value-type="float" office:value="1443139756.91913" calcext:value-type="float">
            <text:p>1443139756.91913</text:p>
          </table:table-cell>
          <table:table-cell table:formula="of:=[.G280]-[.$B$2]" office:value-type="float" office:value="36.9189643859863" calcext:value-type="float">
            <text:p>36.918964386</text:p>
          </table:table-cell>
          <table:table-cell table:formula="of:=[.C280]/([.H280]-[.H279])" office:value-type="float" office:value="122521.317901738" calcext:value-type="float">
            <text:p>122521.317901738</text:p>
          </table:table-cell>
          <table:table-cell table:formula="of:=[.G280]-[.$B280]" office:value-type="float" office:value="10.9835584163666" calcext:value-type="float">
            <text:p>10.9835584164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3139745.97837" calcext:value-type="float">
            <text:p>1443139745.97837</text:p>
          </table:table-cell>
          <table:table-cell office:value-type="float" office:value="4480" calcext:value-type="float">
            <text:p>4480</text:p>
          </table:table-cell>
          <table:table-cell table:formula="of:=[.B281]-[.$B$2]" office:value-type="float" office:value="25.9782049655914" calcext:value-type="float">
            <text:p>25.9782049656</text:p>
          </table:table-cell>
          <table:table-cell table:formula="of:=[.C281]/([.D281]-[.D280])" office:value-type="float" office:value="104675.352734079" calcext:value-type="float">
            <text:p>104675.352734079</text:p>
          </table:table-cell>
          <table:table-cell/>
          <table:table-cell office:value-type="float" office:value="1443139756.95569" calcext:value-type="float">
            <text:p>1443139756.95569</text:p>
          </table:table-cell>
          <table:table-cell table:formula="of:=[.G281]-[.$B$2]" office:value-type="float" office:value="36.9555289745331" calcext:value-type="float">
            <text:p>36.9555289745</text:p>
          </table:table-cell>
          <table:table-cell table:formula="of:=[.C281]/([.H281]-[.H280])" office:value-type="float" office:value="122522.915696746" calcext:value-type="float">
            <text:p>122522.915696746</text:p>
          </table:table-cell>
          <table:table-cell table:formula="of:=[.G281]-[.$B281]" office:value-type="float" office:value="10.9773240089417" calcext:value-type="float">
            <text:p>10.9773240089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3139746.02019" calcext:value-type="float">
            <text:p>1443139746.02019</text:p>
          </table:table-cell>
          <table:table-cell office:value-type="float" office:value="4480" calcext:value-type="float">
            <text:p>4480</text:p>
          </table:table-cell>
          <table:table-cell table:formula="of:=[.B282]-[.$B$2]" office:value-type="float" office:value="26.0200235843658" calcext:value-type="float">
            <text:p>26.0200235844</text:p>
          </table:table-cell>
          <table:table-cell table:formula="of:=[.C282]/([.D282]-[.D281])" office:value-type="float" office:value="107129.315393387" calcext:value-type="float">
            <text:p>107129.315393387</text:p>
          </table:table-cell>
          <table:table-cell/>
          <table:table-cell office:value-type="float" office:value="1443139756.99216" calcext:value-type="float">
            <text:p>1443139756.99216</text:p>
          </table:table-cell>
          <table:table-cell table:formula="of:=[.G282]-[.$B$2]" office:value-type="float" office:value="36.9919941425323" calcext:value-type="float">
            <text:p>36.9919941425</text:p>
          </table:table-cell>
          <table:table-cell table:formula="of:=[.C282]/([.H282]-[.H281])" office:value-type="float" office:value="122856.968603298" calcext:value-type="float">
            <text:p>122856.968603298</text:p>
          </table:table-cell>
          <table:table-cell table:formula="of:=[.G282]-[.$B282]" office:value-type="float" office:value="10.9719705581665" calcext:value-type="float">
            <text:p>10.9719705582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3139746.06105" calcext:value-type="float">
            <text:p>1443139746.06105</text:p>
          </table:table-cell>
          <table:table-cell office:value-type="float" office:value="4480" calcext:value-type="float">
            <text:p>4480</text:p>
          </table:table-cell>
          <table:table-cell table:formula="of:=[.B283]-[.$B$2]" office:value-type="float" office:value="26.0608856678009" calcext:value-type="float">
            <text:p>26.0608856678</text:p>
          </table:table-cell>
          <table:table-cell table:formula="of:=[.C283]/([.D283]-[.D282])" office:value-type="float" office:value="109637.091978435" calcext:value-type="float">
            <text:p>109637.091978435</text:p>
          </table:table-cell>
          <table:table-cell/>
          <table:table-cell office:value-type="float" office:value="1443139760.00708" calcext:value-type="float">
            <text:p>1443139760.00708</text:p>
          </table:table-cell>
          <table:table-cell table:formula="of:=[.G283]-[.$B$2]" office:value-type="float" office:value="40.0069141387939" calcext:value-type="float">
            <text:p>40.0069141388</text:p>
          </table:table-cell>
          <table:table-cell table:formula="of:=[.C283]/([.H283]-[.H282])" office:value-type="float" office:value="1485.94324411761" calcext:value-type="float">
            <text:p>1485.9432441176</text:p>
          </table:table-cell>
          <table:table-cell table:formula="of:=[.G283]-[.$B283]" office:value-type="float" office:value="13.946028470993" calcext:value-type="float">
            <text:p>13.94602847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3139746.1019" calcext:value-type="float">
            <text:p>1443139746.1019</text:p>
          </table:table-cell>
          <table:table-cell office:value-type="float" office:value="4480" calcext:value-type="float">
            <text:p>4480</text:p>
          </table:table-cell>
          <table:table-cell table:formula="of:=[.B284]-[.$B$2]" office:value-type="float" office:value="26.1017410755157" calcext:value-type="float">
            <text:p>26.1017410755</text:p>
          </table:table-cell>
          <table:table-cell table:formula="of:=[.C284]/([.D284]-[.D283])" office:value-type="float" office:value="109655.006535948" calcext:value-type="float">
            <text:p>109655.006535948</text:p>
          </table:table-cell>
          <table:table-cell/>
          <table:table-cell office:value-type="float" office:value="1443139760.02587" calcext:value-type="float">
            <text:p>1443139760.02587</text:p>
          </table:table-cell>
          <table:table-cell table:formula="of:=[.G284]-[.$B$2]" office:value-type="float" office:value="40.0257127285004" calcext:value-type="float">
            <text:p>40.0257127285</text:p>
          </table:table-cell>
          <table:table-cell table:formula="of:=[.C284]/([.H284]-[.H283])" office:value-type="float" office:value="238315.749743173" calcext:value-type="float">
            <text:p>238315.749743173</text:p>
          </table:table-cell>
          <table:table-cell table:formula="of:=[.G284]-[.$B284]" office:value-type="float" office:value="13.9239716529846" calcext:value-type="float">
            <text:p>13.923971653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3139746.14276" calcext:value-type="float">
            <text:p>1443139746.14276</text:p>
          </table:table-cell>
          <table:table-cell office:value-type="float" office:value="4480" calcext:value-type="float">
            <text:p>4480</text:p>
          </table:table-cell>
          <table:table-cell table:formula="of:=[.B285]-[.$B$2]" office:value-type="float" office:value="26.142596244812" calcext:value-type="float">
            <text:p>26.1425962448</text:p>
          </table:table-cell>
          <table:table-cell table:formula="of:=[.C285]/([.D285]-[.D284])" office:value-type="float" office:value="109655.646449851" calcext:value-type="float">
            <text:p>109655.646449851</text:p>
          </table:table-cell>
          <table:table-cell/>
          <table:table-cell office:value-type="float" office:value="1443139760.08822" calcext:value-type="float">
            <text:p>1443139760.08822</text:p>
          </table:table-cell>
          <table:table-cell table:formula="of:=[.G285]-[.$B$2]" office:value-type="float" office:value="40.0880541801453" calcext:value-type="float">
            <text:p>40.0880541801</text:p>
          </table:table-cell>
          <table:table-cell table:formula="of:=[.C285]/([.H285]-[.H284])" office:value-type="float" office:value="71862.298387251" calcext:value-type="float">
            <text:p>71862.298387251</text:p>
          </table:table-cell>
          <table:table-cell table:formula="of:=[.G285]-[.$B285]" office:value-type="float" office:value="13.9454579353333" calcext:value-type="float">
            <text:p>13.9454579353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3139746.18362" calcext:value-type="float">
            <text:p>1443139746.18362</text:p>
          </table:table-cell>
          <table:table-cell office:value-type="float" office:value="4480" calcext:value-type="float">
            <text:p>4480</text:p>
          </table:table-cell>
          <table:table-cell table:formula="of:=[.B286]-[.$B$2]" office:value-type="float" office:value="26.1834545135498" calcext:value-type="float">
            <text:p>26.1834545135</text:p>
          </table:table-cell>
          <table:table-cell table:formula="of:=[.C286]/([.D286]-[.D285])" office:value-type="float" office:value="109647.328151623" calcext:value-type="float">
            <text:p>109647.328151623</text:p>
          </table:table-cell>
          <table:table-cell/>
          <table:table-cell office:value-type="float" office:value="1443139760.19186" calcext:value-type="float">
            <text:p>1443139760.19186</text:p>
          </table:table-cell>
          <table:table-cell table:formula="of:=[.G286]-[.$B$2]" office:value-type="float" office:value="40.1916937828064" calcext:value-type="float">
            <text:p>40.1916937828</text:p>
          </table:table-cell>
          <table:table-cell table:formula="of:=[.C286]/([.H286]-[.H285])" office:value-type="float" office:value="43226.7191784604" calcext:value-type="float">
            <text:p>43226.7191784604</text:p>
          </table:table-cell>
          <table:table-cell table:formula="of:=[.G286]-[.$B286]" office:value-type="float" office:value="14.0082392692566" calcext:value-type="float">
            <text:p>14.0082392693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3139746.22449" calcext:value-type="float">
            <text:p>1443139746.22449</text:p>
          </table:table-cell>
          <table:table-cell office:value-type="float" office:value="4480" calcext:value-type="float">
            <text:p>4480</text:p>
          </table:table-cell>
          <table:table-cell table:formula="of:=[.B287]-[.$B$2]" office:value-type="float" office:value="26.2243323326111" calcext:value-type="float">
            <text:p>26.2243323326</text:p>
          </table:table-cell>
          <table:table-cell table:formula="of:=[.C287]/([.D287]-[.D286])" office:value-type="float" office:value="109594.887958286" calcext:value-type="float">
            <text:p>109594.887958286</text:p>
          </table:table-cell>
          <table:table-cell/>
          <table:table-cell office:value-type="float" office:value="1443139763.037" calcext:value-type="float">
            <text:p>1443139763.037</text:p>
          </table:table-cell>
          <table:table-cell table:formula="of:=[.G287]-[.$B$2]" office:value-type="float" office:value="43.0368340015411" calcext:value-type="float">
            <text:p>43.0368340015</text:p>
          </table:table-cell>
          <table:table-cell table:formula="of:=[.C287]/([.H287]-[.H286])" office:value-type="float" office:value="1574.61483637959" calcext:value-type="float">
            <text:p>1574.6148363796</text:p>
          </table:table-cell>
          <table:table-cell table:formula="of:=[.G287]-[.$B287]" office:value-type="float" office:value="16.8125016689301" calcext:value-type="float">
            <text:p>16.8125016689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3139746.26535" calcext:value-type="float">
            <text:p>1443139746.26535</text:p>
          </table:table-cell>
          <table:table-cell office:value-type="float" office:value="4480" calcext:value-type="float">
            <text:p>4480</text:p>
          </table:table-cell>
          <table:table-cell table:formula="of:=[.B288]-[.$B$2]" office:value-type="float" office:value="26.2651879787445" calcext:value-type="float">
            <text:p>26.2651879787</text:p>
          </table:table-cell>
          <table:table-cell table:formula="of:=[.C288]/([.D288]-[.D287])" office:value-type="float" office:value="109654.366629513" calcext:value-type="float">
            <text:p>109654.366629513</text:p>
          </table:table-cell>
          <table:table-cell/>
          <table:table-cell office:value-type="float" office:value="1443139770.55783" calcext:value-type="float">
            <text:p>1443139770.55783</text:p>
          </table:table-cell>
          <table:table-cell table:formula="of:=[.G288]-[.$B$2]" office:value-type="float" office:value="50.557671546936" calcext:value-type="float">
            <text:p>50.5576715469</text:p>
          </table:table-cell>
          <table:table-cell table:formula="of:=[.C288]/([.H288]-[.H287])" office:value-type="float" office:value="595.678336748965" calcext:value-type="float">
            <text:p>595.678336749</text:p>
          </table:table-cell>
          <table:table-cell table:formula="of:=[.G288]-[.$B288]" office:value-type="float" office:value="24.2924835681915" calcext:value-type="float">
            <text:p>24.2924835682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3139746.30621" calcext:value-type="float">
            <text:p>1443139746.30621</text:p>
          </table:table-cell>
          <table:table-cell office:value-type="float" office:value="4480" calcext:value-type="float">
            <text:p>4480</text:p>
          </table:table-cell>
          <table:table-cell table:formula="of:=[.B289]-[.$B$2]" office:value-type="float" office:value="26.3060433864594" calcext:value-type="float">
            <text:p>26.3060433865</text:p>
          </table:table-cell>
          <table:table-cell table:formula="of:=[.C289]/([.D289]-[.D288])" office:value-type="float" office:value="109655.006535948" calcext:value-type="float">
            <text:p>109655.006535948</text:p>
          </table:table-cell>
          <table:table-cell/>
          <table:table-cell office:value-type="float" office:value="1443139770.6066" calcext:value-type="float">
            <text:p>1443139770.6066</text:p>
          </table:table-cell>
          <table:table-cell table:formula="of:=[.G289]-[.$B$2]" office:value-type="float" office:value="50.6064376831055" calcext:value-type="float">
            <text:p>50.6064376831</text:p>
          </table:table-cell>
          <table:table-cell table:formula="of:=[.C289]/([.H289]-[.H288])" office:value-type="float" office:value="91867.0280629706" calcext:value-type="float">
            <text:p>91867.0280629706</text:p>
          </table:table-cell>
          <table:table-cell table:formula="of:=[.G289]-[.$B289]" office:value-type="float" office:value="24.3003942966461" calcext:value-type="float">
            <text:p>24.3003942966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3139746.34706" calcext:value-type="float">
            <text:p>1443139746.34706</text:p>
          </table:table-cell>
          <table:table-cell office:value-type="float" office:value="4480" calcext:value-type="float">
            <text:p>4480</text:p>
          </table:table-cell>
          <table:table-cell table:formula="of:=[.B290]-[.$B$2]" office:value-type="float" office:value="26.3469002246857" calcext:value-type="float">
            <text:p>26.3469002247</text:p>
          </table:table-cell>
          <table:table-cell table:formula="of:=[.C290]/([.D290]-[.D289])" office:value-type="float" office:value="109651.167209365" calcext:value-type="float">
            <text:p>109651.167209365</text:p>
          </table:table-cell>
          <table:table-cell/>
          <table:table-cell office:value-type="float" office:value="1443139770.65533" calcext:value-type="float">
            <text:p>1443139770.65533</text:p>
          </table:table-cell>
          <table:table-cell table:formula="of:=[.G290]-[.$B$2]" office:value-type="float" office:value="50.6551694869995" calcext:value-type="float">
            <text:p>50.655169487</text:p>
          </table:table-cell>
          <table:table-cell table:formula="of:=[.C290]/([.H290]-[.H289])" office:value-type="float" office:value="91931.7497406994" calcext:value-type="float">
            <text:p>91931.7497406994</text:p>
          </table:table-cell>
          <table:table-cell table:formula="of:=[.G290]-[.$B290]" office:value-type="float" office:value="24.3082692623138" calcext:value-type="float">
            <text:p>24.3082692623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3139746.38792" calcext:value-type="float">
            <text:p>1443139746.38792</text:p>
          </table:table-cell>
          <table:table-cell office:value-type="float" office:value="4480" calcext:value-type="float">
            <text:p>4480</text:p>
          </table:table-cell>
          <table:table-cell table:formula="of:=[.B291]-[.$B$2]" office:value-type="float" office:value="26.3877625465393" calcext:value-type="float">
            <text:p>26.3877625465</text:p>
          </table:table-cell>
          <table:table-cell table:formula="of:=[.C291]/([.D291]-[.D290])" office:value-type="float" office:value="109636.452281068" calcext:value-type="float">
            <text:p>109636.452281068</text:p>
          </table:table-cell>
          <table:table-cell/>
          <table:table-cell office:value-type="float" office:value="1443139770.70408" calcext:value-type="float">
            <text:p>1443139770.70408</text:p>
          </table:table-cell>
          <table:table-cell table:formula="of:=[.G291]-[.$B$2]" office:value-type="float" office:value="50.7039179801941" calcext:value-type="float">
            <text:p>50.7039179802</text:p>
          </table:table-cell>
          <table:table-cell table:formula="of:=[.C291]/([.H291]-[.H290])" office:value-type="float" office:value="91900.2764273767" calcext:value-type="float">
            <text:p>91900.2764273767</text:p>
          </table:table-cell>
          <table:table-cell table:formula="of:=[.G291]-[.$B291]" office:value-type="float" office:value="24.3161554336548" calcext:value-type="float">
            <text:p>24.3161554337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3139746.42875" calcext:value-type="float">
            <text:p>1443139746.42875</text:p>
          </table:table-cell>
          <table:table-cell office:value-type="float" office:value="4480" calcext:value-type="float">
            <text:p>4480</text:p>
          </table:table-cell>
          <table:table-cell table:formula="of:=[.B292]-[.$B$2]" office:value-type="float" office:value="26.4285876750946" calcext:value-type="float">
            <text:p>26.4285876751</text:p>
          </table:table-cell>
          <table:table-cell table:formula="of:=[.C292]/([.D292]-[.D291])" office:value-type="float" office:value="109736.335402639" calcext:value-type="float">
            <text:p>109736.335402639</text:p>
          </table:table-cell>
          <table:table-cell/>
          <table:table-cell office:value-type="float" office:value="1443139770.75285" calcext:value-type="float">
            <text:p>1443139770.75285</text:p>
          </table:table-cell>
          <table:table-cell table:formula="of:=[.G292]-[.$B$2]" office:value-type="float" office:value="50.7526912689209" calcext:value-type="float">
            <text:p>50.7526912689</text:p>
          </table:table-cell>
          <table:table-cell table:formula="of:=[.C292]/([.H292]-[.H291])" office:value-type="float" office:value="91853.5558488537" calcext:value-type="float">
            <text:p>91853.5558488537</text:p>
          </table:table-cell>
          <table:table-cell table:formula="of:=[.G292]-[.$B292]" office:value-type="float" office:value="24.3241035938263" calcext:value-type="float">
            <text:p>24.3241035938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3139746.4696" calcext:value-type="float">
            <text:p>1443139746.4696</text:p>
          </table:table-cell>
          <table:table-cell office:value-type="float" office:value="4480" calcext:value-type="float">
            <text:p>4480</text:p>
          </table:table-cell>
          <table:table-cell table:formula="of:=[.B293]-[.$B$2]" office:value-type="float" office:value="26.4694426059723" calcext:value-type="float">
            <text:p>26.469442606</text:p>
          </table:table-cell>
          <table:table-cell table:formula="of:=[.C293]/([.D293]-[.D292])" office:value-type="float" office:value="109656.286371223" calcext:value-type="float">
            <text:p>109656.286371223</text:p>
          </table:table-cell>
          <table:table-cell/>
          <table:table-cell office:value-type="float" office:value="1443139770.80161" calcext:value-type="float">
            <text:p>1443139770.80161</text:p>
          </table:table-cell>
          <table:table-cell table:formula="of:=[.G293]-[.$B$2]" office:value-type="float" office:value="50.8014509677887" calcext:value-type="float">
            <text:p>50.8014509678</text:p>
          </table:table-cell>
          <table:table-cell table:formula="of:=[.C293]/([.H293]-[.H292])" office:value-type="float" office:value="91879.1564350432" calcext:value-type="float">
            <text:p>91879.1564350432</text:p>
          </table:table-cell>
          <table:table-cell table:formula="of:=[.G293]-[.$B293]" office:value-type="float" office:value="24.3320083618164" calcext:value-type="float">
            <text:p>24.3320083618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3139746.51046" calcext:value-type="float">
            <text:p>1443139746.51046</text:p>
          </table:table-cell>
          <table:table-cell office:value-type="float" office:value="4480" calcext:value-type="float">
            <text:p>4480</text:p>
          </table:table-cell>
          <table:table-cell table:formula="of:=[.B294]-[.$B$2]" office:value-type="float" office:value="26.5102970600128" calcext:value-type="float">
            <text:p>26.51029706</text:p>
          </table:table-cell>
          <table:table-cell table:formula="of:=[.C294]/([.D294]-[.D293])" office:value-type="float" office:value="109657.566236373" calcext:value-type="float">
            <text:p>109657.566236373</text:p>
          </table:table-cell>
          <table:table-cell/>
          <table:table-cell office:value-type="float" office:value="1443139770.85039" calcext:value-type="float">
            <text:p>1443139770.85039</text:p>
          </table:table-cell>
          <table:table-cell table:formula="of:=[.G294]-[.$B$2]" office:value-type="float" office:value="50.850225687027" calcext:value-type="float">
            <text:p>50.850225687</text:p>
          </table:table-cell>
          <table:table-cell table:formula="of:=[.C294]/([.H294]-[.H293])" office:value-type="float" office:value="91850.8618801815" calcext:value-type="float">
            <text:p>91850.8618801815</text:p>
          </table:table-cell>
          <table:table-cell table:formula="of:=[.G294]-[.$B294]" office:value-type="float" office:value="24.3399286270142" calcext:value-type="float">
            <text:p>24.339928627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3139746.55132" calcext:value-type="float">
            <text:p>1443139746.55132</text:p>
          </table:table-cell>
          <table:table-cell office:value-type="float" office:value="4480" calcext:value-type="float">
            <text:p>4480</text:p>
          </table:table-cell>
          <table:table-cell table:formula="of:=[.B295]-[.$B$2]" office:value-type="float" office:value="26.5511531829834" calcext:value-type="float">
            <text:p>26.551153183</text:p>
          </table:table-cell>
          <table:table-cell table:formula="of:=[.C295]/([.D295]-[.D294])" office:value-type="float" office:value="109653.086839049" calcext:value-type="float">
            <text:p>109653.086839049</text:p>
          </table:table-cell>
          <table:table-cell/>
          <table:table-cell office:value-type="float" office:value="1443139770.89914" calcext:value-type="float">
            <text:p>1443139770.89914</text:p>
          </table:table-cell>
          <table:table-cell table:formula="of:=[.G295]-[.$B$2]" office:value-type="float" office:value="50.8989737033844" calcext:value-type="float">
            <text:p>50.8989737034</text:p>
          </table:table-cell>
          <table:table-cell table:formula="of:=[.C295]/([.H295]-[.H294])" office:value-type="float" office:value="91901.1753658346" calcext:value-type="float">
            <text:p>91901.1753658346</text:p>
          </table:table-cell>
          <table:table-cell table:formula="of:=[.G295]-[.$B295]" office:value-type="float" office:value="24.347820520401" calcext:value-type="float">
            <text:p>24.3478205204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3139746.59217" calcext:value-type="float">
            <text:p>1443139746.59217</text:p>
          </table:table-cell>
          <table:table-cell office:value-type="float" office:value="4480" calcext:value-type="float">
            <text:p>4480</text:p>
          </table:table-cell>
          <table:table-cell table:formula="of:=[.B296]-[.$B$2]" office:value-type="float" office:value="26.5920126438141" calcext:value-type="float">
            <text:p>26.5920126438</text:p>
          </table:table-cell>
          <table:table-cell table:formula="of:=[.C296]/([.D296]-[.D295])" office:value-type="float" office:value="109644.129142184" calcext:value-type="float">
            <text:p>109644.129142184</text:p>
          </table:table-cell>
          <table:table-cell/>
          <table:table-cell office:value-type="float" office:value="1443139770.94784" calcext:value-type="float">
            <text:p>1443139770.94784</text:p>
          </table:table-cell>
          <table:table-cell table:formula="of:=[.G296]-[.$B$2]" office:value-type="float" office:value="50.9476778507233" calcext:value-type="float">
            <text:p>50.9476778507</text:p>
          </table:table-cell>
          <table:table-cell table:formula="of:=[.C296]/([.H296]-[.H295])" office:value-type="float" office:value="91983.9530056785" calcext:value-type="float">
            <text:p>91983.9530056785</text:p>
          </table:table-cell>
          <table:table-cell table:formula="of:=[.G296]-[.$B296]" office:value-type="float" office:value="24.3556652069092" calcext:value-type="float">
            <text:p>24.3556652069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3139746.63303" calcext:value-type="float">
            <text:p>1443139746.63303</text:p>
          </table:table-cell>
          <table:table-cell office:value-type="float" office:value="4480" calcext:value-type="float">
            <text:p>4480</text:p>
          </table:table-cell>
          <table:table-cell table:formula="of:=[.B297]-[.$B$2]" office:value-type="float" office:value="26.6328685283661" calcext:value-type="float">
            <text:p>26.6328685284</text:p>
          </table:table-cell>
          <table:table-cell table:formula="of:=[.C297]/([.D297]-[.D296])" office:value-type="float" office:value="109653.726730547" calcext:value-type="float">
            <text:p>109653.726730547</text:p>
          </table:table-cell>
          <table:table-cell/>
          <table:table-cell office:value-type="float" office:value="1443139771.0911" calcext:value-type="float">
            <text:p>1443139771.0911</text:p>
          </table:table-cell>
          <table:table-cell table:formula="of:=[.G297]-[.$B$2]" office:value-type="float" office:value="51.0909383296967" calcext:value-type="float">
            <text:p>51.0909383297</text:p>
          </table:table-cell>
          <table:table-cell table:formula="of:=[.C297]/([.H297]-[.H296])" office:value-type="float" office:value="31271.7089325953" calcext:value-type="float">
            <text:p>31271.7089325953</text:p>
          </table:table-cell>
          <table:table-cell table:formula="of:=[.G297]-[.$B297]" office:value-type="float" office:value="24.4580698013306" calcext:value-type="float">
            <text:p>24.4580698013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3139746.6739" calcext:value-type="float">
            <text:p>1443139746.6739</text:p>
          </table:table-cell>
          <table:table-cell office:value-type="float" office:value="4480" calcext:value-type="float">
            <text:p>4480</text:p>
          </table:table-cell>
          <table:table-cell table:formula="of:=[.B298]-[.$B$2]" office:value-type="float" office:value="26.6737339496613" calcext:value-type="float">
            <text:p>26.6737339497</text:p>
          </table:table-cell>
          <table:table-cell table:formula="of:=[.C298]/([.D298]-[.D297])" office:value-type="float" office:value="109628.136894552" calcext:value-type="float">
            <text:p>109628.136894552</text:p>
          </table:table-cell>
          <table:table-cell/>
          <table:table-cell office:value-type="float" office:value="1443139771.19798" calcext:value-type="float">
            <text:p>1443139771.19798</text:p>
          </table:table-cell>
          <table:table-cell table:formula="of:=[.G298]-[.$B$2]" office:value-type="float" office:value="51.1978225708008" calcext:value-type="float">
            <text:p>51.1978225708</text:p>
          </table:table-cell>
          <table:table-cell table:formula="of:=[.C298]/([.H298]-[.H297])" office:value-type="float" office:value="41914.5044556719" calcext:value-type="float">
            <text:p>41914.5044556719</text:p>
          </table:table-cell>
          <table:table-cell table:formula="of:=[.G298]-[.$B298]" office:value-type="float" office:value="24.5240886211395" calcext:value-type="float">
            <text:p>24.5240886211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3139746.71475" calcext:value-type="float">
            <text:p>1443139746.71475</text:p>
          </table:table-cell>
          <table:table-cell office:value-type="float" office:value="4480" calcext:value-type="float">
            <text:p>4480</text:p>
          </table:table-cell>
          <table:table-cell table:formula="of:=[.B299]-[.$B$2]" office:value-type="float" office:value="26.7145888805389" calcext:value-type="float">
            <text:p>26.7145888805</text:p>
          </table:table-cell>
          <table:table-cell table:formula="of:=[.C299]/([.D299]-[.D298])" office:value-type="float" office:value="109656.286371223" calcext:value-type="float">
            <text:p>109656.286371223</text:p>
          </table:table-cell>
          <table:table-cell/>
          <table:table-cell office:value-type="float" office:value="1443139771.24844" calcext:value-type="float">
            <text:p>1443139771.24844</text:p>
          </table:table-cell>
          <table:table-cell table:formula="of:=[.G299]-[.$B$2]" office:value-type="float" office:value="51.2482781410217" calcext:value-type="float">
            <text:p>51.248278141</text:p>
          </table:table-cell>
          <table:table-cell table:formula="of:=[.C299]/([.H299]-[.H298])" office:value-type="float" office:value="88790.9893869373" calcext:value-type="float">
            <text:p>88790.9893869373</text:p>
          </table:table-cell>
          <table:table-cell table:formula="of:=[.G299]-[.$B299]" office:value-type="float" office:value="24.5336892604828" calcext:value-type="float">
            <text:p>24.5336892605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3139746.75561" calcext:value-type="float">
            <text:p>1443139746.75561</text:p>
          </table:table-cell>
          <table:table-cell office:value-type="float" office:value="4480" calcext:value-type="float">
            <text:p>4480</text:p>
          </table:table-cell>
          <table:table-cell table:formula="of:=[.B300]-[.$B$2]" office:value-type="float" office:value="26.7554452419281" calcext:value-type="float">
            <text:p>26.7554452419</text:p>
          </table:table-cell>
          <table:table-cell table:formula="of:=[.C300]/([.D300]-[.D299])" office:value-type="float" office:value="109652.44695502" calcext:value-type="float">
            <text:p>109652.44695502</text:p>
          </table:table-cell>
          <table:table-cell/>
          <table:table-cell office:value-type="float" office:value="1443139771.29885" calcext:value-type="float">
            <text:p>1443139771.29885</text:p>
          </table:table-cell>
          <table:table-cell table:formula="of:=[.G300]-[.$B$2]" office:value-type="float" office:value="51.2986900806427" calcext:value-type="float">
            <text:p>51.2986900806</text:p>
          </table:table-cell>
          <table:table-cell table:formula="of:=[.C300]/([.H300]-[.H299])" office:value-type="float" office:value="88867.8363436009" calcext:value-type="float">
            <text:p>88867.8363436009</text:p>
          </table:table-cell>
          <table:table-cell table:formula="of:=[.G300]-[.$B300]" office:value-type="float" office:value="24.5432448387146" calcext:value-type="float">
            <text:p>24.5432448387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3139746.79646" calcext:value-type="float">
            <text:p>1443139746.79646</text:p>
          </table:table-cell>
          <table:table-cell office:value-type="float" office:value="4480" calcext:value-type="float">
            <text:p>4480</text:p>
          </table:table-cell>
          <table:table-cell table:formula="of:=[.B301]-[.$B$2]" office:value-type="float" office:value="26.7963001728058" calcext:value-type="float">
            <text:p>26.7963001728</text:p>
          </table:table-cell>
          <table:table-cell table:formula="of:=[.C301]/([.D301]-[.D300])" office:value-type="float" office:value="109656.286371223" calcext:value-type="float">
            <text:p>109656.286371223</text:p>
          </table:table-cell>
          <table:table-cell/>
          <table:table-cell office:value-type="float" office:value="1443139771.34938" calcext:value-type="float">
            <text:p>1443139771.34938</text:p>
          </table:table-cell>
          <table:table-cell table:formula="of:=[.G301]-[.$B$2]" office:value-type="float" office:value="51.3492143154144" calcext:value-type="float">
            <text:p>51.3492143154</text:p>
          </table:table-cell>
          <table:table-cell table:formula="of:=[.C301]/([.H301]-[.H300])" office:value-type="float" office:value="88670.3187141954" calcext:value-type="float">
            <text:p>88670.3187141954</text:p>
          </table:table-cell>
          <table:table-cell table:formula="of:=[.G301]-[.$B301]" office:value-type="float" office:value="24.5529141426086" calcext:value-type="float">
            <text:p>24.552914142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3139746.83732" calcext:value-type="float">
            <text:p>1443139746.83732</text:p>
          </table:table-cell>
          <table:table-cell office:value-type="float" office:value="4480" calcext:value-type="float">
            <text:p>4480</text:p>
          </table:table-cell>
          <table:table-cell table:formula="of:=[.B302]-[.$B$2]" office:value-type="float" office:value="26.8371551036835" calcext:value-type="float">
            <text:p>26.8371551037</text:p>
          </table:table-cell>
          <table:table-cell table:formula="of:=[.C302]/([.D302]-[.D301])" office:value-type="float" office:value="109656.286371223" calcext:value-type="float">
            <text:p>109656.286371223</text:p>
          </table:table-cell>
          <table:table-cell/>
          <table:table-cell office:value-type="float" office:value="1443139771.39974" calcext:value-type="float">
            <text:p>1443139771.39974</text:p>
          </table:table-cell>
          <table:table-cell table:formula="of:=[.G302]-[.$B$2]" office:value-type="float" office:value="51.3995797634125" calcext:value-type="float">
            <text:p>51.3995797634</text:p>
          </table:table-cell>
          <table:table-cell table:formula="of:=[.C302]/([.H302]-[.H301])" office:value-type="float" office:value="88949.8689691737" calcext:value-type="float">
            <text:p>88949.8689691737</text:p>
          </table:table-cell>
          <table:table-cell table:formula="of:=[.G302]-[.$B302]" office:value-type="float" office:value="24.562424659729" calcext:value-type="float">
            <text:p>24.5624246597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3139746.87817" calcext:value-type="float">
            <text:p>1443139746.87817</text:p>
          </table:table-cell>
          <table:table-cell office:value-type="float" office:value="4480" calcext:value-type="float">
            <text:p>4480</text:p>
          </table:table-cell>
          <table:table-cell table:formula="of:=[.B303]-[.$B$2]" office:value-type="float" office:value="26.8780102729797" calcext:value-type="float">
            <text:p>26.878010273</text:p>
          </table:table-cell>
          <table:table-cell table:formula="of:=[.C303]/([.D303]-[.D302])" office:value-type="float" office:value="109655.646449851" calcext:value-type="float">
            <text:p>109655.646449851</text:p>
          </table:table-cell>
          <table:table-cell/>
          <table:table-cell office:value-type="float" office:value="1443139771.4502" calcext:value-type="float">
            <text:p>1443139771.4502</text:p>
          </table:table-cell>
          <table:table-cell table:formula="of:=[.G303]-[.$B$2]" office:value-type="float" office:value="51.4500372409821" calcext:value-type="float">
            <text:p>51.450037241</text:p>
          </table:table-cell>
          <table:table-cell table:formula="of:=[.C303]/([.H303]-[.H302])" office:value-type="float" office:value="88787.6329890282" calcext:value-type="float">
            <text:p>88787.6329890282</text:p>
          </table:table-cell>
          <table:table-cell table:formula="of:=[.G303]-[.$B303]" office:value-type="float" office:value="24.5720269680023" calcext:value-type="float">
            <text:p>24.572026968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3139746.91903" calcext:value-type="float">
            <text:p>1443139746.91903</text:p>
          </table:table-cell>
          <table:table-cell office:value-type="float" office:value="4480" calcext:value-type="float">
            <text:p>4480</text:p>
          </table:table-cell>
          <table:table-cell table:formula="of:=[.B304]-[.$B$2]" office:value-type="float" office:value="26.9188675880432" calcext:value-type="float">
            <text:p>26.918867588</text:p>
          </table:table-cell>
          <table:table-cell table:formula="of:=[.C304]/([.D304]-[.D303])" office:value-type="float" office:value="109649.887493581" calcext:value-type="float">
            <text:p>109649.887493581</text:p>
          </table:table-cell>
          <table:table-cell/>
          <table:table-cell office:value-type="float" office:value="1443139771.50062" calcext:value-type="float">
            <text:p>1443139771.50062</text:p>
          </table:table-cell>
          <table:table-cell table:formula="of:=[.G304]-[.$B$2]" office:value-type="float" office:value="51.5004596710205" calcext:value-type="float">
            <text:p>51.500459671</text:p>
          </table:table-cell>
          <table:table-cell table:formula="of:=[.C304]/([.H304]-[.H303])" office:value-type="float" office:value="88849.3473357701" calcext:value-type="float">
            <text:p>88849.3473357701</text:p>
          </table:table-cell>
          <table:table-cell table:formula="of:=[.G304]-[.$B304]" office:value-type="float" office:value="24.5815920829773" calcext:value-type="float">
            <text:p>24.581592083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3139746.95989" calcext:value-type="float">
            <text:p>1443139746.95989</text:p>
          </table:table-cell>
          <table:table-cell office:value-type="float" office:value="4480" calcext:value-type="float">
            <text:p>4480</text:p>
          </table:table-cell>
          <table:table-cell table:formula="of:=[.B305]-[.$B$2]" office:value-type="float" office:value="26.959724187851" calcext:value-type="float">
            <text:p>26.9597241879</text:p>
          </table:table-cell>
          <table:table-cell table:formula="of:=[.C305]/([.D305]-[.D304])" office:value-type="float" office:value="109651.807078458" calcext:value-type="float">
            <text:p>109651.807078458</text:p>
          </table:table-cell>
          <table:table-cell/>
          <table:table-cell office:value-type="float" office:value="1443139771.55101" calcext:value-type="float">
            <text:p>1443139771.55101</text:p>
          </table:table-cell>
          <table:table-cell table:formula="of:=[.G305]-[.$B$2]" office:value-type="float" office:value="51.5508513450623" calcext:value-type="float">
            <text:p>51.5508513451</text:p>
          </table:table-cell>
          <table:table-cell table:formula="of:=[.C305]/([.H305]-[.H304])" office:value-type="float" office:value="88903.5755448102" calcext:value-type="float">
            <text:p>88903.5755448102</text:p>
          </table:table-cell>
          <table:table-cell table:formula="of:=[.G305]-[.$B305]" office:value-type="float" office:value="24.5911271572113" calcext:value-type="float">
            <text:p>24.5911271572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3139760.00095" calcext:value-type="float">
            <text:p>1443139760.00095</text:p>
          </table:table-cell>
          <table:table-cell office:value-type="float" office:value="4480" calcext:value-type="float">
            <text:p>4480</text:p>
          </table:table-cell>
          <table:table-cell table:formula="of:=[.B306]-[.$B$2]" office:value-type="float" office:value="40.0007922649384" calcext:value-type="float">
            <text:p>40.0007922649</text:p>
          </table:table-cell>
          <table:table-cell table:formula="of:=[.C306]/([.D306]-[.D305])" office:value-type="float" office:value="343.53014442668" calcext:value-type="float">
            <text:p>343.5301444267</text:p>
          </table:table-cell>
          <table:table-cell/>
          <table:table-cell office:value-type="float" office:value="1443139771.60148" calcext:value-type="float">
            <text:p>1443139771.60148</text:p>
          </table:table-cell>
          <table:table-cell table:formula="of:=[.G306]-[.$B$2]" office:value-type="float" office:value="51.6013157367706" calcext:value-type="float">
            <text:p>51.6013157368</text:p>
          </table:table-cell>
          <table:table-cell table:formula="of:=[.C306]/([.H306]-[.H305])" office:value-type="float" office:value="88775.4681734644" calcext:value-type="float">
            <text:p>88775.4681734644</text:p>
          </table:table-cell>
          <table:table-cell table:formula="of:=[.G306]-[.$B306]" office:value-type="float" office:value="11.6005234718323" calcext:value-type="float">
            <text:p>11.6005234718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3139760.0571" calcext:value-type="float">
            <text:p>1443139760.0571</text:p>
          </table:table-cell>
          <table:table-cell office:value-type="float" office:value="4480" calcext:value-type="float">
            <text:p>4480</text:p>
          </table:table-cell>
          <table:table-cell table:formula="of:=[.B307]-[.$B$2]" office:value-type="float" office:value="40.0569396018982" calcext:value-type="float">
            <text:p>40.0569396019</text:p>
          </table:table-cell>
          <table:table-cell table:formula="of:=[.C307]/([.D307]-[.D306])" office:value-type="float" office:value="79790.0709557153" calcext:value-type="float">
            <text:p>79790.0709557153</text:p>
          </table:table-cell>
          <table:table-cell/>
          <table:table-cell office:value-type="float" office:value="1443139771.65197" calcext:value-type="float">
            <text:p>1443139771.65197</text:p>
          </table:table-cell>
          <table:table-cell table:formula="of:=[.G307]-[.$B$2]" office:value-type="float" office:value="51.6518125534058" calcext:value-type="float">
            <text:p>51.6518125534</text:p>
          </table:table-cell>
          <table:table-cell table:formula="of:=[.C307]/([.H307]-[.H306])" office:value-type="float" office:value="88718.4638265525" calcext:value-type="float">
            <text:p>88718.4638265525</text:p>
          </table:table-cell>
          <table:table-cell table:formula="of:=[.G307]-[.$B307]" office:value-type="float" office:value="11.5948729515076" calcext:value-type="float">
            <text:p>11.5948729515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3139760.11324" calcext:value-type="float">
            <text:p>1443139760.11324</text:p>
          </table:table-cell>
          <table:table-cell office:value-type="float" office:value="4480" calcext:value-type="float">
            <text:p>4480</text:p>
          </table:table-cell>
          <table:table-cell table:formula="of:=[.B308]-[.$B$2]" office:value-type="float" office:value="40.1130759716034" calcext:value-type="float">
            <text:p>40.1130759716</text:p>
          </table:table-cell>
          <table:table-cell table:formula="of:=[.C308]/([.D308]-[.D307])" office:value-type="float" office:value="79805.6593884979" calcext:value-type="float">
            <text:p>79805.6593884979</text:p>
          </table:table-cell>
          <table:table-cell/>
          <table:table-cell office:value-type="float" office:value="1443139771.70247" calcext:value-type="float">
            <text:p>1443139771.70247</text:p>
          </table:table-cell>
          <table:table-cell table:formula="of:=[.G308]-[.$B$2]" office:value-type="float" office:value="51.7023105621338" calcext:value-type="float">
            <text:p>51.7023105621</text:p>
          </table:table-cell>
          <table:table-cell table:formula="of:=[.C308]/([.H308]-[.H307])" office:value-type="float" office:value="88716.3694736643" calcext:value-type="float">
            <text:p>88716.3694736643</text:p>
          </table:table-cell>
          <table:table-cell table:formula="of:=[.G308]-[.$B308]" office:value-type="float" office:value="11.5892345905304" calcext:value-type="float">
            <text:p>11.5892345905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3139760.16943" calcext:value-type="float">
            <text:p>1443139760.16943</text:p>
          </table:table-cell>
          <table:table-cell office:value-type="float" office:value="4480" calcext:value-type="float">
            <text:p>4480</text:p>
          </table:table-cell>
          <table:table-cell table:formula="of:=[.B309]-[.$B$2]" office:value-type="float" office:value="40.1692657470703" calcext:value-type="float">
            <text:p>40.1692657471</text:p>
          </table:table-cell>
          <table:table-cell table:formula="of:=[.C309]/([.D309]-[.D308])" office:value-type="float" office:value="79729.8078302083" calcext:value-type="float">
            <text:p>79729.8078302083</text:p>
          </table:table-cell>
          <table:table-cell/>
          <table:table-cell office:value-type="float" office:value="1443139771.75285" calcext:value-type="float">
            <text:p>1443139771.75285</text:p>
          </table:table-cell>
          <table:table-cell table:formula="of:=[.G309]-[.$B$2]" office:value-type="float" office:value="51.7526922225952" calcext:value-type="float">
            <text:p>51.7526922226</text:p>
          </table:table-cell>
          <table:table-cell table:formula="of:=[.C309]/([.H309]-[.H308])" office:value-type="float" office:value="88921.2455280244" calcext:value-type="float">
            <text:p>88921.2455280244</text:p>
          </table:table-cell>
          <table:table-cell table:formula="of:=[.G309]-[.$B309]" office:value-type="float" office:value="11.5834264755249" calcext:value-type="float">
            <text:p>11.5834264755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3139760.22556" calcext:value-type="float">
            <text:p>1443139760.22556</text:p>
          </table:table-cell>
          <table:table-cell office:value-type="float" office:value="4480" calcext:value-type="float">
            <text:p>4480</text:p>
          </table:table-cell>
          <table:table-cell table:formula="of:=[.B310]-[.$B$2]" office:value-type="float" office:value="40.2254016399384" calcext:value-type="float">
            <text:p>40.2254016399</text:p>
          </table:table-cell>
          <table:table-cell table:formula="of:=[.C310]/([.D310]-[.D309])" office:value-type="float" office:value="79806.3372846155" calcext:value-type="float">
            <text:p>79806.3372846155</text:p>
          </table:table-cell>
          <table:table-cell/>
          <table:table-cell office:value-type="float" office:value="1443139771.80328" calcext:value-type="float">
            <text:p>1443139771.80328</text:p>
          </table:table-cell>
          <table:table-cell table:formula="of:=[.G310]-[.$B$2]" office:value-type="float" office:value="51.8031191825867" calcext:value-type="float">
            <text:p>51.8031191826</text:p>
          </table:table-cell>
          <table:table-cell table:formula="of:=[.C310]/([.H310]-[.H309])" office:value-type="float" office:value="88841.3658241374" calcext:value-type="float">
            <text:p>88841.3658241374</text:p>
          </table:table-cell>
          <table:table-cell table:formula="of:=[.G310]-[.$B310]" office:value-type="float" office:value="11.5777175426483" calcext:value-type="float">
            <text:p>11.5777175426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3139760.2817" calcext:value-type="float">
            <text:p>1443139760.2817</text:p>
          </table:table-cell>
          <table:table-cell office:value-type="float" office:value="4480" calcext:value-type="float">
            <text:p>4480</text:p>
          </table:table-cell>
          <table:table-cell table:formula="of:=[.B311]-[.$B$2]" office:value-type="float" office:value="40.2815358638763" calcext:value-type="float">
            <text:p>40.2815358639</text:p>
          </table:table-cell>
          <table:table-cell table:formula="of:=[.C311]/([.D311]-[.D310])" office:value-type="float" office:value="79808.7100117225" calcext:value-type="float">
            <text:p>79808.7100117225</text:p>
          </table:table-cell>
          <table:table-cell/>
          <table:table-cell office:value-type="float" office:value="1443139771.85374" calcext:value-type="float">
            <text:p>1443139771.85374</text:p>
          </table:table-cell>
          <table:table-cell table:formula="of:=[.G311]-[.$B$2]" office:value-type="float" office:value="51.8535740375519" calcext:value-type="float">
            <text:p>51.8535740376</text:p>
          </table:table-cell>
          <table:table-cell table:formula="of:=[.C311]/([.H311]-[.H310])" office:value-type="float" office:value="88792.2481015769" calcext:value-type="float">
            <text:p>88792.2481015769</text:p>
          </table:table-cell>
          <table:table-cell table:formula="of:=[.G311]-[.$B311]" office:value-type="float" office:value="11.5720381736755" calcext:value-type="float">
            <text:p>11.5720381737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3139760.33783" calcext:value-type="float">
            <text:p>1443139760.33783</text:p>
          </table:table-cell>
          <table:table-cell office:value-type="float" office:value="4480" calcext:value-type="float">
            <text:p>4480</text:p>
          </table:table-cell>
          <table:table-cell table:formula="of:=[.B312]-[.$B$2]" office:value-type="float" office:value="40.3376650810242" calcext:value-type="float">
            <text:p>40.337665081</text:p>
          </table:table-cell>
          <table:table-cell table:formula="of:=[.C312]/([.D312]-[.D311])" office:value-type="float" office:value="79815.8290396435" calcext:value-type="float">
            <text:p>79815.8290396435</text:p>
          </table:table-cell>
          <table:table-cell/>
          <table:table-cell office:value-type="float" office:value="1443139771.90424" calcext:value-type="float">
            <text:p>1443139771.90424</text:p>
          </table:table-cell>
          <table:table-cell table:formula="of:=[.G312]-[.$B$2]" office:value-type="float" office:value="51.9040765762329" calcext:value-type="float">
            <text:p>51.9040765762</text:p>
          </table:table-cell>
          <table:table-cell table:formula="of:=[.C312]/([.H312]-[.H311])" office:value-type="float" office:value="88708.4118344089" calcext:value-type="float">
            <text:p>88708.4118344089</text:p>
          </table:table-cell>
          <table:table-cell table:formula="of:=[.G312]-[.$B312]" office:value-type="float" office:value="11.5664114952087" calcext:value-type="float">
            <text:p>11.5664114952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3139760.39396" calcext:value-type="float">
            <text:p>1443139760.39396</text:p>
          </table:table-cell>
          <table:table-cell office:value-type="float" office:value="4480" calcext:value-type="float">
            <text:p>4480</text:p>
          </table:table-cell>
          <table:table-cell table:formula="of:=[.B313]-[.$B$2]" office:value-type="float" office:value="40.3937964439392" calcext:value-type="float">
            <text:p>40.3937964439</text:p>
          </table:table-cell>
          <table:table-cell table:formula="of:=[.C313]/([.D313]-[.D312])" office:value-type="float" office:value="79812.7778721669" calcext:value-type="float">
            <text:p>79812.7778721669</text:p>
          </table:table-cell>
          <table:table-cell/>
          <table:table-cell office:value-type="float" office:value="1443139771.95466" calcext:value-type="float">
            <text:p>1443139771.95466</text:p>
          </table:table-cell>
          <table:table-cell table:formula="of:=[.G313]-[.$B$2]" office:value-type="float" office:value="51.9545025825501" calcext:value-type="float">
            <text:p>51.9545025826</text:p>
          </table:table-cell>
          <table:table-cell table:formula="of:=[.C313]/([.H313]-[.H312])" office:value-type="float" office:value="88843.0460232055" calcext:value-type="float">
            <text:p>88843.0460232055</text:p>
          </table:table-cell>
          <table:table-cell table:formula="of:=[.G313]-[.$B313]" office:value-type="float" office:value="11.5607061386108" calcext:value-type="float">
            <text:p>11.5607061386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3139760.45009" calcext:value-type="float">
            <text:p>1443139760.45009</text:p>
          </table:table-cell>
          <table:table-cell office:value-type="float" office:value="4480" calcext:value-type="float">
            <text:p>4480</text:p>
          </table:table-cell>
          <table:table-cell table:formula="of:=[.B314]-[.$B$2]" office:value-type="float" office:value="40.4499242305756" calcext:value-type="float">
            <text:p>40.4499242306</text:p>
          </table:table-cell>
          <table:table-cell table:formula="of:=[.C314]/([.D314]-[.D313])" office:value-type="float" office:value="79817.8632809016" calcext:value-type="float">
            <text:p>79817.8632809016</text:p>
          </table:table-cell>
          <table:table-cell/>
          <table:table-cell office:value-type="float" office:value="1443139772.00507" calcext:value-type="float">
            <text:p>1443139772.00507</text:p>
          </table:table-cell>
          <table:table-cell table:formula="of:=[.G314]-[.$B$2]" office:value-type="float" office:value="52.0049045085907" calcext:value-type="float">
            <text:p>52.0049045086</text:p>
          </table:table-cell>
          <table:table-cell table:formula="of:=[.C314]/([.H314]-[.H313])" office:value-type="float" office:value="88885.4921216078" calcext:value-type="float">
            <text:p>88885.4921216078</text:p>
          </table:table-cell>
          <table:table-cell table:formula="of:=[.G314]-[.$B314]" office:value-type="float" office:value="11.5549802780151" calcext:value-type="float">
            <text:p>11.554980278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3139760.50621" calcext:value-type="float">
            <text:p>1443139760.50621</text:p>
          </table:table-cell>
          <table:table-cell office:value-type="float" office:value="4480" calcext:value-type="float">
            <text:p>4480</text:p>
          </table:table-cell>
          <table:table-cell table:formula="of:=[.B315]-[.$B$2]" office:value-type="float" office:value="40.5060517787933" calcext:value-type="float">
            <text:p>40.5060517788</text:p>
          </table:table-cell>
          <table:table-cell table:formula="of:=[.C315]/([.D315]-[.D314])" office:value-type="float" office:value="79818.2023311924" calcext:value-type="float">
            <text:p>79818.2023311924</text:p>
          </table:table-cell>
          <table:table-cell/>
          <table:table-cell office:value-type="float" office:value="1443139772.02143" calcext:value-type="float">
            <text:p>1443139772.02143</text:p>
          </table:table-cell>
          <table:table-cell table:formula="of:=[.G315]-[.$B$2]" office:value-type="float" office:value="52.021265745163" calcext:value-type="float">
            <text:p>52.0212657452</text:p>
          </table:table-cell>
          <table:table-cell table:formula="of:=[.C315]/([.H315]-[.H314])" office:value-type="float" office:value="273817.934250408" calcext:value-type="float">
            <text:p>273817.934250408</text:p>
          </table:table-cell>
          <table:table-cell table:formula="of:=[.G315]-[.$B315]" office:value-type="float" office:value="11.5152139663696" calcext:value-type="float">
            <text:p>11.5152139664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3139760.56239" calcext:value-type="float">
            <text:p>1443139760.56239</text:p>
          </table:table-cell>
          <table:table-cell office:value-type="float" office:value="4480" calcext:value-type="float">
            <text:p>4480</text:p>
          </table:table-cell>
          <table:table-cell table:formula="of:=[.B316]-[.$B$2]" office:value-type="float" office:value="40.5622253417969" calcext:value-type="float">
            <text:p>40.5622253418</text:p>
          </table:table-cell>
          <table:table-cell table:formula="of:=[.C316]/([.D316]-[.D315])" office:value-type="float" office:value="79752.8189500401" calcext:value-type="float">
            <text:p>79752.8189500401</text:p>
          </table:table-cell>
          <table:table-cell/>
          <table:table-cell office:value-type="float" office:value="1443139772.05732" calcext:value-type="float">
            <text:p>1443139772.05732</text:p>
          </table:table-cell>
          <table:table-cell table:formula="of:=[.G316]-[.$B$2]" office:value-type="float" office:value="52.0571622848511" calcext:value-type="float">
            <text:p>52.0571622849</text:p>
          </table:table-cell>
          <table:table-cell table:formula="of:=[.C316]/([.H316]-[.H315])" office:value-type="float" office:value="124803.115813524" calcext:value-type="float">
            <text:p>124803.115813524</text:p>
          </table:table-cell>
          <table:table-cell table:formula="of:=[.G316]-[.$B316]" office:value-type="float" office:value="11.4949369430542" calcext:value-type="float">
            <text:p>11.494936943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3139760.61852" calcext:value-type="float">
            <text:p>1443139760.61852</text:p>
          </table:table-cell>
          <table:table-cell office:value-type="float" office:value="4480" calcext:value-type="float">
            <text:p>4480</text:p>
          </table:table-cell>
          <table:table-cell table:formula="of:=[.B317]-[.$B$2]" office:value-type="float" office:value="40.6183545589447" calcext:value-type="float">
            <text:p>40.6183545589</text:p>
          </table:table-cell>
          <table:table-cell table:formula="of:=[.C317]/([.D317]-[.D316])" office:value-type="float" office:value="79815.8290396435" calcext:value-type="float">
            <text:p>79815.8290396435</text:p>
          </table:table-cell>
          <table:table-cell/>
          <table:table-cell office:value-type="float" office:value="1443139772.104" calcext:value-type="float">
            <text:p>1443139772.104</text:p>
          </table:table-cell>
          <table:table-cell table:formula="of:=[.G317]-[.$B$2]" office:value-type="float" office:value="52.1038408279419" calcext:value-type="float">
            <text:p>52.1038408279</text:p>
          </table:table-cell>
          <table:table-cell table:formula="of:=[.C317]/([.H317]-[.H316])" office:value-type="float" office:value="95975.574714992" calcext:value-type="float">
            <text:p>95975.574714992</text:p>
          </table:table-cell>
          <table:table-cell table:formula="of:=[.G317]-[.$B317]" office:value-type="float" office:value="11.4854862689972" calcext:value-type="float">
            <text:p>11.485486269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3139760.67468" calcext:value-type="float">
            <text:p>1443139760.67468</text:p>
          </table:table-cell>
          <table:table-cell office:value-type="float" office:value="4480" calcext:value-type="float">
            <text:p>4480</text:p>
          </table:table-cell>
          <table:table-cell table:formula="of:=[.B318]-[.$B$2]" office:value-type="float" office:value="40.6745140552521" calcext:value-type="float">
            <text:p>40.6745140553</text:p>
          </table:table-cell>
          <table:table-cell table:formula="of:=[.C318]/([.D318]-[.D317])" office:value-type="float" office:value="79772.7952451709" calcext:value-type="float">
            <text:p>79772.7952451709</text:p>
          </table:table-cell>
          <table:table-cell/>
          <table:table-cell office:value-type="float" office:value="1443139772.15067" calcext:value-type="float">
            <text:p>1443139772.15067</text:p>
          </table:table-cell>
          <table:table-cell table:formula="of:=[.G318]-[.$B$2]" office:value-type="float" office:value="52.150509595871" calcext:value-type="float">
            <text:p>52.1505095959</text:p>
          </table:table-cell>
          <table:table-cell table:formula="of:=[.C318]/([.H318]-[.H317])" office:value-type="float" office:value="95995.6775976663" calcext:value-type="float">
            <text:p>95995.6775976663</text:p>
          </table:table-cell>
          <table:table-cell table:formula="of:=[.G318]-[.$B318]" office:value-type="float" office:value="11.4759955406189" calcext:value-type="float">
            <text:p>11.4759955406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3139760.73084" calcext:value-type="float">
            <text:p>1443139760.73084</text:p>
          </table:table-cell>
          <table:table-cell office:value-type="float" office:value="4480" calcext:value-type="float">
            <text:p>4480</text:p>
          </table:table-cell>
          <table:table-cell table:formula="of:=[.B319]-[.$B$2]" office:value-type="float" office:value="40.7306740283966" calcext:value-type="float">
            <text:p>40.7306740284</text:p>
          </table:table-cell>
          <table:table-cell table:formula="of:=[.C319]/([.D319]-[.D318])" office:value-type="float" office:value="79772.117918761" calcext:value-type="float">
            <text:p>79772.117918761</text:p>
          </table:table-cell>
          <table:table-cell/>
          <table:table-cell office:value-type="float" office:value="1443139772.19736" calcext:value-type="float">
            <text:p>1443139772.19736</text:p>
          </table:table-cell>
          <table:table-cell table:formula="of:=[.G319]-[.$B$2]" office:value-type="float" office:value="52.1972012519836" calcext:value-type="float">
            <text:p>52.197201252</text:p>
          </table:table-cell>
          <table:table-cell table:formula="of:=[.C319]/([.H319]-[.H318])" office:value-type="float" office:value="95948.620652679" calcext:value-type="float">
            <text:p>95948.620652679</text:p>
          </table:table-cell>
          <table:table-cell table:formula="of:=[.G319]-[.$B319]" office:value-type="float" office:value="11.466527223587" calcext:value-type="float">
            <text:p>11.4665272236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3139760.78697" calcext:value-type="float">
            <text:p>1443139760.78697</text:p>
          </table:table-cell>
          <table:table-cell office:value-type="float" office:value="4480" calcext:value-type="float">
            <text:p>4480</text:p>
          </table:table-cell>
          <table:table-cell table:formula="of:=[.B320]-[.$B$2]" office:value-type="float" office:value="40.7868051528931" calcext:value-type="float">
            <text:p>40.7868051529</text:p>
          </table:table-cell>
          <table:table-cell table:formula="of:=[.C320]/([.D320]-[.D319])" office:value-type="float" office:value="79813.1168792555" calcext:value-type="float">
            <text:p>79813.1168792555</text:p>
          </table:table-cell>
          <table:table-cell/>
          <table:table-cell office:value-type="float" office:value="1443139772.24404" calcext:value-type="float">
            <text:p>1443139772.24404</text:p>
          </table:table-cell>
          <table:table-cell table:formula="of:=[.G320]-[.$B$2]" office:value-type="float" office:value="52.2438797950745" calcext:value-type="float">
            <text:p>52.2438797951</text:p>
          </table:table-cell>
          <table:table-cell table:formula="of:=[.C320]/([.H320]-[.H319])" office:value-type="float" office:value="95975.574714992" calcext:value-type="float">
            <text:p>95975.574714992</text:p>
          </table:table-cell>
          <table:table-cell table:formula="of:=[.G320]-[.$B320]" office:value-type="float" office:value="11.4570746421814" calcext:value-type="float">
            <text:p>11.4570746422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3139760.8431" calcext:value-type="float">
            <text:p>1443139760.8431</text:p>
          </table:table-cell>
          <table:table-cell office:value-type="float" office:value="4480" calcext:value-type="float">
            <text:p>4480</text:p>
          </table:table-cell>
          <table:table-cell table:formula="of:=[.B321]-[.$B$2]" office:value-type="float" office:value="40.8429355621338" calcext:value-type="float">
            <text:p>40.8429355621</text:p>
          </table:table-cell>
          <table:table-cell table:formula="of:=[.C321]/([.D321]-[.D320])" office:value-type="float" office:value="79814.1339178008" calcext:value-type="float">
            <text:p>79814.1339178008</text:p>
          </table:table-cell>
          <table:table-cell/>
          <table:table-cell office:value-type="float" office:value="1443139772.29071" calcext:value-type="float">
            <text:p>1443139772.29071</text:p>
          </table:table-cell>
          <table:table-cell table:formula="of:=[.G321]-[.$B$2]" office:value-type="float" office:value="52.2905447483063" calcext:value-type="float">
            <text:p>52.2905447483</text:p>
          </table:table-cell>
          <table:table-cell table:formula="of:=[.C321]/([.H321]-[.H320])" office:value-type="float" office:value="96003.5249096956" calcext:value-type="float">
            <text:p>96003.5249096956</text:p>
          </table:table-cell>
          <table:table-cell table:formula="of:=[.G321]-[.$B321]" office:value-type="float" office:value="11.4476091861725" calcext:value-type="float">
            <text:p>11.4476091862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3139760.89923" calcext:value-type="float">
            <text:p>1443139760.89923</text:p>
          </table:table-cell>
          <table:table-cell office:value-type="float" office:value="4480" calcext:value-type="float">
            <text:p>4480</text:p>
          </table:table-cell>
          <table:table-cell table:formula="of:=[.B322]-[.$B$2]" office:value-type="float" office:value="40.8990657329559" calcext:value-type="float">
            <text:p>40.899065733</text:p>
          </table:table-cell>
          <table:table-cell table:formula="of:=[.C322]/([.D322]-[.D321])" office:value-type="float" office:value="79814.4729364092" calcext:value-type="float">
            <text:p>79814.4729364092</text:p>
          </table:table-cell>
          <table:table-cell/>
          <table:table-cell office:value-type="float" office:value="1443139772.33742" calcext:value-type="float">
            <text:p>1443139772.33742</text:p>
          </table:table-cell>
          <table:table-cell table:formula="of:=[.G322]-[.$B$2]" office:value-type="float" office:value="52.3372616767883" calcext:value-type="float">
            <text:p>52.3372616768</text:p>
          </table:table-cell>
          <table:table-cell table:formula="of:=[.C322]/([.H322]-[.H321])" office:value-type="float" office:value="95896.7155069024" calcext:value-type="float">
            <text:p>95896.7155069024</text:p>
          </table:table-cell>
          <table:table-cell table:formula="of:=[.G322]-[.$B322]" office:value-type="float" office:value="11.4381959438324" calcext:value-type="float">
            <text:p>11.4381959438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3139760.95536" calcext:value-type="float">
            <text:p>1443139760.95536</text:p>
          </table:table-cell>
          <table:table-cell office:value-type="float" office:value="4480" calcext:value-type="float">
            <text:p>4480</text:p>
          </table:table-cell>
          <table:table-cell table:formula="of:=[.B323]-[.$B$2]" office:value-type="float" office:value="40.9551949501038" calcext:value-type="float">
            <text:p>40.9551949501</text:p>
          </table:table-cell>
          <table:table-cell table:formula="of:=[.C323]/([.D323]-[.D322])" office:value-type="float" office:value="79815.8290396435" calcext:value-type="float">
            <text:p>79815.8290396435</text:p>
          </table:table-cell>
          <table:table-cell/>
          <table:table-cell office:value-type="float" office:value="1443139772.38404" calcext:value-type="float">
            <text:p>1443139772.38404</text:p>
          </table:table-cell>
          <table:table-cell table:formula="of:=[.G323]-[.$B$2]" office:value-type="float" office:value="52.3838820457459" calcext:value-type="float">
            <text:p>52.3838820457</text:p>
          </table:table-cell>
          <table:table-cell table:formula="of:=[.C323]/([.H323]-[.H322])" office:value-type="float" office:value="96095.3355835123" calcext:value-type="float">
            <text:p>96095.3355835123</text:p>
          </table:table-cell>
          <table:table-cell table:formula="of:=[.G323]-[.$B323]" office:value-type="float" office:value="11.4286870956421" calcext:value-type="float">
            <text:p>11.4286870956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3139761.01083" calcext:value-type="float">
            <text:p>1443139761.01083</text:p>
          </table:table-cell>
          <table:table-cell office:value-type="float" office:value="4480" calcext:value-type="float">
            <text:p>4480</text:p>
          </table:table-cell>
          <table:table-cell table:formula="of:=[.B324]-[.$B$2]" office:value-type="float" office:value="41.0106699466705" calcext:value-type="float">
            <text:p>41.0106699467</text:p>
          </table:table-cell>
          <table:table-cell table:formula="of:=[.C324]/([.D324]-[.D323])" office:value-type="float" office:value="80757.1027896802" calcext:value-type="float">
            <text:p>80757.1027896802</text:p>
          </table:table-cell>
          <table:table-cell/>
          <table:table-cell office:value-type="float" office:value="1443139772.43076" calcext:value-type="float">
            <text:p>1443139772.43076</text:p>
          </table:table-cell>
          <table:table-cell table:formula="of:=[.G324]-[.$B$2]" office:value-type="float" office:value="52.4305953979492" calcext:value-type="float">
            <text:p>52.4305953979</text:p>
          </table:table-cell>
          <table:table-cell table:formula="of:=[.C324]/([.H324]-[.H323])" office:value-type="float" office:value="95904.0571632726" calcext:value-type="float">
            <text:p>95904.0571632726</text:p>
          </table:table-cell>
          <table:table-cell table:formula="of:=[.G324]-[.$B324]" office:value-type="float" office:value="11.4199254512787" calcext:value-type="float">
            <text:p>11.4199254513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3139761.06365" calcext:value-type="float">
            <text:p>1443139761.06365</text:p>
          </table:table-cell>
          <table:table-cell office:value-type="float" office:value="4480" calcext:value-type="float">
            <text:p>4480</text:p>
          </table:table-cell>
          <table:table-cell table:formula="of:=[.B325]-[.$B$2]" office:value-type="float" office:value="41.0634899139404" calcext:value-type="float">
            <text:p>41.0634899139</text:p>
          </table:table-cell>
          <table:table-cell table:formula="of:=[.C325]/([.D325]-[.D324])" office:value-type="float" office:value="84816.4099971563" calcext:value-type="float">
            <text:p>84816.4099971563</text:p>
          </table:table-cell>
          <table:table-cell/>
          <table:table-cell office:value-type="float" office:value="1443139772.4775" calcext:value-type="float">
            <text:p>1443139772.4775</text:p>
          </table:table-cell>
          <table:table-cell table:formula="of:=[.G325]-[.$B$2]" office:value-type="float" office:value="52.4773378372192" calcext:value-type="float">
            <text:p>52.4773378372</text:p>
          </table:table-cell>
          <table:table-cell table:formula="of:=[.C325]/([.H325]-[.H324])" office:value-type="float" office:value="95844.3776141024" calcext:value-type="float">
            <text:p>95844.3776141024</text:p>
          </table:table-cell>
          <table:table-cell table:formula="of:=[.G325]-[.$B325]" office:value-type="float" office:value="11.4138479232788" calcext:value-type="float">
            <text:p>11.4138479233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3139761.11649" calcext:value-type="float">
            <text:p>1443139761.11649</text:p>
          </table:table-cell>
          <table:table-cell office:value-type="float" office:value="4480" calcext:value-type="float">
            <text:p>4480</text:p>
          </table:table-cell>
          <table:table-cell table:formula="of:=[.B326]-[.$B$2]" office:value-type="float" office:value="41.1163265705109" calcext:value-type="float">
            <text:p>41.1163265705</text:p>
          </table:table-cell>
          <table:table-cell table:formula="of:=[.C326]/([.D326]-[.D325])" office:value-type="float" office:value="84789.6193815345" calcext:value-type="float">
            <text:p>84789.6193815345</text:p>
          </table:table-cell>
          <table:table-cell/>
          <table:table-cell office:value-type="float" office:value="1443139772.52419" calcext:value-type="float">
            <text:p>1443139772.52419</text:p>
          </table:table-cell>
          <table:table-cell table:formula="of:=[.G326]-[.$B$2]" office:value-type="float" office:value="52.5240259170532" calcext:value-type="float">
            <text:p>52.5240259171</text:p>
          </table:table-cell>
          <table:table-cell table:formula="of:=[.C326]/([.H326]-[.H325])" office:value-type="float" office:value="95955.9702590081" calcext:value-type="float">
            <text:p>95955.9702590081</text:p>
          </table:table-cell>
          <table:table-cell table:formula="of:=[.G326]-[.$B326]" office:value-type="float" office:value="11.4076993465424" calcext:value-type="float">
            <text:p>11.4076993465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3139761.16932" calcext:value-type="float">
            <text:p>1443139761.16932</text:p>
          </table:table-cell>
          <table:table-cell office:value-type="float" office:value="4480" calcext:value-type="float">
            <text:p>4480</text:p>
          </table:table-cell>
          <table:table-cell table:formula="of:=[.B327]-[.$B$2]" office:value-type="float" office:value="41.1691620349884" calcext:value-type="float">
            <text:p>41.169162035</text:p>
          </table:table-cell>
          <table:table-cell table:formula="of:=[.C327]/([.D327]-[.D326])" office:value-type="float" office:value="84791.5324356521" calcext:value-type="float">
            <text:p>84791.5324356521</text:p>
          </table:table-cell>
          <table:table-cell/>
          <table:table-cell office:value-type="float" office:value="1443139772.57084" calcext:value-type="float">
            <text:p>1443139772.57084</text:p>
          </table:table-cell>
          <table:table-cell table:formula="of:=[.G327]-[.$B$2]" office:value-type="float" office:value="52.5706760883331" calcext:value-type="float">
            <text:p>52.5706760883</text:p>
          </table:table-cell>
          <table:table-cell table:formula="of:=[.C327]/([.H327]-[.H326])" office:value-type="float" office:value="96033.9453658038" calcext:value-type="float">
            <text:p>96033.9453658038</text:p>
          </table:table-cell>
          <table:table-cell table:formula="of:=[.G327]-[.$B327]" office:value-type="float" office:value="11.4015140533447" calcext:value-type="float">
            <text:p>11.4015140533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3139761.22216" calcext:value-type="float">
            <text:p>1443139761.22216</text:p>
          </table:table-cell>
          <table:table-cell office:value-type="float" office:value="4480" calcext:value-type="float">
            <text:p>4480</text:p>
          </table:table-cell>
          <table:table-cell table:formula="of:=[.B328]-[.$B$2]" office:value-type="float" office:value="41.221994638443" calcext:value-type="float">
            <text:p>41.2219946384</text:p>
          </table:table-cell>
          <table:table-cell table:formula="of:=[.C328]/([.D328]-[.D327])" office:value-type="float" office:value="84796.1241177639" calcext:value-type="float">
            <text:p>84796.1241177639</text:p>
          </table:table-cell>
          <table:table-cell/>
          <table:table-cell office:value-type="float" office:value="1443139772.61754" calcext:value-type="float">
            <text:p>1443139772.61754</text:p>
          </table:table-cell>
          <table:table-cell table:formula="of:=[.G328]-[.$B$2]" office:value-type="float" office:value="52.6173810958862" calcext:value-type="float">
            <text:p>52.6173810959</text:p>
          </table:table-cell>
          <table:table-cell table:formula="of:=[.C328]/([.H328]-[.H327])" office:value-type="float" office:value="95921.1920671788" calcext:value-type="float">
            <text:p>95921.1920671788</text:p>
          </table:table-cell>
          <table:table-cell table:formula="of:=[.G328]-[.$B328]" office:value-type="float" office:value="11.3953864574432" calcext:value-type="float">
            <text:p>11.3953864574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3139761.27499" calcext:value-type="float">
            <text:p>1443139761.27499</text:p>
          </table:table-cell>
          <table:table-cell office:value-type="float" office:value="4480" calcext:value-type="float">
            <text:p>4480</text:p>
          </table:table-cell>
          <table:table-cell table:formula="of:=[.B329]-[.$B$2]" office:value-type="float" office:value="41.2748286724091" calcext:value-type="float">
            <text:p>41.2748286724</text:p>
          </table:table-cell>
          <table:table-cell table:formula="of:=[.C329]/([.D329]-[.D328])" office:value-type="float" office:value="84793.8282145468" calcext:value-type="float">
            <text:p>84793.8282145468</text:p>
          </table:table-cell>
          <table:table-cell/>
          <table:table-cell office:value-type="float" office:value="1443139772.66424" calcext:value-type="float">
            <text:p>1443139772.66424</text:p>
          </table:table-cell>
          <table:table-cell table:formula="of:=[.G329]-[.$B$2]" office:value-type="float" office:value="52.6640748977661" calcext:value-type="float">
            <text:p>52.6640748978</text:p>
          </table:table-cell>
          <table:table-cell table:formula="of:=[.C329]/([.H329]-[.H328])" office:value-type="float" office:value="95944.2114292717" calcext:value-type="float">
            <text:p>95944.2114292717</text:p>
          </table:table-cell>
          <table:table-cell table:formula="of:=[.G329]-[.$B329]" office:value-type="float" office:value="11.3892462253571" calcext:value-type="float">
            <text:p>11.3892462254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3139761.32783" calcext:value-type="float">
            <text:p>1443139761.32783</text:p>
          </table:table-cell>
          <table:table-cell office:value-type="float" office:value="4480" calcext:value-type="float">
            <text:p>4480</text:p>
          </table:table-cell>
          <table:table-cell table:formula="of:=[.B330]-[.$B$2]" office:value-type="float" office:value="41.3276631832123" calcext:value-type="float">
            <text:p>41.3276631832</text:p>
          </table:table-cell>
          <table:table-cell table:formula="of:=[.C330]/([.D330]-[.D329])" office:value-type="float" office:value="84793.0629411021" calcext:value-type="float">
            <text:p>84793.0629411021</text:p>
          </table:table-cell>
          <table:table-cell/>
          <table:table-cell office:value-type="float" office:value="1443139772.71089" calcext:value-type="float">
            <text:p>1443139772.71089</text:p>
          </table:table-cell>
          <table:table-cell table:formula="of:=[.G330]-[.$B$2]" office:value-type="float" office:value="52.7107303142548" calcext:value-type="float">
            <text:p>52.7107303143</text:p>
          </table:table-cell>
          <table:table-cell table:formula="of:=[.C330]/([.H330]-[.H329])" office:value-type="float" office:value="96023.1488039574" calcext:value-type="float">
            <text:p>96023.1488039574</text:p>
          </table:table-cell>
          <table:table-cell table:formula="of:=[.G330]-[.$B330]" office:value-type="float" office:value="11.3830671310425" calcext:value-type="float">
            <text:p>11.38306713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3139761.38067" calcext:value-type="float">
            <text:p>1443139761.38067</text:p>
          </table:table-cell>
          <table:table-cell office:value-type="float" office:value="4480" calcext:value-type="float">
            <text:p>4480</text:p>
          </table:table-cell>
          <table:table-cell table:formula="of:=[.B331]-[.$B$2]" office:value-type="float" office:value="41.3805031776428" calcext:value-type="float">
            <text:p>41.3805031776</text:p>
          </table:table-cell>
          <table:table-cell table:formula="of:=[.C331]/([.D331]-[.D330])" office:value-type="float" office:value="84784.2632892202" calcext:value-type="float">
            <text:p>84784.2632892202</text:p>
          </table:table-cell>
          <table:table-cell/>
          <table:table-cell office:value-type="float" office:value="1443139772.75755" calcext:value-type="float">
            <text:p>1443139772.75755</text:p>
          </table:table-cell>
          <table:table-cell table:formula="of:=[.G331]-[.$B$2]" office:value-type="float" office:value="52.7573924064636" calcext:value-type="float">
            <text:p>52.7573924065</text:p>
          </table:table-cell>
          <table:table-cell table:formula="of:=[.C331]/([.H331]-[.H330])" office:value-type="float" office:value="96009.4112357254" calcext:value-type="float">
            <text:p>96009.4112357254</text:p>
          </table:table-cell>
          <table:table-cell table:formula="of:=[.G331]-[.$B331]" office:value-type="float" office:value="11.3768892288208" calcext:value-type="float">
            <text:p>11.3768892288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3139761.43351" calcext:value-type="float">
            <text:p>1443139761.43351</text:p>
          </table:table-cell>
          <table:table-cell office:value-type="float" office:value="4480" calcext:value-type="float">
            <text:p>4480</text:p>
          </table:table-cell>
          <table:table-cell table:formula="of:=[.B332]-[.$B$2]" office:value-type="float" office:value="41.4333431720734" calcext:value-type="float">
            <text:p>41.4333431721</text:p>
          </table:table-cell>
          <table:table-cell table:formula="of:=[.C332]/([.D332]-[.D331])" office:value-type="float" office:value="84784.2632892202" calcext:value-type="float">
            <text:p>84784.2632892202</text:p>
          </table:table-cell>
          <table:table-cell/>
          <table:table-cell office:value-type="float" office:value="1443139772.80431" calcext:value-type="float">
            <text:p>1443139772.80431</text:p>
          </table:table-cell>
          <table:table-cell table:formula="of:=[.G332]-[.$B$2]" office:value-type="float" office:value="52.8041460514069" calcext:value-type="float">
            <text:p>52.8041460514</text:p>
          </table:table-cell>
          <table:table-cell table:formula="of:=[.C332]/([.H332]-[.H331])" office:value-type="float" office:value="95821.4061264973" calcext:value-type="float">
            <text:p>95821.4061264973</text:p>
          </table:table-cell>
          <table:table-cell table:formula="of:=[.G332]-[.$B332]" office:value-type="float" office:value="11.3708028793335" calcext:value-type="float">
            <text:p>11.3708028793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3139761.48634" calcext:value-type="float">
            <text:p>1443139761.48634</text:p>
          </table:table-cell>
          <table:table-cell office:value-type="float" office:value="4480" calcext:value-type="float">
            <text:p>4480</text:p>
          </table:table-cell>
          <table:table-cell table:formula="of:=[.B333]-[.$B$2]" office:value-type="float" office:value="41.4861769676209" calcext:value-type="float">
            <text:p>41.4861769676</text:p>
          </table:table-cell>
          <table:table-cell table:formula="of:=[.C333]/([.D333]-[.D332])" office:value-type="float" office:value="84794.2108564492" calcext:value-type="float">
            <text:p>84794.2108564492</text:p>
          </table:table-cell>
          <table:table-cell/>
          <table:table-cell office:value-type="float" office:value="1443139772.85091" calcext:value-type="float">
            <text:p>1443139772.85091</text:p>
          </table:table-cell>
          <table:table-cell table:formula="of:=[.G333]-[.$B$2]" office:value-type="float" office:value="52.8507518768311" calcext:value-type="float">
            <text:p>52.8507518768</text:p>
          </table:table-cell>
          <table:table-cell table:formula="of:=[.C333]/([.H333]-[.H332])" office:value-type="float" office:value="96125.322515462" calcext:value-type="float">
            <text:p>96125.322515462</text:p>
          </table:table-cell>
          <table:table-cell table:formula="of:=[.G333]-[.$B333]" office:value-type="float" office:value="11.3645749092102" calcext:value-type="float">
            <text:p>11.3645749092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3139761.53917" calcext:value-type="float">
            <text:p>1443139761.53917</text:p>
          </table:table-cell>
          <table:table-cell office:value-type="float" office:value="4480" calcext:value-type="float">
            <text:p>4480</text:p>
          </table:table-cell>
          <table:table-cell table:formula="of:=[.B334]-[.$B$2]" office:value-type="float" office:value="41.5390119552612" calcext:value-type="float">
            <text:p>41.5390119553</text:p>
          </table:table-cell>
          <table:table-cell table:formula="of:=[.C334]/([.D334]-[.D333])" office:value-type="float" office:value="84792.2976814707" calcext:value-type="float">
            <text:p>84792.2976814707</text:p>
          </table:table-cell>
          <table:table-cell/>
          <table:table-cell office:value-type="float" office:value="1443139772.8977" calcext:value-type="float">
            <text:p>1443139772.8977</text:p>
          </table:table-cell>
          <table:table-cell table:formula="of:=[.G334]-[.$B$2]" office:value-type="float" office:value="52.8975350856781" calcext:value-type="float">
            <text:p>52.8975350857</text:p>
          </table:table-cell>
          <table:table-cell table:formula="of:=[.C334]/([.H334]-[.H333])" office:value-type="float" office:value="95760.853314851" calcext:value-type="float">
            <text:p>95760.853314851</text:p>
          </table:table-cell>
          <table:table-cell table:formula="of:=[.G334]-[.$B334]" office:value-type="float" office:value="11.3585231304169" calcext:value-type="float">
            <text:p>11.3585231304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3139761.59202" calcext:value-type="float">
            <text:p>1443139761.59202</text:p>
          </table:table-cell>
          <table:table-cell office:value-type="float" office:value="4480" calcext:value-type="float">
            <text:p>4480</text:p>
          </table:table-cell>
          <table:table-cell table:formula="of:=[.B335]-[.$B$2]" office:value-type="float" office:value="41.5918536186218" calcext:value-type="float">
            <text:p>41.5918536186</text:p>
          </table:table-cell>
          <table:table-cell table:formula="of:=[.C335]/([.D335]-[.D334])" office:value-type="float" office:value="84781.5854968101" calcext:value-type="float">
            <text:p>84781.5854968101</text:p>
          </table:table-cell>
          <table:table-cell/>
          <table:table-cell office:value-type="float" office:value="1443139772.94433" calcext:value-type="float">
            <text:p>1443139772.94433</text:p>
          </table:table-cell>
          <table:table-cell table:formula="of:=[.G335]-[.$B$2]" office:value-type="float" office:value="52.9441678524017" calcext:value-type="float">
            <text:p>52.9441678524</text:p>
          </table:table-cell>
          <table:table-cell table:formula="of:=[.C335]/([.H335]-[.H334])" office:value-type="float" office:value="96069.7877213792" calcext:value-type="float">
            <text:p>96069.7877213792</text:p>
          </table:table-cell>
          <table:table-cell table:formula="of:=[.G335]-[.$B335]" office:value-type="float" office:value="11.3523142337799" calcext:value-type="float">
            <text:p>11.3523142338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43139761.64486" calcext:value-type="float">
            <text:p>1443139761.64486</text:p>
          </table:table-cell>
          <table:table-cell office:value-type="float" office:value="4480" calcext:value-type="float">
            <text:p>4480</text:p>
          </table:table-cell>
          <table:table-cell table:formula="of:=[.B336]-[.$B$2]" office:value-type="float" office:value="41.6446948051453" calcext:value-type="float">
            <text:p>41.6446948051</text:p>
          </table:table-cell>
          <table:table-cell table:formula="of:=[.C336]/([.D336]-[.D335])" office:value-type="float" office:value="84782.3505630956" calcext:value-type="float">
            <text:p>84782.3505630956</text:p>
          </table:table-cell>
          <table:table-cell/>
          <table:table-cell office:value-type="float" office:value="1443139772.99094" calcext:value-type="float">
            <text:p>1443139772.99094</text:p>
          </table:table-cell>
          <table:table-cell table:formula="of:=[.G336]-[.$B$2]" office:value-type="float" office:value="52.9907748699188" calcext:value-type="float">
            <text:p>52.9907748699</text:p>
          </table:table-cell>
          <table:table-cell table:formula="of:=[.C336]/([.H336]-[.H335])" office:value-type="float" office:value="96122.8638660965" calcext:value-type="float">
            <text:p>96122.8638660965</text:p>
          </table:table-cell>
          <table:table-cell table:formula="of:=[.G336]-[.$B336]" office:value-type="float" office:value="11.3460800647736" calcext:value-type="float">
            <text:p>11.3460800648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43139761.6977" calcext:value-type="float">
            <text:p>1443139761.6977</text:p>
          </table:table-cell>
          <table:table-cell office:value-type="float" office:value="4480" calcext:value-type="float">
            <text:p>4480</text:p>
          </table:table-cell>
          <table:table-cell table:formula="of:=[.B337]-[.$B$2]" office:value-type="float" office:value="41.6975376605988" calcext:value-type="float">
            <text:p>41.6975376606</text:p>
          </table:table-cell>
          <table:table-cell table:formula="of:=[.C337]/([.D337]-[.D336])" office:value-type="float" office:value="84779.6728915038" calcext:value-type="float">
            <text:p>84779.6728915038</text:p>
          </table:table-cell>
          <table:table-cell/>
          <table:table-cell office:value-type="float" office:value="1443139773.03761" calcext:value-type="float">
            <text:p>1443139773.03761</text:p>
          </table:table-cell>
          <table:table-cell table:formula="of:=[.G337]-[.$B$2]" office:value-type="float" office:value="53.0374448299408" calcext:value-type="float">
            <text:p>53.0374448299</text:p>
          </table:table-cell>
          <table:table-cell table:formula="of:=[.C337]/([.H337]-[.H336])" office:value-type="float" office:value="95993.2255757402" calcext:value-type="float">
            <text:p>95993.2255757402</text:p>
          </table:table-cell>
          <table:table-cell table:formula="of:=[.G337]-[.$B337]" office:value-type="float" office:value="11.339907169342" calcext:value-type="float">
            <text:p>11.3399071693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43139761.75056" calcext:value-type="float">
            <text:p>1443139761.75056</text:p>
          </table:table-cell>
          <table:table-cell office:value-type="float" office:value="4480" calcext:value-type="float">
            <text:p>4480</text:p>
          </table:table-cell>
          <table:table-cell table:formula="of:=[.B338]-[.$B$2]" office:value-type="float" office:value="41.7503936290741" calcext:value-type="float">
            <text:p>41.7503936291</text:p>
          </table:table-cell>
          <table:table-cell table:formula="of:=[.C338]/([.D338]-[.D337])" office:value-type="float" office:value="84758.6399271067" calcext:value-type="float">
            <text:p>84758.6399271067</text:p>
          </table:table-cell>
          <table:table-cell/>
          <table:table-cell office:value-type="float" office:value="1443139773.05256" calcext:value-type="float">
            <text:p>1443139773.05256</text:p>
          </table:table-cell>
          <table:table-cell table:formula="of:=[.G338]-[.$B$2]" office:value-type="float" office:value="53.0523943901062" calcext:value-type="float">
            <text:p>53.0523943901</text:p>
          </table:table-cell>
          <table:table-cell table:formula="of:=[.C338]/([.H338]-[.H337])" office:value-type="float" office:value="299674.368371529" calcext:value-type="float">
            <text:p>299674.368371529</text:p>
          </table:table-cell>
          <table:table-cell table:formula="of:=[.G338]-[.$B338]" office:value-type="float" office:value="11.3020007610321" calcext:value-type="float">
            <text:p>11.302000761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43139761.8034" calcext:value-type="float">
            <text:p>1443139761.8034</text:p>
          </table:table-cell>
          <table:table-cell office:value-type="float" office:value="4480" calcext:value-type="float">
            <text:p>4480</text:p>
          </table:table-cell>
          <table:table-cell table:formula="of:=[.B339]-[.$B$2]" office:value-type="float" office:value="41.803239107132" calcext:value-type="float">
            <text:p>41.8032391071</text:p>
          </table:table-cell>
          <table:table-cell table:formula="of:=[.C339]/([.D339]-[.D338])" office:value-type="float" office:value="84775.4654635687" calcext:value-type="float">
            <text:p>84775.4654635687</text:p>
          </table:table-cell>
          <table:table-cell/>
          <table:table-cell office:value-type="float" office:value="1443139773.08684" calcext:value-type="float">
            <text:p>1443139773.08684</text:p>
          </table:table-cell>
          <table:table-cell table:formula="of:=[.G339]-[.$B$2]" office:value-type="float" office:value="53.086678981781" calcext:value-type="float">
            <text:p>53.0866789818</text:p>
          </table:table-cell>
          <table:table-cell table:formula="of:=[.C339]/([.H339]-[.H338])" office:value-type="float" office:value="130670.945201669" calcext:value-type="float">
            <text:p>130670.945201669</text:p>
          </table:table-cell>
          <table:table-cell table:formula="of:=[.G339]-[.$B339]" office:value-type="float" office:value="11.283439874649" calcext:value-type="float">
            <text:p>11.2834398746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43139761.85624" calcext:value-type="float">
            <text:p>1443139761.85624</text:p>
          </table:table-cell>
          <table:table-cell office:value-type="float" office:value="4480" calcext:value-type="float">
            <text:p>4480</text:p>
          </table:table-cell>
          <table:table-cell table:formula="of:=[.B340]-[.$B$2]" office:value-type="float" office:value="41.8560743331909" calcext:value-type="float">
            <text:p>41.8560743332</text:p>
          </table:table-cell>
          <table:table-cell table:formula="of:=[.C340]/([.D340]-[.D339])" office:value-type="float" office:value="84791.9150568348" calcext:value-type="float">
            <text:p>84791.9150568348</text:p>
          </table:table-cell>
          <table:table-cell/>
          <table:table-cell office:value-type="float" office:value="1443139773.13073" calcext:value-type="float">
            <text:p>1443139773.13073</text:p>
          </table:table-cell>
          <table:table-cell table:formula="of:=[.G340]-[.$B$2]" office:value-type="float" office:value="53.1305665969849" calcext:value-type="float">
            <text:p>53.130566597</text:p>
          </table:table-cell>
          <table:table-cell table:formula="of:=[.C340]/([.H340]-[.H339])" office:value-type="float" office:value="102078.911765665" calcext:value-type="float">
            <text:p>102078.911765665</text:p>
          </table:table-cell>
          <table:table-cell table:formula="of:=[.G340]-[.$B340]" office:value-type="float" office:value="11.2744922637939" calcext:value-type="float">
            <text:p>11.2744922638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43139761.90906" calcext:value-type="float">
            <text:p>1443139761.90906</text:p>
          </table:table-cell>
          <table:table-cell office:value-type="float" office:value="4480" calcext:value-type="float">
            <text:p>4480</text:p>
          </table:table-cell>
          <table:table-cell table:formula="of:=[.B341]-[.$B$2]" office:value-type="float" office:value="41.9088954925537" calcext:value-type="float">
            <text:p>41.9088954926</text:p>
          </table:table-cell>
          <table:table-cell table:formula="of:=[.C341]/([.D341]-[.D340])" office:value-type="float" office:value="84814.4958203188" calcext:value-type="float">
            <text:p>84814.4958203188</text:p>
          </table:table-cell>
          <table:table-cell/>
          <table:table-cell office:value-type="float" office:value="1443139773.17461" calcext:value-type="float">
            <text:p>1443139773.17461</text:p>
          </table:table-cell>
          <table:table-cell table:formula="of:=[.G341]-[.$B$2]" office:value-type="float" office:value="53.1744463443756" calcext:value-type="float">
            <text:p>53.1744463444</text:p>
          </table:table-cell>
          <table:table-cell table:formula="of:=[.C341]/([.H341]-[.H340])" office:value-type="float" office:value="102097.214920264" calcext:value-type="float">
            <text:p>102097.214920264</text:p>
          </table:table-cell>
          <table:table-cell table:formula="of:=[.G341]-[.$B341]" office:value-type="float" office:value="11.2655508518219" calcext:value-type="float">
            <text:p>11.2655508518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43139761.96189" calcext:value-type="float">
            <text:p>1443139761.96189</text:p>
          </table:table-cell>
          <table:table-cell office:value-type="float" office:value="4480" calcext:value-type="float">
            <text:p>4480</text:p>
          </table:table-cell>
          <table:table-cell table:formula="of:=[.B342]-[.$B$2]" office:value-type="float" office:value="41.9617292881012" calcext:value-type="float">
            <text:p>41.9617292881</text:p>
          </table:table-cell>
          <table:table-cell table:formula="of:=[.C342]/([.D342]-[.D341])" office:value-type="float" office:value="84794.2108564492" calcext:value-type="float">
            <text:p>84794.2108564492</text:p>
          </table:table-cell>
          <table:table-cell/>
          <table:table-cell office:value-type="float" office:value="1443139773.21847" calcext:value-type="float">
            <text:p>1443139773.21847</text:p>
          </table:table-cell>
          <table:table-cell table:formula="of:=[.G342]-[.$B$2]" office:value-type="float" office:value="53.218309879303" calcext:value-type="float">
            <text:p>53.2183098793</text:p>
          </table:table-cell>
          <table:table-cell table:formula="of:=[.C342]/([.H342]-[.H341])" office:value-type="float" office:value="102134.951216728" calcext:value-type="float">
            <text:p>102134.951216728</text:p>
          </table:table-cell>
          <table:table-cell table:formula="of:=[.G342]-[.$B342]" office:value-type="float" office:value="11.2565805912018" calcext:value-type="float">
            <text:p>11.2565805912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3139762.01228" calcext:value-type="float">
            <text:p>1443139762.01228</text:p>
          </table:table-cell>
          <table:table-cell office:value-type="float" office:value="4480" calcext:value-type="float">
            <text:p>4480</text:p>
          </table:table-cell>
          <table:table-cell table:formula="of:=[.B343]-[.$B$2]" office:value-type="float" office:value="42.0121223926544" calcext:value-type="float">
            <text:p>42.0121223927</text:p>
          </table:table-cell>
          <table:table-cell table:formula="of:=[.C343]/([.D343]-[.D342])" office:value-type="float" office:value="88901.0518347495" calcext:value-type="float">
            <text:p>88901.0518347495</text:p>
          </table:table-cell>
          <table:table-cell/>
          <table:table-cell office:value-type="float" office:value="1443139773.26241" calcext:value-type="float">
            <text:p>1443139773.26241</text:p>
          </table:table-cell>
          <table:table-cell table:formula="of:=[.G343]-[.$B$2]" office:value-type="float" office:value="53.262247800827" calcext:value-type="float">
            <text:p>53.2622478008</text:p>
          </table:table-cell>
          <table:table-cell table:formula="of:=[.C343]/([.H343]-[.H342])" office:value-type="float" office:value="101962.037452045" calcext:value-type="float">
            <text:p>101962.037452045</text:p>
          </table:table-cell>
          <table:table-cell table:formula="of:=[.G343]-[.$B343]" office:value-type="float" office:value="11.2501254081726" calcext:value-type="float">
            <text:p>11.2501254082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43139762.05617" calcext:value-type="float">
            <text:p>1443139762.05617</text:p>
          </table:table-cell>
          <table:table-cell office:value-type="float" office:value="4480" calcext:value-type="float">
            <text:p>4480</text:p>
          </table:table-cell>
          <table:table-cell table:formula="of:=[.B344]-[.$B$2]" office:value-type="float" office:value="42.0560035705566" calcext:value-type="float">
            <text:p>42.0560035706</text:p>
          </table:table-cell>
          <table:table-cell table:formula="of:=[.C344]/([.D344]-[.D343])" office:value-type="float" office:value="102093.886585783" calcext:value-type="float">
            <text:p>102093.886585783</text:p>
          </table:table-cell>
          <table:table-cell/>
          <table:table-cell office:value-type="float" office:value="1443139773.30619" calcext:value-type="float">
            <text:p>1443139773.30619</text:p>
          </table:table-cell>
          <table:table-cell table:formula="of:=[.G344]-[.$B$2]" office:value-type="float" office:value="53.3060328960419" calcext:value-type="float">
            <text:p>53.306032896</text:p>
          </table:table-cell>
          <table:table-cell table:formula="of:=[.C344]/([.H344]-[.H343])" office:value-type="float" office:value="102317.922983098" calcext:value-type="float">
            <text:p>102317.922983098</text:p>
          </table:table-cell>
          <table:table-cell table:formula="of:=[.G344]-[.$B344]" office:value-type="float" office:value="11.2500293254852" calcext:value-type="float">
            <text:p>11.2500293255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43139762.10005" calcext:value-type="float">
            <text:p>1443139762.10005</text:p>
          </table:table-cell>
          <table:table-cell office:value-type="float" office:value="4480" calcext:value-type="float">
            <text:p>4480</text:p>
          </table:table-cell>
          <table:table-cell table:formula="of:=[.B345]-[.$B$2]" office:value-type="float" office:value="42.0998842716217" calcext:value-type="float">
            <text:p>42.0998842716</text:p>
          </table:table-cell>
          <table:table-cell table:formula="of:=[.C345]/([.D345]-[.D344])" office:value-type="float" office:value="102094.996006498" calcext:value-type="float">
            <text:p>102094.996006498</text:p>
          </table:table-cell>
          <table:table-cell/>
          <table:table-cell office:value-type="float" office:value="1443139773.35017" calcext:value-type="float">
            <text:p>1443139773.35017</text:p>
          </table:table-cell>
          <table:table-cell table:formula="of:=[.G345]-[.$B$2]" office:value-type="float" office:value="53.3500106334686" calcext:value-type="float">
            <text:p>53.3500106335</text:p>
          </table:table-cell>
          <table:table-cell table:formula="of:=[.C345]/([.H345]-[.H344])" office:value-type="float" office:value="101869.724595568" calcext:value-type="float">
            <text:p>101869.724595568</text:p>
          </table:table-cell>
          <table:table-cell table:formula="of:=[.G345]-[.$B345]" office:value-type="float" office:value="11.2501263618469" calcext:value-type="float">
            <text:p>11.2501263618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43139762.14396" calcext:value-type="float">
            <text:p>1443139762.14396</text:p>
          </table:table-cell>
          <table:table-cell office:value-type="float" office:value="4480" calcext:value-type="float">
            <text:p>4480</text:p>
          </table:table-cell>
          <table:table-cell table:formula="of:=[.B346]-[.$B$2]" office:value-type="float" office:value="42.1438024044037" calcext:value-type="float">
            <text:p>42.1438024044</text:p>
          </table:table-cell>
          <table:table-cell table:formula="of:=[.C346]/([.D346]-[.D345])" office:value-type="float" office:value="102007.979761788" calcext:value-type="float">
            <text:p>102007.979761788</text:p>
          </table:table-cell>
          <table:table-cell/>
          <table:table-cell office:value-type="float" office:value="1443139773.39406" calcext:value-type="float">
            <text:p>1443139773.39406</text:p>
          </table:table-cell>
          <table:table-cell table:formula="of:=[.G346]-[.$B$2]" office:value-type="float" office:value="53.3938980102539" calcext:value-type="float">
            <text:p>53.3938980103</text:p>
          </table:table-cell>
          <table:table-cell table:formula="of:=[.C346]/([.H346]-[.H345])" office:value-type="float" office:value="102079.466310294" calcext:value-type="float">
            <text:p>102079.466310294</text:p>
          </table:table-cell>
          <table:table-cell table:formula="of:=[.G346]-[.$B346]" office:value-type="float" office:value="11.2500956058502" calcext:value-type="float">
            <text:p>11.2500956059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43139762.18785" calcext:value-type="float">
            <text:p>1443139762.18785</text:p>
          </table:table-cell>
          <table:table-cell office:value-type="float" office:value="4480" calcext:value-type="float">
            <text:p>4480</text:p>
          </table:table-cell>
          <table:table-cell table:formula="of:=[.B347]-[.$B$2]" office:value-type="float" office:value="42.1876866817474" calcext:value-type="float">
            <text:p>42.1876866817</text:p>
          </table:table-cell>
          <table:table-cell table:formula="of:=[.C347]/([.D347]-[.D346])" office:value-type="float" office:value="102086.675938804" calcext:value-type="float">
            <text:p>102086.675938804</text:p>
          </table:table-cell>
          <table:table-cell/>
          <table:table-cell office:value-type="float" office:value="1443139773.43793" calcext:value-type="float">
            <text:p>1443139773.43793</text:p>
          </table:table-cell>
          <table:table-cell table:formula="of:=[.G347]-[.$B$2]" office:value-type="float" office:value="53.4377632141113" calcext:value-type="float">
            <text:p>53.4377632141</text:p>
          </table:table-cell>
          <table:table-cell table:formula="of:=[.C347]/([.H347]-[.H346])" office:value-type="float" office:value="102131.065310027" calcext:value-type="float">
            <text:p>102131.065310027</text:p>
          </table:table-cell>
          <table:table-cell table:formula="of:=[.G347]-[.$B347]" office:value-type="float" office:value="11.2500765323639" calcext:value-type="float">
            <text:p>11.2500765324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43139762.23173" calcext:value-type="float">
            <text:p>1443139762.23173</text:p>
          </table:table-cell>
          <table:table-cell office:value-type="float" office:value="4480" calcext:value-type="float">
            <text:p>4480</text:p>
          </table:table-cell>
          <table:table-cell table:formula="of:=[.B348]-[.$B$2]" office:value-type="float" office:value="42.2315702438354" calcext:value-type="float">
            <text:p>42.2315702438</text:p>
          </table:table-cell>
          <table:table-cell table:formula="of:=[.C348]/([.D348]-[.D347])" office:value-type="float" office:value="102088.339843856" calcext:value-type="float">
            <text:p>102088.339843856</text:p>
          </table:table-cell>
          <table:table-cell/>
          <table:table-cell office:value-type="float" office:value="1443139773.48185" calcext:value-type="float">
            <text:p>1443139773.48185</text:p>
          </table:table-cell>
          <table:table-cell table:formula="of:=[.G348]-[.$B$2]" office:value-type="float" office:value="53.4816839694977" calcext:value-type="float">
            <text:p>53.4816839695</text:p>
          </table:table-cell>
          <table:table-cell table:formula="of:=[.C348]/([.H348]-[.H347])" office:value-type="float" office:value="102001.888642199" calcext:value-type="float">
            <text:p>102001.888642199</text:p>
          </table:table-cell>
          <table:table-cell table:formula="of:=[.G348]-[.$B348]" office:value-type="float" office:value="11.2501137256622" calcext:value-type="float">
            <text:p>11.2501137257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43139762.27561" calcext:value-type="float">
            <text:p>1443139762.27561</text:p>
          </table:table-cell>
          <table:table-cell office:value-type="float" office:value="4480" calcext:value-type="float">
            <text:p>4480</text:p>
          </table:table-cell>
          <table:table-cell table:formula="of:=[.B349]-[.$B$2]" office:value-type="float" office:value="42.2754490375519" calcext:value-type="float">
            <text:p>42.2754490376</text:p>
          </table:table-cell>
          <table:table-cell table:formula="of:=[.C349]/([.D349]-[.D348])" office:value-type="float" office:value="102099.433930483" calcext:value-type="float">
            <text:p>102099.433930483</text:p>
          </table:table-cell>
          <table:table-cell/>
          <table:table-cell office:value-type="float" office:value="1443139773.52571" calcext:value-type="float">
            <text:p>1443139773.52571</text:p>
          </table:table-cell>
          <table:table-cell table:formula="of:=[.G349]-[.$B$2]" office:value-type="float" office:value="53.5255494117737" calcext:value-type="float">
            <text:p>53.5255494118</text:p>
          </table:table-cell>
          <table:table-cell table:formula="of:=[.C349]/([.H349]-[.H348])" office:value-type="float" office:value="102130.510204636" calcext:value-type="float">
            <text:p>102130.510204636</text:p>
          </table:table-cell>
          <table:table-cell table:formula="of:=[.G349]-[.$B349]" office:value-type="float" office:value="11.2501003742218" calcext:value-type="float">
            <text:p>11.2501003742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43139762.31949" calcext:value-type="float">
            <text:p>1443139762.31949</text:p>
          </table:table-cell>
          <table:table-cell office:value-type="float" office:value="4480" calcext:value-type="float">
            <text:p>4480</text:p>
          </table:table-cell>
          <table:table-cell table:formula="of:=[.B350]-[.$B$2]" office:value-type="float" office:value="42.3193292617798" calcext:value-type="float">
            <text:p>42.3193292618</text:p>
          </table:table-cell>
          <table:table-cell table:formula="of:=[.C350]/([.D350]-[.D349])" office:value-type="float" office:value="102096.105451325" calcext:value-type="float">
            <text:p>102096.105451325</text:p>
          </table:table-cell>
          <table:table-cell/>
          <table:table-cell office:value-type="float" office:value="1443139773.56961" calcext:value-type="float">
            <text:p>1443139773.56961</text:p>
          </table:table-cell>
          <table:table-cell table:formula="of:=[.G350]-[.$B$2]" office:value-type="float" office:value="53.5694456100464" calcext:value-type="float">
            <text:p>53.56944561</text:p>
          </table:table-cell>
          <table:table-cell table:formula="of:=[.C350]/([.H350]-[.H349])" office:value-type="float" office:value="102058.952170938" calcext:value-type="float">
            <text:p>102058.952170938</text:p>
          </table:table-cell>
          <table:table-cell table:formula="of:=[.G350]-[.$B350]" office:value-type="float" office:value="11.2501163482666" calcext:value-type="float">
            <text:p>11.2501163483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43139762.36337" calcext:value-type="float">
            <text:p>1443139762.36337</text:p>
          </table:table-cell>
          <table:table-cell office:value-type="float" office:value="4480" calcext:value-type="float">
            <text:p>4480</text:p>
          </table:table-cell>
          <table:table-cell table:formula="of:=[.B351]-[.$B$2]" office:value-type="float" office:value="42.3632085323334" calcext:value-type="float">
            <text:p>42.3632085323</text:p>
          </table:table-cell>
          <table:table-cell table:formula="of:=[.C351]/([.D351]-[.D350])" office:value-type="float" office:value="102098.324413316" calcext:value-type="float">
            <text:p>102098.324413316</text:p>
          </table:table-cell>
          <table:table-cell/>
          <table:table-cell office:value-type="float" office:value="1443139773.61347" calcext:value-type="float">
            <text:p>1443139773.61347</text:p>
          </table:table-cell>
          <table:table-cell table:formula="of:=[.G351]-[.$B$2]" office:value-type="float" office:value="53.6133086681366" calcext:value-type="float">
            <text:p>53.6133086681</text:p>
          </table:table-cell>
          <table:table-cell table:formula="of:=[.C351]/([.H351]-[.H350])" office:value-type="float" office:value="102136.061530099" calcext:value-type="float">
            <text:p>102136.061530099</text:p>
          </table:table-cell>
          <table:table-cell table:formula="of:=[.G351]-[.$B351]" office:value-type="float" office:value="11.2501001358032" calcext:value-type="float">
            <text:p>11.2501001358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43139762.40725" calcext:value-type="float">
            <text:p>1443139762.40725</text:p>
          </table:table-cell>
          <table:table-cell office:value-type="float" office:value="4480" calcext:value-type="float">
            <text:p>4480</text:p>
          </table:table-cell>
          <table:table-cell table:formula="of:=[.B352]-[.$B$2]" office:value-type="float" office:value="42.4070916175842" calcext:value-type="float">
            <text:p>42.4070916176</text:p>
          </table:table-cell>
          <table:table-cell table:formula="of:=[.C352]/([.D352]-[.D351])" office:value-type="float" office:value="102089.449144024" calcext:value-type="float">
            <text:p>102089.449144024</text:p>
          </table:table-cell>
          <table:table-cell/>
          <table:table-cell office:value-type="float" office:value="1443139773.65741" calcext:value-type="float">
            <text:p>1443139773.65741</text:p>
          </table:table-cell>
          <table:table-cell table:formula="of:=[.G352]-[.$B$2]" office:value-type="float" office:value="53.6572484970093" calcext:value-type="float">
            <text:p>53.657248497</text:p>
          </table:table-cell>
          <table:table-cell table:formula="of:=[.C352]/([.H352]-[.H351])" office:value-type="float" office:value="101957.611464104" calcext:value-type="float">
            <text:p>101957.611464104</text:p>
          </table:table-cell>
          <table:table-cell table:formula="of:=[.G352]-[.$B352]" office:value-type="float" office:value="11.250156879425" calcext:value-type="float">
            <text:p>11.2501568794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43139762.45113" calcext:value-type="float">
            <text:p>1443139762.45113</text:p>
          </table:table-cell>
          <table:table-cell office:value-type="float" office:value="4480" calcext:value-type="float">
            <text:p>4480</text:p>
          </table:table-cell>
          <table:table-cell table:formula="of:=[.B353]-[.$B$2]" office:value-type="float" office:value="42.4509720802307" calcext:value-type="float">
            <text:p>42.4509720802</text:p>
          </table:table-cell>
          <table:table-cell table:formula="of:=[.C353]/([.D353]-[.D352])" office:value-type="float" office:value="102095.550725898" calcext:value-type="float">
            <text:p>102095.550725898</text:p>
          </table:table-cell>
          <table:table-cell/>
          <table:table-cell office:value-type="float" office:value="1443139773.70138" calcext:value-type="float">
            <text:p>1443139773.70138</text:p>
          </table:table-cell>
          <table:table-cell table:formula="of:=[.G353]-[.$B$2]" office:value-type="float" office:value="53.7012155056" calcext:value-type="float">
            <text:p>53.7012155056</text:p>
          </table:table-cell>
          <table:table-cell table:formula="of:=[.C353]/([.H353]-[.H352])" office:value-type="float" office:value="101894.582861109" calcext:value-type="float">
            <text:p>101894.582861109</text:p>
          </table:table-cell>
          <table:table-cell table:formula="of:=[.G353]-[.$B353]" office:value-type="float" office:value="11.2502434253693" calcext:value-type="float">
            <text:p>11.2502434254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43139762.49504" calcext:value-type="float">
            <text:p>1443139762.49504</text:p>
          </table:table-cell>
          <table:table-cell office:value-type="float" office:value="4480" calcext:value-type="float">
            <text:p>4480</text:p>
          </table:table-cell>
          <table:table-cell table:formula="of:=[.B354]-[.$B$2]" office:value-type="float" office:value="42.4948744773865" calcext:value-type="float">
            <text:p>42.4948744774</text:p>
          </table:table-cell>
          <table:table-cell table:formula="of:=[.C354]/([.D354]-[.D353])" office:value-type="float" office:value="102044.541761703" calcext:value-type="float">
            <text:p>102044.541761703</text:p>
          </table:table-cell>
          <table:table-cell/>
          <table:table-cell office:value-type="float" office:value="1443139773.74519" calcext:value-type="float">
            <text:p>1443139773.74519</text:p>
          </table:table-cell>
          <table:table-cell table:formula="of:=[.G354]-[.$B$2]" office:value-type="float" office:value="53.7450258731842" calcext:value-type="float">
            <text:p>53.7450258732</text:p>
          </table:table-cell>
          <table:table-cell table:formula="of:=[.C354]/([.H354]-[.H353])" office:value-type="float" office:value="102258.900051155" calcext:value-type="float">
            <text:p>102258.900051155</text:p>
          </table:table-cell>
          <table:table-cell table:formula="of:=[.G354]-[.$B354]" office:value-type="float" office:value="11.2501513957977" calcext:value-type="float">
            <text:p>11.2501513958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43139762.53893" calcext:value-type="float">
            <text:p>1443139762.53893</text:p>
          </table:table-cell>
          <table:table-cell office:value-type="float" office:value="4480" calcext:value-type="float">
            <text:p>4480</text:p>
          </table:table-cell>
          <table:table-cell table:formula="of:=[.B355]-[.$B$2]" office:value-type="float" office:value="42.5387728214264" calcext:value-type="float">
            <text:p>42.5387728214</text:p>
          </table:table-cell>
          <table:table-cell table:formula="of:=[.C355]/([.D355]-[.D354])" office:value-type="float" office:value="102053.963491796" calcext:value-type="float">
            <text:p>102053.963491796</text:p>
          </table:table-cell>
          <table:table-cell/>
          <table:table-cell office:value-type="float" office:value="1443139773.78907" calcext:value-type="float">
            <text:p>1443139773.78907</text:p>
          </table:table-cell>
          <table:table-cell table:formula="of:=[.G355]-[.$B$2]" office:value-type="float" office:value="53.7889089584351" calcext:value-type="float">
            <text:p>53.7889089584</text:p>
          </table:table-cell>
          <table:table-cell table:formula="of:=[.C355]/([.H355]-[.H354])" office:value-type="float" office:value="102089.449144024" calcext:value-type="float">
            <text:p>102089.449144024</text:p>
          </table:table-cell>
          <table:table-cell table:formula="of:=[.G355]-[.$B355]" office:value-type="float" office:value="11.2501361370087" calcext:value-type="float">
            <text:p>11.250136137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43139762.58286" calcext:value-type="float">
            <text:p>1443139762.58286</text:p>
          </table:table-cell>
          <table:table-cell office:value-type="float" office:value="4480" calcext:value-type="float">
            <text:p>4480</text:p>
          </table:table-cell>
          <table:table-cell table:formula="of:=[.B356]-[.$B$2]" office:value-type="float" office:value="42.5826945304871" calcext:value-type="float">
            <text:p>42.5826945305</text:p>
          </table:table-cell>
          <table:table-cell table:formula="of:=[.C356]/([.D356]-[.D355])" office:value-type="float" office:value="101999.673869971" calcext:value-type="float">
            <text:p>101999.673869971</text:p>
          </table:table-cell>
          <table:table-cell/>
          <table:table-cell office:value-type="float" office:value="1443139773.83292" calcext:value-type="float">
            <text:p>1443139773.83292</text:p>
          </table:table-cell>
          <table:table-cell table:formula="of:=[.G356]-[.$B$2]" office:value-type="float" office:value="53.8327577114105" calcext:value-type="float">
            <text:p>53.8327577114</text:p>
          </table:table-cell>
          <table:table-cell table:formula="of:=[.C356]/([.H356]-[.H355])" office:value-type="float" office:value="102169.382160237" calcext:value-type="float">
            <text:p>102169.382160237</text:p>
          </table:table-cell>
          <table:table-cell table:formula="of:=[.G356]-[.$B356]" office:value-type="float" office:value="11.2500631809235" calcext:value-type="float">
            <text:p>11.2500631809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43139762.62673" calcext:value-type="float">
            <text:p>1443139762.62673</text:p>
          </table:table-cell>
          <table:table-cell office:value-type="float" office:value="4480" calcext:value-type="float">
            <text:p>4480</text:p>
          </table:table-cell>
          <table:table-cell table:formula="of:=[.B357]-[.$B$2]" office:value-type="float" office:value="42.6265726089478" calcext:value-type="float">
            <text:p>42.6265726089</text:p>
          </table:table-cell>
          <table:table-cell table:formula="of:=[.C357]/([.D357]-[.D356])" office:value-type="float" office:value="102101.098251448" calcext:value-type="float">
            <text:p>102101.098251448</text:p>
          </table:table-cell>
          <table:table-cell/>
          <table:table-cell office:value-type="float" office:value="1443139773.8768" calcext:value-type="float">
            <text:p>1443139773.8768</text:p>
          </table:table-cell>
          <table:table-cell table:formula="of:=[.G357]-[.$B$2]" office:value-type="float" office:value="53.8766353130341" calcext:value-type="float">
            <text:p>53.876635313</text:p>
          </table:table-cell>
          <table:table-cell table:formula="of:=[.C357]/([.H357]-[.H356])" office:value-type="float" office:value="102102.207828903" calcext:value-type="float">
            <text:p>102102.207828903</text:p>
          </table:table-cell>
          <table:table-cell table:formula="of:=[.G357]-[.$B357]" office:value-type="float" office:value="11.2500627040863" calcext:value-type="float">
            <text:p>11.250062704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43139762.67061" calcext:value-type="float">
            <text:p>1443139762.67061</text:p>
          </table:table-cell>
          <table:table-cell office:value-type="float" office:value="4480" calcext:value-type="float">
            <text:p>4480</text:p>
          </table:table-cell>
          <table:table-cell table:formula="of:=[.B358]-[.$B$2]" office:value-type="float" office:value="42.6704502105713" calcext:value-type="float">
            <text:p>42.6704502106</text:p>
          </table:table-cell>
          <table:table-cell table:formula="of:=[.C358]/([.D358]-[.D357])" office:value-type="float" office:value="102102.207828903" calcext:value-type="float">
            <text:p>102102.207828903</text:p>
          </table:table-cell>
          <table:table-cell/>
          <table:table-cell office:value-type="float" office:value="1443139773.92068" calcext:value-type="float">
            <text:p>1443139773.92068</text:p>
          </table:table-cell>
          <table:table-cell table:formula="of:=[.G358]-[.$B$2]" office:value-type="float" office:value="53.920520067215" calcext:value-type="float">
            <text:p>53.9205200672</text:p>
          </table:table-cell>
          <table:table-cell table:formula="of:=[.C358]/([.H358]-[.H357])" office:value-type="float" office:value="102085.566698901" calcext:value-type="float">
            <text:p>102085.566698901</text:p>
          </table:table-cell>
          <table:table-cell table:formula="of:=[.G358]-[.$B358]" office:value-type="float" office:value="11.2500698566437" calcext:value-type="float">
            <text:p>11.2500698566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43139762.71449" calcext:value-type="float">
            <text:p>1443139762.71449</text:p>
          </table:table-cell>
          <table:table-cell office:value-type="float" office:value="4480" calcext:value-type="float">
            <text:p>4480</text:p>
          </table:table-cell>
          <table:table-cell table:formula="of:=[.B359]-[.$B$2]" office:value-type="float" office:value="42.7143270969391" calcext:value-type="float">
            <text:p>42.7143270969</text:p>
          </table:table-cell>
          <table:table-cell table:formula="of:=[.C359]/([.D359]-[.D358])" office:value-type="float" office:value="102103.872240305" calcext:value-type="float">
            <text:p>102103.872240305</text:p>
          </table:table-cell>
          <table:table-cell/>
          <table:table-cell office:value-type="float" office:value="1443139773.96453" calcext:value-type="float">
            <text:p>1443139773.96453</text:p>
          </table:table-cell>
          <table:table-cell table:formula="of:=[.G359]-[.$B$2]" office:value-type="float" office:value="53.9643702507019" calcext:value-type="float">
            <text:p>53.9643702507</text:p>
          </table:table-cell>
          <table:table-cell table:formula="of:=[.C359]/([.H359]-[.H358])" office:value-type="float" office:value="102166.049118915" calcext:value-type="float">
            <text:p>102166.049118915</text:p>
          </table:table-cell>
          <table:table-cell table:formula="of:=[.G359]-[.$B359]" office:value-type="float" office:value="11.2500431537628" calcext:value-type="float">
            <text:p>11.2500431538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43139762.75837" calcext:value-type="float">
            <text:p>1443139762.75837</text:p>
          </table:table-cell>
          <table:table-cell office:value-type="float" office:value="4480" calcext:value-type="float">
            <text:p>4480</text:p>
          </table:table-cell>
          <table:table-cell table:formula="of:=[.B360]-[.$B$2]" office:value-type="float" office:value="42.7582128047943" calcext:value-type="float">
            <text:p>42.7582128048</text:p>
          </table:table-cell>
          <table:table-cell table:formula="of:=[.C360]/([.D360]-[.D359])" office:value-type="float" office:value="102083.348291411" calcext:value-type="float">
            <text:p>102083.348291411</text:p>
          </table:table-cell>
          <table:table-cell/>
          <table:table-cell office:value-type="float" office:value="1443139774.00845" calcext:value-type="float">
            <text:p>1443139774.00845</text:p>
          </table:table-cell>
          <table:table-cell table:formula="of:=[.G360]-[.$B$2]" office:value-type="float" office:value="54.0082862377167" calcext:value-type="float">
            <text:p>54.0082862377</text:p>
          </table:table-cell>
          <table:table-cell table:formula="of:=[.C360]/([.H360]-[.H359])" office:value-type="float" office:value="102012.96394621" calcext:value-type="float">
            <text:p>102012.96394621</text:p>
          </table:table-cell>
          <table:table-cell table:formula="of:=[.G360]-[.$B360]" office:value-type="float" office:value="11.2500734329224" calcext:value-type="float">
            <text:p>11.2500734329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43139762.80228" calcext:value-type="float">
            <text:p>1443139762.80228</text:p>
          </table:table-cell>
          <table:table-cell office:value-type="float" office:value="4480" calcext:value-type="float">
            <text:p>4480</text:p>
          </table:table-cell>
          <table:table-cell table:formula="of:=[.B361]-[.$B$2]" office:value-type="float" office:value="42.8021149635315" calcext:value-type="float">
            <text:p>42.8021149635</text:p>
          </table:table-cell>
          <table:table-cell table:formula="of:=[.C361]/([.D361]-[.D360])" office:value-type="float" office:value="102045.095932964" calcext:value-type="float">
            <text:p>102045.095932964</text:p>
          </table:table-cell>
          <table:table-cell/>
          <table:table-cell office:value-type="float" office:value="1443139774.0233" calcext:value-type="float">
            <text:p>1443139774.0233</text:p>
          </table:table-cell>
          <table:table-cell table:formula="of:=[.G361]-[.$B$2]" office:value-type="float" office:value="54.0231425762177" calcext:value-type="float">
            <text:p>54.0231425762</text:p>
          </table:table-cell>
          <table:table-cell table:formula="of:=[.C361]/([.H361]-[.H360])" office:value-type="float" office:value="301554.787520863" calcext:value-type="float">
            <text:p>301554.787520863</text:p>
          </table:table-cell>
          <table:table-cell table:formula="of:=[.G361]-[.$B361]" office:value-type="float" office:value="11.2210276126862" calcext:value-type="float">
            <text:p>11.2210276127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43139762.84616" calcext:value-type="float">
            <text:p>1443139762.84616</text:p>
          </table:table-cell>
          <table:table-cell office:value-type="float" office:value="4480" calcext:value-type="float">
            <text:p>4480</text:p>
          </table:table-cell>
          <table:table-cell table:formula="of:=[.B362]-[.$B$2]" office:value-type="float" office:value="42.8460023403168" calcext:value-type="float">
            <text:p>42.8460023403</text:p>
          </table:table-cell>
          <table:table-cell table:formula="of:=[.C362]/([.D362]-[.D361])" office:value-type="float" office:value="102079.466310294" calcext:value-type="float">
            <text:p>102079.466310294</text:p>
          </table:table-cell>
          <table:table-cell/>
          <table:table-cell office:value-type="float" office:value="1443139774.06305" calcext:value-type="float">
            <text:p>1443139774.06305</text:p>
          </table:table-cell>
          <table:table-cell table:formula="of:=[.G362]-[.$B$2]" office:value-type="float" office:value="54.0628881454468" calcext:value-type="float">
            <text:p>54.0628881454</text:p>
          </table:table-cell>
          <table:table-cell table:formula="of:=[.C362]/([.H362]-[.H361])" office:value-type="float" office:value="112716.966617678" calcext:value-type="float">
            <text:p>112716.966617678</text:p>
          </table:table-cell>
          <table:table-cell table:formula="of:=[.G362]-[.$B362]" office:value-type="float" office:value="11.21688580513" calcext:value-type="float">
            <text:p>11.216885805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43139762.89004" calcext:value-type="float">
            <text:p>1443139762.89004</text:p>
          </table:table-cell>
          <table:table-cell office:value-type="float" office:value="4480" calcext:value-type="float">
            <text:p>4480</text:p>
          </table:table-cell>
          <table:table-cell table:formula="of:=[.B363]-[.$B$2]" office:value-type="float" office:value="42.8898816108704" calcext:value-type="float">
            <text:p>42.8898816109</text:p>
          </table:table-cell>
          <table:table-cell table:formula="of:=[.C363]/([.D363]-[.D362])" office:value-type="float" office:value="102098.324413316" calcext:value-type="float">
            <text:p>102098.324413316</text:p>
          </table:table-cell>
          <table:table-cell/>
          <table:table-cell office:value-type="float" office:value="1443139774.1118" calcext:value-type="float">
            <text:p>1443139774.1118</text:p>
          </table:table-cell>
          <table:table-cell table:formula="of:=[.G363]-[.$B$2]" office:value-type="float" office:value="54.1116411685944" calcext:value-type="float">
            <text:p>54.1116411686</text:p>
          </table:table-cell>
          <table:table-cell table:formula="of:=[.C363]/([.H363]-[.H362])" office:value-type="float" office:value="91891.7373890506" calcext:value-type="float">
            <text:p>91891.7373890506</text:p>
          </table:table-cell>
          <table:table-cell table:formula="of:=[.G363]-[.$B363]" office:value-type="float" office:value="11.221759557724" calcext:value-type="float">
            <text:p>11.2217595577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43139762.93393" calcext:value-type="float">
            <text:p>1443139762.93393</text:p>
          </table:table-cell>
          <table:table-cell office:value-type="float" office:value="4480" calcext:value-type="float">
            <text:p>4480</text:p>
          </table:table-cell>
          <table:table-cell table:formula="of:=[.B364]-[.$B$2]" office:value-type="float" office:value="42.9337642192841" calcext:value-type="float">
            <text:p>42.9337642193</text:p>
          </table:table-cell>
          <table:table-cell table:formula="of:=[.C364]/([.D364]-[.D363])" office:value-type="float" office:value="102090.558468301" calcext:value-type="float">
            <text:p>102090.558468301</text:p>
          </table:table-cell>
          <table:table-cell/>
          <table:table-cell office:value-type="float" office:value="1443139774.16054" calcext:value-type="float">
            <text:p>1443139774.16054</text:p>
          </table:table-cell>
          <table:table-cell table:formula="of:=[.G364]-[.$B$2]" office:value-type="float" office:value="54.1603825092316" calcext:value-type="float">
            <text:p>54.1603825092</text:p>
          </table:table-cell>
          <table:table-cell table:formula="of:=[.C364]/([.H364]-[.H363])" office:value-type="float" office:value="91913.7623510536" calcext:value-type="float">
            <text:p>91913.7623510536</text:p>
          </table:table-cell>
          <table:table-cell table:formula="of:=[.G364]-[.$B364]" office:value-type="float" office:value="11.2266182899475" calcext:value-type="float">
            <text:p>11.2266182899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43139762.9778" calcext:value-type="float">
            <text:p>1443139762.9778</text:p>
          </table:table-cell>
          <table:table-cell office:value-type="float" office:value="4480" calcext:value-type="float">
            <text:p>4480</text:p>
          </table:table-cell>
          <table:table-cell table:formula="of:=[.B365]-[.$B$2]" office:value-type="float" office:value="42.9776427745819" calcext:value-type="float">
            <text:p>42.9776427746</text:p>
          </table:table-cell>
          <table:table-cell table:formula="of:=[.C365]/([.D365]-[.D364])" office:value-type="float" office:value="102099.988698109" calcext:value-type="float">
            <text:p>102099.988698109</text:p>
          </table:table-cell>
          <table:table-cell/>
          <table:table-cell office:value-type="float" office:value="1443139774.20935" calcext:value-type="float">
            <text:p>1443139774.20935</text:p>
          </table:table-cell>
          <table:table-cell table:formula="of:=[.G365]-[.$B$2]" office:value-type="float" office:value="54.2091920375824" calcext:value-type="float">
            <text:p>54.2091920376</text:p>
          </table:table-cell>
          <table:table-cell table:formula="of:=[.C365]/([.H365]-[.H364])" office:value-type="float" office:value="91785.3573138207" calcext:value-type="float">
            <text:p>91785.3573138207</text:p>
          </table:table-cell>
          <table:table-cell table:formula="of:=[.G365]-[.$B365]" office:value-type="float" office:value="11.2315492630005" calcext:value-type="float">
            <text:p>11.231549263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43139763.02221" calcext:value-type="float">
            <text:p>1443139763.02221</text:p>
          </table:table-cell>
          <table:table-cell office:value-type="float" office:value="4480" calcext:value-type="float">
            <text:p>4480</text:p>
          </table:table-cell>
          <table:table-cell table:formula="of:=[.B366]-[.$B$2]" office:value-type="float" office:value="43.0220448970795" calcext:value-type="float">
            <text:p>43.0220448971</text:p>
          </table:table-cell>
          <table:table-cell table:formula="of:=[.C366]/([.D366]-[.D365])" office:value-type="float" office:value="100896.077664898" calcext:value-type="float">
            <text:p>100896.077664898</text:p>
          </table:table-cell>
          <table:table-cell/>
          <table:table-cell office:value-type="float" office:value="1443139774.25804" calcext:value-type="float">
            <text:p>1443139774.25804</text:p>
          </table:table-cell>
          <table:table-cell table:formula="of:=[.G366]-[.$B$2]" office:value-type="float" office:value="54.2578749656677" calcext:value-type="float">
            <text:p>54.2578749657</text:p>
          </table:table-cell>
          <table:table-cell table:formula="of:=[.C366]/([.H366]-[.H365])" office:value-type="float" office:value="92024.0457218976" calcext:value-type="float">
            <text:p>92024.0457218976</text:p>
          </table:table-cell>
          <table:table-cell table:formula="of:=[.G366]-[.$B366]" office:value-type="float" office:value="11.2358300685883" calcext:value-type="float">
            <text:p>11.2358300686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43139763.06714" calcext:value-type="float">
            <text:p>1443139763.06714</text:p>
          </table:table-cell>
          <table:table-cell office:value-type="float" office:value="4480" calcext:value-type="float">
            <text:p>4480</text:p>
          </table:table-cell>
          <table:table-cell table:formula="of:=[.B367]-[.$B$2]" office:value-type="float" office:value="43.0669796466827" calcext:value-type="float">
            <text:p>43.0669796467</text:p>
          </table:table-cell>
          <table:table-cell table:formula="of:=[.C367]/([.D367]-[.D366])" office:value-type="float" office:value="99700.1216108665" calcext:value-type="float">
            <text:p>99700.1216108665</text:p>
          </table:table-cell>
          <table:table-cell/>
          <table:table-cell office:value-type="float" office:value="1443139774.30684" calcext:value-type="float">
            <text:p>1443139774.30684</text:p>
          </table:table-cell>
          <table:table-cell table:formula="of:=[.G367]-[.$B$2]" office:value-type="float" office:value="54.3066804409027" calcext:value-type="float">
            <text:p>54.3066804409</text:p>
          </table:table-cell>
          <table:table-cell table:formula="of:=[.C367]/([.H367]-[.H366])" office:value-type="float" office:value="91792.9797513495" calcext:value-type="float">
            <text:p>91792.9797513495</text:p>
          </table:table-cell>
          <table:table-cell table:formula="of:=[.G367]-[.$B367]" office:value-type="float" office:value="11.23970079422" calcext:value-type="float">
            <text:p>11.2397007942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43139763.11208" calcext:value-type="float">
            <text:p>1443139763.11208</text:p>
          </table:table-cell>
          <table:table-cell office:value-type="float" office:value="4480" calcext:value-type="float">
            <text:p>4480</text:p>
          </table:table-cell>
          <table:table-cell table:formula="of:=[.B368]-[.$B$2]" office:value-type="float" office:value="43.1119146347046" calcext:value-type="float">
            <text:p>43.1119146347</text:p>
          </table:table-cell>
          <table:table-cell table:formula="of:=[.C368]/([.D368]-[.D367])" office:value-type="float" office:value="99699.5926163707" calcext:value-type="float">
            <text:p>99699.5926163707</text:p>
          </table:table-cell>
          <table:table-cell/>
          <table:table-cell office:value-type="float" office:value="1443139774.35558" calcext:value-type="float">
            <text:p>1443139774.35558</text:p>
          </table:table-cell>
          <table:table-cell table:formula="of:=[.G368]-[.$B$2]" office:value-type="float" office:value="54.3554201126099" calcext:value-type="float">
            <text:p>54.3554201126</text:p>
          </table:table-cell>
          <table:table-cell table:formula="of:=[.C368]/([.H368]-[.H367])" office:value-type="float" office:value="91916.9096361084" calcext:value-type="float">
            <text:p>91916.9096361084</text:p>
          </table:table-cell>
          <table:table-cell table:formula="of:=[.G368]-[.$B368]" office:value-type="float" office:value="11.2435054779053" calcext:value-type="float">
            <text:p>11.2435054779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43139763.15701" calcext:value-type="float">
            <text:p>1443139763.15701</text:p>
          </table:table-cell>
          <table:table-cell office:value-type="float" office:value="4480" calcext:value-type="float">
            <text:p>4480</text:p>
          </table:table-cell>
          <table:table-cell table:formula="of:=[.B369]-[.$B$2]" office:value-type="float" office:value="43.1568458080292" calcext:value-type="float">
            <text:p>43.156845808</text:p>
          </table:table-cell>
          <table:table-cell table:formula="of:=[.C369]/([.D369]-[.D368])" office:value-type="float" office:value="99708.0572019846" calcext:value-type="float">
            <text:p>99708.0572019846</text:p>
          </table:table-cell>
          <table:table-cell/>
          <table:table-cell office:value-type="float" office:value="1443139774.40434" calcext:value-type="float">
            <text:p>1443139774.40434</text:p>
          </table:table-cell>
          <table:table-cell table:formula="of:=[.G369]-[.$B$2]" office:value-type="float" office:value="54.4041750431061" calcext:value-type="float">
            <text:p>54.4041750431</text:p>
          </table:table-cell>
          <table:table-cell table:formula="of:=[.C369]/([.H369]-[.H368])" office:value-type="float" office:value="91888.1424792047" calcext:value-type="float">
            <text:p>91888.1424792047</text:p>
          </table:table-cell>
          <table:table-cell table:formula="of:=[.G369]-[.$B369]" office:value-type="float" office:value="11.2473292350769" calcext:value-type="float">
            <text:p>11.2473292351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43139763.20195" calcext:value-type="float">
            <text:p>1443139763.20195</text:p>
          </table:table-cell>
          <table:table-cell office:value-type="float" office:value="4480" calcext:value-type="float">
            <text:p>4480</text:p>
          </table:table-cell>
          <table:table-cell table:formula="of:=[.B370]-[.$B$2]" office:value-type="float" office:value="43.2017831802368" calcext:value-type="float">
            <text:p>43.2017831802</text:p>
          </table:table-cell>
          <table:table-cell table:formula="of:=[.C370]/([.D370]-[.D369])" office:value-type="float" office:value="99694.3029801412" calcext:value-type="float">
            <text:p>99694.3029801412</text:p>
          </table:table-cell>
          <table:table-cell/>
          <table:table-cell office:value-type="float" office:value="1443139774.45312" calcext:value-type="float">
            <text:p>1443139774.45312</text:p>
          </table:table-cell>
          <table:table-cell table:formula="of:=[.G370]-[.$B$2]" office:value-type="float" office:value="54.4529588222504" calcext:value-type="float">
            <text:p>54.4529588223</text:p>
          </table:table-cell>
          <table:table-cell table:formula="of:=[.C370]/([.H370]-[.H369])" office:value-type="float" office:value="91833.8037475442" calcext:value-type="float">
            <text:p>91833.8037475442</text:p>
          </table:table-cell>
          <table:table-cell table:formula="of:=[.G370]-[.$B370]" office:value-type="float" office:value="11.2511756420135" calcext:value-type="float">
            <text:p>11.251175642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43139763.24688" calcext:value-type="float">
            <text:p>1443139763.24688</text:p>
          </table:table-cell>
          <table:table-cell office:value-type="float" office:value="4480" calcext:value-type="float">
            <text:p>4480</text:p>
          </table:table-cell>
          <table:table-cell table:formula="of:=[.B371]-[.$B$2]" office:value-type="float" office:value="43.2467174530029" calcext:value-type="float">
            <text:p>43.246717453</text:p>
          </table:table-cell>
          <table:table-cell table:formula="of:=[.C371]/([.D371]-[.D370])" office:value-type="float" office:value="99701.1796166989" calcext:value-type="float">
            <text:p>99701.1796166989</text:p>
          </table:table-cell>
          <table:table-cell/>
          <table:table-cell office:value-type="float" office:value="1443139774.50191" calcext:value-type="float">
            <text:p>1443139774.50191</text:p>
          </table:table-cell>
          <table:table-cell table:formula="of:=[.G371]-[.$B$2]" office:value-type="float" office:value="54.5017442703247" calcext:value-type="float">
            <text:p>54.5017442703</text:p>
          </table:table-cell>
          <table:table-cell table:formula="of:=[.C371]/([.H371]-[.H370])" office:value-type="float" office:value="91830.6621510011" calcext:value-type="float">
            <text:p>91830.6621510011</text:p>
          </table:table-cell>
          <table:table-cell table:formula="of:=[.G371]-[.$B371]" office:value-type="float" office:value="11.2550268173218" calcext:value-type="float">
            <text:p>11.2550268173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43139763.29181" calcext:value-type="float">
            <text:p>1443139763.29181</text:p>
          </table:table-cell>
          <table:table-cell office:value-type="float" office:value="4480" calcext:value-type="float">
            <text:p>4480</text:p>
          </table:table-cell>
          <table:table-cell table:formula="of:=[.B372]-[.$B$2]" office:value-type="float" office:value="43.2916467189789" calcext:value-type="float">
            <text:p>43.291646719</text:p>
          </table:table-cell>
          <table:table-cell table:formula="of:=[.C372]/([.D372]-[.D371])" office:value-type="float" office:value="99712.2900338026" calcext:value-type="float">
            <text:p>99712.2900338026</text:p>
          </table:table-cell>
          <table:table-cell/>
          <table:table-cell office:value-type="float" office:value="1443139774.55057" calcext:value-type="float">
            <text:p>1443139774.55057</text:p>
          </table:table-cell>
          <table:table-cell table:formula="of:=[.G372]-[.$B$2]" office:value-type="float" office:value="54.5504112243652" calcext:value-type="float">
            <text:p>54.5504112244</text:p>
          </table:table-cell>
          <table:table-cell table:formula="of:=[.C372]/([.H372]-[.H371])" office:value-type="float" office:value="92054.2509455037" calcext:value-type="float">
            <text:p>92054.2509455037</text:p>
          </table:table-cell>
          <table:table-cell table:formula="of:=[.G372]-[.$B372]" office:value-type="float" office:value="11.2587645053864" calcext:value-type="float">
            <text:p>11.2587645054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43139763.33674" calcext:value-type="float">
            <text:p>1443139763.33674</text:p>
          </table:table-cell>
          <table:table-cell office:value-type="float" office:value="4480" calcext:value-type="float">
            <text:p>4480</text:p>
          </table:table-cell>
          <table:table-cell table:formula="of:=[.B373]-[.$B$2]" office:value-type="float" office:value="43.3365757465363" calcext:value-type="float">
            <text:p>43.3365757465</text:p>
          </table:table-cell>
          <table:table-cell table:formula="of:=[.C373]/([.D373]-[.D372])" office:value-type="float" office:value="99712.8191630494" calcext:value-type="float">
            <text:p>99712.8191630494</text:p>
          </table:table-cell>
          <table:table-cell/>
          <table:table-cell office:value-type="float" office:value="1443139774.59945" calcext:value-type="float">
            <text:p>1443139774.59945</text:p>
          </table:table-cell>
          <table:table-cell table:formula="of:=[.G373]-[.$B$2]" office:value-type="float" office:value="54.599285364151" calcext:value-type="float">
            <text:p>54.5992853642</text:p>
          </table:table-cell>
          <table:table-cell table:formula="of:=[.C373]/([.H373]-[.H372])" office:value-type="float" office:value="91664.0174054724" calcext:value-type="float">
            <text:p>91664.0174054724</text:p>
          </table:table-cell>
          <table:table-cell table:formula="of:=[.G373]-[.$B373]" office:value-type="float" office:value="11.2627096176147" calcext:value-type="float">
            <text:p>11.2627096176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43139763.38167" calcext:value-type="float">
            <text:p>1443139763.38167</text:p>
          </table:table-cell>
          <table:table-cell office:value-type="float" office:value="4480" calcext:value-type="float">
            <text:p>4480</text:p>
          </table:table-cell>
          <table:table-cell table:formula="of:=[.B374]-[.$B$2]" office:value-type="float" office:value="43.3815033435822" calcext:value-type="float">
            <text:p>43.3815033436</text:p>
          </table:table-cell>
          <table:table-cell table:formula="of:=[.C374]/([.D374]-[.D373])" office:value-type="float" office:value="99715.9940564636" calcext:value-type="float">
            <text:p>99715.9940564636</text:p>
          </table:table-cell>
          <table:table-cell/>
          <table:table-cell office:value-type="float" office:value="1443139774.6482" calcext:value-type="float">
            <text:p>1443139774.6482</text:p>
          </table:table-cell>
          <table:table-cell table:formula="of:=[.G374]-[.$B$2]" office:value-type="float" office:value="54.6480388641357" calcext:value-type="float">
            <text:p>54.6480388641</text:p>
          </table:table-cell>
          <table:table-cell table:formula="of:=[.C374]/([.H374]-[.H373])" office:value-type="float" office:value="91890.8386352189" calcext:value-type="float">
            <text:p>91890.8386352189</text:p>
          </table:table-cell>
          <table:table-cell table:formula="of:=[.G374]-[.$B374]" office:value-type="float" office:value="11.2665355205536" calcext:value-type="float">
            <text:p>11.2665355206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43139763.4266" calcext:value-type="float">
            <text:p>1443139763.4266</text:p>
          </table:table-cell>
          <table:table-cell office:value-type="float" office:value="4480" calcext:value-type="float">
            <text:p>4480</text:p>
          </table:table-cell>
          <table:table-cell table:formula="of:=[.B375]-[.$B$2]" office:value-type="float" office:value="43.4264359474182" calcext:value-type="float">
            <text:p>43.4264359474</text:p>
          </table:table-cell>
          <table:table-cell table:formula="of:=[.C375]/([.D375]-[.D374])" office:value-type="float" office:value="99704.8828139509" calcext:value-type="float">
            <text:p>99704.8828139509</text:p>
          </table:table-cell>
          <table:table-cell/>
          <table:table-cell office:value-type="float" office:value="1443139774.69694" calcext:value-type="float">
            <text:p>1443139774.69694</text:p>
          </table:table-cell>
          <table:table-cell table:formula="of:=[.G375]-[.$B$2]" office:value-type="float" office:value="54.6967778205872" calcext:value-type="float">
            <text:p>54.6967778206</text:p>
          </table:table-cell>
          <table:table-cell table:formula="of:=[.C375]/([.H375]-[.H374])" office:value-type="float" office:value="91918.2585385421" calcext:value-type="float">
            <text:p>91918.2585385421</text:p>
          </table:table-cell>
          <table:table-cell table:formula="of:=[.G375]-[.$B375]" office:value-type="float" office:value="11.2703418731689" calcext:value-type="float">
            <text:p>11.2703418732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43139763.47154" calcext:value-type="float">
            <text:p>1443139763.47154</text:p>
          </table:table-cell>
          <table:table-cell office:value-type="float" office:value="4480" calcext:value-type="float">
            <text:p>4480</text:p>
          </table:table-cell>
          <table:table-cell table:formula="of:=[.B376]-[.$B$2]" office:value-type="float" office:value="43.4713764190674" calcext:value-type="float">
            <text:p>43.4713764191</text:p>
          </table:table-cell>
          <table:table-cell table:formula="of:=[.C376]/([.D376]-[.D375])" office:value-type="float" office:value="99687.4272921154" calcext:value-type="float">
            <text:p>99687.4272921154</text:p>
          </table:table-cell>
          <table:table-cell/>
          <table:table-cell office:value-type="float" office:value="1443139774.74571" calcext:value-type="float">
            <text:p>1443139774.74571</text:p>
          </table:table-cell>
          <table:table-cell table:formula="of:=[.G376]-[.$B$2]" office:value-type="float" office:value="54.7455494403839" calcext:value-type="float">
            <text:p>54.7455494404</text:p>
          </table:table-cell>
          <table:table-cell table:formula="of:=[.C376]/([.H376]-[.H375])" office:value-type="float" office:value="91856.6990120403" calcext:value-type="float">
            <text:p>91856.6990120403</text:p>
          </table:table-cell>
          <table:table-cell table:formula="of:=[.G376]-[.$B376]" office:value-type="float" office:value="11.2741730213165" calcext:value-type="float">
            <text:p>11.2741730213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43139763.5165" calcext:value-type="float">
            <text:p>1443139763.5165</text:p>
          </table:table-cell>
          <table:table-cell office:value-type="float" office:value="4480" calcext:value-type="float">
            <text:p>4480</text:p>
          </table:table-cell>
          <table:table-cell table:formula="of:=[.B377]-[.$B$2]" office:value-type="float" office:value="43.516339302063" calcext:value-type="float">
            <text:p>43.5163393021</text:p>
          </table:table-cell>
          <table:table-cell table:formula="of:=[.C377]/([.D377]-[.D376])" office:value-type="float" office:value="99637.7389865739" calcext:value-type="float">
            <text:p>99637.7389865739</text:p>
          </table:table-cell>
          <table:table-cell/>
          <table:table-cell office:value-type="float" office:value="1443139774.79442" calcext:value-type="float">
            <text:p>1443139774.79442</text:p>
          </table:table-cell>
          <table:table-cell table:formula="of:=[.G377]-[.$B$2]" office:value-type="float" office:value="54.7942547798157" calcext:value-type="float">
            <text:p>54.7942547798</text:p>
          </table:table-cell>
          <table:table-cell table:formula="of:=[.C377]/([.H377]-[.H376])" office:value-type="float" office:value="91981.7016423134" calcext:value-type="float">
            <text:p>91981.7016423134</text:p>
          </table:table-cell>
          <table:table-cell table:formula="of:=[.G377]-[.$B377]" office:value-type="float" office:value="11.2779154777527" calcext:value-type="float">
            <text:p>11.2779154778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43139763.56143" calcext:value-type="float">
            <text:p>1443139763.56143</text:p>
          </table:table-cell>
          <table:table-cell office:value-type="float" office:value="4480" calcext:value-type="float">
            <text:p>4480</text:p>
          </table:table-cell>
          <table:table-cell table:formula="of:=[.B378]-[.$B$2]" office:value-type="float" office:value="43.561270236969" calcext:value-type="float">
            <text:p>43.561270237</text:p>
          </table:table-cell>
          <table:table-cell table:formula="of:=[.C378]/([.D378]-[.D377])" office:value-type="float" office:value="99708.5862863086" calcext:value-type="float">
            <text:p>99708.5862863086</text:p>
          </table:table-cell>
          <table:table-cell/>
          <table:table-cell office:value-type="float" office:value="1443139774.84327" calcext:value-type="float">
            <text:p>1443139774.84327</text:p>
          </table:table-cell>
          <table:table-cell table:formula="of:=[.G378]-[.$B$2]" office:value-type="float" office:value="54.8431088924408" calcext:value-type="float">
            <text:p>54.8431088924</text:p>
          </table:table-cell>
          <table:table-cell table:formula="of:=[.C378]/([.H378]-[.H377])" office:value-type="float" office:value="91701.5939758625" calcext:value-type="float">
            <text:p>91701.5939758625</text:p>
          </table:table-cell>
          <table:table-cell table:formula="of:=[.G378]-[.$B378]" office:value-type="float" office:value="11.2818386554718" calcext:value-type="float">
            <text:p>11.2818386555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43139763.60636" calcext:value-type="float">
            <text:p>1443139763.60636</text:p>
          </table:table-cell>
          <table:table-cell office:value-type="float" office:value="4480" calcext:value-type="float">
            <text:p>4480</text:p>
          </table:table-cell>
          <table:table-cell table:formula="of:=[.B379]-[.$B$2]" office:value-type="float" office:value="43.6062004566193" calcext:value-type="float">
            <text:p>43.6062004566</text:p>
          </table:table-cell>
          <table:table-cell table:formula="of:=[.C379]/([.D379]-[.D378])" office:value-type="float" office:value="99710.1735729712" calcext:value-type="float">
            <text:p>99710.1735729712</text:p>
          </table:table-cell>
          <table:table-cell/>
          <table:table-cell office:value-type="float" office:value="1443139774.89196" calcext:value-type="float">
            <text:p>1443139774.89196</text:p>
          </table:table-cell>
          <table:table-cell table:formula="of:=[.G379]-[.$B$2]" office:value-type="float" office:value="54.8918006420135" calcext:value-type="float">
            <text:p>54.891800642</text:p>
          </table:table-cell>
          <table:table-cell table:formula="of:=[.C379]/([.H379]-[.H378])" office:value-type="float" office:value="92007.3737195683" calcext:value-type="float">
            <text:p>92007.3737195683</text:p>
          </table:table-cell>
          <table:table-cell table:formula="of:=[.G379]-[.$B379]" office:value-type="float" office:value="11.2856001853943" calcext:value-type="float">
            <text:p>11.2856001854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43139763.65129" calcext:value-type="float">
            <text:p>1443139763.65129</text:p>
          </table:table-cell>
          <table:table-cell office:value-type="float" office:value="4480" calcext:value-type="float">
            <text:p>4480</text:p>
          </table:table-cell>
          <table:table-cell table:formula="of:=[.B380]-[.$B$2]" office:value-type="float" office:value="43.6511306762695" calcext:value-type="float">
            <text:p>43.6511306763</text:p>
          </table:table-cell>
          <table:table-cell table:formula="of:=[.C380]/([.D380]-[.D379])" office:value-type="float" office:value="99710.1735729712" calcext:value-type="float">
            <text:p>99710.1735729712</text:p>
          </table:table-cell>
          <table:table-cell/>
          <table:table-cell office:value-type="float" office:value="1443139774.94072" calcext:value-type="float">
            <text:p>1443139774.94072</text:p>
          </table:table-cell>
          <table:table-cell table:formula="of:=[.G380]-[.$B$2]" office:value-type="float" office:value="54.9405589103699" calcext:value-type="float">
            <text:p>54.9405589104</text:p>
          </table:table-cell>
          <table:table-cell table:formula="of:=[.C380]/([.H380]-[.H379])" office:value-type="float" office:value="91881.8520637436" calcext:value-type="float">
            <text:p>91881.8520637436</text:p>
          </table:table-cell>
          <table:table-cell table:formula="of:=[.G380]-[.$B380]" office:value-type="float" office:value="11.2894282341003" calcext:value-type="float">
            <text:p>11.289428234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43139763.69622" calcext:value-type="float">
            <text:p>1443139763.69622</text:p>
          </table:table-cell>
          <table:table-cell office:value-type="float" office:value="4480" calcext:value-type="float">
            <text:p>4480</text:p>
          </table:table-cell>
          <table:table-cell table:formula="of:=[.B381]-[.$B$2]" office:value-type="float" office:value="43.6960597038269" calcext:value-type="float">
            <text:p>43.6960597038</text:p>
          </table:table-cell>
          <table:table-cell table:formula="of:=[.C381]/([.D381]-[.D380])" office:value-type="float" office:value="99712.8191630494" calcext:value-type="float">
            <text:p>99712.8191630494</text:p>
          </table:table-cell>
          <table:table-cell/>
          <table:table-cell office:value-type="float" office:value="1443139774.98946" calcext:value-type="float">
            <text:p>1443139774.98946</text:p>
          </table:table-cell>
          <table:table-cell table:formula="of:=[.G381]-[.$B$2]" office:value-type="float" office:value="54.9893002510071" calcext:value-type="float">
            <text:p>54.989300251</text:p>
          </table:table-cell>
          <table:table-cell table:formula="of:=[.C381]/([.H381]-[.H380])" office:value-type="float" office:value="91913.7623510536" calcext:value-type="float">
            <text:p>91913.7623510536</text:p>
          </table:table-cell>
          <table:table-cell table:formula="of:=[.G381]-[.$B381]" office:value-type="float" office:value="11.2932405471802" calcext:value-type="float">
            <text:p>11.2932405472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43139763.74115" calcext:value-type="float">
            <text:p>1443139763.74115</text:p>
          </table:table-cell>
          <table:table-cell office:value-type="float" office:value="4480" calcext:value-type="float">
            <text:p>4480</text:p>
          </table:table-cell>
          <table:table-cell table:formula="of:=[.B382]-[.$B$2]" office:value-type="float" office:value="43.7409870624542" calcext:value-type="float">
            <text:p>43.7409870625</text:p>
          </table:table-cell>
          <table:table-cell table:formula="of:=[.C382]/([.D382]-[.D381])" office:value-type="float" office:value="99716.5232250224" calcext:value-type="float">
            <text:p>99716.5232250224</text:p>
          </table:table-cell>
          <table:table-cell/>
          <table:table-cell office:value-type="float" office:value="1443139775.02562" calcext:value-type="float">
            <text:p>1443139775.02562</text:p>
          </table:table-cell>
          <table:table-cell table:formula="of:=[.G382]-[.$B$2]" office:value-type="float" office:value="55.0254621505737" calcext:value-type="float">
            <text:p>55.0254621506</text:p>
          </table:table-cell>
          <table:table-cell table:formula="of:=[.C382]/([.H382]-[.H381])" office:value-type="float" office:value="123887.297229585" calcext:value-type="float">
            <text:p>123887.297229585</text:p>
          </table:table-cell>
          <table:table-cell table:formula="of:=[.G382]-[.$B382]" office:value-type="float" office:value="11.2844750881195" calcext:value-type="float">
            <text:p>11.2844750881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43139763.78608" calcext:value-type="float">
            <text:p>1443139763.78608</text:p>
          </table:table-cell>
          <table:table-cell office:value-type="float" office:value="4480" calcext:value-type="float">
            <text:p>4480</text:p>
          </table:table-cell>
          <table:table-cell table:formula="of:=[.B383]-[.$B$2]" office:value-type="float" office:value="43.7859168052673" calcext:value-type="float">
            <text:p>43.7859168053</text:p>
          </table:table-cell>
          <table:table-cell table:formula="of:=[.C383]/([.D383]-[.D382])" office:value-type="float" office:value="99711.231792156" calcext:value-type="float">
            <text:p>99711.231792156</text:p>
          </table:table-cell>
          <table:table-cell/>
          <table:table-cell office:value-type="float" office:value="1443139775.03926" calcext:value-type="float">
            <text:p>1443139775.03926</text:p>
          </table:table-cell>
          <table:table-cell table:formula="of:=[.G383]-[.$B$2]" office:value-type="float" office:value="55.0390930175781" calcext:value-type="float">
            <text:p>55.0390930176</text:p>
          </table:table-cell>
          <table:table-cell table:formula="of:=[.C383]/([.H383]-[.H382])" office:value-type="float" office:value="328665.814034842" calcext:value-type="float">
            <text:p>328665.814034842</text:p>
          </table:table-cell>
          <table:table-cell table:formula="of:=[.G383]-[.$B383]" office:value-type="float" office:value="11.2531762123108" calcext:value-type="float">
            <text:p>11.2531762123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43139763.83102" calcext:value-type="float">
            <text:p>1443139763.83102</text:p>
          </table:table-cell>
          <table:table-cell office:value-type="float" office:value="4480" calcext:value-type="float">
            <text:p>4480</text:p>
          </table:table-cell>
          <table:table-cell table:formula="of:=[.B384]-[.$B$2]" office:value-type="float" office:value="43.8308627605438" calcext:value-type="float">
            <text:p>43.8308627605</text:p>
          </table:table-cell>
          <table:table-cell table:formula="of:=[.C384]/([.D384]-[.D383])" office:value-type="float" office:value="99675.2649363187" calcext:value-type="float">
            <text:p>99675.2649363187</text:p>
          </table:table-cell>
          <table:table-cell/>
          <table:table-cell office:value-type="float" office:value="1443139775.07037" calcext:value-type="float">
            <text:p>1443139775.07037</text:p>
          </table:table-cell>
          <table:table-cell table:formula="of:=[.G384]-[.$B$2]" office:value-type="float" office:value="55.070207118988" calcext:value-type="float">
            <text:p>55.070207119</text:p>
          </table:table-cell>
          <table:table-cell table:formula="of:=[.C384]/([.H384]-[.H383])" office:value-type="float" office:value="143986.160518613" calcext:value-type="float">
            <text:p>143986.160518613</text:p>
          </table:table-cell>
          <table:table-cell table:formula="of:=[.G384]-[.$B384]" office:value-type="float" office:value="11.2393443584442" calcext:value-type="float">
            <text:p>11.2393443584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43139763.87598" calcext:value-type="float">
            <text:p>1443139763.87598</text:p>
          </table:table-cell>
          <table:table-cell office:value-type="float" office:value="4480" calcext:value-type="float">
            <text:p>4480</text:p>
          </table:table-cell>
          <table:table-cell table:formula="of:=[.B385]-[.$B$2]" office:value-type="float" office:value="43.8758146762848" calcext:value-type="float">
            <text:p>43.8758146763</text:p>
          </table:table-cell>
          <table:table-cell table:formula="of:=[.C385]/([.D385]-[.D384])" office:value-type="float" office:value="99662.0483499698" calcext:value-type="float">
            <text:p>99662.0483499698</text:p>
          </table:table-cell>
          <table:table-cell/>
          <table:table-cell office:value-type="float" office:value="1443139775.11024" calcext:value-type="float">
            <text:p>1443139775.11024</text:p>
          </table:table-cell>
          <table:table-cell table:formula="of:=[.G385]-[.$B$2]" office:value-type="float" office:value="55.1100780963898" calcext:value-type="float">
            <text:p>55.1100780964</text:p>
          </table:table-cell>
          <table:table-cell table:formula="of:=[.C385]/([.H385]-[.H384])" office:value-type="float" office:value="112362.43232415" calcext:value-type="float">
            <text:p>112362.43232415</text:p>
          </table:table-cell>
          <table:table-cell table:formula="of:=[.G385]-[.$B385]" office:value-type="float" office:value="11.234263420105" calcext:value-type="float">
            <text:p>11.2342634201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43139763.92092" calcext:value-type="float">
            <text:p>1443139763.92092</text:p>
          </table:table-cell>
          <table:table-cell office:value-type="float" office:value="4480" calcext:value-type="float">
            <text:p>4480</text:p>
          </table:table-cell>
          <table:table-cell table:formula="of:=[.B386]-[.$B$2]" office:value-type="float" office:value="43.9207563400269" calcext:value-type="float">
            <text:p>43.92075634</text:p>
          </table:table-cell>
          <table:table-cell table:formula="of:=[.C386]/([.D386]-[.D385])" office:value-type="float" office:value="99684.7830492469" calcext:value-type="float">
            <text:p>99684.7830492469</text:p>
          </table:table-cell>
          <table:table-cell/>
          <table:table-cell office:value-type="float" office:value="1443139775.15013" calcext:value-type="float">
            <text:p>1443139775.15013</text:p>
          </table:table-cell>
          <table:table-cell table:formula="of:=[.G386]-[.$B$2]" office:value-type="float" office:value="55.1499693393707" calcext:value-type="float">
            <text:p>55.1499693394</text:p>
          </table:table-cell>
          <table:table-cell table:formula="of:=[.C386]/([.H386]-[.H385])" office:value-type="float" office:value="112305.34987688" calcext:value-type="float">
            <text:p>112305.34987688</text:p>
          </table:table-cell>
          <table:table-cell table:formula="of:=[.G386]-[.$B386]" office:value-type="float" office:value="11.2292129993439" calcext:value-type="float">
            <text:p>11.2292129993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43139763.96585" calcext:value-type="float">
            <text:p>1443139763.96585</text:p>
          </table:table-cell>
          <table:table-cell office:value-type="float" office:value="4480" calcext:value-type="float">
            <text:p>4480</text:p>
          </table:table-cell>
          <table:table-cell table:formula="of:=[.B387]-[.$B$2]" office:value-type="float" office:value="43.9656927585602" calcext:value-type="float">
            <text:p>43.9656927586</text:p>
          </table:table-cell>
          <table:table-cell table:formula="of:=[.C387]/([.D387]-[.D386])" office:value-type="float" office:value="99696.4187672766" calcext:value-type="float">
            <text:p>99696.4187672766</text:p>
          </table:table-cell>
          <table:table-cell/>
          <table:table-cell office:value-type="float" office:value="1443139775.19002" calcext:value-type="float">
            <text:p>1443139775.19002</text:p>
          </table:table-cell>
          <table:table-cell table:formula="of:=[.G387]-[.$B$2]" office:value-type="float" office:value="55.1898603439331" calcext:value-type="float">
            <text:p>55.1898603439</text:p>
          </table:table-cell>
          <table:table-cell table:formula="of:=[.C387]/([.H387]-[.H386])" office:value-type="float" office:value="112306.021097929" calcext:value-type="float">
            <text:p>112306.021097929</text:p>
          </table:table-cell>
          <table:table-cell table:formula="of:=[.G387]-[.$B387]" office:value-type="float" office:value="11.2241675853729" calcext:value-type="float">
            <text:p>11.2241675854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43139764.01071" calcext:value-type="float">
            <text:p>1443139764.01071</text:p>
          </table:table-cell>
          <table:table-cell office:value-type="float" office:value="4480" calcext:value-type="float">
            <text:p>4480</text:p>
          </table:table-cell>
          <table:table-cell table:formula="of:=[.B388]-[.$B$2]" office:value-type="float" office:value="44.010546207428" calcext:value-type="float">
            <text:p>44.0105462074</text:p>
          </table:table-cell>
          <table:table-cell table:formula="of:=[.C388]/([.D388]-[.D387])" office:value-type="float" office:value="99880.8366599514" calcext:value-type="float">
            <text:p>99880.8366599514</text:p>
          </table:table-cell>
          <table:table-cell/>
          <table:table-cell office:value-type="float" office:value="1443139775.22994" calcext:value-type="float">
            <text:p>1443139775.22994</text:p>
          </table:table-cell>
          <table:table-cell table:formula="of:=[.G388]-[.$B$2]" office:value-type="float" office:value="55.2297775745392" calcext:value-type="float">
            <text:p>55.2297775745</text:p>
          </table:table-cell>
          <table:table-cell table:formula="of:=[.C388]/([.H388]-[.H387])" office:value-type="float" office:value="112232.234851426" calcext:value-type="float">
            <text:p>112232.234851426</text:p>
          </table:table-cell>
          <table:table-cell table:formula="of:=[.G388]-[.$B388]" office:value-type="float" office:value="11.2192313671112" calcext:value-type="float">
            <text:p>11.2192313671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43139764.05541" calcext:value-type="float">
            <text:p>1443139764.05541</text:p>
          </table:table-cell>
          <table:table-cell office:value-type="float" office:value="4480" calcext:value-type="float">
            <text:p>4480</text:p>
          </table:table-cell>
          <table:table-cell table:formula="of:=[.B389]-[.$B$2]" office:value-type="float" office:value="44.0552477836609" calcext:value-type="float">
            <text:p>44.0552477837</text:p>
          </table:table-cell>
          <table:table-cell table:formula="of:=[.C389]/([.D389]-[.D388])" office:value-type="float" office:value="100220.179634331" calcext:value-type="float">
            <text:p>100220.179634331</text:p>
          </table:table-cell>
          <table:table-cell/>
          <table:table-cell office:value-type="float" office:value="1443139775.26982" calcext:value-type="float">
            <text:p>1443139775.26982</text:p>
          </table:table-cell>
          <table:table-cell table:formula="of:=[.G389]-[.$B$2]" office:value-type="float" office:value="55.2696597576141" calcext:value-type="float">
            <text:p>55.2696597576</text:p>
          </table:table-cell>
          <table:table-cell table:formula="of:=[.C389]/([.H389]-[.H388])" office:value-type="float" office:value="112330.861918483" calcext:value-type="float">
            <text:p>112330.861918483</text:p>
          </table:table-cell>
          <table:table-cell table:formula="of:=[.G389]-[.$B389]" office:value-type="float" office:value="11.2144119739532" calcext:value-type="float">
            <text:p>11.214411974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43139764.10008" calcext:value-type="float">
            <text:p>1443139764.10008</text:p>
          </table:table-cell>
          <table:table-cell office:value-type="float" office:value="4480" calcext:value-type="float">
            <text:p>4480</text:p>
          </table:table-cell>
          <table:table-cell table:formula="of:=[.B390]-[.$B$2]" office:value-type="float" office:value="44.0999176502228" calcext:value-type="float">
            <text:p>44.0999176502</text:p>
          </table:table-cell>
          <table:table-cell table:formula="of:=[.C390]/([.D390]-[.D389])" office:value-type="float" office:value="100291.322647965" calcext:value-type="float">
            <text:p>100291.322647965</text:p>
          </table:table-cell>
          <table:table-cell/>
          <table:table-cell office:value-type="float" office:value="1443139775.30959" calcext:value-type="float">
            <text:p>1443139775.30959</text:p>
          </table:table-cell>
          <table:table-cell table:formula="of:=[.G390]-[.$B$2]" office:value-type="float" office:value="55.3094274997711" calcext:value-type="float">
            <text:p>55.3094274998</text:p>
          </table:table-cell>
          <table:table-cell table:formula="of:=[.C390]/([.H390]-[.H389])" office:value-type="float" office:value="112654.120073382" calcext:value-type="float">
            <text:p>112654.120073382</text:p>
          </table:table-cell>
          <table:table-cell table:formula="of:=[.G390]-[.$B390]" office:value-type="float" office:value="11.2095098495483" calcext:value-type="float">
            <text:p>11.2095098495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43139764.14475" calcext:value-type="float">
            <text:p>1443139764.14475</text:p>
          </table:table-cell>
          <table:table-cell office:value-type="float" office:value="4480" calcext:value-type="float">
            <text:p>4480</text:p>
          </table:table-cell>
          <table:table-cell table:formula="of:=[.B391]-[.$B$2]" office:value-type="float" office:value="44.1445848941803" calcext:value-type="float">
            <text:p>44.1445848942</text:p>
          </table:table-cell>
          <table:table-cell table:formula="of:=[.C391]/([.D391]-[.D390])" office:value-type="float" office:value="100297.211179196" calcext:value-type="float">
            <text:p>100297.211179196</text:p>
          </table:table-cell>
          <table:table-cell/>
          <table:table-cell office:value-type="float" office:value="1443139775.34961" calcext:value-type="float">
            <text:p>1443139775.34961</text:p>
          </table:table-cell>
          <table:table-cell table:formula="of:=[.G391]-[.$B$2]" office:value-type="float" office:value="55.349445104599" calcext:value-type="float">
            <text:p>55.3494451046</text:p>
          </table:table-cell>
          <table:table-cell table:formula="of:=[.C391]/([.H391]-[.H390])" office:value-type="float" office:value="111950.728167487" calcext:value-type="float">
            <text:p>111950.728167487</text:p>
          </table:table-cell>
          <table:table-cell table:formula="of:=[.G391]-[.$B391]" office:value-type="float" office:value="11.2048602104187" calcext:value-type="float">
            <text:p>11.2048602104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43139764.18942" calcext:value-type="float">
            <text:p>1443139764.18942</text:p>
          </table:table-cell>
          <table:table-cell office:value-type="float" office:value="4480" calcext:value-type="float">
            <text:p>4480</text:p>
          </table:table-cell>
          <table:table-cell table:formula="of:=[.B392]-[.$B$2]" office:value-type="float" office:value="44.1892573833466" calcext:value-type="float">
            <text:p>44.1892573833</text:p>
          </table:table-cell>
          <table:table-cell table:formula="of:=[.C392]/([.D392]-[.D391])" office:value-type="float" office:value="100285.434808134" calcext:value-type="float">
            <text:p>100285.434808134</text:p>
          </table:table-cell>
          <table:table-cell/>
          <table:table-cell office:value-type="float" office:value="1443139775.38948" calcext:value-type="float">
            <text:p>1443139775.38948</text:p>
          </table:table-cell>
          <table:table-cell table:formula="of:=[.G392]-[.$B$2]" office:value-type="float" office:value="55.3893210887909" calcext:value-type="float">
            <text:p>55.3893210888</text:p>
          </table:table-cell>
          <table:table-cell table:formula="of:=[.C392]/([.H392]-[.H391])" office:value-type="float" office:value="112348.324205391" calcext:value-type="float">
            <text:p>112348.324205391</text:p>
          </table:table-cell>
          <table:table-cell table:formula="of:=[.G392]-[.$B392]" office:value-type="float" office:value="11.2000637054443" calcext:value-type="float">
            <text:p>11.2000637054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43139764.2341" calcext:value-type="float">
            <text:p>1443139764.2341</text:p>
          </table:table-cell>
          <table:table-cell office:value-type="float" office:value="4480" calcext:value-type="float">
            <text:p>4480</text:p>
          </table:table-cell>
          <table:table-cell table:formula="of:=[.B393]-[.$B$2]" office:value-type="float" office:value="44.2339339256287" calcext:value-type="float">
            <text:p>44.2339339256</text:p>
          </table:table-cell>
          <table:table-cell table:formula="of:=[.C393]/([.D393]-[.D392])" office:value-type="float" office:value="100276.336778965" calcext:value-type="float">
            <text:p>100276.336778965</text:p>
          </table:table-cell>
          <table:table-cell/>
          <table:table-cell office:value-type="float" office:value="1443139775.42939" calcext:value-type="float">
            <text:p>1443139775.42939</text:p>
          </table:table-cell>
          <table:table-cell table:formula="of:=[.G393]-[.$B$2]" office:value-type="float" office:value="55.4292278289795" calcext:value-type="float">
            <text:p>55.429227829</text:p>
          </table:table-cell>
          <table:table-cell table:formula="of:=[.C393]/([.H393]-[.H392])" office:value-type="float" office:value="112261.737712166" calcext:value-type="float">
            <text:p>112261.737712166</text:p>
          </table:table-cell>
          <table:table-cell table:formula="of:=[.G393]-[.$B393]" office:value-type="float" office:value="11.1952939033508" calcext:value-type="float">
            <text:p>11.1952939034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43139764.27882" calcext:value-type="float">
            <text:p>1443139764.27882</text:p>
          </table:table-cell>
          <table:table-cell office:value-type="float" office:value="4480" calcext:value-type="float">
            <text:p>4480</text:p>
          </table:table-cell>
          <table:table-cell table:formula="of:=[.B394]-[.$B$2]" office:value-type="float" office:value="44.2786576747894" calcext:value-type="float">
            <text:p>44.2786576748</text:p>
          </table:table-cell>
          <table:table-cell table:formula="of:=[.C394]/([.D394]-[.D393])" office:value-type="float" office:value="100170.492949863" calcext:value-type="float">
            <text:p>100170.492949863</text:p>
          </table:table-cell>
          <table:table-cell/>
          <table:table-cell office:value-type="float" office:value="1443139775.46928" calcext:value-type="float">
            <text:p>1443139775.46928</text:p>
          </table:table-cell>
          <table:table-cell table:formula="of:=[.G394]-[.$B$2]" office:value-type="float" office:value="55.469122171402" calcext:value-type="float">
            <text:p>55.4691221714</text:p>
          </table:table-cell>
          <table:table-cell table:formula="of:=[.C394]/([.H394]-[.H393])" office:value-type="float" office:value="112296.62473331" calcext:value-type="float">
            <text:p>112296.62473331</text:p>
          </table:table-cell>
          <table:table-cell table:formula="of:=[.G394]-[.$B394]" office:value-type="float" office:value="11.1904644966125" calcext:value-type="float">
            <text:p>11.1904644966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43139764.32353" calcext:value-type="float">
            <text:p>1443139764.32353</text:p>
          </table:table-cell>
          <table:table-cell office:value-type="float" office:value="4480" calcext:value-type="float">
            <text:p>4480</text:p>
          </table:table-cell>
          <table:table-cell table:formula="of:=[.B395]-[.$B$2]" office:value-type="float" office:value="44.3233711719513" calcext:value-type="float">
            <text:p>44.323371172</text:p>
          </table:table-cell>
          <table:table-cell table:formula="of:=[.C395]/([.D395]-[.D394])" office:value-type="float" office:value="100193.46023824" calcext:value-type="float">
            <text:p>100193.46023824</text:p>
          </table:table-cell>
          <table:table-cell/>
          <table:table-cell office:value-type="float" office:value="1443139775.50918" calcext:value-type="float">
            <text:p>1443139775.50918</text:p>
          </table:table-cell>
          <table:table-cell table:formula="of:=[.G395]-[.$B$2]" office:value-type="float" office:value="55.5090179443359" calcext:value-type="float">
            <text:p>55.5090179443</text:p>
          </table:table-cell>
          <table:table-cell table:formula="of:=[.C395]/([.H395]-[.H394])" office:value-type="float" office:value="112292.598201213" calcext:value-type="float">
            <text:p>112292.598201213</text:p>
          </table:table-cell>
          <table:table-cell table:formula="of:=[.G395]-[.$B395]" office:value-type="float" office:value="11.1856467723846" calcext:value-type="float">
            <text:p>11.1856467724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43139764.36821" calcext:value-type="float">
            <text:p>1443139764.36821</text:p>
          </table:table-cell>
          <table:table-cell office:value-type="float" office:value="4480" calcext:value-type="float">
            <text:p>4480</text:p>
          </table:table-cell>
          <table:table-cell table:formula="of:=[.B396]-[.$B$2]" office:value-type="float" office:value="44.3680462837219" calcext:value-type="float">
            <text:p>44.3680462837</text:p>
          </table:table-cell>
          <table:table-cell table:formula="of:=[.C396]/([.D396]-[.D395])" office:value-type="float" office:value="100279.547659581" calcext:value-type="float">
            <text:p>100279.547659581</text:p>
          </table:table-cell>
          <table:table-cell/>
          <table:table-cell office:value-type="float" office:value="1443139775.54906" calcext:value-type="float">
            <text:p>1443139775.54906</text:p>
          </table:table-cell>
          <table:table-cell table:formula="of:=[.G396]-[.$B$2]" office:value-type="float" office:value="55.5488975048065" calcext:value-type="float">
            <text:p>55.5488975048</text:p>
          </table:table-cell>
          <table:table-cell table:formula="of:=[.C396]/([.H396]-[.H395])" office:value-type="float" office:value="112338.249146574" calcext:value-type="float">
            <text:p>112338.249146574</text:p>
          </table:table-cell>
          <table:table-cell table:formula="of:=[.G396]-[.$B396]" office:value-type="float" office:value="11.1808512210846" calcext:value-type="float">
            <text:p>11.1808512211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43139764.41292" calcext:value-type="float">
            <text:p>1443139764.41292</text:p>
          </table:table-cell>
          <table:table-cell office:value-type="float" office:value="4480" calcext:value-type="float">
            <text:p>4480</text:p>
          </table:table-cell>
          <table:table-cell table:formula="of:=[.B397]-[.$B$2]" office:value-type="float" office:value="44.4127578735352" calcext:value-type="float">
            <text:p>44.4127578735</text:p>
          </table:table-cell>
          <table:table-cell table:formula="of:=[.C397]/([.D397]-[.D396])" office:value-type="float" office:value="100197.734384165" calcext:value-type="float">
            <text:p>100197.734384165</text:p>
          </table:table-cell>
          <table:table-cell/>
          <table:table-cell office:value-type="float" office:value="1443139775.58898" calcext:value-type="float">
            <text:p>1443139775.58898</text:p>
          </table:table-cell>
          <table:table-cell table:formula="of:=[.G397]-[.$B$2]" office:value-type="float" office:value="55.5888185501099" calcext:value-type="float">
            <text:p>55.5888185501</text:p>
          </table:table-cell>
          <table:table-cell table:formula="of:=[.C397]/([.H397]-[.H396])" office:value-type="float" office:value="112221.510382762" calcext:value-type="float">
            <text:p>112221.510382762</text:p>
          </table:table-cell>
          <table:table-cell table:formula="of:=[.G397]-[.$B397]" office:value-type="float" office:value="11.1760606765747" calcext:value-type="float">
            <text:p>11.1760606766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43139764.45763" calcext:value-type="float">
            <text:p>1443139764.45763</text:p>
          </table:table-cell>
          <table:table-cell office:value-type="float" office:value="4480" calcext:value-type="float">
            <text:p>4480</text:p>
          </table:table-cell>
          <table:table-cell table:formula="of:=[.B398]-[.$B$2]" office:value-type="float" office:value="44.4574682712555" calcext:value-type="float">
            <text:p>44.4574682713</text:p>
          </table:table-cell>
          <table:table-cell table:formula="of:=[.C398]/([.D398]-[.D397])" office:value-type="float" office:value="100200.405910553" calcext:value-type="float">
            <text:p>100200.405910553</text:p>
          </table:table-cell>
          <table:table-cell/>
          <table:table-cell office:value-type="float" office:value="1443139775.62882" calcext:value-type="float">
            <text:p>1443139775.62882</text:p>
          </table:table-cell>
          <table:table-cell table:formula="of:=[.G398]-[.$B$2]" office:value-type="float" office:value="55.6286559104919" calcext:value-type="float">
            <text:p>55.6286559105</text:p>
          </table:table-cell>
          <table:table-cell table:formula="of:=[.C398]/([.H398]-[.H397])" office:value-type="float" office:value="112457.250104734" calcext:value-type="float">
            <text:p>112457.250104734</text:p>
          </table:table-cell>
          <table:table-cell table:formula="of:=[.G398]-[.$B398]" office:value-type="float" office:value="11.1711876392365" calcext:value-type="float">
            <text:p>11.1711876392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43139764.50235" calcext:value-type="float">
            <text:p>1443139764.50235</text:p>
          </table:table-cell>
          <table:table-cell office:value-type="float" office:value="4480" calcext:value-type="float">
            <text:p>4480</text:p>
          </table:table-cell>
          <table:table-cell table:formula="of:=[.B399]-[.$B$2]" office:value-type="float" office:value="44.5021889209747" calcext:value-type="float">
            <text:p>44.502188921</text:p>
          </table:table-cell>
          <table:table-cell table:formula="of:=[.C399]/([.D399]-[.D398])" office:value-type="float" office:value="100177.435438125" calcext:value-type="float">
            <text:p>100177.435438125</text:p>
          </table:table-cell>
          <table:table-cell/>
          <table:table-cell office:value-type="float" office:value="1443139775.66874" calcext:value-type="float">
            <text:p>1443139775.66874</text:p>
          </table:table-cell>
          <table:table-cell table:formula="of:=[.G399]-[.$B$2]" office:value-type="float" office:value="55.6685733795166" calcext:value-type="float">
            <text:p>55.6685733795</text:p>
          </table:table-cell>
          <table:table-cell table:formula="of:=[.C399]/([.H399]-[.H398])" office:value-type="float" office:value="112231.564512083" calcext:value-type="float">
            <text:p>112231.564512083</text:p>
          </table:table-cell>
          <table:table-cell table:formula="of:=[.G399]-[.$B399]" office:value-type="float" office:value="11.1663844585419" calcext:value-type="float">
            <text:p>11.1663844585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43139764.54706" calcext:value-type="float">
            <text:p>1443139764.54706</text:p>
          </table:table-cell>
          <table:table-cell office:value-type="float" office:value="4480" calcext:value-type="float">
            <text:p>4480</text:p>
          </table:table-cell>
          <table:table-cell table:formula="of:=[.B400]-[.$B$2]" office:value-type="float" office:value="44.5468997955322" calcext:value-type="float">
            <text:p>44.5468997955</text:p>
          </table:table-cell>
          <table:table-cell table:formula="of:=[.C400]/([.D400]-[.D399])" office:value-type="float" office:value="100199.337282903" calcext:value-type="float">
            <text:p>100199.337282903</text:p>
          </table:table-cell>
          <table:table-cell/>
          <table:table-cell office:value-type="float" office:value="1443139775.70863" calcext:value-type="float">
            <text:p>1443139775.70863</text:p>
          </table:table-cell>
          <table:table-cell table:formula="of:=[.G400]-[.$B$2]" office:value-type="float" office:value="55.7084696292877" calcext:value-type="float">
            <text:p>55.7084696293</text:p>
          </table:table-cell>
          <table:table-cell table:formula="of:=[.C400]/([.H400]-[.H399])" office:value-type="float" office:value="112291.256088014" calcext:value-type="float">
            <text:p>112291.256088014</text:p>
          </table:table-cell>
          <table:table-cell table:formula="of:=[.G400]-[.$B400]" office:value-type="float" office:value="11.1615698337555" calcext:value-type="float">
            <text:p>11.1615698338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43139764.59177" calcext:value-type="float">
            <text:p>1443139764.59177</text:p>
          </table:table-cell>
          <table:table-cell office:value-type="float" office:value="4480" calcext:value-type="float">
            <text:p>4480</text:p>
          </table:table-cell>
          <table:table-cell table:formula="of:=[.B401]-[.$B$2]" office:value-type="float" office:value="44.5916092395783" calcext:value-type="float">
            <text:p>44.5916092396</text:p>
          </table:table-cell>
          <table:table-cell table:formula="of:=[.C401]/([.D401]-[.D400])" office:value-type="float" office:value="100202.543234235" calcext:value-type="float">
            <text:p>100202.543234235</text:p>
          </table:table-cell>
          <table:table-cell/>
          <table:table-cell office:value-type="float" office:value="1443139775.74839" calcext:value-type="float">
            <text:p>1443139775.74839</text:p>
          </table:table-cell>
          <table:table-cell table:formula="of:=[.G401]-[.$B$2]" office:value-type="float" office:value="55.7482295036316" calcext:value-type="float">
            <text:p>55.7482295036</text:p>
          </table:table-cell>
          <table:table-cell table:formula="of:=[.C401]/([.H401]-[.H400])" office:value-type="float" office:value="112676.412436662" calcext:value-type="float">
            <text:p>112676.412436662</text:p>
          </table:table-cell>
          <table:table-cell table:formula="of:=[.G401]-[.$B401]" office:value-type="float" office:value="11.1566202640533" calcext:value-type="float">
            <text:p>11.156620264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3139764.6365" calcext:value-type="float">
            <text:p>1443139764.6365</text:p>
          </table:table-cell>
          <table:table-cell office:value-type="float" office:value="4480" calcext:value-type="float">
            <text:p>4480</text:p>
          </table:table-cell>
          <table:table-cell table:formula="of:=[.B402]-[.$B$2]" office:value-type="float" office:value="44.6363415718079" calcext:value-type="float">
            <text:p>44.6363415718</text:p>
          </table:table-cell>
          <table:table-cell table:formula="of:=[.C402]/([.D402]-[.D401])" office:value-type="float" office:value="100151.272618737" calcext:value-type="float">
            <text:p>100151.272618737</text:p>
          </table:table-cell>
          <table:table-cell/>
          <table:table-cell office:value-type="float" office:value="1443139775.78833" calcext:value-type="float">
            <text:p>1443139775.78833</text:p>
          </table:table-cell>
          <table:table-cell table:formula="of:=[.G402]-[.$B$2]" office:value-type="float" office:value="55.7881705760956" calcext:value-type="float">
            <text:p>55.7881705761</text:p>
          </table:table-cell>
          <table:table-cell table:formula="of:=[.C402]/([.H402]-[.H401])" office:value-type="float" office:value="112165.240531264" calcext:value-type="float">
            <text:p>112165.240531264</text:p>
          </table:table-cell>
          <table:table-cell table:formula="of:=[.G402]-[.$B402]" office:value-type="float" office:value="11.1518290042877" calcext:value-type="float">
            <text:p>11.1518290043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43139764.68121" calcext:value-type="float">
            <text:p>1443139764.68121</text:p>
          </table:table-cell>
          <table:table-cell office:value-type="float" office:value="4480" calcext:value-type="float">
            <text:p>4480</text:p>
          </table:table-cell>
          <table:table-cell table:formula="of:=[.B403]-[.$B$2]" office:value-type="float" office:value="44.6810493469238" calcext:value-type="float">
            <text:p>44.6810493469</text:p>
          </table:table-cell>
          <table:table-cell table:formula="of:=[.C403]/([.D403]-[.D402])" office:value-type="float" office:value="100206.283770091" calcext:value-type="float">
            <text:p>100206.283770091</text:p>
          </table:table-cell>
          <table:table-cell/>
          <table:table-cell office:value-type="float" office:value="1443139775.8283" calcext:value-type="float">
            <text:p>1443139775.8283</text:p>
          </table:table-cell>
          <table:table-cell table:formula="of:=[.G403]-[.$B$2]" office:value-type="float" office:value="55.8281381130219" calcext:value-type="float">
            <text:p>55.828138113</text:p>
          </table:table-cell>
          <table:table-cell table:formula="of:=[.C403]/([.H403]-[.H402])" office:value-type="float" office:value="112090.970435945" calcext:value-type="float">
            <text:p>112090.970435945</text:p>
          </table:table-cell>
          <table:table-cell table:formula="of:=[.G403]-[.$B403]" office:value-type="float" office:value="11.147088766098" calcext:value-type="float">
            <text:p>11.1470887661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43139764.72592" calcext:value-type="float">
            <text:p>1443139764.72592</text:p>
          </table:table-cell>
          <table:table-cell office:value-type="float" office:value="4480" calcext:value-type="float">
            <text:p>4480</text:p>
          </table:table-cell>
          <table:table-cell table:formula="of:=[.B404]-[.$B$2]" office:value-type="float" office:value="44.7257583141327" calcext:value-type="float">
            <text:p>44.7257583141</text:p>
          </table:table-cell>
          <table:table-cell table:formula="of:=[.C404]/([.D404]-[.D403])" office:value-type="float" office:value="100203.61193027" calcext:value-type="float">
            <text:p>100203.61193027</text:p>
          </table:table-cell>
          <table:table-cell/>
          <table:table-cell office:value-type="float" office:value="1443139775.86818" calcext:value-type="float">
            <text:p>1443139775.86818</text:p>
          </table:table-cell>
          <table:table-cell table:formula="of:=[.G404]-[.$B$2]" office:value-type="float" office:value="55.8680148124695" calcext:value-type="float">
            <text:p>55.8680148125</text:p>
          </table:table-cell>
          <table:table-cell table:formula="of:=[.C404]/([.H404]-[.H403])" office:value-type="float" office:value="112346.309049057" calcext:value-type="float">
            <text:p>112346.309049057</text:p>
          </table:table-cell>
          <table:table-cell table:formula="of:=[.G404]-[.$B404]" office:value-type="float" office:value="11.1422564983368" calcext:value-type="float">
            <text:p>11.1422564983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43139764.77063" calcext:value-type="float">
            <text:p>1443139764.77063</text:p>
          </table:table-cell>
          <table:table-cell office:value-type="float" office:value="4480" calcext:value-type="float">
            <text:p>4480</text:p>
          </table:table-cell>
          <table:table-cell table:formula="of:=[.B405]-[.$B$2]" office:value-type="float" office:value="44.7704658508301" calcext:value-type="float">
            <text:p>44.7704658508</text:p>
          </table:table-cell>
          <table:table-cell table:formula="of:=[.C405]/([.D405]-[.D404])" office:value-type="float" office:value="100206.818155154" calcext:value-type="float">
            <text:p>100206.818155154</text:p>
          </table:table-cell>
          <table:table-cell/>
          <table:table-cell office:value-type="float" office:value="1443139775.90807" calcext:value-type="float">
            <text:p>1443139775.90807</text:p>
          </table:table-cell>
          <table:table-cell table:formula="of:=[.G405]-[.$B$2]" office:value-type="float" office:value="55.907904624939" calcext:value-type="float">
            <text:p>55.9079046249</text:p>
          </table:table-cell>
          <table:table-cell table:formula="of:=[.C405]/([.H405]-[.H404])" office:value-type="float" office:value="112309.377323531" calcext:value-type="float">
            <text:p>112309.377323531</text:p>
          </table:table-cell>
          <table:table-cell table:formula="of:=[.G405]-[.$B405]" office:value-type="float" office:value="11.1374387741089" calcext:value-type="float">
            <text:p>11.1374387741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43139764.81534" calcext:value-type="float">
            <text:p>1443139764.81534</text:p>
          </table:table-cell>
          <table:table-cell office:value-type="float" office:value="4480" calcext:value-type="float">
            <text:p>4480</text:p>
          </table:table-cell>
          <table:table-cell table:formula="of:=[.B406]-[.$B$2]" office:value-type="float" office:value="44.8151760101318" calcext:value-type="float">
            <text:p>44.8151760101</text:p>
          </table:table-cell>
          <table:table-cell table:formula="of:=[.C406]/([.D406]-[.D405])" office:value-type="float" office:value="100200.940232925" calcext:value-type="float">
            <text:p>100200.940232925</text:p>
          </table:table-cell>
          <table:table-cell/>
          <table:table-cell office:value-type="float" office:value="1443139775.94793" calcext:value-type="float">
            <text:p>1443139775.94793</text:p>
          </table:table-cell>
          <table:table-cell table:formula="of:=[.G406]-[.$B$2]" office:value-type="float" office:value="55.9477708339691" calcext:value-type="float">
            <text:p>55.947770834</text:p>
          </table:table-cell>
          <table:table-cell table:formula="of:=[.C406]/([.H406]-[.H405])" office:value-type="float" office:value="112375.871922302" calcext:value-type="float">
            <text:p>112375.871922302</text:p>
          </table:table-cell>
          <table:table-cell table:formula="of:=[.G406]-[.$B406]" office:value-type="float" office:value="11.1325948238373" calcext:value-type="float">
            <text:p>11.1325948238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43139764.86005" calcext:value-type="float">
            <text:p>1443139764.86005</text:p>
          </table:table-cell>
          <table:table-cell office:value-type="float" office:value="4480" calcext:value-type="float">
            <text:p>4480</text:p>
          </table:table-cell>
          <table:table-cell table:formula="of:=[.B407]-[.$B$2]" office:value-type="float" office:value="44.8598866462708" calcext:value-type="float">
            <text:p>44.8598866463</text:p>
          </table:table-cell>
          <table:table-cell table:formula="of:=[.C407]/([.D407]-[.D406])" office:value-type="float" office:value="100199.871593878" calcext:value-type="float">
            <text:p>100199.871593878</text:p>
          </table:table-cell>
          <table:table-cell/>
          <table:table-cell office:value-type="float" office:value="1443139775.98785" calcext:value-type="float">
            <text:p>1443139775.98785</text:p>
          </table:table-cell>
          <table:table-cell table:formula="of:=[.G407]-[.$B$2]" office:value-type="float" office:value="55.987687587738" calcext:value-type="float">
            <text:p>55.9876875877</text:p>
          </table:table-cell>
          <table:table-cell table:formula="of:=[.C407]/([.H407]-[.H406])" office:value-type="float" office:value="112233.575554135" calcext:value-type="float">
            <text:p>112233.575554135</text:p>
          </table:table-cell>
          <table:table-cell table:formula="of:=[.G407]-[.$B407]" office:value-type="float" office:value="11.1278009414673" calcext:value-type="float">
            <text:p>11.1278009415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43139764.90476" calcext:value-type="float">
            <text:p>1443139764.90476</text:p>
          </table:table-cell>
          <table:table-cell office:value-type="float" office:value="4480" calcext:value-type="float">
            <text:p>4480</text:p>
          </table:table-cell>
          <table:table-cell table:formula="of:=[.B408]-[.$B$2]" office:value-type="float" office:value="44.9045958518982" calcext:value-type="float">
            <text:p>44.9045958519</text:p>
          </table:table-cell>
          <table:table-cell table:formula="of:=[.C408]/([.D408]-[.D407])" office:value-type="float" office:value="100203.077579403" calcext:value-type="float">
            <text:p>100203.077579403</text:p>
          </table:table-cell>
          <table:table-cell/>
          <table:table-cell office:value-type="float" office:value="1443139776.00138" calcext:value-type="float">
            <text:p>1443139776.00138</text:p>
          </table:table-cell>
          <table:table-cell table:formula="of:=[.G408]-[.$B$2]" office:value-type="float" office:value="56.0012142658234" calcext:value-type="float">
            <text:p>56.0012142658</text:p>
          </table:table-cell>
          <table:table-cell table:formula="of:=[.C408]/([.H408]-[.H407])" office:value-type="float" office:value="331197.354719309" calcext:value-type="float">
            <text:p>331197.354719309</text:p>
          </table:table-cell>
          <table:table-cell table:formula="of:=[.G408]-[.$B408]" office:value-type="float" office:value="11.0966184139252" calcext:value-type="float">
            <text:p>11.0966184139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43139764.94947" calcext:value-type="float">
            <text:p>1443139764.94947</text:p>
          </table:table-cell>
          <table:table-cell office:value-type="float" office:value="4480" calcext:value-type="float">
            <text:p>4480</text:p>
          </table:table-cell>
          <table:table-cell table:formula="of:=[.B409]-[.$B$2]" office:value-type="float" office:value="44.9493072032928" calcext:value-type="float">
            <text:p>44.9493072033</text:p>
          </table:table-cell>
          <table:table-cell table:formula="of:=[.C409]/([.D409]-[.D408])" office:value-type="float" office:value="100198.268678046" calcext:value-type="float">
            <text:p>100198.268678046</text:p>
          </table:table-cell>
          <table:table-cell/>
          <table:table-cell office:value-type="float" office:value="1443139776.01396" calcext:value-type="float">
            <text:p>1443139776.01396</text:p>
          </table:table-cell>
          <table:table-cell table:formula="of:=[.G409]-[.$B$2]" office:value-type="float" office:value="56.0137996673584" calcext:value-type="float">
            <text:p>56.0137996674</text:p>
          </table:table-cell>
          <table:table-cell table:formula="of:=[.C409]/([.H409]-[.H408])" office:value-type="float" office:value="355967.983026124" calcext:value-type="float">
            <text:p>355967.983026124</text:p>
          </table:table-cell>
          <table:table-cell table:formula="of:=[.G409]-[.$B409]" office:value-type="float" office:value="11.0644924640656" calcext:value-type="float">
            <text:p>11.0644924641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43139764.99418" calcext:value-type="float">
            <text:p>1443139764.99418</text:p>
          </table:table-cell>
          <table:table-cell office:value-type="float" office:value="4480" calcext:value-type="float">
            <text:p>4480</text:p>
          </table:table-cell>
          <table:table-cell table:formula="of:=[.B410]-[.$B$2]" office:value-type="float" office:value="44.9940137863159" calcext:value-type="float">
            <text:p>44.9940137863</text:p>
          </table:table-cell>
          <table:table-cell table:formula="of:=[.C410]/([.D410]-[.D409])" office:value-type="float" office:value="100208.955752401" calcext:value-type="float">
            <text:p>100208.955752401</text:p>
          </table:table-cell>
          <table:table-cell/>
          <table:table-cell office:value-type="float" office:value="1443139776.03713" calcext:value-type="float">
            <text:p>1443139776.03713</text:p>
          </table:table-cell>
          <table:table-cell table:formula="of:=[.G410]-[.$B$2]" office:value-type="float" office:value="56.0369708538055" calcext:value-type="float">
            <text:p>56.0369708538</text:p>
          </table:table-cell>
          <table:table-cell table:formula="of:=[.C410]/([.H410]-[.H409])" office:value-type="float" office:value="193343.573934786" calcext:value-type="float">
            <text:p>193343.573934786</text:p>
          </table:table-cell>
          <table:table-cell table:formula="of:=[.G410]-[.$B410]" office:value-type="float" office:value="11.0429570674896" calcext:value-type="float">
            <text:p>11.0429570675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43139765.03724" calcext:value-type="float">
            <text:p>1443139765.03724</text:p>
          </table:table-cell>
          <table:table-cell office:value-type="float" office:value="4480" calcext:value-type="float">
            <text:p>4480</text:p>
          </table:table-cell>
          <table:table-cell table:formula="of:=[.B411]-[.$B$2]" office:value-type="float" office:value="45.0370736122131" calcext:value-type="float">
            <text:p>45.0370736122</text:p>
          </table:table-cell>
          <table:table-cell table:formula="of:=[.C411]/([.D411]-[.D410])" office:value-type="float" office:value="104041.293866206" calcext:value-type="float">
            <text:p>104041.293866206</text:p>
          </table:table-cell>
          <table:table-cell/>
          <table:table-cell office:value-type="float" office:value="1443139776.07378" calcext:value-type="float">
            <text:p>1443139776.07378</text:p>
          </table:table-cell>
          <table:table-cell table:formula="of:=[.G411]-[.$B$2]" office:value-type="float" office:value="56.0736181735993" calcext:value-type="float">
            <text:p>56.0736181736</text:p>
          </table:table-cell>
          <table:table-cell table:formula="of:=[.C411]/([.H411]-[.H410])" office:value-type="float" office:value="122246.320473619" calcext:value-type="float">
            <text:p>122246.320473619</text:p>
          </table:table-cell>
          <table:table-cell table:formula="of:=[.G411]-[.$B411]" office:value-type="float" office:value="11.0365445613861" calcext:value-type="float">
            <text:p>11.0365445614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43139765.08004" calcext:value-type="float">
            <text:p>1443139765.08004</text:p>
          </table:table-cell>
          <table:table-cell office:value-type="float" office:value="4480" calcext:value-type="float">
            <text:p>4480</text:p>
          </table:table-cell>
          <table:table-cell table:formula="of:=[.B412]-[.$B$2]" office:value-type="float" office:value="45.0798778533936" calcext:value-type="float">
            <text:p>45.0798778534</text:p>
          </table:table-cell>
          <table:table-cell table:formula="of:=[.C412]/([.D412]-[.D411])" office:value-type="float" office:value="104662.525872537" calcext:value-type="float">
            <text:p>104662.525872537</text:p>
          </table:table-cell>
          <table:table-cell/>
          <table:table-cell office:value-type="float" office:value="1443139776.11034" calcext:value-type="float">
            <text:p>1443139776.11034</text:p>
          </table:table-cell>
          <table:table-cell table:formula="of:=[.G412]-[.$B$2]" office:value-type="float" office:value="56.1101775169373" calcext:value-type="float">
            <text:p>56.1101775169</text:p>
          </table:table-cell>
          <table:table-cell table:formula="of:=[.C412]/([.H412]-[.H411])" office:value-type="float" office:value="122540.494192682" calcext:value-type="float">
            <text:p>122540.494192682</text:p>
          </table:table-cell>
          <table:table-cell table:formula="of:=[.G412]-[.$B412]" office:value-type="float" office:value="11.0302996635437" calcext:value-type="float">
            <text:p>11.0302996635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43139765.12288" calcext:value-type="float">
            <text:p>1443139765.12288</text:p>
          </table:table-cell>
          <table:table-cell office:value-type="float" office:value="4480" calcext:value-type="float">
            <text:p>4480</text:p>
          </table:table-cell>
          <table:table-cell table:formula="of:=[.B413]-[.$B$2]" office:value-type="float" office:value="45.1227169036865" calcext:value-type="float">
            <text:p>45.1227169037</text:p>
          </table:table-cell>
          <table:table-cell table:formula="of:=[.C413]/([.D413]-[.D412])" office:value-type="float" office:value="104577.481745325" calcext:value-type="float">
            <text:p>104577.481745325</text:p>
          </table:table-cell>
          <table:table-cell/>
          <table:table-cell office:value-type="float" office:value="1443139776.14692" calcext:value-type="float">
            <text:p>1443139776.14692</text:p>
          </table:table-cell>
          <table:table-cell table:formula="of:=[.G413]-[.$B$2]" office:value-type="float" office:value="56.1467571258545" calcext:value-type="float">
            <text:p>56.1467571259</text:p>
          </table:table-cell>
          <table:table-cell table:formula="of:=[.C413]/([.H413]-[.H412])" office:value-type="float" office:value="122472.605164705" calcext:value-type="float">
            <text:p>122472.605164705</text:p>
          </table:table-cell>
          <table:table-cell table:formula="of:=[.G413]-[.$B413]" office:value-type="float" office:value="11.024040222168" calcext:value-type="float">
            <text:p>11.0240402222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43139765.16567" calcext:value-type="float">
            <text:p>1443139765.16567</text:p>
          </table:table-cell>
          <table:table-cell office:value-type="float" office:value="4480" calcext:value-type="float">
            <text:p>4480</text:p>
          </table:table-cell>
          <table:table-cell table:formula="of:=[.B414]-[.$B$2]" office:value-type="float" office:value="45.1655118465424" calcext:value-type="float">
            <text:p>45.1655118465</text:p>
          </table:table-cell>
          <table:table-cell table:formula="of:=[.C414]/([.D414]-[.D413])" office:value-type="float" office:value="104685.266553386" calcext:value-type="float">
            <text:p>104685.266553386</text:p>
          </table:table-cell>
          <table:table-cell/>
          <table:table-cell office:value-type="float" office:value="1443139776.18349" calcext:value-type="float">
            <text:p>1443139776.18349</text:p>
          </table:table-cell>
          <table:table-cell table:formula="of:=[.G414]-[.$B$2]" office:value-type="float" office:value="56.1833307743073" calcext:value-type="float">
            <text:p>56.1833307743</text:p>
          </table:table-cell>
          <table:table-cell table:formula="of:=[.C414]/([.H414]-[.H413])" office:value-type="float" office:value="122492.564716006" calcext:value-type="float">
            <text:p>122492.564716006</text:p>
          </table:table-cell>
          <table:table-cell table:formula="of:=[.G414]-[.$B414]" office:value-type="float" office:value="11.0178189277649" calcext:value-type="float">
            <text:p>11.0178189278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43139765.20849" calcext:value-type="float">
            <text:p>1443139765.20849</text:p>
          </table:table-cell>
          <table:table-cell office:value-type="float" office:value="4480" calcext:value-type="float">
            <text:p>4480</text:p>
          </table:table-cell>
          <table:table-cell table:formula="of:=[.B415]-[.$B$2]" office:value-type="float" office:value="45.2083313465118" calcext:value-type="float">
            <text:p>45.2083313465</text:p>
          </table:table-cell>
          <table:table-cell table:formula="of:=[.C415]/([.D415]-[.D414])" office:value-type="float" office:value="104625.229234179" calcext:value-type="float">
            <text:p>104625.229234179</text:p>
          </table:table-cell>
          <table:table-cell/>
          <table:table-cell office:value-type="float" office:value="1443139776.22002" calcext:value-type="float">
            <text:p>1443139776.22002</text:p>
          </table:table-cell>
          <table:table-cell table:formula="of:=[.G415]-[.$B$2]" office:value-type="float" office:value="56.2198567390442" calcext:value-type="float">
            <text:p>56.219856739</text:p>
          </table:table-cell>
          <table:table-cell table:formula="of:=[.C415]/([.H415]-[.H414])" office:value-type="float" office:value="122652.475636582" calcext:value-type="float">
            <text:p>122652.475636582</text:p>
          </table:table-cell>
          <table:table-cell table:formula="of:=[.G415]-[.$B415]" office:value-type="float" office:value="11.0115253925323" calcext:value-type="float">
            <text:p>11.0115253925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43139765.25129" calcext:value-type="float">
            <text:p>1443139765.25129</text:p>
          </table:table-cell>
          <table:table-cell office:value-type="float" office:value="4480" calcext:value-type="float">
            <text:p>4480</text:p>
          </table:table-cell>
          <table:table-cell table:formula="of:=[.B416]-[.$B$2]" office:value-type="float" office:value="45.2511279582977" calcext:value-type="float">
            <text:p>45.2511279583</text:p>
          </table:table-cell>
          <table:table-cell table:formula="of:=[.C416]/([.D416]-[.D415])" office:value-type="float" office:value="104681.184165079" calcext:value-type="float">
            <text:p>104681.184165079</text:p>
          </table:table-cell>
          <table:table-cell/>
          <table:table-cell office:value-type="float" office:value="1443139776.25648" calcext:value-type="float">
            <text:p>1443139776.25648</text:p>
          </table:table-cell>
          <table:table-cell table:formula="of:=[.G416]-[.$B$2]" office:value-type="float" office:value="56.2563192844391" calcext:value-type="float">
            <text:p>56.2563192844</text:p>
          </table:table-cell>
          <table:table-cell table:formula="of:=[.C416]/([.H416]-[.H415])" office:value-type="float" office:value="122865.805211364" calcext:value-type="float">
            <text:p>122865.805211364</text:p>
          </table:table-cell>
          <table:table-cell table:formula="of:=[.G416]-[.$B416]" office:value-type="float" office:value="11.0051913261414" calcext:value-type="float">
            <text:p>11.0051913261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43139765.29408" calcext:value-type="float">
            <text:p>1443139765.29408</text:p>
          </table:table-cell>
          <table:table-cell office:value-type="float" office:value="4480" calcext:value-type="float">
            <text:p>4480</text:p>
          </table:table-cell>
          <table:table-cell table:formula="of:=[.B417]-[.$B$2]" office:value-type="float" office:value="45.2939229011536" calcext:value-type="float">
            <text:p>45.2939229012</text:p>
          </table:table-cell>
          <table:table-cell table:formula="of:=[.C417]/([.D417]-[.D416])" office:value-type="float" office:value="104685.266553386" calcext:value-type="float">
            <text:p>104685.266553386</text:p>
          </table:table-cell>
          <table:table-cell/>
          <table:table-cell office:value-type="float" office:value="1443139776.29322" calcext:value-type="float">
            <text:p>1443139776.29322</text:p>
          </table:table-cell>
          <table:table-cell table:formula="of:=[.G417]-[.$B$2]" office:value-type="float" office:value="56.2930562496185" calcext:value-type="float">
            <text:p>56.2930562496</text:p>
          </table:table-cell>
          <table:table-cell table:formula="of:=[.C417]/([.H417]-[.H416])" office:value-type="float" office:value="121948.015523798" calcext:value-type="float">
            <text:p>121948.015523798</text:p>
          </table:table-cell>
          <table:table-cell table:formula="of:=[.G417]-[.$B417]" office:value-type="float" office:value="10.999133348465" calcext:value-type="float">
            <text:p>10.9991333485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43139765.33688" calcext:value-type="float">
            <text:p>1443139765.33688</text:p>
          </table:table-cell>
          <table:table-cell office:value-type="float" office:value="4480" calcext:value-type="float">
            <text:p>4480</text:p>
          </table:table-cell>
          <table:table-cell table:formula="of:=[.B418]-[.$B$2]" office:value-type="float" office:value="45.3367192745209" calcext:value-type="float">
            <text:p>45.3367192745</text:p>
          </table:table-cell>
          <table:table-cell table:formula="of:=[.C418]/([.D418]-[.D417])" office:value-type="float" office:value="104681.767343915" calcext:value-type="float">
            <text:p>104681.767343915</text:p>
          </table:table-cell>
          <table:table-cell/>
          <table:table-cell office:value-type="float" office:value="1443139776.32975" calcext:value-type="float">
            <text:p>1443139776.32975</text:p>
          </table:table-cell>
          <table:table-cell table:formula="of:=[.G418]-[.$B$2]" office:value-type="float" office:value="56.3295876979828" calcext:value-type="float">
            <text:p>56.329587698</text:p>
          </table:table-cell>
          <table:table-cell table:formula="of:=[.C418]/([.H418]-[.H417])" office:value-type="float" office:value="122634.064637394" calcext:value-type="float">
            <text:p>122634.064637394</text:p>
          </table:table-cell>
          <table:table-cell table:formula="of:=[.G418]-[.$B418]" office:value-type="float" office:value="10.9928684234619" calcext:value-type="float">
            <text:p>10.9928684235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43139765.37968" calcext:value-type="float">
            <text:p>1443139765.37968</text:p>
          </table:table-cell>
          <table:table-cell office:value-type="float" office:value="4480" calcext:value-type="float">
            <text:p>4480</text:p>
          </table:table-cell>
          <table:table-cell table:formula="of:=[.B419]-[.$B$2]" office:value-type="float" office:value="45.3795149326325" calcext:value-type="float">
            <text:p>45.3795149326</text:p>
          </table:table-cell>
          <table:table-cell table:formula="of:=[.C419]/([.D419]-[.D418])" office:value-type="float" office:value="104683.516919409" calcext:value-type="float">
            <text:p>104683.516919409</text:p>
          </table:table-cell>
          <table:table-cell/>
          <table:table-cell office:value-type="float" office:value="1443139776.36632" calcext:value-type="float">
            <text:p>1443139776.36632</text:p>
          </table:table-cell>
          <table:table-cell table:formula="of:=[.G419]-[.$B$2]" office:value-type="float" office:value="56.3661544322968" calcext:value-type="float">
            <text:p>56.3661544323</text:p>
          </table:table-cell>
          <table:table-cell table:formula="of:=[.C419]/([.H419]-[.H418])" office:value-type="float" office:value="122515.72594737" calcext:value-type="float">
            <text:p>122515.72594737</text:p>
          </table:table-cell>
          <table:table-cell table:formula="of:=[.G419]-[.$B419]" office:value-type="float" office:value="10.9866394996643" calcext:value-type="float">
            <text:p>10.9866394997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43139765.42247" calcext:value-type="float">
            <text:p>1443139765.42247</text:p>
          </table:table-cell>
          <table:table-cell office:value-type="float" office:value="4480" calcext:value-type="float">
            <text:p>4480</text:p>
          </table:table-cell>
          <table:table-cell table:formula="of:=[.B420]-[.$B$2]" office:value-type="float" office:value="45.4223124980927" calcext:value-type="float">
            <text:p>45.4223124981</text:p>
          </table:table-cell>
          <table:table-cell table:formula="of:=[.C420]/([.D420]-[.D419])" office:value-type="float" office:value="104678.851514713" calcext:value-type="float">
            <text:p>104678.851514713</text:p>
          </table:table-cell>
          <table:table-cell/>
          <table:table-cell office:value-type="float" office:value="1443139776.40291" calcext:value-type="float">
            <text:p>1443139776.40291</text:p>
          </table:table-cell>
          <table:table-cell table:formula="of:=[.G420]-[.$B$2]" office:value-type="float" office:value="56.4027450084686" calcext:value-type="float">
            <text:p>56.4027450085</text:p>
          </table:table-cell>
          <table:table-cell table:formula="of:=[.C420]/([.H420]-[.H419])" office:value-type="float" office:value="122435.896580484" calcext:value-type="float">
            <text:p>122435.896580484</text:p>
          </table:table-cell>
          <table:table-cell table:formula="of:=[.G420]-[.$B420]" office:value-type="float" office:value="10.980432510376" calcext:value-type="float">
            <text:p>10.9804325104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43139765.46529" calcext:value-type="float">
            <text:p>1443139765.46529</text:p>
          </table:table-cell>
          <table:table-cell office:value-type="float" office:value="4480" calcext:value-type="float">
            <text:p>4480</text:p>
          </table:table-cell>
          <table:table-cell table:formula="of:=[.B421]-[.$B$2]" office:value-type="float" office:value="45.465124130249" calcext:value-type="float">
            <text:p>45.4651241302</text:p>
          </table:table-cell>
          <table:table-cell table:formula="of:=[.C421]/([.D421]-[.D420])" office:value-type="float" office:value="104644.456993289" calcext:value-type="float">
            <text:p>104644.456993289</text:p>
          </table:table-cell>
          <table:table-cell/>
          <table:table-cell office:value-type="float" office:value="1443139776.43947" calcext:value-type="float">
            <text:p>1443139776.43947</text:p>
          </table:table-cell>
          <table:table-cell table:formula="of:=[.G421]-[.$B$2]" office:value-type="float" office:value="56.4393091201782" calcext:value-type="float">
            <text:p>56.4393091202</text:p>
          </table:table-cell>
          <table:table-cell table:formula="of:=[.C421]/([.H421]-[.H420])" office:value-type="float" office:value="122524.513533428" calcext:value-type="float">
            <text:p>122524.513533428</text:p>
          </table:table-cell>
          <table:table-cell table:formula="of:=[.G421]-[.$B421]" office:value-type="float" office:value="10.9741849899292" calcext:value-type="float">
            <text:p>10.9741849899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43139765.50809" calcext:value-type="float">
            <text:p>1443139765.50809</text:p>
          </table:table-cell>
          <table:table-cell office:value-type="float" office:value="4480" calcext:value-type="float">
            <text:p>4480</text:p>
          </table:table-cell>
          <table:table-cell table:formula="of:=[.B422]-[.$B$2]" office:value-type="float" office:value="45.5079290866852" calcext:value-type="float">
            <text:p>45.5079290867</text:p>
          </table:table-cell>
          <table:table-cell table:formula="of:=[.C422]/([.D422]-[.D421])" office:value-type="float" office:value="104660.776998613" calcext:value-type="float">
            <text:p>104660.776998613</text:p>
          </table:table-cell>
          <table:table-cell/>
          <table:table-cell office:value-type="float" office:value="1443139776.47604" calcext:value-type="float">
            <text:p>1443139776.47604</text:p>
          </table:table-cell>
          <table:table-cell table:formula="of:=[.G422]-[.$B$2]" office:value-type="float" office:value="56.4758744239807" calcext:value-type="float">
            <text:p>56.475874424</text:p>
          </table:table-cell>
          <table:table-cell table:formula="of:=[.C422]/([.H422]-[.H421])" office:value-type="float" office:value="122520.519019861" calcext:value-type="float">
            <text:p>122520.519019861</text:p>
          </table:table-cell>
          <table:table-cell table:formula="of:=[.G422]-[.$B422]" office:value-type="float" office:value="10.9679453372955" calcext:value-type="float">
            <text:p>10.9679453373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43139765.5509" calcext:value-type="float">
            <text:p>1443139765.5509</text:p>
          </table:table-cell>
          <table:table-cell office:value-type="float" office:value="4480" calcext:value-type="float">
            <text:p>4480</text:p>
          </table:table-cell>
          <table:table-cell table:formula="of:=[.B423]-[.$B$2]" office:value-type="float" office:value="45.5507345199585" calcext:value-type="float">
            <text:p>45.55073452</text:p>
          </table:table-cell>
          <table:table-cell table:formula="of:=[.C423]/([.D423]-[.D422])" office:value-type="float" office:value="104659.611115134" calcext:value-type="float">
            <text:p>104659.611115134</text:p>
          </table:table-cell>
          <table:table-cell/>
          <table:table-cell office:value-type="float" office:value="1443139776.51261" calcext:value-type="float">
            <text:p>1443139776.51261</text:p>
          </table:table-cell>
          <table:table-cell table:formula="of:=[.G423]-[.$B$2]" office:value-type="float" office:value="56.5124440193176" calcext:value-type="float">
            <text:p>56.5124440193</text:p>
          </table:table-cell>
          <table:table-cell table:formula="of:=[.C423]/([.H423]-[.H422])" office:value-type="float" office:value="122506.140927346" calcext:value-type="float">
            <text:p>122506.140927346</text:p>
          </table:table-cell>
          <table:table-cell table:formula="of:=[.G423]-[.$B423]" office:value-type="float" office:value="10.9617094993591" calcext:value-type="float">
            <text:p>10.9617094994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43139765.59371" calcext:value-type="float">
            <text:p>1443139765.59371</text:p>
          </table:table-cell>
          <table:table-cell office:value-type="float" office:value="4480" calcext:value-type="float">
            <text:p>4480</text:p>
          </table:table-cell>
          <table:table-cell table:formula="of:=[.B424]-[.$B$2]" office:value-type="float" office:value="45.5935487747192" calcext:value-type="float">
            <text:p>45.5935487747</text:p>
          </table:table-cell>
          <table:table-cell table:formula="of:=[.C424]/([.D424]-[.D423])" office:value-type="float" office:value="104638.04695505" calcext:value-type="float">
            <text:p>104638.04695505</text:p>
          </table:table-cell>
          <table:table-cell/>
          <table:table-cell office:value-type="float" office:value="1443139776.54905" calcext:value-type="float">
            <text:p>1443139776.54905</text:p>
          </table:table-cell>
          <table:table-cell table:formula="of:=[.G424]-[.$B$2]" office:value-type="float" office:value="56.548887014389" calcext:value-type="float">
            <text:p>56.5488870144</text:p>
          </table:table-cell>
          <table:table-cell table:formula="of:=[.C424]/([.H424]-[.H423])" office:value-type="float" office:value="122931.718186755" calcext:value-type="float">
            <text:p>122931.718186755</text:p>
          </table:table-cell>
          <table:table-cell table:formula="of:=[.G424]-[.$B424]" office:value-type="float" office:value="10.9553382396698" calcext:value-type="float">
            <text:p>10.9553382397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43139765.63651" calcext:value-type="float">
            <text:p>1443139765.63651</text:p>
          </table:table-cell>
          <table:table-cell office:value-type="float" office:value="4480" calcext:value-type="float">
            <text:p>4480</text:p>
          </table:table-cell>
          <table:table-cell table:formula="of:=[.B425]-[.$B$2]" office:value-type="float" office:value="45.6363513469696" calcext:value-type="float">
            <text:p>45.636351347</text:p>
          </table:table-cell>
          <table:table-cell table:formula="of:=[.C425]/([.D425]-[.D424])" office:value-type="float" office:value="104666.606805662" calcext:value-type="float">
            <text:p>104666.606805662</text:p>
          </table:table-cell>
          <table:table-cell/>
          <table:table-cell office:value-type="float" office:value="1443139776.58574" calcext:value-type="float">
            <text:p>1443139776.58574</text:p>
          </table:table-cell>
          <table:table-cell table:formula="of:=[.G425]-[.$B$2]" office:value-type="float" office:value="56.5855810642242" calcext:value-type="float">
            <text:p>56.5855810642</text:p>
          </table:table-cell>
          <table:table-cell table:formula="of:=[.C425]/([.H425]-[.H424])" office:value-type="float" office:value="122090.639221343" calcext:value-type="float">
            <text:p>122090.639221343</text:p>
          </table:table-cell>
          <table:table-cell table:formula="of:=[.G425]-[.$B425]" office:value-type="float" office:value="10.9492297172546" calcext:value-type="float">
            <text:p>10.9492297173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43139765.6794" calcext:value-type="float">
            <text:p>1443139765.6794</text:p>
          </table:table-cell>
          <table:table-cell office:value-type="float" office:value="4480" calcext:value-type="float">
            <text:p>4480</text:p>
          </table:table-cell>
          <table:table-cell table:formula="of:=[.B426]-[.$B$2]" office:value-type="float" office:value="45.6792423725128" calcext:value-type="float">
            <text:p>45.6792423725</text:p>
          </table:table-cell>
          <table:table-cell table:formula="of:=[.C426]/([.D426]-[.D425])" office:value-type="float" office:value="104450.754983379" calcext:value-type="float">
            <text:p>104450.754983379</text:p>
          </table:table-cell>
          <table:table-cell/>
          <table:table-cell office:value-type="float" office:value="1443139776.62231" calcext:value-type="float">
            <text:p>1443139776.62231</text:p>
          </table:table-cell>
          <table:table-cell table:formula="of:=[.G426]-[.$B$2]" office:value-type="float" office:value="56.622153043747" calcext:value-type="float">
            <text:p>56.6221530437</text:p>
          </table:table-cell>
          <table:table-cell table:formula="of:=[.C426]/([.H426]-[.H425])" office:value-type="float" office:value="122498.154556241" calcext:value-type="float">
            <text:p>122498.154556241</text:p>
          </table:table-cell>
          <table:table-cell table:formula="of:=[.G426]-[.$B426]" office:value-type="float" office:value="10.9429106712341" calcext:value-type="float">
            <text:p>10.9429106712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43139765.72219" calcext:value-type="float">
            <text:p>1443139765.72219</text:p>
          </table:table-cell>
          <table:table-cell office:value-type="float" office:value="4480" calcext:value-type="float">
            <text:p>4480</text:p>
          </table:table-cell>
          <table:table-cell table:formula="of:=[.B427]-[.$B$2]" office:value-type="float" office:value="45.7220234870911" calcext:value-type="float">
            <text:p>45.7220234871</text:p>
          </table:table-cell>
          <table:table-cell table:formula="of:=[.C427]/([.D427]-[.D426])" office:value-type="float" office:value="104719.104309591" calcext:value-type="float">
            <text:p>104719.104309591</text:p>
          </table:table-cell>
          <table:table-cell/>
          <table:table-cell office:value-type="float" office:value="1443139776.65889" calcext:value-type="float">
            <text:p>1443139776.65889</text:p>
          </table:table-cell>
          <table:table-cell table:formula="of:=[.G427]-[.$B$2]" office:value-type="float" office:value="56.6587302684784" calcext:value-type="float">
            <text:p>56.6587302685</text:p>
          </table:table-cell>
          <table:table-cell table:formula="of:=[.C427]/([.H427]-[.H426])" office:value-type="float" office:value="122480.58820462" calcext:value-type="float">
            <text:p>122480.58820462</text:p>
          </table:table-cell>
          <table:table-cell table:formula="of:=[.G427]-[.$B427]" office:value-type="float" office:value="10.9367067813873" calcext:value-type="float">
            <text:p>10.9367067814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43139765.76496" calcext:value-type="float">
            <text:p>1443139765.76496</text:p>
          </table:table-cell>
          <table:table-cell office:value-type="float" office:value="4480" calcext:value-type="float">
            <text:p>4480</text:p>
          </table:table-cell>
          <table:table-cell table:formula="of:=[.B428]-[.$B$2]" office:value-type="float" office:value="45.7647948265076" calcext:value-type="float">
            <text:p>45.7647948265</text:p>
          </table:table-cell>
          <table:table-cell table:formula="of:=[.C428]/([.D428]-[.D427])" office:value-type="float" office:value="104743.03730295" calcext:value-type="float">
            <text:p>104743.03730295</text:p>
          </table:table-cell>
          <table:table-cell/>
          <table:table-cell office:value-type="float" office:value="1443139776.69545" calcext:value-type="float">
            <text:p>1443139776.69545</text:p>
          </table:table-cell>
          <table:table-cell table:formula="of:=[.G428]-[.$B$2]" office:value-type="float" office:value="56.695289850235" calcext:value-type="float">
            <text:p>56.6952898502</text:p>
          </table:table-cell>
          <table:table-cell table:formula="of:=[.C428]/([.H428]-[.H427])" office:value-type="float" office:value="122539.695060714" calcext:value-type="float">
            <text:p>122539.695060714</text:p>
          </table:table-cell>
          <table:table-cell table:formula="of:=[.G428]-[.$B428]" office:value-type="float" office:value="10.9304950237274" calcext:value-type="float">
            <text:p>10.9304950237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43139765.80775" calcext:value-type="float">
            <text:p>1443139765.80775</text:p>
          </table:table-cell>
          <table:table-cell office:value-type="float" office:value="4480" calcext:value-type="float">
            <text:p>4480</text:p>
          </table:table-cell>
          <table:table-cell table:formula="of:=[.B429]-[.$B$2]" office:value-type="float" office:value="45.8075914382935" calcext:value-type="float">
            <text:p>45.8075914383</text:p>
          </table:table-cell>
          <table:table-cell table:formula="of:=[.C429]/([.D429]-[.D428])" office:value-type="float" office:value="104681.184165079" calcext:value-type="float">
            <text:p>104681.184165079</text:p>
          </table:table-cell>
          <table:table-cell/>
          <table:table-cell office:value-type="float" office:value="1443139776.73202" calcext:value-type="float">
            <text:p>1443139776.73202</text:p>
          </table:table-cell>
          <table:table-cell table:formula="of:=[.G429]-[.$B$2]" office:value-type="float" office:value="56.7318623065949" calcext:value-type="float">
            <text:p>56.7318623066</text:p>
          </table:table-cell>
          <table:table-cell table:formula="of:=[.C429]/([.H429]-[.H428])" office:value-type="float" office:value="122496.557406973" calcext:value-type="float">
            <text:p>122496.557406973</text:p>
          </table:table-cell>
          <table:table-cell table:formula="of:=[.G429]-[.$B429]" office:value-type="float" office:value="10.9242708683014" calcext:value-type="float">
            <text:p>10.9242708683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43139765.85055" calcext:value-type="float">
            <text:p>1443139765.85055</text:p>
          </table:table-cell>
          <table:table-cell office:value-type="float" office:value="4480" calcext:value-type="float">
            <text:p>4480</text:p>
          </table:table-cell>
          <table:table-cell table:formula="of:=[.B430]-[.$B$2]" office:value-type="float" office:value="45.8503887653351" calcext:value-type="float">
            <text:p>45.8503887653</text:p>
          </table:table-cell>
          <table:table-cell table:formula="of:=[.C430]/([.D430]-[.D429])" office:value-type="float" office:value="104679.434667558" calcext:value-type="float">
            <text:p>104679.434667558</text:p>
          </table:table-cell>
          <table:table-cell/>
          <table:table-cell office:value-type="float" office:value="1443139776.76859" calcext:value-type="float">
            <text:p>1443139776.76859</text:p>
          </table:table-cell>
          <table:table-cell table:formula="of:=[.G430]-[.$B$2]" office:value-type="float" office:value="56.7684252262116" calcext:value-type="float">
            <text:p>56.7684252262</text:p>
          </table:table-cell>
          <table:table-cell table:formula="of:=[.C430]/([.H430]-[.H429])" office:value-type="float" office:value="122528.508307468" calcext:value-type="float">
            <text:p>122528.508307468</text:p>
          </table:table-cell>
          <table:table-cell table:formula="of:=[.G430]-[.$B430]" office:value-type="float" office:value="10.9180364608765" calcext:value-type="float">
            <text:p>10.9180364609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43139765.89335" calcext:value-type="float">
            <text:p>1443139765.89335</text:p>
          </table:table-cell>
          <table:table-cell office:value-type="float" office:value="4480" calcext:value-type="float">
            <text:p>4480</text:p>
          </table:table-cell>
          <table:table-cell table:formula="of:=[.B431]-[.$B$2]" office:value-type="float" office:value="45.8931844234467" calcext:value-type="float">
            <text:p>45.8931844234</text:p>
          </table:table-cell>
          <table:table-cell table:formula="of:=[.C431]/([.D431]-[.D430])" office:value-type="float" office:value="104683.516919409" calcext:value-type="float">
            <text:p>104683.516919409</text:p>
          </table:table-cell>
          <table:table-cell/>
          <table:table-cell office:value-type="float" office:value="1443139776.80513" calcext:value-type="float">
            <text:p>1443139776.80513</text:p>
          </table:table-cell>
          <table:table-cell table:formula="of:=[.G431]-[.$B$2]" office:value-type="float" office:value="56.8049726486206" calcext:value-type="float">
            <text:p>56.8049726486</text:p>
          </table:table-cell>
          <table:table-cell table:formula="of:=[.C431]/([.H431]-[.H430])" office:value-type="float" office:value="122580.464084649" calcext:value-type="float">
            <text:p>122580.464084649</text:p>
          </table:table-cell>
          <table:table-cell table:formula="of:=[.G431]-[.$B431]" office:value-type="float" office:value="10.911788225174" calcext:value-type="float">
            <text:p>10.9117882252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43139765.93615" calcext:value-type="float">
            <text:p>1443139765.93615</text:p>
          </table:table-cell>
          <table:table-cell office:value-type="float" office:value="4480" calcext:value-type="float">
            <text:p>4480</text:p>
          </table:table-cell>
          <table:table-cell table:formula="of:=[.B432]-[.$B$2]" office:value-type="float" office:value="45.9359841346741" calcext:value-type="float">
            <text:p>45.9359841347</text:p>
          </table:table-cell>
          <table:table-cell table:formula="of:=[.C432]/([.D432]-[.D431])" office:value-type="float" office:value="104673.603431468" calcext:value-type="float">
            <text:p>104673.603431468</text:p>
          </table:table-cell>
          <table:table-cell/>
          <table:table-cell office:value-type="float" office:value="1443139776.84165" calcext:value-type="float">
            <text:p>1443139776.84165</text:p>
          </table:table-cell>
          <table:table-cell table:formula="of:=[.G432]-[.$B$2]" office:value-type="float" office:value="56.841490983963" calcext:value-type="float">
            <text:p>56.841490984</text:p>
          </table:table-cell>
          <table:table-cell table:formula="of:=[.C432]/([.H432]-[.H431])" office:value-type="float" office:value="122678.100137756" calcext:value-type="float">
            <text:p>122678.100137756</text:p>
          </table:table-cell>
          <table:table-cell table:formula="of:=[.G432]-[.$B432]" office:value-type="float" office:value="10.9055068492889" calcext:value-type="float">
            <text:p>10.9055068493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43139765.97894" calcext:value-type="float">
            <text:p>1443139765.97894</text:p>
          </table:table-cell>
          <table:table-cell office:value-type="float" office:value="4480" calcext:value-type="float">
            <text:p>4480</text:p>
          </table:table-cell>
          <table:table-cell table:formula="of:=[.B433]-[.$B$2]" office:value-type="float" office:value="45.9787800312042" calcext:value-type="float">
            <text:p>45.9787800312</text:p>
          </table:table-cell>
          <table:table-cell table:formula="of:=[.C433]/([.D433]-[.D432])" office:value-type="float" office:value="104682.933721079" calcext:value-type="float">
            <text:p>104682.933721079</text:p>
          </table:table-cell>
          <table:table-cell/>
          <table:table-cell office:value-type="float" office:value="1443139776.87833" calcext:value-type="float">
            <text:p>1443139776.87833</text:p>
          </table:table-cell>
          <table:table-cell table:formula="of:=[.G433]-[.$B$2]" office:value-type="float" office:value="56.8781721591949" calcext:value-type="float">
            <text:p>56.8781721592</text:p>
          </table:table-cell>
          <table:table-cell table:formula="of:=[.C433]/([.H433]-[.H432])" office:value-type="float" office:value="122133.491407327" calcext:value-type="float">
            <text:p>122133.491407327</text:p>
          </table:table-cell>
          <table:table-cell table:formula="of:=[.G433]-[.$B433]" office:value-type="float" office:value="10.8993921279907" calcext:value-type="float">
            <text:p>10.899392128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43139766.02076" calcext:value-type="float">
            <text:p>1443139766.02076</text:p>
          </table:table-cell>
          <table:table-cell office:value-type="float" office:value="4480" calcext:value-type="float">
            <text:p>4480</text:p>
          </table:table-cell>
          <table:table-cell table:formula="of:=[.B434]-[.$B$2]" office:value-type="float" office:value="46.0205938816071" calcext:value-type="float">
            <text:p>46.0205938816</text:p>
          </table:table-cell>
          <table:table-cell table:formula="of:=[.C434]/([.D434]-[.D433])" office:value-type="float" office:value="107141.53221576" calcext:value-type="float">
            <text:p>107141.53221576</text:p>
          </table:table-cell>
          <table:table-cell/>
          <table:table-cell office:value-type="float" office:value="1443139776.91487" calcext:value-type="float">
            <text:p>1443139776.91487</text:p>
          </table:table-cell>
          <table:table-cell table:formula="of:=[.G434]-[.$B$2]" office:value-type="float" office:value="56.9147033691406" calcext:value-type="float">
            <text:p>56.9147033691</text:p>
          </table:table-cell>
          <table:table-cell table:formula="of:=[.C434]/([.H434]-[.H433])" office:value-type="float" office:value="122634.865000685" calcext:value-type="float">
            <text:p>122634.865000685</text:p>
          </table:table-cell>
          <table:table-cell table:formula="of:=[.G434]-[.$B434]" office:value-type="float" office:value="10.8941094875336" calcext:value-type="float">
            <text:p>10.8941094875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43139766.06162" calcext:value-type="float">
            <text:p>1443139766.06162</text:p>
          </table:table-cell>
          <table:table-cell office:value-type="float" office:value="4480" calcext:value-type="float">
            <text:p>4480</text:p>
          </table:table-cell>
          <table:table-cell table:formula="of:=[.B435]-[.$B$2]" office:value-type="float" office:value="46.0614585876465" calcext:value-type="float">
            <text:p>46.0614585876</text:p>
          </table:table-cell>
          <table:table-cell table:formula="of:=[.C435]/([.D435]-[.D434])" office:value-type="float" office:value="109630.055717945" calcext:value-type="float">
            <text:p>109630.055717945</text:p>
          </table:table-cell>
          <table:table-cell/>
          <table:table-cell office:value-type="float" office:value="1443139776.95147" calcext:value-type="float">
            <text:p>1443139776.95147</text:p>
          </table:table-cell>
          <table:table-cell table:formula="of:=[.G435]-[.$B$2]" office:value-type="float" office:value="56.9513046741486" calcext:value-type="float">
            <text:p>56.9513046741</text:p>
          </table:table-cell>
          <table:table-cell table:formula="of:=[.C435]/([.H435]-[.H434])" office:value-type="float" office:value="122400.007295609" calcext:value-type="float">
            <text:p>122400.007295609</text:p>
          </table:table-cell>
          <table:table-cell table:formula="of:=[.G435]-[.$B435]" office:value-type="float" office:value="10.8898460865021" calcext:value-type="float">
            <text:p>10.8898460865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43139766.10249" calcext:value-type="float">
            <text:p>1443139766.10249</text:p>
          </table:table-cell>
          <table:table-cell office:value-type="float" office:value="4480" calcext:value-type="float">
            <text:p>4480</text:p>
          </table:table-cell>
          <table:table-cell table:formula="of:=[.B436]-[.$B$2]" office:value-type="float" office:value="46.1023237705231" calcext:value-type="float">
            <text:p>46.1023237705</text:p>
          </table:table-cell>
          <table:table-cell table:formula="of:=[.C436]/([.D436]-[.D435])" office:value-type="float" office:value="109628.776494886" calcext:value-type="float">
            <text:p>109628.776494886</text:p>
          </table:table-cell>
          <table:table-cell/>
          <table:table-cell office:value-type="float" office:value="1443139776.98797" calcext:value-type="float">
            <text:p>1443139776.98797</text:p>
          </table:table-cell>
          <table:table-cell table:formula="of:=[.G436]-[.$B$2]" office:value-type="float" office:value="56.9878127574921" calcext:value-type="float">
            <text:p>56.9878127575</text:p>
          </table:table-cell>
          <table:table-cell table:formula="of:=[.C436]/([.H436]-[.H435])" office:value-type="float" office:value="122712.549926205" calcext:value-type="float">
            <text:p>122712.549926205</text:p>
          </table:table-cell>
          <table:table-cell table:formula="of:=[.G436]-[.$B436]" office:value-type="float" office:value="10.885488986969" calcext:value-type="float">
            <text:p>10.885488987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43139766.14334" calcext:value-type="float">
            <text:p>1443139766.14334</text:p>
          </table:table-cell>
          <table:table-cell office:value-type="float" office:value="4480" calcext:value-type="float">
            <text:p>4480</text:p>
          </table:table-cell>
          <table:table-cell table:formula="of:=[.B437]-[.$B$2]" office:value-type="float" office:value="46.1431751251221" calcext:value-type="float">
            <text:p>46.1431751251</text:p>
          </table:table-cell>
          <table:table-cell table:formula="of:=[.C437]/([.D437]-[.D436])" office:value-type="float" office:value="109665.886088139" calcext:value-type="float">
            <text:p>109665.886088139</text:p>
          </table:table-cell>
          <table:table-cell/>
          <table:table-cell office:value-type="float" office:value="1443139780.0008" calcext:value-type="float">
            <text:p>1443139780.0008</text:p>
          </table:table-cell>
          <table:table-cell table:formula="of:=[.G437]-[.$B$2]" office:value-type="float" office:value="60.0006353855133" calcext:value-type="float">
            <text:p>60.0006353855</text:p>
          </table:table-cell>
          <table:table-cell table:formula="of:=[.C437]/([.H437]-[.H436])" office:value-type="float" office:value="1486.97767944686" calcext:value-type="float">
            <text:p>1486.9776794469</text:p>
          </table:table-cell>
          <table:table-cell table:formula="of:=[.G437]-[.$B437]" office:value-type="float" office:value="13.8574602603912" calcext:value-type="float">
            <text:p>13.8574602604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43139766.1842" calcext:value-type="float">
            <text:p>1443139766.1842</text:p>
          </table:table-cell>
          <table:table-cell office:value-type="float" office:value="4480" calcext:value-type="float">
            <text:p>4480</text:p>
          </table:table-cell>
          <table:table-cell table:formula="of:=[.B438]-[.$B$2]" office:value-type="float" office:value="46.1840343475342" calcext:value-type="float">
            <text:p>46.1840343475</text:p>
          </table:table-cell>
          <table:table-cell table:formula="of:=[.C438]/([.D438]-[.D437])" office:value-type="float" office:value="109644.768929138" calcext:value-type="float">
            <text:p>109644.768929138</text:p>
          </table:table-cell>
          <table:table-cell/>
          <table:table-cell office:value-type="float" office:value="1443139780.01961" calcext:value-type="float">
            <text:p>1443139780.01961</text:p>
          </table:table-cell>
          <table:table-cell table:formula="of:=[.G438]-[.$B$2]" office:value-type="float" office:value="60.0194475650787" calcext:value-type="float">
            <text:p>60.0194475651</text:p>
          </table:table-cell>
          <table:table-cell table:formula="of:=[.C438]/([.H438]-[.H437])" office:value-type="float" office:value="238143.591199432" calcext:value-type="float">
            <text:p>238143.591199432</text:p>
          </table:table-cell>
          <table:table-cell table:formula="of:=[.G438]-[.$B438]" office:value-type="float" office:value="13.8354132175446" calcext:value-type="float">
            <text:p>13.8354132175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43139766.22511" calcext:value-type="float">
            <text:p>1443139766.22511</text:p>
          </table:table-cell>
          <table:table-cell office:value-type="float" office:value="4480" calcext:value-type="float">
            <text:p>4480</text:p>
          </table:table-cell>
          <table:table-cell table:formula="of:=[.B439]-[.$B$2]" office:value-type="float" office:value="46.2249476909638" calcext:value-type="float">
            <text:p>46.224947691</text:p>
          </table:table-cell>
          <table:table-cell table:formula="of:=[.C439]/([.D439]-[.D438])" office:value-type="float" office:value="109499.728559524" calcext:value-type="float">
            <text:p>109499.728559524</text:p>
          </table:table-cell>
          <table:table-cell/>
          <table:table-cell office:value-type="float" office:value="1443139780.05591" calcext:value-type="float">
            <text:p>1443139780.05591</text:p>
          </table:table-cell>
          <table:table-cell table:formula="of:=[.G439]-[.$B$2]" office:value-type="float" office:value="60.0557520389557" calcext:value-type="float">
            <text:p>60.055752039</text:p>
          </table:table-cell>
          <table:table-cell table:formula="of:=[.C439]/([.H439]-[.H438])" office:value-type="float" office:value="123400.769149942" calcext:value-type="float">
            <text:p>123400.769149942</text:p>
          </table:table-cell>
          <table:table-cell table:formula="of:=[.G439]-[.$B439]" office:value-type="float" office:value="13.8308043479919" calcext:value-type="float">
            <text:p>13.830804348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43139766.26596" calcext:value-type="float">
            <text:p>1443139766.26596</text:p>
          </table:table-cell>
          <table:table-cell office:value-type="float" office:value="4480" calcext:value-type="float">
            <text:p>4480</text:p>
          </table:table-cell>
          <table:table-cell table:formula="of:=[.B440]-[.$B$2]" office:value-type="float" office:value="46.2658026218414" calcext:value-type="float">
            <text:p>46.2658026218</text:p>
          </table:table-cell>
          <table:table-cell table:formula="of:=[.C440]/([.D440]-[.D439])" office:value-type="float" office:value="109656.286371223" calcext:value-type="float">
            <text:p>109656.286371223</text:p>
          </table:table-cell>
          <table:table-cell/>
          <table:table-cell office:value-type="float" office:value="1443139780.07474" calcext:value-type="float">
            <text:p>1443139780.07474</text:p>
          </table:table-cell>
          <table:table-cell table:formula="of:=[.G440]-[.$B$2]" office:value-type="float" office:value="60.0745735168457" calcext:value-type="float">
            <text:p>60.0745735168</text:p>
          </table:table-cell>
          <table:table-cell table:formula="of:=[.C440]/([.H440]-[.H439])" office:value-type="float" office:value="238025.941755444" calcext:value-type="float">
            <text:p>238025.941755444</text:p>
          </table:table-cell>
          <table:table-cell table:formula="of:=[.G440]-[.$B440]" office:value-type="float" office:value="13.8087708950043" calcext:value-type="float">
            <text:p>13.808770895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43139766.30684" calcext:value-type="float">
            <text:p>1443139766.30684</text:p>
          </table:table-cell>
          <table:table-cell office:value-type="float" office:value="4480" calcext:value-type="float">
            <text:p>4480</text:p>
          </table:table-cell>
          <table:table-cell table:formula="of:=[.B441]-[.$B$2]" office:value-type="float" office:value="46.3066790103912" calcext:value-type="float">
            <text:p>46.3066790104</text:p>
          </table:table-cell>
          <table:table-cell table:formula="of:=[.C441]/([.D441]-[.D440])" office:value-type="float" office:value="109598.723344688" calcext:value-type="float">
            <text:p>109598.723344688</text:p>
          </table:table-cell>
          <table:table-cell/>
          <table:table-cell office:value-type="float" office:value="1443139780.19277" calcext:value-type="float">
            <text:p>1443139780.19277</text:p>
          </table:table-cell>
          <table:table-cell table:formula="of:=[.G441]-[.$B$2]" office:value-type="float" office:value="60.1926076412201" calcext:value-type="float">
            <text:p>60.1926076412</text:p>
          </table:table-cell>
          <table:table-cell table:formula="of:=[.C441]/([.H441]-[.H440])" office:value-type="float" office:value="37955.1254668522" calcext:value-type="float">
            <text:p>37955.1254668522</text:p>
          </table:table-cell>
          <table:table-cell table:formula="of:=[.G441]-[.$B441]" office:value-type="float" office:value="13.8859286308289" calcext:value-type="float">
            <text:p>13.8859286308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3139766.3477" calcext:value-type="float">
            <text:p>1443139766.3477</text:p>
          </table:table-cell>
          <table:table-cell office:value-type="float" office:value="4480" calcext:value-type="float">
            <text:p>4480</text:p>
          </table:table-cell>
          <table:table-cell table:formula="of:=[.B442]-[.$B$2]" office:value-type="float" office:value="46.347540140152" calcext:value-type="float">
            <text:p>46.3475401402</text:p>
          </table:table-cell>
          <table:table-cell table:formula="of:=[.C442]/([.D442]-[.D441])" office:value-type="float" office:value="109639.650842552" calcext:value-type="float">
            <text:p>109639.650842552</text:p>
          </table:table-cell>
          <table:table-cell/>
          <table:table-cell office:value-type="float" office:value="1443139783.0377" calcext:value-type="float">
            <text:p>1443139783.0377</text:p>
          </table:table-cell>
          <table:table-cell table:formula="of:=[.G442]-[.$B$2]" office:value-type="float" office:value="63.0375399589539" calcext:value-type="float">
            <text:p>63.037539959</text:p>
          </table:table-cell>
          <table:table-cell table:formula="of:=[.C442]/([.H442]-[.H441])" office:value-type="float" office:value="1574.72990554964" calcext:value-type="float">
            <text:p>1574.7299055496</text:p>
          </table:table-cell>
          <table:table-cell table:formula="of:=[.G442]-[.$B442]" office:value-type="float" office:value="16.6899998188019" calcext:value-type="float">
            <text:p>16.6899998188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43139766.38854" calcext:value-type="float">
            <text:p>1443139766.38854</text:p>
          </table:table-cell>
          <table:table-cell office:value-type="float" office:value="4480" calcext:value-type="float">
            <text:p>4480</text:p>
          </table:table-cell>
          <table:table-cell table:formula="of:=[.B443]-[.$B$2]" office:value-type="float" office:value="46.3883759975433" calcext:value-type="float">
            <text:p>46.3883759975</text:p>
          </table:table-cell>
          <table:table-cell table:formula="of:=[.C443]/([.D443]-[.D442])" office:value-type="float" office:value="109707.504291269" calcext:value-type="float">
            <text:p>109707.504291269</text:p>
          </table:table-cell>
          <table:table-cell/>
          <table:table-cell office:value-type="float" office:value="1443139785.05159" calcext:value-type="float">
            <text:p>1443139785.05159</text:p>
          </table:table-cell>
          <table:table-cell table:formula="of:=[.G443]-[.$B$2]" office:value-type="float" office:value="65.0514314174652" calcext:value-type="float">
            <text:p>65.0514314175</text:p>
          </table:table-cell>
          <table:table-cell table:formula="of:=[.C443]/([.H443]-[.H442])" office:value-type="float" office:value="2224.54888572375" calcext:value-type="float">
            <text:p>2224.5488857238</text:p>
          </table:table-cell>
          <table:table-cell table:formula="of:=[.G443]-[.$B443]" office:value-type="float" office:value="18.6630554199219" calcext:value-type="float">
            <text:p>18.6630554199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43139766.42939" calcext:value-type="float">
            <text:p>1443139766.42939</text:p>
          </table:table-cell>
          <table:table-cell office:value-type="float" office:value="4480" calcext:value-type="float">
            <text:p>4480</text:p>
          </table:table-cell>
          <table:table-cell table:formula="of:=[.B444]-[.$B$2]" office:value-type="float" office:value="46.4292297363281" calcext:value-type="float">
            <text:p>46.4292297363</text:p>
          </table:table-cell>
          <table:table-cell table:formula="of:=[.C444]/([.D444]-[.D443])" office:value-type="float" office:value="109659.486090118" calcext:value-type="float">
            <text:p>109659.486090118</text:p>
          </table:table-cell>
          <table:table-cell/>
          <table:table-cell office:value-type="float" office:value="1443139785.57121" calcext:value-type="float">
            <text:p>1443139785.57121</text:p>
          </table:table-cell>
          <table:table-cell table:formula="of:=[.G444]-[.$B$2]" office:value-type="float" office:value="65.5710473060608" calcext:value-type="float">
            <text:p>65.5710473061</text:p>
          </table:table-cell>
          <table:table-cell table:formula="of:=[.C444]/([.H444]-[.H443])" office:value-type="float" office:value="8621.75329570571" calcext:value-type="float">
            <text:p>8621.7532957057</text:p>
          </table:table-cell>
          <table:table-cell table:formula="of:=[.G444]-[.$B444]" office:value-type="float" office:value="19.1418175697327" calcext:value-type="float">
            <text:p>19.1418175697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43139766.47025" calcext:value-type="float">
            <text:p>1443139766.47025</text:p>
          </table:table-cell>
          <table:table-cell office:value-type="float" office:value="4480" calcext:value-type="float">
            <text:p>4480</text:p>
          </table:table-cell>
          <table:table-cell table:formula="of:=[.B445]-[.$B$2]" office:value-type="float" office:value="46.4700877666473" calcext:value-type="float">
            <text:p>46.4700877666</text:p>
          </table:table-cell>
          <table:table-cell table:formula="of:=[.C445]/([.D445]-[.D444])" office:value-type="float" office:value="109647.967975912" calcext:value-type="float">
            <text:p>109647.967975912</text:p>
          </table:table-cell>
          <table:table-cell/>
          <table:table-cell office:value-type="float" office:value="1443139786.04201" calcext:value-type="float">
            <text:p>1443139786.04201</text:p>
          </table:table-cell>
          <table:table-cell table:formula="of:=[.G445]-[.$B$2]" office:value-type="float" office:value="66.0418450832367" calcext:value-type="float">
            <text:p>66.0418450832</text:p>
          </table:table-cell>
          <table:table-cell table:formula="of:=[.C445]/([.H445]-[.H444])" office:value-type="float" office:value="9515.76285443282" calcext:value-type="float">
            <text:p>9515.7628544328</text:p>
          </table:table-cell>
          <table:table-cell table:formula="of:=[.G445]-[.$B445]" office:value-type="float" office:value="19.5717573165894" calcext:value-type="float">
            <text:p>19.5717573166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43139766.5111" calcext:value-type="float">
            <text:p>1443139766.5111</text:p>
          </table:table-cell>
          <table:table-cell office:value-type="float" office:value="4480" calcext:value-type="float">
            <text:p>4480</text:p>
          </table:table-cell>
          <table:table-cell table:formula="of:=[.B446]-[.$B$2]" office:value-type="float" office:value="46.510933637619" calcext:value-type="float">
            <text:p>46.5109336376</text:p>
          </table:table-cell>
          <table:table-cell table:formula="of:=[.C446]/([.D446]-[.D445])" office:value-type="float" office:value="109680.608918982" calcext:value-type="float">
            <text:p>109680.608918982</text:p>
          </table:table-cell>
          <table:table-cell/>
          <table:table-cell office:value-type="float" office:value="1443139786.37558" calcext:value-type="float">
            <text:p>1443139786.37558</text:p>
          </table:table-cell>
          <table:table-cell table:formula="of:=[.G446]-[.$B$2]" office:value-type="float" office:value="66.3754205703735" calcext:value-type="float">
            <text:p>66.3754205704</text:p>
          </table:table-cell>
          <table:table-cell table:formula="of:=[.C446]/([.H446]-[.H445])" office:value-type="float" office:value="13430.2434464023" calcext:value-type="float">
            <text:p>13430.2434464023</text:p>
          </table:table-cell>
          <table:table-cell table:formula="of:=[.G446]-[.$B446]" office:value-type="float" office:value="19.8644869327545" calcext:value-type="float">
            <text:p>19.8644869328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43139766.55195" calcext:value-type="float">
            <text:p>1443139766.55195</text:p>
          </table:table-cell>
          <table:table-cell office:value-type="float" office:value="4480" calcext:value-type="float">
            <text:p>4480</text:p>
          </table:table-cell>
          <table:table-cell table:formula="of:=[.B447]-[.$B$2]" office:value-type="float" office:value="46.5517902374268" calcext:value-type="float">
            <text:p>46.5517902374</text:p>
          </table:table-cell>
          <table:table-cell table:formula="of:=[.C447]/([.D447]-[.D446])" office:value-type="float" office:value="109651.807078458" calcext:value-type="float">
            <text:p>109651.807078458</text:p>
          </table:table-cell>
          <table:table-cell/>
          <table:table-cell office:value-type="float" office:value="1443139786.74326" calcext:value-type="float">
            <text:p>1443139786.74326</text:p>
          </table:table-cell>
          <table:table-cell table:formula="of:=[.G447]-[.$B$2]" office:value-type="float" office:value="66.7431015968323" calcext:value-type="float">
            <text:p>66.7431015968</text:p>
          </table:table-cell>
          <table:table-cell table:formula="of:=[.C447]/([.H447]-[.H446])" office:value-type="float" office:value="12184.4742524475" calcext:value-type="float">
            <text:p>12184.4742524475</text:p>
          </table:table-cell>
          <table:table-cell table:formula="of:=[.G447]-[.$B447]" office:value-type="float" office:value="20.1913113594055" calcext:value-type="float">
            <text:p>20.1913113594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43139766.59281" calcext:value-type="float">
            <text:p>1443139766.59281</text:p>
          </table:table-cell>
          <table:table-cell office:value-type="float" office:value="4480" calcext:value-type="float">
            <text:p>4480</text:p>
          </table:table-cell>
          <table:table-cell table:formula="of:=[.B448]-[.$B$2]" office:value-type="float" office:value="46.5926458835602" calcext:value-type="float">
            <text:p>46.5926458836</text:p>
          </table:table-cell>
          <table:table-cell table:formula="of:=[.C448]/([.D448]-[.D447])" office:value-type="float" office:value="109654.366629513" calcext:value-type="float">
            <text:p>109654.366629513</text:p>
          </table:table-cell>
          <table:table-cell/>
          <table:table-cell office:value-type="float" office:value="1443139791.24845" calcext:value-type="float">
            <text:p>1443139791.24845</text:p>
          </table:table-cell>
          <table:table-cell table:formula="of:=[.G448]-[.$B$2]" office:value-type="float" office:value="71.2482886314392" calcext:value-type="float">
            <text:p>71.2482886314</text:p>
          </table:table-cell>
          <table:table-cell table:formula="of:=[.C448]/([.H448]-[.H447])" office:value-type="float" office:value="994.40932542568" calcext:value-type="float">
            <text:p>994.4093254257</text:p>
          </table:table-cell>
          <table:table-cell table:formula="of:=[.G448]-[.$B448]" office:value-type="float" office:value="24.655642747879" calcext:value-type="float">
            <text:p>24.6556427479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43139766.63368" calcext:value-type="float">
            <text:p>1443139766.63368</text:p>
          </table:table-cell>
          <table:table-cell office:value-type="float" office:value="4480" calcext:value-type="float">
            <text:p>4480</text:p>
          </table:table-cell>
          <table:table-cell table:formula="of:=[.B449]-[.$B$2]" office:value-type="float" office:value="46.6335153579712" calcext:value-type="float">
            <text:p>46.633515358</text:p>
          </table:table-cell>
          <table:table-cell table:formula="of:=[.C449]/([.D449]-[.D448])" office:value-type="float" office:value="109617.26483062" calcext:value-type="float">
            <text:p>109617.26483062</text:p>
          </table:table-cell>
          <table:table-cell/>
          <table:table-cell office:value-type="float" office:value="1443139791.29886" calcext:value-type="float">
            <text:p>1443139791.29886</text:p>
          </table:table-cell>
          <table:table-cell table:formula="of:=[.G449]-[.$B$2]" office:value-type="float" office:value="71.2987024784088" calcext:value-type="float">
            <text:p>71.2987024784</text:p>
          </table:table-cell>
          <table:table-cell table:formula="of:=[.C449]/([.H449]-[.H448])" office:value-type="float" office:value="88864.4741334872" calcext:value-type="float">
            <text:p>88864.4741334872</text:p>
          </table:table-cell>
          <table:table-cell table:formula="of:=[.G449]-[.$B449]" office:value-type="float" office:value="24.6651871204376" calcext:value-type="float">
            <text:p>24.6651871204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43139766.67453" calcext:value-type="float">
            <text:p>1443139766.67453</text:p>
          </table:table-cell>
          <table:table-cell office:value-type="float" office:value="4480" calcext:value-type="float">
            <text:p>4480</text:p>
          </table:table-cell>
          <table:table-cell table:formula="of:=[.B450]-[.$B$2]" office:value-type="float" office:value="46.674370765686" calcext:value-type="float">
            <text:p>46.6743707657</text:p>
          </table:table-cell>
          <table:table-cell table:formula="of:=[.C450]/([.D450]-[.D449])" office:value-type="float" office:value="109655.006535948" calcext:value-type="float">
            <text:p>109655.006535948</text:p>
          </table:table-cell>
          <table:table-cell/>
          <table:table-cell office:value-type="float" office:value="1443139791.34933" calcext:value-type="float">
            <text:p>1443139791.34933</text:p>
          </table:table-cell>
          <table:table-cell table:formula="of:=[.G450]-[.$B$2]" office:value-type="float" office:value="71.3491685390472" calcext:value-type="float">
            <text:p>71.349168539</text:p>
          </table:table-cell>
          <table:table-cell table:formula="of:=[.C450]/([.H450]-[.H449])" office:value-type="float" office:value="88772.5323380734" calcext:value-type="float">
            <text:p>88772.5323380734</text:p>
          </table:table-cell>
          <table:table-cell table:formula="of:=[.G450]-[.$B450]" office:value-type="float" office:value="24.6747977733612" calcext:value-type="float">
            <text:p>24.6747977734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43139766.7154" calcext:value-type="float">
            <text:p>1443139766.7154</text:p>
          </table:table-cell>
          <table:table-cell office:value-type="float" office:value="4480" calcext:value-type="float">
            <text:p>4480</text:p>
          </table:table-cell>
          <table:table-cell table:formula="of:=[.B451]-[.$B$2]" office:value-type="float" office:value="46.715234041214" calcext:value-type="float">
            <text:p>46.7152340412</text:p>
          </table:table-cell>
          <table:table-cell table:formula="of:=[.C451]/([.D451]-[.D450])" office:value-type="float" office:value="109633.893566248" calcext:value-type="float">
            <text:p>109633.893566248</text:p>
          </table:table-cell>
          <table:table-cell/>
          <table:table-cell office:value-type="float" office:value="1443139791.39971" calcext:value-type="float">
            <text:p>1443139791.39971</text:p>
          </table:table-cell>
          <table:table-cell table:formula="of:=[.G451]-[.$B$2]" office:value-type="float" office:value="71.3995440006256" calcext:value-type="float">
            <text:p>71.3995440006</text:p>
          </table:table-cell>
          <table:table-cell table:formula="of:=[.C451]/([.H451]-[.H450])" office:value-type="float" office:value="88932.1876094467" calcext:value-type="float">
            <text:p>88932.1876094467</text:p>
          </table:table-cell>
          <table:table-cell table:formula="of:=[.G451]-[.$B451]" office:value-type="float" office:value="24.6843099594116" calcext:value-type="float">
            <text:p>24.6843099594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43139766.75625" calcext:value-type="float">
            <text:p>1443139766.75625</text:p>
          </table:table-cell>
          <table:table-cell office:value-type="float" office:value="4480" calcext:value-type="float">
            <text:p>4480</text:p>
          </table:table-cell>
          <table:table-cell table:formula="of:=[.B452]-[.$B$2]" office:value-type="float" office:value="46.7560882568359" calcext:value-type="float">
            <text:p>46.7560882568</text:p>
          </table:table-cell>
          <table:table-cell table:formula="of:=[.C452]/([.D452]-[.D451])" office:value-type="float" office:value="109658.206180152" calcext:value-type="float">
            <text:p>109658.206180152</text:p>
          </table:table-cell>
          <table:table-cell/>
          <table:table-cell office:value-type="float" office:value="1443139791.45022" calcext:value-type="float">
            <text:p>1443139791.45022</text:p>
          </table:table-cell>
          <table:table-cell table:formula="of:=[.G452]-[.$B$2]" office:value-type="float" office:value="71.4500606060028" calcext:value-type="float">
            <text:p>71.450060606</text:p>
          </table:table-cell>
          <table:table-cell table:formula="of:=[.C452]/([.H452]-[.H451])" office:value-type="float" office:value="88683.7103670911" calcext:value-type="float">
            <text:p>88683.7103670911</text:p>
          </table:table-cell>
          <table:table-cell table:formula="of:=[.G452]-[.$B452]" office:value-type="float" office:value="24.6939723491669" calcext:value-type="float">
            <text:p>24.6939723492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43139766.7971" calcext:value-type="float">
            <text:p>1443139766.7971</text:p>
          </table:table-cell>
          <table:table-cell office:value-type="float" office:value="4480" calcext:value-type="float">
            <text:p>4480</text:p>
          </table:table-cell>
          <table:table-cell table:formula="of:=[.B453]-[.$B$2]" office:value-type="float" office:value="46.7969391345978" calcext:value-type="float">
            <text:p>46.7969391346</text:p>
          </table:table-cell>
          <table:table-cell table:formula="of:=[.C453]/([.D453]-[.D452])" office:value-type="float" office:value="109667.166177389" calcext:value-type="float">
            <text:p>109667.166177389</text:p>
          </table:table-cell>
          <table:table-cell/>
          <table:table-cell office:value-type="float" office:value="1443139791.50066" calcext:value-type="float">
            <text:p>1443139791.50066</text:p>
          </table:table-cell>
          <table:table-cell table:formula="of:=[.G453]-[.$B$2]" office:value-type="float" office:value="71.500500202179" calcext:value-type="float">
            <text:p>71.5005002022</text:p>
          </table:table-cell>
          <table:table-cell table:formula="of:=[.C453]/([.H453]-[.H452])" office:value-type="float" office:value="88819.1091846719" calcext:value-type="float">
            <text:p>88819.1091846719</text:p>
          </table:table-cell>
          <table:table-cell table:formula="of:=[.G453]-[.$B453]" office:value-type="float" office:value="24.7035610675812" calcext:value-type="float">
            <text:p>24.7035610676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43139766.83797" calcext:value-type="float">
            <text:p>1443139766.83797</text:p>
          </table:table-cell>
          <table:table-cell office:value-type="float" office:value="4480" calcext:value-type="float">
            <text:p>4480</text:p>
          </table:table-cell>
          <table:table-cell table:formula="of:=[.B454]-[.$B$2]" office:value-type="float" office:value="46.8378069400787" calcext:value-type="float">
            <text:p>46.8378069401</text:p>
          </table:table-cell>
          <table:table-cell table:formula="of:=[.C454]/([.D454]-[.D453])" office:value-type="float" office:value="109621.741301659" calcext:value-type="float">
            <text:p>109621.741301659</text:p>
          </table:table-cell>
          <table:table-cell/>
          <table:table-cell office:value-type="float" office:value="1443139791.55114" calcext:value-type="float">
            <text:p>1443139791.55114</text:p>
          </table:table-cell>
          <table:table-cell table:formula="of:=[.G454]-[.$B$2]" office:value-type="float" office:value="71.5509741306305" calcext:value-type="float">
            <text:p>71.5509741306</text:p>
          </table:table-cell>
          <table:table-cell table:formula="of:=[.C454]/([.H454]-[.H453])" office:value-type="float" office:value="88758.6945862836" calcext:value-type="float">
            <text:p>88758.6945862836</text:p>
          </table:table-cell>
          <table:table-cell table:formula="of:=[.G454]-[.$B454]" office:value-type="float" office:value="24.7131671905518" calcext:value-type="float">
            <text:p>24.7131671906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43139766.87888" calcext:value-type="float">
            <text:p>1443139766.87888</text:p>
          </table:table-cell>
          <table:table-cell office:value-type="float" office:value="4480" calcext:value-type="float">
            <text:p>4480</text:p>
          </table:table-cell>
          <table:table-cell table:formula="of:=[.B455]-[.$B$2]" office:value-type="float" office:value="46.8787150382996" calcext:value-type="float">
            <text:p>46.8787150383</text:p>
          </table:table-cell>
          <table:table-cell table:formula="of:=[.C455]/([.D455]-[.D454])" office:value-type="float" office:value="109513.768540806" calcext:value-type="float">
            <text:p>109513.768540806</text:p>
          </table:table-cell>
          <table:table-cell/>
          <table:table-cell office:value-type="float" office:value="1443139791.60156" calcext:value-type="float">
            <text:p>1443139791.60156</text:p>
          </table:table-cell>
          <table:table-cell table:formula="of:=[.G455]-[.$B$2]" office:value-type="float" office:value="71.6013939380646" calcext:value-type="float">
            <text:p>71.6013939381</text:p>
          </table:table-cell>
          <table:table-cell table:formula="of:=[.C455]/([.H455]-[.H454])" office:value-type="float" office:value="88853.9688664435" calcext:value-type="float">
            <text:p>88853.9688664435</text:p>
          </table:table-cell>
          <table:table-cell table:formula="of:=[.G455]-[.$B455]" office:value-type="float" office:value="24.722678899765" calcext:value-type="float">
            <text:p>24.7226788998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43139766.91973" calcext:value-type="float">
            <text:p>1443139766.91973</text:p>
          </table:table-cell>
          <table:table-cell office:value-type="float" office:value="4480" calcext:value-type="float">
            <text:p>4480</text:p>
          </table:table-cell>
          <table:table-cell table:formula="of:=[.B456]-[.$B$2]" office:value-type="float" office:value="46.9195704460144" calcext:value-type="float">
            <text:p>46.919570446</text:p>
          </table:table-cell>
          <table:table-cell table:formula="of:=[.C456]/([.D456]-[.D455])" office:value-type="float" office:value="109655.006535948" calcext:value-type="float">
            <text:p>109655.006535948</text:p>
          </table:table-cell>
          <table:table-cell/>
          <table:table-cell office:value-type="float" office:value="1443139791.652" calcext:value-type="float">
            <text:p>1443139791.652</text:p>
          </table:table-cell>
          <table:table-cell table:formula="of:=[.G456]-[.$B$2]" office:value-type="float" office:value="71.6518330574036" calcext:value-type="float">
            <text:p>71.6518330574</text:p>
          </table:table-cell>
          <table:table-cell table:formula="of:=[.C456]/([.H456]-[.H455])" office:value-type="float" office:value="88819.9488553912" calcext:value-type="float">
            <text:p>88819.9488553912</text:p>
          </table:table-cell>
          <table:table-cell table:formula="of:=[.G456]-[.$B456]" office:value-type="float" office:value="24.7322626113892" calcext:value-type="float">
            <text:p>24.7322626114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43139766.96059" calcext:value-type="float">
            <text:p>1443139766.96059</text:p>
          </table:table-cell>
          <table:table-cell office:value-type="float" office:value="4480" calcext:value-type="float">
            <text:p>4480</text:p>
          </table:table-cell>
          <table:table-cell table:formula="of:=[.B457]-[.$B$2]" office:value-type="float" office:value="46.9604270458221" calcext:value-type="float">
            <text:p>46.9604270458</text:p>
          </table:table-cell>
          <table:table-cell table:formula="of:=[.C457]/([.D457]-[.D456])" office:value-type="float" office:value="109651.807078458" calcext:value-type="float">
            <text:p>109651.807078458</text:p>
          </table:table-cell>
          <table:table-cell/>
          <table:table-cell office:value-type="float" office:value="1443139791.70243" calcext:value-type="float">
            <text:p>1443139791.70243</text:p>
          </table:table-cell>
          <table:table-cell table:formula="of:=[.G457]-[.$B$2]" office:value-type="float" office:value="71.7022631168365" calcext:value-type="float">
            <text:p>71.7022631168</text:p>
          </table:table-cell>
          <table:table-cell table:formula="of:=[.C457]/([.H457]-[.H456])" office:value-type="float" office:value="88835.905616044" calcext:value-type="float">
            <text:p>88835.905616044</text:p>
          </table:table-cell>
          <table:table-cell table:formula="of:=[.G457]-[.$B457]" office:value-type="float" office:value="24.7418360710144" calcext:value-type="float">
            <text:p>24.741836071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43139780.0019" calcext:value-type="float">
            <text:p>1443139780.0019</text:p>
          </table:table-cell>
          <table:table-cell office:value-type="float" office:value="4480" calcext:value-type="float">
            <text:p>4480</text:p>
          </table:table-cell>
          <table:table-cell table:formula="of:=[.B458]-[.$B$2]" office:value-type="float" office:value="60.001734495163" calcext:value-type="float">
            <text:p>60.0017344952</text:p>
          </table:table-cell>
          <table:table-cell table:formula="of:=[.C458]/([.D458]-[.D457])" office:value-type="float" office:value="343.523838955767" calcext:value-type="float">
            <text:p>343.5238389558</text:p>
          </table:table-cell>
          <table:table-cell/>
          <table:table-cell office:value-type="float" office:value="1443139791.75281" calcext:value-type="float">
            <text:p>1443139791.75281</text:p>
          </table:table-cell>
          <table:table-cell table:formula="of:=[.G458]-[.$B$2]" office:value-type="float" office:value="71.7526435852051" calcext:value-type="float">
            <text:p>71.7526435852</text:p>
          </table:table-cell>
          <table:table-cell table:formula="of:=[.C458]/([.H458]-[.H457])" office:value-type="float" office:value="88923.3495653326" calcext:value-type="float">
            <text:p>88923.3495653326</text:p>
          </table:table-cell>
          <table:table-cell table:formula="of:=[.G458]-[.$B458]" office:value-type="float" office:value="11.7509090900421" calcext:value-type="float">
            <text:p>11.75090909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43139780.05804" calcext:value-type="float">
            <text:p>1443139780.05804</text:p>
          </table:table-cell>
          <table:table-cell office:value-type="float" office:value="4480" calcext:value-type="float">
            <text:p>4480</text:p>
          </table:table-cell>
          <table:table-cell table:formula="of:=[.B459]-[.$B$2]" office:value-type="float" office:value="60.0578799247742" calcext:value-type="float">
            <text:p>60.0578799248</text:p>
          </table:table-cell>
          <table:table-cell table:formula="of:=[.C459]/([.D459]-[.D458])" office:value-type="float" office:value="79792.781550038" calcext:value-type="float">
            <text:p>79792.781550038</text:p>
          </table:table-cell>
          <table:table-cell/>
          <table:table-cell office:value-type="float" office:value="1443139791.80326" calcext:value-type="float">
            <text:p>1443139791.80326</text:p>
          </table:table-cell>
          <table:table-cell table:formula="of:=[.G459]-[.$B$2]" office:value-type="float" office:value="71.8031001091003" calcext:value-type="float">
            <text:p>71.8031001091</text:p>
          </table:table-cell>
          <table:table-cell table:formula="of:=[.C459]/([.H459]-[.H458])" office:value-type="float" office:value="88789.3111562633" calcext:value-type="float">
            <text:p>88789.3111562633</text:p>
          </table:table-cell>
          <table:table-cell table:formula="of:=[.G459]-[.$B459]" office:value-type="float" office:value="11.7452201843262" calcext:value-type="float">
            <text:p>11.7452201843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43139780.11419" calcext:value-type="float">
            <text:p>1443139780.11419</text:p>
          </table:table-cell>
          <table:table-cell office:value-type="float" office:value="4480" calcext:value-type="float">
            <text:p>4480</text:p>
          </table:table-cell>
          <table:table-cell table:formula="of:=[.B460]-[.$B$2]" office:value-type="float" office:value="60.1140291690826" calcext:value-type="float">
            <text:p>60.1140291691</text:p>
          </table:table-cell>
          <table:table-cell table:formula="of:=[.C460]/([.D460]-[.D459])" office:value-type="float" office:value="79787.3605455464" calcext:value-type="float">
            <text:p>79787.3605455464</text:p>
          </table:table-cell>
          <table:table-cell/>
          <table:table-cell office:value-type="float" office:value="1443139791.85371" calcext:value-type="float">
            <text:p>1443139791.85371</text:p>
          </table:table-cell>
          <table:table-cell table:formula="of:=[.G460]-[.$B$2]" office:value-type="float" office:value="71.8535461425781" calcext:value-type="float">
            <text:p>71.8535461426</text:p>
          </table:table-cell>
          <table:table-cell table:formula="of:=[.C460]/([.H460]-[.H459])" office:value-type="float" office:value="88807.7751836133" calcext:value-type="float">
            <text:p>88807.7751836133</text:p>
          </table:table-cell>
          <table:table-cell table:formula="of:=[.G460]-[.$B460]" office:value-type="float" office:value="11.7395169734955" calcext:value-type="float">
            <text:p>11.7395169735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43139780.17032" calcext:value-type="float">
            <text:p>1443139780.17032</text:p>
          </table:table-cell>
          <table:table-cell office:value-type="float" office:value="4480" calcext:value-type="float">
            <text:p>4480</text:p>
          </table:table-cell>
          <table:table-cell table:formula="of:=[.B461]-[.$B$2]" office:value-type="float" office:value="60.1701548099518" calcext:value-type="float">
            <text:p>60.17015481</text:p>
          </table:table-cell>
          <table:table-cell table:formula="of:=[.C461]/([.D461]-[.D460])" office:value-type="float" office:value="79820.9148372188" calcext:value-type="float">
            <text:p>79820.9148372188</text:p>
          </table:table-cell>
          <table:table-cell/>
          <table:table-cell office:value-type="float" office:value="1443139791.90415" calcext:value-type="float">
            <text:p>1443139791.90415</text:p>
          </table:table-cell>
          <table:table-cell table:formula="of:=[.G461]-[.$B$2]" office:value-type="float" office:value="71.9039843082428" calcext:value-type="float">
            <text:p>71.9039843082</text:p>
          </table:table-cell>
          <table:table-cell table:formula="of:=[.C461]/([.H461]-[.H460])" office:value-type="float" office:value="88821.6282444588" calcext:value-type="float">
            <text:p>88821.6282444588</text:p>
          </table:table-cell>
          <table:table-cell table:formula="of:=[.G461]-[.$B461]" office:value-type="float" office:value="11.733829498291" calcext:value-type="float">
            <text:p>11.7338294983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43139780.22645" calcext:value-type="float">
            <text:p>1443139780.22645</text:p>
          </table:table-cell>
          <table:table-cell office:value-type="float" office:value="4480" calcext:value-type="float">
            <text:p>4480</text:p>
          </table:table-cell>
          <table:table-cell table:formula="of:=[.B462]-[.$B$2]" office:value-type="float" office:value="60.226288318634" calcext:value-type="float">
            <text:p>60.2262883186</text:p>
          </table:table-cell>
          <table:table-cell table:formula="of:=[.C462]/([.D462]-[.D461])" office:value-type="float" office:value="79809.726937959" calcext:value-type="float">
            <text:p>79809.726937959</text:p>
          </table:table-cell>
          <table:table-cell/>
          <table:table-cell office:value-type="float" office:value="1443139791.95459" calcext:value-type="float">
            <text:p>1443139791.95459</text:p>
          </table:table-cell>
          <table:table-cell table:formula="of:=[.G462]-[.$B$2]" office:value-type="float" office:value="71.9544274806976" calcext:value-type="float">
            <text:p>71.9544274807</text:p>
          </table:table-cell>
          <table:table-cell table:formula="of:=[.C462]/([.H462]-[.H461])" office:value-type="float" office:value="88812.8121602843" calcext:value-type="float">
            <text:p>88812.8121602843</text:p>
          </table:table-cell>
          <table:table-cell table:formula="of:=[.G462]-[.$B462]" office:value-type="float" office:value="11.7281391620636" calcext:value-type="float">
            <text:p>11.7281391621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43139780.28259" calcext:value-type="float">
            <text:p>1443139780.28259</text:p>
          </table:table-cell>
          <table:table-cell office:value-type="float" office:value="4480" calcext:value-type="float">
            <text:p>4480</text:p>
          </table:table-cell>
          <table:table-cell table:formula="of:=[.B463]-[.$B$2]" office:value-type="float" office:value="60.2824292182922" calcext:value-type="float">
            <text:p>60.2824292183</text:p>
          </table:table-cell>
          <table:table-cell table:formula="of:=[.C463]/([.D463]-[.D462])" office:value-type="float" office:value="79799.219949718" calcext:value-type="float">
            <text:p>79799.219949718</text:p>
          </table:table-cell>
          <table:table-cell/>
          <table:table-cell office:value-type="float" office:value="1443139792.00502" calcext:value-type="float">
            <text:p>1443139792.00502</text:p>
          </table:table-cell>
          <table:table-cell table:formula="of:=[.G463]-[.$B$2]" office:value-type="float" office:value="72.0048558712006" calcext:value-type="float">
            <text:p>72.0048558712</text:p>
          </table:table-cell>
          <table:table-cell table:formula="of:=[.C463]/([.H463]-[.H462])" office:value-type="float" office:value="88838.8456446916" calcext:value-type="float">
            <text:p>88838.8456446916</text:p>
          </table:table-cell>
          <table:table-cell table:formula="of:=[.G463]-[.$B463]" office:value-type="float" office:value="11.7224266529083" calcext:value-type="float">
            <text:p>11.7224266529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43139780.33873" calcext:value-type="float">
            <text:p>1443139780.33873</text:p>
          </table:table-cell>
          <table:table-cell office:value-type="float" office:value="4480" calcext:value-type="float">
            <text:p>4480</text:p>
          </table:table-cell>
          <table:table-cell table:formula="of:=[.B464]-[.$B$2]" office:value-type="float" office:value="60.3385646343231" calcext:value-type="float">
            <text:p>60.3385646343</text:p>
          </table:table-cell>
          <table:table-cell table:formula="of:=[.C464]/([.D464]-[.D463])" office:value-type="float" office:value="79807.0151922497" calcext:value-type="float">
            <text:p>79807.0151922497</text:p>
          </table:table-cell>
          <table:table-cell/>
          <table:table-cell office:value-type="float" office:value="1443139792.0214" calcext:value-type="float">
            <text:p>1443139792.0214</text:p>
          </table:table-cell>
          <table:table-cell table:formula="of:=[.G464]-[.$B$2]" office:value-type="float" office:value="72.0212390422821" calcext:value-type="float">
            <text:p>72.0212390423</text:p>
          </table:table-cell>
          <table:table-cell table:formula="of:=[.C464]/([.H464]-[.H463])" office:value-type="float" office:value="273451.334769195" calcext:value-type="float">
            <text:p>273451.334769195</text:p>
          </table:table-cell>
          <table:table-cell table:formula="of:=[.G464]-[.$B464]" office:value-type="float" office:value="11.682674407959" calcext:value-type="float">
            <text:p>11.682674408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43139780.39489" calcext:value-type="float">
            <text:p>1443139780.39489</text:p>
          </table:table-cell>
          <table:table-cell office:value-type="float" office:value="4480" calcext:value-type="float">
            <text:p>4480</text:p>
          </table:table-cell>
          <table:table-cell table:formula="of:=[.B465]-[.$B$2]" office:value-type="float" office:value="60.3947281837463" calcext:value-type="float">
            <text:p>60.3947281837</text:p>
          </table:table-cell>
          <table:table-cell table:formula="of:=[.C465]/([.D465]-[.D464])" office:value-type="float" office:value="79767.0383372883" calcext:value-type="float">
            <text:p>79767.0383372883</text:p>
          </table:table-cell>
          <table:table-cell/>
          <table:table-cell office:value-type="float" office:value="1443139792.05735" calcext:value-type="float">
            <text:p>1443139792.05735</text:p>
          </table:table-cell>
          <table:table-cell table:formula="of:=[.G465]-[.$B$2]" office:value-type="float" office:value="72.0571885108948" calcext:value-type="float">
            <text:p>72.0571885109</text:p>
          </table:table-cell>
          <table:table-cell table:formula="of:=[.C465]/([.H465]-[.H464])" office:value-type="float" office:value="124619.366374193" calcext:value-type="float">
            <text:p>124619.366374193</text:p>
          </table:table-cell>
          <table:table-cell table:formula="of:=[.G465]-[.$B465]" office:value-type="float" office:value="11.6624603271484" calcext:value-type="float">
            <text:p>11.6624603271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43139780.45103" calcext:value-type="float">
            <text:p>1443139780.45103</text:p>
          </table:table-cell>
          <table:table-cell office:value-type="float" office:value="4480" calcext:value-type="float">
            <text:p>4480</text:p>
          </table:table-cell>
          <table:table-cell table:formula="of:=[.B466]-[.$B$2]" office:value-type="float" office:value="60.4508638381958" calcext:value-type="float">
            <text:p>60.4508638382</text:p>
          </table:table-cell>
          <table:table-cell table:formula="of:=[.C466]/([.D466]-[.D465])" office:value-type="float" office:value="79806.676236993" calcext:value-type="float">
            <text:p>79806.676236993</text:p>
          </table:table-cell>
          <table:table-cell/>
          <table:table-cell office:value-type="float" office:value="1443139792.10404" calcext:value-type="float">
            <text:p>1443139792.10404</text:p>
          </table:table-cell>
          <table:table-cell table:formula="of:=[.G466]-[.$B$2]" office:value-type="float" office:value="72.1038730144501" calcext:value-type="float">
            <text:p>72.1038730145</text:p>
          </table:table-cell>
          <table:table-cell table:formula="of:=[.C466]/([.H466]-[.H465])" office:value-type="float" office:value="95963.3209913742" calcext:value-type="float">
            <text:p>95963.3209913742</text:p>
          </table:table-cell>
          <table:table-cell table:formula="of:=[.G466]-[.$B466]" office:value-type="float" office:value="11.6530091762543" calcext:value-type="float">
            <text:p>11.6530091763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43139780.50716" calcext:value-type="float">
            <text:p>1443139780.50716</text:p>
          </table:table-cell>
          <table:table-cell office:value-type="float" office:value="4480" calcext:value-type="float">
            <text:p>4480</text:p>
          </table:table-cell>
          <table:table-cell table:formula="of:=[.B467]-[.$B$2]" office:value-type="float" office:value="60.5069944858551" calcext:value-type="float">
            <text:p>60.5069944859</text:p>
          </table:table-cell>
          <table:table-cell table:formula="of:=[.C467]/([.D467]-[.D466])" office:value-type="float" office:value="79813.7949020724" calcext:value-type="float">
            <text:p>79813.7949020724</text:p>
          </table:table-cell>
          <table:table-cell/>
          <table:table-cell office:value-type="float" office:value="1443139792.15072" calcext:value-type="float">
            <text:p>1443139792.15072</text:p>
          </table:table-cell>
          <table:table-cell table:formula="of:=[.G467]-[.$B$2]" office:value-type="float" office:value="72.1505560874939" calcext:value-type="float">
            <text:p>72.1505560875</text:p>
          </table:table-cell>
          <table:table-cell table:formula="of:=[.C467]/([.H467]-[.H466])" office:value-type="float" office:value="95966.2615996691" calcext:value-type="float">
            <text:p>95966.2615996691</text:p>
          </table:table-cell>
          <table:table-cell table:formula="of:=[.G467]-[.$B467]" office:value-type="float" office:value="11.6435616016388" calcext:value-type="float">
            <text:p>11.6435616016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43139780.56329" calcext:value-type="float">
            <text:p>1443139780.56329</text:p>
          </table:table-cell>
          <table:table-cell office:value-type="float" office:value="4480" calcext:value-type="float">
            <text:p>4480</text:p>
          </table:table-cell>
          <table:table-cell table:formula="of:=[.B468]-[.$B$2]" office:value-type="float" office:value="60.5631248950958" calcext:value-type="float">
            <text:p>60.5631248951</text:p>
          </table:table-cell>
          <table:table-cell table:formula="of:=[.C468]/([.D468]-[.D467])" office:value-type="float" office:value="79814.1339178008" calcext:value-type="float">
            <text:p>79814.1339178008</text:p>
          </table:table-cell>
          <table:table-cell/>
          <table:table-cell office:value-type="float" office:value="1443139792.19731" calcext:value-type="float">
            <text:p>1443139792.19731</text:p>
          </table:table-cell>
          <table:table-cell table:formula="of:=[.G468]-[.$B$2]" office:value-type="float" office:value="72.1971445083618" calcext:value-type="float">
            <text:p>72.1971445084</text:p>
          </table:table-cell>
          <table:table-cell table:formula="of:=[.C468]/([.H468]-[.H467])" office:value-type="float" office:value="96161.2331248785" calcext:value-type="float">
            <text:p>96161.2331248785</text:p>
          </table:table-cell>
          <table:table-cell table:formula="of:=[.G468]-[.$B468]" office:value-type="float" office:value="11.634019613266" calcext:value-type="float">
            <text:p>11.6340196133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43139780.61942" calcext:value-type="float">
            <text:p>1443139780.61942</text:p>
          </table:table-cell>
          <table:table-cell office:value-type="float" office:value="4480" calcext:value-type="float">
            <text:p>4480</text:p>
          </table:table-cell>
          <table:table-cell table:formula="of:=[.B469]-[.$B$2]" office:value-type="float" office:value="60.6192581653595" calcext:value-type="float">
            <text:p>60.6192581654</text:p>
          </table:table-cell>
          <table:table-cell table:formula="of:=[.C469]/([.D469]-[.D468])" office:value-type="float" office:value="79810.0659191301" calcext:value-type="float">
            <text:p>79810.0659191301</text:p>
          </table:table-cell>
          <table:table-cell/>
          <table:table-cell office:value-type="float" office:value="1443139792.2441" calcext:value-type="float">
            <text:p>1443139792.2441</text:p>
          </table:table-cell>
          <table:table-cell table:formula="of:=[.G469]-[.$B$2]" office:value-type="float" office:value="72.243940114975" calcext:value-type="float">
            <text:p>72.243940115</text:p>
          </table:table-cell>
          <table:table-cell table:formula="of:=[.C469]/([.H469]-[.H468])" office:value-type="float" office:value="95735.4829703223" calcext:value-type="float">
            <text:p>95735.4829703223</text:p>
          </table:table-cell>
          <table:table-cell table:formula="of:=[.G469]-[.$B469]" office:value-type="float" office:value="11.6246819496155" calcext:value-type="float">
            <text:p>11.6246819496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43139780.67557" calcext:value-type="float">
            <text:p>1443139780.67557</text:p>
          </table:table-cell>
          <table:table-cell office:value-type="float" office:value="4480" calcext:value-type="float">
            <text:p>4480</text:p>
          </table:table-cell>
          <table:table-cell table:formula="of:=[.B470]-[.$B$2]" office:value-type="float" office:value="60.6754100322723" calcext:value-type="float">
            <text:p>60.6754100323</text:p>
          </table:table-cell>
          <table:table-cell table:formula="of:=[.C470]/([.D470]-[.D469])" office:value-type="float" office:value="79783.6340322183" calcext:value-type="float">
            <text:p>79783.6340322183</text:p>
          </table:table-cell>
          <table:table-cell/>
          <table:table-cell office:value-type="float" office:value="1443139792.29077" calcext:value-type="float">
            <text:p>1443139792.29077</text:p>
          </table:table-cell>
          <table:table-cell table:formula="of:=[.G470]-[.$B$2]" office:value-type="float" office:value="72.2906069755554" calcext:value-type="float">
            <text:p>72.2906069756</text:p>
          </table:table-cell>
          <table:table-cell table:formula="of:=[.C470]/([.H470]-[.H469])" office:value-type="float" office:value="95999.6010933149" calcext:value-type="float">
            <text:p>95999.6010933149</text:p>
          </table:table-cell>
          <table:table-cell table:formula="of:=[.G470]-[.$B470]" office:value-type="float" office:value="11.6151969432831" calcext:value-type="float">
            <text:p>11.6151969433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43139780.7317" calcext:value-type="float">
            <text:p>1443139780.7317</text:p>
          </table:table-cell>
          <table:table-cell office:value-type="float" office:value="4480" calcext:value-type="float">
            <text:p>4480</text:p>
          </table:table-cell>
          <table:table-cell table:formula="of:=[.B471]-[.$B$2]" office:value-type="float" office:value="60.7315380573273" calcext:value-type="float">
            <text:p>60.7315380573</text:p>
          </table:table-cell>
          <table:table-cell table:formula="of:=[.C471]/([.D471]-[.D470])" office:value-type="float" office:value="79817.5242334911" calcext:value-type="float">
            <text:p>79817.5242334911</text:p>
          </table:table-cell>
          <table:table-cell/>
          <table:table-cell office:value-type="float" office:value="1443139792.33745" calcext:value-type="float">
            <text:p>1443139792.33745</text:p>
          </table:table-cell>
          <table:table-cell table:formula="of:=[.G471]-[.$B$2]" office:value-type="float" office:value="72.3372929096222" calcext:value-type="float">
            <text:p>72.3372929096</text:p>
          </table:table-cell>
          <table:table-cell table:formula="of:=[.C471]/([.H471]-[.H470])" office:value-type="float" office:value="95960.3805632868" calcext:value-type="float">
            <text:p>95960.3805632868</text:p>
          </table:table-cell>
          <table:table-cell table:formula="of:=[.G471]-[.$B471]" office:value-type="float" office:value="11.6057548522949" calcext:value-type="float">
            <text:p>11.6057548523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43139780.78783" calcext:value-type="float">
            <text:p>1443139780.78783</text:p>
          </table:table-cell>
          <table:table-cell office:value-type="float" office:value="4480" calcext:value-type="float">
            <text:p>4480</text:p>
          </table:table-cell>
          <table:table-cell table:formula="of:=[.B472]-[.$B$2]" office:value-type="float" office:value="60.787668466568" calcext:value-type="float">
            <text:p>60.7876684666</text:p>
          </table:table-cell>
          <table:table-cell table:formula="of:=[.C472]/([.D472]-[.D471])" office:value-type="float" office:value="79814.1339178008" calcext:value-type="float">
            <text:p>79814.1339178008</text:p>
          </table:table-cell>
          <table:table-cell/>
          <table:table-cell office:value-type="float" office:value="1443139792.38412" calcext:value-type="float">
            <text:p>1443139792.38412</text:p>
          </table:table-cell>
          <table:table-cell table:formula="of:=[.G472]-[.$B$2]" office:value-type="float" office:value="72.3839538097382" calcext:value-type="float">
            <text:p>72.3839538097</text:p>
          </table:table-cell>
          <table:table-cell table:formula="of:=[.C472]/([.H472]-[.H471])" office:value-type="float" office:value="96011.864084615" calcext:value-type="float">
            <text:p>96011.864084615</text:p>
          </table:table-cell>
          <table:table-cell table:formula="of:=[.G472]-[.$B472]" office:value-type="float" office:value="11.5962853431702" calcext:value-type="float">
            <text:p>11.5962853432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43139780.84396" calcext:value-type="float">
            <text:p>1443139780.84396</text:p>
          </table:table-cell>
          <table:table-cell office:value-type="float" office:value="4480" calcext:value-type="float">
            <text:p>4480</text:p>
          </table:table-cell>
          <table:table-cell table:formula="of:=[.B473]-[.$B$2]" office:value-type="float" office:value="60.8438012599945" calcext:value-type="float">
            <text:p>60.84380126</text:p>
          </table:table-cell>
          <table:table-cell table:formula="of:=[.C473]/([.D473]-[.D472])" office:value-type="float" office:value="79810.7438901112" calcext:value-type="float">
            <text:p>79810.7438901112</text:p>
          </table:table-cell>
          <table:table-cell/>
          <table:table-cell office:value-type="float" office:value="1443139792.43083" calcext:value-type="float">
            <text:p>1443139792.43083</text:p>
          </table:table-cell>
          <table:table-cell table:formula="of:=[.G473]-[.$B$2]" office:value-type="float" office:value="72.4306633472443" calcext:value-type="float">
            <text:p>72.4306633472</text:p>
          </table:table-cell>
          <table:table-cell table:formula="of:=[.C473]/([.H473]-[.H472])" office:value-type="float" office:value="95911.8895025368" calcext:value-type="float">
            <text:p>95911.8895025368</text:p>
          </table:table-cell>
          <table:table-cell table:formula="of:=[.G473]-[.$B473]" office:value-type="float" office:value="11.5868620872498" calcext:value-type="float">
            <text:p>11.5868620872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43139780.9001" calcext:value-type="float">
            <text:p>1443139780.9001</text:p>
          </table:table-cell>
          <table:table-cell office:value-type="float" office:value="4480" calcext:value-type="float">
            <text:p>4480</text:p>
          </table:table-cell>
          <table:table-cell table:formula="of:=[.B474]-[.$B$2]" office:value-type="float" office:value="60.8999423980713" calcext:value-type="float">
            <text:p>60.8999423981</text:p>
          </table:table-cell>
          <table:table-cell table:formula="of:=[.C474]/([.D474]-[.D473])" office:value-type="float" office:value="79798.8810606736" calcext:value-type="float">
            <text:p>79798.8810606736</text:p>
          </table:table-cell>
          <table:table-cell/>
          <table:table-cell office:value-type="float" office:value="1443139792.47751" calcext:value-type="float">
            <text:p>1443139792.47751</text:p>
          </table:table-cell>
          <table:table-cell table:formula="of:=[.G474]-[.$B$2]" office:value-type="float" office:value="72.4773480892181" calcext:value-type="float">
            <text:p>72.4773480892</text:p>
          </table:table-cell>
          <table:table-cell table:formula="of:=[.C474]/([.H474]-[.H473])" office:value-type="float" office:value="95962.8309075124" calcext:value-type="float">
            <text:p>95962.8309075124</text:p>
          </table:table-cell>
          <table:table-cell table:formula="of:=[.G474]-[.$B474]" office:value-type="float" office:value="11.5774056911469" calcext:value-type="float">
            <text:p>11.5774056911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43139780.95623" calcext:value-type="float">
            <text:p>1443139780.95623</text:p>
          </table:table-cell>
          <table:table-cell office:value-type="float" office:value="4480" calcext:value-type="float">
            <text:p>4480</text:p>
          </table:table-cell>
          <table:table-cell table:formula="of:=[.B475]-[.$B$2]" office:value-type="float" office:value="60.9560678005219" calcext:value-type="float">
            <text:p>60.9560678005</text:p>
          </table:table-cell>
          <table:table-cell table:formula="of:=[.C475]/([.D475]-[.D474])" office:value-type="float" office:value="79821.253913435" calcext:value-type="float">
            <text:p>79821.253913435</text:p>
          </table:table-cell>
          <table:table-cell/>
          <table:table-cell office:value-type="float" office:value="1443139792.52417" calcext:value-type="float">
            <text:p>1443139792.52417</text:p>
          </table:table-cell>
          <table:table-cell table:formula="of:=[.G475]-[.$B$2]" office:value-type="float" office:value="72.5240118503571" calcext:value-type="float">
            <text:p>72.5240118504</text:p>
          </table:table-cell>
          <table:table-cell table:formula="of:=[.C475]/([.H475]-[.H474])" office:value-type="float" office:value="96005.9774578228" calcext:value-type="float">
            <text:p>96005.9774578228</text:p>
          </table:table-cell>
          <table:table-cell table:formula="of:=[.G475]-[.$B475]" office:value-type="float" office:value="11.5679440498352" calcext:value-type="float">
            <text:p>11.5679440498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43139781.01168" calcext:value-type="float">
            <text:p>1443139781.01168</text:p>
          </table:table-cell>
          <table:table-cell office:value-type="float" office:value="4480" calcext:value-type="float">
            <text:p>4480</text:p>
          </table:table-cell>
          <table:table-cell table:formula="of:=[.B476]-[.$B$2]" office:value-type="float" office:value="61.011515378952" calcext:value-type="float">
            <text:p>61.011515379</text:p>
          </table:table-cell>
          <table:table-cell table:formula="of:=[.C476]/([.D476]-[.D475])" office:value-type="float" office:value="80797.0361706885" calcext:value-type="float">
            <text:p>80797.0361706885</text:p>
          </table:table-cell>
          <table:table-cell/>
          <table:table-cell office:value-type="float" office:value="1443139792.57088" calcext:value-type="float">
            <text:p>1443139792.57088</text:p>
          </table:table-cell>
          <table:table-cell table:formula="of:=[.G476]-[.$B$2]" office:value-type="float" office:value="72.5707139968872" calcext:value-type="float">
            <text:p>72.5707139969</text:p>
          </table:table-cell>
          <table:table-cell table:formula="of:=[.C476]/([.H476]-[.H475])" office:value-type="float" office:value="95927.0683009756" calcext:value-type="float">
            <text:p>95927.0683009756</text:p>
          </table:table-cell>
          <table:table-cell table:formula="of:=[.G476]-[.$B476]" office:value-type="float" office:value="11.5591986179352" calcext:value-type="float">
            <text:p>11.5591986179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43139781.06453" calcext:value-type="float">
            <text:p>1443139781.06453</text:p>
          </table:table-cell>
          <table:table-cell office:value-type="float" office:value="4480" calcext:value-type="float">
            <text:p>4480</text:p>
          </table:table-cell>
          <table:table-cell table:formula="of:=[.B477]-[.$B$2]" office:value-type="float" office:value="61.0643713474274" calcext:value-type="float">
            <text:p>61.0643713474</text:p>
          </table:table-cell>
          <table:table-cell table:formula="of:=[.C477]/([.D477]-[.D476])" office:value-type="float" office:value="84758.6399271067" calcext:value-type="float">
            <text:p>84758.6399271067</text:p>
          </table:table-cell>
          <table:table-cell/>
          <table:table-cell office:value-type="float" office:value="1443139792.61756" calcext:value-type="float">
            <text:p>1443139792.61756</text:p>
          </table:table-cell>
          <table:table-cell table:formula="of:=[.G477]-[.$B$2]" office:value-type="float" office:value="72.6173973083496" calcext:value-type="float">
            <text:p>72.6173973083</text:p>
          </table:table-cell>
          <table:table-cell table:formula="of:=[.C477]/([.H477]-[.H476])" office:value-type="float" office:value="95965.7714857715" calcext:value-type="float">
            <text:p>95965.7714857715</text:p>
          </table:table-cell>
          <table:table-cell table:formula="of:=[.G477]-[.$B477]" office:value-type="float" office:value="11.5530259609222" calcext:value-type="float">
            <text:p>11.5530259609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43139781.11737" calcext:value-type="float">
            <text:p>1443139781.11737</text:p>
          </table:table-cell>
          <table:table-cell office:value-type="float" office:value="4480" calcext:value-type="float">
            <text:p>4480</text:p>
          </table:table-cell>
          <table:table-cell table:formula="of:=[.B478]-[.$B$2]" office:value-type="float" office:value="61.117210149765" calcext:value-type="float">
            <text:p>61.1172101498</text:p>
          </table:table-cell>
          <table:table-cell table:formula="of:=[.C478]/([.D478]-[.D477])" office:value-type="float" office:value="84786.1761016506" calcext:value-type="float">
            <text:p>84786.1761016506</text:p>
          </table:table-cell>
          <table:table-cell/>
          <table:table-cell office:value-type="float" office:value="1443139792.66427" calcext:value-type="float">
            <text:p>1443139792.66427</text:p>
          </table:table-cell>
          <table:table-cell table:formula="of:=[.G478]-[.$B$2]" office:value-type="float" office:value="72.6641073226929" calcext:value-type="float">
            <text:p>72.6641073227</text:p>
          </table:table-cell>
          <table:table-cell table:formula="of:=[.C478]/([.H478]-[.H477])" office:value-type="float" office:value="95910.9103901672" calcext:value-type="float">
            <text:p>95910.9103901672</text:p>
          </table:table-cell>
          <table:table-cell table:formula="of:=[.G478]-[.$B478]" office:value-type="float" office:value="11.5468971729279" calcext:value-type="float">
            <text:p>11.5468971729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43139781.1702" calcext:value-type="float">
            <text:p>1443139781.1702</text:p>
          </table:table-cell>
          <table:table-cell office:value-type="float" office:value="4480" calcext:value-type="float">
            <text:p>4480</text:p>
          </table:table-cell>
          <table:table-cell table:formula="of:=[.B479]-[.$B$2]" office:value-type="float" office:value="61.1700413227081" calcext:value-type="float">
            <text:p>61.1700413227</text:p>
          </table:table-cell>
          <table:table-cell table:formula="of:=[.C479]/([.D479]-[.D478])" office:value-type="float" office:value="84798.4201453134" calcext:value-type="float">
            <text:p>84798.4201453134</text:p>
          </table:table-cell>
          <table:table-cell/>
          <table:table-cell office:value-type="float" office:value="1443139792.71093" calcext:value-type="float">
            <text:p>1443139792.71093</text:p>
          </table:table-cell>
          <table:table-cell table:formula="of:=[.G479]-[.$B$2]" office:value-type="float" office:value="72.7107715606689" calcext:value-type="float">
            <text:p>72.7107715607</text:p>
          </table:table-cell>
          <table:table-cell table:formula="of:=[.C479]/([.H479]-[.H478])" office:value-type="float" office:value="96004.9964235352" calcext:value-type="float">
            <text:p>96004.9964235352</text:p>
          </table:table-cell>
          <table:table-cell table:formula="of:=[.G479]-[.$B479]" office:value-type="float" office:value="11.5407302379608" calcext:value-type="float">
            <text:p>11.540730238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43139781.2231" calcext:value-type="float">
            <text:p>1443139781.2231</text:p>
          </table:table-cell>
          <table:table-cell office:value-type="float" office:value="4480" calcext:value-type="float">
            <text:p>4480</text:p>
          </table:table-cell>
          <table:table-cell table:formula="of:=[.B480]-[.$B$2]" office:value-type="float" office:value="61.222934961319" calcext:value-type="float">
            <text:p>61.2229349613</text:p>
          </table:table-cell>
          <table:table-cell table:formula="of:=[.C480]/([.D480]-[.D479])" office:value-type="float" office:value="84698.2759677623" calcext:value-type="float">
            <text:p>84698.2759677623</text:p>
          </table:table-cell>
          <table:table-cell/>
          <table:table-cell office:value-type="float" office:value="1443139792.75764" calcext:value-type="float">
            <text:p>1443139792.75764</text:p>
          </table:table-cell>
          <table:table-cell table:formula="of:=[.G480]-[.$B$2]" office:value-type="float" office:value="72.7574768066406" calcext:value-type="float">
            <text:p>72.7574768066</text:p>
          </table:table-cell>
          <table:table-cell table:formula="of:=[.C480]/([.H480]-[.H479])" office:value-type="float" office:value="95920.7024135256" calcext:value-type="float">
            <text:p>95920.7024135256</text:p>
          </table:table-cell>
          <table:table-cell table:formula="of:=[.G480]-[.$B480]" office:value-type="float" office:value="11.5345418453217" calcext:value-type="float">
            <text:p>11.5345418453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43139781.27593" calcext:value-type="float">
            <text:p>1443139781.27593</text:p>
          </table:table-cell>
          <table:table-cell office:value-type="float" office:value="4480" calcext:value-type="float">
            <text:p>4480</text:p>
          </table:table-cell>
          <table:table-cell table:formula="of:=[.B481]-[.$B$2]" office:value-type="float" office:value="61.2757661342621" calcext:value-type="float">
            <text:p>61.2757661343</text:p>
          </table:table-cell>
          <table:table-cell table:formula="of:=[.C481]/([.D481]-[.D480])" office:value-type="float" office:value="84798.4201453134" calcext:value-type="float">
            <text:p>84798.4201453134</text:p>
          </table:table-cell>
          <table:table-cell/>
          <table:table-cell office:value-type="float" office:value="1443139792.80437" calcext:value-type="float">
            <text:p>1443139792.80437</text:p>
          </table:table-cell>
          <table:table-cell table:formula="of:=[.G481]-[.$B$2]" office:value-type="float" office:value="72.8042118549347" calcext:value-type="float">
            <text:p>72.8042118549</text:p>
          </table:table-cell>
          <table:table-cell table:formula="of:=[.C481]/([.H481]-[.H480])" office:value-type="float" office:value="95859.5350498161" calcext:value-type="float">
            <text:p>95859.5350498161</text:p>
          </table:table-cell>
          <table:table-cell table:formula="of:=[.G481]-[.$B481]" office:value-type="float" office:value="11.5284457206726" calcext:value-type="float">
            <text:p>11.5284457207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43139781.32877" calcext:value-type="float">
            <text:p>1443139781.32877</text:p>
          </table:table-cell>
          <table:table-cell office:value-type="float" office:value="4480" calcext:value-type="float">
            <text:p>4480</text:p>
          </table:table-cell>
          <table:table-cell table:formula="of:=[.B482]-[.$B$2]" office:value-type="float" office:value="61.3286035060883" calcext:value-type="float">
            <text:p>61.3286035061</text:p>
          </table:table-cell>
          <table:table-cell table:formula="of:=[.C482]/([.D482]-[.D481])" office:value-type="float" office:value="84788.4715904989" calcext:value-type="float">
            <text:p>84788.4715904989</text:p>
          </table:table-cell>
          <table:table-cell/>
          <table:table-cell office:value-type="float" office:value="1443139792.85101" calcext:value-type="float">
            <text:p>1443139792.85101</text:p>
          </table:table-cell>
          <table:table-cell table:formula="of:=[.G482]-[.$B$2]" office:value-type="float" office:value="72.8508515357971" calcext:value-type="float">
            <text:p>72.8508515358</text:p>
          </table:table-cell>
          <table:table-cell table:formula="of:=[.C482]/([.H482]-[.H481])" office:value-type="float" office:value="96055.5457747379" calcext:value-type="float">
            <text:p>96055.5457747379</text:p>
          </table:table-cell>
          <table:table-cell table:formula="of:=[.G482]-[.$B482]" office:value-type="float" office:value="11.5222480297089" calcext:value-type="float">
            <text:p>11.5222480297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43139781.38161" calcext:value-type="float">
            <text:p>1443139781.38161</text:p>
          </table:table-cell>
          <table:table-cell office:value-type="float" office:value="4480" calcext:value-type="float">
            <text:p>4480</text:p>
          </table:table-cell>
          <table:table-cell table:formula="of:=[.B483]-[.$B$2]" office:value-type="float" office:value="61.3814475536347" calcext:value-type="float">
            <text:p>61.3814475536</text:p>
          </table:table-cell>
          <table:table-cell table:formula="of:=[.C483]/([.D483]-[.D482])" office:value-type="float" office:value="84777.7603724892" calcext:value-type="float">
            <text:p>84777.7603724892</text:p>
          </table:table-cell>
          <table:table-cell/>
          <table:table-cell office:value-type="float" office:value="1443139792.8977" calcext:value-type="float">
            <text:p>1443139792.8977</text:p>
          </table:table-cell>
          <table:table-cell table:formula="of:=[.G483]-[.$B$2]" office:value-type="float" office:value="72.8975336551666" calcext:value-type="float">
            <text:p>72.8975336552</text:p>
          </table:table-cell>
          <table:table-cell table:formula="of:=[.C483]/([.H483]-[.H482])" office:value-type="float" office:value="95968.2221053223" calcext:value-type="float">
            <text:p>95968.2221053223</text:p>
          </table:table-cell>
          <table:table-cell table:formula="of:=[.G483]-[.$B483]" office:value-type="float" office:value="11.516086101532" calcext:value-type="float">
            <text:p>11.5160861015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43139781.43445" calcext:value-type="float">
            <text:p>1443139781.43445</text:p>
          </table:table-cell>
          <table:table-cell office:value-type="float" office:value="4480" calcext:value-type="float">
            <text:p>4480</text:p>
          </table:table-cell>
          <table:table-cell table:formula="of:=[.B484]-[.$B$2]" office:value-type="float" office:value="61.4342892169952" calcext:value-type="float">
            <text:p>61.434289217</text:p>
          </table:table-cell>
          <table:table-cell table:formula="of:=[.C484]/([.D484]-[.D483])" office:value-type="float" office:value="84781.5854968101" calcext:value-type="float">
            <text:p>84781.5854968101</text:p>
          </table:table-cell>
          <table:table-cell/>
          <table:table-cell office:value-type="float" office:value="1443139792.94443" calcext:value-type="float">
            <text:p>1443139792.94443</text:p>
          </table:table-cell>
          <table:table-cell table:formula="of:=[.G484]-[.$B$2]" office:value-type="float" office:value="72.9442701339722" calcext:value-type="float">
            <text:p>72.944270134</text:p>
          </table:table-cell>
          <table:table-cell table:formula="of:=[.C484]/([.H484]-[.H483])" office:value-type="float" office:value="95856.6009784366" calcext:value-type="float">
            <text:p>95856.6009784366</text:p>
          </table:table-cell>
          <table:table-cell table:formula="of:=[.G484]-[.$B484]" office:value-type="float" office:value="11.5099809169769" calcext:value-type="float">
            <text:p>11.509980917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43139781.48729" calcext:value-type="float">
            <text:p>1443139781.48729</text:p>
          </table:table-cell>
          <table:table-cell office:value-type="float" office:value="4480" calcext:value-type="float">
            <text:p>4480</text:p>
          </table:table-cell>
          <table:table-cell table:formula="of:=[.B485]-[.$B$2]" office:value-type="float" office:value="61.4871244430542" calcext:value-type="float">
            <text:p>61.4871244431</text:p>
          </table:table-cell>
          <table:table-cell table:formula="of:=[.C485]/([.D485]-[.D484])" office:value-type="float" office:value="84791.9150568348" calcext:value-type="float">
            <text:p>84791.9150568348</text:p>
          </table:table-cell>
          <table:table-cell/>
          <table:table-cell office:value-type="float" office:value="1443139792.991" calcext:value-type="float">
            <text:p>1443139792.991</text:p>
          </table:table-cell>
          <table:table-cell table:formula="of:=[.G485]-[.$B$2]" office:value-type="float" office:value="72.9908335208893" calcext:value-type="float">
            <text:p>72.9908335209</text:p>
          </table:table-cell>
          <table:table-cell table:formula="of:=[.C485]/([.H485]-[.H484])" office:value-type="float" office:value="96212.9324478625" calcext:value-type="float">
            <text:p>96212.9324478625</text:p>
          </table:table-cell>
          <table:table-cell table:formula="of:=[.G485]-[.$B485]" office:value-type="float" office:value="11.5037090778351" calcext:value-type="float">
            <text:p>11.5037090778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43139781.54012" calcext:value-type="float">
            <text:p>1443139781.54012</text:p>
          </table:table-cell>
          <table:table-cell office:value-type="float" office:value="4480" calcext:value-type="float">
            <text:p>4480</text:p>
          </table:table-cell>
          <table:table-cell table:formula="of:=[.B486]-[.$B$2]" office:value-type="float" office:value="61.5399539470673" calcext:value-type="float">
            <text:p>61.5399539471</text:p>
          </table:table-cell>
          <table:table-cell table:formula="of:=[.C486]/([.D486]-[.D485])" office:value-type="float" office:value="84801.0990012772" calcext:value-type="float">
            <text:p>84801.0990012772</text:p>
          </table:table-cell>
          <table:table-cell/>
          <table:table-cell office:value-type="float" office:value="1443139793.03775" calcext:value-type="float">
            <text:p>1443139793.03775</text:p>
          </table:table-cell>
          <table:table-cell table:formula="of:=[.G486]-[.$B$2]" office:value-type="float" office:value="73.0375864505768" calcext:value-type="float">
            <text:p>73.0375864506</text:p>
          </table:table-cell>
          <table:table-cell table:formula="of:=[.C486]/([.H486]-[.H485])" office:value-type="float" office:value="95822.8720626632" calcext:value-type="float">
            <text:p>95822.8720626632</text:p>
          </table:table-cell>
          <table:table-cell table:formula="of:=[.G486]-[.$B486]" office:value-type="float" office:value="11.4976325035095" calcext:value-type="float">
            <text:p>11.4976325035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43139781.59295" calcext:value-type="float">
            <text:p>1443139781.59295</text:p>
          </table:table-cell>
          <table:table-cell office:value-type="float" office:value="4480" calcext:value-type="float">
            <text:p>4480</text:p>
          </table:table-cell>
          <table:table-cell table:formula="of:=[.B487]-[.$B$2]" office:value-type="float" office:value="61.5927884578705" calcext:value-type="float">
            <text:p>61.5927884579</text:p>
          </table:table-cell>
          <table:table-cell table:formula="of:=[.C487]/([.D487]-[.D486])" office:value-type="float" office:value="84793.0629411021" calcext:value-type="float">
            <text:p>84793.0629411021</text:p>
          </table:table-cell>
          <table:table-cell/>
          <table:table-cell office:value-type="float" office:value="1443139793.0527" calcext:value-type="float">
            <text:p>1443139793.0527</text:p>
          </table:table-cell>
          <table:table-cell table:formula="of:=[.G487]-[.$B$2]" office:value-type="float" office:value="73.0525360107422" calcext:value-type="float">
            <text:p>73.0525360107</text:p>
          </table:table-cell>
          <table:table-cell table:formula="of:=[.C487]/([.H487]-[.H486])" office:value-type="float" office:value="299674.368371529" calcext:value-type="float">
            <text:p>299674.368371529</text:p>
          </table:table-cell>
          <table:table-cell table:formula="of:=[.G487]-[.$B487]" office:value-type="float" office:value="11.4597475528717" calcext:value-type="float">
            <text:p>11.4597475529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43139781.64584" calcext:value-type="float">
            <text:p>1443139781.64584</text:p>
          </table:table-cell>
          <table:table-cell office:value-type="float" office:value="4480" calcext:value-type="float">
            <text:p>4480</text:p>
          </table:table-cell>
          <table:table-cell table:formula="of:=[.B488]-[.$B$2]" office:value-type="float" office:value="61.6456758975983" calcext:value-type="float">
            <text:p>61.6456758976</text:p>
          </table:table-cell>
          <table:table-cell table:formula="of:=[.C488]/([.D488]-[.D487])" office:value-type="float" office:value="84708.2033666027" calcext:value-type="float">
            <text:p>84708.2033666027</text:p>
          </table:table-cell>
          <table:table-cell/>
          <table:table-cell office:value-type="float" office:value="1443139793.08689" calcext:value-type="float">
            <text:p>1443139793.08689</text:p>
          </table:table-cell>
          <table:table-cell table:formula="of:=[.G488]-[.$B$2]" office:value-type="float" office:value="73.0867269039154" calcext:value-type="float">
            <text:p>73.0867269039</text:p>
          </table:table-cell>
          <table:table-cell table:formula="of:=[.C488]/([.H488]-[.H487])" office:value-type="float" office:value="131029.042654822" calcext:value-type="float">
            <text:p>131029.042654822</text:p>
          </table:table-cell>
          <table:table-cell table:formula="of:=[.G488]-[.$B488]" office:value-type="float" office:value="11.4410510063171" calcext:value-type="float">
            <text:p>11.4410510063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43139781.69868" calcext:value-type="float">
            <text:p>1443139781.69868</text:p>
          </table:table-cell>
          <table:table-cell office:value-type="float" office:value="4480" calcext:value-type="float">
            <text:p>4480</text:p>
          </table:table-cell>
          <table:table-cell table:formula="of:=[.B489]-[.$B$2]" office:value-type="float" office:value="61.6985192298889" calcext:value-type="float">
            <text:p>61.6985192299</text:p>
          </table:table-cell>
          <table:table-cell table:formula="of:=[.C489]/([.D489]-[.D488])" office:value-type="float" office:value="84778.9078735433" calcext:value-type="float">
            <text:p>84778.9078735433</text:p>
          </table:table-cell>
          <table:table-cell/>
          <table:table-cell office:value-type="float" office:value="1443139793.13077" calcext:value-type="float">
            <text:p>1443139793.13077</text:p>
          </table:table-cell>
          <table:table-cell table:formula="of:=[.G489]-[.$B$2]" office:value-type="float" office:value="73.1306102275848" calcext:value-type="float">
            <text:p>73.1306102276</text:p>
          </table:table-cell>
          <table:table-cell table:formula="of:=[.C489]/([.H489]-[.H488])" office:value-type="float" office:value="102088.894490927" calcext:value-type="float">
            <text:p>102088.894490927</text:p>
          </table:table-cell>
          <table:table-cell table:formula="of:=[.G489]-[.$B489]" office:value-type="float" office:value="11.4320909976959" calcext:value-type="float">
            <text:p>11.4320909977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43139781.75151" calcext:value-type="float">
            <text:p>1443139781.75151</text:p>
          </table:table-cell>
          <table:table-cell office:value-type="float" office:value="4480" calcext:value-type="float">
            <text:p>4480</text:p>
          </table:table-cell>
          <table:table-cell table:formula="of:=[.B490]-[.$B$2]" office:value-type="float" office:value="61.7513530254364" calcext:value-type="float">
            <text:p>61.7513530254</text:p>
          </table:table-cell>
          <table:table-cell table:formula="of:=[.C490]/([.D490]-[.D489])" office:value-type="float" office:value="84794.2108564492" calcext:value-type="float">
            <text:p>84794.2108564492</text:p>
          </table:table-cell>
          <table:table-cell/>
          <table:table-cell office:value-type="float" office:value="1443139793.17466" calcext:value-type="float">
            <text:p>1443139793.17466</text:p>
          </table:table-cell>
          <table:table-cell table:formula="of:=[.G490]-[.$B$2]" office:value-type="float" office:value="73.1744980812073" calcext:value-type="float">
            <text:p>73.1744980812</text:p>
          </table:table-cell>
          <table:table-cell table:formula="of:=[.C490]/([.H490]-[.H489])" office:value-type="float" office:value="102078.35722706" calcext:value-type="float">
            <text:p>102078.35722706</text:p>
          </table:table-cell>
          <table:table-cell table:formula="of:=[.G490]-[.$B490]" office:value-type="float" office:value="11.4231450557709" calcext:value-type="float">
            <text:p>11.4231450558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43139781.80435" calcext:value-type="float">
            <text:p>1443139781.80435</text:p>
          </table:table-cell>
          <table:table-cell office:value-type="float" office:value="4480" calcext:value-type="float">
            <text:p>4480</text:p>
          </table:table-cell>
          <table:table-cell table:formula="of:=[.B491]-[.$B$2]" office:value-type="float" office:value="61.804187297821" calcext:value-type="float">
            <text:p>61.8041872978</text:p>
          </table:table-cell>
          <table:table-cell table:formula="of:=[.C491]/([.D491]-[.D490])" office:value-type="float" office:value="84793.4455760978" calcext:value-type="float">
            <text:p>84793.4455760978</text:p>
          </table:table-cell>
          <table:table-cell/>
          <table:table-cell office:value-type="float" office:value="1443139793.21859" calcext:value-type="float">
            <text:p>1443139793.21859</text:p>
          </table:table-cell>
          <table:table-cell table:formula="of:=[.G491]-[.$B$2]" office:value-type="float" office:value="73.2184290885925" calcext:value-type="float">
            <text:p>73.2184290886</text:p>
          </table:table-cell>
          <table:table-cell table:formula="of:=[.C491]/([.H491]-[.H490])" office:value-type="float" office:value="101978.084880061" calcext:value-type="float">
            <text:p>101978.084880061</text:p>
          </table:table-cell>
          <table:table-cell table:formula="of:=[.G491]-[.$B491]" office:value-type="float" office:value="11.4142417907715" calcext:value-type="float">
            <text:p>11.4142417908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43139781.85718" calcext:value-type="float">
            <text:p>1443139781.85718</text:p>
          </table:table-cell>
          <table:table-cell office:value-type="float" office:value="4480" calcext:value-type="float">
            <text:p>4480</text:p>
          </table:table-cell>
          <table:table-cell table:formula="of:=[.B492]-[.$B$2]" office:value-type="float" office:value="61.8570210933685" calcext:value-type="float">
            <text:p>61.8570210934</text:p>
          </table:table-cell>
          <table:table-cell table:formula="of:=[.C492]/([.D492]-[.D491])" office:value-type="float" office:value="84794.2108564492" calcext:value-type="float">
            <text:p>84794.2108564492</text:p>
          </table:table-cell>
          <table:table-cell/>
          <table:table-cell office:value-type="float" office:value="1443139793.26254" calcext:value-type="float">
            <text:p>1443139793.26254</text:p>
          </table:table-cell>
          <table:table-cell table:formula="of:=[.G492]-[.$B$2]" office:value-type="float" office:value="73.2623741626739" calcext:value-type="float">
            <text:p>73.2623741627</text:p>
          </table:table-cell>
          <table:table-cell table:formula="of:=[.C492]/([.H492]-[.H491])" office:value-type="float" office:value="101945.441978309" calcext:value-type="float">
            <text:p>101945.441978309</text:p>
          </table:table-cell>
          <table:table-cell table:formula="of:=[.G492]-[.$B492]" office:value-type="float" office:value="11.4053530693054" calcext:value-type="float">
            <text:p>11.4053530693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43139781.91002" calcext:value-type="float">
            <text:p>1443139781.91002</text:p>
          </table:table-cell>
          <table:table-cell office:value-type="float" office:value="4480" calcext:value-type="float">
            <text:p>4480</text:p>
          </table:table-cell>
          <table:table-cell table:formula="of:=[.B493]-[.$B$2]" office:value-type="float" office:value="61.9098553657532" calcext:value-type="float">
            <text:p>61.9098553658</text:p>
          </table:table-cell>
          <table:table-cell table:formula="of:=[.C493]/([.D493]-[.D492])" office:value-type="float" office:value="84793.4455760978" calcext:value-type="float">
            <text:p>84793.4455760978</text:p>
          </table:table-cell>
          <table:table-cell/>
          <table:table-cell office:value-type="float" office:value="1443139793.30639" calcext:value-type="float">
            <text:p>1443139793.30639</text:p>
          </table:table-cell>
          <table:table-cell table:formula="of:=[.G493]-[.$B$2]" office:value-type="float" office:value="73.3062274456024" calcext:value-type="float">
            <text:p>73.3062274456</text:p>
          </table:table-cell>
          <table:table-cell table:formula="of:=[.C493]/([.H493]-[.H492])" office:value-type="float" office:value="102158.82827536" calcext:value-type="float">
            <text:p>102158.82827536</text:p>
          </table:table-cell>
          <table:table-cell table:formula="of:=[.G493]-[.$B493]" office:value-type="float" office:value="11.3963720798492" calcext:value-type="float">
            <text:p>11.3963720798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43139781.96288" calcext:value-type="float">
            <text:p>1443139781.96288</text:p>
          </table:table-cell>
          <table:table-cell office:value-type="float" office:value="4480" calcext:value-type="float">
            <text:p>4480</text:p>
          </table:table-cell>
          <table:table-cell table:formula="of:=[.B494]-[.$B$2]" office:value-type="float" office:value="61.9627144336701" calcext:value-type="float">
            <text:p>61.9627144337</text:p>
          </table:table-cell>
          <table:table-cell table:formula="of:=[.C494]/([.D494]-[.D493])" office:value-type="float" office:value="84753.6700239505" calcext:value-type="float">
            <text:p>84753.6700239505</text:p>
          </table:table-cell>
          <table:table-cell/>
          <table:table-cell office:value-type="float" office:value="1443139793.35024" calcext:value-type="float">
            <text:p>1443139793.35024</text:p>
          </table:table-cell>
          <table:table-cell table:formula="of:=[.G494]-[.$B$2]" office:value-type="float" office:value="73.3500821590424" calcext:value-type="float">
            <text:p>73.350082159</text:p>
          </table:table-cell>
          <table:table-cell table:formula="of:=[.C494]/([.H494]-[.H493])" office:value-type="float" office:value="102155.495922583" calcext:value-type="float">
            <text:p>102155.495922583</text:p>
          </table:table-cell>
          <table:table-cell table:formula="of:=[.G494]-[.$B494]" office:value-type="float" office:value="11.3873677253723" calcext:value-type="float">
            <text:p>11.3873677254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43139782.01305" calcext:value-type="float">
            <text:p>1443139782.01305</text:p>
          </table:table-cell>
          <table:table-cell office:value-type="float" office:value="4480" calcext:value-type="float">
            <text:p>4480</text:p>
          </table:table-cell>
          <table:table-cell table:formula="of:=[.B495]-[.$B$2]" office:value-type="float" office:value="62.0128858089447" calcext:value-type="float">
            <text:p>62.0128858089</text:p>
          </table:table-cell>
          <table:table-cell table:formula="of:=[.C495]/([.D495]-[.D494])" office:value-type="float" office:value="89293.9445146697" calcext:value-type="float">
            <text:p>89293.9445146697</text:p>
          </table:table-cell>
          <table:table-cell/>
          <table:table-cell office:value-type="float" office:value="1443139793.39405" calcext:value-type="float">
            <text:p>1443139793.39405</text:p>
          </table:table-cell>
          <table:table-cell table:formula="of:=[.G495]-[.$B$2]" office:value-type="float" office:value="73.3938875198364" calcext:value-type="float">
            <text:p>73.3938875198</text:p>
          </table:table-cell>
          <table:table-cell table:formula="of:=[.C495]/([.H495]-[.H494])" office:value-type="float" office:value="102270.587863911" calcext:value-type="float">
            <text:p>102270.587863911</text:p>
          </table:table-cell>
          <table:table-cell table:formula="of:=[.G495]-[.$B495]" office:value-type="float" office:value="11.3810017108917" calcext:value-type="float">
            <text:p>11.3810017109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43139782.05696" calcext:value-type="float">
            <text:p>1443139782.05696</text:p>
          </table:table-cell>
          <table:table-cell office:value-type="float" office:value="4480" calcext:value-type="float">
            <text:p>4480</text:p>
          </table:table-cell>
          <table:table-cell table:formula="of:=[.B496]-[.$B$2]" office:value-type="float" office:value="62.0568015575409" calcext:value-type="float">
            <text:p>62.0568015575</text:p>
          </table:table-cell>
          <table:table-cell table:formula="of:=[.C496]/([.D496]-[.D495])" office:value-type="float" office:value="102013.517774545" calcext:value-type="float">
            <text:p>102013.517774545</text:p>
          </table:table-cell>
          <table:table-cell/>
          <table:table-cell office:value-type="float" office:value="1443139793.43791" calcext:value-type="float">
            <text:p>1443139793.43791</text:p>
          </table:table-cell>
          <table:table-cell table:formula="of:=[.G496]-[.$B$2]" office:value-type="float" office:value="73.4377446174622" calcext:value-type="float">
            <text:p>73.4377446175</text:p>
          </table:table-cell>
          <table:table-cell table:formula="of:=[.C496]/([.H496]-[.H495])" office:value-type="float" office:value="102149.942484371" calcext:value-type="float">
            <text:p>102149.942484371</text:p>
          </table:table-cell>
          <table:table-cell table:formula="of:=[.G496]-[.$B496]" office:value-type="float" office:value="11.3809430599213" calcext:value-type="float">
            <text:p>11.3809430599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43139782.10085" calcext:value-type="float">
            <text:p>1443139782.10085</text:p>
          </table:table-cell>
          <table:table-cell office:value-type="float" office:value="4480" calcext:value-type="float">
            <text:p>4480</text:p>
          </table:table-cell>
          <table:table-cell table:formula="of:=[.B497]-[.$B$2]" office:value-type="float" office:value="62.1006889343262" calcext:value-type="float">
            <text:p>62.1006889343</text:p>
          </table:table-cell>
          <table:table-cell table:formula="of:=[.C497]/([.D497]-[.D496])" office:value-type="float" office:value="102079.466310294" calcext:value-type="float">
            <text:p>102079.466310294</text:p>
          </table:table-cell>
          <table:table-cell/>
          <table:table-cell office:value-type="float" office:value="1443139793.48179" calcext:value-type="float">
            <text:p>1443139793.48179</text:p>
          </table:table-cell>
          <table:table-cell table:formula="of:=[.G497]-[.$B$2]" office:value-type="float" office:value="73.4816293716431" calcext:value-type="float">
            <text:p>73.4816293716</text:p>
          </table:table-cell>
          <table:table-cell table:formula="of:=[.C497]/([.H497]-[.H496])" office:value-type="float" office:value="102085.566698901" calcext:value-type="float">
            <text:p>102085.566698901</text:p>
          </table:table-cell>
          <table:table-cell table:formula="of:=[.G497]-[.$B497]" office:value-type="float" office:value="11.3809404373169" calcext:value-type="float">
            <text:p>11.3809404373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43139782.14473" calcext:value-type="float">
            <text:p>1443139782.14473</text:p>
          </table:table-cell>
          <table:table-cell office:value-type="float" office:value="4480" calcext:value-type="float">
            <text:p>4480</text:p>
          </table:table-cell>
          <table:table-cell table:formula="of:=[.B498]-[.$B$2]" office:value-type="float" office:value="62.1445696353912" calcext:value-type="float">
            <text:p>62.1445696354</text:p>
          </table:table-cell>
          <table:table-cell table:formula="of:=[.C498]/([.D498]-[.D497])" office:value-type="float" office:value="102094.996006498" calcext:value-type="float">
            <text:p>102094.996006498</text:p>
          </table:table-cell>
          <table:table-cell/>
          <table:table-cell office:value-type="float" office:value="1443139793.52567" calcext:value-type="float">
            <text:p>1443139793.52567</text:p>
          </table:table-cell>
          <table:table-cell table:formula="of:=[.G498]-[.$B$2]" office:value-type="float" office:value="73.5255084037781" calcext:value-type="float">
            <text:p>73.5255084038</text:p>
          </table:table-cell>
          <table:table-cell table:formula="of:=[.C498]/([.H498]-[.H497])" office:value-type="float" office:value="102098.879168885" calcext:value-type="float">
            <text:p>102098.879168885</text:p>
          </table:table-cell>
          <table:table-cell table:formula="of:=[.G498]-[.$B498]" office:value-type="float" office:value="11.3809387683868" calcext:value-type="float">
            <text:p>11.3809387684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43139782.18864" calcext:value-type="float">
            <text:p>1443139782.18864</text:p>
          </table:table-cell>
          <table:table-cell office:value-type="float" office:value="4480" calcext:value-type="float">
            <text:p>4480</text:p>
          </table:table-cell>
          <table:table-cell table:formula="of:=[.B499]-[.$B$2]" office:value-type="float" office:value="62.1884734630585" calcext:value-type="float">
            <text:p>62.1884734631</text:p>
          </table:table-cell>
          <table:table-cell table:formula="of:=[.C499]/([.D499]-[.D498])" office:value-type="float" office:value="102041.216860535" calcext:value-type="float">
            <text:p>102041.216860535</text:p>
          </table:table-cell>
          <table:table-cell/>
          <table:table-cell office:value-type="float" office:value="1443139793.56955" calcext:value-type="float">
            <text:p>1443139793.56955</text:p>
          </table:table-cell>
          <table:table-cell table:formula="of:=[.G499]-[.$B$2]" office:value-type="float" office:value="73.5693926811218" calcext:value-type="float">
            <text:p>73.5693926811</text:p>
          </table:table-cell>
          <table:table-cell table:formula="of:=[.C499]/([.H499]-[.H498])" office:value-type="float" office:value="102086.675938804" calcext:value-type="float">
            <text:p>102086.675938804</text:p>
          </table:table-cell>
          <table:table-cell table:formula="of:=[.G499]-[.$B499]" office:value-type="float" office:value="11.3809192180634" calcext:value-type="float">
            <text:p>11.3809192181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43139782.23252" calcext:value-type="float">
            <text:p>1443139782.23252</text:p>
          </table:table-cell>
          <table:table-cell office:value-type="float" office:value="4480" calcext:value-type="float">
            <text:p>4480</text:p>
          </table:table-cell>
          <table:table-cell table:formula="of:=[.B500]-[.$B$2]" office:value-type="float" office:value="62.2323536872864" calcext:value-type="float">
            <text:p>62.2323536873</text:p>
          </table:table-cell>
          <table:table-cell table:formula="of:=[.C500]/([.D500]-[.D499])" office:value-type="float" office:value="102096.105451325" calcext:value-type="float">
            <text:p>102096.105451325</text:p>
          </table:table-cell>
          <table:table-cell/>
          <table:table-cell office:value-type="float" office:value="1443139793.61344" calcext:value-type="float">
            <text:p>1443139793.61344</text:p>
          </table:table-cell>
          <table:table-cell table:formula="of:=[.G500]-[.$B$2]" office:value-type="float" office:value="73.6132800579071" calcext:value-type="float">
            <text:p>73.6132800579</text:p>
          </table:table-cell>
          <table:table-cell table:formula="of:=[.C500]/([.H500]-[.H499])" office:value-type="float" office:value="102079.466310294" calcext:value-type="float">
            <text:p>102079.466310294</text:p>
          </table:table-cell>
          <table:table-cell table:formula="of:=[.G500]-[.$B500]" office:value-type="float" office:value="11.3809263706207" calcext:value-type="float">
            <text:p>11.3809263706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43139782.2764" calcext:value-type="float">
            <text:p>1443139782.2764</text:p>
          </table:table-cell>
          <table:table-cell office:value-type="float" office:value="4480" calcext:value-type="float">
            <text:p>4480</text:p>
          </table:table-cell>
          <table:table-cell table:formula="of:=[.B501]-[.$B$2]" office:value-type="float" office:value="62.2762334346771" calcext:value-type="float">
            <text:p>62.2762334347</text:p>
          </table:table-cell>
          <table:table-cell table:formula="of:=[.C501]/([.D501]-[.D500])" office:value-type="float" office:value="102097.214920264" calcext:value-type="float">
            <text:p>102097.214920264</text:p>
          </table:table-cell>
          <table:table-cell/>
          <table:table-cell office:value-type="float" office:value="1443139793.65729" calcext:value-type="float">
            <text:p>1443139793.65729</text:p>
          </table:table-cell>
          <table:table-cell table:formula="of:=[.G501]-[.$B$2]" office:value-type="float" office:value="73.6571266651154" calcext:value-type="float">
            <text:p>73.6571266651</text:p>
          </table:table-cell>
          <table:table-cell table:formula="of:=[.C501]/([.H501]-[.H500])" office:value-type="float" office:value="102174.382130001" calcext:value-type="float">
            <text:p>102174.382130001</text:p>
          </table:table-cell>
          <table:table-cell table:formula="of:=[.G501]-[.$B501]" office:value-type="float" office:value="11.3808932304382" calcext:value-type="float">
            <text:p>11.3808932304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43139782.32027" calcext:value-type="float">
            <text:p>1443139782.32027</text:p>
          </table:table-cell>
          <table:table-cell office:value-type="float" office:value="4480" calcext:value-type="float">
            <text:p>4480</text:p>
          </table:table-cell>
          <table:table-cell table:formula="of:=[.B502]-[.$B$2]" office:value-type="float" office:value="62.3201124668121" calcext:value-type="float">
            <text:p>62.3201124668</text:p>
          </table:table-cell>
          <table:table-cell table:formula="of:=[.C502]/([.D502]-[.D501])" office:value-type="float" office:value="102098.879168885" calcext:value-type="float">
            <text:p>102098.879168885</text:p>
          </table:table-cell>
          <table:table-cell/>
          <table:table-cell office:value-type="float" office:value="1443139793.70122" calcext:value-type="float">
            <text:p>1443139793.70122</text:p>
          </table:table-cell>
          <table:table-cell table:formula="of:=[.G502]-[.$B$2]" office:value-type="float" office:value="73.7010540962219" calcext:value-type="float">
            <text:p>73.7010540962</text:p>
          </table:table-cell>
          <table:table-cell table:formula="of:=[.C502]/([.H502]-[.H501])" office:value-type="float" office:value="101986.387256099" calcext:value-type="float">
            <text:p>101986.387256099</text:p>
          </table:table-cell>
          <table:table-cell table:formula="of:=[.G502]-[.$B502]" office:value-type="float" office:value="11.3809416294098" calcext:value-type="float">
            <text:p>11.3809416294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43139782.36416" calcext:value-type="float">
            <text:p>1443139782.36416</text:p>
          </table:table-cell>
          <table:table-cell office:value-type="float" office:value="4480" calcext:value-type="float">
            <text:p>4480</text:p>
          </table:table-cell>
          <table:table-cell table:formula="of:=[.B503]-[.$B$2]" office:value-type="float" office:value="62.3639931678772" calcext:value-type="float">
            <text:p>62.3639931679</text:p>
          </table:table-cell>
          <table:table-cell table:formula="of:=[.C503]/([.D503]-[.D502])" office:value-type="float" office:value="102094.996006498" calcext:value-type="float">
            <text:p>102094.996006498</text:p>
          </table:table-cell>
          <table:table-cell/>
          <table:table-cell office:value-type="float" office:value="1443139793.74523" calcext:value-type="float">
            <text:p>1443139793.74523</text:p>
          </table:table-cell>
          <table:table-cell table:formula="of:=[.G503]-[.$B$2]" office:value-type="float" office:value="73.7450697422028" calcext:value-type="float">
            <text:p>73.7450697422</text:p>
          </table:table-cell>
          <table:table-cell table:formula="of:=[.C503]/([.H503]-[.H502])" office:value-type="float" office:value="101781.989112477" calcext:value-type="float">
            <text:p>101781.989112477</text:p>
          </table:table-cell>
          <table:table-cell table:formula="of:=[.G503]-[.$B503]" office:value-type="float" office:value="11.3810765743256" calcext:value-type="float">
            <text:p>11.3810765743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43139782.40804" calcext:value-type="float">
            <text:p>1443139782.40804</text:p>
          </table:table-cell>
          <table:table-cell office:value-type="float" office:value="4480" calcext:value-type="float">
            <text:p>4480</text:p>
          </table:table-cell>
          <table:table-cell table:formula="of:=[.B504]-[.$B$2]" office:value-type="float" office:value="62.4078786373138" calcext:value-type="float">
            <text:p>62.4078786373</text:p>
          </table:table-cell>
          <table:table-cell table:formula="of:=[.C504]/([.D504]-[.D503])" office:value-type="float" office:value="102083.902884245" calcext:value-type="float">
            <text:p>102083.902884245</text:p>
          </table:table-cell>
          <table:table-cell/>
          <table:table-cell office:value-type="float" office:value="1443139793.78913" calcext:value-type="float">
            <text:p>1443139793.78913</text:p>
          </table:table-cell>
          <table:table-cell table:formula="of:=[.G504]-[.$B$2]" office:value-type="float" office:value="73.7889676094055" calcext:value-type="float">
            <text:p>73.7889676094</text:p>
          </table:table-cell>
          <table:table-cell table:formula="of:=[.C504]/([.H504]-[.H503])" office:value-type="float" office:value="102055.072045014" calcext:value-type="float">
            <text:p>102055.072045014</text:p>
          </table:table-cell>
          <table:table-cell table:formula="of:=[.G504]-[.$B504]" office:value-type="float" office:value="11.3810889720917" calcext:value-type="float">
            <text:p>11.3810889721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43139782.45193" calcext:value-type="float">
            <text:p>1443139782.45193</text:p>
          </table:table-cell>
          <table:table-cell office:value-type="float" office:value="4480" calcext:value-type="float">
            <text:p>4480</text:p>
          </table:table-cell>
          <table:table-cell table:formula="of:=[.B505]-[.$B$2]" office:value-type="float" office:value="62.4517650604248" calcext:value-type="float">
            <text:p>62.4517650604</text:p>
          </table:table-cell>
          <table:table-cell table:formula="of:=[.C505]/([.D505]-[.D504])" office:value-type="float" office:value="102081.684549065" calcext:value-type="float">
            <text:p>102081.684549065</text:p>
          </table:table-cell>
          <table:table-cell/>
          <table:table-cell office:value-type="float" office:value="1443139793.83296" calcext:value-type="float">
            <text:p>1443139793.83296</text:p>
          </table:table-cell>
          <table:table-cell table:formula="of:=[.G505]-[.$B$2]" office:value-type="float" office:value="73.8328001499176" calcext:value-type="float">
            <text:p>73.8328001499</text:p>
          </table:table-cell>
          <table:table-cell table:formula="of:=[.C505]/([.H505]-[.H504])" office:value-type="float" office:value="102207.1718331" calcext:value-type="float">
            <text:p>102207.1718331</text:p>
          </table:table-cell>
          <table:table-cell table:formula="of:=[.G505]-[.$B505]" office:value-type="float" office:value="11.3810350894928" calcext:value-type="float">
            <text:p>11.3810350895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43139782.49581" calcext:value-type="float">
            <text:p>1443139782.49581</text:p>
          </table:table-cell>
          <table:table-cell office:value-type="float" office:value="4480" calcext:value-type="float">
            <text:p>4480</text:p>
          </table:table-cell>
          <table:table-cell table:formula="of:=[.B506]-[.$B$2]" office:value-type="float" office:value="62.4956443309784" calcext:value-type="float">
            <text:p>62.495644331</text:p>
          </table:table-cell>
          <table:table-cell table:formula="of:=[.C506]/([.D506]-[.D505])" office:value-type="float" office:value="102098.324413316" calcext:value-type="float">
            <text:p>102098.324413316</text:p>
          </table:table-cell>
          <table:table-cell/>
          <table:table-cell office:value-type="float" office:value="1443139793.87678" calcext:value-type="float">
            <text:p>1443139793.87678</text:p>
          </table:table-cell>
          <table:table-cell table:formula="of:=[.G506]-[.$B$2]" office:value-type="float" office:value="73.8766226768494" calcext:value-type="float">
            <text:p>73.8766226768</text:p>
          </table:table-cell>
          <table:table-cell table:formula="of:=[.C506]/([.H506]-[.H505])" office:value-type="float" office:value="102230.526481869" calcext:value-type="float">
            <text:p>102230.526481869</text:p>
          </table:table-cell>
          <table:table-cell table:formula="of:=[.G506]-[.$B506]" office:value-type="float" office:value="11.380978345871" calcext:value-type="float">
            <text:p>11.3809783459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43139782.53969" calcext:value-type="float">
            <text:p>1443139782.53969</text:p>
          </table:table-cell>
          <table:table-cell office:value-type="float" office:value="4480" calcext:value-type="float">
            <text:p>4480</text:p>
          </table:table-cell>
          <table:table-cell table:formula="of:=[.B507]-[.$B$2]" office:value-type="float" office:value="62.5395245552063" calcext:value-type="float">
            <text:p>62.5395245552</text:p>
          </table:table-cell>
          <table:table-cell table:formula="of:=[.C507]/([.D507]-[.D506])" office:value-type="float" office:value="102096.105451325" calcext:value-type="float">
            <text:p>102096.105451325</text:p>
          </table:table-cell>
          <table:table-cell/>
          <table:table-cell office:value-type="float" office:value="1443139793.92067" calcext:value-type="float">
            <text:p>1443139793.92067</text:p>
          </table:table-cell>
          <table:table-cell table:formula="of:=[.G507]-[.$B$2]" office:value-type="float" office:value="73.9205093383789" calcext:value-type="float">
            <text:p>73.9205093384</text:p>
          </table:table-cell>
          <table:table-cell table:formula="of:=[.C507]/([.H507]-[.H506])" office:value-type="float" office:value="102081.129980334" calcext:value-type="float">
            <text:p>102081.129980334</text:p>
          </table:table-cell>
          <table:table-cell table:formula="of:=[.G507]-[.$B507]" office:value-type="float" office:value="11.3809847831726" calcext:value-type="float">
            <text:p>11.3809847832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43139782.58357" calcext:value-type="float">
            <text:p>1443139782.58357</text:p>
          </table:table-cell>
          <table:table-cell office:value-type="float" office:value="4480" calcext:value-type="float">
            <text:p>4480</text:p>
          </table:table-cell>
          <table:table-cell table:formula="of:=[.B508]-[.$B$2]" office:value-type="float" office:value="62.5834054946899" calcext:value-type="float">
            <text:p>62.5834054947</text:p>
          </table:table-cell>
          <table:table-cell table:formula="of:=[.C508]/([.D508]-[.D507])" office:value-type="float" office:value="102094.441293127" calcext:value-type="float">
            <text:p>102094.441293127</text:p>
          </table:table-cell>
          <table:table-cell/>
          <table:table-cell office:value-type="float" office:value="1443139793.96457" calcext:value-type="float">
            <text:p>1443139793.96457</text:p>
          </table:table-cell>
          <table:table-cell table:formula="of:=[.G508]-[.$B$2]" office:value-type="float" office:value="73.964408159256" calcext:value-type="float">
            <text:p>73.9644081593</text:p>
          </table:table-cell>
          <table:table-cell table:formula="of:=[.C508]/([.H508]-[.H507])" office:value-type="float" office:value="102052.854962661" calcext:value-type="float">
            <text:p>102052.854962661</text:p>
          </table:table-cell>
          <table:table-cell table:formula="of:=[.G508]-[.$B508]" office:value-type="float" office:value="11.381002664566" calcext:value-type="float">
            <text:p>11.3810026646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43139782.62745" calcext:value-type="float">
            <text:p>1443139782.62745</text:p>
          </table:table-cell>
          <table:table-cell office:value-type="float" office:value="4480" calcext:value-type="float">
            <text:p>4480</text:p>
          </table:table-cell>
          <table:table-cell table:formula="of:=[.B509]-[.$B$2]" office:value-type="float" office:value="62.6272881031036" calcext:value-type="float">
            <text:p>62.6272881031</text:p>
          </table:table-cell>
          <table:table-cell table:formula="of:=[.C509]/([.D509]-[.D508])" office:value-type="float" office:value="102090.558468301" calcext:value-type="float">
            <text:p>102090.558468301</text:p>
          </table:table-cell>
          <table:table-cell/>
          <table:table-cell office:value-type="float" office:value="1443139794.00848" calcext:value-type="float">
            <text:p>1443139794.00848</text:p>
          </table:table-cell>
          <table:table-cell table:formula="of:=[.G509]-[.$B$2]" office:value-type="float" office:value="74.008321762085" calcext:value-type="float">
            <text:p>74.0083217621</text:p>
          </table:table-cell>
          <table:table-cell table:formula="of:=[.C509]/([.H509]-[.H508])" office:value-type="float" office:value="102018.502500176" calcext:value-type="float">
            <text:p>102018.502500176</text:p>
          </table:table-cell>
          <table:table-cell table:formula="of:=[.G509]-[.$B509]" office:value-type="float" office:value="11.3810336589813" calcext:value-type="float">
            <text:p>11.381033659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43139782.67132" calcext:value-type="float">
            <text:p>1443139782.67132</text:p>
          </table:table-cell>
          <table:table-cell office:value-type="float" office:value="4480" calcext:value-type="float">
            <text:p>4480</text:p>
          </table:table-cell>
          <table:table-cell table:formula="of:=[.B510]-[.$B$2]" office:value-type="float" office:value="62.6711587905884" calcext:value-type="float">
            <text:p>62.6711587906</text:p>
          </table:table-cell>
          <table:table-cell table:formula="of:=[.C510]/([.D510]-[.D509])" office:value-type="float" office:value="102118.299412522" calcext:value-type="float">
            <text:p>102118.299412522</text:p>
          </table:table-cell>
          <table:table-cell/>
          <table:table-cell office:value-type="float" office:value="1443139794.02335" calcext:value-type="float">
            <text:p>1443139794.02335</text:p>
          </table:table-cell>
          <table:table-cell table:formula="of:=[.G510]-[.$B$2]" office:value-type="float" office:value="74.0231871604919" calcext:value-type="float">
            <text:p>74.0231871605</text:p>
          </table:table-cell>
          <table:table-cell table:formula="of:=[.C510]/([.H510]-[.H509])" office:value-type="float" office:value="301371.001122694" calcext:value-type="float">
            <text:p>301371.001122694</text:p>
          </table:table-cell>
          <table:table-cell table:formula="of:=[.G510]-[.$B510]" office:value-type="float" office:value="11.3520283699036" calcext:value-type="float">
            <text:p>11.3520283699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43139782.7152" calcext:value-type="float">
            <text:p>1443139782.7152</text:p>
          </table:table-cell>
          <table:table-cell office:value-type="float" office:value="4480" calcext:value-type="float">
            <text:p>4480</text:p>
          </table:table-cell>
          <table:table-cell table:formula="of:=[.B511]-[.$B$2]" office:value-type="float" office:value="62.715038061142" calcext:value-type="float">
            <text:p>62.7150380611</text:p>
          </table:table-cell>
          <table:table-cell table:formula="of:=[.C511]/([.D511]-[.D510])" office:value-type="float" office:value="102098.324413316" calcext:value-type="float">
            <text:p>102098.324413316</text:p>
          </table:table-cell>
          <table:table-cell/>
          <table:table-cell office:value-type="float" office:value="1443139794.06307" calcext:value-type="float">
            <text:p>1443139794.06307</text:p>
          </table:table-cell>
          <table:table-cell table:formula="of:=[.G511]-[.$B$2]" office:value-type="float" office:value="74.0629036426544" calcext:value-type="float">
            <text:p>74.0629036427</text:p>
          </table:table-cell>
          <table:table-cell table:formula="of:=[.C511]/([.H511]-[.H510])" office:value-type="float" office:value="112799.516877473" calcext:value-type="float">
            <text:p>112799.516877473</text:p>
          </table:table-cell>
          <table:table-cell table:formula="of:=[.G511]-[.$B511]" office:value-type="float" office:value="11.3478655815125" calcext:value-type="float">
            <text:p>11.3478655815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43139782.75908" calcext:value-type="float">
            <text:p>1443139782.75908</text:p>
          </table:table-cell>
          <table:table-cell office:value-type="float" office:value="4480" calcext:value-type="float">
            <text:p>4480</text:p>
          </table:table-cell>
          <table:table-cell table:formula="of:=[.B512]-[.$B$2]" office:value-type="float" office:value="62.7589178085327" calcext:value-type="float">
            <text:p>62.7589178085</text:p>
          </table:table-cell>
          <table:table-cell table:formula="of:=[.C512]/([.D512]-[.D511])" office:value-type="float" office:value="102097.214920264" calcext:value-type="float">
            <text:p>102097.214920264</text:p>
          </table:table-cell>
          <table:table-cell/>
          <table:table-cell office:value-type="float" office:value="1443139794.1118" calcext:value-type="float">
            <text:p>1443139794.1118</text:p>
          </table:table-cell>
          <table:table-cell table:formula="of:=[.G512]-[.$B$2]" office:value-type="float" office:value="74.1116387844086" calcext:value-type="float">
            <text:p>74.1116387844</text:p>
          </table:table-cell>
          <table:table-cell table:formula="of:=[.C512]/([.H512]-[.H511])" office:value-type="float" office:value="91925.4533535541" calcext:value-type="float">
            <text:p>91925.4533535541</text:p>
          </table:table-cell>
          <table:table-cell table:formula="of:=[.G512]-[.$B512]" office:value-type="float" office:value="11.3527209758759" calcext:value-type="float">
            <text:p>11.3527209759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43139782.80296" calcext:value-type="float">
            <text:p>1443139782.80296</text:p>
          </table:table-cell>
          <table:table-cell office:value-type="float" office:value="4480" calcext:value-type="float">
            <text:p>4480</text:p>
          </table:table-cell>
          <table:table-cell table:formula="of:=[.B513]-[.$B$2]" office:value-type="float" office:value="62.8027987480164" calcext:value-type="float">
            <text:p>62.802798748</text:p>
          </table:table-cell>
          <table:table-cell table:formula="of:=[.C513]/([.D513]-[.D512])" office:value-type="float" office:value="102094.441293127" calcext:value-type="float">
            <text:p>102094.441293127</text:p>
          </table:table-cell>
          <table:table-cell/>
          <table:table-cell office:value-type="float" office:value="1443139794.16064" calcext:value-type="float">
            <text:p>1443139794.16064</text:p>
          </table:table-cell>
          <table:table-cell table:formula="of:=[.G513]-[.$B$2]" office:value-type="float" office:value="74.1604759693146" calcext:value-type="float">
            <text:p>74.1604759693</text:p>
          </table:table-cell>
          <table:table-cell table:formula="of:=[.C513]/([.H513]-[.H512])" office:value-type="float" office:value="91733.379158164" calcext:value-type="float">
            <text:p>91733.379158164</text:p>
          </table:table-cell>
          <table:table-cell table:formula="of:=[.G513]-[.$B513]" office:value-type="float" office:value="11.3576772212982" calcext:value-type="float">
            <text:p>11.3576772213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43139782.84688" calcext:value-type="float">
            <text:p>1443139782.84688</text:p>
          </table:table-cell>
          <table:table-cell office:value-type="float" office:value="4480" calcext:value-type="float">
            <text:p>4480</text:p>
          </table:table-cell>
          <table:table-cell table:formula="of:=[.B514]-[.$B$2]" office:value-type="float" office:value="62.8467135429382" calcext:value-type="float">
            <text:p>62.8467135429</text:p>
          </table:table-cell>
          <table:table-cell table:formula="of:=[.C514]/([.D514]-[.D513])" office:value-type="float" office:value="102015.733148019" calcext:value-type="float">
            <text:p>102015.733148019</text:p>
          </table:table-cell>
          <table:table-cell/>
          <table:table-cell office:value-type="float" office:value="1443139794.2094" calcext:value-type="float">
            <text:p>1443139794.2094</text:p>
          </table:table-cell>
          <table:table-cell table:formula="of:=[.G514]-[.$B$2]" office:value-type="float" office:value="74.2092373371124" calcext:value-type="float">
            <text:p>74.2092373371</text:p>
          </table:table-cell>
          <table:table-cell table:formula="of:=[.C514]/([.H514]-[.H513])" office:value-type="float" office:value="91876.0117347937" calcext:value-type="float">
            <text:p>91876.0117347937</text:p>
          </table:table-cell>
          <table:table-cell table:formula="of:=[.G514]-[.$B514]" office:value-type="float" office:value="11.3625237941742" calcext:value-type="float">
            <text:p>11.3625237942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43139782.89075" calcext:value-type="float">
            <text:p>1443139782.89075</text:p>
          </table:table-cell>
          <table:table-cell office:value-type="float" office:value="4480" calcext:value-type="float">
            <text:p>4480</text:p>
          </table:table-cell>
          <table:table-cell table:formula="of:=[.B515]-[.$B$2]" office:value-type="float" office:value="62.8905925750732" calcext:value-type="float">
            <text:p>62.8905925751</text:p>
          </table:table-cell>
          <table:table-cell table:formula="of:=[.C515]/([.D515]-[.D514])" office:value-type="float" office:value="102098.879168885" calcext:value-type="float">
            <text:p>102098.879168885</text:p>
          </table:table-cell>
          <table:table-cell/>
          <table:table-cell office:value-type="float" office:value="1443139794.25816" calcext:value-type="float">
            <text:p>1443139794.25816</text:p>
          </table:table-cell>
          <table:table-cell table:formula="of:=[.G515]-[.$B$2]" office:value-type="float" office:value="74.2579967975617" calcext:value-type="float">
            <text:p>74.2579967976</text:p>
          </table:table-cell>
          <table:table-cell table:formula="of:=[.C515]/([.H515]-[.H514])" office:value-type="float" office:value="91879.6056955093" calcext:value-type="float">
            <text:p>91879.6056955093</text:p>
          </table:table-cell>
          <table:table-cell table:formula="of:=[.G515]-[.$B515]" office:value-type="float" office:value="11.3674042224884" calcext:value-type="float">
            <text:p>11.3674042225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43139782.93463" calcext:value-type="float">
            <text:p>1443139782.93463</text:p>
          </table:table-cell>
          <table:table-cell office:value-type="float" office:value="4480" calcext:value-type="float">
            <text:p>4480</text:p>
          </table:table-cell>
          <table:table-cell table:formula="of:=[.B516]-[.$B$2]" office:value-type="float" office:value="62.9344716072083" calcext:value-type="float">
            <text:p>62.9344716072</text:p>
          </table:table-cell>
          <table:table-cell table:formula="of:=[.C516]/([.D516]-[.D515])" office:value-type="float" office:value="102098.879168885" calcext:value-type="float">
            <text:p>102098.879168885</text:p>
          </table:table-cell>
          <table:table-cell/>
          <table:table-cell office:value-type="float" office:value="1443139794.30695" calcext:value-type="float">
            <text:p>1443139794.30695</text:p>
          </table:table-cell>
          <table:table-cell table:formula="of:=[.G516]-[.$B$2]" office:value-type="float" office:value="74.3067903518677" calcext:value-type="float">
            <text:p>74.3067903519</text:p>
          </table:table-cell>
          <table:table-cell table:formula="of:=[.C516]/([.H516]-[.H515])" office:value-type="float" office:value="91815.4060247734" calcext:value-type="float">
            <text:p>91815.4060247734</text:p>
          </table:table-cell>
          <table:table-cell table:formula="of:=[.G516]-[.$B516]" office:value-type="float" office:value="11.3723187446594" calcext:value-type="float">
            <text:p>11.3723187447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43139782.97851" calcext:value-type="float">
            <text:p>1443139782.97851</text:p>
          </table:table-cell>
          <table:table-cell office:value-type="float" office:value="4480" calcext:value-type="float">
            <text:p>4480</text:p>
          </table:table-cell>
          <table:table-cell table:formula="of:=[.B517]-[.$B$2]" office:value-type="float" office:value="62.9783506393433" calcext:value-type="float">
            <text:p>62.9783506393</text:p>
          </table:table-cell>
          <table:table-cell table:formula="of:=[.C517]/([.D517]-[.D516])" office:value-type="float" office:value="102098.879168885" calcext:value-type="float">
            <text:p>102098.879168885</text:p>
          </table:table-cell>
          <table:table-cell/>
          <table:table-cell office:value-type="float" office:value="1443139794.35572" calcext:value-type="float">
            <text:p>1443139794.35572</text:p>
          </table:table-cell>
          <table:table-cell table:formula="of:=[.G517]-[.$B$2]" office:value-type="float" office:value="74.3555574417114" calcext:value-type="float">
            <text:p>74.3555574417</text:p>
          </table:table-cell>
          <table:table-cell table:formula="of:=[.C517]/([.H517]-[.H516])" office:value-type="float" office:value="91865.2315394243" calcext:value-type="float">
            <text:p>91865.2315394243</text:p>
          </table:table-cell>
          <table:table-cell table:formula="of:=[.G517]-[.$B517]" office:value-type="float" office:value="11.3772068023682" calcext:value-type="float">
            <text:p>11.3772068024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43139783.02291" calcext:value-type="float">
            <text:p>1443139783.02291</text:p>
          </table:table-cell>
          <table:table-cell office:value-type="float" office:value="4480" calcext:value-type="float">
            <text:p>4480</text:p>
          </table:table-cell>
          <table:table-cell table:formula="of:=[.B518]-[.$B$2]" office:value-type="float" office:value="63.0227444171906" calcext:value-type="float">
            <text:p>63.0227444172</text:p>
          </table:table-cell>
          <table:table-cell table:formula="of:=[.C518]/([.D518]-[.D517])" office:value-type="float" office:value="100915.042991176" calcext:value-type="float">
            <text:p>100915.042991176</text:p>
          </table:table-cell>
          <table:table-cell/>
          <table:table-cell office:value-type="float" office:value="1443139794.40444" calcext:value-type="float">
            <text:p>1443139794.40444</text:p>
          </table:table-cell>
          <table:table-cell table:formula="of:=[.G518]-[.$B$2]" office:value-type="float" office:value="74.4042744636536" calcext:value-type="float">
            <text:p>74.4042744637</text:p>
          </table:table-cell>
          <table:table-cell table:formula="of:=[.C518]/([.H518]-[.H517])" office:value-type="float" office:value="91959.644112091" calcext:value-type="float">
            <text:p>91959.644112091</text:p>
          </table:table-cell>
          <table:table-cell table:formula="of:=[.G518]-[.$B518]" office:value-type="float" office:value="11.381530046463" calcext:value-type="float">
            <text:p>11.3815300465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43139783.06783" calcext:value-type="float">
            <text:p>1443139783.06783</text:p>
          </table:table-cell>
          <table:table-cell office:value-type="float" office:value="4480" calcext:value-type="float">
            <text:p>4480</text:p>
          </table:table-cell>
          <table:table-cell table:formula="of:=[.B519]-[.$B$2]" office:value-type="float" office:value="63.0676646232605" calcext:value-type="float">
            <text:p>63.0676646233</text:p>
          </table:table-cell>
          <table:table-cell table:formula="of:=[.C519]/([.D519]-[.D518])" office:value-type="float" office:value="99732.4008938002" calcext:value-type="float">
            <text:p>99732.4008938002</text:p>
          </table:table-cell>
          <table:table-cell/>
          <table:table-cell office:value-type="float" office:value="1443139794.4532" calcext:value-type="float">
            <text:p>1443139794.4532</text:p>
          </table:table-cell>
          <table:table-cell table:formula="of:=[.G519]-[.$B$2]" office:value-type="float" office:value="74.4530370235443" calcext:value-type="float">
            <text:p>74.4530370235</text:p>
          </table:table-cell>
          <table:table-cell table:formula="of:=[.C519]/([.H519]-[.H518])" office:value-type="float" office:value="91873.7656521208" calcext:value-type="float">
            <text:p>91873.7656521208</text:p>
          </table:table-cell>
          <table:table-cell table:formula="of:=[.G519]-[.$B519]" office:value-type="float" office:value="11.3853724002838" calcext:value-type="float">
            <text:p>11.3853724003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43139783.11278" calcext:value-type="float">
            <text:p>1443139783.11278</text:p>
          </table:table-cell>
          <table:table-cell office:value-type="float" office:value="4480" calcext:value-type="float">
            <text:p>4480</text:p>
          </table:table-cell>
          <table:table-cell table:formula="of:=[.B520]-[.$B$2]" office:value-type="float" office:value="63.1126165390015" calcext:value-type="float">
            <text:p>63.112616539</text:p>
          </table:table-cell>
          <table:table-cell table:formula="of:=[.C520]/([.D520]-[.D519])" office:value-type="float" office:value="99662.0483499698" calcext:value-type="float">
            <text:p>99662.0483499698</text:p>
          </table:table-cell>
          <table:table-cell/>
          <table:table-cell office:value-type="float" office:value="1443139794.50196" calcext:value-type="float">
            <text:p>1443139794.50196</text:p>
          </table:table-cell>
          <table:table-cell table:formula="of:=[.G520]-[.$B$2]" office:value-type="float" office:value="74.5017974376678" calcext:value-type="float">
            <text:p>74.5017974377</text:p>
          </table:table-cell>
          <table:table-cell table:formula="of:=[.C520]/([.H520]-[.H519])" office:value-type="float" office:value="91877.8086800055" calcext:value-type="float">
            <text:p>91877.8086800055</text:p>
          </table:table-cell>
          <table:table-cell table:formula="of:=[.G520]-[.$B520]" office:value-type="float" office:value="11.3891808986664" calcext:value-type="float">
            <text:p>11.3891808987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43139783.15771" calcext:value-type="float">
            <text:p>1443139783.15771</text:p>
          </table:table-cell>
          <table:table-cell office:value-type="float" office:value="4480" calcext:value-type="float">
            <text:p>4480</text:p>
          </table:table-cell>
          <table:table-cell table:formula="of:=[.B521]-[.$B$2]" office:value-type="float" office:value="63.1575479507446" calcext:value-type="float">
            <text:p>63.1575479507</text:p>
          </table:table-cell>
          <table:table-cell table:formula="of:=[.C521]/([.D521]-[.D520])" office:value-type="float" office:value="99707.5281232755" calcext:value-type="float">
            <text:p>99707.5281232755</text:p>
          </table:table-cell>
          <table:table-cell/>
          <table:table-cell office:value-type="float" office:value="1443139794.55071" calcext:value-type="float">
            <text:p>1443139794.55071</text:p>
          </table:table-cell>
          <table:table-cell table:formula="of:=[.G521]-[.$B$2]" office:value-type="float" office:value="74.550546169281" calcext:value-type="float">
            <text:p>74.5505461693</text:p>
          </table:table-cell>
          <table:table-cell table:formula="of:=[.C521]/([.H521]-[.H520])" office:value-type="float" office:value="91899.8269647425" calcext:value-type="float">
            <text:p>91899.8269647425</text:p>
          </table:table-cell>
          <table:table-cell table:formula="of:=[.G521]-[.$B521]" office:value-type="float" office:value="11.3929982185364" calcext:value-type="float">
            <text:p>11.3929982185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43139783.20263" calcext:value-type="float">
            <text:p>1443139783.20263</text:p>
          </table:table-cell>
          <table:table-cell office:value-type="float" office:value="4480" calcext:value-type="float">
            <text:p>4480</text:p>
          </table:table-cell>
          <table:table-cell table:formula="of:=[.B522]-[.$B$2]" office:value-type="float" office:value="63.2024648189545" calcext:value-type="float">
            <text:p>63.202464819</text:p>
          </table:table-cell>
          <table:table-cell table:formula="of:=[.C522]/([.D522]-[.D521])" office:value-type="float" office:value="99739.8122030839" calcext:value-type="float">
            <text:p>99739.8122030839</text:p>
          </table:table-cell>
          <table:table-cell/>
          <table:table-cell office:value-type="float" office:value="1443139794.59945" calcext:value-type="float">
            <text:p>1443139794.59945</text:p>
          </table:table-cell>
          <table:table-cell table:formula="of:=[.G522]-[.$B$2]" office:value-type="float" office:value="74.5992915630341" calcext:value-type="float">
            <text:p>74.599291563</text:p>
          </table:table-cell>
          <table:table-cell table:formula="of:=[.C522]/([.H522]-[.H521])" office:value-type="float" office:value="91906.119841724" calcext:value-type="float">
            <text:p>91906.119841724</text:p>
          </table:table-cell>
          <table:table-cell table:formula="of:=[.G522]-[.$B522]" office:value-type="float" office:value="11.3968267440796" calcext:value-type="float">
            <text:p>11.3968267441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43139783.24756" calcext:value-type="float">
            <text:p>1443139783.24756</text:p>
          </table:table-cell>
          <table:table-cell office:value-type="float" office:value="4480" calcext:value-type="float">
            <text:p>4480</text:p>
          </table:table-cell>
          <table:table-cell table:formula="of:=[.B523]-[.$B$2]" office:value-type="float" office:value="63.2473950386047" calcext:value-type="float">
            <text:p>63.2473950386</text:p>
          </table:table-cell>
          <table:table-cell table:formula="of:=[.C523]/([.D523]-[.D522])" office:value-type="float" office:value="99710.1735729712" calcext:value-type="float">
            <text:p>99710.1735729712</text:p>
          </table:table-cell>
          <table:table-cell/>
          <table:table-cell office:value-type="float" office:value="1443139794.64824" calcext:value-type="float">
            <text:p>1443139794.64824</text:p>
          </table:table-cell>
          <table:table-cell table:formula="of:=[.G523]-[.$B$2]" office:value-type="float" office:value="74.6480770111084" calcext:value-type="float">
            <text:p>74.6480770111</text:p>
          </table:table-cell>
          <table:table-cell table:formula="of:=[.C523]/([.H523]-[.H522])" office:value-type="float" office:value="91830.6621510011" calcext:value-type="float">
            <text:p>91830.6621510011</text:p>
          </table:table-cell>
          <table:table-cell table:formula="of:=[.G523]-[.$B523]" office:value-type="float" office:value="11.4006819725037" calcext:value-type="float">
            <text:p>11.4006819725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43139783.29249" calcext:value-type="float">
            <text:p>1443139783.29249</text:p>
          </table:table-cell>
          <table:table-cell office:value-type="float" office:value="4480" calcext:value-type="float">
            <text:p>4480</text:p>
          </table:table-cell>
          <table:table-cell table:formula="of:=[.B524]-[.$B$2]" office:value-type="float" office:value="63.2923262119293" calcext:value-type="float">
            <text:p>63.2923262119</text:p>
          </table:table-cell>
          <table:table-cell table:formula="of:=[.C524]/([.D524]-[.D523])" office:value-type="float" office:value="99708.0572019846" calcext:value-type="float">
            <text:p>99708.0572019846</text:p>
          </table:table-cell>
          <table:table-cell/>
          <table:table-cell office:value-type="float" office:value="1443139794.69701" calcext:value-type="float">
            <text:p>1443139794.69701</text:p>
          </table:table-cell>
          <table:table-cell table:formula="of:=[.G524]-[.$B$2]" office:value-type="float" office:value="74.6968460083008" calcext:value-type="float">
            <text:p>74.6968460083</text:p>
          </table:table-cell>
          <table:table-cell table:formula="of:=[.C524]/([.H524]-[.H523])" office:value-type="float" office:value="91861.6387031171" calcext:value-type="float">
            <text:p>91861.6387031171</text:p>
          </table:table-cell>
          <table:table-cell table:formula="of:=[.G524]-[.$B524]" office:value-type="float" office:value="11.4045197963715" calcext:value-type="float">
            <text:p>11.4045197964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43139783.33742" calcext:value-type="float">
            <text:p>1443139783.33742</text:p>
          </table:table-cell>
          <table:table-cell office:value-type="float" office:value="4480" calcext:value-type="float">
            <text:p>4480</text:p>
          </table:table-cell>
          <table:table-cell table:formula="of:=[.B525]-[.$B$2]" office:value-type="float" office:value="63.337254524231" calcext:value-type="float">
            <text:p>63.3372545242</text:p>
          </table:table-cell>
          <table:table-cell table:formula="of:=[.C525]/([.D525]-[.D524])" office:value-type="float" office:value="99714.4065844844" calcext:value-type="float">
            <text:p>99714.4065844844</text:p>
          </table:table-cell>
          <table:table-cell/>
          <table:table-cell office:value-type="float" office:value="1443139794.74577" calcext:value-type="float">
            <text:p>1443139794.74577</text:p>
          </table:table-cell>
          <table:table-cell table:formula="of:=[.G525]-[.$B$2]" office:value-type="float" office:value="74.7456030845642" calcext:value-type="float">
            <text:p>74.7456030846</text:p>
          </table:table-cell>
          <table:table-cell table:formula="of:=[.C525]/([.H525]-[.H524])" office:value-type="float" office:value="91884.0985418236" calcext:value-type="float">
            <text:p>91884.0985418236</text:p>
          </table:table-cell>
          <table:table-cell table:formula="of:=[.G525]-[.$B525]" office:value-type="float" office:value="11.4083485603333" calcext:value-type="float">
            <text:p>11.4083485603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43139783.38234" calcext:value-type="float">
            <text:p>1443139783.38234</text:p>
          </table:table-cell>
          <table:table-cell office:value-type="float" office:value="4480" calcext:value-type="float">
            <text:p>4480</text:p>
          </table:table-cell>
          <table:table-cell table:formula="of:=[.B526]-[.$B$2]" office:value-type="float" office:value="63.3821823596954" calcext:value-type="float">
            <text:p>63.3821823597</text:p>
          </table:table-cell>
          <table:table-cell table:formula="of:=[.C526]/([.D526]-[.D525])" office:value-type="float" office:value="99715.464893521" calcext:value-type="float">
            <text:p>99715.464893521</text:p>
          </table:table-cell>
          <table:table-cell/>
          <table:table-cell office:value-type="float" office:value="1443139794.79443" calcext:value-type="float">
            <text:p>1443139794.79443</text:p>
          </table:table-cell>
          <table:table-cell table:formula="of:=[.G526]-[.$B$2]" office:value-type="float" office:value="74.7942662239075" calcext:value-type="float">
            <text:p>74.7942662239</text:p>
          </table:table-cell>
          <table:table-cell table:formula="of:=[.C526]/([.H526]-[.H525])" office:value-type="float" office:value="92061.467066455" calcext:value-type="float">
            <text:p>92061.467066455</text:p>
          </table:table-cell>
          <table:table-cell table:formula="of:=[.G526]-[.$B526]" office:value-type="float" office:value="11.412083864212" calcext:value-type="float">
            <text:p>11.4120838642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43139783.42728" calcext:value-type="float">
            <text:p>1443139783.42728</text:p>
          </table:table-cell>
          <table:table-cell office:value-type="float" office:value="4480" calcext:value-type="float">
            <text:p>4480</text:p>
          </table:table-cell>
          <table:table-cell table:formula="of:=[.B527]-[.$B$2]" office:value-type="float" office:value="63.427116394043" calcext:value-type="float">
            <text:p>63.427116394</text:p>
          </table:table-cell>
          <table:table-cell table:formula="of:=[.C527]/([.D527]-[.D526])" office:value-type="float" office:value="99701.7086280357" calcext:value-type="float">
            <text:p>99701.7086280357</text:p>
          </table:table-cell>
          <table:table-cell/>
          <table:table-cell office:value-type="float" office:value="1443139794.84323" calcext:value-type="float">
            <text:p>1443139794.84323</text:p>
          </table:table-cell>
          <table:table-cell table:formula="of:=[.G527]-[.$B$2]" office:value-type="float" office:value="74.843071937561" calcext:value-type="float">
            <text:p>74.8430719376</text:p>
          </table:table-cell>
          <table:table-cell table:formula="of:=[.C527]/([.H527]-[.H526])" office:value-type="float" office:value="91792.5313376257" calcext:value-type="float">
            <text:p>91792.5313376257</text:p>
          </table:table-cell>
          <table:table-cell table:formula="of:=[.G527]-[.$B527]" office:value-type="float" office:value="11.4159555435181" calcext:value-type="float">
            <text:p>11.4159555435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43139783.47221" calcext:value-type="float">
            <text:p>1443139783.47221</text:p>
          </table:table-cell>
          <table:table-cell office:value-type="float" office:value="4480" calcext:value-type="float">
            <text:p>4480</text:p>
          </table:table-cell>
          <table:table-cell table:formula="of:=[.B528]-[.$B$2]" office:value-type="float" office:value="63.4720523357391" calcext:value-type="float">
            <text:p>63.4720523357</text:p>
          </table:table-cell>
          <table:table-cell table:formula="of:=[.C528]/([.D528]-[.D527])" office:value-type="float" office:value="99697.4766945218" calcext:value-type="float">
            <text:p>99697.4766945218</text:p>
          </table:table-cell>
          <table:table-cell/>
          <table:table-cell office:value-type="float" office:value="1443139794.89205" calcext:value-type="float">
            <text:p>1443139794.89205</text:p>
          </table:table-cell>
          <table:table-cell table:formula="of:=[.G528]-[.$B$2]" office:value-type="float" office:value="74.8918869495392" calcext:value-type="float">
            <text:p>74.8918869495</text:p>
          </table:table-cell>
          <table:table-cell table:formula="of:=[.C528]/([.H528]-[.H527])" office:value-type="float" office:value="91775.046618965" calcext:value-type="float">
            <text:p>91775.046618965</text:p>
          </table:table-cell>
          <table:table-cell table:formula="of:=[.G528]-[.$B528]" office:value-type="float" office:value="11.4198346138" calcext:value-type="float">
            <text:p>11.4198346138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43139783.51713" calcext:value-type="float">
            <text:p>1443139783.51713</text:p>
          </table:table-cell>
          <table:table-cell office:value-type="float" office:value="4480" calcext:value-type="float">
            <text:p>4480</text:p>
          </table:table-cell>
          <table:table-cell table:formula="of:=[.B529]-[.$B$2]" office:value-type="float" office:value="63.5169684886932" calcext:value-type="float">
            <text:p>63.5169684887</text:p>
          </table:table-cell>
          <table:table-cell table:formula="of:=[.C529]/([.D529]-[.D528])" office:value-type="float" office:value="99741.400484097" calcext:value-type="float">
            <text:p>99741.400484097</text:p>
          </table:table-cell>
          <table:table-cell/>
          <table:table-cell office:value-type="float" office:value="1443139794.94081" calcext:value-type="float">
            <text:p>1443139794.94081</text:p>
          </table:table-cell>
          <table:table-cell table:formula="of:=[.G529]-[.$B$2]" office:value-type="float" office:value="74.9406459331513" calcext:value-type="float">
            <text:p>74.9406459332</text:p>
          </table:table-cell>
          <table:table-cell table:formula="of:=[.C529]/([.H529]-[.H528])" office:value-type="float" office:value="91880.504229622" calcext:value-type="float">
            <text:p>91880.504229622</text:p>
          </table:table-cell>
          <table:table-cell table:formula="of:=[.G529]-[.$B529]" office:value-type="float" office:value="11.423677444458" calcext:value-type="float">
            <text:p>11.4236774445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43139783.56207" calcext:value-type="float">
            <text:p>1443139783.56207</text:p>
          </table:table-cell>
          <table:table-cell office:value-type="float" office:value="4480" calcext:value-type="float">
            <text:p>4480</text:p>
          </table:table-cell>
          <table:table-cell table:formula="of:=[.B530]-[.$B$2]" office:value-type="float" office:value="63.5619106292725" calcext:value-type="float">
            <text:p>63.5619106293</text:p>
          </table:table-cell>
          <table:table-cell table:formula="of:=[.C530]/([.D530]-[.D529])" office:value-type="float" office:value="99683.7253913772" calcext:value-type="float">
            <text:p>99683.7253913772</text:p>
          </table:table-cell>
          <table:table-cell/>
          <table:table-cell office:value-type="float" office:value="1443139794.98957" calcext:value-type="float">
            <text:p>1443139794.98957</text:p>
          </table:table-cell>
          <table:table-cell table:formula="of:=[.G530]-[.$B$2]" office:value-type="float" office:value="74.9894089698792" calcext:value-type="float">
            <text:p>74.9894089699</text:p>
          </table:table-cell>
          <table:table-cell table:formula="of:=[.C530]/([.H530]-[.H529])" office:value-type="float" office:value="91872.8672498008" calcext:value-type="float">
            <text:p>91872.8672498008</text:p>
          </table:table-cell>
          <table:table-cell table:formula="of:=[.G530]-[.$B530]" office:value-type="float" office:value="11.4274983406067" calcext:value-type="float">
            <text:p>11.4274983406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43139783.607" calcext:value-type="float">
            <text:p>1443139783.607</text:p>
          </table:table-cell>
          <table:table-cell office:value-type="float" office:value="4480" calcext:value-type="float">
            <text:p>4480</text:p>
          </table:table-cell>
          <table:table-cell table:formula="of:=[.B531]-[.$B$2]" office:value-type="float" office:value="63.6068408489227" calcext:value-type="float">
            <text:p>63.6068408489</text:p>
          </table:table-cell>
          <table:table-cell table:formula="of:=[.C531]/([.D531]-[.D530])" office:value-type="float" office:value="99710.1735729712" calcext:value-type="float">
            <text:p>99710.1735729712</text:p>
          </table:table-cell>
          <table:table-cell/>
          <table:table-cell office:value-type="float" office:value="1443139795.0383" calcext:value-type="float">
            <text:p>1443139795.0383</text:p>
          </table:table-cell>
          <table:table-cell table:formula="of:=[.G531]-[.$B$2]" office:value-type="float" office:value="75.0381345748901" calcext:value-type="float">
            <text:p>75.0381345749</text:p>
          </table:table-cell>
          <table:table-cell table:formula="of:=[.C531]/([.H531]-[.H530])" office:value-type="float" office:value="91943.4453197632" calcext:value-type="float">
            <text:p>91943.4453197632</text:p>
          </table:table-cell>
          <table:table-cell table:formula="of:=[.G531]-[.$B531]" office:value-type="float" office:value="11.4312937259674" calcext:value-type="float">
            <text:p>11.431293726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43139783.65193" calcext:value-type="float">
            <text:p>1443139783.65193</text:p>
          </table:table-cell>
          <table:table-cell office:value-type="float" office:value="4480" calcext:value-type="float">
            <text:p>4480</text:p>
          </table:table-cell>
          <table:table-cell table:formula="of:=[.B532]-[.$B$2]" office:value-type="float" office:value="63.6517705917358" calcext:value-type="float">
            <text:p>63.6517705917</text:p>
          </table:table-cell>
          <table:table-cell table:formula="of:=[.C532]/([.D532]-[.D531])" office:value-type="float" office:value="99711.231792156" calcext:value-type="float">
            <text:p>99711.231792156</text:p>
          </table:table-cell>
          <table:table-cell/>
          <table:table-cell office:value-type="float" office:value="1443139795.05193" calcext:value-type="float">
            <text:p>1443139795.05193</text:p>
          </table:table-cell>
          <table:table-cell table:formula="of:=[.G532]-[.$B$2]" office:value-type="float" office:value="75.0517702102661" calcext:value-type="float">
            <text:p>75.0517702103</text:p>
          </table:table-cell>
          <table:table-cell table:formula="of:=[.C532]/([.H532]-[.H531])" office:value-type="float" office:value="328550.879843335" calcext:value-type="float">
            <text:p>328550.879843335</text:p>
          </table:table-cell>
          <table:table-cell table:formula="of:=[.G532]-[.$B532]" office:value-type="float" office:value="11.3999996185303" calcext:value-type="float">
            <text:p>11.3999996185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43139783.69686" calcext:value-type="float">
            <text:p>1443139783.69686</text:p>
          </table:table-cell>
          <table:table-cell office:value-type="float" office:value="4480" calcext:value-type="float">
            <text:p>4480</text:p>
          </table:table-cell>
          <table:table-cell table:formula="of:=[.B533]-[.$B$2]" office:value-type="float" office:value="63.6966981887817" calcext:value-type="float">
            <text:p>63.6966981888</text:p>
          </table:table-cell>
          <table:table-cell table:formula="of:=[.C533]/([.D533]-[.D532])" office:value-type="float" office:value="99715.9940564636" calcext:value-type="float">
            <text:p>99715.9940564636</text:p>
          </table:table-cell>
          <table:table-cell/>
          <table:table-cell office:value-type="float" office:value="1443139795.083" calcext:value-type="float">
            <text:p>1443139795.083</text:p>
          </table:table-cell>
          <table:table-cell table:formula="of:=[.G533]-[.$B$2]" office:value-type="float" office:value="75.0828373432159" calcext:value-type="float">
            <text:p>75.0828373432</text:p>
          </table:table-cell>
          <table:table-cell table:formula="of:=[.C533]/([.H533]-[.H532])" office:value-type="float" office:value="144203.844211657" calcext:value-type="float">
            <text:p>144203.844211657</text:p>
          </table:table-cell>
          <table:table-cell table:formula="of:=[.G533]-[.$B533]" office:value-type="float" office:value="11.3861391544342" calcext:value-type="float">
            <text:p>11.3861391544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43139783.74179" calcext:value-type="float">
            <text:p>1443139783.74179</text:p>
          </table:table-cell>
          <table:table-cell office:value-type="float" office:value="4480" calcext:value-type="float">
            <text:p>4480</text:p>
          </table:table-cell>
          <table:table-cell table:formula="of:=[.B534]-[.$B$2]" office:value-type="float" office:value="63.7416257858276" calcext:value-type="float">
            <text:p>63.7416257858</text:p>
          </table:table-cell>
          <table:table-cell table:formula="of:=[.C534]/([.D534]-[.D533])" office:value-type="float" office:value="99715.9940564636" calcext:value-type="float">
            <text:p>99715.9940564636</text:p>
          </table:table-cell>
          <table:table-cell/>
          <table:table-cell office:value-type="float" office:value="1443139795.1229" calcext:value-type="float">
            <text:p>1443139795.1229</text:p>
          </table:table-cell>
          <table:table-cell table:formula="of:=[.G534]-[.$B$2]" office:value-type="float" office:value="75.1227385997772" calcext:value-type="float">
            <text:p>75.1227385998</text:p>
          </table:table-cell>
          <table:table-cell table:formula="of:=[.C534]/([.H534]-[.H533])" office:value-type="float" office:value="112277.165836112" calcext:value-type="float">
            <text:p>112277.165836112</text:p>
          </table:table-cell>
          <table:table-cell table:formula="of:=[.G534]-[.$B534]" office:value-type="float" office:value="11.3811128139496" calcext:value-type="float">
            <text:p>11.3811128139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43139783.78672" calcext:value-type="float">
            <text:p>1443139783.78672</text:p>
          </table:table-cell>
          <table:table-cell office:value-type="float" office:value="4480" calcext:value-type="float">
            <text:p>4480</text:p>
          </table:table-cell>
          <table:table-cell table:formula="of:=[.B535]-[.$B$2]" office:value-type="float" office:value="63.7865533828735" calcext:value-type="float">
            <text:p>63.7865533829</text:p>
          </table:table-cell>
          <table:table-cell table:formula="of:=[.C535]/([.D535]-[.D534])" office:value-type="float" office:value="99715.9940564636" calcext:value-type="float">
            <text:p>99715.9940564636</text:p>
          </table:table-cell>
          <table:table-cell/>
          <table:table-cell office:value-type="float" office:value="1443139795.16269" calcext:value-type="float">
            <text:p>1443139795.16269</text:p>
          </table:table-cell>
          <table:table-cell table:formula="of:=[.G535]-[.$B$2]" office:value-type="float" office:value="75.1625301837921" calcext:value-type="float">
            <text:p>75.1625301838</text:p>
          </table:table-cell>
          <table:table-cell table:formula="of:=[.C535]/([.H535]-[.H534])" office:value-type="float" office:value="112586.62128965" calcext:value-type="float">
            <text:p>112586.62128965</text:p>
          </table:table-cell>
          <table:table-cell table:formula="of:=[.G535]-[.$B535]" office:value-type="float" office:value="11.3759768009186" calcext:value-type="float">
            <text:p>11.3759768009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43139783.83165" calcext:value-type="float">
            <text:p>1443139783.83165</text:p>
          </table:table-cell>
          <table:table-cell office:value-type="float" office:value="4480" calcext:value-type="float">
            <text:p>4480</text:p>
          </table:table-cell>
          <table:table-cell table:formula="of:=[.B536]-[.$B$2]" office:value-type="float" office:value="63.8314850330353" calcext:value-type="float">
            <text:p>63.831485033</text:p>
          </table:table-cell>
          <table:table-cell table:formula="of:=[.C536]/([.D536]-[.D535])" office:value-type="float" office:value="99706.9990501812" calcext:value-type="float">
            <text:p>99706.9990501812</text:p>
          </table:table-cell>
          <table:table-cell/>
          <table:table-cell office:value-type="float" office:value="1443139795.2027" calcext:value-type="float">
            <text:p>1443139795.2027</text:p>
          </table:table-cell>
          <table:table-cell table:formula="of:=[.G536]-[.$B$2]" office:value-type="float" office:value="75.2025411128998" calcext:value-type="float">
            <text:p>75.2025411129</text:p>
          </table:table-cell>
          <table:table-cell table:formula="of:=[.C536]/([.H536]-[.H535])" office:value-type="float" office:value="111969.406857429" calcext:value-type="float">
            <text:p>111969.406857429</text:p>
          </table:table-cell>
          <table:table-cell table:formula="of:=[.G536]-[.$B536]" office:value-type="float" office:value="11.3710560798645" calcext:value-type="float">
            <text:p>11.3710560799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43139783.87658" calcext:value-type="float">
            <text:p>1443139783.87658</text:p>
          </table:table-cell>
          <table:table-cell office:value-type="float" office:value="4480" calcext:value-type="float">
            <text:p>4480</text:p>
          </table:table-cell>
          <table:table-cell table:formula="of:=[.B537]-[.$B$2]" office:value-type="float" office:value="63.8764221668243" calcext:value-type="float">
            <text:p>63.8764221668</text:p>
          </table:table-cell>
          <table:table-cell table:formula="of:=[.C537]/([.D537]-[.D536])" office:value-type="float" office:value="99694.8319185059" calcext:value-type="float">
            <text:p>99694.8319185059</text:p>
          </table:table-cell>
          <table:table-cell/>
          <table:table-cell office:value-type="float" office:value="1443139795.24259" calcext:value-type="float">
            <text:p>1443139795.24259</text:p>
          </table:table-cell>
          <table:table-cell table:formula="of:=[.G537]-[.$B$2]" office:value-type="float" office:value="75.2424290180206" calcext:value-type="float">
            <text:p>75.242429018</text:p>
          </table:table-cell>
          <table:table-cell table:formula="of:=[.C537]/([.H537]-[.H536])" office:value-type="float" office:value="112314.747701761" calcext:value-type="float">
            <text:p>112314.747701761</text:p>
          </table:table-cell>
          <table:table-cell table:formula="of:=[.G537]-[.$B537]" office:value-type="float" office:value="11.3660068511963" calcext:value-type="float">
            <text:p>11.3660068512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43139783.92152" calcext:value-type="float">
            <text:p>1443139783.92152</text:p>
          </table:table-cell>
          <table:table-cell office:value-type="float" office:value="4480" calcext:value-type="float">
            <text:p>4480</text:p>
          </table:table-cell>
          <table:table-cell table:formula="of:=[.B538]-[.$B$2]" office:value-type="float" office:value="63.9213531017303" calcext:value-type="float">
            <text:p>63.9213531017</text:p>
          </table:table-cell>
          <table:table-cell table:formula="of:=[.C538]/([.D538]-[.D537])" office:value-type="float" office:value="99708.5862863086" calcext:value-type="float">
            <text:p>99708.5862863086</text:p>
          </table:table-cell>
          <table:table-cell/>
          <table:table-cell office:value-type="float" office:value="1443139795.28247" calcext:value-type="float">
            <text:p>1443139795.28247</text:p>
          </table:table-cell>
          <table:table-cell table:formula="of:=[.G538]-[.$B$2]" office:value-type="float" office:value="75.2823047637939" calcext:value-type="float">
            <text:p>75.2823047638</text:p>
          </table:table-cell>
          <table:table-cell table:formula="of:=[.C538]/([.H538]-[.H537])" office:value-type="float" office:value="112348.995940234" calcext:value-type="float">
            <text:p>112348.995940234</text:p>
          </table:table-cell>
          <table:table-cell table:formula="of:=[.G538]-[.$B538]" office:value-type="float" office:value="11.3609516620636" calcext:value-type="float">
            <text:p>11.3609516621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43139783.96644" calcext:value-type="float">
            <text:p>1443139783.96644</text:p>
          </table:table-cell>
          <table:table-cell office:value-type="float" office:value="4480" calcext:value-type="float">
            <text:p>4480</text:p>
          </table:table-cell>
          <table:table-cell table:formula="of:=[.B539]-[.$B$2]" office:value-type="float" office:value="63.9662821292877" calcext:value-type="float">
            <text:p>63.9662821293</text:p>
          </table:table-cell>
          <table:table-cell table:formula="of:=[.C539]/([.D539]-[.D538])" office:value-type="float" office:value="99712.8191630494" calcext:value-type="float">
            <text:p>99712.8191630494</text:p>
          </table:table-cell>
          <table:table-cell/>
          <table:table-cell office:value-type="float" office:value="1443139795.32237" calcext:value-type="float">
            <text:p>1443139795.32237</text:p>
          </table:table-cell>
          <table:table-cell table:formula="of:=[.G539]-[.$B$2]" office:value-type="float" office:value="75.3222088813782" calcext:value-type="float">
            <text:p>75.3222088814</text:p>
          </table:table-cell>
          <table:table-cell table:formula="of:=[.C539]/([.H539]-[.H538])" office:value-type="float" office:value="112269.115851108" calcext:value-type="float">
            <text:p>112269.115851108</text:p>
          </table:table-cell>
          <table:table-cell table:formula="of:=[.G539]-[.$B539]" office:value-type="float" office:value="11.3559267520905" calcext:value-type="float">
            <text:p>11.3559267521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43139784.01132" calcext:value-type="float">
            <text:p>1443139784.01132</text:p>
          </table:table-cell>
          <table:table-cell office:value-type="float" office:value="4480" calcext:value-type="float">
            <text:p>4480</text:p>
          </table:table-cell>
          <table:table-cell table:formula="of:=[.B540]-[.$B$2]" office:value-type="float" office:value="64.0111558437347" calcext:value-type="float">
            <text:p>64.0111558437</text:p>
          </table:table-cell>
          <table:table-cell table:formula="of:=[.C540]/([.D540]-[.D539])" office:value-type="float" office:value="99835.7291168563" calcext:value-type="float">
            <text:p>99835.7291168563</text:p>
          </table:table-cell>
          <table:table-cell/>
          <table:table-cell office:value-type="float" office:value="1443139795.36226" calcext:value-type="float">
            <text:p>1443139795.36226</text:p>
          </table:table-cell>
          <table:table-cell table:formula="of:=[.G540]-[.$B$2]" office:value-type="float" office:value="75.3620972633362" calcext:value-type="float">
            <text:p>75.3620972633</text:p>
          </table:table-cell>
          <table:table-cell table:formula="of:=[.C540]/([.H540]-[.H539])" office:value-type="float" office:value="112313.405059054" calcext:value-type="float">
            <text:p>112313.405059054</text:p>
          </table:table-cell>
          <table:table-cell table:formula="of:=[.G540]-[.$B540]" office:value-type="float" office:value="11.3509414196014" calcext:value-type="float">
            <text:p>11.3509414196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43139784.05604" calcext:value-type="float">
            <text:p>1443139784.05604</text:p>
          </table:table-cell>
          <table:table-cell office:value-type="float" office:value="4480" calcext:value-type="float">
            <text:p>4480</text:p>
          </table:table-cell>
          <table:table-cell table:formula="of:=[.B541]-[.$B$2]" office:value-type="float" office:value="64.0558791160584" calcext:value-type="float">
            <text:p>64.0558791161</text:p>
          </table:table-cell>
          <table:table-cell table:formula="of:=[.C541]/([.D541]-[.D540])" office:value-type="float" office:value="100171.560962347" calcext:value-type="float">
            <text:p>100171.560962347</text:p>
          </table:table-cell>
          <table:table-cell/>
          <table:table-cell office:value-type="float" office:value="1443139795.40215" calcext:value-type="float">
            <text:p>1443139795.40215</text:p>
          </table:table-cell>
          <table:table-cell table:formula="of:=[.G541]-[.$B$2]" office:value-type="float" office:value="75.4019877910614" calcext:value-type="float">
            <text:p>75.4019877911</text:p>
          </table:table-cell>
          <table:table-cell table:formula="of:=[.C541]/([.H541]-[.H540])" office:value-type="float" office:value="112307.363564098" calcext:value-type="float">
            <text:p>112307.363564098</text:p>
          </table:table-cell>
          <table:table-cell table:formula="of:=[.G541]-[.$B541]" office:value-type="float" office:value="11.3461086750031" calcext:value-type="float">
            <text:p>11.346108675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43139784.10076" calcext:value-type="float">
            <text:p>1443139784.10076</text:p>
          </table:table-cell>
          <table:table-cell office:value-type="float" office:value="4480" calcext:value-type="float">
            <text:p>4480</text:p>
          </table:table-cell>
          <table:table-cell table:formula="of:=[.B542]-[.$B$2]" office:value-type="float" office:value="64.1005942821503" calcext:value-type="float">
            <text:p>64.1005942822</text:p>
          </table:table-cell>
          <table:table-cell table:formula="of:=[.C542]/([.D542]-[.D541])" office:value-type="float" office:value="100189.720659668" calcext:value-type="float">
            <text:p>100189.720659668</text:p>
          </table:table-cell>
          <table:table-cell/>
          <table:table-cell office:value-type="float" office:value="1443139795.44204" calcext:value-type="float">
            <text:p>1443139795.44204</text:p>
          </table:table-cell>
          <table:table-cell table:formula="of:=[.G542]-[.$B$2]" office:value-type="float" office:value="75.4418814182282" calcext:value-type="float">
            <text:p>75.4418814182</text:p>
          </table:table-cell>
          <table:table-cell table:formula="of:=[.C542]/([.H542]-[.H541])" office:value-type="float" office:value="112298.638107646" calcext:value-type="float">
            <text:p>112298.638107646</text:p>
          </table:table-cell>
          <table:table-cell table:formula="of:=[.G542]-[.$B542]" office:value-type="float" office:value="11.3412871360779" calcext:value-type="float">
            <text:p>11.3412871361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43139784.14547" calcext:value-type="float">
            <text:p>1443139784.14547</text:p>
          </table:table-cell>
          <table:table-cell office:value-type="float" office:value="4480" calcext:value-type="float">
            <text:p>4480</text:p>
          </table:table-cell>
          <table:table-cell table:formula="of:=[.B543]-[.$B$2]" office:value-type="float" office:value="64.1453039646149" calcext:value-type="float">
            <text:p>64.1453039646</text:p>
          </table:table-cell>
          <table:table-cell table:formula="of:=[.C543]/([.D543]-[.D542])" office:value-type="float" office:value="100202.008894767" calcext:value-type="float">
            <text:p>100202.008894767</text:p>
          </table:table-cell>
          <table:table-cell/>
          <table:table-cell office:value-type="float" office:value="1443139795.48195" calcext:value-type="float">
            <text:p>1443139795.48195</text:p>
          </table:table-cell>
          <table:table-cell table:formula="of:=[.G543]-[.$B$2]" office:value-type="float" office:value="75.4817924499512" calcext:value-type="float">
            <text:p>75.48179245</text:p>
          </table:table-cell>
          <table:table-cell table:formula="of:=[.C543]/([.H543]-[.H542])" office:value-type="float" office:value="112249.666485463" calcext:value-type="float">
            <text:p>112249.666485463</text:p>
          </table:table-cell>
          <table:table-cell table:formula="of:=[.G543]-[.$B543]" office:value-type="float" office:value="11.3364884853363" calcext:value-type="float">
            <text:p>11.3364884853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43139784.19017" calcext:value-type="float">
            <text:p>1443139784.19017</text:p>
          </table:table-cell>
          <table:table-cell office:value-type="float" office:value="4480" calcext:value-type="float">
            <text:p>4480</text:p>
          </table:table-cell>
          <table:table-cell table:formula="of:=[.B544]-[.$B$2]" office:value-type="float" office:value="64.1900117397308" calcext:value-type="float">
            <text:p>64.1900117397</text:p>
          </table:table-cell>
          <table:table-cell table:formula="of:=[.C544]/([.D544]-[.D543])" office:value-type="float" office:value="100206.283770091" calcext:value-type="float">
            <text:p>100206.283770091</text:p>
          </table:table-cell>
          <table:table-cell/>
          <table:table-cell office:value-type="float" office:value="1443139795.52185" calcext:value-type="float">
            <text:p>1443139795.52185</text:p>
          </table:table-cell>
          <table:table-cell table:formula="of:=[.G544]-[.$B$2]" office:value-type="float" office:value="75.5216844081879" calcext:value-type="float">
            <text:p>75.5216844082</text:p>
          </table:table-cell>
          <table:table-cell table:formula="of:=[.C544]/([.H544]-[.H543])" office:value-type="float" office:value="112303.336261871" calcext:value-type="float">
            <text:p>112303.336261871</text:p>
          </table:table-cell>
          <table:table-cell table:formula="of:=[.G544]-[.$B544]" office:value-type="float" office:value="11.331672668457" calcext:value-type="float">
            <text:p>11.3316726685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43139784.2349" calcext:value-type="float">
            <text:p>1443139784.2349</text:p>
          </table:table-cell>
          <table:table-cell office:value-type="float" office:value="4480" calcext:value-type="float">
            <text:p>4480</text:p>
          </table:table-cell>
          <table:table-cell table:formula="of:=[.B545]-[.$B$2]" office:value-type="float" office:value="64.2347395420074" calcext:value-type="float">
            <text:p>64.234739542</text:p>
          </table:table-cell>
          <table:table-cell table:formula="of:=[.C545]/([.D545]-[.D544])" office:value-type="float" office:value="100161.415763158" calcext:value-type="float">
            <text:p>100161.415763158</text:p>
          </table:table-cell>
          <table:table-cell/>
          <table:table-cell office:value-type="float" office:value="1443139795.56173" calcext:value-type="float">
            <text:p>1443139795.56173</text:p>
          </table:table-cell>
          <table:table-cell table:formula="of:=[.G545]-[.$B$2]" office:value-type="float" office:value="75.5615675449371" calcext:value-type="float">
            <text:p>75.5615675449</text:p>
          </table:table-cell>
          <table:table-cell table:formula="of:=[.C545]/([.H545]-[.H544])" office:value-type="float" office:value="112328.175894597" calcext:value-type="float">
            <text:p>112328.175894597</text:p>
          </table:table-cell>
          <table:table-cell table:formula="of:=[.G545]-[.$B545]" office:value-type="float" office:value="11.3268280029297" calcext:value-type="float">
            <text:p>11.3268280029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43139784.27962" calcext:value-type="float">
            <text:p>1443139784.27962</text:p>
          </table:table-cell>
          <table:table-cell office:value-type="float" office:value="4480" calcext:value-type="float">
            <text:p>4480</text:p>
          </table:table-cell>
          <table:table-cell table:formula="of:=[.B546]-[.$B$2]" office:value-type="float" office:value="64.2794578075409" calcext:value-type="float">
            <text:p>64.2794578075</text:p>
          </table:table-cell>
          <table:table-cell table:formula="of:=[.C546]/([.D546]-[.D545])" office:value-type="float" office:value="100182.776468581" calcext:value-type="float">
            <text:p>100182.776468581</text:p>
          </table:table-cell>
          <table:table-cell/>
          <table:table-cell office:value-type="float" office:value="1443139795.60152" calcext:value-type="float">
            <text:p>1443139795.60152</text:p>
          </table:table-cell>
          <table:table-cell table:formula="of:=[.G546]-[.$B$2]" office:value-type="float" office:value="75.6013600826263" calcext:value-type="float">
            <text:p>75.6013600826</text:p>
          </table:table-cell>
          <table:table-cell table:formula="of:=[.C546]/([.H546]-[.H545])" office:value-type="float" office:value="112583.923020695" calcext:value-type="float">
            <text:p>112583.923020695</text:p>
          </table:table-cell>
          <table:table-cell table:formula="of:=[.G546]-[.$B546]" office:value-type="float" office:value="11.3219022750855" calcext:value-type="float">
            <text:p>11.3219022751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43139784.32433" calcext:value-type="float">
            <text:p>1443139784.32433</text:p>
          </table:table-cell>
          <table:table-cell office:value-type="float" office:value="4480" calcext:value-type="float">
            <text:p>4480</text:p>
          </table:table-cell>
          <table:table-cell table:formula="of:=[.B547]-[.$B$2]" office:value-type="float" office:value="64.3241708278656" calcext:value-type="float">
            <text:p>64.3241708279</text:p>
          </table:table-cell>
          <table:table-cell table:formula="of:=[.C547]/([.D547]-[.D546])" office:value-type="float" office:value="100194.528740535" calcext:value-type="float">
            <text:p>100194.528740535</text:p>
          </table:table-cell>
          <table:table-cell/>
          <table:table-cell office:value-type="float" office:value="1443139795.64147" calcext:value-type="float">
            <text:p>1443139795.64147</text:p>
          </table:table-cell>
          <table:table-cell table:formula="of:=[.G547]-[.$B$2]" office:value-type="float" office:value="75.6413049697876" calcext:value-type="float">
            <text:p>75.6413049698</text:p>
          </table:table-cell>
          <table:table-cell table:formula="of:=[.C547]/([.H547]-[.H546])" office:value-type="float" office:value="112154.528861592" calcext:value-type="float">
            <text:p>112154.528861592</text:p>
          </table:table-cell>
          <table:table-cell table:formula="of:=[.G547]-[.$B547]" office:value-type="float" office:value="11.317134141922" calcext:value-type="float">
            <text:p>11.3171341419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43139784.36902" calcext:value-type="float">
            <text:p>1443139784.36902</text:p>
          </table:table-cell>
          <table:table-cell office:value-type="float" office:value="4480" calcext:value-type="float">
            <text:p>4480</text:p>
          </table:table-cell>
          <table:table-cell table:formula="of:=[.B548]-[.$B$2]" office:value-type="float" office:value="64.3688571453095" calcext:value-type="float">
            <text:p>64.3688571453</text:p>
          </table:table-cell>
          <table:table-cell table:formula="of:=[.C548]/([.D548]-[.D547])" office:value-type="float" office:value="100254.401263419" calcext:value-type="float">
            <text:p>100254.401263419</text:p>
          </table:table-cell>
          <table:table-cell/>
          <table:table-cell office:value-type="float" office:value="1443139795.68144" calcext:value-type="float">
            <text:p>1443139795.68144</text:p>
          </table:table-cell>
          <table:table-cell table:formula="of:=[.G548]-[.$B$2]" office:value-type="float" office:value="75.6812791824341" calcext:value-type="float">
            <text:p>75.6812791824</text:p>
          </table:table-cell>
          <table:table-cell table:formula="of:=[.C548]/([.H548]-[.H547])" office:value-type="float" office:value="112072.251169005" calcext:value-type="float">
            <text:p>112072.251169005</text:p>
          </table:table-cell>
          <table:table-cell table:formula="of:=[.G548]-[.$B548]" office:value-type="float" office:value="11.3124220371246" calcext:value-type="float">
            <text:p>11.3124220371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43139784.41373" calcext:value-type="float">
            <text:p>1443139784.41373</text:p>
          </table:table-cell>
          <table:table-cell office:value-type="float" office:value="4480" calcext:value-type="float">
            <text:p>4480</text:p>
          </table:table-cell>
          <table:table-cell table:formula="of:=[.B549]-[.$B$2]" office:value-type="float" office:value="64.4135723114014" calcext:value-type="float">
            <text:p>64.4135723114</text:p>
          </table:table-cell>
          <table:table-cell table:formula="of:=[.C549]/([.D549]-[.D548])" office:value-type="float" office:value="100189.720659668" calcext:value-type="float">
            <text:p>100189.720659668</text:p>
          </table:table-cell>
          <table:table-cell/>
          <table:table-cell office:value-type="float" office:value="1443139795.72128" calcext:value-type="float">
            <text:p>1443139795.72128</text:p>
          </table:table-cell>
          <table:table-cell table:formula="of:=[.G549]-[.$B$2]" office:value-type="float" office:value="75.7211194038391" calcext:value-type="float">
            <text:p>75.7211194038</text:p>
          </table:table-cell>
          <table:table-cell table:formula="of:=[.C549]/([.H549]-[.H548])" office:value-type="float" office:value="112449.174276789" calcext:value-type="float">
            <text:p>112449.174276789</text:p>
          </table:table-cell>
          <table:table-cell table:formula="of:=[.G549]-[.$B549]" office:value-type="float" office:value="11.3075470924377" calcext:value-type="float">
            <text:p>11.3075470924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43139784.45844" calcext:value-type="float">
            <text:p>1443139784.45844</text:p>
          </table:table-cell>
          <table:table-cell office:value-type="float" office:value="4480" calcext:value-type="float">
            <text:p>4480</text:p>
          </table:table-cell>
          <table:table-cell table:formula="of:=[.B550]-[.$B$2]" office:value-type="float" office:value="64.4582798480988" calcext:value-type="float">
            <text:p>64.4582798481</text:p>
          </table:table-cell>
          <table:table-cell table:formula="of:=[.C550]/([.D550]-[.D549])" office:value-type="float" office:value="100206.818155154" calcext:value-type="float">
            <text:p>100206.818155154</text:p>
          </table:table-cell>
          <table:table-cell/>
          <table:table-cell office:value-type="float" office:value="1443139795.76125" calcext:value-type="float">
            <text:p>1443139795.76125</text:p>
          </table:table-cell>
          <table:table-cell table:formula="of:=[.G550]-[.$B$2]" office:value-type="float" office:value="75.7610864639282" calcext:value-type="float">
            <text:p>75.7610864639</text:p>
          </table:table-cell>
          <table:table-cell table:formula="of:=[.C550]/([.H550]-[.H549])" office:value-type="float" office:value="112092.307765728" calcext:value-type="float">
            <text:p>112092.307765728</text:p>
          </table:table-cell>
          <table:table-cell table:formula="of:=[.G550]-[.$B550]" office:value-type="float" office:value="11.3028066158295" calcext:value-type="float">
            <text:p>11.3028066158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43139784.50316" calcext:value-type="float">
            <text:p>1443139784.50316</text:p>
          </table:table-cell>
          <table:table-cell office:value-type="float" office:value="4480" calcext:value-type="float">
            <text:p>4480</text:p>
          </table:table-cell>
          <table:table-cell table:formula="of:=[.B551]-[.$B$2]" office:value-type="float" office:value="64.5029945373535" calcext:value-type="float">
            <text:p>64.5029945374</text:p>
          </table:table-cell>
          <table:table-cell table:formula="of:=[.C551]/([.D551]-[.D550])" office:value-type="float" office:value="100190.789082203" calcext:value-type="float">
            <text:p>100190.789082203</text:p>
          </table:table-cell>
          <table:table-cell/>
          <table:table-cell office:value-type="float" office:value="1443139795.80112" calcext:value-type="float">
            <text:p>1443139795.80112</text:p>
          </table:table-cell>
          <table:table-cell table:formula="of:=[.G551]-[.$B$2]" office:value-type="float" office:value="75.8009586334229" calcext:value-type="float">
            <text:p>75.8009586334</text:p>
          </table:table-cell>
          <table:table-cell table:formula="of:=[.C551]/([.H551]-[.H550])" office:value-type="float" office:value="112359.072926882" calcext:value-type="float">
            <text:p>112359.072926882</text:p>
          </table:table-cell>
          <table:table-cell table:formula="of:=[.G551]-[.$B551]" office:value-type="float" office:value="11.2979640960693" calcext:value-type="float">
            <text:p>11.2979640961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43139784.54787" calcext:value-type="float">
            <text:p>1443139784.54787</text:p>
          </table:table-cell>
          <table:table-cell office:value-type="float" office:value="4480" calcext:value-type="float">
            <text:p>4480</text:p>
          </table:table-cell>
          <table:table-cell table:formula="of:=[.B552]-[.$B$2]" office:value-type="float" office:value="64.5477089881897" calcext:value-type="float">
            <text:p>64.5477089882</text:p>
          </table:table-cell>
          <table:table-cell table:formula="of:=[.C552]/([.D552]-[.D551])" office:value-type="float" office:value="100191.323302017" calcext:value-type="float">
            <text:p>100191.323302017</text:p>
          </table:table-cell>
          <table:table-cell/>
          <table:table-cell office:value-type="float" office:value="1443139795.84099" calcext:value-type="float">
            <text:p>1443139795.84099</text:p>
          </table:table-cell>
          <table:table-cell table:formula="of:=[.G552]-[.$B$2]" office:value-type="float" office:value="75.8408281803131" calcext:value-type="float">
            <text:p>75.8408281803</text:p>
          </table:table-cell>
          <table:table-cell table:formula="of:=[.C552]/([.H552]-[.H551])" office:value-type="float" office:value="112366.463866049" calcext:value-type="float">
            <text:p>112366.463866049</text:p>
          </table:table-cell>
          <table:table-cell table:formula="of:=[.G552]-[.$B552]" office:value-type="float" office:value="11.2931191921234" calcext:value-type="float">
            <text:p>11.2931191921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43139784.59258" calcext:value-type="float">
            <text:p>1443139784.59258</text:p>
          </table:table-cell>
          <table:table-cell office:value-type="float" office:value="4480" calcext:value-type="float">
            <text:p>4480</text:p>
          </table:table-cell>
          <table:table-cell table:formula="of:=[.B553]-[.$B$2]" office:value-type="float" office:value="64.5924172401428" calcext:value-type="float">
            <text:p>64.5924172401</text:p>
          </table:table-cell>
          <table:table-cell table:formula="of:=[.C553]/([.D553]-[.D552])" office:value-type="float" office:value="100205.215017065" calcext:value-type="float">
            <text:p>100205.215017065</text:p>
          </table:table-cell>
          <table:table-cell/>
          <table:table-cell office:value-type="float" office:value="1443139795.88089" calcext:value-type="float">
            <text:p>1443139795.88089</text:p>
          </table:table-cell>
          <table:table-cell table:formula="of:=[.G553]-[.$B$2]" office:value-type="float" office:value="75.8807232379913" calcext:value-type="float">
            <text:p>75.880723238</text:p>
          </table:table-cell>
          <table:table-cell table:formula="of:=[.C553]/([.H553]-[.H552])" office:value-type="float" office:value="112294.611431167" calcext:value-type="float">
            <text:p>112294.611431167</text:p>
          </table:table-cell>
          <table:table-cell table:formula="of:=[.G553]-[.$B553]" office:value-type="float" office:value="11.2883059978485" calcext:value-type="float">
            <text:p>11.2883059978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43139784.63729" calcext:value-type="float">
            <text:p>1443139784.63729</text:p>
          </table:table-cell>
          <table:table-cell office:value-type="float" office:value="4480" calcext:value-type="float">
            <text:p>4480</text:p>
          </table:table-cell>
          <table:table-cell table:formula="of:=[.B554]-[.$B$2]" office:value-type="float" office:value="64.6371231079102" calcext:value-type="float">
            <text:p>64.6371231079</text:p>
          </table:table-cell>
          <table:table-cell table:formula="of:=[.C554]/([.D554]-[.D553])" office:value-type="float" office:value="100210.559010186" calcext:value-type="float">
            <text:p>100210.559010186</text:p>
          </table:table-cell>
          <table:table-cell/>
          <table:table-cell office:value-type="float" office:value="1443139795.92078" calcext:value-type="float">
            <text:p>1443139795.92078</text:p>
          </table:table-cell>
          <table:table-cell table:formula="of:=[.G554]-[.$B$2]" office:value-type="float" office:value="75.9206159114838" calcext:value-type="float">
            <text:p>75.9206159115</text:p>
          </table:table-cell>
          <table:table-cell table:formula="of:=[.C554]/([.H554]-[.H553])" office:value-type="float" office:value="112301.322719069" calcext:value-type="float">
            <text:p>112301.322719069</text:p>
          </table:table-cell>
          <table:table-cell table:formula="of:=[.G554]-[.$B554]" office:value-type="float" office:value="11.2834928035736" calcext:value-type="float">
            <text:p>11.2834928036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43139784.68199" calcext:value-type="float">
            <text:p>1443139784.68199</text:p>
          </table:table-cell>
          <table:table-cell office:value-type="float" office:value="4480" calcext:value-type="float">
            <text:p>4480</text:p>
          </table:table-cell>
          <table:table-cell table:formula="of:=[.B555]-[.$B$2]" office:value-type="float" office:value="64.6818294525147" calcext:value-type="float">
            <text:p>64.6818294525</text:p>
          </table:table-cell>
          <table:table-cell table:formula="of:=[.C555]/([.D555]-[.D554])" office:value-type="float" office:value="100209.490165963" calcext:value-type="float">
            <text:p>100209.490165963</text:p>
          </table:table-cell>
          <table:table-cell/>
          <table:table-cell office:value-type="float" office:value="1443139795.96067" calcext:value-type="float">
            <text:p>1443139795.96067</text:p>
          </table:table-cell>
          <table:table-cell table:formula="of:=[.G555]-[.$B$2]" office:value-type="float" office:value="75.9605073928833" calcext:value-type="float">
            <text:p>75.9605073929</text:p>
          </table:table-cell>
          <table:table-cell table:formula="of:=[.C555]/([.H555]-[.H554])" office:value-type="float" office:value="112304.678663854" calcext:value-type="float">
            <text:p>112304.678663854</text:p>
          </table:table-cell>
          <table:table-cell table:formula="of:=[.G555]-[.$B555]" office:value-type="float" office:value="11.2786779403687" calcext:value-type="float">
            <text:p>11.2786779404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43139784.7267" calcext:value-type="float">
            <text:p>1443139784.7267</text:p>
          </table:table-cell>
          <table:table-cell office:value-type="float" office:value="4480" calcext:value-type="float">
            <text:p>4480</text:p>
          </table:table-cell>
          <table:table-cell table:formula="of:=[.B556]-[.$B$2]" office:value-type="float" office:value="64.7265372276306" calcext:value-type="float">
            <text:p>64.7265372276</text:p>
          </table:table-cell>
          <table:table-cell table:formula="of:=[.C556]/([.D556]-[.D555])" office:value-type="float" office:value="100206.283770091" calcext:value-type="float">
            <text:p>100206.283770091</text:p>
          </table:table-cell>
          <table:table-cell/>
          <table:table-cell office:value-type="float" office:value="1443139796.00056" calcext:value-type="float">
            <text:p>1443139796.00056</text:p>
          </table:table-cell>
          <table:table-cell table:formula="of:=[.G556]-[.$B$2]" office:value-type="float" office:value="76.00039935112" calcext:value-type="float">
            <text:p>76.0003993511</text:p>
          </table:table-cell>
          <table:table-cell table:formula="of:=[.C556]/([.H556]-[.H555])" office:value-type="float" office:value="112303.336261871" calcext:value-type="float">
            <text:p>112303.336261871</text:p>
          </table:table-cell>
          <table:table-cell table:formula="of:=[.G556]-[.$B556]" office:value-type="float" office:value="11.2738621234894" calcext:value-type="float">
            <text:p>11.2738621235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43139784.77141" calcext:value-type="float">
            <text:p>1443139784.77141</text:p>
          </table:table-cell>
          <table:table-cell office:value-type="float" office:value="4480" calcext:value-type="float">
            <text:p>4480</text:p>
          </table:table-cell>
          <table:table-cell table:formula="of:=[.B557]-[.$B$2]" office:value-type="float" office:value="64.7712452411652" calcext:value-type="float">
            <text:p>64.7712452412</text:p>
          </table:table-cell>
          <table:table-cell table:formula="of:=[.C557]/([.D557]-[.D556])" office:value-type="float" office:value="100205.749390728" calcext:value-type="float">
            <text:p>100205.749390728</text:p>
          </table:table-cell>
          <table:table-cell/>
          <table:table-cell office:value-type="float" office:value="1443139796.01314" calcext:value-type="float">
            <text:p>1443139796.01314</text:p>
          </table:table-cell>
          <table:table-cell table:formula="of:=[.G557]-[.$B$2]" office:value-type="float" office:value="76.0129828453064" calcext:value-type="float">
            <text:p>76.0129828453</text:p>
          </table:table-cell>
          <table:table-cell table:formula="of:=[.C557]/([.H557]-[.H556])" office:value-type="float" office:value="356021.93902878" calcext:value-type="float">
            <text:p>356021.93902878</text:p>
          </table:table-cell>
          <table:table-cell table:formula="of:=[.G557]-[.$B557]" office:value-type="float" office:value="11.2417376041412" calcext:value-type="float">
            <text:p>11.2417376041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43139784.81612" calcext:value-type="float">
            <text:p>1443139784.81612</text:p>
          </table:table-cell>
          <table:table-cell office:value-type="float" office:value="4480" calcext:value-type="float">
            <text:p>4480</text:p>
          </table:table-cell>
          <table:table-cell table:formula="of:=[.B558]-[.$B$2]" office:value-type="float" office:value="64.8159546852112" calcext:value-type="float">
            <text:p>64.8159546852</text:p>
          </table:table-cell>
          <table:table-cell table:formula="of:=[.C558]/([.D558]-[.D557])" office:value-type="float" office:value="100202.543234235" calcext:value-type="float">
            <text:p>100202.543234235</text:p>
          </table:table-cell>
          <table:table-cell/>
          <table:table-cell office:value-type="float" office:value="1443139796.0415" calcext:value-type="float">
            <text:p>1443139796.0415</text:p>
          </table:table-cell>
          <table:table-cell table:formula="of:=[.G558]-[.$B$2]" office:value-type="float" office:value="76.0413429737091" calcext:value-type="float">
            <text:p>76.0413429737</text:p>
          </table:table-cell>
          <table:table-cell table:formula="of:=[.C558]/([.H558]-[.H557])" office:value-type="float" office:value="157968.255163891" calcext:value-type="float">
            <text:p>157968.255163891</text:p>
          </table:table-cell>
          <table:table-cell table:formula="of:=[.G558]-[.$B558]" office:value-type="float" office:value="11.2253882884979" calcext:value-type="float">
            <text:p>11.2253882885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43139784.86082" calcext:value-type="float">
            <text:p>1443139784.86082</text:p>
          </table:table-cell>
          <table:table-cell office:value-type="float" office:value="4480" calcext:value-type="float">
            <text:p>4480</text:p>
          </table:table-cell>
          <table:table-cell table:formula="of:=[.B559]-[.$B$2]" office:value-type="float" office:value="64.8606622219086" calcext:value-type="float">
            <text:p>64.8606622219</text:p>
          </table:table-cell>
          <table:table-cell table:formula="of:=[.C559]/([.D559]-[.D558])" office:value-type="float" office:value="100206.818155154" calcext:value-type="float">
            <text:p>100206.818155154</text:p>
          </table:table-cell>
          <table:table-cell/>
          <table:table-cell office:value-type="float" office:value="1443139796.0781" calcext:value-type="float">
            <text:p>1443139796.0781</text:p>
          </table:table-cell>
          <table:table-cell table:formula="of:=[.G559]-[.$B$2]" office:value-type="float" office:value="76.0779349803925" calcext:value-type="float">
            <text:p>76.0779349804</text:p>
          </table:table-cell>
          <table:table-cell table:formula="of:=[.C559]/([.H559]-[.H558])" office:value-type="float" office:value="122431.110126533" calcext:value-type="float">
            <text:p>122431.110126533</text:p>
          </table:table-cell>
          <table:table-cell table:formula="of:=[.G559]-[.$B559]" office:value-type="float" office:value="11.2172727584839" calcext:value-type="float">
            <text:p>11.2172727585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43139784.90553" calcext:value-type="float">
            <text:p>1443139784.90553</text:p>
          </table:table-cell>
          <table:table-cell office:value-type="float" office:value="4480" calcext:value-type="float">
            <text:p>4480</text:p>
          </table:table-cell>
          <table:table-cell table:formula="of:=[.B560]-[.$B$2]" office:value-type="float" office:value="64.9053699970245" calcext:value-type="float">
            <text:p>64.905369997</text:p>
          </table:table-cell>
          <table:table-cell table:formula="of:=[.C560]/([.D560]-[.D559])" office:value-type="float" office:value="100206.283770091" calcext:value-type="float">
            <text:p>100206.283770091</text:p>
          </table:table-cell>
          <table:table-cell/>
          <table:table-cell office:value-type="float" office:value="1443139796.11466" calcext:value-type="float">
            <text:p>1443139796.11466</text:p>
          </table:table-cell>
          <table:table-cell table:formula="of:=[.G560]-[.$B$2]" office:value-type="float" office:value="76.1144940853119" calcext:value-type="float">
            <text:p>76.1144940853</text:p>
          </table:table-cell>
          <table:table-cell table:formula="of:=[.C560]/([.H560]-[.H559])" office:value-type="float" office:value="122541.293335072" calcext:value-type="float">
            <text:p>122541.293335072</text:p>
          </table:table-cell>
          <table:table-cell table:formula="of:=[.G560]-[.$B560]" office:value-type="float" office:value="11.2091240882874" calcext:value-type="float">
            <text:p>11.2091240883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43139784.95024" calcext:value-type="float">
            <text:p>1443139784.95024</text:p>
          </table:table-cell>
          <table:table-cell office:value-type="float" office:value="4480" calcext:value-type="float">
            <text:p>4480</text:p>
          </table:table-cell>
          <table:table-cell table:formula="of:=[.B561]-[.$B$2]" office:value-type="float" office:value="64.9500813484192" calcext:value-type="float">
            <text:p>64.9500813484</text:p>
          </table:table-cell>
          <table:table-cell table:formula="of:=[.C561]/([.D561]-[.D560])" office:value-type="float" office:value="100198.268678046" calcext:value-type="float">
            <text:p>100198.268678046</text:p>
          </table:table-cell>
          <table:table-cell/>
          <table:table-cell office:value-type="float" office:value="1443139796.15123" calcext:value-type="float">
            <text:p>1443139796.15123</text:p>
          </table:table-cell>
          <table:table-cell table:formula="of:=[.G561]-[.$B$2]" office:value-type="float" office:value="76.1510643959045" calcext:value-type="float">
            <text:p>76.1510643959</text:p>
          </table:table-cell>
          <table:table-cell table:formula="of:=[.C561]/([.H561]-[.H560])" office:value-type="float" office:value="122503.744906674" calcext:value-type="float">
            <text:p>122503.744906674</text:p>
          </table:table-cell>
          <table:table-cell table:formula="of:=[.G561]-[.$B561]" office:value-type="float" office:value="11.2009830474854" calcext:value-type="float">
            <text:p>11.2009830475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43139784.99495" calcext:value-type="float">
            <text:p>1443139784.99495</text:p>
          </table:table-cell>
          <table:table-cell office:value-type="float" office:value="4480" calcext:value-type="float">
            <text:p>4480</text:p>
          </table:table-cell>
          <table:table-cell table:formula="of:=[.B562]-[.$B$2]" office:value-type="float" office:value="64.9947888851166" calcext:value-type="float">
            <text:p>64.9947888851</text:p>
          </table:table-cell>
          <table:table-cell table:formula="of:=[.C562]/([.D562]-[.D561])" office:value-type="float" office:value="100206.818155154" calcext:value-type="float">
            <text:p>100206.818155154</text:p>
          </table:table-cell>
          <table:table-cell/>
          <table:table-cell office:value-type="float" office:value="1443139796.1878" calcext:value-type="float">
            <text:p>1443139796.1878</text:p>
          </table:table-cell>
          <table:table-cell table:formula="of:=[.G562]-[.$B$2]" office:value-type="float" office:value="76.1876401901245" calcext:value-type="float">
            <text:p>76.1876401901</text:p>
          </table:table-cell>
          <table:table-cell table:formula="of:=[.C562]/([.H562]-[.H561])" office:value-type="float" office:value="122485.378528127" calcext:value-type="float">
            <text:p>122485.378528127</text:p>
          </table:table-cell>
          <table:table-cell table:formula="of:=[.G562]-[.$B562]" office:value-type="float" office:value="11.1928513050079" calcext:value-type="float">
            <text:p>11.192851305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43139785.03797" calcext:value-type="float">
            <text:p>1443139785.03797</text:p>
          </table:table-cell>
          <table:table-cell office:value-type="float" office:value="4480" calcext:value-type="float">
            <text:p>4480</text:p>
          </table:table-cell>
          <table:table-cell table:formula="of:=[.B563]-[.$B$2]" office:value-type="float" office:value="65.0378046035767" calcext:value-type="float">
            <text:p>65.0378046036</text:p>
          </table:table-cell>
          <table:table-cell table:formula="of:=[.C563]/([.D563]-[.D562])" office:value-type="float" office:value="104147.975679106" calcext:value-type="float">
            <text:p>104147.975679106</text:p>
          </table:table-cell>
          <table:table-cell/>
          <table:table-cell office:value-type="float" office:value="1443139796.22438" calcext:value-type="float">
            <text:p>1443139796.22438</text:p>
          </table:table-cell>
          <table:table-cell table:formula="of:=[.G563]-[.$B$2]" office:value-type="float" office:value="76.2242186069489" calcext:value-type="float">
            <text:p>76.2242186069</text:p>
          </table:table-cell>
          <table:table-cell table:formula="of:=[.C563]/([.H563]-[.H562])" office:value-type="float" office:value="122476.596554579" calcext:value-type="float">
            <text:p>122476.596554579</text:p>
          </table:table-cell>
          <table:table-cell table:formula="of:=[.G563]-[.$B563]" office:value-type="float" office:value="11.1864140033722" calcext:value-type="float">
            <text:p>11.1864140034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43139785.08078" calcext:value-type="float">
            <text:p>1443139785.08078</text:p>
          </table:table-cell>
          <table:table-cell office:value-type="float" office:value="4480" calcext:value-type="float">
            <text:p>4480</text:p>
          </table:table-cell>
          <table:table-cell table:formula="of:=[.B564]-[.$B$2]" office:value-type="float" office:value="65.0806140899658" calcext:value-type="float">
            <text:p>65.08061409</text:p>
          </table:table-cell>
          <table:table-cell table:formula="of:=[.C564]/([.D564]-[.D563])" office:value-type="float" office:value="104649.702154203" calcext:value-type="float">
            <text:p>104649.702154203</text:p>
          </table:table-cell>
          <table:table-cell/>
          <table:table-cell office:value-type="float" office:value="1443139796.26094" calcext:value-type="float">
            <text:p>1443139796.26094</text:p>
          </table:table-cell>
          <table:table-cell table:formula="of:=[.G564]-[.$B$2]" office:value-type="float" office:value="76.2607779502869" calcext:value-type="float">
            <text:p>76.2607779503</text:p>
          </table:table-cell>
          <table:table-cell table:formula="of:=[.C564]/([.H564]-[.H563])" office:value-type="float" office:value="122540.494192682" calcext:value-type="float">
            <text:p>122540.494192682</text:p>
          </table:table-cell>
          <table:table-cell table:formula="of:=[.G564]-[.$B564]" office:value-type="float" office:value="11.180163860321" calcext:value-type="float">
            <text:p>11.1801638603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43139785.12358" calcext:value-type="float">
            <text:p>1443139785.12358</text:p>
          </table:table-cell>
          <table:table-cell office:value-type="float" office:value="4480" calcext:value-type="float">
            <text:p>4480</text:p>
          </table:table-cell>
          <table:table-cell table:formula="of:=[.B565]-[.$B$2]" office:value-type="float" office:value="65.1234195232391" calcext:value-type="float">
            <text:p>65.1234195232</text:p>
          </table:table-cell>
          <table:table-cell table:formula="of:=[.C565]/([.D565]-[.D564])" office:value-type="float" office:value="104659.611115134" calcext:value-type="float">
            <text:p>104659.611115134</text:p>
          </table:table-cell>
          <table:table-cell/>
          <table:table-cell office:value-type="float" office:value="1443139796.29751" calcext:value-type="float">
            <text:p>1443139796.29751</text:p>
          </table:table-cell>
          <table:table-cell table:formula="of:=[.G565]-[.$B$2]" office:value-type="float" office:value="76.2973475456238" calcext:value-type="float">
            <text:p>76.2973475456</text:p>
          </table:table-cell>
          <table:table-cell table:formula="of:=[.C565]/([.H565]-[.H564])" office:value-type="float" office:value="122506.140927346" calcext:value-type="float">
            <text:p>122506.140927346</text:p>
          </table:table-cell>
          <table:table-cell table:formula="of:=[.G565]-[.$B565]" office:value-type="float" office:value="11.1739280223846" calcext:value-type="float">
            <text:p>11.1739280224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43139785.16638" calcext:value-type="float">
            <text:p>1443139785.16638</text:p>
          </table:table-cell>
          <table:table-cell office:value-type="float" office:value="4480" calcext:value-type="float">
            <text:p>4480</text:p>
          </table:table-cell>
          <table:table-cell table:formula="of:=[.B566]-[.$B$2]" office:value-type="float" office:value="65.1662218570709" calcext:value-type="float">
            <text:p>65.1662218571</text:p>
          </table:table-cell>
          <table:table-cell table:formula="of:=[.C566]/([.D566]-[.D565])" office:value-type="float" office:value="104667.189822087" calcext:value-type="float">
            <text:p>104667.189822087</text:p>
          </table:table-cell>
          <table:table-cell/>
          <table:table-cell office:value-type="float" office:value="1443139796.33408" calcext:value-type="float">
            <text:p>1443139796.33408</text:p>
          </table:table-cell>
          <table:table-cell table:formula="of:=[.G566]-[.$B$2]" office:value-type="float" office:value="76.3339138031006" calcext:value-type="float">
            <text:p>76.3339138031</text:p>
          </table:table-cell>
          <table:table-cell table:formula="of:=[.C566]/([.H566]-[.H565])" office:value-type="float" office:value="122517.323596531" calcext:value-type="float">
            <text:p>122517.323596531</text:p>
          </table:table-cell>
          <table:table-cell table:formula="of:=[.G566]-[.$B566]" office:value-type="float" office:value="11.1676919460297" calcext:value-type="float">
            <text:p>11.167691946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43139785.20917" calcext:value-type="float">
            <text:p>1443139785.20917</text:p>
          </table:table-cell>
          <table:table-cell office:value-type="float" office:value="4480" calcext:value-type="float">
            <text:p>4480</text:p>
          </table:table-cell>
          <table:table-cell table:formula="of:=[.B567]-[.$B$2]" office:value-type="float" office:value="65.2090122699738" calcext:value-type="float">
            <text:p>65.20901227</text:p>
          </table:table-cell>
          <table:table-cell table:formula="of:=[.C567]/([.D567]-[.D566])" office:value-type="float" office:value="104696.348926876" calcext:value-type="float">
            <text:p>104696.348926876</text:p>
          </table:table-cell>
          <table:table-cell/>
          <table:table-cell office:value-type="float" office:value="1443139796.37065" calcext:value-type="float">
            <text:p>1443139796.37065</text:p>
          </table:table-cell>
          <table:table-cell table:formula="of:=[.G567]-[.$B$2]" office:value-type="float" office:value="76.370484828949" calcext:value-type="float">
            <text:p>76.3704848289</text:p>
          </table:table-cell>
          <table:table-cell table:formula="of:=[.C567]/([.H567]-[.H566])" office:value-type="float" office:value="122501.348979725" calcext:value-type="float">
            <text:p>122501.348979725</text:p>
          </table:table-cell>
          <table:table-cell table:formula="of:=[.G567]-[.$B567]" office:value-type="float" office:value="11.1614725589752" calcext:value-type="float">
            <text:p>11.161472559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43139785.25198" calcext:value-type="float">
            <text:p>1443139785.25198</text:p>
          </table:table-cell>
          <table:table-cell office:value-type="float" office:value="4480" calcext:value-type="float">
            <text:p>4480</text:p>
          </table:table-cell>
          <table:table-cell table:formula="of:=[.B568]-[.$B$2]" office:value-type="float" office:value="65.2518227100372" calcext:value-type="float">
            <text:p>65.25182271</text:p>
          </table:table-cell>
          <table:table-cell table:formula="of:=[.C568]/([.D568]-[.D567])" office:value-type="float" office:value="104647.370906661" calcext:value-type="float">
            <text:p>104647.370906661</text:p>
          </table:table-cell>
          <table:table-cell/>
          <table:table-cell office:value-type="float" office:value="1443139796.40722" calcext:value-type="float">
            <text:p>1443139796.40722</text:p>
          </table:table-cell>
          <table:table-cell table:formula="of:=[.G568]-[.$B$2]" office:value-type="float" office:value="76.4070553779602" calcext:value-type="float">
            <text:p>76.407055378</text:p>
          </table:table-cell>
          <table:table-cell table:formula="of:=[.C568]/([.H568]-[.H567])" office:value-type="float" office:value="122502.946253944" calcext:value-type="float">
            <text:p>122502.946253944</text:p>
          </table:table-cell>
          <table:table-cell table:formula="of:=[.G568]-[.$B568]" office:value-type="float" office:value="11.155232667923" calcext:value-type="float">
            <text:p>11.1552326679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43139785.29479" calcext:value-type="float">
            <text:p>1443139785.29479</text:p>
          </table:table-cell>
          <table:table-cell office:value-type="float" office:value="4480" calcext:value-type="float">
            <text:p>4480</text:p>
          </table:table-cell>
          <table:table-cell table:formula="of:=[.B569]-[.$B$2]" office:value-type="float" office:value="65.2946298122406" calcext:value-type="float">
            <text:p>65.2946298122</text:p>
          </table:table-cell>
          <table:table-cell table:formula="of:=[.C569]/([.D569]-[.D568])" office:value-type="float" office:value="104655.530727502" calcext:value-type="float">
            <text:p>104655.530727502</text:p>
          </table:table-cell>
          <table:table-cell/>
          <table:table-cell office:value-type="float" office:value="1443139796.44379" calcext:value-type="float">
            <text:p>1443139796.44379</text:p>
          </table:table-cell>
          <table:table-cell table:formula="of:=[.G569]-[.$B$2]" office:value-type="float" office:value="76.4436242580414" calcext:value-type="float">
            <text:p>76.443624258</text:p>
          </table:table-cell>
          <table:table-cell table:formula="of:=[.C569]/([.H569]-[.H568])" office:value-type="float" office:value="122508.537041746" calcext:value-type="float">
            <text:p>122508.537041746</text:p>
          </table:table-cell>
          <table:table-cell table:formula="of:=[.G569]-[.$B569]" office:value-type="float" office:value="11.1489944458008" calcext:value-type="float">
            <text:p>11.1489944458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43139785.33759" calcext:value-type="float">
            <text:p>1443139785.33759</text:p>
          </table:table-cell>
          <table:table-cell office:value-type="float" office:value="4480" calcext:value-type="float">
            <text:p>4480</text:p>
          </table:table-cell>
          <table:table-cell table:formula="of:=[.B570]-[.$B$2]" office:value-type="float" office:value="65.3374252319336" calcext:value-type="float">
            <text:p>65.3374252319</text:p>
          </table:table-cell>
          <table:table-cell table:formula="of:=[.C570]/([.D570]-[.D569])" office:value-type="float" office:value="104684.100124236" calcext:value-type="float">
            <text:p>104684.100124236</text:p>
          </table:table-cell>
          <table:table-cell/>
          <table:table-cell office:value-type="float" office:value="1443139796.48036" calcext:value-type="float">
            <text:p>1443139796.48036</text:p>
          </table:table-cell>
          <table:table-cell table:formula="of:=[.G570]-[.$B$2]" office:value-type="float" office:value="76.4801981449127" calcext:value-type="float">
            <text:p>76.4801981449</text:p>
          </table:table-cell>
          <table:table-cell table:formula="of:=[.C570]/([.H570]-[.H569])" office:value-type="float" office:value="122491.766209046" calcext:value-type="float">
            <text:p>122491.766209046</text:p>
          </table:table-cell>
          <table:table-cell table:formula="of:=[.G570]-[.$B570]" office:value-type="float" office:value="11.1427729129791" calcext:value-type="float">
            <text:p>11.142772913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43139785.38038" calcext:value-type="float">
            <text:p>1443139785.38038</text:p>
          </table:table-cell>
          <table:table-cell office:value-type="float" office:value="4480" calcext:value-type="float">
            <text:p>4480</text:p>
          </table:table-cell>
          <table:table-cell table:formula="of:=[.B571]-[.$B$2]" office:value-type="float" office:value="65.3802225589752" calcext:value-type="float">
            <text:p>65.380222559</text:p>
          </table:table-cell>
          <table:table-cell table:formula="of:=[.C571]/([.D571]-[.D570])" office:value-type="float" office:value="104679.434667558" calcext:value-type="float">
            <text:p>104679.434667558</text:p>
          </table:table-cell>
          <table:table-cell/>
          <table:table-cell office:value-type="float" office:value="1443139796.51692" calcext:value-type="float">
            <text:p>1443139796.51692</text:p>
          </table:table-cell>
          <table:table-cell table:formula="of:=[.G571]-[.$B$2]" office:value-type="float" office:value="76.5167629718781" calcext:value-type="float">
            <text:p>76.5167629719</text:p>
          </table:table-cell>
          <table:table-cell table:formula="of:=[.C571]/([.H571]-[.H570])" office:value-type="float" office:value="122522.116794032" calcext:value-type="float">
            <text:p>122522.116794032</text:p>
          </table:table-cell>
          <table:table-cell table:formula="of:=[.G571]-[.$B571]" office:value-type="float" office:value="11.1365404129028" calcext:value-type="float">
            <text:p>11.1365404129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43139785.42318" calcext:value-type="float">
            <text:p>1443139785.42318</text:p>
          </table:table-cell>
          <table:table-cell office:value-type="float" office:value="4480" calcext:value-type="float">
            <text:p>4480</text:p>
          </table:table-cell>
          <table:table-cell table:formula="of:=[.B572]-[.$B$2]" office:value-type="float" office:value="65.4230210781097" calcext:value-type="float">
            <text:p>65.4230210781</text:p>
          </table:table-cell>
          <table:table-cell table:formula="of:=[.C572]/([.D572]-[.D571])" office:value-type="float" office:value="104676.518968303" calcext:value-type="float">
            <text:p>104676.518968303</text:p>
          </table:table-cell>
          <table:table-cell/>
          <table:table-cell office:value-type="float" office:value="1443139796.5535" calcext:value-type="float">
            <text:p>1443139796.5535</text:p>
          </table:table-cell>
          <table:table-cell table:formula="of:=[.G572]-[.$B$2]" office:value-type="float" office:value="76.5533368587494" calcext:value-type="float">
            <text:p>76.5533368587</text:p>
          </table:table-cell>
          <table:table-cell table:formula="of:=[.C572]/([.H572]-[.H571])" office:value-type="float" office:value="122491.766209046" calcext:value-type="float">
            <text:p>122491.766209046</text:p>
          </table:table-cell>
          <table:table-cell table:formula="of:=[.G572]-[.$B572]" office:value-type="float" office:value="11.1303157806396" calcext:value-type="float">
            <text:p>11.1303157806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43139785.46598" calcext:value-type="float">
            <text:p>1443139785.46598</text:p>
          </table:table-cell>
          <table:table-cell office:value-type="float" office:value="4480" calcext:value-type="float">
            <text:p>4480</text:p>
          </table:table-cell>
          <table:table-cell table:formula="of:=[.B573]-[.$B$2]" office:value-type="float" office:value="65.4658169746399" calcext:value-type="float">
            <text:p>65.4658169746</text:p>
          </table:table-cell>
          <table:table-cell table:formula="of:=[.C573]/([.D573]-[.D572])" office:value-type="float" office:value="104682.933721079" calcext:value-type="float">
            <text:p>104682.933721079</text:p>
          </table:table-cell>
          <table:table-cell/>
          <table:table-cell office:value-type="float" office:value="1443139796.59007" calcext:value-type="float">
            <text:p>1443139796.59007</text:p>
          </table:table-cell>
          <table:table-cell table:formula="of:=[.G573]-[.$B$2]" office:value-type="float" office:value="76.5899090766907" calcext:value-type="float">
            <text:p>76.5899090767</text:p>
          </table:table-cell>
          <table:table-cell table:formula="of:=[.C573]/([.H573]-[.H572])" office:value-type="float" office:value="122497.355976401" calcext:value-type="float">
            <text:p>122497.355976401</text:p>
          </table:table-cell>
          <table:table-cell table:formula="of:=[.G573]-[.$B573]" office:value-type="float" office:value="11.1240921020508" calcext:value-type="float">
            <text:p>11.1240921021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43139785.50878" calcext:value-type="float">
            <text:p>1443139785.50878</text:p>
          </table:table-cell>
          <table:table-cell office:value-type="float" office:value="4480" calcext:value-type="float">
            <text:p>4480</text:p>
          </table:table-cell>
          <table:table-cell table:formula="of:=[.B574]-[.$B$2]" office:value-type="float" office:value="65.5086143016815" calcext:value-type="float">
            <text:p>65.5086143017</text:p>
          </table:table-cell>
          <table:table-cell table:formula="of:=[.C574]/([.D574]-[.D573])" office:value-type="float" office:value="104679.434667558" calcext:value-type="float">
            <text:p>104679.434667558</text:p>
          </table:table-cell>
          <table:table-cell/>
          <table:table-cell office:value-type="float" office:value="1443139796.62663" calcext:value-type="float">
            <text:p>1443139796.62663</text:p>
          </table:table-cell>
          <table:table-cell table:formula="of:=[.G574]-[.$B$2]" office:value-type="float" office:value="76.626472234726" calcext:value-type="float">
            <text:p>76.6264722347</text:p>
          </table:table-cell>
          <table:table-cell table:formula="of:=[.C574]/([.H574]-[.H573])" office:value-type="float" office:value="122527.709331821" calcext:value-type="float">
            <text:p>122527.709331821</text:p>
          </table:table-cell>
          <table:table-cell table:formula="of:=[.G574]-[.$B574]" office:value-type="float" office:value="11.1178579330444" calcext:value-type="float">
            <text:p>11.117857933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43139785.55158" calcext:value-type="float">
            <text:p>1443139785.55158</text:p>
          </table:table-cell>
          <table:table-cell office:value-type="float" office:value="4480" calcext:value-type="float">
            <text:p>4480</text:p>
          </table:table-cell>
          <table:table-cell table:formula="of:=[.B575]-[.$B$2]" office:value-type="float" office:value="65.551415681839" calcext:value-type="float">
            <text:p>65.5514156818</text:p>
          </table:table-cell>
          <table:table-cell table:formula="of:=[.C575]/([.D575]-[.D574])" office:value-type="float" office:value="104669.521952741" calcext:value-type="float">
            <text:p>104669.521952741</text:p>
          </table:table-cell>
          <table:table-cell/>
          <table:table-cell office:value-type="float" office:value="1443139796.66321" calcext:value-type="float">
            <text:p>1443139796.66321</text:p>
          </table:table-cell>
          <table:table-cell table:formula="of:=[.G575]-[.$B$2]" office:value-type="float" office:value="76.6630470752716" calcext:value-type="float">
            <text:p>76.6630470753</text:p>
          </table:table-cell>
          <table:table-cell table:formula="of:=[.C575]/([.H575]-[.H574])" office:value-type="float" office:value="122488.572285308" calcext:value-type="float">
            <text:p>122488.572285308</text:p>
          </table:table-cell>
          <table:table-cell table:formula="of:=[.G575]-[.$B575]" office:value-type="float" office:value="11.1116313934326" calcext:value-type="float">
            <text:p>11.1116313934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43139785.59437" calcext:value-type="float">
            <text:p>1443139785.59437</text:p>
          </table:table-cell>
          <table:table-cell office:value-type="float" office:value="4480" calcext:value-type="float">
            <text:p>4480</text:p>
          </table:table-cell>
          <table:table-cell table:formula="of:=[.B576]-[.$B$2]" office:value-type="float" office:value="65.5942089557648" calcext:value-type="float">
            <text:p>65.5942089558</text:p>
          </table:table-cell>
          <table:table-cell table:formula="of:=[.C576]/([.D576]-[.D575])" office:value-type="float" office:value="104689.349260118" calcext:value-type="float">
            <text:p>104689.349260118</text:p>
          </table:table-cell>
          <table:table-cell/>
          <table:table-cell office:value-type="float" office:value="1443139796.69978" calcext:value-type="float">
            <text:p>1443139796.69978</text:p>
          </table:table-cell>
          <table:table-cell table:formula="of:=[.G576]-[.$B$2]" office:value-type="float" office:value="76.6996157169342" calcext:value-type="float">
            <text:p>76.6996157169</text:p>
          </table:table-cell>
          <table:table-cell table:formula="of:=[.C576]/([.H576]-[.H575])" office:value-type="float" office:value="122509.335767375" calcext:value-type="float">
            <text:p>122509.335767375</text:p>
          </table:table-cell>
          <table:table-cell table:formula="of:=[.G576]-[.$B576]" office:value-type="float" office:value="11.1054067611694" calcext:value-type="float">
            <text:p>11.1054067612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43139785.63718" calcext:value-type="float">
            <text:p>1443139785.63718</text:p>
          </table:table-cell>
          <table:table-cell office:value-type="float" office:value="4480" calcext:value-type="float">
            <text:p>4480</text:p>
          </table:table-cell>
          <table:table-cell table:formula="of:=[.B577]-[.$B$2]" office:value-type="float" office:value="65.6370174884796" calcext:value-type="float">
            <text:p>65.6370174885</text:p>
          </table:table-cell>
          <table:table-cell table:formula="of:=[.C577]/([.D577]-[.D576])" office:value-type="float" office:value="104652.033505614" calcext:value-type="float">
            <text:p>104652.033505614</text:p>
          </table:table-cell>
          <table:table-cell/>
          <table:table-cell office:value-type="float" office:value="1443139796.73634" calcext:value-type="float">
            <text:p>1443139796.73634</text:p>
          </table:table-cell>
          <table:table-cell table:formula="of:=[.G577]-[.$B$2]" office:value-type="float" office:value="76.7361776828766" calcext:value-type="float">
            <text:p>76.7361776829</text:p>
          </table:table-cell>
          <table:table-cell table:formula="of:=[.C577]/([.H577]-[.H576])" office:value-type="float" office:value="122531.704314257" calcext:value-type="float">
            <text:p>122531.704314257</text:p>
          </table:table-cell>
          <table:table-cell table:formula="of:=[.G577]-[.$B577]" office:value-type="float" office:value="11.099160194397" calcext:value-type="float">
            <text:p>11.0991601944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43139785.67998" calcext:value-type="float">
            <text:p>1443139785.67998</text:p>
          </table:table-cell>
          <table:table-cell office:value-type="float" office:value="4480" calcext:value-type="float">
            <text:p>4480</text:p>
          </table:table-cell>
          <table:table-cell table:formula="of:=[.B578]-[.$B$2]" office:value-type="float" office:value="65.6798188686371" calcext:value-type="float">
            <text:p>65.6798188686</text:p>
          </table:table-cell>
          <table:table-cell table:formula="of:=[.C578]/([.D578]-[.D577])" office:value-type="float" office:value="104669.521952741" calcext:value-type="float">
            <text:p>104669.521952741</text:p>
          </table:table-cell>
          <table:table-cell/>
          <table:table-cell office:value-type="float" office:value="1443139796.77292" calcext:value-type="float">
            <text:p>1443139796.77292</text:p>
          </table:table-cell>
          <table:table-cell table:formula="of:=[.G578]-[.$B$2]" office:value-type="float" office:value="76.7727563381195" calcext:value-type="float">
            <text:p>76.7727563381</text:p>
          </table:table-cell>
          <table:table-cell table:formula="of:=[.C578]/([.H578]-[.H577])" office:value-type="float" office:value="122475.798255791" calcext:value-type="float">
            <text:p>122475.798255791</text:p>
          </table:table-cell>
          <table:table-cell table:formula="of:=[.G578]-[.$B578]" office:value-type="float" office:value="11.0929374694824" calcext:value-type="float">
            <text:p>11.0929374695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43139785.72278" calcext:value-type="float">
            <text:p>1443139785.72278</text:p>
          </table:table-cell>
          <table:table-cell office:value-type="float" office:value="4480" calcext:value-type="float">
            <text:p>4480</text:p>
          </table:table-cell>
          <table:table-cell table:formula="of:=[.B579]-[.$B$2]" office:value-type="float" office:value="65.7226147651672" calcext:value-type="float">
            <text:p>65.7226147652</text:p>
          </table:table-cell>
          <table:table-cell table:formula="of:=[.C579]/([.D579]-[.D578])" office:value-type="float" office:value="104682.933721079" calcext:value-type="float">
            <text:p>104682.933721079</text:p>
          </table:table-cell>
          <table:table-cell/>
          <table:table-cell office:value-type="float" office:value="1443139796.80949" calcext:value-type="float">
            <text:p>1443139796.80949</text:p>
          </table:table-cell>
          <table:table-cell table:formula="of:=[.G579]-[.$B$2]" office:value-type="float" office:value="76.809330701828" calcext:value-type="float">
            <text:p>76.8093307018</text:p>
          </table:table-cell>
          <table:table-cell table:formula="of:=[.C579]/([.H579]-[.H578])" office:value-type="float" office:value="122490.169226357" calcext:value-type="float">
            <text:p>122490.169226357</text:p>
          </table:table-cell>
          <table:table-cell table:formula="of:=[.G579]-[.$B579]" office:value-type="float" office:value="11.0867159366608" calcext:value-type="float">
            <text:p>11.0867159367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43139785.76557" calcext:value-type="float">
            <text:p>1443139785.76557</text:p>
          </table:table-cell>
          <table:table-cell office:value-type="float" office:value="4480" calcext:value-type="float">
            <text:p>4480</text:p>
          </table:table-cell>
          <table:table-cell table:formula="of:=[.B580]-[.$B$2]" office:value-type="float" office:value="65.7654104232788" calcext:value-type="float">
            <text:p>65.7654104233</text:p>
          </table:table-cell>
          <table:table-cell table:formula="of:=[.C580]/([.D580]-[.D579])" office:value-type="float" office:value="104683.516919409" calcext:value-type="float">
            <text:p>104683.516919409</text:p>
          </table:table-cell>
          <table:table-cell/>
          <table:table-cell office:value-type="float" office:value="1443139796.84602" calcext:value-type="float">
            <text:p>1443139796.84602</text:p>
          </table:table-cell>
          <table:table-cell table:formula="of:=[.G580]-[.$B$2]" office:value-type="float" office:value="76.8458619117737" calcext:value-type="float">
            <text:p>76.8458619118</text:p>
          </table:table-cell>
          <table:table-cell table:formula="of:=[.C580]/([.H580]-[.H579])" office:value-type="float" office:value="122634.865000685" calcext:value-type="float">
            <text:p>122634.865000685</text:p>
          </table:table-cell>
          <table:table-cell table:formula="of:=[.G580]-[.$B580]" office:value-type="float" office:value="11.0804514884949" calcext:value-type="float">
            <text:p>11.0804514885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43139785.80837" calcext:value-type="float">
            <text:p>1443139785.80837</text:p>
          </table:table-cell>
          <table:table-cell office:value-type="float" office:value="4480" calcext:value-type="float">
            <text:p>4480</text:p>
          </table:table-cell>
          <table:table-cell table:formula="of:=[.B581]-[.$B$2]" office:value-type="float" office:value="65.808206319809" calcext:value-type="float">
            <text:p>65.8082063198</text:p>
          </table:table-cell>
          <table:table-cell table:formula="of:=[.C581]/([.D581]-[.D580])" office:value-type="float" office:value="104682.933721079" calcext:value-type="float">
            <text:p>104682.933721079</text:p>
          </table:table-cell>
          <table:table-cell/>
          <table:table-cell office:value-type="float" office:value="1443139796.88264" calcext:value-type="float">
            <text:p>1443139796.88264</text:p>
          </table:table-cell>
          <table:table-cell table:formula="of:=[.G581]-[.$B$2]" office:value-type="float" office:value="76.8824770450592" calcext:value-type="float">
            <text:p>76.8824770451</text:p>
          </table:table-cell>
          <table:table-cell table:formula="of:=[.C581]/([.H581]-[.H580])" office:value-type="float" office:value="122353.781019046" calcext:value-type="float">
            <text:p>122353.781019046</text:p>
          </table:table-cell>
          <table:table-cell table:formula="of:=[.G581]-[.$B581]" office:value-type="float" office:value="11.0742707252502" calcext:value-type="float">
            <text:p>11.0742707253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43139785.85116" calcext:value-type="float">
            <text:p>1443139785.85116</text:p>
          </table:table-cell>
          <table:table-cell office:value-type="float" office:value="4480" calcext:value-type="float">
            <text:p>4480</text:p>
          </table:table-cell>
          <table:table-cell table:formula="of:=[.B582]-[.$B$2]" office:value-type="float" office:value="65.8510015010834" calcext:value-type="float">
            <text:p>65.8510015011</text:p>
          </table:table-cell>
          <table:table-cell table:formula="of:=[.C582]/([.D582]-[.D581])" office:value-type="float" office:value="104684.683335562" calcext:value-type="float">
            <text:p>104684.683335562</text:p>
          </table:table-cell>
          <table:table-cell/>
          <table:table-cell office:value-type="float" office:value="1443139796.91921" calcext:value-type="float">
            <text:p>1443139796.91921</text:p>
          </table:table-cell>
          <table:table-cell table:formula="of:=[.G582]-[.$B$2]" office:value-type="float" office:value="76.9190437793732" calcext:value-type="float">
            <text:p>76.9190437794</text:p>
          </table:table-cell>
          <table:table-cell table:formula="of:=[.C582]/([.H582]-[.H581])" office:value-type="float" office:value="122515.72594737" calcext:value-type="float">
            <text:p>122515.72594737</text:p>
          </table:table-cell>
          <table:table-cell table:formula="of:=[.G582]-[.$B582]" office:value-type="float" office:value="11.0680422782898" calcext:value-type="float">
            <text:p>11.0680422783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43139785.89395" calcext:value-type="float">
            <text:p>1443139785.89395</text:p>
          </table:table-cell>
          <table:table-cell office:value-type="float" office:value="4480" calcext:value-type="float">
            <text:p>4480</text:p>
          </table:table-cell>
          <table:table-cell table:formula="of:=[.B583]-[.$B$2]" office:value-type="float" office:value="65.8937835693359" calcext:value-type="float">
            <text:p>65.8937835693</text:p>
          </table:table-cell>
          <table:table-cell table:formula="of:=[.C583]/([.D583]-[.D582])" office:value-type="float" office:value="104716.769968959" calcext:value-type="float">
            <text:p>104716.769968959</text:p>
          </table:table-cell>
          <table:table-cell/>
          <table:table-cell office:value-type="float" office:value="1443139796.95577" calcext:value-type="float">
            <text:p>1443139796.95577</text:p>
          </table:table-cell>
          <table:table-cell table:formula="of:=[.G583]-[.$B$2]" office:value-type="float" office:value="76.9556040763855" calcext:value-type="float">
            <text:p>76.9556040764</text:p>
          </table:table-cell>
          <table:table-cell table:formula="of:=[.C583]/([.H583]-[.H582])" office:value-type="float" office:value="122537.297727347" calcext:value-type="float">
            <text:p>122537.297727347</text:p>
          </table:table-cell>
          <table:table-cell table:formula="of:=[.G583]-[.$B583]" office:value-type="float" office:value="11.0618205070496" calcext:value-type="float">
            <text:p>11.061820507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43139785.93674" calcext:value-type="float">
            <text:p>1443139785.93674</text:p>
          </table:table-cell>
          <table:table-cell office:value-type="float" office:value="4480" calcext:value-type="float">
            <text:p>4480</text:p>
          </table:table-cell>
          <table:table-cell table:formula="of:=[.B584]-[.$B$2]" office:value-type="float" office:value="65.9365811347961" calcext:value-type="float">
            <text:p>65.9365811348</text:p>
          </table:table-cell>
          <table:table-cell table:formula="of:=[.C584]/([.D584]-[.D583])" office:value-type="float" office:value="104678.851514713" calcext:value-type="float">
            <text:p>104678.851514713</text:p>
          </table:table-cell>
          <table:table-cell/>
          <table:table-cell office:value-type="float" office:value="1443139796.9922" calcext:value-type="float">
            <text:p>1443139796.9922</text:p>
          </table:table-cell>
          <table:table-cell table:formula="of:=[.G584]-[.$B$2]" office:value-type="float" office:value="76.9920356273651" calcext:value-type="float">
            <text:p>76.9920356274</text:p>
          </table:table-cell>
          <table:table-cell table:formula="of:=[.C584]/([.H584]-[.H583])" office:value-type="float" office:value="122970.334216812" calcext:value-type="float">
            <text:p>122970.334216812</text:p>
          </table:table-cell>
          <table:table-cell table:formula="of:=[.G584]-[.$B584]" office:value-type="float" office:value="11.055454492569" calcext:value-type="float">
            <text:p>11.0554544926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43139785.97954" calcext:value-type="float">
            <text:p>1443139785.97954</text:p>
          </table:table-cell>
          <table:table-cell office:value-type="float" office:value="4480" calcext:value-type="float">
            <text:p>4480</text:p>
          </table:table-cell>
          <table:table-cell table:formula="of:=[.B585]-[.$B$2]" office:value-type="float" office:value="65.9793770313263" calcext:value-type="float">
            <text:p>65.9793770313</text:p>
          </table:table-cell>
          <table:table-cell table:formula="of:=[.C585]/([.D585]-[.D584])" office:value-type="float" office:value="104682.933721079" calcext:value-type="float">
            <text:p>104682.933721079</text:p>
          </table:table-cell>
          <table:table-cell/>
          <table:table-cell office:value-type="float" office:value="1443139800.00713" calcext:value-type="float">
            <text:p>1443139800.00713</text:p>
          </table:table-cell>
          <table:table-cell table:formula="of:=[.G585]-[.$B$2]" office:value-type="float" office:value="80.0069708824158" calcext:value-type="float">
            <text:p>80.0069708824</text:p>
          </table:table-cell>
          <table:table-cell table:formula="of:=[.C585]/([.H585]-[.H584])" office:value-type="float" office:value="1485.93572365942" calcext:value-type="float">
            <text:p>1485.9357236594</text:p>
          </table:table-cell>
          <table:table-cell table:formula="of:=[.G585]-[.$B585]" office:value-type="float" office:value="14.0275938510895" calcext:value-type="float">
            <text:p>14.0275938511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43139786.02133" calcext:value-type="float">
            <text:p>1443139786.02133</text:p>
          </table:table-cell>
          <table:table-cell office:value-type="float" office:value="4480" calcext:value-type="float">
            <text:p>4480</text:p>
          </table:table-cell>
          <table:table-cell table:formula="of:=[.B586]-[.$B$2]" office:value-type="float" office:value="66.0211663246155" calcext:value-type="float">
            <text:p>66.0211663246</text:p>
          </table:table-cell>
          <table:table-cell table:formula="of:=[.C586]/([.D586]-[.D585])" office:value-type="float" office:value="107204.493002505" calcext:value-type="float">
            <text:p>107204.493002505</text:p>
          </table:table-cell>
          <table:table-cell/>
          <table:table-cell office:value-type="float" office:value="1443139800.02596" calcext:value-type="float">
            <text:p>1443139800.02596</text:p>
          </table:table-cell>
          <table:table-cell table:formula="of:=[.G586]-[.$B$2]" office:value-type="float" office:value="80.0257961750031" calcext:value-type="float">
            <text:p>80.025796175</text:p>
          </table:table-cell>
          <table:table-cell table:formula="of:=[.C586]/([.H586]-[.H585])" office:value-type="float" office:value="237977.70893755" calcext:value-type="float">
            <text:p>237977.70893755</text:p>
          </table:table-cell>
          <table:table-cell table:formula="of:=[.G586]-[.$B586]" office:value-type="float" office:value="14.0046298503876" calcext:value-type="float">
            <text:p>14.0046298504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43139786.06219" calcext:value-type="float">
            <text:p>1443139786.06219</text:p>
          </table:table-cell>
          <table:table-cell office:value-type="float" office:value="4480" calcext:value-type="float">
            <text:p>4480</text:p>
          </table:table-cell>
          <table:table-cell table:formula="of:=[.B587]-[.$B$2]" office:value-type="float" office:value="66.0620274543762" calcext:value-type="float">
            <text:p>66.0620274544</text:p>
          </table:table-cell>
          <table:table-cell table:formula="of:=[.C587]/([.D587]-[.D586])" office:value-type="float" office:value="109639.650842552" calcext:value-type="float">
            <text:p>109639.650842552</text:p>
          </table:table-cell>
          <table:table-cell/>
          <table:table-cell office:value-type="float" office:value="1443139800.09344" calcext:value-type="float">
            <text:p>1443139800.09344</text:p>
          </table:table-cell>
          <table:table-cell table:formula="of:=[.G587]-[.$B$2]" office:value-type="float" office:value="80.0932793617249" calcext:value-type="float">
            <text:p>80.0932793617</text:p>
          </table:table-cell>
          <table:table-cell table:formula="of:=[.C587]/([.H587]-[.H586])" office:value-type="float" office:value="66386.9063929764" calcext:value-type="float">
            <text:p>66386.9063929764</text:p>
          </table:table-cell>
          <table:table-cell table:formula="of:=[.G587]-[.$B587]" office:value-type="float" office:value="14.0312519073486" calcext:value-type="float">
            <text:p>14.0312519073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43139786.10305" calcext:value-type="float">
            <text:p>1443139786.10305</text:p>
          </table:table-cell>
          <table:table-cell office:value-type="float" office:value="4480" calcext:value-type="float">
            <text:p>4480</text:p>
          </table:table-cell>
          <table:table-cell table:formula="of:=[.B588]-[.$B$2]" office:value-type="float" office:value="66.1028854846954" calcext:value-type="float">
            <text:p>66.1028854847</text:p>
          </table:table-cell>
          <table:table-cell table:formula="of:=[.C588]/([.D588]-[.D587])" office:value-type="float" office:value="109647.967975912" calcext:value-type="float">
            <text:p>109647.967975912</text:p>
          </table:table-cell>
          <table:table-cell/>
          <table:table-cell office:value-type="float" office:value="1443139800.19343" calcext:value-type="float">
            <text:p>1443139800.19343</text:p>
          </table:table-cell>
          <table:table-cell table:formula="of:=[.G588]-[.$B$2]" office:value-type="float" office:value="80.1932673454285" calcext:value-type="float">
            <text:p>80.1932673454</text:p>
          </table:table-cell>
          <table:table-cell table:formula="of:=[.C588]/([.H588]-[.H587])" office:value-type="float" office:value="44805.3839477324" calcext:value-type="float">
            <text:p>44805.3839477324</text:p>
          </table:table-cell>
          <table:table-cell table:formula="of:=[.G588]-[.$B588]" office:value-type="float" office:value="14.090381860733" calcext:value-type="float">
            <text:p>14.0903818607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43139786.14391" calcext:value-type="float">
            <text:p>1443139786.14391</text:p>
          </table:table-cell>
          <table:table-cell office:value-type="float" office:value="4480" calcext:value-type="float">
            <text:p>4480</text:p>
          </table:table-cell>
          <table:table-cell table:formula="of:=[.B589]-[.$B$2]" office:value-type="float" office:value="66.1437432765961" calcext:value-type="float">
            <text:p>66.1437432766</text:p>
          </table:table-cell>
          <table:table-cell table:formula="of:=[.C589]/([.D589]-[.D588])" office:value-type="float" office:value="109648.607807668" calcext:value-type="float">
            <text:p>109648.607807668</text:p>
          </table:table-cell>
          <table:table-cell/>
          <table:table-cell office:value-type="float" office:value="1443139800.24805" calcext:value-type="float">
            <text:p>1443139800.24805</text:p>
          </table:table-cell>
          <table:table-cell table:formula="of:=[.G589]-[.$B$2]" office:value-type="float" office:value="80.2478888034821" calcext:value-type="float">
            <text:p>80.2478888035</text:p>
          </table:table-cell>
          <table:table-cell table:formula="of:=[.C589]/([.H589]-[.H588])" office:value-type="float" office:value="82019.0481844094" calcext:value-type="float">
            <text:p>82019.0481844094</text:p>
          </table:table-cell>
          <table:table-cell table:formula="of:=[.G589]-[.$B589]" office:value-type="float" office:value="14.104145526886" calcext:value-type="float">
            <text:p>14.1041455269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43139786.18476" calcext:value-type="float">
            <text:p>1443139786.18476</text:p>
          </table:table-cell>
          <table:table-cell office:value-type="float" office:value="4480" calcext:value-type="float">
            <text:p>4480</text:p>
          </table:table-cell>
          <table:table-cell table:formula="of:=[.B590]-[.$B$2]" office:value-type="float" office:value="66.1846017837524" calcext:value-type="float">
            <text:p>66.1846017838</text:p>
          </table:table-cell>
          <table:table-cell table:formula="of:=[.C590]/([.D590]-[.D589])" office:value-type="float" office:value="109646.688334802" calcext:value-type="float">
            <text:p>109646.688334802</text:p>
          </table:table-cell>
          <table:table-cell/>
          <table:table-cell office:value-type="float" office:value="1443139800.2968" calcext:value-type="float">
            <text:p>1443139800.2968</text:p>
          </table:table-cell>
          <table:table-cell table:formula="of:=[.G590]-[.$B$2]" office:value-type="float" office:value="80.2966372966766" calcext:value-type="float">
            <text:p>80.2966372967</text:p>
          </table:table-cell>
          <table:table-cell table:formula="of:=[.C590]/([.H590]-[.H589])" office:value-type="float" office:value="91900.2764273767" calcext:value-type="float">
            <text:p>91900.2764273767</text:p>
          </table:table-cell>
          <table:table-cell table:formula="of:=[.G590]-[.$B590]" office:value-type="float" office:value="14.1120355129242" calcext:value-type="float">
            <text:p>14.1120355129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43139786.22567" calcext:value-type="float">
            <text:p>1443139786.22567</text:p>
          </table:table-cell>
          <table:table-cell office:value-type="float" office:value="4480" calcext:value-type="float">
            <text:p>4480</text:p>
          </table:table-cell>
          <table:table-cell table:formula="of:=[.B591]-[.$B$2]" office:value-type="float" office:value="66.2255065441132" calcext:value-type="float">
            <text:p>66.2255065441</text:p>
          </table:table-cell>
          <table:table-cell table:formula="of:=[.C591]/([.D591]-[.D590])" office:value-type="float" office:value="109522.704949087" calcext:value-type="float">
            <text:p>109522.704949087</text:p>
          </table:table-cell>
          <table:table-cell/>
          <table:table-cell office:value-type="float" office:value="1443139800.34556" calcext:value-type="float">
            <text:p>1443139800.34556</text:p>
          </table:table-cell>
          <table:table-cell table:formula="of:=[.G591]-[.$B$2]" office:value-type="float" office:value="80.3454015254974" calcext:value-type="float">
            <text:p>80.3454015255</text:p>
          </table:table-cell>
          <table:table-cell table:formula="of:=[.C591]/([.H591]-[.H590])" office:value-type="float" office:value="91870.6213208691" calcext:value-type="float">
            <text:p>91870.6213208691</text:p>
          </table:table-cell>
          <table:table-cell table:formula="of:=[.G591]-[.$B591]" office:value-type="float" office:value="14.1198949813843" calcext:value-type="float">
            <text:p>14.1198949814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43139786.26653" calcext:value-type="float">
            <text:p>1443139786.26653</text:p>
          </table:table-cell>
          <table:table-cell office:value-type="float" office:value="4480" calcext:value-type="float">
            <text:p>4480</text:p>
          </table:table-cell>
          <table:table-cell table:formula="of:=[.B592]-[.$B$2]" office:value-type="float" office:value="66.2663726806641" calcext:value-type="float">
            <text:p>66.2663726807</text:p>
          </table:table-cell>
          <table:table-cell table:formula="of:=[.C592]/([.D592]-[.D591])" office:value-type="float" office:value="109626.218138327" calcext:value-type="float">
            <text:p>109626.218138327</text:p>
          </table:table-cell>
          <table:table-cell/>
          <table:table-cell office:value-type="float" office:value="1443139800.39436" calcext:value-type="float">
            <text:p>1443139800.39436</text:p>
          </table:table-cell>
          <table:table-cell table:formula="of:=[.G592]-[.$B$2]" office:value-type="float" office:value="80.3942017555237" calcext:value-type="float">
            <text:p>80.3942017555</text:p>
          </table:table-cell>
          <table:table-cell table:formula="of:=[.C592]/([.H592]-[.H591])" office:value-type="float" office:value="91802.8459618044" calcext:value-type="float">
            <text:p>91802.8459618044</text:p>
          </table:table-cell>
          <table:table-cell table:formula="of:=[.G592]-[.$B592]" office:value-type="float" office:value="14.1278290748596" calcext:value-type="float">
            <text:p>14.1278290749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43139786.30739" calcext:value-type="float">
            <text:p>1443139786.30739</text:p>
          </table:table-cell>
          <table:table-cell office:value-type="float" office:value="4480" calcext:value-type="float">
            <text:p>4480</text:p>
          </table:table-cell>
          <table:table-cell table:formula="of:=[.B593]-[.$B$2]" office:value-type="float" office:value="66.307229757309" calcext:value-type="float">
            <text:p>66.3072297573</text:p>
          </table:table-cell>
          <table:table-cell table:formula="of:=[.C593]/([.D593]-[.D592])" office:value-type="float" office:value="109650.527347739" calcext:value-type="float">
            <text:p>109650.527347739</text:p>
          </table:table-cell>
          <table:table-cell/>
          <table:table-cell office:value-type="float" office:value="1443139800.44309" calcext:value-type="float">
            <text:p>1443139800.44309</text:p>
          </table:table-cell>
          <table:table-cell table:formula="of:=[.G593]-[.$B$2]" office:value-type="float" office:value="80.4429321289063" calcext:value-type="float">
            <text:p>80.4429321289</text:p>
          </table:table-cell>
          <table:table-cell table:formula="of:=[.C593]/([.H593]-[.H592])" office:value-type="float" office:value="91934.4484563824" calcext:value-type="float">
            <text:p>91934.4484563824</text:p>
          </table:table-cell>
          <table:table-cell table:formula="of:=[.G593]-[.$B593]" office:value-type="float" office:value="14.1357023715973" calcext:value-type="float">
            <text:p>14.1357023716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43139786.34825" calcext:value-type="float">
            <text:p>1443139786.34825</text:p>
          </table:table-cell>
          <table:table-cell office:value-type="float" office:value="4480" calcext:value-type="float">
            <text:p>4480</text:p>
          </table:table-cell>
          <table:table-cell table:formula="of:=[.B594]-[.$B$2]" office:value-type="float" office:value="66.3480894565582" calcext:value-type="float">
            <text:p>66.3480894566</text:p>
          </table:table-cell>
          <table:table-cell table:formula="of:=[.C594]/([.D594]-[.D593])" office:value-type="float" office:value="109643.489362695" calcext:value-type="float">
            <text:p>109643.489362695</text:p>
          </table:table-cell>
          <table:table-cell/>
          <table:table-cell office:value-type="float" office:value="1443139800.49185" calcext:value-type="float">
            <text:p>1443139800.49185</text:p>
          </table:table-cell>
          <table:table-cell table:formula="of:=[.G594]-[.$B$2]" office:value-type="float" office:value="80.4916918277741" calcext:value-type="float">
            <text:p>80.4916918278</text:p>
          </table:table-cell>
          <table:table-cell table:formula="of:=[.C594]/([.H594]-[.H593])" office:value-type="float" office:value="91879.1564350432" calcext:value-type="float">
            <text:p>91879.1564350432</text:p>
          </table:table-cell>
          <table:table-cell table:formula="of:=[.G594]-[.$B594]" office:value-type="float" office:value="14.1436023712158" calcext:value-type="float">
            <text:p>14.1436023712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43139786.38911" calcext:value-type="float">
            <text:p>1443139786.38911</text:p>
          </table:table-cell>
          <table:table-cell office:value-type="float" office:value="4480" calcext:value-type="float">
            <text:p>4480</text:p>
          </table:table-cell>
          <table:table-cell table:formula="of:=[.B595]-[.$B$2]" office:value-type="float" office:value="66.3889486789703" calcext:value-type="float">
            <text:p>66.388948679</text:p>
          </table:table-cell>
          <table:table-cell table:formula="of:=[.C595]/([.D595]-[.D594])" office:value-type="float" office:value="109644.768929138" calcext:value-type="float">
            <text:p>109644.768929138</text:p>
          </table:table-cell>
          <table:table-cell/>
          <table:table-cell office:value-type="float" office:value="1443139800.54061" calcext:value-type="float">
            <text:p>1443139800.54061</text:p>
          </table:table-cell>
          <table:table-cell table:formula="of:=[.G595]-[.$B$2]" office:value-type="float" office:value="80.5404529571533" calcext:value-type="float">
            <text:p>80.5404529572</text:p>
          </table:table-cell>
          <table:table-cell table:formula="of:=[.C595]/([.H595]-[.H594])" office:value-type="float" office:value="91876.460964507" calcext:value-type="float">
            <text:p>91876.460964507</text:p>
          </table:table-cell>
          <table:table-cell table:formula="of:=[.G595]-[.$B595]" office:value-type="float" office:value="14.151504278183" calcext:value-type="float">
            <text:p>14.1515042782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43139786.42997" calcext:value-type="float">
            <text:p>1443139786.42997</text:p>
          </table:table-cell>
          <table:table-cell office:value-type="float" office:value="4480" calcext:value-type="float">
            <text:p>4480</text:p>
          </table:table-cell>
          <table:table-cell table:formula="of:=[.B596]-[.$B$2]" office:value-type="float" office:value="66.4298031330109" calcext:value-type="float">
            <text:p>66.429803133</text:p>
          </table:table-cell>
          <table:table-cell table:formula="of:=[.C596]/([.D596]-[.D595])" office:value-type="float" office:value="109657.566236373" calcext:value-type="float">
            <text:p>109657.566236373</text:p>
          </table:table-cell>
          <table:table-cell/>
          <table:table-cell office:value-type="float" office:value="1443139800.58937" calcext:value-type="float">
            <text:p>1443139800.58937</text:p>
          </table:table-cell>
          <table:table-cell table:formula="of:=[.G596]-[.$B$2]" office:value-type="float" office:value="80.589209318161" calcext:value-type="float">
            <text:p>80.5892093182</text:p>
          </table:table-cell>
          <table:table-cell table:formula="of:=[.C596]/([.H596]-[.H595])" office:value-type="float" office:value="91885.4464814009" calcext:value-type="float">
            <text:p>91885.4464814009</text:p>
          </table:table-cell>
          <table:table-cell table:formula="of:=[.G596]-[.$B596]" office:value-type="float" office:value="14.1594061851501" calcext:value-type="float">
            <text:p>14.1594061852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43139786.47082" calcext:value-type="float">
            <text:p>1443139786.47082</text:p>
          </table:table-cell>
          <table:table-cell office:value-type="float" office:value="4480" calcext:value-type="float">
            <text:p>4480</text:p>
          </table:table-cell>
          <table:table-cell table:formula="of:=[.B597]-[.$B$2]" office:value-type="float" office:value="66.4706602096558" calcext:value-type="float">
            <text:p>66.4706602097</text:p>
          </table:table-cell>
          <table:table-cell table:formula="of:=[.C597]/([.D597]-[.D596])" office:value-type="float" office:value="109650.527347739" calcext:value-type="float">
            <text:p>109650.527347739</text:p>
          </table:table-cell>
          <table:table-cell/>
          <table:table-cell office:value-type="float" office:value="1443139800.63812" calcext:value-type="float">
            <text:p>1443139800.63812</text:p>
          </table:table-cell>
          <table:table-cell table:formula="of:=[.G597]-[.$B$2]" office:value-type="float" office:value="80.6379616260529" calcext:value-type="float">
            <text:p>80.6379616261</text:p>
          </table:table-cell>
          <table:table-cell table:formula="of:=[.C597]/([.H597]-[.H596])" office:value-type="float" office:value="91893.0855527626" calcext:value-type="float">
            <text:p>91893.0855527626</text:p>
          </table:table-cell>
          <table:table-cell table:formula="of:=[.G597]-[.$B597]" office:value-type="float" office:value="14.1673014163971" calcext:value-type="float">
            <text:p>14.1673014164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43139786.51168" calcext:value-type="float">
            <text:p>1443139786.51168</text:p>
          </table:table-cell>
          <table:table-cell office:value-type="float" office:value="4480" calcext:value-type="float">
            <text:p>4480</text:p>
          </table:table-cell>
          <table:table-cell table:formula="of:=[.B598]-[.$B$2]" office:value-type="float" office:value="66.5115168094635" calcext:value-type="float">
            <text:p>66.5115168095</text:p>
          </table:table-cell>
          <table:table-cell table:formula="of:=[.C598]/([.D598]-[.D597])" office:value-type="float" office:value="109651.807078458" calcext:value-type="float">
            <text:p>109651.807078458</text:p>
          </table:table-cell>
          <table:table-cell/>
          <table:table-cell office:value-type="float" office:value="1443139800.68689" calcext:value-type="float">
            <text:p>1443139800.68689</text:p>
          </table:table-cell>
          <table:table-cell table:formula="of:=[.G598]-[.$B$2]" office:value-type="float" office:value="80.6867277622223" calcext:value-type="float">
            <text:p>80.6867277622</text:p>
          </table:table-cell>
          <table:table-cell table:formula="of:=[.C598]/([.H598]-[.H597])" office:value-type="float" office:value="91867.0280629706" calcext:value-type="float">
            <text:p>91867.0280629706</text:p>
          </table:table-cell>
          <table:table-cell table:formula="of:=[.G598]-[.$B598]" office:value-type="float" office:value="14.1752109527588" calcext:value-type="float">
            <text:p>14.1752109528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43139786.55251" calcext:value-type="float">
            <text:p>1443139786.55251</text:p>
          </table:table-cell>
          <table:table-cell office:value-type="float" office:value="4480" calcext:value-type="float">
            <text:p>4480</text:p>
          </table:table-cell>
          <table:table-cell table:formula="of:=[.B599]-[.$B$2]" office:value-type="float" office:value="66.5523526668549" calcext:value-type="float">
            <text:p>66.5523526669</text:p>
          </table:table-cell>
          <table:table-cell table:formula="of:=[.C599]/([.D599]-[.D598])" office:value-type="float" office:value="109707.504291269" calcext:value-type="float">
            <text:p>109707.504291269</text:p>
          </table:table-cell>
          <table:table-cell/>
          <table:table-cell office:value-type="float" office:value="1443139800.73565" calcext:value-type="float">
            <text:p>1443139800.73565</text:p>
          </table:table-cell>
          <table:table-cell table:formula="of:=[.G599]-[.$B$2]" office:value-type="float" office:value="80.73548579216" calcext:value-type="float">
            <text:p>80.7354857922</text:p>
          </table:table-cell>
          <table:table-cell table:formula="of:=[.C599]/([.H599]-[.H598])" office:value-type="float" office:value="91882.3013505716" calcext:value-type="float">
            <text:p>91882.3013505716</text:p>
          </table:table-cell>
          <table:table-cell table:formula="of:=[.G599]-[.$B599]" office:value-type="float" office:value="14.1831331253052" calcext:value-type="float">
            <text:p>14.1831331253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43139786.59337" calcext:value-type="float">
            <text:p>1443139786.59337</text:p>
          </table:table-cell>
          <table:table-cell office:value-type="float" office:value="4480" calcext:value-type="float">
            <text:p>4480</text:p>
          </table:table-cell>
          <table:table-cell table:formula="of:=[.B600]-[.$B$2]" office:value-type="float" office:value="66.5932121276856" calcext:value-type="float">
            <text:p>66.5932121277</text:p>
          </table:table-cell>
          <table:table-cell table:formula="of:=[.C600]/([.D600]-[.D599])" office:value-type="float" office:value="109644.129142184" calcext:value-type="float">
            <text:p>109644.129142184</text:p>
          </table:table-cell>
          <table:table-cell/>
          <table:table-cell office:value-type="float" office:value="1443139800.78441" calcext:value-type="float">
            <text:p>1443139800.78441</text:p>
          </table:table-cell>
          <table:table-cell table:formula="of:=[.G600]-[.$B$2]" office:value-type="float" office:value="80.7842483520508" calcext:value-type="float">
            <text:p>80.7842483521</text:p>
          </table:table-cell>
          <table:table-cell table:formula="of:=[.C600]/([.H600]-[.H599])" office:value-type="float" office:value="91873.7656521208" calcext:value-type="float">
            <text:p>91873.7656521208</text:p>
          </table:table-cell>
          <table:table-cell table:formula="of:=[.G600]-[.$B600]" office:value-type="float" office:value="14.1910362243652" calcext:value-type="float">
            <text:p>14.1910362244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43139786.63424" calcext:value-type="float">
            <text:p>1443139786.63424</text:p>
          </table:table-cell>
          <table:table-cell office:value-type="float" office:value="4480" calcext:value-type="float">
            <text:p>4480</text:p>
          </table:table-cell>
          <table:table-cell table:formula="of:=[.B601]-[.$B$2]" office:value-type="float" office:value="66.6340787410736" calcext:value-type="float">
            <text:p>66.6340787411</text:p>
          </table:table-cell>
          <table:table-cell table:formula="of:=[.C601]/([.D601]-[.D600])" office:value-type="float" office:value="109624.939004825" calcext:value-type="float">
            <text:p>109624.939004825</text:p>
          </table:table-cell>
          <table:table-cell/>
          <table:table-cell office:value-type="float" office:value="1443139800.83317" calcext:value-type="float">
            <text:p>1443139800.83317</text:p>
          </table:table-cell>
          <table:table-cell table:formula="of:=[.G601]-[.$B$2]" office:value-type="float" office:value="80.8330063819885" calcext:value-type="float">
            <text:p>80.833006382</text:p>
          </table:table-cell>
          <table:table-cell table:formula="of:=[.C601]/([.H601]-[.H600])" office:value-type="float" office:value="91882.3013505716" calcext:value-type="float">
            <text:p>91882.3013505716</text:p>
          </table:table-cell>
          <table:table-cell table:formula="of:=[.G601]-[.$B601]" office:value-type="float" office:value="14.1989276409149" calcext:value-type="float">
            <text:p>14.1989276409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43139786.67512" calcext:value-type="float">
            <text:p>1443139786.67512</text:p>
          </table:table-cell>
          <table:table-cell office:value-type="float" office:value="4480" calcext:value-type="float">
            <text:p>4480</text:p>
          </table:table-cell>
          <table:table-cell table:formula="of:=[.B602]-[.$B$2]" office:value-type="float" office:value="66.6749551296234" calcext:value-type="float">
            <text:p>66.6749551296</text:p>
          </table:table-cell>
          <table:table-cell table:formula="of:=[.C602]/([.D602]-[.D601])" office:value-type="float" office:value="109598.723344688" calcext:value-type="float">
            <text:p>109598.723344688</text:p>
          </table:table-cell>
          <table:table-cell/>
          <table:table-cell office:value-type="float" office:value="1443139800.88193" calcext:value-type="float">
            <text:p>1443139800.88193</text:p>
          </table:table-cell>
          <table:table-cell table:formula="of:=[.G602]-[.$B$2]" office:value-type="float" office:value="80.8817636966705" calcext:value-type="float">
            <text:p>80.8817636967</text:p>
          </table:table-cell>
          <table:table-cell table:formula="of:=[.C602]/([.H602]-[.H601])" office:value-type="float" office:value="91883.6492374195" calcext:value-type="float">
            <text:p>91883.6492374195</text:p>
          </table:table-cell>
          <table:table-cell table:formula="of:=[.G602]-[.$B602]" office:value-type="float" office:value="14.2068085670471" calcext:value-type="float">
            <text:p>14.206808567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43139786.71596" calcext:value-type="float">
            <text:p>1443139786.71596</text:p>
          </table:table-cell>
          <table:table-cell office:value-type="float" office:value="4480" calcext:value-type="float">
            <text:p>4480</text:p>
          </table:table-cell>
          <table:table-cell table:formula="of:=[.B603]-[.$B$2]" office:value-type="float" office:value="66.715797662735" calcext:value-type="float">
            <text:p>66.7157976627</text:p>
          </table:table-cell>
          <table:table-cell table:formula="of:=[.C603]/([.D603]-[.D602])" office:value-type="float" office:value="109689.572577726" calcext:value-type="float">
            <text:p>109689.572577726</text:p>
          </table:table-cell>
          <table:table-cell/>
          <table:table-cell office:value-type="float" office:value="1443139800.93068" calcext:value-type="float">
            <text:p>1443139800.93068</text:p>
          </table:table-cell>
          <table:table-cell table:formula="of:=[.G603]-[.$B$2]" office:value-type="float" office:value="80.9305212497711" calcext:value-type="float">
            <text:p>80.9305212498</text:p>
          </table:table-cell>
          <table:table-cell table:formula="of:=[.C603]/([.H603]-[.H602])" office:value-type="float" office:value="91883.1999374095" calcext:value-type="float">
            <text:p>91883.1999374095</text:p>
          </table:table-cell>
          <table:table-cell table:formula="of:=[.G603]-[.$B603]" office:value-type="float" office:value="14.2147235870361" calcext:value-type="float">
            <text:p>14.214723587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43139786.7568" calcext:value-type="float">
            <text:p>1443139786.7568</text:p>
          </table:table-cell>
          <table:table-cell office:value-type="float" office:value="4480" calcext:value-type="float">
            <text:p>4480</text:p>
          </table:table-cell>
          <table:table-cell table:formula="of:=[.B604]-[.$B$2]" office:value-type="float" office:value="66.7566392421722" calcext:value-type="float">
            <text:p>66.7566392422</text:p>
          </table:table-cell>
          <table:table-cell table:formula="of:=[.C604]/([.D604]-[.D603])" office:value-type="float" office:value="109692.13389219" calcext:value-type="float">
            <text:p>109692.13389219</text:p>
          </table:table-cell>
          <table:table-cell/>
          <table:table-cell office:value-type="float" office:value="1443139800.97944" calcext:value-type="float">
            <text:p>1443139800.97944</text:p>
          </table:table-cell>
          <table:table-cell table:formula="of:=[.G604]-[.$B$2]" office:value-type="float" office:value="80.9792799949646" calcext:value-type="float">
            <text:p>80.979279995</text:p>
          </table:table-cell>
          <table:table-cell table:formula="of:=[.C604]/([.H604]-[.H603])" office:value-type="float" office:value="91880.9535032688" calcext:value-type="float">
            <text:p>91880.9535032688</text:p>
          </table:table-cell>
          <table:table-cell table:formula="of:=[.G604]-[.$B604]" office:value-type="float" office:value="14.2226407527924" calcext:value-type="float">
            <text:p>14.2226407528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43139786.79764" calcext:value-type="float">
            <text:p>1443139786.79764</text:p>
          </table:table-cell>
          <table:table-cell office:value-type="float" office:value="4480" calcext:value-type="float">
            <text:p>4480</text:p>
          </table:table-cell>
          <table:table-cell table:formula="of:=[.B605]-[.$B$2]" office:value-type="float" office:value="66.7974770069122" calcext:value-type="float">
            <text:p>66.7974770069</text:p>
          </table:table-cell>
          <table:table-cell table:formula="of:=[.C605]/([.D605]-[.D604])" office:value-type="float" office:value="109702.380346321" calcext:value-type="float">
            <text:p>109702.380346321</text:p>
          </table:table-cell>
          <table:table-cell/>
          <table:table-cell office:value-type="float" office:value="1443139801.02821" calcext:value-type="float">
            <text:p>1443139801.02821</text:p>
          </table:table-cell>
          <table:table-cell table:formula="of:=[.G605]-[.$B$2]" office:value-type="float" office:value="81.0280466079712" calcext:value-type="float">
            <text:p>81.028046608</text:p>
          </table:table-cell>
          <table:table-cell table:formula="of:=[.C605]/([.H605]-[.H604])" office:value-type="float" office:value="91866.1297924143" calcext:value-type="float">
            <text:p>91866.1297924143</text:p>
          </table:table-cell>
          <table:table-cell table:formula="of:=[.G605]-[.$B605]" office:value-type="float" office:value="14.230569601059" calcext:value-type="float">
            <text:p>14.2305696011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43139786.83847" calcext:value-type="float">
            <text:p>1443139786.83847</text:p>
          </table:table-cell>
          <table:table-cell office:value-type="float" office:value="4480" calcext:value-type="float">
            <text:p>4480</text:p>
          </table:table-cell>
          <table:table-cell table:formula="of:=[.B606]-[.$B$2]" office:value-type="float" office:value="66.838310956955" calcext:value-type="float">
            <text:p>66.838310957</text:p>
          </table:table-cell>
          <table:table-cell table:formula="of:=[.C606]/([.D606]-[.D605])" office:value-type="float" office:value="109712.628714895" calcext:value-type="float">
            <text:p>109712.628714895</text:p>
          </table:table-cell>
          <table:table-cell/>
          <table:table-cell office:value-type="float" office:value="1443139801.04641" calcext:value-type="float">
            <text:p>1443139801.04641</text:p>
          </table:table-cell>
          <table:table-cell table:formula="of:=[.G606]-[.$B$2]" office:value-type="float" office:value="81.0462510585785" calcext:value-type="float">
            <text:p>81.0462510586</text:p>
          </table:table-cell>
          <table:table-cell table:formula="of:=[.C606]/([.H606]-[.H605])" office:value-type="float" office:value="246093.666688495" calcext:value-type="float">
            <text:p>246093.666688495</text:p>
          </table:table-cell>
          <table:table-cell table:formula="of:=[.G606]-[.$B606]" office:value-type="float" office:value="14.2079401016235" calcext:value-type="float">
            <text:p>14.2079401016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43139786.87931" calcext:value-type="float">
            <text:p>1443139786.87931</text:p>
          </table:table-cell>
          <table:table-cell office:value-type="float" office:value="4480" calcext:value-type="float">
            <text:p>4480</text:p>
          </table:table-cell>
          <table:table-cell table:formula="of:=[.B607]-[.$B$2]" office:value-type="float" office:value="66.8791513442993" calcext:value-type="float">
            <text:p>66.8791513443</text:p>
          </table:table-cell>
          <table:table-cell table:formula="of:=[.C607]/([.D607]-[.D606])" office:value-type="float" office:value="109695.335703486" calcext:value-type="float">
            <text:p>109695.335703486</text:p>
          </table:table-cell>
          <table:table-cell/>
          <table:table-cell office:value-type="float" office:value="1443139801.08471" calcext:value-type="float">
            <text:p>1443139801.08471</text:p>
          </table:table-cell>
          <table:table-cell table:formula="of:=[.G607]-[.$B$2]" office:value-type="float" office:value="81.0845437049866" calcext:value-type="float">
            <text:p>81.084543705</text:p>
          </table:table-cell>
          <table:table-cell table:formula="of:=[.C607]/([.H607]-[.H606])" office:value-type="float" office:value="116993.742147175" calcext:value-type="float">
            <text:p>116993.742147175</text:p>
          </table:table-cell>
          <table:table-cell table:formula="of:=[.G607]-[.$B607]" office:value-type="float" office:value="14.2053923606873" calcext:value-type="float">
            <text:p>14.2053923607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43139786.92018" calcext:value-type="float">
            <text:p>1443139786.92018</text:p>
          </table:table-cell>
          <table:table-cell office:value-type="float" office:value="4480" calcext:value-type="float">
            <text:p>4480</text:p>
          </table:table-cell>
          <table:table-cell table:formula="of:=[.B608]-[.$B$2]" office:value-type="float" office:value="66.9200160503388" calcext:value-type="float">
            <text:p>66.9200160503</text:p>
          </table:table-cell>
          <table:table-cell table:formula="of:=[.C608]/([.D608]-[.D607])" office:value-type="float" office:value="109630.055717945" calcext:value-type="float">
            <text:p>109630.055717945</text:p>
          </table:table-cell>
          <table:table-cell/>
          <table:table-cell office:value-type="float" office:value="1443139801.13515" calcext:value-type="float">
            <text:p>1443139801.13515</text:p>
          </table:table-cell>
          <table:table-cell table:formula="of:=[.G608]-[.$B$2]" office:value-type="float" office:value="81.1349847316742" calcext:value-type="float">
            <text:p>81.1349847317</text:p>
          </table:table-cell>
          <table:table-cell table:formula="of:=[.C608]/([.H608]-[.H607])" office:value-type="float" office:value="88816.5902677664" calcext:value-type="float">
            <text:p>88816.5902677664</text:p>
          </table:table-cell>
          <table:table-cell table:formula="of:=[.G608]-[.$B608]" office:value-type="float" office:value="14.2149686813355" calcext:value-type="float">
            <text:p>14.2149686813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43139786.96104" calcext:value-type="float">
            <text:p>1443139786.96104</text:p>
          </table:table-cell>
          <table:table-cell office:value-type="float" office:value="4480" calcext:value-type="float">
            <text:p>4480</text:p>
          </table:table-cell>
          <table:table-cell table:formula="of:=[.B609]-[.$B$2]" office:value-type="float" office:value="66.9608764648438" calcext:value-type="float">
            <text:p>66.9608764648</text:p>
          </table:table-cell>
          <table:table-cell table:formula="of:=[.C609]/([.D609]-[.D608])" office:value-type="float" office:value="109641.570069027" calcext:value-type="float">
            <text:p>109641.570069027</text:p>
          </table:table-cell>
          <table:table-cell/>
          <table:table-cell office:value-type="float" office:value="1443139801.18559" calcext:value-type="float">
            <text:p>1443139801.18559</text:p>
          </table:table-cell>
          <table:table-cell table:formula="of:=[.G609]-[.$B$2]" office:value-type="float" office:value="81.1854271888733" calcext:value-type="float">
            <text:p>81.1854271889</text:p>
          </table:table-cell>
          <table:table-cell table:formula="of:=[.C609]/([.H609]-[.H608])" office:value-type="float" office:value="88814.0714937302" calcext:value-type="float">
            <text:p>88814.0714937302</text:p>
          </table:table-cell>
          <table:table-cell table:formula="of:=[.G609]-[.$B609]" office:value-type="float" office:value="14.2245507240295" calcext:value-type="float">
            <text:p>14.224550724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43139800.00254" calcext:value-type="float">
            <text:p>1443139800.00254</text:p>
          </table:table-cell>
          <table:table-cell office:value-type="float" office:value="4096" calcext:value-type="float">
            <text:p>4096</text:p>
          </table:table-cell>
          <table:table-cell table:formula="of:=[.B610]-[.$B$2]" office:value-type="float" office:value="80.0023763179779" calcext:value-type="float">
            <text:p>80.002376318</text:p>
          </table:table-cell>
          <table:table-cell table:formula="of:=[.C610]/([.D610]-[.D609])" office:value-type="float" office:value="314.074304805949" calcext:value-type="float">
            <text:p>314.074304806</text:p>
          </table:table-cell>
          <table:table-cell/>
          <table:table-cell office:value-type="float" office:value="1443139801.23603" calcext:value-type="float">
            <text:p>1443139801.23603</text:p>
          </table:table-cell>
          <table:table-cell table:formula="of:=[.G610]-[.$B$2]" office:value-type="float" office:value="81.2358679771423" calcext:value-type="float">
            <text:p>81.2358679771</text:p>
          </table:table-cell>
          <table:table-cell table:formula="of:=[.C610]/([.H610]-[.H609])" office:value-type="float" office:value="81204.1234992721" calcext:value-type="float">
            <text:p>81204.1234992721</text:p>
          </table:table-cell>
          <table:table-cell table:formula="of:=[.G610]-[.$B610]" office:value-type="float" office:value="1.23349165916443" calcext:value-type="float">
            <text:p>1.233491659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19:43:27.847412477</dc:date>
    <meta:editing-duration>PT25S</meta:editing-duration>
    <meta:editing-cycles>1</meta:editing-cycles>
    <meta:document-statistic meta:table-count="1" meta:cell-count="5492" meta:object-count="0"/>
    <meta:generator>LibreOffice/4.4.2.2$Linux_X86_64 LibreOffice_project/40m0$Build-2</meta:generator>
  </office:meta>
</office:document-meta>
</file>